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9937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43"/>
    <style:style style:name="ce4" style:family="table-cell" style:parent-style-name="Default"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reeLayout" table:style-name="ta1">
        <table:shapes>
          <draw:frame draw:z-index="0" draw:style-name="gr1" draw:text-style-name="P1" svg:width="6.2988in" svg:height="3.5429in" svg:x="4.3323in" svg:y="0.3008in">
            <draw:object draw:notify-on-update-of-ranges="treeLayout.B1:treeLayout.B1 treeLayout.B2:treeLayout.B301 treeLayout.C1:treeLayout.C1 treeLayout.C2:treeLayout.C301 treeLayout.D1:treeLayout.D1 treeLayout.D2:treeLayout.D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1 Node ms</text:p>
          </table:table-cell>
          <table:table-cell office:value-type="string" calcext:value-type="string">
            <text:p>4 node ms</text:p>
          </table:table-cell>
          <table:table-cell office:value-type="string" calcext:value-type="string">
            <text:p>8 node ms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36488" calcext:value-type="float">
            <text:p>8.136488</text:p>
          </table:table-cell>
          <table:table-cell office:value-type="float" office:value="3.549888" calcext:value-type="float">
            <text:p>3.549888</text:p>
          </table:table-cell>
          <table:table-cell office:value-type="float" office:value="2.576242" calcext:value-type="float">
            <text:p>2.57624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90082" calcext:value-type="float">
            <text:p>4.690082</text:p>
          </table:table-cell>
          <table:table-cell office:value-type="float" office:value="1.867308" calcext:value-type="float">
            <text:p>1.867308</text:p>
          </table:table-cell>
          <table:table-cell office:value-type="float" office:value="2.780087" calcext:value-type="float">
            <text:p>2.780087</text:p>
          </table:table-cell>
          <table:table-cell table:number-columns-repeated="9"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00404" calcext:value-type="float">
            <text:p>4.100404</text:p>
          </table:table-cell>
          <table:table-cell office:value-type="float" office:value="2.314712" calcext:value-type="float">
            <text:p>2.314712</text:p>
          </table:table-cell>
          <table:table-cell office:value-type="float" office:value="3.235515" calcext:value-type="float">
            <text:p>3.235515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25184" calcext:value-type="float">
            <text:p>3.225184</text:p>
          </table:table-cell>
          <table:table-cell office:value-type="float" office:value="2.345864" calcext:value-type="float">
            <text:p>2.345864</text:p>
          </table:table-cell>
          <table:table-cell office:value-type="float" office:value="6.018255" calcext:value-type="float">
            <text:p>6.018255</text:p>
          </table:table-cell>
          <table:table-cell table:number-columns-repeated="9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64282" calcext:value-type="float">
            <text:p>2.964282</text:p>
          </table:table-cell>
          <table:table-cell office:value-type="float" office:value="1.911307" calcext:value-type="float">
            <text:p>1.911307</text:p>
          </table:table-cell>
          <table:table-cell office:value-type="float" office:value="5.458156" calcext:value-type="float">
            <text:p>5.458156</text:p>
          </table:table-cell>
          <table:table-cell table:number-columns-repeated="10"/>
          <table:table-cell table:style-name="ce1" office:value-type="string" calcext:value-type="string">
            <text:p>1 Node ms</text:p>
          </table:table-cell>
          <table:table-cell table:style-name="ce1" office:value-type="string" calcext:value-type="string">
            <text:p>4 node m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60869" calcext:value-type="float">
            <text:p>2.760869</text:p>
          </table:table-cell>
          <table:table-cell office:value-type="float" office:value="2.489677" calcext:value-type="float">
            <text:p>2.489677</text:p>
          </table:table-cell>
          <table:table-cell office:value-type="float" office:value="2.702712" calcext:value-type="float">
            <text:p>2.702712</text:p>
          </table:table-cell>
          <table:table-cell table:number-columns-repeated="9"/>
          <table:table-cell office:value-type="string" calcext:value-type="string">
            <text:p>Mean</text:p>
          </table:table-cell>
          <table:table-cell table:formula="of:=AVERAGE([$treeLayout.$B$2:$treeLayout.$B$300])" office:value-type="float" office:value="1.99175220401338" calcext:value-type="float">
            <text:p>1.99175220401338</text:p>
          </table:table-cell>
          <table:table-cell table:formula="of:=AVERAGE([$treeLayout.$C$2:$treeLayout.$C$301])" office:value-type="float" office:value="3.26267940333333" calcext:value-type="float">
            <text:p>3.26267940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23478" calcext:value-type="float">
            <text:p>3.023478</text:p>
          </table:table-cell>
          <table:table-cell office:value-type="float" office:value="2.181422" calcext:value-type="float">
            <text:p>2.181422</text:p>
          </table:table-cell>
          <table:table-cell office:value-type="float" office:value="2.471744" calcext:value-type="float">
            <text:p>2.471744</text:p>
          </table:table-cell>
          <table:table-cell table:number-columns-repeated="9"/>
          <table:table-cell office:value-type="string" calcext:value-type="string">
            <text:p>Variance</text:p>
          </table:table-cell>
          <table:table-cell table:formula="of:=VAR([$treeLayout.$B$2:$treeLayout.$B$300])" office:value-type="float" office:value="0.407896953010458" calcext:value-type="float">
            <text:p>0.407896953010458</text:p>
          </table:table-cell>
          <table:table-cell table:formula="of:=VAR([$treeLayout.$C$2:$treeLayout.$C$301])" office:value-type="float" office:value="2.79519993351266" calcext:value-type="float">
            <text:p>2.795199933512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28203" calcext:value-type="float">
            <text:p>2.328203</text:p>
          </table:table-cell>
          <table:table-cell office:value-type="float" office:value="2.547188" calcext:value-type="float">
            <text:p>2.547188</text:p>
          </table:table-cell>
          <table:table-cell office:value-type="float" office:value="3.159828" calcext:value-type="float">
            <text:p>3.159828</text:p>
          </table:table-cell>
          <table:table-cell table:number-columns-repeated="9"/>
          <table:table-cell office:value-type="string" calcext:value-type="string">
            <text:p>Observations</text:p>
          </table:table-cell>
          <table:table-cell table:formula="of:=COUNT([$treeLayout.$B$2:$treeLayout.$B$300])" office:value-type="float" office:value="299" calcext:value-type="float">
            <text:p>299</text:p>
          </table:table-cell>
          <table:table-cell table:formula="of:=COUNT([$treeLayout.$C$2:$treeLayout.$C$301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24037" calcext:value-type="float">
            <text:p>3.124037</text:p>
          </table:table-cell>
          <table:table-cell office:value-type="float" office:value="2.495535" calcext:value-type="float">
            <text:p>2.495535</text:p>
          </table:table-cell>
          <table:table-cell office:value-type="float" office:value="2.953376" calcext:value-type="float">
            <text:p>2.953376</text:p>
          </table:table-cell>
          <table:table-cell table:number-columns-repeated="9"/>
          <table:table-cell office:value-type="string" calcext:value-type="string">
            <text:p>Pearson Correlation</text:p>
          </table:table-cell>
          <table:table-cell table:formula="of:=CORREL([$treeLayout.$B$2:$treeLayout.$B$300];[$treeLayout.$C$2:$treeLayout.$C$301])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69354" calcext:value-type="float">
            <text:p>2.269354</text:p>
          </table:table-cell>
          <table:table-cell office:value-type="float" office:value="2.911378" calcext:value-type="float">
            <text:p>2.911378</text:p>
          </table:table-cell>
          <table:table-cell office:value-type="float" office:value="2.262833" calcext:value-type="float">
            <text:p>2.262833</text:p>
          </table:table-cell>
          <table:table-cell table:number-columns-repeated="9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treeLayout.$B$2:$treeLayout.$B$300]); 1; 0) * IF(ISNUMBER([$treeLayout.$C$2:$treeLayout.$C$301]); 1; 0)); [$treeLayout.$B$2:$treeLayout.$B$300] - [$treeLayout.$C$2:$treeLayout.$C$301]; &quot;NA&quot;))" office:value-type="float" office:value="-1.27473294314381" calcext:value-type="float">
            <text:p>-1.2747329431438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6433" calcext:value-type="float">
            <text:p>1.76433</text:p>
          </table:table-cell>
          <table:table-cell office:value-type="float" office:value="2.810358" calcext:value-type="float">
            <text:p>2.810358</text:p>
          </table:table-cell>
          <table:table-cell office:value-type="float" office:value="3.753831" calcext:value-type="float">
            <text:p>3.753831</text:p>
          </table:table-cell>
          <table:table-cell table:number-columns-repeated="9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treeLayout.$B$2:$treeLayout.$B$300]); 1; 0) * IF(ISNUMBER([$treeLayout.$C$2:$treeLayout.$C$301]); 1; 0)); [$treeLayout.$B$2:$treeLayout.$B$300] - [$treeLayout.$C$2:$treeLayout.$C$301]; &quot;NA&quot;))" office:value-type="float" office:value="3.30815355341061" calcext:value-type="float">
            <text:p>3.308153553410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849843" calcext:value-type="float">
            <text:p>1.849843</text:p>
          </table:table-cell>
          <table:table-cell office:value-type="float" office:value="1.845739" calcext:value-type="float">
            <text:p>1.845739</text:p>
          </table:table-cell>
          <table:table-cell office:value-type="float" office:value="3.518062" calcext:value-type="float">
            <text:p>3.518062</text:p>
          </table:table-cell>
          <table:table-cell table:number-columns-repeated="9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treeLayout.$B$2:$treeLayout.$B$300]); 1; 0) * IF(ISNUMBER([$treeLayout.$C$2:$treeLayout.$C$301]); 1; 0)) - 1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55879" calcext:value-type="float">
            <text:p>1.955879</text:p>
          </table:table-cell>
          <table:table-cell office:value-type="float" office:value="1.947926" calcext:value-type="float">
            <text:p>1.947926</text:p>
          </table:table-cell>
          <table:table-cell office:value-type="float" office:value="2.736546" calcext:value-type="float">
            <text:p>2.736546</text:p>
          </table:table-cell>
          <table:table-cell table:number-columns-repeated="9"/>
          <table:table-cell office:value-type="string" calcext:value-type="string">
            <text:p>t Stat</text:p>
          </table:table-cell>
          <table:table-cell table:formula="of:=([$treeLayout.$O$11] - [$treeLayout.$O$5]) / ([$treeLayout.$O$12] / ( [$treeLayout.$O$13] + 1)) ^ 0.5" office:value-type="float" office:value="-12.1188657292216" calcext:value-type="float">
            <text:p>-12.11886572922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45469" calcext:value-type="float">
            <text:p>1.545469</text:p>
          </table:table-cell>
          <table:table-cell office:value-type="float" office:value="1.864963" calcext:value-type="float">
            <text:p>1.864963</text:p>
          </table:table-cell>
          <table:table-cell office:value-type="float" office:value="3.297018" calcext:value-type="float">
            <text:p>3.297018</text:p>
          </table:table-cell>
          <table:table-cell table:number-columns-repeated="9"/>
          <table:table-cell office:value-type="string" calcext:value-type="string">
            <text:p>P (T&lt;=t) one-tail</text:p>
          </table:table-cell>
          <table:table-cell table:formula="of:=LEGACY.TDIST(ABS([$treeLayout.$O$14]); [$treeLayout.$O$13]; 1)" office:value-type="float" office:value="4.71128628308879E-028" calcext:value-type="float">
            <text:p>4.71128628308879E-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53085" calcext:value-type="float">
            <text:p>1.453085</text:p>
          </table:table-cell>
          <table:table-cell office:value-type="float" office:value="2.222054" calcext:value-type="float">
            <text:p>2.222054</text:p>
          </table:table-cell>
          <table:table-cell office:value-type="float" office:value="7.227679" calcext:value-type="float">
            <text:p>7.227679</text:p>
          </table:table-cell>
          <table:table-cell table:number-columns-repeated="9"/>
          <table:table-cell office:value-type="string" calcext:value-type="string">
            <text:p>t Critical one-tail</text:p>
          </table:table-cell>
          <table:table-cell table:formula="of:=TINV(2*[$treeLayout.$O$4]; [$treeLayout.$O$13])" office:value-type="float" office:value="1.6499829759956" calcext:value-type="float">
            <text:p>1.64998297599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358977" calcext:value-type="float">
            <text:p>1.358977</text:p>
          </table:table-cell>
          <table:table-cell office:value-type="float" office:value="2.092834" calcext:value-type="float">
            <text:p>2.092834</text:p>
          </table:table-cell>
          <table:table-cell office:value-type="float" office:value="5.88913" calcext:value-type="float">
            <text:p>5.88913</text:p>
          </table:table-cell>
          <table:table-cell table:number-columns-repeated="9"/>
          <table:table-cell office:value-type="string" calcext:value-type="string">
            <text:p>P (T&lt;=t) two-tail</text:p>
          </table:table-cell>
          <table:table-cell table:formula="of:=LEGACY.TDIST(ABS([$treeLayout.$O$14]); [$treeLayout.$O$13]; 2)" office:value-type="float" office:value="9.42257256617759E-028" calcext:value-type="float">
            <text:p>9.42257256617759E-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71831" calcext:value-type="float">
            <text:p>2.971831</text:p>
          </table:table-cell>
          <table:table-cell office:value-type="float" office:value="2.059059" calcext:value-type="float">
            <text:p>2.059059</text:p>
          </table:table-cell>
          <table:table-cell office:value-type="float" office:value="7.482503" calcext:value-type="float">
            <text:p>7.482503</text:p>
          </table:table-cell>
          <table:table-cell table:number-columns-repeated="9"/>
          <table:table-cell office:value-type="string" calcext:value-type="string">
            <text:p>t Critical two-tail</text:p>
          </table:table-cell>
          <table:table-cell table:formula="of:=TINV([$treeLayout.$O$4]; [$treeLayout.$O$13])" office:value-type="float" office:value="1.96795650649682" calcext:value-type="float">
            <text:p>1.9679565064968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891655" calcext:value-type="float">
            <text:p>1.891655</text:p>
          </table:table-cell>
          <table:table-cell office:value-type="float" office:value="1.988125" calcext:value-type="float">
            <text:p>1.988125</text:p>
          </table:table-cell>
          <table:table-cell office:value-type="float" office:value="8.95022" calcext:value-type="float">
            <text:p>8.95022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807682" calcext:value-type="float">
            <text:p>1.807682</text:p>
          </table:table-cell>
          <table:table-cell office:value-type="float" office:value="2.997022" calcext:value-type="float">
            <text:p>2.997022</text:p>
          </table:table-cell>
          <table:table-cell office:value-type="float" office:value="10.196424" calcext:value-type="float">
            <text:p>10.19642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98431" calcext:value-type="float">
            <text:p>1.498431</text:p>
          </table:table-cell>
          <table:table-cell office:value-type="float" office:value="2.702319" calcext:value-type="float">
            <text:p>2.702319</text:p>
          </table:table-cell>
          <table:table-cell office:value-type="float" office:value="10.372366" calcext:value-type="float">
            <text:p>10.372366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995" calcext:value-type="float">
            <text:p>1.5995</text:p>
          </table:table-cell>
          <table:table-cell office:value-type="float" office:value="3.19646" calcext:value-type="float">
            <text:p>3.19646</text:p>
          </table:table-cell>
          <table:table-cell office:value-type="float" office:value="2.835606" calcext:value-type="float">
            <text:p>2.835606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745199" calcext:value-type="float">
            <text:p>1.745199</text:p>
          </table:table-cell>
          <table:table-cell office:value-type="float" office:value="3.675956" calcext:value-type="float">
            <text:p>3.675956</text:p>
          </table:table-cell>
          <table:table-cell office:value-type="float" office:value="2.849002" calcext:value-type="float">
            <text:p>2.849002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695506" calcext:value-type="float">
            <text:p>1.695506</text:p>
          </table:table-cell>
          <table:table-cell office:value-type="float" office:value="3.087826" calcext:value-type="float">
            <text:p>3.087826</text:p>
          </table:table-cell>
          <table:table-cell office:value-type="float" office:value="3.267819" calcext:value-type="float">
            <text:p>3.267819</text:p>
          </table:table-cell>
          <table:table-cell table:number-columns-repeated="9"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56244" calcext:value-type="float">
            <text:p>1.456244</text:p>
          </table:table-cell>
          <table:table-cell office:value-type="float" office:value="2.355347" calcext:value-type="float">
            <text:p>2.355347</text:p>
          </table:table-cell>
          <table:table-cell office:value-type="float" office:value="3.079777" calcext:value-type="float">
            <text:p>3.079777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61414" calcext:value-type="float">
            <text:p>1.361414</text:p>
          </table:table-cell>
          <table:table-cell office:value-type="float" office:value="2.40197" calcext:value-type="float">
            <text:p>2.40197</text:p>
          </table:table-cell>
          <table:table-cell office:value-type="float" office:value="2.780441" calcext:value-type="float">
            <text:p>2.780441</text:p>
          </table:table-cell>
          <table:table-cell table:number-columns-repeated="9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43097" calcext:value-type="float">
            <text:p>1.543097</text:p>
          </table:table-cell>
          <table:table-cell office:value-type="float" office:value="2.528245" calcext:value-type="float">
            <text:p>2.528245</text:p>
          </table:table-cell>
          <table:table-cell office:value-type="float" office:value="4.112674" calcext:value-type="float">
            <text:p>4.112674</text:p>
          </table:table-cell>
          <table:table-cell table:number-columns-repeated="10"/>
          <table:table-cell table:style-name="ce1" office:value-type="string" calcext:value-type="string">
            <text:p>4 node ms</text:p>
          </table:table-cell>
          <table:table-cell table:style-name="ce1" office:value-type="string" calcext:value-type="string">
            <text:p>8 node m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51174" calcext:value-type="float">
            <text:p>1.551174</text:p>
          </table:table-cell>
          <table:table-cell office:value-type="float" office:value="2.421581" calcext:value-type="float">
            <text:p>2.421581</text:p>
          </table:table-cell>
          <table:table-cell office:value-type="float" office:value="4.58636" calcext:value-type="float">
            <text:p>4.58636</text:p>
          </table:table-cell>
          <table:table-cell table:number-columns-repeated="9"/>
          <table:table-cell office:value-type="string" calcext:value-type="string">
            <text:p>Mean</text:p>
          </table:table-cell>
          <table:table-cell table:formula="of:=AVERAGE([$treeLayout.$C$2:$treeLayout.$C$301])" office:value-type="float" office:value="3.26267940333333" calcext:value-type="float">
            <text:p>3.26267940333333</text:p>
          </table:table-cell>
          <table:table-cell table:formula="of:=AVERAGE([$treeLayout.$D$2:$treeLayout.$D$301])" office:value-type="float" office:value="4.29170099" calcext:value-type="float">
            <text:p>4.291700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69807" calcext:value-type="float">
            <text:p>1.469807</text:p>
          </table:table-cell>
          <table:table-cell office:value-type="float" office:value="2.462709" calcext:value-type="float">
            <text:p>2.462709</text:p>
          </table:table-cell>
          <table:table-cell office:value-type="float" office:value="5.876155" calcext:value-type="float">
            <text:p>5.876155</text:p>
          </table:table-cell>
          <table:table-cell table:number-columns-repeated="9"/>
          <table:table-cell office:value-type="string" calcext:value-type="string">
            <text:p>Variance</text:p>
          </table:table-cell>
          <table:table-cell table:formula="of:=VAR([$treeLayout.$C$2:$treeLayout.$C$301])" office:value-type="float" office:value="2.79519993351266" calcext:value-type="float">
            <text:p>2.79519993351266</text:p>
          </table:table-cell>
          <table:table-cell table:formula="of:=VAR([$treeLayout.$D$2:$treeLayout.$D$301])" office:value-type="float" office:value="2.69409478089646" calcext:value-type="float">
            <text:p>2.694094780896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23129" calcext:value-type="float">
            <text:p>1.423129</text:p>
          </table:table-cell>
          <table:table-cell office:value-type="float" office:value="1.756377" calcext:value-type="float">
            <text:p>1.756377</text:p>
          </table:table-cell>
          <table:table-cell office:value-type="float" office:value="6.810191" calcext:value-type="float">
            <text:p>6.810191</text:p>
          </table:table-cell>
          <table:table-cell table:number-columns-repeated="9"/>
          <table:table-cell office:value-type="string" calcext:value-type="string">
            <text:p>Observations</text:p>
          </table:table-cell>
          <table:table-cell table:formula="of:=COUNT([$treeLayout.$C$2:$treeLayout.$C$301])" office:value-type="float" office:value="300" calcext:value-type="float">
            <text:p>300</text:p>
          </table:table-cell>
          <table:table-cell table:formula="of:=COUNT([$treeLayout.$D$2:$treeLayout.$D$301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53206" calcext:value-type="float">
            <text:p>1.453206</text:p>
          </table:table-cell>
          <table:table-cell office:value-type="float" office:value="1.714028" calcext:value-type="float">
            <text:p>1.714028</text:p>
          </table:table-cell>
          <table:table-cell office:value-type="float" office:value="5.457503" calcext:value-type="float">
            <text:p>5.457503</text:p>
          </table:table-cell>
          <table:table-cell table:number-columns-repeated="9"/>
          <table:table-cell office:value-type="string" calcext:value-type="string">
            <text:p>Pearson Correlation</text:p>
          </table:table-cell>
          <table:table-cell table:formula="of:=CORREL([$treeLayout.$C$2:$treeLayout.$C$301];[$treeLayout.$D$2:$treeLayout.$D$301])" office:value-type="float" office:value="0.14772719141345" calcext:value-type="float">
            <text:p>0.1477271914134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014955" calcext:value-type="float">
            <text:p>2.014955</text:p>
          </table:table-cell>
          <table:table-cell office:value-type="float" office:value="2.122667" calcext:value-type="float">
            <text:p>2.122667</text:p>
          </table:table-cell>
          <table:table-cell office:value-type="float" office:value="3.647916" calcext:value-type="float">
            <text:p>3.647916</text:p>
          </table:table-cell>
          <table:table-cell table:number-columns-repeated="9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treeLayout.$C$2:$treeLayout.$C$301]); 1; 0) * IF(ISNUMBER([$treeLayout.$D$2:$treeLayout.$D$301]); 1; 0)); [$treeLayout.$C$2:$treeLayout.$C$301] - [$treeLayout.$D$2:$treeLayout.$D$301]; &quot;NA&quot;))" office:value-type="float" office:value="-1.02902158666667" calcext:value-type="float">
            <text:p>-1.0290215866666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044307" calcext:value-type="float">
            <text:p>2.044307</text:p>
          </table:table-cell>
          <table:table-cell office:value-type="float" office:value="1.997408" calcext:value-type="float">
            <text:p>1.997408</text:p>
          </table:table-cell>
          <table:table-cell office:value-type="float" office:value="2.517293" calcext:value-type="float">
            <text:p>2.517293</text:p>
          </table:table-cell>
          <table:table-cell table:number-columns-repeated="9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treeLayout.$C$2:$treeLayout.$C$301]); 1; 0) * IF(ISNUMBER([$treeLayout.$D$2:$treeLayout.$D$301]); 1; 0)); [$treeLayout.$C$2:$treeLayout.$C$301] - [$treeLayout.$D$2:$treeLayout.$D$301]; &quot;NA&quot;))" office:value-type="float" office:value="4.67851418503873" calcext:value-type="float">
            <text:p>4.6785141850387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639245" calcext:value-type="float">
            <text:p>1.639245</text:p>
          </table:table-cell>
          <table:table-cell office:value-type="float" office:value="1.836874" calcext:value-type="float">
            <text:p>1.836874</text:p>
          </table:table-cell>
          <table:table-cell office:value-type="float" office:value="3.516851" calcext:value-type="float">
            <text:p>3.516851</text:p>
          </table:table-cell>
          <table:table-cell table:number-columns-repeated="9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treeLayout.$C$2:$treeLayout.$C$301]); 1; 0) * IF(ISNUMBER([$treeLayout.$D$2:$treeLayout.$D$301]); 1; 0)) - 1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3779" calcext:value-type="float">
            <text:p>1.53779</text:p>
          </table:table-cell>
          <table:table-cell office:value-type="float" office:value="2.05892" calcext:value-type="float">
            <text:p>2.05892</text:p>
          </table:table-cell>
          <table:table-cell office:value-type="float" office:value="4.858433" calcext:value-type="float">
            <text:p>4.858433</text:p>
          </table:table-cell>
          <table:table-cell table:number-columns-repeated="9"/>
          <table:table-cell office:value-type="string" calcext:value-type="string">
            <text:p>t Stat</text:p>
          </table:table-cell>
          <table:table-cell table:formula="of:=([$treeLayout.$O$32] - [$treeLayout.$O$26]) / ([$treeLayout.$O$33] / ( [$treeLayout.$O$34] + 1)) ^ 0.5" office:value-type="float" office:value="-8.24007448572249" calcext:value-type="float">
            <text:p>-8.2400744857224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225037" calcext:value-type="float">
            <text:p>2.225037</text:p>
          </table:table-cell>
          <table:table-cell office:value-type="float" office:value="1.954304" calcext:value-type="float">
            <text:p>1.954304</text:p>
          </table:table-cell>
          <table:table-cell office:value-type="float" office:value="3.762805" calcext:value-type="float">
            <text:p>3.762805</text:p>
          </table:table-cell>
          <table:table-cell table:number-columns-repeated="9"/>
          <table:table-cell office:value-type="string" calcext:value-type="string">
            <text:p>P (T&lt;=t) one-tail</text:p>
          </table:table-cell>
          <table:table-cell table:formula="of:=LEGACY.TDIST(ABS([$treeLayout.$O$35]); [$treeLayout.$O$34]; 1)" office:value-type="float" office:value="2.72949648084607E-015" calcext:value-type="float">
            <text:p>2.72949648084607E-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3255" calcext:value-type="float">
            <text:p>3.873255</text:p>
          </table:table-cell>
          <table:table-cell office:value-type="float" office:value="2.011049" calcext:value-type="float">
            <text:p>2.011049</text:p>
          </table:table-cell>
          <table:table-cell office:value-type="float" office:value="2.581622" calcext:value-type="float">
            <text:p>2.581622</text:p>
          </table:table-cell>
          <table:table-cell table:number-columns-repeated="9"/>
          <table:table-cell office:value-type="string" calcext:value-type="string">
            <text:p>t Critical one-tail</text:p>
          </table:table-cell>
          <table:table-cell table:formula="of:=TINV(2*[$treeLayout.$O$25]; [$treeLayout.$O$34])" office:value-type="float" office:value="1.6499657674264" calcext:value-type="float">
            <text:p>1.649965767426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507614" calcext:value-type="float">
            <text:p>1.507614</text:p>
          </table:table-cell>
          <table:table-cell office:value-type="float" office:value="1.807599" calcext:value-type="float">
            <text:p>1.807599</text:p>
          </table:table-cell>
          <table:table-cell office:value-type="float" office:value="2.261622" calcext:value-type="float">
            <text:p>2.261622</text:p>
          </table:table-cell>
          <table:table-cell table:number-columns-repeated="9"/>
          <table:table-cell office:value-type="string" calcext:value-type="string">
            <text:p>P (T&lt;=t) two-tail</text:p>
          </table:table-cell>
          <table:table-cell table:formula="of:=LEGACY.TDIST(ABS([$treeLayout.$O$35]); [$treeLayout.$O$34]; 2)" office:value-type="float" office:value="5.45899296169214E-015" calcext:value-type="float">
            <text:p>5.45899296169214E-1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622049" calcext:value-type="float">
            <text:p>1.622049</text:p>
          </table:table-cell>
          <table:table-cell office:value-type="float" office:value="2.280334" calcext:value-type="float">
            <text:p>2.280334</text:p>
          </table:table-cell>
          <table:table-cell office:value-type="float" office:value="2.285347" calcext:value-type="float">
            <text:p>2.285347</text:p>
          </table:table-cell>
          <table:table-cell table:number-columns-repeated="9"/>
          <table:table-cell office:value-type="string" calcext:value-type="string">
            <text:p>t Critical two-tail</text:p>
          </table:table-cell>
          <table:table-cell table:formula="of:=TINV([$treeLayout.$O$25]; [$treeLayout.$O$34])" office:value-type="float" office:value="1.96792966906567" calcext:value-type="float">
            <text:p>1.9679296690656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62141" calcext:value-type="float">
            <text:p>1.462141</text:p>
          </table:table-cell>
          <table:table-cell office:value-type="float" office:value="1.98473" calcext:value-type="float">
            <text:p>1.98473</text:p>
          </table:table-cell>
          <table:table-cell office:value-type="float" office:value="2.709419" calcext:value-type="float">
            <text:p>2.709419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407518" calcext:value-type="float">
            <text:p>2.407518</text:p>
          </table:table-cell>
          <table:table-cell office:value-type="float" office:value="1.870454" calcext:value-type="float">
            <text:p>1.870454</text:p>
          </table:table-cell>
          <table:table-cell office:value-type="float" office:value="2.8026" calcext:value-type="float">
            <text:p>2.8026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040941" calcext:value-type="float">
            <text:p>2.040941</text:p>
          </table:table-cell>
          <table:table-cell office:value-type="float" office:value="1.651557" calcext:value-type="float">
            <text:p>1.651557</text:p>
          </table:table-cell>
          <table:table-cell office:value-type="float" office:value="4.030271" calcext:value-type="float">
            <text:p>4.030271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944163" calcext:value-type="float">
            <text:p>1.944163</text:p>
          </table:table-cell>
          <table:table-cell office:value-type="float" office:value="1.873359" calcext:value-type="float">
            <text:p>1.873359</text:p>
          </table:table-cell>
          <table:table-cell office:value-type="float" office:value="4.578602" calcext:value-type="float">
            <text:p>4.578602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521936" calcext:value-type="float">
            <text:p>1.521936</text:p>
          </table:table-cell>
          <table:table-cell office:value-type="float" office:value="1.594744" calcext:value-type="float">
            <text:p>1.594744</text:p>
          </table:table-cell>
          <table:table-cell office:value-type="float" office:value="7.945673" calcext:value-type="float">
            <text:p>7.945673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474464" calcext:value-type="float">
            <text:p>2.474464</text:p>
          </table:table-cell>
          <table:table-cell office:value-type="float" office:value="1.661764" calcext:value-type="float">
            <text:p>1.661764</text:p>
          </table:table-cell>
          <table:table-cell office:value-type="float" office:value="8.094028" calcext:value-type="float">
            <text:p>8.094028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997213" calcext:value-type="float">
            <text:p>1.997213</text:p>
          </table:table-cell>
          <table:table-cell office:value-type="float" office:value="1.693888" calcext:value-type="float">
            <text:p>1.693888</text:p>
          </table:table-cell>
          <table:table-cell office:value-type="float" office:value="5.385782" calcext:value-type="float">
            <text:p>5.385782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960942" calcext:value-type="float">
            <text:p>1.960942</text:p>
          </table:table-cell>
          <table:table-cell office:value-type="float" office:value="2.054569" calcext:value-type="float">
            <text:p>2.054569</text:p>
          </table:table-cell>
          <table:table-cell office:value-type="float" office:value="7.462533" calcext:value-type="float">
            <text:p>7.462533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21733" calcext:value-type="float">
            <text:p>1.521733</text:p>
          </table:table-cell>
          <table:table-cell office:value-type="float" office:value="2.082297" calcext:value-type="float">
            <text:p>2.082297</text:p>
          </table:table-cell>
          <table:table-cell office:value-type="float" office:value="9.194467" calcext:value-type="float">
            <text:p>9.194467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766092" calcext:value-type="float">
            <text:p>1.766092</text:p>
          </table:table-cell>
          <table:table-cell office:value-type="float" office:value="3.05636" calcext:value-type="float">
            <text:p>3.05636</text:p>
          </table:table-cell>
          <table:table-cell office:value-type="float" office:value="8.949672" calcext:value-type="float">
            <text:p>8.949672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31645" calcext:value-type="float">
            <text:p>2.031645</text:p>
          </table:table-cell>
          <table:table-cell office:value-type="float" office:value="2.783878" calcext:value-type="float">
            <text:p>2.783878</text:p>
          </table:table-cell>
          <table:table-cell office:value-type="float" office:value="3.365878" calcext:value-type="float">
            <text:p>3.365878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053017" calcext:value-type="float">
            <text:p>2.053017</text:p>
          </table:table-cell>
          <table:table-cell office:value-type="float" office:value="2.722421" calcext:value-type="float">
            <text:p>2.722421</text:p>
          </table:table-cell>
          <table:table-cell office:value-type="float" office:value="3.796" calcext:value-type="float">
            <text:p>3.796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855" calcext:value-type="float">
            <text:p>1.47855</text:p>
          </table:table-cell>
          <table:table-cell office:value-type="float" office:value="2.52721" calcext:value-type="float">
            <text:p>2.52721</text:p>
          </table:table-cell>
          <table:table-cell office:value-type="float" office:value="2.278489" calcext:value-type="float">
            <text:p>2.278489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45013" calcext:value-type="float">
            <text:p>1.445013</text:p>
          </table:table-cell>
          <table:table-cell office:value-type="float" office:value="4.015945" calcext:value-type="float">
            <text:p>4.015945</text:p>
          </table:table-cell>
          <table:table-cell office:value-type="float" office:value="3.227228" calcext:value-type="float">
            <text:p>3.227228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406801" calcext:value-type="float">
            <text:p>3.406801</text:p>
          </table:table-cell>
          <table:table-cell office:value-type="float" office:value="3.620136" calcext:value-type="float">
            <text:p>3.620136</text:p>
          </table:table-cell>
          <table:table-cell office:value-type="float" office:value="2.538211" calcext:value-type="float">
            <text:p>2.538211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644922" calcext:value-type="float">
            <text:p>1.644922</text:p>
          </table:table-cell>
          <table:table-cell office:value-type="float" office:value="3.726993" calcext:value-type="float">
            <text:p>3.726993</text:p>
          </table:table-cell>
          <table:table-cell office:value-type="float" office:value="4.025481" calcext:value-type="float">
            <text:p>4.02548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887868" calcext:value-type="float">
            <text:p>1.887868</text:p>
          </table:table-cell>
          <table:table-cell office:value-type="float" office:value="1.738377" calcext:value-type="float">
            <text:p>1.738377</text:p>
          </table:table-cell>
          <table:table-cell office:value-type="float" office:value="3.148028" calcext:value-type="float">
            <text:p>3.148028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699806" calcext:value-type="float">
            <text:p>1.699806</text:p>
          </table:table-cell>
          <table:table-cell office:value-type="float" office:value="1.854467" calcext:value-type="float">
            <text:p>1.854467</text:p>
          </table:table-cell>
          <table:table-cell office:value-type="float" office:value="3.034452" calcext:value-type="float">
            <text:p>3.034452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737195" calcext:value-type="float">
            <text:p>2.737195</text:p>
          </table:table-cell>
          <table:table-cell office:value-type="float" office:value="1.859172" calcext:value-type="float">
            <text:p>1.859172</text:p>
          </table:table-cell>
          <table:table-cell office:value-type="float" office:value="3.271575" calcext:value-type="float">
            <text:p>3.271575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852712" calcext:value-type="float">
            <text:p>1.852712</text:p>
          </table:table-cell>
          <table:table-cell office:value-type="float" office:value="2.072506" calcext:value-type="float">
            <text:p>2.072506</text:p>
          </table:table-cell>
          <table:table-cell office:value-type="float" office:value="3.327477" calcext:value-type="float">
            <text:p>3.327477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31846" calcext:value-type="float">
            <text:p>1.931846</text:p>
          </table:table-cell>
          <table:table-cell office:value-type="float" office:value="2.085477" calcext:value-type="float">
            <text:p>2.085477</text:p>
          </table:table-cell>
          <table:table-cell office:value-type="float" office:value="3.845037" calcext:value-type="float">
            <text:p>3.845037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999149" calcext:value-type="float">
            <text:p>1.999149</text:p>
          </table:table-cell>
          <table:table-cell office:value-type="float" office:value="2.036153" calcext:value-type="float">
            <text:p>2.036153</text:p>
          </table:table-cell>
          <table:table-cell office:value-type="float" office:value="3.112018" calcext:value-type="float">
            <text:p>3.112018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470939" calcext:value-type="float">
            <text:p>2.470939</text:p>
          </table:table-cell>
          <table:table-cell office:value-type="float" office:value="1.947594" calcext:value-type="float">
            <text:p>1.947594</text:p>
          </table:table-cell>
          <table:table-cell office:value-type="float" office:value="4.22001" calcext:value-type="float">
            <text:p>4.22001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697184" calcext:value-type="float">
            <text:p>1.697184</text:p>
          </table:table-cell>
          <table:table-cell office:value-type="float" office:value="2.510726" calcext:value-type="float">
            <text:p>2.510726</text:p>
          </table:table-cell>
          <table:table-cell office:value-type="float" office:value="4.733845" calcext:value-type="float">
            <text:p>4.733845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78649" calcext:value-type="float">
            <text:p>1.578649</text:p>
          </table:table-cell>
          <table:table-cell office:value-type="float" office:value="2.631982" calcext:value-type="float">
            <text:p>2.631982</text:p>
          </table:table-cell>
          <table:table-cell office:value-type="float" office:value="4.962449" calcext:value-type="float">
            <text:p>4.962449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533761" calcext:value-type="float">
            <text:p>1.533761</text:p>
          </table:table-cell>
          <table:table-cell office:value-type="float" office:value="2.89208" calcext:value-type="float">
            <text:p>2.89208</text:p>
          </table:table-cell>
          <table:table-cell office:value-type="float" office:value="4.409961" calcext:value-type="float">
            <text:p>4.409961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100586" calcext:value-type="float">
            <text:p>2.100586</text:p>
          </table:table-cell>
          <table:table-cell office:value-type="float" office:value="3.070765" calcext:value-type="float">
            <text:p>3.070765</text:p>
          </table:table-cell>
          <table:table-cell office:value-type="float" office:value="3.954922" calcext:value-type="float">
            <text:p>3.954922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716748" calcext:value-type="float">
            <text:p>1.716748</text:p>
          </table:table-cell>
          <table:table-cell office:value-type="float" office:value="1.877501" calcext:value-type="float">
            <text:p>1.877501</text:p>
          </table:table-cell>
          <table:table-cell office:value-type="float" office:value="6.325677" calcext:value-type="float">
            <text:p>6.32567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819313" calcext:value-type="float">
            <text:p>1.819313</text:p>
          </table:table-cell>
          <table:table-cell office:value-type="float" office:value="2.334604" calcext:value-type="float">
            <text:p>2.334604</text:p>
          </table:table-cell>
          <table:table-cell office:value-type="float" office:value="7.819884" calcext:value-type="float">
            <text:p>7.819884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396014" calcext:value-type="float">
            <text:p>1.396014</text:p>
          </table:table-cell>
          <table:table-cell office:value-type="float" office:value="1.906338" calcext:value-type="float">
            <text:p>1.906338</text:p>
          </table:table-cell>
          <table:table-cell office:value-type="float" office:value="7.875804" calcext:value-type="float">
            <text:p>7.875804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652118" calcext:value-type="float">
            <text:p>1.652118</text:p>
          </table:table-cell>
          <table:table-cell office:value-type="float" office:value="1.638646" calcext:value-type="float">
            <text:p>1.638646</text:p>
          </table:table-cell>
          <table:table-cell office:value-type="float" office:value="6.672008" calcext:value-type="float">
            <text:p>6.672008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031458" calcext:value-type="float">
            <text:p>3.031458</text:p>
          </table:table-cell>
          <table:table-cell office:value-type="float" office:value="2.139629" calcext:value-type="float">
            <text:p>2.139629</text:p>
          </table:table-cell>
          <table:table-cell office:value-type="float" office:value="6.387769" calcext:value-type="float">
            <text:p>6.387769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587607" calcext:value-type="float">
            <text:p>1.587607</text:p>
          </table:table-cell>
          <table:table-cell office:value-type="float" office:value="2.032954" calcext:value-type="float">
            <text:p>2.032954</text:p>
          </table:table-cell>
          <table:table-cell office:value-type="float" office:value="3.839361" calcext:value-type="float">
            <text:p>3.839361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769866" calcext:value-type="float">
            <text:p>1.769866</text:p>
          </table:table-cell>
          <table:table-cell office:value-type="float" office:value="2.174527" calcext:value-type="float">
            <text:p>2.174527</text:p>
          </table:table-cell>
          <table:table-cell office:value-type="float" office:value="3.758884" calcext:value-type="float">
            <text:p>3.75888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381161" calcext:value-type="float">
            <text:p>1.381161</text:p>
          </table:table-cell>
          <table:table-cell office:value-type="float" office:value="2.476115" calcext:value-type="float">
            <text:p>2.476115</text:p>
          </table:table-cell>
          <table:table-cell office:value-type="float" office:value="4.798135" calcext:value-type="float">
            <text:p>4.798135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431742" calcext:value-type="float">
            <text:p>2.431742</text:p>
          </table:table-cell>
          <table:table-cell office:value-type="float" office:value="2.597902" calcext:value-type="float">
            <text:p>2.597902</text:p>
          </table:table-cell>
          <table:table-cell office:value-type="float" office:value="3.636323" calcext:value-type="float">
            <text:p>3.636323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935006" calcext:value-type="float">
            <text:p>1.935006</text:p>
          </table:table-cell>
          <table:table-cell office:value-type="float" office:value="3.287031" calcext:value-type="float">
            <text:p>3.287031</text:p>
          </table:table-cell>
          <table:table-cell office:value-type="float" office:value="2.751746" calcext:value-type="float">
            <text:p>2.75174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.176778" calcext:value-type="float">
            <text:p>2.176778</text:p>
          </table:table-cell>
          <table:table-cell office:value-type="float" office:value="3.305658" calcext:value-type="float">
            <text:p>3.305658</text:p>
          </table:table-cell>
          <table:table-cell office:value-type="float" office:value="3.630361" calcext:value-type="float">
            <text:p>3.630361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3278" calcext:value-type="float">
            <text:p>1.473278</text:p>
          </table:table-cell>
          <table:table-cell office:value-type="float" office:value="2.844405" calcext:value-type="float">
            <text:p>2.844405</text:p>
          </table:table-cell>
          <table:table-cell office:value-type="float" office:value="4.07113" calcext:value-type="float">
            <text:p>4.07113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465086" calcext:value-type="float">
            <text:p>2.465086</text:p>
          </table:table-cell>
          <table:table-cell office:value-type="float" office:value="2.915456" calcext:value-type="float">
            <text:p>2.915456</text:p>
          </table:table-cell>
          <table:table-cell office:value-type="float" office:value="3.424533" calcext:value-type="float">
            <text:p>3.424533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499172" calcext:value-type="float">
            <text:p>2.499172</text:p>
          </table:table-cell>
          <table:table-cell office:value-type="float" office:value="2.021113" calcext:value-type="float">
            <text:p>2.021113</text:p>
          </table:table-cell>
          <table:table-cell office:value-type="float" office:value="4.501696" calcext:value-type="float">
            <text:p>4.50169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738218" calcext:value-type="float">
            <text:p>1.738218</text:p>
          </table:table-cell>
          <table:table-cell office:value-type="float" office:value="3.10301" calcext:value-type="float">
            <text:p>3.10301</text:p>
          </table:table-cell>
          <table:table-cell office:value-type="float" office:value="3.368736" calcext:value-type="float">
            <text:p>3.36873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21212" calcext:value-type="float">
            <text:p>1.521212</text:p>
          </table:table-cell>
          <table:table-cell office:value-type="float" office:value="3.458093" calcext:value-type="float">
            <text:p>3.458093</text:p>
          </table:table-cell>
          <table:table-cell office:value-type="float" office:value="3.797597" calcext:value-type="float">
            <text:p>3.797597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845109" calcext:value-type="float">
            <text:p>1.845109</text:p>
          </table:table-cell>
          <table:table-cell office:value-type="float" office:value="2.848722" calcext:value-type="float">
            <text:p>2.848722</text:p>
          </table:table-cell>
          <table:table-cell office:value-type="float" office:value="2.862422" calcext:value-type="float">
            <text:p>2.862422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710216" calcext:value-type="float">
            <text:p>1.710216</text:p>
          </table:table-cell>
          <table:table-cell office:value-type="float" office:value="2.892141" calcext:value-type="float">
            <text:p>2.892141</text:p>
          </table:table-cell>
          <table:table-cell office:value-type="float" office:value="2.762814" calcext:value-type="float">
            <text:p>2.76281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92312" calcext:value-type="float">
            <text:p>1.92312</text:p>
          </table:table-cell>
          <table:table-cell office:value-type="float" office:value="2.989172" calcext:value-type="float">
            <text:p>2.989172</text:p>
          </table:table-cell>
          <table:table-cell office:value-type="float" office:value="3.504313" calcext:value-type="float">
            <text:p>3.504313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05313" calcext:value-type="float">
            <text:p>1.405313</text:p>
          </table:table-cell>
          <table:table-cell office:value-type="float" office:value="2.647496" calcext:value-type="float">
            <text:p>2.647496</text:p>
          </table:table-cell>
          <table:table-cell office:value-type="float" office:value="4.100815" calcext:value-type="float">
            <text:p>4.100815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308911" calcext:value-type="float">
            <text:p>1.308911</text:p>
          </table:table-cell>
          <table:table-cell office:value-type="float" office:value="2.091066" calcext:value-type="float">
            <text:p>2.091066</text:p>
          </table:table-cell>
          <table:table-cell office:value-type="float" office:value="2.6778" calcext:value-type="float">
            <text:p>2.6778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976566" calcext:value-type="float">
            <text:p>2.976566</text:p>
          </table:table-cell>
          <table:table-cell office:value-type="float" office:value="2.882263" calcext:value-type="float">
            <text:p>2.882263</text:p>
          </table:table-cell>
          <table:table-cell office:value-type="float" office:value="3.051995" calcext:value-type="float">
            <text:p>3.051995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913631" calcext:value-type="float">
            <text:p>1.913631</text:p>
          </table:table-cell>
          <table:table-cell office:value-type="float" office:value="4.442463" calcext:value-type="float">
            <text:p>4.442463</text:p>
          </table:table-cell>
          <table:table-cell office:value-type="float" office:value="3.659336" calcext:value-type="float">
            <text:p>3.659336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593258" calcext:value-type="float">
            <text:p>1.593258</text:p>
          </table:table-cell>
          <table:table-cell office:value-type="float" office:value="4.459927" calcext:value-type="float">
            <text:p>4.459927</text:p>
          </table:table-cell>
          <table:table-cell office:value-type="float" office:value="3.085701" calcext:value-type="float">
            <text:p>3.085701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676141" calcext:value-type="float">
            <text:p>1.676141</text:p>
          </table:table-cell>
          <table:table-cell office:value-type="float" office:value="3.774212" calcext:value-type="float">
            <text:p>3.774212</text:p>
          </table:table-cell>
          <table:table-cell office:value-type="float" office:value="3.577185" calcext:value-type="float">
            <text:p>3.577185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640335" calcext:value-type="float">
            <text:p>1.640335</text:p>
          </table:table-cell>
          <table:table-cell office:value-type="float" office:value="3.150861" calcext:value-type="float">
            <text:p>3.150861</text:p>
          </table:table-cell>
          <table:table-cell office:value-type="float" office:value="3.246344" calcext:value-type="float">
            <text:p>3.246344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440259" calcext:value-type="float">
            <text:p>2.440259</text:p>
          </table:table-cell>
          <table:table-cell office:value-type="float" office:value="1.789555" calcext:value-type="float">
            <text:p>1.789555</text:p>
          </table:table-cell>
          <table:table-cell office:value-type="float" office:value="3.134669" calcext:value-type="float">
            <text:p>3.134669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283055" calcext:value-type="float">
            <text:p>2.283055</text:p>
          </table:table-cell>
          <table:table-cell office:value-type="float" office:value="2.291246" calcext:value-type="float">
            <text:p>2.291246</text:p>
          </table:table-cell>
          <table:table-cell office:value-type="float" office:value="2.697696" calcext:value-type="float">
            <text:p>2.697696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651573" calcext:value-type="float">
            <text:p>1.651573</text:p>
          </table:table-cell>
          <table:table-cell office:value-type="float" office:value="2.462294" calcext:value-type="float">
            <text:p>2.462294</text:p>
          </table:table-cell>
          <table:table-cell office:value-type="float" office:value="2.647393" calcext:value-type="float">
            <text:p>2.647393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756347" calcext:value-type="float">
            <text:p>1.756347</text:p>
          </table:table-cell>
          <table:table-cell office:value-type="float" office:value="2.147719" calcext:value-type="float">
            <text:p>2.147719</text:p>
          </table:table-cell>
          <table:table-cell office:value-type="float" office:value="3.503029" calcext:value-type="float">
            <text:p>3.50302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.412745" calcext:value-type="float">
            <text:p>2.412745</text:p>
          </table:table-cell>
          <table:table-cell office:value-type="float" office:value="2.160368" calcext:value-type="float">
            <text:p>2.160368</text:p>
          </table:table-cell>
          <table:table-cell office:value-type="float" office:value="6.915887" calcext:value-type="float">
            <text:p>6.91588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32676" calcext:value-type="float">
            <text:p>2.32676</text:p>
          </table:table-cell>
          <table:table-cell office:value-type="float" office:value="1.717569" calcext:value-type="float">
            <text:p>1.717569</text:p>
          </table:table-cell>
          <table:table-cell office:value-type="float" office:value="6.482363" calcext:value-type="float">
            <text:p>6.48236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575031" calcext:value-type="float">
            <text:p>1.575031</text:p>
          </table:table-cell>
          <table:table-cell office:value-type="float" office:value="3.023623" calcext:value-type="float">
            <text:p>3.023623</text:p>
          </table:table-cell>
          <table:table-cell office:value-type="float" office:value="5.898099" calcext:value-type="float">
            <text:p>5.8980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10281" calcext:value-type="float">
            <text:p>2.10281</text:p>
          </table:table-cell>
          <table:table-cell office:value-type="float" office:value="3.153674" calcext:value-type="float">
            <text:p>3.153674</text:p>
          </table:table-cell>
          <table:table-cell office:value-type="float" office:value="4.699758" calcext:value-type="float">
            <text:p>4.699758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.098053" calcext:value-type="float">
            <text:p>2.098053</text:p>
          </table:table-cell>
          <table:table-cell office:value-type="float" office:value="4.183545" calcext:value-type="float">
            <text:p>4.183545</text:p>
          </table:table-cell>
          <table:table-cell office:value-type="float" office:value="7.656809" calcext:value-type="float">
            <text:p>7.656809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590747" calcext:value-type="float">
            <text:p>2.590747</text:p>
          </table:table-cell>
          <table:table-cell office:value-type="float" office:value="4.170571" calcext:value-type="float">
            <text:p>4.170571</text:p>
          </table:table-cell>
          <table:table-cell office:value-type="float" office:value="7.194974" calcext:value-type="float">
            <text:p>7.194974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758528" calcext:value-type="float">
            <text:p>1.758528</text:p>
          </table:table-cell>
          <table:table-cell office:value-type="float" office:value="3.506931" calcext:value-type="float">
            <text:p>3.506931</text:p>
          </table:table-cell>
          <table:table-cell office:value-type="float" office:value="7.244974" calcext:value-type="float">
            <text:p>7.244974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.450849" calcext:value-type="float">
            <text:p>3.450849</text:p>
          </table:table-cell>
          <table:table-cell office:value-type="float" office:value="3.493328" calcext:value-type="float">
            <text:p>3.493328</text:p>
          </table:table-cell>
          <table:table-cell office:value-type="float" office:value="7.235033" calcext:value-type="float">
            <text:p>7.235033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327086" calcext:value-type="float">
            <text:p>2.327086</text:p>
          </table:table-cell>
          <table:table-cell office:value-type="float" office:value="3.667406" calcext:value-type="float">
            <text:p>3.667406</text:p>
          </table:table-cell>
          <table:table-cell office:value-type="float" office:value="2.487137" calcext:value-type="float">
            <text:p>2.487137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356244" calcext:value-type="float">
            <text:p>2.356244</text:p>
          </table:table-cell>
          <table:table-cell office:value-type="float" office:value="3.648231" calcext:value-type="float">
            <text:p>3.648231</text:p>
          </table:table-cell>
          <table:table-cell office:value-type="float" office:value="2.864343" calcext:value-type="float">
            <text:p>2.864343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288022" calcext:value-type="float">
            <text:p>2.288022</text:p>
          </table:table-cell>
          <table:table-cell office:value-type="float" office:value="2.496979" calcext:value-type="float">
            <text:p>2.496979</text:p>
          </table:table-cell>
          <table:table-cell office:value-type="float" office:value="2.512704" calcext:value-type="float">
            <text:p>2.512704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528567" calcext:value-type="float">
            <text:p>2.528567</text:p>
          </table:table-cell>
          <table:table-cell office:value-type="float" office:value="2.664363" calcext:value-type="float">
            <text:p>2.664363</text:p>
          </table:table-cell>
          <table:table-cell office:value-type="float" office:value="2.76154" calcext:value-type="float">
            <text:p>2.76154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778915" calcext:value-type="float">
            <text:p>1.778915</text:p>
          </table:table-cell>
          <table:table-cell office:value-type="float" office:value="1.673045" calcext:value-type="float">
            <text:p>1.673045</text:p>
          </table:table-cell>
          <table:table-cell office:value-type="float" office:value="2.914493" calcext:value-type="float">
            <text:p>2.914493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101668" calcext:value-type="float">
            <text:p>2.101668</text:p>
          </table:table-cell>
          <table:table-cell office:value-type="float" office:value="1.700425" calcext:value-type="float">
            <text:p>1.700425</text:p>
          </table:table-cell>
          <table:table-cell office:value-type="float" office:value="3.378839" calcext:value-type="float">
            <text:p>3.378839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27774" calcext:value-type="float">
            <text:p>3.27774</text:p>
          </table:table-cell>
          <table:table-cell office:value-type="float" office:value="1.913113" calcext:value-type="float">
            <text:p>1.913113</text:p>
          </table:table-cell>
          <table:table-cell office:value-type="float" office:value="3.246189" calcext:value-type="float">
            <text:p>3.246189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131833" calcext:value-type="float">
            <text:p>3.131833</text:p>
          </table:table-cell>
          <table:table-cell office:value-type="float" office:value="2.902996" calcext:value-type="float">
            <text:p>2.902996</text:p>
          </table:table-cell>
          <table:table-cell office:value-type="float" office:value="3.654337" calcext:value-type="float">
            <text:p>3.654337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473811" calcext:value-type="float">
            <text:p>2.473811</text:p>
          </table:table-cell>
          <table:table-cell office:value-type="float" office:value="2.951175" calcext:value-type="float">
            <text:p>2.951175</text:p>
          </table:table-cell>
          <table:table-cell office:value-type="float" office:value="3.940892" calcext:value-type="float">
            <text:p>3.94089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03394" calcext:value-type="float">
            <text:p>2.03394</text:p>
          </table:table-cell>
          <table:table-cell office:value-type="float" office:value="3.172562" calcext:value-type="float">
            <text:p>3.172562</text:p>
          </table:table-cell>
          <table:table-cell office:value-type="float" office:value="4.429384" calcext:value-type="float">
            <text:p>4.42938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980648" calcext:value-type="float">
            <text:p>2.980648</text:p>
          </table:table-cell>
          <table:table-cell office:value-type="float" office:value="2.882151" calcext:value-type="float">
            <text:p>2.882151</text:p>
          </table:table-cell>
          <table:table-cell office:value-type="float" office:value="3.741523" calcext:value-type="float">
            <text:p>3.7415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54636" calcext:value-type="float">
            <text:p>1.54636</text:p>
          </table:table-cell>
          <table:table-cell office:value-type="float" office:value="2.627529" calcext:value-type="float">
            <text:p>2.627529</text:p>
          </table:table-cell>
          <table:table-cell office:value-type="float" office:value="3.600832" calcext:value-type="float">
            <text:p>3.600832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703872" calcext:value-type="float">
            <text:p>2.703872</text:p>
          </table:table-cell>
          <table:table-cell office:value-type="float" office:value="2.876344" calcext:value-type="float">
            <text:p>2.876344</text:p>
          </table:table-cell>
          <table:table-cell office:value-type="float" office:value="4.58482" calcext:value-type="float">
            <text:p>4.58482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496865" calcext:value-type="float">
            <text:p>2.496865</text:p>
          </table:table-cell>
          <table:table-cell office:value-type="float" office:value="2.863474" calcext:value-type="float">
            <text:p>2.863474</text:p>
          </table:table-cell>
          <table:table-cell office:value-type="float" office:value="4.726528" calcext:value-type="float">
            <text:p>4.72652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11634" calcext:value-type="float">
            <text:p>2.11634</text:p>
          </table:table-cell>
          <table:table-cell office:value-type="float" office:value="2.821267" calcext:value-type="float">
            <text:p>2.821267</text:p>
          </table:table-cell>
          <table:table-cell office:value-type="float" office:value="4.217476" calcext:value-type="float">
            <text:p>4.217476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3477" calcext:value-type="float">
            <text:p>1.473477</text:p>
          </table:table-cell>
          <table:table-cell office:value-type="float" office:value="2.464925" calcext:value-type="float">
            <text:p>2.464925</text:p>
          </table:table-cell>
          <table:table-cell office:value-type="float" office:value="5.110711" calcext:value-type="float">
            <text:p>5.110711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204706" calcext:value-type="float">
            <text:p>2.204706</text:p>
          </table:table-cell>
          <table:table-cell office:value-type="float" office:value="3.363056" calcext:value-type="float">
            <text:p>3.363056</text:p>
          </table:table-cell>
          <table:table-cell office:value-type="float" office:value="3.442462" calcext:value-type="float">
            <text:p>3.442462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904627" calcext:value-type="float">
            <text:p>1.904627</text:p>
          </table:table-cell>
          <table:table-cell office:value-type="float" office:value="2.894936" calcext:value-type="float">
            <text:p>2.894936</text:p>
          </table:table-cell>
          <table:table-cell office:value-type="float" office:value="3.867989" calcext:value-type="float">
            <text:p>3.867989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85948" calcext:value-type="float">
            <text:p>1.85948</text:p>
          </table:table-cell>
          <table:table-cell office:value-type="float" office:value="3.667336" calcext:value-type="float">
            <text:p>3.667336</text:p>
          </table:table-cell>
          <table:table-cell office:value-type="float" office:value="3.783666" calcext:value-type="float">
            <text:p>3.783666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531669" calcext:value-type="float">
            <text:p>1.531669</text:p>
          </table:table-cell>
          <table:table-cell office:value-type="float" office:value="4.429559" calcext:value-type="float">
            <text:p>4.429559</text:p>
          </table:table-cell>
          <table:table-cell office:value-type="float" office:value="5.094248" calcext:value-type="float">
            <text:p>5.094248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985859" calcext:value-type="float">
            <text:p>1.985859</text:p>
          </table:table-cell>
          <table:table-cell office:value-type="float" office:value="3.082327" calcext:value-type="float">
            <text:p>3.082327</text:p>
          </table:table-cell>
          <table:table-cell office:value-type="float" office:value="3.129137" calcext:value-type="float">
            <text:p>3.129137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910265" calcext:value-type="float">
            <text:p>1.910265</text:p>
          </table:table-cell>
          <table:table-cell office:value-type="float" office:value="3.530999" calcext:value-type="float">
            <text:p>3.530999</text:p>
          </table:table-cell>
          <table:table-cell office:value-type="float" office:value="3.697069" calcext:value-type="float">
            <text:p>3.697069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784131" calcext:value-type="float">
            <text:p>1.784131</text:p>
          </table:table-cell>
          <table:table-cell office:value-type="float" office:value="3.556334" calcext:value-type="float">
            <text:p>3.556334</text:p>
          </table:table-cell>
          <table:table-cell office:value-type="float" office:value="4.859523" calcext:value-type="float">
            <text:p>4.859523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8496" calcext:value-type="float">
            <text:p>1.38496</text:p>
          </table:table-cell>
          <table:table-cell office:value-type="float" office:value="3.343591" calcext:value-type="float">
            <text:p>3.343591</text:p>
          </table:table-cell>
          <table:table-cell office:value-type="float" office:value="4.682095" calcext:value-type="float">
            <text:p>4.68209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13319" calcext:value-type="float">
            <text:p>1.413319</text:p>
          </table:table-cell>
          <table:table-cell office:value-type="float" office:value="2.017045" calcext:value-type="float">
            <text:p>2.017045</text:p>
          </table:table-cell>
          <table:table-cell office:value-type="float" office:value="4.681175" calcext:value-type="float">
            <text:p>4.68117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613197" calcext:value-type="float">
            <text:p>1.613197</text:p>
          </table:table-cell>
          <table:table-cell office:value-type="float" office:value="2.839519" calcext:value-type="float">
            <text:p>2.839519</text:p>
          </table:table-cell>
          <table:table-cell office:value-type="float" office:value="5.428907" calcext:value-type="float">
            <text:p>5.428907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625121" calcext:value-type="float">
            <text:p>1.625121</text:p>
          </table:table-cell>
          <table:table-cell office:value-type="float" office:value="3.855137" calcext:value-type="float">
            <text:p>3.855137</text:p>
          </table:table-cell>
          <table:table-cell office:value-type="float" office:value="4.5549" calcext:value-type="float">
            <text:p>4.5549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008657" calcext:value-type="float">
            <text:p>2.008657</text:p>
          </table:table-cell>
          <table:table-cell office:value-type="float" office:value="2.863928" calcext:value-type="float">
            <text:p>2.863928</text:p>
          </table:table-cell>
          <table:table-cell office:value-type="float" office:value="5.369122" calcext:value-type="float">
            <text:p>5.36912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55466" calcext:value-type="float">
            <text:p>1.455466</text:p>
          </table:table-cell>
          <table:table-cell office:value-type="float" office:value="3.3892" calcext:value-type="float">
            <text:p>3.3892</text:p>
          </table:table-cell>
          <table:table-cell office:value-type="float" office:value="4.455434" calcext:value-type="float">
            <text:p>4.455434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672597" calcext:value-type="float">
            <text:p>1.672597</text:p>
          </table:table-cell>
          <table:table-cell office:value-type="float" office:value="2.74057" calcext:value-type="float">
            <text:p>2.74057</text:p>
          </table:table-cell>
          <table:table-cell office:value-type="float" office:value="3.783451" calcext:value-type="float">
            <text:p>3.783451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541522" calcext:value-type="float">
            <text:p>2.541522</text:p>
          </table:table-cell>
          <table:table-cell office:value-type="float" office:value="3.04458" calcext:value-type="float">
            <text:p>3.04458</text:p>
          </table:table-cell>
          <table:table-cell office:value-type="float" office:value="4.032051" calcext:value-type="float">
            <text:p>4.032051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.001867" calcext:value-type="float">
            <text:p>2.001867</text:p>
          </table:table-cell>
          <table:table-cell office:value-type="float" office:value="2.135454" calcext:value-type="float">
            <text:p>2.135454</text:p>
          </table:table-cell>
          <table:table-cell office:value-type="float" office:value="3.706257" calcext:value-type="float">
            <text:p>3.70625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744619" calcext:value-type="float">
            <text:p>1.744619</text:p>
          </table:table-cell>
          <table:table-cell office:value-type="float" office:value="1.884935" calcext:value-type="float">
            <text:p>1.884935</text:p>
          </table:table-cell>
          <table:table-cell office:value-type="float" office:value="2.822759" calcext:value-type="float">
            <text:p>2.822759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533862" calcext:value-type="float">
            <text:p>1.533862</text:p>
          </table:table-cell>
          <table:table-cell office:value-type="float" office:value="1.998464" calcext:value-type="float">
            <text:p>1.998464</text:p>
          </table:table-cell>
          <table:table-cell office:value-type="float" office:value="3.191871" calcext:value-type="float">
            <text:p>3.191871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353" calcext:value-type="float">
            <text:p>2.353</text:p>
          </table:table-cell>
          <table:table-cell office:value-type="float" office:value="2.191422" calcext:value-type="float">
            <text:p>2.191422</text:p>
          </table:table-cell>
          <table:table-cell office:value-type="float" office:value="3.484383" calcext:value-type="float">
            <text:p>3.484383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154566" calcext:value-type="float">
            <text:p>2.154566</text:p>
          </table:table-cell>
          <table:table-cell office:value-type="float" office:value="2.207797" calcext:value-type="float">
            <text:p>2.207797</text:p>
          </table:table-cell>
          <table:table-cell office:value-type="float" office:value="3.499007" calcext:value-type="float">
            <text:p>3.499007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866773" calcext:value-type="float">
            <text:p>1.866773</text:p>
          </table:table-cell>
          <table:table-cell office:value-type="float" office:value="1.909271" calcext:value-type="float">
            <text:p>1.909271</text:p>
          </table:table-cell>
          <table:table-cell office:value-type="float" office:value="4.820246" calcext:value-type="float">
            <text:p>4.820246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662266" calcext:value-type="float">
            <text:p>1.662266</text:p>
          </table:table-cell>
          <table:table-cell office:value-type="float" office:value="1.85869" calcext:value-type="float">
            <text:p>1.85869</text:p>
          </table:table-cell>
          <table:table-cell office:value-type="float" office:value="4.325175" calcext:value-type="float">
            <text:p>4.325175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823168" calcext:value-type="float">
            <text:p>1.823168</text:p>
          </table:table-cell>
          <table:table-cell office:value-type="float" office:value="1.656074" calcext:value-type="float">
            <text:p>1.656074</text:p>
          </table:table-cell>
          <table:table-cell office:value-type="float" office:value="3.523451" calcext:value-type="float">
            <text:p>3.523451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934162" calcext:value-type="float">
            <text:p>1.934162</text:p>
          </table:table-cell>
          <table:table-cell office:value-type="float" office:value="1.874083" calcext:value-type="float">
            <text:p>1.874083</text:p>
          </table:table-cell>
          <table:table-cell office:value-type="float" office:value="4.077955" calcext:value-type="float">
            <text:p>4.077955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723561" calcext:value-type="float">
            <text:p>1.723561</text:p>
          </table:table-cell>
          <table:table-cell office:value-type="float" office:value="2.08765" calcext:value-type="float">
            <text:p>2.08765</text:p>
          </table:table-cell>
          <table:table-cell office:value-type="float" office:value="3.013919" calcext:value-type="float">
            <text:p>3.01391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7491" calcext:value-type="float">
            <text:p>1.7491</text:p>
          </table:table-cell>
          <table:table-cell office:value-type="float" office:value="2.058999" calcext:value-type="float">
            <text:p>2.058999</text:p>
          </table:table-cell>
          <table:table-cell office:value-type="float" office:value="3.128137" calcext:value-type="float">
            <text:p>3.128137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539102" calcext:value-type="float">
            <text:p>1.539102</text:p>
          </table:table-cell>
          <table:table-cell office:value-type="float" office:value="1.873618" calcext:value-type="float">
            <text:p>1.873618</text:p>
          </table:table-cell>
          <table:table-cell office:value-type="float" office:value="2.913448" calcext:value-type="float">
            <text:p>2.913448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656729" calcext:value-type="float">
            <text:p>1.656729</text:p>
          </table:table-cell>
          <table:table-cell office:value-type="float" office:value="5.663842" calcext:value-type="float">
            <text:p>5.663842</text:p>
          </table:table-cell>
          <table:table-cell office:value-type="float" office:value="3.63991" calcext:value-type="float">
            <text:p>3.63991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10882" calcext:value-type="float">
            <text:p>2.10882</text:p>
          </table:table-cell>
          <table:table-cell office:value-type="float" office:value="5.095195" calcext:value-type="float">
            <text:p>5.095195</text:p>
          </table:table-cell>
          <table:table-cell office:value-type="float" office:value="2.817499" calcext:value-type="float">
            <text:p>2.81749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912259" calcext:value-type="float">
            <text:p>1.912259</text:p>
          </table:table-cell>
          <table:table-cell office:value-type="float" office:value="5.887569" calcext:value-type="float">
            <text:p>5.887569</text:p>
          </table:table-cell>
          <table:table-cell office:value-type="float" office:value="3.264321" calcext:value-type="float">
            <text:p>3.264321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55236" calcext:value-type="float">
            <text:p>1.555236</text:p>
          </table:table-cell>
          <table:table-cell office:value-type="float" office:value="5.45895" calcext:value-type="float">
            <text:p>5.45895</text:p>
          </table:table-cell>
          <table:table-cell office:value-type="float" office:value="3.370758" calcext:value-type="float">
            <text:p>3.370758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112804" calcext:value-type="float">
            <text:p>2.112804</text:p>
          </table:table-cell>
          <table:table-cell office:value-type="float" office:value="2.154713" calcext:value-type="float">
            <text:p>2.154713</text:p>
          </table:table-cell>
          <table:table-cell office:value-type="float" office:value="3.205305" calcext:value-type="float">
            <text:p>3.205305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075248" calcext:value-type="float">
            <text:p>3.075248</text:p>
          </table:table-cell>
          <table:table-cell office:value-type="float" office:value="1.802401" calcext:value-type="float">
            <text:p>1.802401</text:p>
          </table:table-cell>
          <table:table-cell office:value-type="float" office:value="3.034868" calcext:value-type="float">
            <text:p>3.034868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858632" calcext:value-type="float">
            <text:p>1.858632</text:p>
          </table:table-cell>
          <table:table-cell office:value-type="float" office:value="2.063752" calcext:value-type="float">
            <text:p>2.063752</text:p>
          </table:table-cell>
          <table:table-cell office:value-type="float" office:value="3.178518" calcext:value-type="float">
            <text:p>3.178518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60533" calcext:value-type="float">
            <text:p>1.60533</text:p>
          </table:table-cell>
          <table:table-cell office:value-type="float" office:value="2.247313" calcext:value-type="float">
            <text:p>2.247313</text:p>
          </table:table-cell>
          <table:table-cell office:value-type="float" office:value="4.103559" calcext:value-type="float">
            <text:p>4.103559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758118" calcext:value-type="float">
            <text:p>1.758118</text:p>
          </table:table-cell>
          <table:table-cell office:value-type="float" office:value="2.155249" calcext:value-type="float">
            <text:p>2.155249</text:p>
          </table:table-cell>
          <table:table-cell office:value-type="float" office:value="3.969201" calcext:value-type="float">
            <text:p>3.96920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.034404" calcext:value-type="float">
            <text:p>3.034404</text:p>
          </table:table-cell>
          <table:table-cell office:value-type="float" office:value="2.197557" calcext:value-type="float">
            <text:p>2.197557</text:p>
          </table:table-cell>
          <table:table-cell office:value-type="float" office:value="3.76174" calcext:value-type="float">
            <text:p>3.76174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989308" calcext:value-type="float">
            <text:p>1.989308</text:p>
          </table:table-cell>
          <table:table-cell office:value-type="float" office:value="2.45934" calcext:value-type="float">
            <text:p>2.45934</text:p>
          </table:table-cell>
          <table:table-cell office:value-type="float" office:value="4.518221" calcext:value-type="float">
            <text:p>4.51822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83722" calcext:value-type="float">
            <text:p>1.483722</text:p>
          </table:table-cell>
          <table:table-cell office:value-type="float" office:value="2.880151" calcext:value-type="float">
            <text:p>2.880151</text:p>
          </table:table-cell>
          <table:table-cell office:value-type="float" office:value="3.789526" calcext:value-type="float">
            <text:p>3.789526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054425" calcext:value-type="float">
            <text:p>3.054425</text:p>
          </table:table-cell>
          <table:table-cell office:value-type="float" office:value="3.405788" calcext:value-type="float">
            <text:p>3.405788</text:p>
          </table:table-cell>
          <table:table-cell office:value-type="float" office:value="6.543791" calcext:value-type="float">
            <text:p>6.543791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865404" calcext:value-type="float">
            <text:p>1.865404</text:p>
          </table:table-cell>
          <table:table-cell office:value-type="float" office:value="2.898586" calcext:value-type="float">
            <text:p>2.898586</text:p>
          </table:table-cell>
          <table:table-cell office:value-type="float" office:value="7.773623" calcext:value-type="float">
            <text:p>7.773623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83091" calcext:value-type="float">
            <text:p>1.83091</text:p>
          </table:table-cell>
          <table:table-cell office:value-type="float" office:value="3.199222" calcext:value-type="float">
            <text:p>3.199222</text:p>
          </table:table-cell>
          <table:table-cell office:value-type="float" office:value="6.45859" calcext:value-type="float">
            <text:p>6.45859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21274" calcext:value-type="float">
            <text:p>1.421274</text:p>
          </table:table-cell>
          <table:table-cell office:value-type="float" office:value="3.811485" calcext:value-type="float">
            <text:p>3.811485</text:p>
          </table:table-cell>
          <table:table-cell office:value-type="float" office:value="7.168758" calcext:value-type="float">
            <text:p>7.168758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826428" calcext:value-type="float">
            <text:p>1.826428</text:p>
          </table:table-cell>
          <table:table-cell office:value-type="float" office:value="2.135845" calcext:value-type="float">
            <text:p>2.135845</text:p>
          </table:table-cell>
          <table:table-cell office:value-type="float" office:value="6.467061" calcext:value-type="float">
            <text:p>6.467061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00452" calcext:value-type="float">
            <text:p>1.600452</text:p>
          </table:table-cell>
          <table:table-cell office:value-type="float" office:value="2.062988" calcext:value-type="float">
            <text:p>2.062988</text:p>
          </table:table-cell>
          <table:table-cell office:value-type="float" office:value="6.971359" calcext:value-type="float">
            <text:p>6.971359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002545" calcext:value-type="float">
            <text:p>2.002545</text:p>
          </table:table-cell>
          <table:table-cell office:value-type="float" office:value="2.202542" calcext:value-type="float">
            <text:p>2.202542</text:p>
          </table:table-cell>
          <table:table-cell office:value-type="float" office:value="6.856896" calcext:value-type="float">
            <text:p>6.85689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70485" calcext:value-type="float">
            <text:p>1.670485</text:p>
          </table:table-cell>
          <table:table-cell office:value-type="float" office:value="2.297668" calcext:value-type="float">
            <text:p>2.297668</text:p>
          </table:table-cell>
          <table:table-cell office:value-type="float" office:value="5.593516" calcext:value-type="float">
            <text:p>5.593516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788016" calcext:value-type="float">
            <text:p>1.788016</text:p>
          </table:table-cell>
          <table:table-cell office:value-type="float" office:value="2.778368" calcext:value-type="float">
            <text:p>2.778368</text:p>
          </table:table-cell>
          <table:table-cell office:value-type="float" office:value="3.450946" calcext:value-type="float">
            <text:p>3.450946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562631" calcext:value-type="float">
            <text:p>2.562631</text:p>
          </table:table-cell>
          <table:table-cell office:value-type="float" office:value="3.250736" calcext:value-type="float">
            <text:p>3.250736</text:p>
          </table:table-cell>
          <table:table-cell office:value-type="float" office:value="3.328683" calcext:value-type="float">
            <text:p>3.32868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34572" calcext:value-type="float">
            <text:p>1.634572</text:p>
          </table:table-cell>
          <table:table-cell office:value-type="float" office:value="3.44505" calcext:value-type="float">
            <text:p>3.44505</text:p>
          </table:table-cell>
          <table:table-cell office:value-type="float" office:value="4.372114" calcext:value-type="float">
            <text:p>4.37211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899125" calcext:value-type="float">
            <text:p>1.899125</text:p>
          </table:table-cell>
          <table:table-cell office:value-type="float" office:value="3.139976" calcext:value-type="float">
            <text:p>3.139976</text:p>
          </table:table-cell>
          <table:table-cell office:value-type="float" office:value="3.516919" calcext:value-type="float">
            <text:p>3.516919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16578" calcext:value-type="float">
            <text:p>1.416578</text:p>
          </table:table-cell>
          <table:table-cell office:value-type="float" office:value="2.341873" calcext:value-type="float">
            <text:p>2.341873</text:p>
          </table:table-cell>
          <table:table-cell office:value-type="float" office:value="3.53371" calcext:value-type="float">
            <text:p>3.53371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120317" calcext:value-type="float">
            <text:p>2.120317</text:p>
          </table:table-cell>
          <table:table-cell office:value-type="float" office:value="1.920064" calcext:value-type="float">
            <text:p>1.920064</text:p>
          </table:table-cell>
          <table:table-cell office:value-type="float" office:value="3.637823" calcext:value-type="float">
            <text:p>3.63782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455299" calcext:value-type="float">
            <text:p>2.455299</text:p>
          </table:table-cell>
          <table:table-cell office:value-type="float" office:value="2.03959" calcext:value-type="float">
            <text:p>2.03959</text:p>
          </table:table-cell>
          <table:table-cell office:value-type="float" office:value="3.54528" calcext:value-type="float">
            <text:p>3.54528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6482" calcext:value-type="float">
            <text:p>1.746482</text:p>
          </table:table-cell>
          <table:table-cell office:value-type="float" office:value="2.447383" calcext:value-type="float">
            <text:p>2.447383</text:p>
          </table:table-cell>
          <table:table-cell office:value-type="float" office:value="2.444476" calcext:value-type="float">
            <text:p>2.444476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678682" calcext:value-type="float">
            <text:p>1.678682</text:p>
          </table:table-cell>
          <table:table-cell office:value-type="float" office:value="2.456363" calcext:value-type="float">
            <text:p>2.456363</text:p>
          </table:table-cell>
          <table:table-cell office:value-type="float" office:value="4.902699" calcext:value-type="float">
            <text:p>4.902699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853338" calcext:value-type="float">
            <text:p>1.853338</text:p>
          </table:table-cell>
          <table:table-cell office:value-type="float" office:value="2.545769" calcext:value-type="float">
            <text:p>2.545769</text:p>
          </table:table-cell>
          <table:table-cell office:value-type="float" office:value="3.291239" calcext:value-type="float">
            <text:p>3.291239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822521" calcext:value-type="float">
            <text:p>1.822521</text:p>
          </table:table-cell>
          <table:table-cell office:value-type="float" office:value="2.306247" calcext:value-type="float">
            <text:p>2.306247</text:p>
          </table:table-cell>
          <table:table-cell office:value-type="float" office:value="3.599719" calcext:value-type="float">
            <text:p>3.599719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697486" calcext:value-type="float">
            <text:p>1.697486</text:p>
          </table:table-cell>
          <table:table-cell office:value-type="float" office:value="2.862532" calcext:value-type="float">
            <text:p>2.862532</text:p>
          </table:table-cell>
          <table:table-cell office:value-type="float" office:value="3.811538" calcext:value-type="float">
            <text:p>3.811538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654255" calcext:value-type="float">
            <text:p>1.654255</text:p>
          </table:table-cell>
          <table:table-cell office:value-type="float" office:value="3.625413" calcext:value-type="float">
            <text:p>3.625413</text:p>
          </table:table-cell>
          <table:table-cell office:value-type="float" office:value="4.81834" calcext:value-type="float">
            <text:p>4.81834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63584" calcext:value-type="float">
            <text:p>1.463584</text:p>
          </table:table-cell>
          <table:table-cell office:value-type="float" office:value="3.844508" calcext:value-type="float">
            <text:p>3.844508</text:p>
          </table:table-cell>
          <table:table-cell office:value-type="float" office:value="3.644293" calcext:value-type="float">
            <text:p>3.644293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263694" calcext:value-type="float">
            <text:p>2.263694</text:p>
          </table:table-cell>
          <table:table-cell office:value-type="float" office:value="4.230108" calcext:value-type="float">
            <text:p>4.230108</text:p>
          </table:table-cell>
          <table:table-cell office:value-type="float" office:value="3.933393" calcext:value-type="float">
            <text:p>3.933393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7612" calcext:value-type="float">
            <text:p>1.87612</text:p>
          </table:table-cell>
          <table:table-cell office:value-type="float" office:value="4.044612" calcext:value-type="float">
            <text:p>4.044612</text:p>
          </table:table-cell>
          <table:table-cell office:value-type="float" office:value="4.339189" calcext:value-type="float">
            <text:p>4.339189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10432" calcext:value-type="float">
            <text:p>1.810432</text:p>
          </table:table-cell>
          <table:table-cell office:value-type="float" office:value="1.84961" calcext:value-type="float">
            <text:p>1.84961</text:p>
          </table:table-cell>
          <table:table-cell office:value-type="float" office:value="3.822728" calcext:value-type="float">
            <text:p>3.822728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719059" calcext:value-type="float">
            <text:p>1.719059</text:p>
          </table:table-cell>
          <table:table-cell office:value-type="float" office:value="2.340598" calcext:value-type="float">
            <text:p>2.340598</text:p>
          </table:table-cell>
          <table:table-cell office:value-type="float" office:value="3.875504" calcext:value-type="float">
            <text:p>3.875504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720404" calcext:value-type="float">
            <text:p>1.720404</text:p>
          </table:table-cell>
          <table:table-cell office:value-type="float" office:value="2.508173" calcext:value-type="float">
            <text:p>2.508173</text:p>
          </table:table-cell>
          <table:table-cell office:value-type="float" office:value="3.691514" calcext:value-type="float">
            <text:p>3.691514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768019" calcext:value-type="float">
            <text:p>2.768019</text:p>
          </table:table-cell>
          <table:table-cell office:value-type="float" office:value="2.729515" calcext:value-type="float">
            <text:p>2.729515</text:p>
          </table:table-cell>
          <table:table-cell office:value-type="float" office:value="4.051314" calcext:value-type="float">
            <text:p>4.051314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652549" calcext:value-type="float">
            <text:p>1.652549</text:p>
          </table:table-cell>
          <table:table-cell office:value-type="float" office:value="2.141664" calcext:value-type="float">
            <text:p>2.141664</text:p>
          </table:table-cell>
          <table:table-cell office:value-type="float" office:value="5.201039" calcext:value-type="float">
            <text:p>5.201039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719704" calcext:value-type="float">
            <text:p>1.719704</text:p>
          </table:table-cell>
          <table:table-cell office:value-type="float" office:value="2.443409" calcext:value-type="float">
            <text:p>2.443409</text:p>
          </table:table-cell>
          <table:table-cell office:value-type="float" office:value="4.050301" calcext:value-type="float">
            <text:p>4.050301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98015" calcext:value-type="float">
            <text:p>1.498015</text:p>
          </table:table-cell>
          <table:table-cell office:value-type="float" office:value="2.286651" calcext:value-type="float">
            <text:p>2.286651</text:p>
          </table:table-cell>
          <table:table-cell office:value-type="float" office:value="4.781329" calcext:value-type="float">
            <text:p>4.781329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.759087" calcext:value-type="float">
            <text:p>2.759087</text:p>
          </table:table-cell>
          <table:table-cell office:value-type="float" office:value="2.306516" calcext:value-type="float">
            <text:p>2.306516</text:p>
          </table:table-cell>
          <table:table-cell office:value-type="float" office:value="8.132772" calcext:value-type="float">
            <text:p>8.132772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.170813" calcext:value-type="float">
            <text:p>2.170813</text:p>
          </table:table-cell>
          <table:table-cell office:value-type="float" office:value="3.549954" calcext:value-type="float">
            <text:p>3.549954</text:p>
          </table:table-cell>
          <table:table-cell office:value-type="float" office:value="7.728967" calcext:value-type="float">
            <text:p>7.728967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818883" calcext:value-type="float">
            <text:p>1.818883</text:p>
          </table:table-cell>
          <table:table-cell office:value-type="float" office:value="3.89797" calcext:value-type="float">
            <text:p>3.89797</text:p>
          </table:table-cell>
          <table:table-cell office:value-type="float" office:value="7.468457" calcext:value-type="float">
            <text:p>7.468457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684873" calcext:value-type="float">
            <text:p>1.684873</text:p>
          </table:table-cell>
          <table:table-cell office:value-type="float" office:value="4.195823" calcext:value-type="float">
            <text:p>4.195823</text:p>
          </table:table-cell>
          <table:table-cell office:value-type="float" office:value="6.097977" calcext:value-type="float">
            <text:p>6.097977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.443354" calcext:value-type="float">
            <text:p>2.443354</text:p>
          </table:table-cell>
          <table:table-cell office:value-type="float" office:value="3.202016" calcext:value-type="float">
            <text:p>3.202016</text:p>
          </table:table-cell>
          <table:table-cell office:value-type="float" office:value="6.228912" calcext:value-type="float">
            <text:p>6.228912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591951" calcext:value-type="float">
            <text:p>1.591951</text:p>
          </table:table-cell>
          <table:table-cell office:value-type="float" office:value="2.397773" calcext:value-type="float">
            <text:p>2.397773</text:p>
          </table:table-cell>
          <table:table-cell office:value-type="float" office:value="5.808811" calcext:value-type="float">
            <text:p>5.808811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718364" calcext:value-type="float">
            <text:p>1.718364</text:p>
          </table:table-cell>
          <table:table-cell office:value-type="float" office:value="2.670152" calcext:value-type="float">
            <text:p>2.670152</text:p>
          </table:table-cell>
          <table:table-cell office:value-type="float" office:value="5.668439" calcext:value-type="float">
            <text:p>5.6684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561447" calcext:value-type="float">
            <text:p>1.561447</text:p>
          </table:table-cell>
          <table:table-cell office:value-type="float" office:value="2.419573" calcext:value-type="float">
            <text:p>2.419573</text:p>
          </table:table-cell>
          <table:table-cell office:value-type="float" office:value="7.63729" calcext:value-type="float">
            <text:p>7.6372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771749" calcext:value-type="float">
            <text:p>1.771749</text:p>
          </table:table-cell>
          <table:table-cell office:value-type="float" office:value="2.976702" calcext:value-type="float">
            <text:p>2.976702</text:p>
          </table:table-cell>
          <table:table-cell office:value-type="float" office:value="3.531345" calcext:value-type="float">
            <text:p>3.531345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757734" calcext:value-type="float">
            <text:p>1.757734</text:p>
          </table:table-cell>
          <table:table-cell office:value-type="float" office:value="2.674688" calcext:value-type="float">
            <text:p>2.674688</text:p>
          </table:table-cell>
          <table:table-cell office:value-type="float" office:value="2.927204" calcext:value-type="float">
            <text:p>2.927204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79611" calcext:value-type="float">
            <text:p>1.79611</text:p>
          </table:table-cell>
          <table:table-cell office:value-type="float" office:value="2.424259" calcext:value-type="float">
            <text:p>2.424259</text:p>
          </table:table-cell>
          <table:table-cell office:value-type="float" office:value="3.400361" calcext:value-type="float">
            <text:p>3.40036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652197" calcext:value-type="float">
            <text:p>1.652197</text:p>
          </table:table-cell>
          <table:table-cell office:value-type="float" office:value="2.424472" calcext:value-type="float">
            <text:p>2.424472</text:p>
          </table:table-cell>
          <table:table-cell office:value-type="float" office:value="3.23314" calcext:value-type="float">
            <text:p>3.23314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562473" calcext:value-type="float">
            <text:p>1.562473</text:p>
          </table:table-cell>
          <table:table-cell office:value-type="float" office:value="2.058887" calcext:value-type="float">
            <text:p>2.058887</text:p>
          </table:table-cell>
          <table:table-cell office:value-type="float" office:value="3.446184" calcext:value-type="float">
            <text:p>3.446184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048003" calcext:value-type="float">
            <text:p>3.048003</text:p>
          </table:table-cell>
          <table:table-cell office:value-type="float" office:value="2.373402" calcext:value-type="float">
            <text:p>2.373402</text:p>
          </table:table-cell>
          <table:table-cell office:value-type="float" office:value="3.196128" calcext:value-type="float">
            <text:p>3.196128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616903" calcext:value-type="float">
            <text:p>1.616903</text:p>
          </table:table-cell>
          <table:table-cell office:value-type="float" office:value="3.6511" calcext:value-type="float">
            <text:p>3.6511</text:p>
          </table:table-cell>
          <table:table-cell office:value-type="float" office:value="3.549553" calcext:value-type="float">
            <text:p>3.549553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793795" calcext:value-type="float">
            <text:p>1.793795</text:p>
          </table:table-cell>
          <table:table-cell office:value-type="float" office:value="3.44723" calcext:value-type="float">
            <text:p>3.44723</text:p>
          </table:table-cell>
          <table:table-cell office:value-type="float" office:value="2.942245" calcext:value-type="float">
            <text:p>2.942245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30772" calcext:value-type="float">
            <text:p>1.430772</text:p>
          </table:table-cell>
          <table:table-cell office:value-type="float" office:value="2.956421" calcext:value-type="float">
            <text:p>2.956421</text:p>
          </table:table-cell>
          <table:table-cell office:value-type="float" office:value="2.967147" calcext:value-type="float">
            <text:p>2.96714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.324695" calcext:value-type="float">
            <text:p>2.324695</text:p>
          </table:table-cell>
          <table:table-cell office:value-type="float" office:value="3.986809" calcext:value-type="float">
            <text:p>3.986809</text:p>
          </table:table-cell>
          <table:table-cell office:value-type="float" office:value="3.399897" calcext:value-type="float">
            <text:p>3.399897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978702" calcext:value-type="float">
            <text:p>1.978702</text:p>
          </table:table-cell>
          <table:table-cell office:value-type="float" office:value="2.186446" calcext:value-type="float">
            <text:p>2.186446</text:p>
          </table:table-cell>
          <table:table-cell office:value-type="float" office:value="2.698344" calcext:value-type="float">
            <text:p>2.698344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19519" calcext:value-type="float">
            <text:p>2.19519</text:p>
          </table:table-cell>
          <table:table-cell office:value-type="float" office:value="2.457931" calcext:value-type="float">
            <text:p>2.457931</text:p>
          </table:table-cell>
          <table:table-cell office:value-type="float" office:value="3.541332" calcext:value-type="float">
            <text:p>3.54133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559537" calcext:value-type="float">
            <text:p>1.559537</text:p>
          </table:table-cell>
          <table:table-cell office:value-type="float" office:value="2.311448" calcext:value-type="float">
            <text:p>2.311448</text:p>
          </table:table-cell>
          <table:table-cell office:value-type="float" office:value="2.880389" calcext:value-type="float">
            <text:p>2.880389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258169" calcext:value-type="float">
            <text:p>2.258169</text:p>
          </table:table-cell>
          <table:table-cell office:value-type="float" office:value="2.467287" calcext:value-type="float">
            <text:p>2.467287</text:p>
          </table:table-cell>
          <table:table-cell office:value-type="float" office:value="2.645395" calcext:value-type="float">
            <text:p>2.645395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890837" calcext:value-type="float">
            <text:p>1.890837</text:p>
          </table:table-cell>
          <table:table-cell office:value-type="float" office:value="3.442541" calcext:value-type="float">
            <text:p>3.442541</text:p>
          </table:table-cell>
          <table:table-cell office:value-type="float" office:value="3.511395" calcext:value-type="float">
            <text:p>3.511395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767438" calcext:value-type="float">
            <text:p>1.767438</text:p>
          </table:table-cell>
          <table:table-cell office:value-type="float" office:value="3.266716" calcext:value-type="float">
            <text:p>3.266716</text:p>
          </table:table-cell>
          <table:table-cell office:value-type="float" office:value="2.941139" calcext:value-type="float">
            <text:p>2.941139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37483" calcext:value-type="float">
            <text:p>1.37483</text:p>
          </table:table-cell>
          <table:table-cell office:value-type="float" office:value="4.333683" calcext:value-type="float">
            <text:p>4.333683</text:p>
          </table:table-cell>
          <table:table-cell office:value-type="float" office:value="3.055203" calcext:value-type="float">
            <text:p>3.05520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88046" calcext:value-type="float">
            <text:p>1.488046</text:p>
          </table:table-cell>
          <table:table-cell office:value-type="float" office:value="4.43653" calcext:value-type="float">
            <text:p>4.43653</text:p>
          </table:table-cell>
          <table:table-cell office:value-type="float" office:value="2.77638" calcext:value-type="float">
            <text:p>2.77638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661549" calcext:value-type="float">
            <text:p>1.661549</text:p>
          </table:table-cell>
          <table:table-cell office:value-type="float" office:value="2.910356" calcext:value-type="float">
            <text:p>2.910356</text:p>
          </table:table-cell>
          <table:table-cell office:value-type="float" office:value="3.479884" calcext:value-type="float">
            <text:p>3.479884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610944" calcext:value-type="float">
            <text:p>1.610944</text:p>
          </table:table-cell>
          <table:table-cell office:value-type="float" office:value="3.010115" calcext:value-type="float">
            <text:p>3.010115</text:p>
          </table:table-cell>
          <table:table-cell office:value-type="float" office:value="3.110254" calcext:value-type="float">
            <text:p>3.110254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940816" calcext:value-type="float">
            <text:p>1.940816</text:p>
          </table:table-cell>
          <table:table-cell office:value-type="float" office:value="3.648832" calcext:value-type="float">
            <text:p>3.648832</text:p>
          </table:table-cell>
          <table:table-cell office:value-type="float" office:value="4.093911" calcext:value-type="float">
            <text:p>4.093911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602468" calcext:value-type="float">
            <text:p>1.602468</text:p>
          </table:table-cell>
          <table:table-cell office:value-type="float" office:value="3.712425" calcext:value-type="float">
            <text:p>3.712425</text:p>
          </table:table-cell>
          <table:table-cell office:value-type="float" office:value="3.546829" calcext:value-type="float">
            <text:p>3.546829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311531" calcext:value-type="float">
            <text:p>1.311531</text:p>
          </table:table-cell>
          <table:table-cell office:value-type="float" office:value="2.883768" calcext:value-type="float">
            <text:p>2.883768</text:p>
          </table:table-cell>
          <table:table-cell office:value-type="float" office:value="3.79183" calcext:value-type="float">
            <text:p>3.79183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329467" calcext:value-type="float">
            <text:p>3.329467</text:p>
          </table:table-cell>
          <table:table-cell office:value-type="float" office:value="6.475545" calcext:value-type="float">
            <text:p>6.475545</text:p>
          </table:table-cell>
          <table:table-cell office:value-type="float" office:value="5.571347" calcext:value-type="float">
            <text:p>5.571347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916381" calcext:value-type="float">
            <text:p>1.916381</text:p>
          </table:table-cell>
          <table:table-cell office:value-type="float" office:value="9.344648" calcext:value-type="float">
            <text:p>9.344648</text:p>
          </table:table-cell>
          <table:table-cell office:value-type="float" office:value="5.044776" calcext:value-type="float">
            <text:p>5.044776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150257" calcext:value-type="float">
            <text:p>2.150257</text:p>
          </table:table-cell>
          <table:table-cell office:value-type="float" office:value="8.247501" calcext:value-type="float">
            <text:p>8.247501</text:p>
          </table:table-cell>
          <table:table-cell office:value-type="float" office:value="5.334626" calcext:value-type="float">
            <text:p>5.334626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9552" calcext:value-type="float">
            <text:p>1.479552</text:p>
          </table:table-cell>
          <table:table-cell office:value-type="float" office:value="10.727438" calcext:value-type="float">
            <text:p>10.727438</text:p>
          </table:table-cell>
          <table:table-cell office:value-type="float" office:value="5.370544" calcext:value-type="float">
            <text:p>5.370544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.491644" calcext:value-type="float">
            <text:p>2.491644</text:p>
          </table:table-cell>
          <table:table-cell office:value-type="float" office:value="4.26437" calcext:value-type="float">
            <text:p>4.26437</text:p>
          </table:table-cell>
          <table:table-cell office:value-type="float" office:value="4.494565" calcext:value-type="float">
            <text:p>4.49456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946423" calcext:value-type="float">
            <text:p>1.946423</text:p>
          </table:table-cell>
          <table:table-cell office:value-type="float" office:value="5.185492" calcext:value-type="float">
            <text:p>5.185492</text:p>
          </table:table-cell>
          <table:table-cell office:value-type="float" office:value="4.208874" calcext:value-type="float">
            <text:p>4.208874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634395" calcext:value-type="float">
            <text:p>1.634395</text:p>
          </table:table-cell>
          <table:table-cell office:value-type="float" office:value="7.186613" calcext:value-type="float">
            <text:p>7.186613</text:p>
          </table:table-cell>
          <table:table-cell office:value-type="float" office:value="4.513515" calcext:value-type="float">
            <text:p>4.51351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508556" calcext:value-type="float">
            <text:p>1.508556</text:p>
          </table:table-cell>
          <table:table-cell office:value-type="float" office:value="4.548137" calcext:value-type="float">
            <text:p>4.548137</text:p>
          </table:table-cell>
          <table:table-cell office:value-type="float" office:value="5.418829" calcext:value-type="float">
            <text:p>5.4188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206537" calcext:value-type="float">
            <text:p>3.206537</text:p>
          </table:table-cell>
          <table:table-cell office:value-type="float" office:value="4.94185" calcext:value-type="float">
            <text:p>4.94185</text:p>
          </table:table-cell>
          <table:table-cell office:value-type="float" office:value="3.489081" calcext:value-type="float">
            <text:p>3.48908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.515278" calcext:value-type="float">
            <text:p>2.515278</text:p>
          </table:table-cell>
          <table:table-cell office:value-type="float" office:value="2.645011" calcext:value-type="float">
            <text:p>2.645011</text:p>
          </table:table-cell>
          <table:table-cell office:value-type="float" office:value="3.46245" calcext:value-type="float">
            <text:p>3.46245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621483" calcext:value-type="float">
            <text:p>1.621483</text:p>
          </table:table-cell>
          <table:table-cell office:value-type="float" office:value="4.514641" calcext:value-type="float">
            <text:p>4.514641</text:p>
          </table:table-cell>
          <table:table-cell office:value-type="float" office:value="3.594811" calcext:value-type="float">
            <text:p>3.594811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63669" calcext:value-type="float">
            <text:p>1.63669</text:p>
          </table:table-cell>
          <table:table-cell office:value-type="float" office:value="3.847691" calcext:value-type="float">
            <text:p>3.847691</text:p>
          </table:table-cell>
          <table:table-cell office:value-type="float" office:value="3.540939" calcext:value-type="float">
            <text:p>3.540939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953966" calcext:value-type="float">
            <text:p>1.953966</text:p>
          </table:table-cell>
          <table:table-cell office:value-type="float" office:value="4.350478" calcext:value-type="float">
            <text:p>4.350478</text:p>
          </table:table-cell>
          <table:table-cell office:value-type="float" office:value="3.919851" calcext:value-type="float">
            <text:p>3.919851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984907" calcext:value-type="float">
            <text:p>1.984907</text:p>
          </table:table-cell>
          <table:table-cell office:value-type="float" office:value="4.392724" calcext:value-type="float">
            <text:p>4.392724</text:p>
          </table:table-cell>
          <table:table-cell office:value-type="float" office:value="2.898447" calcext:value-type="float">
            <text:p>2.8984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591866" calcext:value-type="float">
            <text:p>1.591866</text:p>
          </table:table-cell>
          <table:table-cell office:value-type="float" office:value="4.439203" calcext:value-type="float">
            <text:p>4.439203</text:p>
          </table:table-cell>
          <table:table-cell office:value-type="float" office:value="3.273371" calcext:value-type="float">
            <text:p>3.273371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584874" calcext:value-type="float">
            <text:p>1.584874</text:p>
          </table:table-cell>
          <table:table-cell office:value-type="float" office:value="4.318895" calcext:value-type="float">
            <text:p>4.318895</text:p>
          </table:table-cell>
          <table:table-cell office:value-type="float" office:value="3.110759" calcext:value-type="float">
            <text:p>3.110759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.751076" calcext:value-type="float">
            <text:p>2.751076</text:p>
          </table:table-cell>
          <table:table-cell office:value-type="float" office:value="4.588195" calcext:value-type="float">
            <text:p>4.588195</text:p>
          </table:table-cell>
          <table:table-cell office:value-type="float" office:value="3.607401" calcext:value-type="float">
            <text:p>3.607401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737052" calcext:value-type="float">
            <text:p>1.737052</text:p>
          </table:table-cell>
          <table:table-cell office:value-type="float" office:value="6.557907" calcext:value-type="float">
            <text:p>6.557907</text:p>
          </table:table-cell>
          <table:table-cell office:value-type="float" office:value="3.475313" calcext:value-type="float">
            <text:p>3.475313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858686" calcext:value-type="float">
            <text:p>1.858686</text:p>
          </table:table-cell>
          <table:table-cell office:value-type="float" office:value="6.760235" calcext:value-type="float">
            <text:p>6.760235</text:p>
          </table:table-cell>
          <table:table-cell office:value-type="float" office:value="3.442947" calcext:value-type="float">
            <text:p>3.442947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602273" calcext:value-type="float">
            <text:p>1.602273</text:p>
          </table:table-cell>
          <table:table-cell office:value-type="float" office:value="6.433584" calcext:value-type="float">
            <text:p>6.433584</text:p>
          </table:table-cell>
          <table:table-cell office:value-type="float" office:value="4.564246" calcext:value-type="float">
            <text:p>4.564246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893954" calcext:value-type="float">
            <text:p>1.893954</text:p>
          </table:table-cell>
          <table:table-cell office:value-type="float" office:value="5.987387" calcext:value-type="float">
            <text:p>5.987387</text:p>
          </table:table-cell>
          <table:table-cell office:value-type="float" office:value="4.331737" calcext:value-type="float">
            <text:p>4.331737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.511583" calcext:value-type="float">
            <text:p>2.511583</text:p>
          </table:table-cell>
          <table:table-cell office:value-type="float" office:value="3.489275" calcext:value-type="float">
            <text:p>3.489275</text:p>
          </table:table-cell>
          <table:table-cell office:value-type="float" office:value="5.243702" calcext:value-type="float">
            <text:p>5.243702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.361686" calcext:value-type="float">
            <text:p>2.361686</text:p>
          </table:table-cell>
          <table:table-cell office:value-type="float" office:value="3.407982" calcext:value-type="float">
            <text:p>3.407982</text:p>
          </table:table-cell>
          <table:table-cell office:value-type="float" office:value="11.815245" calcext:value-type="float">
            <text:p>11.815245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639908" calcext:value-type="float">
            <text:p>1.639908</text:p>
          </table:table-cell>
          <table:table-cell office:value-type="float" office:value="9.194682" calcext:value-type="float">
            <text:p>9.194682</text:p>
          </table:table-cell>
          <table:table-cell office:value-type="float" office:value="7.278105" calcext:value-type="float">
            <text:p>7.27810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.867455" calcext:value-type="float">
            <text:p>2.867455</text:p>
          </table:table-cell>
          <table:table-cell office:value-type="float" office:value="9.316408" calcext:value-type="float">
            <text:p>9.316408</text:p>
          </table:table-cell>
          <table:table-cell office:value-type="float" office:value="8.603863" calcext:value-type="float">
            <text:p>8.603863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633212" calcext:value-type="float">
            <text:p>1.633212</text:p>
          </table:table-cell>
          <table:table-cell office:value-type="float" office:value="9.517224" calcext:value-type="float">
            <text:p>9.517224</text:p>
          </table:table-cell>
          <table:table-cell office:value-type="float" office:value="7.317005" calcext:value-type="float">
            <text:p>7.317005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771991" calcext:value-type="float">
            <text:p>1.771991</text:p>
          </table:table-cell>
          <table:table-cell office:value-type="float" office:value="13.707723" calcext:value-type="float">
            <text:p>13.707723</text:p>
          </table:table-cell>
          <table:table-cell office:value-type="float" office:value="5.635113" calcext:value-type="float">
            <text:p>5.635113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27899" calcext:value-type="float">
            <text:p>1.427899</text:p>
          </table:table-cell>
          <table:table-cell office:value-type="float" office:value="7.146094" calcext:value-type="float">
            <text:p>7.146094</text:p>
          </table:table-cell>
          <table:table-cell office:value-type="float" office:value="3.225397" calcext:value-type="float">
            <text:p>3.225397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838937" calcext:value-type="float">
            <text:p>1.838937</text:p>
          </table:table-cell>
          <table:table-cell office:value-type="float" office:value="7.084685" calcext:value-type="float">
            <text:p>7.084685</text:p>
          </table:table-cell>
          <table:table-cell office:value-type="float" office:value="7.427871" calcext:value-type="float">
            <text:p>7.42787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594303" calcext:value-type="float">
            <text:p>1.594303</text:p>
          </table:table-cell>
          <table:table-cell office:value-type="float" office:value="10.15698" calcext:value-type="float">
            <text:p>10.15698</text:p>
          </table:table-cell>
          <table:table-cell office:value-type="float" office:value="3.683639" calcext:value-type="float">
            <text:p>3.683639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981077" calcext:value-type="float">
            <text:p>1.981077</text:p>
          </table:table-cell>
          <table:table-cell office:value-type="float" office:value="5.678855" calcext:value-type="float">
            <text:p>5.678855</text:p>
          </table:table-cell>
          <table:table-cell office:value-type="float" office:value="3.902323" calcext:value-type="float">
            <text:p>3.902323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570946" calcext:value-type="float">
            <text:p>1.570946</text:p>
          </table:table-cell>
          <table:table-cell office:value-type="float" office:value="5.833584" calcext:value-type="float">
            <text:p>5.833584</text:p>
          </table:table-cell>
          <table:table-cell office:value-type="float" office:value="4.261667" calcext:value-type="float">
            <text:p>4.261667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549605" calcext:value-type="float">
            <text:p>1.549605</text:p>
          </table:table-cell>
          <table:table-cell office:value-type="float" office:value="6.63971" calcext:value-type="float">
            <text:p>6.63971</text:p>
          </table:table-cell>
          <table:table-cell office:value-type="float" office:value="4.062875" calcext:value-type="float">
            <text:p>4.062875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.238712" calcext:value-type="float">
            <text:p>2.238712</text:p>
          </table:table-cell>
          <table:table-cell office:value-type="float" office:value="7.975842" calcext:value-type="float">
            <text:p>7.975842</text:p>
          </table:table-cell>
          <table:table-cell office:value-type="float" office:value="5.3902" calcext:value-type="float">
            <text:p>5.3902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399947" calcext:value-type="float">
            <text:p>2.399947</text:p>
          </table:table-cell>
          <table:table-cell office:value-type="float" office:value="4.951625" calcext:value-type="float">
            <text:p>4.951625</text:p>
          </table:table-cell>
          <table:table-cell office:value-type="float" office:value="6.790699" calcext:value-type="float">
            <text:p>6.790699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053903" calcext:value-type="float">
            <text:p>2.053903</text:p>
          </table:table-cell>
          <table:table-cell office:value-type="float" office:value="6.103152" calcext:value-type="float">
            <text:p>6.103152</text:p>
          </table:table-cell>
          <table:table-cell office:value-type="float" office:value="5.661009" calcext:value-type="float">
            <text:p>5.661009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632822" calcext:value-type="float">
            <text:p>1.632822</text:p>
          </table:table-cell>
          <table:table-cell office:value-type="float" office:value="6.519994" calcext:value-type="float">
            <text:p>6.519994</text:p>
          </table:table-cell>
          <table:table-cell office:value-type="float" office:value="5.862796" calcext:value-type="float">
            <text:p>5.862796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5771" calcext:value-type="float">
            <text:p>2.55771</text:p>
          </table:table-cell>
          <table:table-cell office:value-type="float" office:value="4.896343" calcext:value-type="float">
            <text:p>4.896343</text:p>
          </table:table-cell>
          <table:table-cell office:value-type="float" office:value="5.150765" calcext:value-type="float">
            <text:p>5.150765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813879" calcext:value-type="float">
            <text:p>1.813879</text:p>
          </table:table-cell>
          <table:table-cell office:value-type="float" office:value="6.689622" calcext:value-type="float">
            <text:p>6.689622</text:p>
          </table:table-cell>
          <table:table-cell office:value-type="float" office:value="5.101968" calcext:value-type="float">
            <text:p>5.101968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507651" calcext:value-type="float">
            <text:p>2.507651</text:p>
          </table:table-cell>
          <table:table-cell office:value-type="float" office:value="4.824684" calcext:value-type="float">
            <text:p>4.824684</text:p>
          </table:table-cell>
          <table:table-cell office:value-type="float" office:value="4.003549" calcext:value-type="float">
            <text:p>4.003549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584185" calcext:value-type="float">
            <text:p>1.584185</text:p>
          </table:table-cell>
          <table:table-cell office:value-type="float" office:value="5.892169" calcext:value-type="float">
            <text:p>5.892169</text:p>
          </table:table-cell>
          <table:table-cell office:value-type="float" office:value="3.690684" calcext:value-type="float">
            <text:p>3.690684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456983" calcext:value-type="float">
            <text:p>3.456983</text:p>
          </table:table-cell>
          <table:table-cell office:value-type="float" office:value="3.772397" calcext:value-type="float">
            <text:p>3.772397</text:p>
          </table:table-cell>
          <table:table-cell office:value-type="float" office:value="4.211618" calcext:value-type="float">
            <text:p>4.211618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191514" calcext:value-type="float">
            <text:p>2.191514</text:p>
          </table:table-cell>
          <table:table-cell office:value-type="float" office:value="5.112038" calcext:value-type="float">
            <text:p>5.112038</text:p>
          </table:table-cell>
          <table:table-cell office:value-type="float" office:value="5.109518" calcext:value-type="float">
            <text:p>5.109518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630296" calcext:value-type="float">
            <text:p>1.630296</text:p>
          </table:table-cell>
          <table:table-cell office:value-type="float" office:value="5.628963" calcext:value-type="float">
            <text:p>5.628963</text:p>
          </table:table-cell>
          <table:table-cell office:value-type="float" office:value="5.548387" calcext:value-type="float">
            <text:p>5.548387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715218" calcext:value-type="float">
            <text:p>1.715218</text:p>
          </table:table-cell>
          <table:table-cell office:value-type="float" office:value="5.274989" calcext:value-type="float">
            <text:p>5.274989</text:p>
          </table:table-cell>
          <table:table-cell office:value-type="float" office:value="4.385179" calcext:value-type="float">
            <text:p>4.385179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995362" calcext:value-type="float">
            <text:p>1.995362</text:p>
          </table:table-cell>
          <table:table-cell office:value-type="float" office:value="4.767878" calcext:value-type="float">
            <text:p>4.767878</text:p>
          </table:table-cell>
          <table:table-cell office:value-type="float" office:value="5.891224" calcext:value-type="float">
            <text:p>5.891224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937896" calcext:value-type="float">
            <text:p>1.937896</text:p>
          </table:table-cell>
          <table:table-cell office:value-type="float" office:value="3.500801" calcext:value-type="float">
            <text:p>3.500801</text:p>
          </table:table-cell>
          <table:table-cell office:value-type="float" office:value="6.116915" calcext:value-type="float">
            <text:p>6.116915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752064" calcext:value-type="float">
            <text:p>1.752064</text:p>
          </table:table-cell>
          <table:table-cell office:value-type="float" office:value="5.018615" calcext:value-type="float">
            <text:p>5.018615</text:p>
          </table:table-cell>
          <table:table-cell office:value-type="float" office:value="4.240017" calcext:value-type="float">
            <text:p>4.240017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52849" calcext:value-type="float">
            <text:p>1.52849</text:p>
          </table:table-cell>
          <table:table-cell office:value-type="float" office:value="3.00745" calcext:value-type="float">
            <text:p>3.00745</text:p>
          </table:table-cell>
          <table:table-cell office:value-type="float" office:value="4.699656" calcext:value-type="float">
            <text:p>4.699656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734697" calcext:value-type="float">
            <text:p>2.734697</text:p>
          </table:table-cell>
          <table:table-cell office:value-type="float" office:value="2.355258" calcext:value-type="float">
            <text:p>2.355258</text:p>
          </table:table-cell>
          <table:table-cell office:value-type="float" office:value="5.21939" calcext:value-type="float">
            <text:p>5.21939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73961" calcext:value-type="float">
            <text:p>1.73961</text:p>
          </table:table-cell>
          <table:table-cell office:value-type="float" office:value="2.598859" calcext:value-type="float">
            <text:p>2.598859</text:p>
          </table:table-cell>
          <table:table-cell office:value-type="float" office:value="5.910285" calcext:value-type="float">
            <text:p>5.910285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67038" calcext:value-type="float">
            <text:p>1.67038</text:p>
          </table:table-cell>
          <table:table-cell office:value-type="float" office:value="2.393349" calcext:value-type="float">
            <text:p>2.393349</text:p>
          </table:table-cell>
          <table:table-cell office:value-type="float" office:value="6.331956" calcext:value-type="float">
            <text:p>6.331956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50401" calcext:value-type="float">
            <text:p>1.450401</text:p>
          </table:table-cell>
          <table:table-cell office:value-type="float" office:value="3.665048" calcext:value-type="float">
            <text:p>3.665048</text:p>
          </table:table-cell>
          <table:table-cell office:value-type="float" office:value="5.479399" calcext:value-type="float">
            <text:p>5.479399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94514" calcext:value-type="float">
            <text:p>1.494514</text:p>
          </table:table-cell>
          <table:table-cell office:value-type="float" office:value="3.639124" calcext:value-type="float">
            <text:p>3.639124</text:p>
          </table:table-cell>
          <table:table-cell office:value-type="float" office:value="3.157102" calcext:value-type="float">
            <text:p>3.157102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.409962" calcext:value-type="float">
            <text:p>2.409962</text:p>
          </table:table-cell>
          <table:table-cell office:value-type="float" office:value="3.942878" calcext:value-type="float">
            <text:p>3.942878</text:p>
          </table:table-cell>
          <table:table-cell office:value-type="float" office:value="3.07964" calcext:value-type="float">
            <text:p>3.07964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929361" calcext:value-type="float">
            <text:p>1.929361</text:p>
          </table:table-cell>
          <table:table-cell office:value-type="float" office:value="4.363382" calcext:value-type="float">
            <text:p>4.363382</text:p>
          </table:table-cell>
          <table:table-cell office:value-type="float" office:value="4.708978" calcext:value-type="float">
            <text:p>4.708978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660221" calcext:value-type="float">
            <text:p>1.660221</text:p>
          </table:table-cell>
          <table:table-cell office:value-type="float" office:value="3.016842" calcext:value-type="float">
            <text:p>3.016842</text:p>
          </table:table-cell>
          <table:table-cell office:value-type="float" office:value="3.696002" calcext:value-type="float">
            <text:p>3.696002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729258" calcext:value-type="float">
            <text:p>1.729258</text:p>
          </table:table-cell>
          <table:table-cell office:value-type="float" office:value="3.053179" calcext:value-type="float">
            <text:p>3.053179</text:p>
          </table:table-cell>
          <table:table-cell office:value-type="float" office:value="3.471549" calcext:value-type="float">
            <text:p>3.47154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200003" calcext:value-type="float">
            <text:p>3.200003</text:p>
          </table:table-cell>
          <table:table-cell office:value-type="float" office:value="2.621045" calcext:value-type="float">
            <text:p>2.621045</text:p>
          </table:table-cell>
          <table:table-cell office:value-type="float" office:value="3.519567" calcext:value-type="float">
            <text:p>3.519567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.073875" calcext:value-type="float">
            <text:p>2.073875</text:p>
          </table:table-cell>
          <table:table-cell office:value-type="float" office:value="2.721387" calcext:value-type="float">
            <text:p>2.721387</text:p>
          </table:table-cell>
          <table:table-cell office:value-type="float" office:value="3.039642" calcext:value-type="float">
            <text:p>3.039642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680039" calcext:value-type="float">
            <text:p>1.680039</text:p>
          </table:table-cell>
          <table:table-cell office:value-type="float" office:value="2.879379" calcext:value-type="float">
            <text:p>2.879379</text:p>
          </table:table-cell>
          <table:table-cell office:value-type="float" office:value="2.675495" calcext:value-type="float">
            <text:p>2.675495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573176" calcext:value-type="float">
            <text:p>1.573176</text:p>
          </table:table-cell>
          <table:table-cell office:value-type="float" office:value="2.289927" calcext:value-type="float">
            <text:p>2.289927</text:p>
          </table:table-cell>
          <table:table-cell office:value-type="float" office:value="3.776883" calcext:value-type="float">
            <text:p>3.7768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619662" calcext:value-type="float">
            <text:p>1.619662</text:p>
          </table:table-cell>
          <table:table-cell office:value-type="float" office:value="1.958947" calcext:value-type="float">
            <text:p>1.958947</text:p>
          </table:table-cell>
          <table:table-cell office:value-type="float" office:value="3.012547" calcext:value-type="float">
            <text:p>3.012547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8696" calcext:value-type="float">
            <text:p>1.8696</text:p>
          </table:table-cell>
          <table:table-cell office:value-type="float" office:value="2.157765" calcext:value-type="float">
            <text:p>2.157765</text:p>
          </table:table-cell>
          <table:table-cell office:value-type="float" office:value="3.407916" calcext:value-type="float">
            <text:p>3.407916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716167" calcext:value-type="float">
            <text:p>1.716167</text:p>
          </table:table-cell>
          <table:table-cell office:value-type="float" office:value="2.541018" calcext:value-type="float">
            <text:p>2.541018</text:p>
          </table:table-cell>
          <table:table-cell office:value-type="float" office:value="3.107519" calcext:value-type="float">
            <text:p>3.107519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88693" calcext:value-type="float">
            <text:p>1.488693</text:p>
          </table:table-cell>
          <table:table-cell office:value-type="float" office:value="3.026692" calcext:value-type="float">
            <text:p>3.026692</text:p>
          </table:table-cell>
          <table:table-cell office:value-type="float" office:value="3.676221" calcext:value-type="float">
            <text:p>3.676221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95711" calcext:value-type="float">
            <text:p>1.495711</text:p>
          </table:table-cell>
          <table:table-cell office:value-type="float" office:value="3.12314" calcext:value-type="float">
            <text:p>3.12314</text:p>
          </table:table-cell>
          <table:table-cell office:value-type="float" office:value="3.8309" calcext:value-type="float">
            <text:p>3.8309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480518" calcext:value-type="float">
            <text:p>3.480518</text:p>
          </table:table-cell>
          <table:table-cell office:value-type="float" office:value="3.004588" calcext:value-type="float">
            <text:p>3.004588</text:p>
          </table:table-cell>
          <table:table-cell office:value-type="float" office:value="3.170648" calcext:value-type="float">
            <text:p>3.170648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507147" calcext:value-type="float">
            <text:p>1.507147</text:p>
          </table:table-cell>
          <table:table-cell office:value-type="float" office:value="2.630725" calcext:value-type="float">
            <text:p>2.630725</text:p>
          </table:table-cell>
          <table:table-cell office:value-type="float" office:value="3.612613" calcext:value-type="float">
            <text:p>3.612613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563715" calcext:value-type="float">
            <text:p>1.563715</text:p>
          </table:table-cell>
          <table:table-cell office:value-type="float" office:value="2.377352" calcext:value-type="float">
            <text:p>2.377352</text:p>
          </table:table-cell>
          <table:table-cell office:value-type="float" office:value="3.234635" calcext:value-type="float">
            <text:p>3.234635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1179" calcext:value-type="float">
            <text:p>1.471179</text:p>
          </table:table-cell>
          <table:table-cell office:value-type="float" office:value="2.523881" calcext:value-type="float">
            <text:p>2.523881</text:p>
          </table:table-cell>
          <table:table-cell office:value-type="float" office:value="2.018618" calcext:value-type="float">
            <text:p>2.01861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.238084" calcext:value-type="float">
            <text:p>2.238084</text:p>
          </table:table-cell>
          <table:table-cell office:value-type="float" office:value="2.52193" calcext:value-type="float">
            <text:p>2.52193</text:p>
          </table:table-cell>
          <table:table-cell office:value-type="float" office:value="1.853771" calcext:value-type="float">
            <text:p>1.853771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696906" calcext:value-type="float">
            <text:p>1.696906</text:p>
          </table:table-cell>
          <table:table-cell office:value-type="float" office:value="2.609377" calcext:value-type="float">
            <text:p>2.609377</text:p>
          </table:table-cell>
          <table:table-cell office:value-type="float" office:value="1.986015" calcext:value-type="float">
            <text:p>1.986015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.303821" calcext:value-type="float">
            <text:p>2.303821</text:p>
          </table:table-cell>
          <table:table-cell office:value-type="float" office:value="4.519172" calcext:value-type="float">
            <text:p>4.519172</text:p>
          </table:table-cell>
          <table:table-cell office:value-type="float" office:value="2.7009" calcext:value-type="float">
            <text:p>2.700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564678" calcext:value-type="float">
            <text:p>1.564678</text:p>
          </table:table-cell>
          <table:table-cell office:value-type="float" office:value="4.558857" calcext:value-type="float">
            <text:p>4.558857</text:p>
          </table:table-cell>
          <table:table-cell office:value-type="float" office:value="2.541728" calcext:value-type="float">
            <text:p>2.541728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.954508" calcext:value-type="float">
            <text:p>2.954508</text:p>
          </table:table-cell>
          <table:table-cell office:value-type="float" office:value="2.61505" calcext:value-type="float">
            <text:p>2.61505</text:p>
          </table:table-cell>
          <table:table-cell office:value-type="float" office:value="3.184956" calcext:value-type="float">
            <text:p>3.184956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894331" calcext:value-type="float">
            <text:p>1.894331</text:p>
          </table:table-cell>
          <table:table-cell office:value-type="float" office:value="2.697372" calcext:value-type="float">
            <text:p>2.697372</text:p>
          </table:table-cell>
          <table:table-cell office:value-type="float" office:value="3.188069" calcext:value-type="float">
            <text:p>3.18806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637308" calcext:value-type="float">
            <text:p>1.637308</text:p>
          </table:table-cell>
          <table:table-cell office:value-type="float" office:value="2.064177" calcext:value-type="float">
            <text:p>2.064177</text:p>
          </table:table-cell>
          <table:table-cell office:value-type="float" office:value="1.772419" calcext:value-type="float">
            <text:p>1.77241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399137" calcext:value-type="float">
            <text:p>1.399137</text:p>
          </table:table-cell>
          <table:table-cell office:value-type="float" office:value="2.495634" calcext:value-type="float">
            <text:p>2.495634</text:p>
          </table:table-cell>
          <table:table-cell office:value-type="float" office:value="1.773052" calcext:value-type="float">
            <text:p>1.7730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124762" calcext:value-type="float">
            <text:p>2.124762</text:p>
          </table:table-cell>
          <table:table-cell office:value-type="float" office:value="2.25155" calcext:value-type="float">
            <text:p>2.25155</text:p>
          </table:table-cell>
          <table:table-cell table:number-columns-repeated="12"/>
        </table:table-row>
      </table:table>
      <table:table table:name="meshLayout" table:style-name="ta1">
        <table:shapes>
          <draw:frame draw:z-index="0" draw:style-name="gr1" draw:text-style-name="P1" svg:width="6.2988in" svg:height="3.5429in" svg:x="3.7472in" svg:y="0.4366in">
            <draw:object draw:notify-on-update-of-ranges="meshLayout.A1:meshLayout.A1 meshLayout.A2:meshLayout.A301 meshLayout.B1:meshLayout.B1 meshLayout.B2:meshLayout.B301 meshLayout.C1:meshLayout.C1 meshLayout.C2:meshLayout.C3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 node ms</text:p>
          </table:table-cell>
          <table:table-cell office:value-type="string" calcext:value-type="string">
            <text:p>4 node ms</text:p>
          </table:table-cell>
          <table:table-cell office:value-type="string" calcext:value-type="string">
            <text:p>8 node ms</text:p>
          </table:table-cell>
          <table:table-cell table:number-columns-repeated="14"/>
        </table:table-row>
        <table:table-row table:style-name="ro1">
          <table:table-cell office:value-type="float" office:value="11.221052" calcext:value-type="float">
            <text:p>11.221052</text:p>
          </table:table-cell>
          <table:table-cell office:value-type="float" office:value="16.574422" calcext:value-type="float">
            <text:p>16.574422</text:p>
          </table:table-cell>
          <table:table-cell office:value-type="float" office:value="29.260585" calcext:value-type="float">
            <text:p>29.260585</text:p>
          </table:table-cell>
          <table:table-cell table:number-columns-repeated="11"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float" office:value="11.489357" calcext:value-type="float">
            <text:p>11.489357</text:p>
          </table:table-cell>
          <table:table-cell office:value-type="float" office:value="16.277782" calcext:value-type="float">
            <text:p>16.277782</text:p>
          </table:table-cell>
          <table:table-cell office:value-type="float" office:value="28.889372" calcext:value-type="float">
            <text:p>28.889372</text:p>
          </table:table-cell>
          <table:table-cell table:number-columns-repeated="11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0.863642" calcext:value-type="float">
            <text:p>10.863642</text:p>
          </table:table-cell>
          <table:table-cell office:value-type="float" office:value="15.934435" calcext:value-type="float">
            <text:p>15.934435</text:p>
          </table:table-cell>
          <table:table-cell office:value-type="float" office:value="34.720601" calcext:value-type="float">
            <text:p>34.720601</text:p>
          </table:table-cell>
          <table:table-cell table:number-columns-repeated="11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768006" calcext:value-type="float">
            <text:p>10.768006</text:p>
          </table:table-cell>
          <table:table-cell office:value-type="float" office:value="14.839856" calcext:value-type="float">
            <text:p>14.839856</text:p>
          </table:table-cell>
          <table:table-cell office:value-type="float" office:value="23.872709" calcext:value-type="float">
            <text:p>23.872709</text:p>
          </table:table-cell>
          <table:table-cell table:number-columns-repeated="12"/>
          <table:table-cell table:style-name="ce1" office:value-type="string" calcext:value-type="string">
            <text:p>1 node ms</text:p>
          </table:table-cell>
          <table:table-cell table:style-name="ce1" office:value-type="string" calcext:value-type="string">
            <text:p>4 node ms</text:p>
          </table:table-cell>
        </table:table-row>
        <table:table-row table:style-name="ro1">
          <table:table-cell office:value-type="float" office:value="11.130818" calcext:value-type="float">
            <text:p>11.130818</text:p>
          </table:table-cell>
          <table:table-cell office:value-type="float" office:value="16.989463" calcext:value-type="float">
            <text:p>16.989463</text:p>
          </table:table-cell>
          <table:table-cell office:value-type="float" office:value="23.539861" calcext:value-type="float">
            <text:p>23.539861</text:p>
          </table:table-cell>
          <table:table-cell table:number-columns-repeated="11"/>
          <table:table-cell office:value-type="string" calcext:value-type="string">
            <text:p>Mean</text:p>
          </table:table-cell>
          <table:table-cell table:formula="of:=AVERAGE([$meshLayout.$A$1:$meshLayout.$A$301])" office:value-type="float" office:value="12.22179566" calcext:value-type="float">
            <text:p>12.22179566</text:p>
          </table:table-cell>
          <table:table-cell table:formula="of:=AVERAGE([$meshLayout.$B$1:$meshLayout.$B$301])" office:value-type="float" office:value="15.2070432366667" calcext:value-type="float">
            <text:p>15.2070432366667</text:p>
          </table:table-cell>
        </table:table-row>
        <table:table-row table:style-name="ro1">
          <table:table-cell office:value-type="float" office:value="10.784426" calcext:value-type="float">
            <text:p>10.784426</text:p>
          </table:table-cell>
          <table:table-cell office:value-type="float" office:value="17.334283" calcext:value-type="float">
            <text:p>17.334283</text:p>
          </table:table-cell>
          <table:table-cell office:value-type="float" office:value="26.691598" calcext:value-type="float">
            <text:p>26.691598</text:p>
          </table:table-cell>
          <table:table-cell table:number-columns-repeated="11"/>
          <table:table-cell office:value-type="string" calcext:value-type="string">
            <text:p>Variance</text:p>
          </table:table-cell>
          <table:table-cell table:formula="of:=VAR([$meshLayout.$A$1:$meshLayout.$A$301])" office:value-type="float" office:value="4.27562825270728" calcext:value-type="float">
            <text:p>4.27562825270728</text:p>
          </table:table-cell>
          <table:table-cell table:formula="of:=VAR([$meshLayout.$B$1:$meshLayout.$B$301])" office:value-type="float" office:value="1.22504098887655" calcext:value-type="float">
            <text:p>1.22504098887655</text:p>
          </table:table-cell>
        </table:table-row>
        <table:table-row table:style-name="ro1">
          <table:table-cell office:value-type="float" office:value="13.228957" calcext:value-type="float">
            <text:p>13.228957</text:p>
          </table:table-cell>
          <table:table-cell office:value-type="float" office:value="16.143866" calcext:value-type="float">
            <text:p>16.143866</text:p>
          </table:table-cell>
          <table:table-cell office:value-type="float" office:value="24.463186" calcext:value-type="float">
            <text:p>24.463186</text:p>
          </table:table-cell>
          <table:table-cell table:number-columns-repeated="11"/>
          <table:table-cell office:value-type="string" calcext:value-type="string">
            <text:p>Observations</text:p>
          </table:table-cell>
          <table:table-cell table:formula="of:=COUNT([$meshLayout.$A$1:$meshLayout.$A$301])" office:value-type="float" office:value="300" calcext:value-type="float">
            <text:p>300</text:p>
          </table:table-cell>
          <table:table-cell table:formula="of:=COUNT([$meshLayout.$B$1:$meshLayout.$B$301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.476373" calcext:value-type="float">
            <text:p>13.476373</text:p>
          </table:table-cell>
          <table:table-cell office:value-type="float" office:value="14.064572" calcext:value-type="float">
            <text:p>14.064572</text:p>
          </table:table-cell>
          <table:table-cell office:value-type="float" office:value="26.550617" calcext:value-type="float">
            <text:p>26.550617</text:p>
          </table:table-cell>
          <table:table-cell table:number-columns-repeated="11"/>
          <table:table-cell office:value-type="string" calcext:value-type="string">
            <text:p>Pearson Correlation</text:p>
          </table:table-cell>
          <table:table-cell table:formula="of:=CORREL([$meshLayout.$A$1:$meshLayout.$A$301];[$meshLayout.$B$1:$meshLayout.$B$301])" office:value-type="float" office:value="0.0246677117413453" calcext:value-type="float">
            <text:p>0.024667711741345</text:p>
          </table:table-cell>
          <table:table-cell/>
        </table:table-row>
        <table:table-row table:style-name="ro1">
          <table:table-cell office:value-type="float" office:value="10.923711" calcext:value-type="float">
            <text:p>10.923711</text:p>
          </table:table-cell>
          <table:table-cell office:value-type="float" office:value="13.956805" calcext:value-type="float">
            <text:p>13.956805</text:p>
          </table:table-cell>
          <table:table-cell office:value-type="float" office:value="23.221509" calcext:value-type="float">
            <text:p>23.221509</text:p>
          </table:table-cell>
          <table:table-cell table:number-columns-repeated="11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meshLayout.$A$1:$meshLayout.$A$301]); 1; 0) * IF(ISNUMBER([$meshLayout.$B$1:$meshLayout.$B$301]); 1; 0)); [$meshLayout.$A$1:$meshLayout.$A$301] - [$meshLayout.$B$1:$meshLayout.$B$301]; &quot;NA&quot;))" office:value-type="float" office:value="-2.98524757666667" calcext:value-type="float">
            <text:p>-2.98524757666667</text:p>
          </table:table-cell>
          <table:table-cell/>
        </table:table-row>
        <table:table-row table:style-name="ro1">
          <table:table-cell office:value-type="float" office:value="13.773501" calcext:value-type="float">
            <text:p>13.773501</text:p>
          </table:table-cell>
          <table:table-cell office:value-type="float" office:value="14.543878" calcext:value-type="float">
            <text:p>14.543878</text:p>
          </table:table-cell>
          <table:table-cell office:value-type="float" office:value="19.080553" calcext:value-type="float">
            <text:p>19.080553</text:p>
          </table:table-cell>
          <table:table-cell table:number-columns-repeated="11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meshLayout.$A$1:$meshLayout.$A$301]); 1; 0) * IF(ISNUMBER([$meshLayout.$B$1:$meshLayout.$B$301]); 1; 0)); [$meshLayout.$A$1:$meshLayout.$A$301] - [$meshLayout.$B$1:$meshLayout.$B$301]; &quot;NA&quot;))" office:value-type="float" office:value="5.38775879125099" calcext:value-type="float">
            <text:p>5.38775879125099</text:p>
          </table:table-cell>
          <table:table-cell/>
        </table:table-row>
        <table:table-row table:style-name="ro1">
          <table:table-cell office:value-type="float" office:value="13.197609" calcext:value-type="float">
            <text:p>13.197609</text:p>
          </table:table-cell>
          <table:table-cell office:value-type="float" office:value="13.408422" calcext:value-type="float">
            <text:p>13.408422</text:p>
          </table:table-cell>
          <table:table-cell office:value-type="float" office:value="23.087655" calcext:value-type="float">
            <text:p>23.087655</text:p>
          </table:table-cell>
          <table:table-cell table:number-columns-repeated="11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meshLayout.$A$1:$meshLayout.$A$301]); 1; 0) * IF(ISNUMBER([$meshLayout.$B$1:$meshLayout.$B$301]); 1; 0)) - 1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12.826379" calcext:value-type="float">
            <text:p>12.826379</text:p>
          </table:table-cell>
          <table:table-cell office:value-type="float" office:value="13.146434" calcext:value-type="float">
            <text:p>13.146434</text:p>
          </table:table-cell>
          <table:table-cell office:value-type="float" office:value="26.515083" calcext:value-type="float">
            <text:p>26.515083</text:p>
          </table:table-cell>
          <table:table-cell table:number-columns-repeated="11"/>
          <table:table-cell office:value-type="string" calcext:value-type="string">
            <text:p>t Stat</text:p>
          </table:table-cell>
          <table:table-cell table:formula="of:=([$meshLayout.$P$10] - [$meshLayout.$P$4]) / ([$meshLayout.$P$11] / ( [$meshLayout.$P$12] + 1)) ^ 0.5" office:value-type="float" office:value="-22.2759846379215" calcext:value-type="float">
            <text:p>-22.2759846379215</text:p>
          </table:table-cell>
          <table:table-cell/>
        </table:table-row>
        <table:table-row table:style-name="ro1">
          <table:table-cell office:value-type="float" office:value="10.56778" calcext:value-type="float">
            <text:p>10.56778</text:p>
          </table:table-cell>
          <table:table-cell office:value-type="float" office:value="15.119651" calcext:value-type="float">
            <text:p>15.119651</text:p>
          </table:table-cell>
          <table:table-cell office:value-type="float" office:value="22.561917" calcext:value-type="float">
            <text:p>22.561917</text:p>
          </table:table-cell>
          <table:table-cell table:number-columns-repeated="11"/>
          <table:table-cell office:value-type="string" calcext:value-type="string">
            <text:p>P (T&lt;=t) one-tail</text:p>
          </table:table-cell>
          <table:table-cell table:formula="of:=LEGACY.TDIST(ABS([$meshLayout.$P$13]); [$meshLayout.$P$12]; 1)" office:value-type="float" office:value="9.00091211587674E-066" calcext:value-type="float">
            <text:p>9.00091211587674E-66</text:p>
          </table:table-cell>
          <table:table-cell/>
        </table:table-row>
        <table:table-row table:style-name="ro1">
          <table:table-cell office:value-type="float" office:value="12.239074" calcext:value-type="float">
            <text:p>12.239074</text:p>
          </table:table-cell>
          <table:table-cell office:value-type="float" office:value="15.161393" calcext:value-type="float">
            <text:p>15.161393</text:p>
          </table:table-cell>
          <table:table-cell office:value-type="float" office:value="26.29653" calcext:value-type="float">
            <text:p>26.29653</text:p>
          </table:table-cell>
          <table:table-cell table:number-columns-repeated="11"/>
          <table:table-cell office:value-type="string" calcext:value-type="string">
            <text:p>t Critical one-tail</text:p>
          </table:table-cell>
          <table:table-cell table:formula="of:=TINV(2*[$meshLayout.$P$3]; [$meshLayout.$P$12])" office:value-type="float" office:value="1.6499657674264" calcext:value-type="float">
            <text:p>1.6499657674264</text:p>
          </table:table-cell>
          <table:table-cell/>
        </table:table-row>
        <table:table-row table:style-name="ro1">
          <table:table-cell office:value-type="float" office:value="12.765772" calcext:value-type="float">
            <text:p>12.765772</text:p>
          </table:table-cell>
          <table:table-cell office:value-type="float" office:value="15.509491" calcext:value-type="float">
            <text:p>15.509491</text:p>
          </table:table-cell>
          <table:table-cell office:value-type="float" office:value="22.529845" calcext:value-type="float">
            <text:p>22.529845</text:p>
          </table:table-cell>
          <table:table-cell table:number-columns-repeated="11"/>
          <table:table-cell office:value-type="string" calcext:value-type="string">
            <text:p>P (T&lt;=t) two-tail</text:p>
          </table:table-cell>
          <table:table-cell table:formula="of:=LEGACY.TDIST(ABS([$meshLayout.$P$13]); [$meshLayout.$P$12]; 2)" office:value-type="float" office:value="1.80018242317535E-065" calcext:value-type="float">
            <text:p>1.80018242317535E-65</text:p>
          </table:table-cell>
          <table:table-cell/>
        </table:table-row>
        <table:table-row table:style-name="ro1">
          <table:table-cell office:value-type="float" office:value="11.429783" calcext:value-type="float">
            <text:p>11.429783</text:p>
          </table:table-cell>
          <table:table-cell office:value-type="float" office:value="15.277888" calcext:value-type="float">
            <text:p>15.277888</text:p>
          </table:table-cell>
          <table:table-cell office:value-type="float" office:value="23.417545" calcext:value-type="float">
            <text:p>23.417545</text:p>
          </table:table-cell>
          <table:table-cell table:number-columns-repeated="11"/>
          <table:table-cell office:value-type="string" calcext:value-type="string">
            <text:p>t Critical two-tail</text:p>
          </table:table-cell>
          <table:table-cell table:formula="of:=TINV([$meshLayout.$P$3]; [$meshLayout.$P$12])" office:value-type="float" office:value="1.96792966906567" calcext:value-type="float">
            <text:p>1.96792966906567</text:p>
          </table:table-cell>
          <table:table-cell/>
        </table:table-row>
        <table:table-row table:style-name="ro1">
          <table:table-cell office:value-type="float" office:value="10.330615" calcext:value-type="float">
            <text:p>10.330615</text:p>
          </table:table-cell>
          <table:table-cell office:value-type="float" office:value="15.247026" calcext:value-type="float">
            <text:p>15.247026</text:p>
          </table:table-cell>
          <table:table-cell office:value-type="float" office:value="26.270316" calcext:value-type="float">
            <text:p>26.270316</text:p>
          </table:table-cell>
          <table:table-cell table:number-columns-repeated="14"/>
        </table:table-row>
        <table:table-row table:style-name="ro1">
          <table:table-cell office:value-type="float" office:value="12.479434" calcext:value-type="float">
            <text:p>12.479434</text:p>
          </table:table-cell>
          <table:table-cell office:value-type="float" office:value="15.60096" calcext:value-type="float">
            <text:p>15.60096</text:p>
          </table:table-cell>
          <table:table-cell office:value-type="float" office:value="21.776749" calcext:value-type="float">
            <text:p>21.776749</text:p>
          </table:table-cell>
          <table:table-cell table:number-columns-repeated="14"/>
        </table:table-row>
        <table:table-row table:style-name="ro1">
          <table:table-cell office:value-type="float" office:value="12.201753" calcext:value-type="float">
            <text:p>12.201753</text:p>
          </table:table-cell>
          <table:table-cell office:value-type="float" office:value="15.093916" calcext:value-type="float">
            <text:p>15.093916</text:p>
          </table:table-cell>
          <table:table-cell office:value-type="float" office:value="23.196472" calcext:value-type="float">
            <text:p>23.196472</text:p>
          </table:table-cell>
          <table:table-cell table:number-columns-repeated="14"/>
        </table:table-row>
        <table:table-row table:style-name="ro1">
          <table:table-cell office:value-type="float" office:value="10.476824" calcext:value-type="float">
            <text:p>10.476824</text:p>
          </table:table-cell>
          <table:table-cell office:value-type="float" office:value="13.737555" calcext:value-type="float">
            <text:p>13.737555</text:p>
          </table:table-cell>
          <table:table-cell office:value-type="float" office:value="25.355484" calcext:value-type="float">
            <text:p>25.355484</text:p>
          </table:table-cell>
          <table:table-cell table:number-columns-repeated="11"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float" office:value="12.384411" calcext:value-type="float">
            <text:p>12.384411</text:p>
          </table:table-cell>
          <table:table-cell office:value-type="float" office:value="15.219021" calcext:value-type="float">
            <text:p>15.219021</text:p>
          </table:table-cell>
          <table:table-cell office:value-type="float" office:value="26.174007" calcext:value-type="float">
            <text:p>26.174007</text:p>
          </table:table-cell>
          <table:table-cell table:number-columns-repeated="11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.947084" calcext:value-type="float">
            <text:p>11.947084</text:p>
          </table:table-cell>
          <table:table-cell office:value-type="float" office:value="15.50165" calcext:value-type="float">
            <text:p>15.50165</text:p>
          </table:table-cell>
          <table:table-cell office:value-type="float" office:value="26.932612" calcext:value-type="float">
            <text:p>26.932612</text:p>
          </table:table-cell>
          <table:table-cell table:number-columns-repeated="11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.969014" calcext:value-type="float">
            <text:p>10.969014</text:p>
          </table:table-cell>
          <table:table-cell office:value-type="float" office:value="15.128044" calcext:value-type="float">
            <text:p>15.128044</text:p>
          </table:table-cell>
          <table:table-cell office:value-type="float" office:value="27.884291" calcext:value-type="float">
            <text:p>27.884291</text:p>
          </table:table-cell>
          <table:table-cell table:number-columns-repeated="12"/>
          <table:table-cell table:style-name="ce1" office:value-type="string" calcext:value-type="string">
            <text:p>4 node ms</text:p>
          </table:table-cell>
          <table:table-cell table:style-name="ce1" office:value-type="string" calcext:value-type="string">
            <text:p>8 node ms</text:p>
          </table:table-cell>
        </table:table-row>
        <table:table-row table:style-name="ro1">
          <table:table-cell office:value-type="float" office:value="12.557456" calcext:value-type="float">
            <text:p>12.557456</text:p>
          </table:table-cell>
          <table:table-cell office:value-type="float" office:value="14.398517" calcext:value-type="float">
            <text:p>14.398517</text:p>
          </table:table-cell>
          <table:table-cell office:value-type="float" office:value="25.497357" calcext:value-type="float">
            <text:p>25.497357</text:p>
          </table:table-cell>
          <table:table-cell table:number-columns-repeated="11"/>
          <table:table-cell office:value-type="string" calcext:value-type="string">
            <text:p>Mean</text:p>
          </table:table-cell>
          <table:table-cell table:formula="of:=AVERAGE([$meshLayout.$B$1:$meshLayout.$B$301])" office:value-type="float" office:value="15.2070432366667" calcext:value-type="float">
            <text:p>15.2070432366667</text:p>
          </table:table-cell>
          <table:table-cell table:formula="of:=AVERAGE([$meshLayout.$C$1:$meshLayout.$C$301])" office:value-type="float" office:value="23.1398282066667" calcext:value-type="float">
            <text:p>23.1398282066667</text:p>
          </table:table-cell>
        </table:table-row>
        <table:table-row table:style-name="ro1">
          <table:table-cell office:value-type="float" office:value="12.882614" calcext:value-type="float">
            <text:p>12.882614</text:p>
          </table:table-cell>
          <table:table-cell office:value-type="float" office:value="15.703741" calcext:value-type="float">
            <text:p>15.703741</text:p>
          </table:table-cell>
          <table:table-cell office:value-type="float" office:value="23.359047" calcext:value-type="float">
            <text:p>23.359047</text:p>
          </table:table-cell>
          <table:table-cell table:number-columns-repeated="11"/>
          <table:table-cell office:value-type="string" calcext:value-type="string">
            <text:p>Variance</text:p>
          </table:table-cell>
          <table:table-cell table:formula="of:=VAR([$meshLayout.$B$1:$meshLayout.$B$301])" office:value-type="float" office:value="1.22504098887655" calcext:value-type="float">
            <text:p>1.22504098887655</text:p>
          </table:table-cell>
          <table:table-cell table:formula="of:=VAR([$meshLayout.$C$1:$meshLayout.$C$301])" office:value-type="float" office:value="5.22371933516785" calcext:value-type="float">
            <text:p>5.22371933516785</text:p>
          </table:table-cell>
        </table:table-row>
        <table:table-row table:style-name="ro1">
          <table:table-cell office:value-type="float" office:value="11.94991" calcext:value-type="float">
            <text:p>11.94991</text:p>
          </table:table-cell>
          <table:table-cell office:value-type="float" office:value="15.73789" calcext:value-type="float">
            <text:p>15.73789</text:p>
          </table:table-cell>
          <table:table-cell office:value-type="float" office:value="23.121358" calcext:value-type="float">
            <text:p>23.121358</text:p>
          </table:table-cell>
          <table:table-cell table:number-columns-repeated="11"/>
          <table:table-cell office:value-type="string" calcext:value-type="string">
            <text:p>Observations</text:p>
          </table:table-cell>
          <table:table-cell table:formula="of:=COUNT([$meshLayout.$B$1:$meshLayout.$B$301])" office:value-type="float" office:value="300" calcext:value-type="float">
            <text:p>300</text:p>
          </table:table-cell>
          <table:table-cell table:formula="of:=COUNT([$meshLayout.$C$1:$meshLayout.$C$301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.022175" calcext:value-type="float">
            <text:p>11.022175</text:p>
          </table:table-cell>
          <table:table-cell office:value-type="float" office:value="15.754231" calcext:value-type="float">
            <text:p>15.754231</text:p>
          </table:table-cell>
          <table:table-cell office:value-type="float" office:value="22.540145" calcext:value-type="float">
            <text:p>22.540145</text:p>
          </table:table-cell>
          <table:table-cell table:number-columns-repeated="11"/>
          <table:table-cell office:value-type="string" calcext:value-type="string">
            <text:p>Pearson Correlation</text:p>
          </table:table-cell>
          <table:table-cell table:formula="of:=CORREL([$meshLayout.$B$1:$meshLayout.$B$301];[$meshLayout.$C$1:$meshLayout.$C$301])" office:value-type="float" office:value="-0.0101567046262829" calcext:value-type="float">
            <text:p>-0.010156704626283</text:p>
          </table:table-cell>
          <table:table-cell/>
        </table:table-row>
        <table:table-row table:style-name="ro1">
          <table:table-cell office:value-type="float" office:value="12.352444" calcext:value-type="float">
            <text:p>12.352444</text:p>
          </table:table-cell>
          <table:table-cell office:value-type="float" office:value="15.913778" calcext:value-type="float">
            <text:p>15.913778</text:p>
          </table:table-cell>
          <table:table-cell office:value-type="float" office:value="24.674524" calcext:value-type="float">
            <text:p>24.674524</text:p>
          </table:table-cell>
          <table:table-cell table:number-columns-repeated="11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meshLayout.$B$1:$meshLayout.$B$301]); 1; 0) * IF(ISNUMBER([$meshLayout.$C$1:$meshLayout.$C$301]); 1; 0)); [$meshLayout.$B$1:$meshLayout.$B$301] - [$meshLayout.$C$1:$meshLayout.$C$301]; &quot;NA&quot;))" office:value-type="float" office:value="-7.93278497" calcext:value-type="float">
            <text:p>-7.93278497</text:p>
          </table:table-cell>
          <table:table-cell/>
        </table:table-row>
        <table:table-row table:style-name="ro1">
          <table:table-cell office:value-type="float" office:value="11.986908" calcext:value-type="float">
            <text:p>11.986908</text:p>
          </table:table-cell>
          <table:table-cell office:value-type="float" office:value="17.371247" calcext:value-type="float">
            <text:p>17.371247</text:p>
          </table:table-cell>
          <table:table-cell office:value-type="float" office:value="21.993349" calcext:value-type="float">
            <text:p>21.993349</text:p>
          </table:table-cell>
          <table:table-cell table:number-columns-repeated="11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meshLayout.$B$1:$meshLayout.$B$301]); 1; 0) * IF(ISNUMBER([$meshLayout.$C$1:$meshLayout.$C$301]); 1; 0)); [$meshLayout.$B$1:$meshLayout.$B$301] - [$meshLayout.$C$1:$meshLayout.$C$301]; &quot;NA&quot;))" office:value-type="float" office:value="6.50014670659348" calcext:value-type="float">
            <text:p>6.50014670659348</text:p>
          </table:table-cell>
          <table:table-cell/>
        </table:table-row>
        <table:table-row table:style-name="ro1">
          <table:table-cell office:value-type="float" office:value="11.460576" calcext:value-type="float">
            <text:p>11.460576</text:p>
          </table:table-cell>
          <table:table-cell office:value-type="float" office:value="17.719871" calcext:value-type="float">
            <text:p>17.719871</text:p>
          </table:table-cell>
          <table:table-cell office:value-type="float" office:value="22.603958" calcext:value-type="float">
            <text:p>22.603958</text:p>
          </table:table-cell>
          <table:table-cell table:number-columns-repeated="11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meshLayout.$B$1:$meshLayout.$B$301]); 1; 0) * IF(ISNUMBER([$meshLayout.$C$1:$meshLayout.$C$301]); 1; 0)) - 1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10.540052" calcext:value-type="float">
            <text:p>10.540052</text:p>
          </table:table-cell>
          <table:table-cell office:value-type="float" office:value="18.510558" calcext:value-type="float">
            <text:p>18.510558</text:p>
          </table:table-cell>
          <table:table-cell office:value-type="float" office:value="26.386718" calcext:value-type="float">
            <text:p>26.386718</text:p>
          </table:table-cell>
          <table:table-cell table:number-columns-repeated="11"/>
          <table:table-cell office:value-type="string" calcext:value-type="string">
            <text:p>t Stat</text:p>
          </table:table-cell>
          <table:table-cell table:formula="of:=([$meshLayout.$P$29] - [$meshLayout.$P$23]) / ([$meshLayout.$P$30] / ( [$meshLayout.$P$31] + 1)) ^ 0.5" office:value-type="float" office:value="-53.8920532550354" calcext:value-type="float">
            <text:p>-53.8920532550354</text:p>
          </table:table-cell>
          <table:table-cell/>
        </table:table-row>
        <table:table-row table:style-name="ro1">
          <table:table-cell office:value-type="float" office:value="12.330696" calcext:value-type="float">
            <text:p>12.330696</text:p>
          </table:table-cell>
          <table:table-cell office:value-type="float" office:value="18.468406" calcext:value-type="float">
            <text:p>18.468406</text:p>
          </table:table-cell>
          <table:table-cell office:value-type="float" office:value="25.922719" calcext:value-type="float">
            <text:p>25.922719</text:p>
          </table:table-cell>
          <table:table-cell table:number-columns-repeated="11"/>
          <table:table-cell office:value-type="string" calcext:value-type="string">
            <text:p>P (T&lt;=t) one-tail</text:p>
          </table:table-cell>
          <table:table-cell table:formula="of:=LEGACY.TDIST(ABS([$meshLayout.$P$32]); [$meshLayout.$P$31]; 1)" office:value-type="float" office:value="2.56305312975861E-156" calcext:value-type="float">
            <text:p>2.56305312975861E-156</text:p>
          </table:table-cell>
          <table:table-cell/>
        </table:table-row>
        <table:table-row table:style-name="ro1">
          <table:table-cell office:value-type="float" office:value="10.927216" calcext:value-type="float">
            <text:p>10.927216</text:p>
          </table:table-cell>
          <table:table-cell office:value-type="float" office:value="14.869062" calcext:value-type="float">
            <text:p>14.869062</text:p>
          </table:table-cell>
          <table:table-cell office:value-type="float" office:value="29.456539" calcext:value-type="float">
            <text:p>29.456539</text:p>
          </table:table-cell>
          <table:table-cell table:number-columns-repeated="11"/>
          <table:table-cell office:value-type="string" calcext:value-type="string">
            <text:p>t Critical one-tail</text:p>
          </table:table-cell>
          <table:table-cell table:formula="of:=TINV(2*[$meshLayout.$P$22]; [$meshLayout.$P$31])" office:value-type="float" office:value="1.6499657674264" calcext:value-type="float">
            <text:p>1.6499657674264</text:p>
          </table:table-cell>
          <table:table-cell/>
        </table:table-row>
        <table:table-row table:style-name="ro1">
          <table:table-cell office:value-type="float" office:value="11.21429" calcext:value-type="float">
            <text:p>11.21429</text:p>
          </table:table-cell>
          <table:table-cell office:value-type="float" office:value="15.858568" calcext:value-type="float">
            <text:p>15.858568</text:p>
          </table:table-cell>
          <table:table-cell office:value-type="float" office:value="22.864973" calcext:value-type="float">
            <text:p>22.864973</text:p>
          </table:table-cell>
          <table:table-cell table:number-columns-repeated="11"/>
          <table:table-cell office:value-type="string" calcext:value-type="string">
            <text:p>P (T&lt;=t) two-tail</text:p>
          </table:table-cell>
          <table:table-cell table:formula="of:=LEGACY.TDIST(ABS([$meshLayout.$P$32]); [$meshLayout.$P$31]; 2)" office:value-type="float" office:value="5.12610625951723E-156" calcext:value-type="float">
            <text:p>5.12610625951723E-156</text:p>
          </table:table-cell>
          <table:table-cell/>
        </table:table-row>
        <table:table-row table:style-name="ro1">
          <table:table-cell office:value-type="float" office:value="12.323244" calcext:value-type="float">
            <text:p>12.323244</text:p>
          </table:table-cell>
          <table:table-cell office:value-type="float" office:value="14.530578" calcext:value-type="float">
            <text:p>14.530578</text:p>
          </table:table-cell>
          <table:table-cell office:value-type="float" office:value="22.784856" calcext:value-type="float">
            <text:p>22.784856</text:p>
          </table:table-cell>
          <table:table-cell table:number-columns-repeated="11"/>
          <table:table-cell office:value-type="string" calcext:value-type="string">
            <text:p>t Critical two-tail</text:p>
          </table:table-cell>
          <table:table-cell table:formula="of:=TINV([$meshLayout.$P$22]; [$meshLayout.$P$31])" office:value-type="float" office:value="1.96792966906567" calcext:value-type="float">
            <text:p>1.96792966906567</text:p>
          </table:table-cell>
          <table:table-cell/>
        </table:table-row>
        <table:table-row table:style-name="ro1">
          <table:table-cell office:value-type="float" office:value="12.292974" calcext:value-type="float">
            <text:p>12.292974</text:p>
          </table:table-cell>
          <table:table-cell office:value-type="float" office:value="15.5316" calcext:value-type="float">
            <text:p>15.5316</text:p>
          </table:table-cell>
          <table:table-cell office:value-type="float" office:value="23.404496" calcext:value-type="float">
            <text:p>23.404496</text:p>
          </table:table-cell>
          <table:table-cell table:number-columns-repeated="14"/>
        </table:table-row>
        <table:table-row table:style-name="ro1">
          <table:table-cell office:value-type="float" office:value="10.232151" calcext:value-type="float">
            <text:p>10.232151</text:p>
          </table:table-cell>
          <table:table-cell office:value-type="float" office:value="13.984668" calcext:value-type="float">
            <text:p>13.984668</text:p>
          </table:table-cell>
          <table:table-cell office:value-type="float" office:value="23.459152" calcext:value-type="float">
            <text:p>23.459152</text:p>
          </table:table-cell>
          <table:table-cell table:number-columns-repeated="14"/>
        </table:table-row>
        <table:table-row table:style-name="ro1">
          <table:table-cell office:value-type="float" office:value="12.63837" calcext:value-type="float">
            <text:p>12.63837</text:p>
          </table:table-cell>
          <table:table-cell office:value-type="float" office:value="13.165092" calcext:value-type="float">
            <text:p>13.165092</text:p>
          </table:table-cell>
          <table:table-cell office:value-type="float" office:value="24.10875" calcext:value-type="float">
            <text:p>24.10875</text:p>
          </table:table-cell>
          <table:table-cell table:number-columns-repeated="14"/>
        </table:table-row>
        <table:table-row table:style-name="ro1">
          <table:table-cell office:value-type="float" office:value="11.502562" calcext:value-type="float">
            <text:p>11.502562</text:p>
          </table:table-cell>
          <table:table-cell office:value-type="float" office:value="13.081016" calcext:value-type="float">
            <text:p>13.081016</text:p>
          </table:table-cell>
          <table:table-cell office:value-type="float" office:value="24.462619" calcext:value-type="float">
            <text:p>24.462619</text:p>
          </table:table-cell>
          <table:table-cell table:number-columns-repeated="14"/>
        </table:table-row>
        <table:table-row table:style-name="ro1">
          <table:table-cell office:value-type="float" office:value="10.296758" calcext:value-type="float">
            <text:p>10.296758</text:p>
          </table:table-cell>
          <table:table-cell office:value-type="float" office:value="13.60453" calcext:value-type="float">
            <text:p>13.60453</text:p>
          </table:table-cell>
          <table:table-cell office:value-type="float" office:value="23.092804" calcext:value-type="float">
            <text:p>23.092804</text:p>
          </table:table-cell>
          <table:table-cell table:number-columns-repeated="14"/>
        </table:table-row>
        <table:table-row table:style-name="ro1">
          <table:table-cell office:value-type="float" office:value="12.314083" calcext:value-type="float">
            <text:p>12.314083</text:p>
          </table:table-cell>
          <table:table-cell office:value-type="float" office:value="13.661859" calcext:value-type="float">
            <text:p>13.661859</text:p>
          </table:table-cell>
          <table:table-cell office:value-type="float" office:value="23.323291" calcext:value-type="float">
            <text:p>23.323291</text:p>
          </table:table-cell>
          <table:table-cell table:number-columns-repeated="14"/>
        </table:table-row>
        <table:table-row table:style-name="ro1">
          <table:table-cell office:value-type="float" office:value="24.022643" calcext:value-type="float">
            <text:p>24.022643</text:p>
          </table:table-cell>
          <table:table-cell office:value-type="float" office:value="16.464662" calcext:value-type="float">
            <text:p>16.464662</text:p>
          </table:table-cell>
          <table:table-cell office:value-type="float" office:value="20.795418" calcext:value-type="float">
            <text:p>20.795418</text:p>
          </table:table-cell>
          <table:table-cell table:number-columns-repeated="14"/>
        </table:table-row>
        <table:table-row table:style-name="ro1">
          <table:table-cell office:value-type="float" office:value="19.51245" calcext:value-type="float">
            <text:p>19.51245</text:p>
          </table:table-cell>
          <table:table-cell office:value-type="float" office:value="16.502261" calcext:value-type="float">
            <text:p>16.502261</text:p>
          </table:table-cell>
          <table:table-cell office:value-type="float" office:value="20.071205" calcext:value-type="float">
            <text:p>20.071205</text:p>
          </table:table-cell>
          <table:table-cell table:number-columns-repeated="14"/>
        </table:table-row>
        <table:table-row table:style-name="ro1">
          <table:table-cell office:value-type="float" office:value="22.176956" calcext:value-type="float">
            <text:p>22.176956</text:p>
          </table:table-cell>
          <table:table-cell office:value-type="float" office:value="17.359958" calcext:value-type="float">
            <text:p>17.359958</text:p>
          </table:table-cell>
          <table:table-cell office:value-type="float" office:value="20.833128" calcext:value-type="float">
            <text:p>20.833128</text:p>
          </table:table-cell>
          <table:table-cell table:number-columns-repeated="14"/>
        </table:table-row>
        <table:table-row table:style-name="ro1">
          <table:table-cell office:value-type="float" office:value="15.840044" calcext:value-type="float">
            <text:p>15.840044</text:p>
          </table:table-cell>
          <table:table-cell office:value-type="float" office:value="16.440956" calcext:value-type="float">
            <text:p>16.440956</text:p>
          </table:table-cell>
          <table:table-cell office:value-type="float" office:value="21.998913" calcext:value-type="float">
            <text:p>21.998913</text:p>
          </table:table-cell>
          <table:table-cell table:number-columns-repeated="14"/>
        </table:table-row>
        <table:table-row table:style-name="ro1">
          <table:table-cell office:value-type="float" office:value="13.488048" calcext:value-type="float">
            <text:p>13.488048</text:p>
          </table:table-cell>
          <table:table-cell office:value-type="float" office:value="17.751203" calcext:value-type="float">
            <text:p>17.751203</text:p>
          </table:table-cell>
          <table:table-cell office:value-type="float" office:value="22.293425" calcext:value-type="float">
            <text:p>22.293425</text:p>
          </table:table-cell>
          <table:table-cell table:number-columns-repeated="14"/>
        </table:table-row>
        <table:table-row table:style-name="ro1">
          <table:table-cell office:value-type="float" office:value="10.63295" calcext:value-type="float">
            <text:p>10.63295</text:p>
          </table:table-cell>
          <table:table-cell office:value-type="float" office:value="17.453221" calcext:value-type="float">
            <text:p>17.453221</text:p>
          </table:table-cell>
          <table:table-cell office:value-type="float" office:value="24.231489" calcext:value-type="float">
            <text:p>24.231489</text:p>
          </table:table-cell>
          <table:table-cell table:number-columns-repeated="14"/>
        </table:table-row>
        <table:table-row table:style-name="ro1">
          <table:table-cell office:value-type="float" office:value="11.234365" calcext:value-type="float">
            <text:p>11.234365</text:p>
          </table:table-cell>
          <table:table-cell office:value-type="float" office:value="17.676934" calcext:value-type="float">
            <text:p>17.676934</text:p>
          </table:table-cell>
          <table:table-cell office:value-type="float" office:value="25.245458" calcext:value-type="float">
            <text:p>25.245458</text:p>
          </table:table-cell>
          <table:table-cell table:number-columns-repeated="14"/>
        </table:table-row>
        <table:table-row table:style-name="ro1">
          <table:table-cell office:value-type="float" office:value="11.924746" calcext:value-type="float">
            <text:p>11.924746</text:p>
          </table:table-cell>
          <table:table-cell office:value-type="float" office:value="15.608507" calcext:value-type="float">
            <text:p>15.608507</text:p>
          </table:table-cell>
          <table:table-cell office:value-type="float" office:value="23.991371" calcext:value-type="float">
            <text:p>23.991371</text:p>
          </table:table-cell>
          <table:table-cell table:number-columns-repeated="14"/>
        </table:table-row>
        <table:table-row table:style-name="ro1">
          <table:table-cell office:value-type="float" office:value="11.507523" calcext:value-type="float">
            <text:p>11.507523</text:p>
          </table:table-cell>
          <table:table-cell office:value-type="float" office:value="15.237843" calcext:value-type="float">
            <text:p>15.237843</text:p>
          </table:table-cell>
          <table:table-cell office:value-type="float" office:value="25.627529" calcext:value-type="float">
            <text:p>25.627529</text:p>
          </table:table-cell>
          <table:table-cell table:number-columns-repeated="14"/>
        </table:table-row>
        <table:table-row table:style-name="ro1">
          <table:table-cell office:value-type="float" office:value="11.348571" calcext:value-type="float">
            <text:p>11.348571</text:p>
          </table:table-cell>
          <table:table-cell office:value-type="float" office:value="16.530733" calcext:value-type="float">
            <text:p>16.530733</text:p>
          </table:table-cell>
          <table:table-cell office:value-type="float" office:value="22.41643" calcext:value-type="float">
            <text:p>22.41643</text:p>
          </table:table-cell>
          <table:table-cell table:number-columns-repeated="14"/>
        </table:table-row>
        <table:table-row table:style-name="ro1">
          <table:table-cell office:value-type="float" office:value="11.628549" calcext:value-type="float">
            <text:p>11.628549</text:p>
          </table:table-cell>
          <table:table-cell office:value-type="float" office:value="16.200909" calcext:value-type="float">
            <text:p>16.200909</text:p>
          </table:table-cell>
          <table:table-cell office:value-type="float" office:value="21.676129" calcext:value-type="float">
            <text:p>21.676129</text:p>
          </table:table-cell>
          <table:table-cell table:number-columns-repeated="14"/>
        </table:table-row>
        <table:table-row table:style-name="ro1">
          <table:table-cell office:value-type="float" office:value="11.547233" calcext:value-type="float">
            <text:p>11.547233</text:p>
          </table:table-cell>
          <table:table-cell office:value-type="float" office:value="14.607195" calcext:value-type="float">
            <text:p>14.607195</text:p>
          </table:table-cell>
          <table:table-cell office:value-type="float" office:value="22.634746" calcext:value-type="float">
            <text:p>22.634746</text:p>
          </table:table-cell>
          <table:table-cell table:number-columns-repeated="14"/>
        </table:table-row>
        <table:table-row table:style-name="ro1">
          <table:table-cell office:value-type="float" office:value="10.975002" calcext:value-type="float">
            <text:p>10.975002</text:p>
          </table:table-cell>
          <table:table-cell office:value-type="float" office:value="14.896355" calcext:value-type="float">
            <text:p>14.896355</text:p>
          </table:table-cell>
          <table:table-cell office:value-type="float" office:value="22.326714" calcext:value-type="float">
            <text:p>22.326714</text:p>
          </table:table-cell>
          <table:table-cell table:number-columns-repeated="14"/>
        </table:table-row>
        <table:table-row table:style-name="ro1">
          <table:table-cell office:value-type="float" office:value="12.638301" calcext:value-type="float">
            <text:p>12.638301</text:p>
          </table:table-cell>
          <table:table-cell office:value-type="float" office:value="15.688636" calcext:value-type="float">
            <text:p>15.688636</text:p>
          </table:table-cell>
          <table:table-cell office:value-type="float" office:value="22.183654" calcext:value-type="float">
            <text:p>22.183654</text:p>
          </table:table-cell>
          <table:table-cell table:number-columns-repeated="14"/>
        </table:table-row>
        <table:table-row table:style-name="ro1">
          <table:table-cell office:value-type="float" office:value="12.109363" calcext:value-type="float">
            <text:p>12.109363</text:p>
          </table:table-cell>
          <table:table-cell office:value-type="float" office:value="15.972553" calcext:value-type="float">
            <text:p>15.972553</text:p>
          </table:table-cell>
          <table:table-cell office:value-type="float" office:value="23.96012" calcext:value-type="float">
            <text:p>23.96012</text:p>
          </table:table-cell>
          <table:table-cell table:number-columns-repeated="14"/>
        </table:table-row>
        <table:table-row table:style-name="ro1">
          <table:table-cell office:value-type="float" office:value="10.089075" calcext:value-type="float">
            <text:p>10.089075</text:p>
          </table:table-cell>
          <table:table-cell office:value-type="float" office:value="14.820494" calcext:value-type="float">
            <text:p>14.820494</text:p>
          </table:table-cell>
          <table:table-cell office:value-type="float" office:value="24.140117" calcext:value-type="float">
            <text:p>24.140117</text:p>
          </table:table-cell>
          <table:table-cell table:number-columns-repeated="14"/>
        </table:table-row>
        <table:table-row table:style-name="ro1">
          <table:table-cell office:value-type="float" office:value="11.504676" calcext:value-type="float">
            <text:p>11.504676</text:p>
          </table:table-cell>
          <table:table-cell office:value-type="float" office:value="14.247674" calcext:value-type="float">
            <text:p>14.247674</text:p>
          </table:table-cell>
          <table:table-cell office:value-type="float" office:value="24.924946" calcext:value-type="float">
            <text:p>24.924946</text:p>
          </table:table-cell>
          <table:table-cell table:number-columns-repeated="14"/>
        </table:table-row>
        <table:table-row table:style-name="ro1">
          <table:table-cell office:value-type="float" office:value="13.135036" calcext:value-type="float">
            <text:p>13.135036</text:p>
          </table:table-cell>
          <table:table-cell office:value-type="float" office:value="14.337848" calcext:value-type="float">
            <text:p>14.337848</text:p>
          </table:table-cell>
          <table:table-cell office:value-type="float" office:value="21.818549" calcext:value-type="float">
            <text:p>21.818549</text:p>
          </table:table-cell>
          <table:table-cell table:number-columns-repeated="14"/>
        </table:table-row>
        <table:table-row table:style-name="ro1">
          <table:table-cell office:value-type="float" office:value="11.370424" calcext:value-type="float">
            <text:p>11.370424</text:p>
          </table:table-cell>
          <table:table-cell office:value-type="float" office:value="14.828421" calcext:value-type="float">
            <text:p>14.828421</text:p>
          </table:table-cell>
          <table:table-cell office:value-type="float" office:value="26.935738" calcext:value-type="float">
            <text:p>26.935738</text:p>
          </table:table-cell>
          <table:table-cell table:number-columns-repeated="14"/>
        </table:table-row>
        <table:table-row table:style-name="ro1">
          <table:table-cell office:value-type="float" office:value="11.828636" calcext:value-type="float">
            <text:p>11.828636</text:p>
          </table:table-cell>
          <table:table-cell office:value-type="float" office:value="14.415936" calcext:value-type="float">
            <text:p>14.415936</text:p>
          </table:table-cell>
          <table:table-cell office:value-type="float" office:value="27.284486" calcext:value-type="float">
            <text:p>27.284486</text:p>
          </table:table-cell>
          <table:table-cell table:number-columns-repeated="14"/>
        </table:table-row>
        <table:table-row table:style-name="ro1">
          <table:table-cell office:value-type="float" office:value="13.474901" calcext:value-type="float">
            <text:p>13.474901</text:p>
          </table:table-cell>
          <table:table-cell office:value-type="float" office:value="14.560238" calcext:value-type="float">
            <text:p>14.560238</text:p>
          </table:table-cell>
          <table:table-cell office:value-type="float" office:value="27.449348" calcext:value-type="float">
            <text:p>27.449348</text:p>
          </table:table-cell>
          <table:table-cell table:number-columns-repeated="14"/>
        </table:table-row>
        <table:table-row table:style-name="ro1">
          <table:table-cell office:value-type="float" office:value="13.049624" calcext:value-type="float">
            <text:p>13.049624</text:p>
          </table:table-cell>
          <table:table-cell office:value-type="float" office:value="14.381124" calcext:value-type="float">
            <text:p>14.381124</text:p>
          </table:table-cell>
          <table:table-cell office:value-type="float" office:value="20.282714" calcext:value-type="float">
            <text:p>20.282714</text:p>
          </table:table-cell>
          <table:table-cell table:number-columns-repeated="14"/>
        </table:table-row>
        <table:table-row table:style-name="ro1">
          <table:table-cell office:value-type="float" office:value="12.017172" calcext:value-type="float">
            <text:p>12.017172</text:p>
          </table:table-cell>
          <table:table-cell office:value-type="float" office:value="14.474391" calcext:value-type="float">
            <text:p>14.474391</text:p>
          </table:table-cell>
          <table:table-cell office:value-type="float" office:value="23.140805" calcext:value-type="float">
            <text:p>23.140805</text:p>
          </table:table-cell>
          <table:table-cell table:number-columns-repeated="14"/>
        </table:table-row>
        <table:table-row table:style-name="ro1">
          <table:table-cell office:value-type="float" office:value="10.157993" calcext:value-type="float">
            <text:p>10.157993</text:p>
          </table:table-cell>
          <table:table-cell office:value-type="float" office:value="14.992227" calcext:value-type="float">
            <text:p>14.992227</text:p>
          </table:table-cell>
          <table:table-cell office:value-type="float" office:value="23.323031" calcext:value-type="float">
            <text:p>23.323031</text:p>
          </table:table-cell>
          <table:table-cell table:number-columns-repeated="14"/>
        </table:table-row>
        <table:table-row table:style-name="ro1">
          <table:table-cell office:value-type="float" office:value="13.798823" calcext:value-type="float">
            <text:p>13.798823</text:p>
          </table:table-cell>
          <table:table-cell office:value-type="float" office:value="14.036411" calcext:value-type="float">
            <text:p>14.036411</text:p>
          </table:table-cell>
          <table:table-cell office:value-type="float" office:value="22.842425" calcext:value-type="float">
            <text:p>22.842425</text:p>
          </table:table-cell>
          <table:table-cell table:number-columns-repeated="14"/>
        </table:table-row>
        <table:table-row table:style-name="ro1">
          <table:table-cell office:value-type="float" office:value="13.554061" calcext:value-type="float">
            <text:p>13.554061</text:p>
          </table:table-cell>
          <table:table-cell office:value-type="float" office:value="14.880199" calcext:value-type="float">
            <text:p>14.880199</text:p>
          </table:table-cell>
          <table:table-cell office:value-type="float" office:value="24.012302" calcext:value-type="float">
            <text:p>24.012302</text:p>
          </table:table-cell>
          <table:table-cell table:number-columns-repeated="14"/>
        </table:table-row>
        <table:table-row table:style-name="ro1">
          <table:table-cell office:value-type="float" office:value="12.589201" calcext:value-type="float">
            <text:p>12.589201</text:p>
          </table:table-cell>
          <table:table-cell office:value-type="float" office:value="15.561949" calcext:value-type="float">
            <text:p>15.561949</text:p>
          </table:table-cell>
          <table:table-cell office:value-type="float" office:value="21.535272" calcext:value-type="float">
            <text:p>21.535272</text:p>
          </table:table-cell>
          <table:table-cell table:number-columns-repeated="14"/>
        </table:table-row>
        <table:table-row table:style-name="ro1">
          <table:table-cell office:value-type="float" office:value="11.386984" calcext:value-type="float">
            <text:p>11.386984</text:p>
          </table:table-cell>
          <table:table-cell office:value-type="float" office:value="15.208772" calcext:value-type="float">
            <text:p>15.208772</text:p>
          </table:table-cell>
          <table:table-cell office:value-type="float" office:value="22.904967" calcext:value-type="float">
            <text:p>22.904967</text:p>
          </table:table-cell>
          <table:table-cell table:number-columns-repeated="14"/>
        </table:table-row>
        <table:table-row table:style-name="ro1">
          <table:table-cell office:value-type="float" office:value="13.604103" calcext:value-type="float">
            <text:p>13.604103</text:p>
          </table:table-cell>
          <table:table-cell office:value-type="float" office:value="14.535733" calcext:value-type="float">
            <text:p>14.535733</text:p>
          </table:table-cell>
          <table:table-cell office:value-type="float" office:value="23.521959" calcext:value-type="float">
            <text:p>23.521959</text:p>
          </table:table-cell>
          <table:table-cell table:number-columns-repeated="14"/>
        </table:table-row>
        <table:table-row table:style-name="ro1">
          <table:table-cell office:value-type="float" office:value="11.85844" calcext:value-type="float">
            <text:p>11.85844</text:p>
          </table:table-cell>
          <table:table-cell office:value-type="float" office:value="14.903744" calcext:value-type="float">
            <text:p>14.903744</text:p>
          </table:table-cell>
          <table:table-cell office:value-type="float" office:value="21.293808" calcext:value-type="float">
            <text:p>21.293808</text:p>
          </table:table-cell>
          <table:table-cell table:number-columns-repeated="14"/>
        </table:table-row>
        <table:table-row table:style-name="ro1">
          <table:table-cell office:value-type="float" office:value="11.480752" calcext:value-type="float">
            <text:p>11.480752</text:p>
          </table:table-cell>
          <table:table-cell office:value-type="float" office:value="14.930437" calcext:value-type="float">
            <text:p>14.930437</text:p>
          </table:table-cell>
          <table:table-cell office:value-type="float" office:value="21.370373" calcext:value-type="float">
            <text:p>21.370373</text:p>
          </table:table-cell>
          <table:table-cell table:number-columns-repeated="14"/>
        </table:table-row>
        <table:table-row table:style-name="ro1">
          <table:table-cell office:value-type="float" office:value="10.585076" calcext:value-type="float">
            <text:p>10.585076</text:p>
          </table:table-cell>
          <table:table-cell office:value-type="float" office:value="15.569234" calcext:value-type="float">
            <text:p>15.569234</text:p>
          </table:table-cell>
          <table:table-cell office:value-type="float" office:value="23.597558" calcext:value-type="float">
            <text:p>23.597558</text:p>
          </table:table-cell>
          <table:table-cell table:number-columns-repeated="14"/>
        </table:table-row>
        <table:table-row table:style-name="ro1">
          <table:table-cell office:value-type="float" office:value="12.863384" calcext:value-type="float">
            <text:p>12.863384</text:p>
          </table:table-cell>
          <table:table-cell office:value-type="float" office:value="15.292721" calcext:value-type="float">
            <text:p>15.292721</text:p>
          </table:table-cell>
          <table:table-cell office:value-type="float" office:value="24.63042" calcext:value-type="float">
            <text:p>24.63042</text:p>
          </table:table-cell>
          <table:table-cell table:number-columns-repeated="14"/>
        </table:table-row>
        <table:table-row table:style-name="ro1">
          <table:table-cell office:value-type="float" office:value="11.72324" calcext:value-type="float">
            <text:p>11.72324</text:p>
          </table:table-cell>
          <table:table-cell office:value-type="float" office:value="15.707591" calcext:value-type="float">
            <text:p>15.707591</text:p>
          </table:table-cell>
          <table:table-cell office:value-type="float" office:value="25.742703" calcext:value-type="float">
            <text:p>25.742703</text:p>
          </table:table-cell>
          <table:table-cell table:number-columns-repeated="14"/>
        </table:table-row>
        <table:table-row table:style-name="ro1">
          <table:table-cell office:value-type="float" office:value="13.430521" calcext:value-type="float">
            <text:p>13.430521</text:p>
          </table:table-cell>
          <table:table-cell office:value-type="float" office:value="14.842249" calcext:value-type="float">
            <text:p>14.842249</text:p>
          </table:table-cell>
          <table:table-cell office:value-type="float" office:value="22.617403" calcext:value-type="float">
            <text:p>22.617403</text:p>
          </table:table-cell>
          <table:table-cell table:number-columns-repeated="14"/>
        </table:table-row>
        <table:table-row table:style-name="ro1">
          <table:table-cell office:value-type="float" office:value="11.866666" calcext:value-type="float">
            <text:p>11.866666</text:p>
          </table:table-cell>
          <table:table-cell office:value-type="float" office:value="14.950973" calcext:value-type="float">
            <text:p>14.950973</text:p>
          </table:table-cell>
          <table:table-cell office:value-type="float" office:value="24.378376" calcext:value-type="float">
            <text:p>24.378376</text:p>
          </table:table-cell>
          <table:table-cell table:number-columns-repeated="14"/>
        </table:table-row>
        <table:table-row table:style-name="ro1">
          <table:table-cell office:value-type="float" office:value="12.225079" calcext:value-type="float">
            <text:p>12.225079</text:p>
          </table:table-cell>
          <table:table-cell office:value-type="float" office:value="15.101508" calcext:value-type="float">
            <text:p>15.101508</text:p>
          </table:table-cell>
          <table:table-cell office:value-type="float" office:value="24.232518" calcext:value-type="float">
            <text:p>24.232518</text:p>
          </table:table-cell>
          <table:table-cell table:number-columns-repeated="14"/>
        </table:table-row>
        <table:table-row table:style-name="ro1">
          <table:table-cell office:value-type="float" office:value="10.840506" calcext:value-type="float">
            <text:p>10.840506</text:p>
          </table:table-cell>
          <table:table-cell office:value-type="float" office:value="14.629057" calcext:value-type="float">
            <text:p>14.629057</text:p>
          </table:table-cell>
          <table:table-cell office:value-type="float" office:value="25.722979" calcext:value-type="float">
            <text:p>25.722979</text:p>
          </table:table-cell>
          <table:table-cell table:number-columns-repeated="14"/>
        </table:table-row>
        <table:table-row table:style-name="ro1">
          <table:table-cell office:value-type="float" office:value="11.176218" calcext:value-type="float">
            <text:p>11.176218</text:p>
          </table:table-cell>
          <table:table-cell office:value-type="float" office:value="15.374173" calcext:value-type="float">
            <text:p>15.374173</text:p>
          </table:table-cell>
          <table:table-cell office:value-type="float" office:value="25.669268" calcext:value-type="float">
            <text:p>25.669268</text:p>
          </table:table-cell>
          <table:table-cell table:number-columns-repeated="14"/>
        </table:table-row>
        <table:table-row table:style-name="ro1">
          <table:table-cell office:value-type="float" office:value="12.126004" calcext:value-type="float">
            <text:p>12.126004</text:p>
          </table:table-cell>
          <table:table-cell office:value-type="float" office:value="14.540159" calcext:value-type="float">
            <text:p>14.540159</text:p>
          </table:table-cell>
          <table:table-cell office:value-type="float" office:value="22.723483" calcext:value-type="float">
            <text:p>22.723483</text:p>
          </table:table-cell>
          <table:table-cell table:number-columns-repeated="14"/>
        </table:table-row>
        <table:table-row table:style-name="ro1">
          <table:table-cell office:value-type="float" office:value="12.625537" calcext:value-type="float">
            <text:p>12.625537</text:p>
          </table:table-cell>
          <table:table-cell office:value-type="float" office:value="14.117676" calcext:value-type="float">
            <text:p>14.117676</text:p>
          </table:table-cell>
          <table:table-cell office:value-type="float" office:value="21.539929" calcext:value-type="float">
            <text:p>21.539929</text:p>
          </table:table-cell>
          <table:table-cell table:number-columns-repeated="14"/>
        </table:table-row>
        <table:table-row table:style-name="ro1">
          <table:table-cell office:value-type="float" office:value="11.020826" calcext:value-type="float">
            <text:p>11.020826</text:p>
          </table:table-cell>
          <table:table-cell office:value-type="float" office:value="14.75937" calcext:value-type="float">
            <text:p>14.75937</text:p>
          </table:table-cell>
          <table:table-cell office:value-type="float" office:value="24.157729" calcext:value-type="float">
            <text:p>24.157729</text:p>
          </table:table-cell>
          <table:table-cell table:number-columns-repeated="14"/>
        </table:table-row>
        <table:table-row table:style-name="ro1">
          <table:table-cell office:value-type="float" office:value="12.990728" calcext:value-type="float">
            <text:p>12.990728</text:p>
          </table:table-cell>
          <table:table-cell office:value-type="float" office:value="14.95949" calcext:value-type="float">
            <text:p>14.95949</text:p>
          </table:table-cell>
          <table:table-cell office:value-type="float" office:value="22.205398" calcext:value-type="float">
            <text:p>22.205398</text:p>
          </table:table-cell>
          <table:table-cell table:number-columns-repeated="14"/>
        </table:table-row>
        <table:table-row table:style-name="ro1">
          <table:table-cell office:value-type="float" office:value="12.003031" calcext:value-type="float">
            <text:p>12.003031</text:p>
          </table:table-cell>
          <table:table-cell office:value-type="float" office:value="15.113336" calcext:value-type="float">
            <text:p>15.113336</text:p>
          </table:table-cell>
          <table:table-cell office:value-type="float" office:value="21.78655" calcext:value-type="float">
            <text:p>21.78655</text:p>
          </table:table-cell>
          <table:table-cell table:number-columns-repeated="14"/>
        </table:table-row>
        <table:table-row table:style-name="ro1">
          <table:table-cell office:value-type="float" office:value="11.133536" calcext:value-type="float">
            <text:p>11.133536</text:p>
          </table:table-cell>
          <table:table-cell office:value-type="float" office:value="13.736671" calcext:value-type="float">
            <text:p>13.736671</text:p>
          </table:table-cell>
          <table:table-cell office:value-type="float" office:value="24.72088" calcext:value-type="float">
            <text:p>24.72088</text:p>
          </table:table-cell>
          <table:table-cell table:number-columns-repeated="14"/>
        </table:table-row>
        <table:table-row table:style-name="ro1">
          <table:table-cell office:value-type="float" office:value="10.960181" calcext:value-type="float">
            <text:p>10.960181</text:p>
          </table:table-cell>
          <table:table-cell office:value-type="float" office:value="15.023992" calcext:value-type="float">
            <text:p>15.023992</text:p>
          </table:table-cell>
          <table:table-cell office:value-type="float" office:value="23.351621" calcext:value-type="float">
            <text:p>23.351621</text:p>
          </table:table-cell>
          <table:table-cell table:number-columns-repeated="14"/>
        </table:table-row>
        <table:table-row table:style-name="ro1">
          <table:table-cell office:value-type="float" office:value="15.146015" calcext:value-type="float">
            <text:p>15.146015</text:p>
          </table:table-cell>
          <table:table-cell office:value-type="float" office:value="14.804663" calcext:value-type="float">
            <text:p>14.804663</text:p>
          </table:table-cell>
          <table:table-cell office:value-type="float" office:value="22.987368" calcext:value-type="float">
            <text:p>22.987368</text:p>
          </table:table-cell>
          <table:table-cell table:number-columns-repeated="14"/>
        </table:table-row>
        <table:table-row table:style-name="ro1">
          <table:table-cell office:value-type="float" office:value="11.734585" calcext:value-type="float">
            <text:p>11.734585</text:p>
          </table:table-cell>
          <table:table-cell office:value-type="float" office:value="14.21009" calcext:value-type="float">
            <text:p>14.21009</text:p>
          </table:table-cell>
          <table:table-cell office:value-type="float" office:value="27.192778" calcext:value-type="float">
            <text:p>27.192778</text:p>
          </table:table-cell>
          <table:table-cell table:number-columns-repeated="14"/>
        </table:table-row>
        <table:table-row table:style-name="ro1">
          <table:table-cell office:value-type="float" office:value="12.083969" calcext:value-type="float">
            <text:p>12.083969</text:p>
          </table:table-cell>
          <table:table-cell office:value-type="float" office:value="15.301497" calcext:value-type="float">
            <text:p>15.301497</text:p>
          </table:table-cell>
          <table:table-cell office:value-type="float" office:value="23.558811" calcext:value-type="float">
            <text:p>23.558811</text:p>
          </table:table-cell>
          <table:table-cell table:number-columns-repeated="14"/>
        </table:table-row>
        <table:table-row table:style-name="ro1">
          <table:table-cell office:value-type="float" office:value="10.694545" calcext:value-type="float">
            <text:p>10.694545</text:p>
          </table:table-cell>
          <table:table-cell office:value-type="float" office:value="14.615461" calcext:value-type="float">
            <text:p>14.615461</text:p>
          </table:table-cell>
          <table:table-cell office:value-type="float" office:value="23.334145" calcext:value-type="float">
            <text:p>23.334145</text:p>
          </table:table-cell>
          <table:table-cell table:number-columns-repeated="14"/>
        </table:table-row>
        <table:table-row table:style-name="ro1">
          <table:table-cell office:value-type="float" office:value="12.411112" calcext:value-type="float">
            <text:p>12.411112</text:p>
          </table:table-cell>
          <table:table-cell office:value-type="float" office:value="14.007039" calcext:value-type="float">
            <text:p>14.007039</text:p>
          </table:table-cell>
          <table:table-cell office:value-type="float" office:value="23.194309" calcext:value-type="float">
            <text:p>23.194309</text:p>
          </table:table-cell>
          <table:table-cell table:number-columns-repeated="14"/>
        </table:table-row>
        <table:table-row table:style-name="ro1">
          <table:table-cell office:value-type="float" office:value="11.866886" calcext:value-type="float">
            <text:p>11.866886</text:p>
          </table:table-cell>
          <table:table-cell office:value-type="float" office:value="14.238689" calcext:value-type="float">
            <text:p>14.238689</text:p>
          </table:table-cell>
          <table:table-cell office:value-type="float" office:value="25.90882" calcext:value-type="float">
            <text:p>25.90882</text:p>
          </table:table-cell>
          <table:table-cell table:number-columns-repeated="14"/>
        </table:table-row>
        <table:table-row table:style-name="ro1">
          <table:table-cell office:value-type="float" office:value="10.688257" calcext:value-type="float">
            <text:p>10.688257</text:p>
          </table:table-cell>
          <table:table-cell office:value-type="float" office:value="15.250633" calcext:value-type="float">
            <text:p>15.250633</text:p>
          </table:table-cell>
          <table:table-cell office:value-type="float" office:value="23.76196" calcext:value-type="float">
            <text:p>23.76196</text:p>
          </table:table-cell>
          <table:table-cell table:number-columns-repeated="14"/>
        </table:table-row>
        <table:table-row table:style-name="ro1">
          <table:table-cell office:value-type="float" office:value="12.548138" calcext:value-type="float">
            <text:p>12.548138</text:p>
          </table:table-cell>
          <table:table-cell office:value-type="float" office:value="15.75281" calcext:value-type="float">
            <text:p>15.75281</text:p>
          </table:table-cell>
          <table:table-cell office:value-type="float" office:value="27.280917" calcext:value-type="float">
            <text:p>27.280917</text:p>
          </table:table-cell>
          <table:table-cell table:number-columns-repeated="14"/>
        </table:table-row>
        <table:table-row table:style-name="ro1">
          <table:table-cell office:value-type="float" office:value="12.729095" calcext:value-type="float">
            <text:p>12.729095</text:p>
          </table:table-cell>
          <table:table-cell office:value-type="float" office:value="15.820754" calcext:value-type="float">
            <text:p>15.820754</text:p>
          </table:table-cell>
          <table:table-cell office:value-type="float" office:value="25.93192" calcext:value-type="float">
            <text:p>25.93192</text:p>
          </table:table-cell>
          <table:table-cell table:number-columns-repeated="14"/>
        </table:table-row>
        <table:table-row table:style-name="ro1">
          <table:table-cell office:value-type="float" office:value="11.01512" calcext:value-type="float">
            <text:p>11.01512</text:p>
          </table:table-cell>
          <table:table-cell office:value-type="float" office:value="15.070296" calcext:value-type="float">
            <text:p>15.070296</text:p>
          </table:table-cell>
          <table:table-cell office:value-type="float" office:value="24.318341" calcext:value-type="float">
            <text:p>24.318341</text:p>
          </table:table-cell>
          <table:table-cell table:number-columns-repeated="14"/>
        </table:table-row>
        <table:table-row table:style-name="ro1">
          <table:table-cell office:value-type="float" office:value="11.603368" calcext:value-type="float">
            <text:p>11.603368</text:p>
          </table:table-cell>
          <table:table-cell office:value-type="float" office:value="13.70844" calcext:value-type="float">
            <text:p>13.70844</text:p>
          </table:table-cell>
          <table:table-cell office:value-type="float" office:value="24.996396" calcext:value-type="float">
            <text:p>24.996396</text:p>
          </table:table-cell>
          <table:table-cell table:number-columns-repeated="14"/>
        </table:table-row>
        <table:table-row table:style-name="ro1">
          <table:table-cell office:value-type="float" office:value="12.937133" calcext:value-type="float">
            <text:p>12.937133</text:p>
          </table:table-cell>
          <table:table-cell office:value-type="float" office:value="12.876334" calcext:value-type="float">
            <text:p>12.876334</text:p>
          </table:table-cell>
          <table:table-cell office:value-type="float" office:value="21.449572" calcext:value-type="float">
            <text:p>21.449572</text:p>
          </table:table-cell>
          <table:table-cell table:number-columns-repeated="14"/>
        </table:table-row>
        <table:table-row table:style-name="ro1">
          <table:table-cell office:value-type="float" office:value="12.645723" calcext:value-type="float">
            <text:p>12.645723</text:p>
          </table:table-cell>
          <table:table-cell office:value-type="float" office:value="13.867348" calcext:value-type="float">
            <text:p>13.867348</text:p>
          </table:table-cell>
          <table:table-cell office:value-type="float" office:value="27.199693" calcext:value-type="float">
            <text:p>27.199693</text:p>
          </table:table-cell>
          <table:table-cell table:number-columns-repeated="14"/>
        </table:table-row>
        <table:table-row table:style-name="ro1">
          <table:table-cell office:value-type="float" office:value="13.552005" calcext:value-type="float">
            <text:p>13.552005</text:p>
          </table:table-cell>
          <table:table-cell office:value-type="float" office:value="14.645665" calcext:value-type="float">
            <text:p>14.645665</text:p>
          </table:table-cell>
          <table:table-cell office:value-type="float" office:value="24.936112" calcext:value-type="float">
            <text:p>24.936112</text:p>
          </table:table-cell>
          <table:table-cell table:number-columns-repeated="14"/>
        </table:table-row>
        <table:table-row table:style-name="ro1">
          <table:table-cell office:value-type="float" office:value="11.167895" calcext:value-type="float">
            <text:p>11.167895</text:p>
          </table:table-cell>
          <table:table-cell office:value-type="float" office:value="14.730271" calcext:value-type="float">
            <text:p>14.730271</text:p>
          </table:table-cell>
          <table:table-cell office:value-type="float" office:value="26.925138" calcext:value-type="float">
            <text:p>26.925138</text:p>
          </table:table-cell>
          <table:table-cell table:number-columns-repeated="14"/>
        </table:table-row>
        <table:table-row table:style-name="ro1">
          <table:table-cell office:value-type="float" office:value="12.336376" calcext:value-type="float">
            <text:p>12.336376</text:p>
          </table:table-cell>
          <table:table-cell office:value-type="float" office:value="15.50878" calcext:value-type="float">
            <text:p>15.50878</text:p>
          </table:table-cell>
          <table:table-cell office:value-type="float" office:value="23.07523" calcext:value-type="float">
            <text:p>23.07523</text:p>
          </table:table-cell>
          <table:table-cell table:number-columns-repeated="14"/>
        </table:table-row>
        <table:table-row table:style-name="ro1">
          <table:table-cell office:value-type="float" office:value="12.004644" calcext:value-type="float">
            <text:p>12.004644</text:p>
          </table:table-cell>
          <table:table-cell office:value-type="float" office:value="14.938386" calcext:value-type="float">
            <text:p>14.938386</text:p>
          </table:table-cell>
          <table:table-cell office:value-type="float" office:value="25.691446" calcext:value-type="float">
            <text:p>25.691446</text:p>
          </table:table-cell>
          <table:table-cell table:number-columns-repeated="14"/>
        </table:table-row>
        <table:table-row table:style-name="ro1">
          <table:table-cell office:value-type="float" office:value="10.977185" calcext:value-type="float">
            <text:p>10.977185</text:p>
          </table:table-cell>
          <table:table-cell office:value-type="float" office:value="15.312904" calcext:value-type="float">
            <text:p>15.312904</text:p>
          </table:table-cell>
          <table:table-cell office:value-type="float" office:value="25.83385" calcext:value-type="float">
            <text:p>25.83385</text:p>
          </table:table-cell>
          <table:table-cell table:number-columns-repeated="14"/>
        </table:table-row>
        <table:table-row table:style-name="ro1">
          <table:table-cell office:value-type="float" office:value="13.597156" calcext:value-type="float">
            <text:p>13.597156</text:p>
          </table:table-cell>
          <table:table-cell office:value-type="float" office:value="14.763259" calcext:value-type="float">
            <text:p>14.763259</text:p>
          </table:table-cell>
          <table:table-cell office:value-type="float" office:value="27.290491" calcext:value-type="float">
            <text:p>27.290491</text:p>
          </table:table-cell>
          <table:table-cell table:number-columns-repeated="14"/>
        </table:table-row>
        <table:table-row table:style-name="ro1">
          <table:table-cell office:value-type="float" office:value="14.096917" calcext:value-type="float">
            <text:p>14.096917</text:p>
          </table:table-cell>
          <table:table-cell office:value-type="float" office:value="14.713454" calcext:value-type="float">
            <text:p>14.713454</text:p>
          </table:table-cell>
          <table:table-cell office:value-type="float" office:value="26.75294" calcext:value-type="float">
            <text:p>26.75294</text:p>
          </table:table-cell>
          <table:table-cell table:number-columns-repeated="14"/>
        </table:table-row>
        <table:table-row table:style-name="ro1">
          <table:table-cell office:value-type="float" office:value="12.186768" calcext:value-type="float">
            <text:p>12.186768</text:p>
          </table:table-cell>
          <table:table-cell office:value-type="float" office:value="14.628513" calcext:value-type="float">
            <text:p>14.628513</text:p>
          </table:table-cell>
          <table:table-cell office:value-type="float" office:value="21.887493" calcext:value-type="float">
            <text:p>21.887493</text:p>
          </table:table-cell>
          <table:table-cell table:number-columns-repeated="14"/>
        </table:table-row>
        <table:table-row table:style-name="ro1">
          <table:table-cell office:value-type="float" office:value="13.177557" calcext:value-type="float">
            <text:p>13.177557</text:p>
          </table:table-cell>
          <table:table-cell office:value-type="float" office:value="15.985202" calcext:value-type="float">
            <text:p>15.985202</text:p>
          </table:table-cell>
          <table:table-cell office:value-type="float" office:value="21.897815" calcext:value-type="float">
            <text:p>21.897815</text:p>
          </table:table-cell>
          <table:table-cell table:number-columns-repeated="14"/>
        </table:table-row>
        <table:table-row table:style-name="ro1">
          <table:table-cell office:value-type="float" office:value="12.206433" calcext:value-type="float">
            <text:p>12.206433</text:p>
          </table:table-cell>
          <table:table-cell office:value-type="float" office:value="15.64643" calcext:value-type="float">
            <text:p>15.64643</text:p>
          </table:table-cell>
          <table:table-cell office:value-type="float" office:value="21.725677" calcext:value-type="float">
            <text:p>21.725677</text:p>
          </table:table-cell>
          <table:table-cell table:number-columns-repeated="14"/>
        </table:table-row>
        <table:table-row table:style-name="ro1">
          <table:table-cell office:value-type="float" office:value="12.897134" calcext:value-type="float">
            <text:p>12.897134</text:p>
          </table:table-cell>
          <table:table-cell office:value-type="float" office:value="14.889642" calcext:value-type="float">
            <text:p>14.889642</text:p>
          </table:table-cell>
          <table:table-cell office:value-type="float" office:value="23.056813" calcext:value-type="float">
            <text:p>23.056813</text:p>
          </table:table-cell>
          <table:table-cell table:number-columns-repeated="14"/>
        </table:table-row>
        <table:table-row table:style-name="ro1">
          <table:table-cell office:value-type="float" office:value="14.743169" calcext:value-type="float">
            <text:p>14.743169</text:p>
          </table:table-cell>
          <table:table-cell office:value-type="float" office:value="17.469275" calcext:value-type="float">
            <text:p>17.469275</text:p>
          </table:table-cell>
          <table:table-cell office:value-type="float" office:value="24.765618" calcext:value-type="float">
            <text:p>24.765618</text:p>
          </table:table-cell>
          <table:table-cell table:number-columns-repeated="14"/>
        </table:table-row>
        <table:table-row table:style-name="ro1">
          <table:table-cell office:value-type="float" office:value="15.389121" calcext:value-type="float">
            <text:p>15.389121</text:p>
          </table:table-cell>
          <table:table-cell office:value-type="float" office:value="15.669531" calcext:value-type="float">
            <text:p>15.669531</text:p>
          </table:table-cell>
          <table:table-cell office:value-type="float" office:value="24.802246" calcext:value-type="float">
            <text:p>24.802246</text:p>
          </table:table-cell>
          <table:table-cell table:number-columns-repeated="14"/>
        </table:table-row>
        <table:table-row table:style-name="ro1">
          <table:table-cell office:value-type="float" office:value="12.630116" calcext:value-type="float">
            <text:p>12.630116</text:p>
          </table:table-cell>
          <table:table-cell office:value-type="float" office:value="14.994803" calcext:value-type="float">
            <text:p>14.994803</text:p>
          </table:table-cell>
          <table:table-cell office:value-type="float" office:value="23.498678" calcext:value-type="float">
            <text:p>23.498678</text:p>
          </table:table-cell>
          <table:table-cell table:number-columns-repeated="14"/>
        </table:table-row>
        <table:table-row table:style-name="ro1">
          <table:table-cell office:value-type="float" office:value="11.200925" calcext:value-type="float">
            <text:p>11.200925</text:p>
          </table:table-cell>
          <table:table-cell office:value-type="float" office:value="15.529569" calcext:value-type="float">
            <text:p>15.529569</text:p>
          </table:table-cell>
          <table:table-cell office:value-type="float" office:value="25.550656" calcext:value-type="float">
            <text:p>25.550656</text:p>
          </table:table-cell>
          <table:table-cell table:number-columns-repeated="14"/>
        </table:table-row>
        <table:table-row table:style-name="ro1">
          <table:table-cell office:value-type="float" office:value="14.581496" calcext:value-type="float">
            <text:p>14.581496</text:p>
          </table:table-cell>
          <table:table-cell office:value-type="float" office:value="14.713148" calcext:value-type="float">
            <text:p>14.713148</text:p>
          </table:table-cell>
          <table:table-cell office:value-type="float" office:value="24.490887" calcext:value-type="float">
            <text:p>24.490887</text:p>
          </table:table-cell>
          <table:table-cell table:number-columns-repeated="14"/>
        </table:table-row>
        <table:table-row table:style-name="ro1">
          <table:table-cell office:value-type="float" office:value="12.722867" calcext:value-type="float">
            <text:p>12.722867</text:p>
          </table:table-cell>
          <table:table-cell office:value-type="float" office:value="14.349124" calcext:value-type="float">
            <text:p>14.349124</text:p>
          </table:table-cell>
          <table:table-cell office:value-type="float" office:value="22.979773" calcext:value-type="float">
            <text:p>22.979773</text:p>
          </table:table-cell>
          <table:table-cell table:number-columns-repeated="14"/>
        </table:table-row>
        <table:table-row table:style-name="ro1">
          <table:table-cell office:value-type="float" office:value="12.66623" calcext:value-type="float">
            <text:p>12.66623</text:p>
          </table:table-cell>
          <table:table-cell office:value-type="float" office:value="13.777708" calcext:value-type="float">
            <text:p>13.777708</text:p>
          </table:table-cell>
          <table:table-cell office:value-type="float" office:value="22.904763" calcext:value-type="float">
            <text:p>22.904763</text:p>
          </table:table-cell>
          <table:table-cell table:number-columns-repeated="14"/>
        </table:table-row>
        <table:table-row table:style-name="ro1">
          <table:table-cell office:value-type="float" office:value="10.333249" calcext:value-type="float">
            <text:p>10.333249</text:p>
          </table:table-cell>
          <table:table-cell office:value-type="float" office:value="14.147121" calcext:value-type="float">
            <text:p>14.147121</text:p>
          </table:table-cell>
          <table:table-cell office:value-type="float" office:value="21.396262" calcext:value-type="float">
            <text:p>21.396262</text:p>
          </table:table-cell>
          <table:table-cell table:number-columns-repeated="14"/>
        </table:table-row>
        <table:table-row table:style-name="ro1">
          <table:table-cell office:value-type="float" office:value="12.174975" calcext:value-type="float">
            <text:p>12.174975</text:p>
          </table:table-cell>
          <table:table-cell office:value-type="float" office:value="13.888376" calcext:value-type="float">
            <text:p>13.888376</text:p>
          </table:table-cell>
          <table:table-cell office:value-type="float" office:value="20.093611" calcext:value-type="float">
            <text:p>20.093611</text:p>
          </table:table-cell>
          <table:table-cell table:number-columns-repeated="14"/>
        </table:table-row>
        <table:table-row table:style-name="ro1">
          <table:table-cell office:value-type="float" office:value="13.56552" calcext:value-type="float">
            <text:p>13.56552</text:p>
          </table:table-cell>
          <table:table-cell office:value-type="float" office:value="14.078585" calcext:value-type="float">
            <text:p>14.078585</text:p>
          </table:table-cell>
          <table:table-cell office:value-type="float" office:value="22.877312" calcext:value-type="float">
            <text:p>22.877312</text:p>
          </table:table-cell>
          <table:table-cell table:number-columns-repeated="14"/>
        </table:table-row>
        <table:table-row table:style-name="ro1">
          <table:table-cell office:value-type="float" office:value="12.707186" calcext:value-type="float">
            <text:p>12.707186</text:p>
          </table:table-cell>
          <table:table-cell office:value-type="float" office:value="14.219512" calcext:value-type="float">
            <text:p>14.219512</text:p>
          </table:table-cell>
          <table:table-cell office:value-type="float" office:value="22.523658" calcext:value-type="float">
            <text:p>22.523658</text:p>
          </table:table-cell>
          <table:table-cell table:number-columns-repeated="14"/>
        </table:table-row>
        <table:table-row table:style-name="ro1">
          <table:table-cell office:value-type="float" office:value="10.924745" calcext:value-type="float">
            <text:p>10.924745</text:p>
          </table:table-cell>
          <table:table-cell office:value-type="float" office:value="13.841526" calcext:value-type="float">
            <text:p>13.841526</text:p>
          </table:table-cell>
          <table:table-cell office:value-type="float" office:value="20.718667" calcext:value-type="float">
            <text:p>20.718667</text:p>
          </table:table-cell>
          <table:table-cell table:number-columns-repeated="14"/>
        </table:table-row>
        <table:table-row table:style-name="ro1">
          <table:table-cell office:value-type="float" office:value="11.673835" calcext:value-type="float">
            <text:p>11.673835</text:p>
          </table:table-cell>
          <table:table-cell office:value-type="float" office:value="14.285188" calcext:value-type="float">
            <text:p>14.285188</text:p>
          </table:table-cell>
          <table:table-cell office:value-type="float" office:value="21.155724" calcext:value-type="float">
            <text:p>21.155724</text:p>
          </table:table-cell>
          <table:table-cell table:number-columns-repeated="14"/>
        </table:table-row>
        <table:table-row table:style-name="ro1">
          <table:table-cell office:value-type="float" office:value="13.04743" calcext:value-type="float">
            <text:p>13.04743</text:p>
          </table:table-cell>
          <table:table-cell office:value-type="float" office:value="14.49959" calcext:value-type="float">
            <text:p>14.49959</text:p>
          </table:table-cell>
          <table:table-cell office:value-type="float" office:value="21.161718" calcext:value-type="float">
            <text:p>21.161718</text:p>
          </table:table-cell>
          <table:table-cell table:number-columns-repeated="14"/>
        </table:table-row>
        <table:table-row table:style-name="ro1">
          <table:table-cell office:value-type="float" office:value="10.78862" calcext:value-type="float">
            <text:p>10.78862</text:p>
          </table:table-cell>
          <table:table-cell office:value-type="float" office:value="14.906799" calcext:value-type="float">
            <text:p>14.906799</text:p>
          </table:table-cell>
          <table:table-cell office:value-type="float" office:value="20.351205" calcext:value-type="float">
            <text:p>20.351205</text:p>
          </table:table-cell>
          <table:table-cell table:number-columns-repeated="14"/>
        </table:table-row>
        <table:table-row table:style-name="ro1">
          <table:table-cell office:value-type="float" office:value="12.423059" calcext:value-type="float">
            <text:p>12.423059</text:p>
          </table:table-cell>
          <table:table-cell office:value-type="float" office:value="13.547584" calcext:value-type="float">
            <text:p>13.547584</text:p>
          </table:table-cell>
          <table:table-cell office:value-type="float" office:value="23.009809" calcext:value-type="float">
            <text:p>23.009809</text:p>
          </table:table-cell>
          <table:table-cell table:number-columns-repeated="14"/>
        </table:table-row>
        <table:table-row table:style-name="ro1">
          <table:table-cell office:value-type="float" office:value="12.791577" calcext:value-type="float">
            <text:p>12.791577</text:p>
          </table:table-cell>
          <table:table-cell office:value-type="float" office:value="13.92413" calcext:value-type="float">
            <text:p>13.92413</text:p>
          </table:table-cell>
          <table:table-cell office:value-type="float" office:value="25.503173" calcext:value-type="float">
            <text:p>25.503173</text:p>
          </table:table-cell>
          <table:table-cell table:number-columns-repeated="14"/>
        </table:table-row>
        <table:table-row table:style-name="ro1">
          <table:table-cell office:value-type="float" office:value="12.972814" calcext:value-type="float">
            <text:p>12.972814</text:p>
          </table:table-cell>
          <table:table-cell office:value-type="float" office:value="14.086835" calcext:value-type="float">
            <text:p>14.086835</text:p>
          </table:table-cell>
          <table:table-cell office:value-type="float" office:value="27.025961" calcext:value-type="float">
            <text:p>27.025961</text:p>
          </table:table-cell>
          <table:table-cell table:number-columns-repeated="14"/>
        </table:table-row>
        <table:table-row table:style-name="ro1">
          <table:table-cell office:value-type="float" office:value="10.766485" calcext:value-type="float">
            <text:p>10.766485</text:p>
          </table:table-cell>
          <table:table-cell office:value-type="float" office:value="15.276159" calcext:value-type="float">
            <text:p>15.276159</text:p>
          </table:table-cell>
          <table:table-cell office:value-type="float" office:value="24.840103" calcext:value-type="float">
            <text:p>24.840103</text:p>
          </table:table-cell>
          <table:table-cell table:number-columns-repeated="14"/>
        </table:table-row>
        <table:table-row table:style-name="ro1">
          <table:table-cell office:value-type="float" office:value="12.507303" calcext:value-type="float">
            <text:p>12.507303</text:p>
          </table:table-cell>
          <table:table-cell office:value-type="float" office:value="13.967626" calcext:value-type="float">
            <text:p>13.967626</text:p>
          </table:table-cell>
          <table:table-cell office:value-type="float" office:value="26.523266" calcext:value-type="float">
            <text:p>26.523266</text:p>
          </table:table-cell>
          <table:table-cell table:number-columns-repeated="14"/>
        </table:table-row>
        <table:table-row table:style-name="ro1">
          <table:table-cell office:value-type="float" office:value="12.61947" calcext:value-type="float">
            <text:p>12.61947</text:p>
          </table:table-cell>
          <table:table-cell office:value-type="float" office:value="14.584465" calcext:value-type="float">
            <text:p>14.584465</text:p>
          </table:table-cell>
          <table:table-cell office:value-type="float" office:value="23.299754" calcext:value-type="float">
            <text:p>23.299754</text:p>
          </table:table-cell>
          <table:table-cell table:number-columns-repeated="14"/>
        </table:table-row>
        <table:table-row table:style-name="ro1">
          <table:table-cell office:value-type="float" office:value="13.443542" calcext:value-type="float">
            <text:p>13.443542</text:p>
          </table:table-cell>
          <table:table-cell office:value-type="float" office:value="15.57346" calcext:value-type="float">
            <text:p>15.57346</text:p>
          </table:table-cell>
          <table:table-cell office:value-type="float" office:value="26.65863" calcext:value-type="float">
            <text:p>26.65863</text:p>
          </table:table-cell>
          <table:table-cell table:number-columns-repeated="14"/>
        </table:table-row>
        <table:table-row table:style-name="ro1">
          <table:table-cell office:value-type="float" office:value="10.973658" calcext:value-type="float">
            <text:p>10.973658</text:p>
          </table:table-cell>
          <table:table-cell office:value-type="float" office:value="14.27704" calcext:value-type="float">
            <text:p>14.27704</text:p>
          </table:table-cell>
          <table:table-cell office:value-type="float" office:value="26.112643" calcext:value-type="float">
            <text:p>26.112643</text:p>
          </table:table-cell>
          <table:table-cell table:number-columns-repeated="14"/>
        </table:table-row>
        <table:table-row table:style-name="ro1">
          <table:table-cell office:value-type="float" office:value="13.064393" calcext:value-type="float">
            <text:p>13.064393</text:p>
          </table:table-cell>
          <table:table-cell office:value-type="float" office:value="15.010541" calcext:value-type="float">
            <text:p>15.010541</text:p>
          </table:table-cell>
          <table:table-cell office:value-type="float" office:value="24.755906" calcext:value-type="float">
            <text:p>24.755906</text:p>
          </table:table-cell>
          <table:table-cell table:number-columns-repeated="14"/>
        </table:table-row>
        <table:table-row table:style-name="ro1">
          <table:table-cell office:value-type="float" office:value="11.763363" calcext:value-type="float">
            <text:p>11.763363</text:p>
          </table:table-cell>
          <table:table-cell office:value-type="float" office:value="13.024868" calcext:value-type="float">
            <text:p>13.024868</text:p>
          </table:table-cell>
          <table:table-cell office:value-type="float" office:value="20.943432" calcext:value-type="float">
            <text:p>20.943432</text:p>
          </table:table-cell>
          <table:table-cell table:number-columns-repeated="14"/>
        </table:table-row>
        <table:table-row table:style-name="ro1">
          <table:table-cell office:value-type="float" office:value="12.000669" calcext:value-type="float">
            <text:p>12.000669</text:p>
          </table:table-cell>
          <table:table-cell office:value-type="float" office:value="15.453925" calcext:value-type="float">
            <text:p>15.453925</text:p>
          </table:table-cell>
          <table:table-cell office:value-type="float" office:value="23.316738" calcext:value-type="float">
            <text:p>23.316738</text:p>
          </table:table-cell>
          <table:table-cell table:number-columns-repeated="14"/>
        </table:table-row>
        <table:table-row table:style-name="ro1">
          <table:table-cell office:value-type="float" office:value="10.773929" calcext:value-type="float">
            <text:p>10.773929</text:p>
          </table:table-cell>
          <table:table-cell office:value-type="float" office:value="15.198403" calcext:value-type="float">
            <text:p>15.198403</text:p>
          </table:table-cell>
          <table:table-cell office:value-type="float" office:value="23.11558" calcext:value-type="float">
            <text:p>23.11558</text:p>
          </table:table-cell>
          <table:table-cell table:number-columns-repeated="14"/>
        </table:table-row>
        <table:table-row table:style-name="ro1">
          <table:table-cell office:value-type="float" office:value="11.027086" calcext:value-type="float">
            <text:p>11.027086</text:p>
          </table:table-cell>
          <table:table-cell office:value-type="float" office:value="13.783802" calcext:value-type="float">
            <text:p>13.783802</text:p>
          </table:table-cell>
          <table:table-cell office:value-type="float" office:value="24.974422" calcext:value-type="float">
            <text:p>24.974422</text:p>
          </table:table-cell>
          <table:table-cell table:number-columns-repeated="14"/>
        </table:table-row>
        <table:table-row table:style-name="ro1">
          <table:table-cell office:value-type="float" office:value="11.899328" calcext:value-type="float">
            <text:p>11.899328</text:p>
          </table:table-cell>
          <table:table-cell office:value-type="float" office:value="13.229806" calcext:value-type="float">
            <text:p>13.229806</text:p>
          </table:table-cell>
          <table:table-cell office:value-type="float" office:value="21.813035" calcext:value-type="float">
            <text:p>21.813035</text:p>
          </table:table-cell>
          <table:table-cell table:number-columns-repeated="14"/>
        </table:table-row>
        <table:table-row table:style-name="ro1">
          <table:table-cell office:value-type="float" office:value="10.900505" calcext:value-type="float">
            <text:p>10.900505</text:p>
          </table:table-cell>
          <table:table-cell office:value-type="float" office:value="14.107006" calcext:value-type="float">
            <text:p>14.107006</text:p>
          </table:table-cell>
          <table:table-cell office:value-type="float" office:value="22.416191" calcext:value-type="float">
            <text:p>22.416191</text:p>
          </table:table-cell>
          <table:table-cell table:number-columns-repeated="14"/>
        </table:table-row>
        <table:table-row table:style-name="ro1">
          <table:table-cell office:value-type="float" office:value="11.886288" calcext:value-type="float">
            <text:p>11.886288</text:p>
          </table:table-cell>
          <table:table-cell office:value-type="float" office:value="14.457835" calcext:value-type="float">
            <text:p>14.457835</text:p>
          </table:table-cell>
          <table:table-cell office:value-type="float" office:value="22.842156" calcext:value-type="float">
            <text:p>22.842156</text:p>
          </table:table-cell>
          <table:table-cell table:number-columns-repeated="14"/>
        </table:table-row>
        <table:table-row table:style-name="ro1">
          <table:table-cell office:value-type="float" office:value="13.103563" calcext:value-type="float">
            <text:p>13.103563</text:p>
          </table:table-cell>
          <table:table-cell office:value-type="float" office:value="13.422477" calcext:value-type="float">
            <text:p>13.422477</text:p>
          </table:table-cell>
          <table:table-cell office:value-type="float" office:value="20.433425" calcext:value-type="float">
            <text:p>20.433425</text:p>
          </table:table-cell>
          <table:table-cell table:number-columns-repeated="14"/>
        </table:table-row>
        <table:table-row table:style-name="ro1">
          <table:table-cell office:value-type="float" office:value="10.560003" calcext:value-type="float">
            <text:p>10.560003</text:p>
          </table:table-cell>
          <table:table-cell office:value-type="float" office:value="13.890785" calcext:value-type="float">
            <text:p>13.890785</text:p>
          </table:table-cell>
          <table:table-cell office:value-type="float" office:value="21.400475" calcext:value-type="float">
            <text:p>21.400475</text:p>
          </table:table-cell>
          <table:table-cell table:number-columns-repeated="14"/>
        </table:table-row>
        <table:table-row table:style-name="ro1">
          <table:table-cell office:value-type="float" office:value="11.797378" calcext:value-type="float">
            <text:p>11.797378</text:p>
          </table:table-cell>
          <table:table-cell office:value-type="float" office:value="13.992179" calcext:value-type="float">
            <text:p>13.992179</text:p>
          </table:table-cell>
          <table:table-cell office:value-type="float" office:value="21.957699" calcext:value-type="float">
            <text:p>21.957699</text:p>
          </table:table-cell>
          <table:table-cell table:number-columns-repeated="14"/>
        </table:table-row>
        <table:table-row table:style-name="ro1">
          <table:table-cell office:value-type="float" office:value="12.241266" calcext:value-type="float">
            <text:p>12.241266</text:p>
          </table:table-cell>
          <table:table-cell office:value-type="float" office:value="14.513458" calcext:value-type="float">
            <text:p>14.513458</text:p>
          </table:table-cell>
          <table:table-cell office:value-type="float" office:value="23.359567" calcext:value-type="float">
            <text:p>23.359567</text:p>
          </table:table-cell>
          <table:table-cell table:number-columns-repeated="14"/>
        </table:table-row>
        <table:table-row table:style-name="ro1">
          <table:table-cell office:value-type="float" office:value="12.269493" calcext:value-type="float">
            <text:p>12.269493</text:p>
          </table:table-cell>
          <table:table-cell office:value-type="float" office:value="15.223644" calcext:value-type="float">
            <text:p>15.223644</text:p>
          </table:table-cell>
          <table:table-cell office:value-type="float" office:value="24.993814" calcext:value-type="float">
            <text:p>24.993814</text:p>
          </table:table-cell>
          <table:table-cell table:number-columns-repeated="14"/>
        </table:table-row>
        <table:table-row table:style-name="ro1">
          <table:table-cell office:value-type="float" office:value="11.256814" calcext:value-type="float">
            <text:p>11.256814</text:p>
          </table:table-cell>
          <table:table-cell office:value-type="float" office:value="14.320595" calcext:value-type="float">
            <text:p>14.320595</text:p>
          </table:table-cell>
          <table:table-cell office:value-type="float" office:value="19.653309" calcext:value-type="float">
            <text:p>19.653309</text:p>
          </table:table-cell>
          <table:table-cell table:number-columns-repeated="14"/>
        </table:table-row>
        <table:table-row table:style-name="ro1">
          <table:table-cell office:value-type="float" office:value="11.61405" calcext:value-type="float">
            <text:p>11.61405</text:p>
          </table:table-cell>
          <table:table-cell office:value-type="float" office:value="14.853675" calcext:value-type="float">
            <text:p>14.853675</text:p>
          </table:table-cell>
          <table:table-cell office:value-type="float" office:value="22.291449" calcext:value-type="float">
            <text:p>22.291449</text:p>
          </table:table-cell>
          <table:table-cell table:number-columns-repeated="14"/>
        </table:table-row>
        <table:table-row table:style-name="ro1">
          <table:table-cell office:value-type="float" office:value="19.531428" calcext:value-type="float">
            <text:p>19.531428</text:p>
          </table:table-cell>
          <table:table-cell office:value-type="float" office:value="16.319426" calcext:value-type="float">
            <text:p>16.319426</text:p>
          </table:table-cell>
          <table:table-cell office:value-type="float" office:value="23.862465" calcext:value-type="float">
            <text:p>23.862465</text:p>
          </table:table-cell>
          <table:table-cell table:number-columns-repeated="14"/>
        </table:table-row>
        <table:table-row table:style-name="ro1">
          <table:table-cell office:value-type="float" office:value="26.712033" calcext:value-type="float">
            <text:p>26.712033</text:p>
          </table:table-cell>
          <table:table-cell office:value-type="float" office:value="16.416214" calcext:value-type="float">
            <text:p>16.416214</text:p>
          </table:table-cell>
          <table:table-cell office:value-type="float" office:value="22.447556" calcext:value-type="float">
            <text:p>22.447556</text:p>
          </table:table-cell>
          <table:table-cell table:number-columns-repeated="14"/>
        </table:table-row>
        <table:table-row table:style-name="ro1">
          <table:table-cell office:value-type="float" office:value="18.596072" calcext:value-type="float">
            <text:p>18.596072</text:p>
          </table:table-cell>
          <table:table-cell office:value-type="float" office:value="15.592542" calcext:value-type="float">
            <text:p>15.592542</text:p>
          </table:table-cell>
          <table:table-cell office:value-type="float" office:value="19.976267" calcext:value-type="float">
            <text:p>19.976267</text:p>
          </table:table-cell>
          <table:table-cell table:number-columns-repeated="14"/>
        </table:table-row>
        <table:table-row table:style-name="ro1">
          <table:table-cell office:value-type="float" office:value="14.678354" calcext:value-type="float">
            <text:p>14.678354</text:p>
          </table:table-cell>
          <table:table-cell office:value-type="float" office:value="14.291547" calcext:value-type="float">
            <text:p>14.291547</text:p>
          </table:table-cell>
          <table:table-cell office:value-type="float" office:value="21.821709" calcext:value-type="float">
            <text:p>21.821709</text:p>
          </table:table-cell>
          <table:table-cell table:number-columns-repeated="14"/>
        </table:table-row>
        <table:table-row table:style-name="ro1">
          <table:table-cell office:value-type="float" office:value="14.49044" calcext:value-type="float">
            <text:p>14.49044</text:p>
          </table:table-cell>
          <table:table-cell office:value-type="float" office:value="15.561104" calcext:value-type="float">
            <text:p>15.561104</text:p>
          </table:table-cell>
          <table:table-cell office:value-type="float" office:value="21.186297" calcext:value-type="float">
            <text:p>21.186297</text:p>
          </table:table-cell>
          <table:table-cell table:number-columns-repeated="14"/>
        </table:table-row>
        <table:table-row table:style-name="ro1">
          <table:table-cell office:value-type="float" office:value="10.809972" calcext:value-type="float">
            <text:p>10.809972</text:p>
          </table:table-cell>
          <table:table-cell office:value-type="float" office:value="16.263533" calcext:value-type="float">
            <text:p>16.263533</text:p>
          </table:table-cell>
          <table:table-cell office:value-type="float" office:value="19.338177" calcext:value-type="float">
            <text:p>19.338177</text:p>
          </table:table-cell>
          <table:table-cell table:number-columns-repeated="14"/>
        </table:table-row>
        <table:table-row table:style-name="ro1">
          <table:table-cell office:value-type="float" office:value="10.923327" calcext:value-type="float">
            <text:p>10.923327</text:p>
          </table:table-cell>
          <table:table-cell office:value-type="float" office:value="16.12921" calcext:value-type="float">
            <text:p>16.12921</text:p>
          </table:table-cell>
          <table:table-cell office:value-type="float" office:value="21.301619" calcext:value-type="float">
            <text:p>21.301619</text:p>
          </table:table-cell>
          <table:table-cell table:number-columns-repeated="14"/>
        </table:table-row>
        <table:table-row table:style-name="ro1">
          <table:table-cell office:value-type="float" office:value="10.922352" calcext:value-type="float">
            <text:p>10.922352</text:p>
          </table:table-cell>
          <table:table-cell office:value-type="float" office:value="16.625771" calcext:value-type="float">
            <text:p>16.625771</text:p>
          </table:table-cell>
          <table:table-cell office:value-type="float" office:value="21.639399" calcext:value-type="float">
            <text:p>21.639399</text:p>
          </table:table-cell>
          <table:table-cell table:number-columns-repeated="14"/>
        </table:table-row>
        <table:table-row table:style-name="ro1">
          <table:table-cell office:value-type="float" office:value="10.452826" calcext:value-type="float">
            <text:p>10.452826</text:p>
          </table:table-cell>
          <table:table-cell office:value-type="float" office:value="17.748475" calcext:value-type="float">
            <text:p>17.748475</text:p>
          </table:table-cell>
          <table:table-cell office:value-type="float" office:value="23.433544" calcext:value-type="float">
            <text:p>23.433544</text:p>
          </table:table-cell>
          <table:table-cell table:number-columns-repeated="14"/>
        </table:table-row>
        <table:table-row table:style-name="ro1">
          <table:table-cell office:value-type="float" office:value="11.979097" calcext:value-type="float">
            <text:p>11.979097</text:p>
          </table:table-cell>
          <table:table-cell office:value-type="float" office:value="18.3008" calcext:value-type="float">
            <text:p>18.3008</text:p>
          </table:table-cell>
          <table:table-cell office:value-type="float" office:value="21.624784" calcext:value-type="float">
            <text:p>21.624784</text:p>
          </table:table-cell>
          <table:table-cell table:number-columns-repeated="14"/>
        </table:table-row>
        <table:table-row table:style-name="ro1">
          <table:table-cell office:value-type="float" office:value="11.39947" calcext:value-type="float">
            <text:p>11.39947</text:p>
          </table:table-cell>
          <table:table-cell office:value-type="float" office:value="18.241012" calcext:value-type="float">
            <text:p>18.241012</text:p>
          </table:table-cell>
          <table:table-cell office:value-type="float" office:value="19.640205" calcext:value-type="float">
            <text:p>19.640205</text:p>
          </table:table-cell>
          <table:table-cell table:number-columns-repeated="14"/>
        </table:table-row>
        <table:table-row table:style-name="ro1">
          <table:table-cell office:value-type="float" office:value="10.847648" calcext:value-type="float">
            <text:p>10.847648</text:p>
          </table:table-cell>
          <table:table-cell office:value-type="float" office:value="16.462006" calcext:value-type="float">
            <text:p>16.462006</text:p>
          </table:table-cell>
          <table:table-cell office:value-type="float" office:value="19.487091" calcext:value-type="float">
            <text:p>19.487091</text:p>
          </table:table-cell>
          <table:table-cell table:number-columns-repeated="14"/>
        </table:table-row>
        <table:table-row table:style-name="ro1">
          <table:table-cell office:value-type="float" office:value="11.027871" calcext:value-type="float">
            <text:p>11.027871</text:p>
          </table:table-cell>
          <table:table-cell office:value-type="float" office:value="17.57768" calcext:value-type="float">
            <text:p>17.57768</text:p>
          </table:table-cell>
          <table:table-cell office:value-type="float" office:value="21.176599" calcext:value-type="float">
            <text:p>21.176599</text:p>
          </table:table-cell>
          <table:table-cell table:number-columns-repeated="14"/>
        </table:table-row>
        <table:table-row table:style-name="ro1">
          <table:table-cell office:value-type="float" office:value="10.991486" calcext:value-type="float">
            <text:p>10.991486</text:p>
          </table:table-cell>
          <table:table-cell office:value-type="float" office:value="16.735373" calcext:value-type="float">
            <text:p>16.735373</text:p>
          </table:table-cell>
          <table:table-cell office:value-type="float" office:value="21.901898" calcext:value-type="float">
            <text:p>21.901898</text:p>
          </table:table-cell>
          <table:table-cell table:number-columns-repeated="14"/>
        </table:table-row>
        <table:table-row table:style-name="ro1">
          <table:table-cell office:value-type="float" office:value="10.915213" calcext:value-type="float">
            <text:p>10.915213</text:p>
          </table:table-cell>
          <table:table-cell office:value-type="float" office:value="17.54776" calcext:value-type="float">
            <text:p>17.54776</text:p>
          </table:table-cell>
          <table:table-cell office:value-type="float" office:value="21.287943" calcext:value-type="float">
            <text:p>21.287943</text:p>
          </table:table-cell>
          <table:table-cell table:number-columns-repeated="14"/>
        </table:table-row>
        <table:table-row table:style-name="ro1">
          <table:table-cell office:value-type="float" office:value="11.025548" calcext:value-type="float">
            <text:p>11.025548</text:p>
          </table:table-cell>
          <table:table-cell office:value-type="float" office:value="15.949529" calcext:value-type="float">
            <text:p>15.949529</text:p>
          </table:table-cell>
          <table:table-cell office:value-type="float" office:value="20.463179" calcext:value-type="float">
            <text:p>20.463179</text:p>
          </table:table-cell>
          <table:table-cell table:number-columns-repeated="14"/>
        </table:table-row>
        <table:table-row table:style-name="ro1">
          <table:table-cell office:value-type="float" office:value="11.179075" calcext:value-type="float">
            <text:p>11.179075</text:p>
          </table:table-cell>
          <table:table-cell office:value-type="float" office:value="15.476086" calcext:value-type="float">
            <text:p>15.476086</text:p>
          </table:table-cell>
          <table:table-cell office:value-type="float" office:value="23.534332" calcext:value-type="float">
            <text:p>23.534332</text:p>
          </table:table-cell>
          <table:table-cell table:number-columns-repeated="14"/>
        </table:table-row>
        <table:table-row table:style-name="ro1">
          <table:table-cell office:value-type="float" office:value="11.276215" calcext:value-type="float">
            <text:p>11.276215</text:p>
          </table:table-cell>
          <table:table-cell office:value-type="float" office:value="15.513403" calcext:value-type="float">
            <text:p>15.513403</text:p>
          </table:table-cell>
          <table:table-cell office:value-type="float" office:value="22.380762" calcext:value-type="float">
            <text:p>22.380762</text:p>
          </table:table-cell>
          <table:table-cell table:number-columns-repeated="14"/>
        </table:table-row>
        <table:table-row table:style-name="ro1">
          <table:table-cell office:value-type="float" office:value="12.398007" calcext:value-type="float">
            <text:p>12.398007</text:p>
          </table:table-cell>
          <table:table-cell office:value-type="float" office:value="15.094815" calcext:value-type="float">
            <text:p>15.094815</text:p>
          </table:table-cell>
          <table:table-cell office:value-type="float" office:value="23.780983" calcext:value-type="float">
            <text:p>23.780983</text:p>
          </table:table-cell>
          <table:table-cell table:number-columns-repeated="14"/>
        </table:table-row>
        <table:table-row table:style-name="ro1">
          <table:table-cell office:value-type="float" office:value="14.807482" calcext:value-type="float">
            <text:p>14.807482</text:p>
          </table:table-cell>
          <table:table-cell office:value-type="float" office:value="15.182674" calcext:value-type="float">
            <text:p>15.182674</text:p>
          </table:table-cell>
          <table:table-cell office:value-type="float" office:value="23.498636" calcext:value-type="float">
            <text:p>23.498636</text:p>
          </table:table-cell>
          <table:table-cell table:number-columns-repeated="14"/>
        </table:table-row>
        <table:table-row table:style-name="ro1">
          <table:table-cell office:value-type="float" office:value="12.912629" calcext:value-type="float">
            <text:p>12.912629</text:p>
          </table:table-cell>
          <table:table-cell office:value-type="float" office:value="15.499345" calcext:value-type="float">
            <text:p>15.499345</text:p>
          </table:table-cell>
          <table:table-cell office:value-type="float" office:value="23.240389" calcext:value-type="float">
            <text:p>23.240389</text:p>
          </table:table-cell>
          <table:table-cell table:number-columns-repeated="14"/>
        </table:table-row>
        <table:table-row table:style-name="ro1">
          <table:table-cell office:value-type="float" office:value="11.009145" calcext:value-type="float">
            <text:p>11.009145</text:p>
          </table:table-cell>
          <table:table-cell office:value-type="float" office:value="16.176704" calcext:value-type="float">
            <text:p>16.176704</text:p>
          </table:table-cell>
          <table:table-cell office:value-type="float" office:value="25.20946" calcext:value-type="float">
            <text:p>25.20946</text:p>
          </table:table-cell>
          <table:table-cell table:number-columns-repeated="14"/>
        </table:table-row>
        <table:table-row table:style-name="ro1">
          <table:table-cell office:value-type="float" office:value="13.167872" calcext:value-type="float">
            <text:p>13.167872</text:p>
          </table:table-cell>
          <table:table-cell office:value-type="float" office:value="16.035078" calcext:value-type="float">
            <text:p>16.035078</text:p>
          </table:table-cell>
          <table:table-cell office:value-type="float" office:value="24.803715" calcext:value-type="float">
            <text:p>24.803715</text:p>
          </table:table-cell>
          <table:table-cell table:number-columns-repeated="14"/>
        </table:table-row>
        <table:table-row table:style-name="ro1">
          <table:table-cell office:value-type="float" office:value="13.226417" calcext:value-type="float">
            <text:p>13.226417</text:p>
          </table:table-cell>
          <table:table-cell office:value-type="float" office:value="13.755002" calcext:value-type="float">
            <text:p>13.755002</text:p>
          </table:table-cell>
          <table:table-cell office:value-type="float" office:value="21.555639" calcext:value-type="float">
            <text:p>21.555639</text:p>
          </table:table-cell>
          <table:table-cell table:number-columns-repeated="14"/>
        </table:table-row>
        <table:table-row table:style-name="ro1">
          <table:table-cell office:value-type="float" office:value="13.359655" calcext:value-type="float">
            <text:p>13.359655</text:p>
          </table:table-cell>
          <table:table-cell office:value-type="float" office:value="14.842814" calcext:value-type="float">
            <text:p>14.842814</text:p>
          </table:table-cell>
          <table:table-cell office:value-type="float" office:value="21.298776" calcext:value-type="float">
            <text:p>21.298776</text:p>
          </table:table-cell>
          <table:table-cell table:number-columns-repeated="14"/>
        </table:table-row>
        <table:table-row table:style-name="ro1">
          <table:table-cell office:value-type="float" office:value="12.079306" calcext:value-type="float">
            <text:p>12.079306</text:p>
          </table:table-cell>
          <table:table-cell office:value-type="float" office:value="15.132107" calcext:value-type="float">
            <text:p>15.132107</text:p>
          </table:table-cell>
          <table:table-cell office:value-type="float" office:value="23.484331" calcext:value-type="float">
            <text:p>23.484331</text:p>
          </table:table-cell>
          <table:table-cell table:number-columns-repeated="14"/>
        </table:table-row>
        <table:table-row table:style-name="ro1">
          <table:table-cell office:value-type="float" office:value="12.682956" calcext:value-type="float">
            <text:p>12.682956</text:p>
          </table:table-cell>
          <table:table-cell office:value-type="float" office:value="15.721027" calcext:value-type="float">
            <text:p>15.721027</text:p>
          </table:table-cell>
          <table:table-cell office:value-type="float" office:value="21.33626" calcext:value-type="float">
            <text:p>21.33626</text:p>
          </table:table-cell>
          <table:table-cell table:number-columns-repeated="14"/>
        </table:table-row>
        <table:table-row table:style-name="ro1">
          <table:table-cell office:value-type="float" office:value="11.809282" calcext:value-type="float">
            <text:p>11.809282</text:p>
          </table:table-cell>
          <table:table-cell office:value-type="float" office:value="15.063212" calcext:value-type="float">
            <text:p>15.063212</text:p>
          </table:table-cell>
          <table:table-cell office:value-type="float" office:value="25.389816" calcext:value-type="float">
            <text:p>25.389816</text:p>
          </table:table-cell>
          <table:table-cell table:number-columns-repeated="14"/>
        </table:table-row>
        <table:table-row table:style-name="ro1">
          <table:table-cell office:value-type="float" office:value="12.012463" calcext:value-type="float">
            <text:p>12.012463</text:p>
          </table:table-cell>
          <table:table-cell office:value-type="float" office:value="13.662983" calcext:value-type="float">
            <text:p>13.662983</text:p>
          </table:table-cell>
          <table:table-cell office:value-type="float" office:value="21.353808" calcext:value-type="float">
            <text:p>21.353808</text:p>
          </table:table-cell>
          <table:table-cell table:number-columns-repeated="14"/>
        </table:table-row>
        <table:table-row table:style-name="ro1">
          <table:table-cell office:value-type="float" office:value="10.918975" calcext:value-type="float">
            <text:p>10.918975</text:p>
          </table:table-cell>
          <table:table-cell office:value-type="float" office:value="14.143448" calcext:value-type="float">
            <text:p>14.143448</text:p>
          </table:table-cell>
          <table:table-cell office:value-type="float" office:value="20.93386" calcext:value-type="float">
            <text:p>20.93386</text:p>
          </table:table-cell>
          <table:table-cell table:number-columns-repeated="14"/>
        </table:table-row>
        <table:table-row table:style-name="ro1">
          <table:table-cell office:value-type="float" office:value="11.786786" calcext:value-type="float">
            <text:p>11.786786</text:p>
          </table:table-cell>
          <table:table-cell office:value-type="float" office:value="14.984773" calcext:value-type="float">
            <text:p>14.984773</text:p>
          </table:table-cell>
          <table:table-cell office:value-type="float" office:value="21.307449" calcext:value-type="float">
            <text:p>21.307449</text:p>
          </table:table-cell>
          <table:table-cell table:number-columns-repeated="14"/>
        </table:table-row>
        <table:table-row table:style-name="ro1">
          <table:table-cell office:value-type="float" office:value="12.28731" calcext:value-type="float">
            <text:p>12.28731</text:p>
          </table:table-cell>
          <table:table-cell office:value-type="float" office:value="15.035982" calcext:value-type="float">
            <text:p>15.035982</text:p>
          </table:table-cell>
          <table:table-cell office:value-type="float" office:value="24.549336" calcext:value-type="float">
            <text:p>24.549336</text:p>
          </table:table-cell>
          <table:table-cell table:number-columns-repeated="14"/>
        </table:table-row>
        <table:table-row table:style-name="ro1">
          <table:table-cell office:value-type="float" office:value="10.47168" calcext:value-type="float">
            <text:p>10.47168</text:p>
          </table:table-cell>
          <table:table-cell office:value-type="float" office:value="16.441983" calcext:value-type="float">
            <text:p>16.441983</text:p>
          </table:table-cell>
          <table:table-cell office:value-type="float" office:value="21.313425" calcext:value-type="float">
            <text:p>21.313425</text:p>
          </table:table-cell>
          <table:table-cell table:number-columns-repeated="14"/>
        </table:table-row>
        <table:table-row table:style-name="ro1">
          <table:table-cell office:value-type="float" office:value="12.185736" calcext:value-type="float">
            <text:p>12.185736</text:p>
          </table:table-cell>
          <table:table-cell office:value-type="float" office:value="15.623077" calcext:value-type="float">
            <text:p>15.623077</text:p>
          </table:table-cell>
          <table:table-cell office:value-type="float" office:value="20.759782" calcext:value-type="float">
            <text:p>20.759782</text:p>
          </table:table-cell>
          <table:table-cell table:number-columns-repeated="14"/>
        </table:table-row>
        <table:table-row table:style-name="ro1">
          <table:table-cell office:value-type="float" office:value="12.325207" calcext:value-type="float">
            <text:p>12.325207</text:p>
          </table:table-cell>
          <table:table-cell office:value-type="float" office:value="15.892235" calcext:value-type="float">
            <text:p>15.892235</text:p>
          </table:table-cell>
          <table:table-cell office:value-type="float" office:value="21.929575" calcext:value-type="float">
            <text:p>21.929575</text:p>
          </table:table-cell>
          <table:table-cell table:number-columns-repeated="14"/>
        </table:table-row>
        <table:table-row table:style-name="ro1">
          <table:table-cell office:value-type="float" office:value="10.832607" calcext:value-type="float">
            <text:p>10.832607</text:p>
          </table:table-cell>
          <table:table-cell office:value-type="float" office:value="15.988172" calcext:value-type="float">
            <text:p>15.988172</text:p>
          </table:table-cell>
          <table:table-cell office:value-type="float" office:value="23.797275" calcext:value-type="float">
            <text:p>23.797275</text:p>
          </table:table-cell>
          <table:table-cell table:number-columns-repeated="14"/>
        </table:table-row>
        <table:table-row table:style-name="ro1">
          <table:table-cell office:value-type="float" office:value="11.146693" calcext:value-type="float">
            <text:p>11.146693</text:p>
          </table:table-cell>
          <table:table-cell office:value-type="float" office:value="16.236959" calcext:value-type="float">
            <text:p>16.236959</text:p>
          </table:table-cell>
          <table:table-cell office:value-type="float" office:value="20.732758" calcext:value-type="float">
            <text:p>20.732758</text:p>
          </table:table-cell>
          <table:table-cell table:number-columns-repeated="14"/>
        </table:table-row>
        <table:table-row table:style-name="ro1">
          <table:table-cell office:value-type="float" office:value="12.030386" calcext:value-type="float">
            <text:p>12.030386</text:p>
          </table:table-cell>
          <table:table-cell office:value-type="float" office:value="16.796781" calcext:value-type="float">
            <text:p>16.796781</text:p>
          </table:table-cell>
          <table:table-cell office:value-type="float" office:value="21.627366" calcext:value-type="float">
            <text:p>21.627366</text:p>
          </table:table-cell>
          <table:table-cell table:number-columns-repeated="14"/>
        </table:table-row>
        <table:table-row table:style-name="ro1">
          <table:table-cell office:value-type="float" office:value="12.222018" calcext:value-type="float">
            <text:p>12.222018</text:p>
          </table:table-cell>
          <table:table-cell office:value-type="float" office:value="15.555033" calcext:value-type="float">
            <text:p>15.555033</text:p>
          </table:table-cell>
          <table:table-cell office:value-type="float" office:value="25.677774" calcext:value-type="float">
            <text:p>25.677774</text:p>
          </table:table-cell>
          <table:table-cell table:number-columns-repeated="14"/>
        </table:table-row>
        <table:table-row table:style-name="ro1">
          <table:table-cell office:value-type="float" office:value="11.084878" calcext:value-type="float">
            <text:p>11.084878</text:p>
          </table:table-cell>
          <table:table-cell office:value-type="float" office:value="15.042479" calcext:value-type="float">
            <text:p>15.042479</text:p>
          </table:table-cell>
          <table:table-cell office:value-type="float" office:value="23.337851" calcext:value-type="float">
            <text:p>23.337851</text:p>
          </table:table-cell>
          <table:table-cell table:number-columns-repeated="14"/>
        </table:table-row>
        <table:table-row table:style-name="ro1">
          <table:table-cell office:value-type="float" office:value="11.234078" calcext:value-type="float">
            <text:p>11.234078</text:p>
          </table:table-cell>
          <table:table-cell office:value-type="float" office:value="15.070755" calcext:value-type="float">
            <text:p>15.070755</text:p>
          </table:table-cell>
          <table:table-cell office:value-type="float" office:value="24.852393" calcext:value-type="float">
            <text:p>24.852393</text:p>
          </table:table-cell>
          <table:table-cell table:number-columns-repeated="14"/>
        </table:table-row>
        <table:table-row table:style-name="ro1">
          <table:table-cell office:value-type="float" office:value="12.372463" calcext:value-type="float">
            <text:p>12.372463</text:p>
          </table:table-cell>
          <table:table-cell office:value-type="float" office:value="14.939953" calcext:value-type="float">
            <text:p>14.939953</text:p>
          </table:table-cell>
          <table:table-cell office:value-type="float" office:value="24.533428" calcext:value-type="float">
            <text:p>24.533428</text:p>
          </table:table-cell>
          <table:table-cell table:number-columns-repeated="14"/>
        </table:table-row>
        <table:table-row table:style-name="ro1">
          <table:table-cell office:value-type="float" office:value="10.581423" calcext:value-type="float">
            <text:p>10.581423</text:p>
          </table:table-cell>
          <table:table-cell office:value-type="float" office:value="14.912888" calcext:value-type="float">
            <text:p>14.912888</text:p>
          </table:table-cell>
          <table:table-cell office:value-type="float" office:value="25.353166" calcext:value-type="float">
            <text:p>25.353166</text:p>
          </table:table-cell>
          <table:table-cell table:number-columns-repeated="14"/>
        </table:table-row>
        <table:table-row table:style-name="ro1">
          <table:table-cell office:value-type="float" office:value="11.485974" calcext:value-type="float">
            <text:p>11.485974</text:p>
          </table:table-cell>
          <table:table-cell office:value-type="float" office:value="14.987289" calcext:value-type="float">
            <text:p>14.987289</text:p>
          </table:table-cell>
          <table:table-cell office:value-type="float" office:value="22.557933" calcext:value-type="float">
            <text:p>22.557933</text:p>
          </table:table-cell>
          <table:table-cell table:number-columns-repeated="14"/>
        </table:table-row>
        <table:table-row table:style-name="ro1">
          <table:table-cell office:value-type="float" office:value="11.844469" calcext:value-type="float">
            <text:p>11.844469</text:p>
          </table:table-cell>
          <table:table-cell office:value-type="float" office:value="14.957473" calcext:value-type="float">
            <text:p>14.957473</text:p>
          </table:table-cell>
          <table:table-cell office:value-type="float" office:value="24.594307" calcext:value-type="float">
            <text:p>24.594307</text:p>
          </table:table-cell>
          <table:table-cell table:number-columns-repeated="14"/>
        </table:table-row>
        <table:table-row table:style-name="ro1">
          <table:table-cell office:value-type="float" office:value="10.433658" calcext:value-type="float">
            <text:p>10.433658</text:p>
          </table:table-cell>
          <table:table-cell office:value-type="float" office:value="15.27875" calcext:value-type="float">
            <text:p>15.27875</text:p>
          </table:table-cell>
          <table:table-cell office:value-type="float" office:value="26.358107" calcext:value-type="float">
            <text:p>26.358107</text:p>
          </table:table-cell>
          <table:table-cell table:number-columns-repeated="14"/>
        </table:table-row>
        <table:table-row table:style-name="ro1">
          <table:table-cell office:value-type="float" office:value="12.070823" calcext:value-type="float">
            <text:p>12.070823</text:p>
          </table:table-cell>
          <table:table-cell office:value-type="float" office:value="15.573298" calcext:value-type="float">
            <text:p>15.573298</text:p>
          </table:table-cell>
          <table:table-cell office:value-type="float" office:value="23.604475" calcext:value-type="float">
            <text:p>23.604475</text:p>
          </table:table-cell>
          <table:table-cell table:number-columns-repeated="14"/>
        </table:table-row>
        <table:table-row table:style-name="ro1">
          <table:table-cell office:value-type="float" office:value="13.351832" calcext:value-type="float">
            <text:p>13.351832</text:p>
          </table:table-cell>
          <table:table-cell office:value-type="float" office:value="15.472102" calcext:value-type="float">
            <text:p>15.472102</text:p>
          </table:table-cell>
          <table:table-cell office:value-type="float" office:value="24.022071" calcext:value-type="float">
            <text:p>24.022071</text:p>
          </table:table-cell>
          <table:table-cell table:number-columns-repeated="14"/>
        </table:table-row>
        <table:table-row table:style-name="ro1">
          <table:table-cell office:value-type="float" office:value="12.901446" calcext:value-type="float">
            <text:p>12.901446</text:p>
          </table:table-cell>
          <table:table-cell office:value-type="float" office:value="15.596998" calcext:value-type="float">
            <text:p>15.596998</text:p>
          </table:table-cell>
          <table:table-cell office:value-type="float" office:value="24.130463" calcext:value-type="float">
            <text:p>24.130463</text:p>
          </table:table-cell>
          <table:table-cell table:number-columns-repeated="14"/>
        </table:table-row>
        <table:table-row table:style-name="ro1">
          <table:table-cell office:value-type="float" office:value="12.594006" calcext:value-type="float">
            <text:p>12.594006</text:p>
          </table:table-cell>
          <table:table-cell office:value-type="float" office:value="14.633084" calcext:value-type="float">
            <text:p>14.633084</text:p>
          </table:table-cell>
          <table:table-cell office:value-type="float" office:value="20.280248" calcext:value-type="float">
            <text:p>20.280248</text:p>
          </table:table-cell>
          <table:table-cell table:number-columns-repeated="14"/>
        </table:table-row>
        <table:table-row table:style-name="ro1">
          <table:table-cell office:value-type="float" office:value="14.583097" calcext:value-type="float">
            <text:p>14.583097</text:p>
          </table:table-cell>
          <table:table-cell office:value-type="float" office:value="14.748806" calcext:value-type="float">
            <text:p>14.748806</text:p>
          </table:table-cell>
          <table:table-cell office:value-type="float" office:value="21.884379" calcext:value-type="float">
            <text:p>21.884379</text:p>
          </table:table-cell>
          <table:table-cell table:number-columns-repeated="14"/>
        </table:table-row>
        <table:table-row table:style-name="ro1">
          <table:table-cell office:value-type="float" office:value="13.475282" calcext:value-type="float">
            <text:p>13.475282</text:p>
          </table:table-cell>
          <table:table-cell office:value-type="float" office:value="13.555509" calcext:value-type="float">
            <text:p>13.555509</text:p>
          </table:table-cell>
          <table:table-cell office:value-type="float" office:value="23.001696" calcext:value-type="float">
            <text:p>23.001696</text:p>
          </table:table-cell>
          <table:table-cell table:number-columns-repeated="14"/>
        </table:table-row>
        <table:table-row table:style-name="ro1">
          <table:table-cell office:value-type="float" office:value="12.15603" calcext:value-type="float">
            <text:p>12.15603</text:p>
          </table:table-cell>
          <table:table-cell office:value-type="float" office:value="14.722593" calcext:value-type="float">
            <text:p>14.722593</text:p>
          </table:table-cell>
          <table:table-cell office:value-type="float" office:value="23.162456" calcext:value-type="float">
            <text:p>23.162456</text:p>
          </table:table-cell>
          <table:table-cell table:number-columns-repeated="14"/>
        </table:table-row>
        <table:table-row table:style-name="ro1">
          <table:table-cell office:value-type="float" office:value="12.035202" calcext:value-type="float">
            <text:p>12.035202</text:p>
          </table:table-cell>
          <table:table-cell office:value-type="float" office:value="15.717633" calcext:value-type="float">
            <text:p>15.717633</text:p>
          </table:table-cell>
          <table:table-cell office:value-type="float" office:value="22.757631" calcext:value-type="float">
            <text:p>22.757631</text:p>
          </table:table-cell>
          <table:table-cell table:number-columns-repeated="14"/>
        </table:table-row>
        <table:table-row table:style-name="ro1">
          <table:table-cell office:value-type="float" office:value="11.472963" calcext:value-type="float">
            <text:p>11.472963</text:p>
          </table:table-cell>
          <table:table-cell office:value-type="float" office:value="16.341312" calcext:value-type="float">
            <text:p>16.341312</text:p>
          </table:table-cell>
          <table:table-cell office:value-type="float" office:value="20.508897" calcext:value-type="float">
            <text:p>20.508897</text:p>
          </table:table-cell>
          <table:table-cell table:number-columns-repeated="14"/>
        </table:table-row>
        <table:table-row table:style-name="ro1">
          <table:table-cell office:value-type="float" office:value="13.916143" calcext:value-type="float">
            <text:p>13.916143</text:p>
          </table:table-cell>
          <table:table-cell office:value-type="float" office:value="15.466537" calcext:value-type="float">
            <text:p>15.466537</text:p>
          </table:table-cell>
          <table:table-cell office:value-type="float" office:value="22.059353" calcext:value-type="float">
            <text:p>22.059353</text:p>
          </table:table-cell>
          <table:table-cell table:number-columns-repeated="14"/>
        </table:table-row>
        <table:table-row table:style-name="ro1">
          <table:table-cell office:value-type="float" office:value="16.004257" calcext:value-type="float">
            <text:p>16.004257</text:p>
          </table:table-cell>
          <table:table-cell office:value-type="float" office:value="14.771553" calcext:value-type="float">
            <text:p>14.771553</text:p>
          </table:table-cell>
          <table:table-cell office:value-type="float" office:value="22.872706" calcext:value-type="float">
            <text:p>22.872706</text:p>
          </table:table-cell>
          <table:table-cell table:number-columns-repeated="14"/>
        </table:table-row>
        <table:table-row table:style-name="ro1">
          <table:table-cell office:value-type="float" office:value="11.760542" calcext:value-type="float">
            <text:p>11.760542</text:p>
          </table:table-cell>
          <table:table-cell office:value-type="float" office:value="14.317629" calcext:value-type="float">
            <text:p>14.317629</text:p>
          </table:table-cell>
          <table:table-cell office:value-type="float" office:value="24.554565" calcext:value-type="float">
            <text:p>24.554565</text:p>
          </table:table-cell>
          <table:table-cell table:number-columns-repeated="14"/>
        </table:table-row>
        <table:table-row table:style-name="ro1">
          <table:table-cell office:value-type="float" office:value="11.312944" calcext:value-type="float">
            <text:p>11.312944</text:p>
          </table:table-cell>
          <table:table-cell office:value-type="float" office:value="14.546144" calcext:value-type="float">
            <text:p>14.546144</text:p>
          </table:table-cell>
          <table:table-cell office:value-type="float" office:value="21.68484" calcext:value-type="float">
            <text:p>21.68484</text:p>
          </table:table-cell>
          <table:table-cell table:number-columns-repeated="14"/>
        </table:table-row>
        <table:table-row table:style-name="ro1">
          <table:table-cell office:value-type="float" office:value="11.557804" calcext:value-type="float">
            <text:p>11.557804</text:p>
          </table:table-cell>
          <table:table-cell office:value-type="float" office:value="15.7286" calcext:value-type="float">
            <text:p>15.7286</text:p>
          </table:table-cell>
          <table:table-cell office:value-type="float" office:value="20.260289" calcext:value-type="float">
            <text:p>20.260289</text:p>
          </table:table-cell>
          <table:table-cell table:number-columns-repeated="14"/>
        </table:table-row>
        <table:table-row table:style-name="ro1">
          <table:table-cell office:value-type="float" office:value="13.628028" calcext:value-type="float">
            <text:p>13.628028</text:p>
          </table:table-cell>
          <table:table-cell office:value-type="float" office:value="16.605083" calcext:value-type="float">
            <text:p>16.605083</text:p>
          </table:table-cell>
          <table:table-cell office:value-type="float" office:value="24.089007" calcext:value-type="float">
            <text:p>24.089007</text:p>
          </table:table-cell>
          <table:table-cell table:number-columns-repeated="14"/>
        </table:table-row>
        <table:table-row table:style-name="ro1">
          <table:table-cell office:value-type="float" office:value="13.080148" calcext:value-type="float">
            <text:p>13.080148</text:p>
          </table:table-cell>
          <table:table-cell office:value-type="float" office:value="16.829486" calcext:value-type="float">
            <text:p>16.829486</text:p>
          </table:table-cell>
          <table:table-cell office:value-type="float" office:value="24.577751" calcext:value-type="float">
            <text:p>24.577751</text:p>
          </table:table-cell>
          <table:table-cell table:number-columns-repeated="14"/>
        </table:table-row>
        <table:table-row table:style-name="ro1">
          <table:table-cell office:value-type="float" office:value="10.317934" calcext:value-type="float">
            <text:p>10.317934</text:p>
          </table:table-cell>
          <table:table-cell office:value-type="float" office:value="17.057589" calcext:value-type="float">
            <text:p>17.057589</text:p>
          </table:table-cell>
          <table:table-cell office:value-type="float" office:value="23.247403" calcext:value-type="float">
            <text:p>23.247403</text:p>
          </table:table-cell>
          <table:table-cell table:number-columns-repeated="14"/>
        </table:table-row>
        <table:table-row table:style-name="ro1">
          <table:table-cell office:value-type="float" office:value="11.53342" calcext:value-type="float">
            <text:p>11.53342</text:p>
          </table:table-cell>
          <table:table-cell office:value-type="float" office:value="15.550815" calcext:value-type="float">
            <text:p>15.550815</text:p>
          </table:table-cell>
          <table:table-cell office:value-type="float" office:value="23.503613" calcext:value-type="float">
            <text:p>23.503613</text:p>
          </table:table-cell>
          <table:table-cell table:number-columns-repeated="14"/>
        </table:table-row>
        <table:table-row table:style-name="ro1">
          <table:table-cell office:value-type="float" office:value="12.07018" calcext:value-type="float">
            <text:p>12.07018</text:p>
          </table:table-cell>
          <table:table-cell office:value-type="float" office:value="14.661855" calcext:value-type="float">
            <text:p>14.661855</text:p>
          </table:table-cell>
          <table:table-cell office:value-type="float" office:value="24.800357" calcext:value-type="float">
            <text:p>24.800357</text:p>
          </table:table-cell>
          <table:table-cell table:number-columns-repeated="14"/>
        </table:table-row>
        <table:table-row table:style-name="ro1">
          <table:table-cell office:value-type="float" office:value="11.739514" calcext:value-type="float">
            <text:p>11.739514</text:p>
          </table:table-cell>
          <table:table-cell office:value-type="float" office:value="15.431968" calcext:value-type="float">
            <text:p>15.431968</text:p>
          </table:table-cell>
          <table:table-cell office:value-type="float" office:value="24.787722" calcext:value-type="float">
            <text:p>24.787722</text:p>
          </table:table-cell>
          <table:table-cell table:number-columns-repeated="14"/>
        </table:table-row>
        <table:table-row table:style-name="ro1">
          <table:table-cell office:value-type="float" office:value="11.324209" calcext:value-type="float">
            <text:p>11.324209</text:p>
          </table:table-cell>
          <table:table-cell office:value-type="float" office:value="15.166895" calcext:value-type="float">
            <text:p>15.166895</text:p>
          </table:table-cell>
          <table:table-cell office:value-type="float" office:value="24.771892" calcext:value-type="float">
            <text:p>24.771892</text:p>
          </table:table-cell>
          <table:table-cell table:number-columns-repeated="14"/>
        </table:table-row>
        <table:table-row table:style-name="ro1">
          <table:table-cell office:value-type="float" office:value="13.369486" calcext:value-type="float">
            <text:p>13.369486</text:p>
          </table:table-cell>
          <table:table-cell office:value-type="float" office:value="14.545768" calcext:value-type="float">
            <text:p>14.545768</text:p>
          </table:table-cell>
          <table:table-cell office:value-type="float" office:value="22.347764" calcext:value-type="float">
            <text:p>22.347764</text:p>
          </table:table-cell>
          <table:table-cell table:number-columns-repeated="14"/>
        </table:table-row>
        <table:table-row table:style-name="ro1">
          <table:table-cell office:value-type="float" office:value="12.107819" calcext:value-type="float">
            <text:p>12.107819</text:p>
          </table:table-cell>
          <table:table-cell office:value-type="float" office:value="14.355289" calcext:value-type="float">
            <text:p>14.355289</text:p>
          </table:table-cell>
          <table:table-cell office:value-type="float" office:value="22.636685" calcext:value-type="float">
            <text:p>22.636685</text:p>
          </table:table-cell>
          <table:table-cell table:number-columns-repeated="14"/>
        </table:table-row>
        <table:table-row table:style-name="ro1">
          <table:table-cell office:value-type="float" office:value="11.808852" calcext:value-type="float">
            <text:p>11.808852</text:p>
          </table:table-cell>
          <table:table-cell office:value-type="float" office:value="15.259783" calcext:value-type="float">
            <text:p>15.259783</text:p>
          </table:table-cell>
          <table:table-cell office:value-type="float" office:value="24.516229" calcext:value-type="float">
            <text:p>24.516229</text:p>
          </table:table-cell>
          <table:table-cell table:number-columns-repeated="14"/>
        </table:table-row>
        <table:table-row table:style-name="ro1">
          <table:table-cell office:value-type="float" office:value="11.576017" calcext:value-type="float">
            <text:p>11.576017</text:p>
          </table:table-cell>
          <table:table-cell office:value-type="float" office:value="15.246588" calcext:value-type="float">
            <text:p>15.246588</text:p>
          </table:table-cell>
          <table:table-cell office:value-type="float" office:value="24.938869" calcext:value-type="float">
            <text:p>24.938869</text:p>
          </table:table-cell>
          <table:table-cell table:number-columns-repeated="14"/>
        </table:table-row>
        <table:table-row table:style-name="ro1">
          <table:table-cell office:value-type="float" office:value="11.915185" calcext:value-type="float">
            <text:p>11.915185</text:p>
          </table:table-cell>
          <table:table-cell office:value-type="float" office:value="14.281219" calcext:value-type="float">
            <text:p>14.281219</text:p>
          </table:table-cell>
          <table:table-cell office:value-type="float" office:value="21.882974" calcext:value-type="float">
            <text:p>21.882974</text:p>
          </table:table-cell>
          <table:table-cell table:number-columns-repeated="14"/>
        </table:table-row>
        <table:table-row table:style-name="ro1">
          <table:table-cell office:value-type="float" office:value="12.089465" calcext:value-type="float">
            <text:p>12.089465</text:p>
          </table:table-cell>
          <table:table-cell office:value-type="float" office:value="15.833676" calcext:value-type="float">
            <text:p>15.833676</text:p>
          </table:table-cell>
          <table:table-cell office:value-type="float" office:value="21.374588" calcext:value-type="float">
            <text:p>21.374588</text:p>
          </table:table-cell>
          <table:table-cell table:number-columns-repeated="14"/>
        </table:table-row>
        <table:table-row table:style-name="ro1">
          <table:table-cell office:value-type="float" office:value="10.983531" calcext:value-type="float">
            <text:p>10.983531</text:p>
          </table:table-cell>
          <table:table-cell office:value-type="float" office:value="14.575537" calcext:value-type="float">
            <text:p>14.575537</text:p>
          </table:table-cell>
          <table:table-cell office:value-type="float" office:value="25.680444" calcext:value-type="float">
            <text:p>25.680444</text:p>
          </table:table-cell>
          <table:table-cell table:number-columns-repeated="14"/>
        </table:table-row>
        <table:table-row table:style-name="ro1">
          <table:table-cell office:value-type="float" office:value="11.711509" calcext:value-type="float">
            <text:p>11.711509</text:p>
          </table:table-cell>
          <table:table-cell office:value-type="float" office:value="14.876828" calcext:value-type="float">
            <text:p>14.876828</text:p>
          </table:table-cell>
          <table:table-cell office:value-type="float" office:value="24.903189" calcext:value-type="float">
            <text:p>24.903189</text:p>
          </table:table-cell>
          <table:table-cell table:number-columns-repeated="14"/>
        </table:table-row>
        <table:table-row table:style-name="ro1">
          <table:table-cell office:value-type="float" office:value="13.163629" calcext:value-type="float">
            <text:p>13.163629</text:p>
          </table:table-cell>
          <table:table-cell office:value-type="float" office:value="15.578635" calcext:value-type="float">
            <text:p>15.578635</text:p>
          </table:table-cell>
          <table:table-cell office:value-type="float" office:value="22.406308" calcext:value-type="float">
            <text:p>22.406308</text:p>
          </table:table-cell>
          <table:table-cell table:number-columns-repeated="14"/>
        </table:table-row>
        <table:table-row table:style-name="ro1">
          <table:table-cell office:value-type="float" office:value="10.725211" calcext:value-type="float">
            <text:p>10.725211</text:p>
          </table:table-cell>
          <table:table-cell office:value-type="float" office:value="13.979888" calcext:value-type="float">
            <text:p>13.979888</text:p>
          </table:table-cell>
          <table:table-cell office:value-type="float" office:value="23.116165" calcext:value-type="float">
            <text:p>23.116165</text:p>
          </table:table-cell>
          <table:table-cell table:number-columns-repeated="14"/>
        </table:table-row>
        <table:table-row table:style-name="ro1">
          <table:table-cell office:value-type="float" office:value="13.512536" calcext:value-type="float">
            <text:p>13.512536</text:p>
          </table:table-cell>
          <table:table-cell office:value-type="float" office:value="14.498927" calcext:value-type="float">
            <text:p>14.498927</text:p>
          </table:table-cell>
          <table:table-cell office:value-type="float" office:value="25.736601" calcext:value-type="float">
            <text:p>25.736601</text:p>
          </table:table-cell>
          <table:table-cell table:number-columns-repeated="14"/>
        </table:table-row>
        <table:table-row table:style-name="ro1">
          <table:table-cell office:value-type="float" office:value="23.535951" calcext:value-type="float">
            <text:p>23.535951</text:p>
          </table:table-cell>
          <table:table-cell office:value-type="float" office:value="15.263658" calcext:value-type="float">
            <text:p>15.263658</text:p>
          </table:table-cell>
          <table:table-cell office:value-type="float" office:value="25.926593" calcext:value-type="float">
            <text:p>25.926593</text:p>
          </table:table-cell>
          <table:table-cell table:number-columns-repeated="14"/>
        </table:table-row>
        <table:table-row table:style-name="ro1">
          <table:table-cell office:value-type="float" office:value="23.226097" calcext:value-type="float">
            <text:p>23.226097</text:p>
          </table:table-cell>
          <table:table-cell office:value-type="float" office:value="13.8477" calcext:value-type="float">
            <text:p>13.8477</text:p>
          </table:table-cell>
          <table:table-cell office:value-type="float" office:value="20.811207" calcext:value-type="float">
            <text:p>20.811207</text:p>
          </table:table-cell>
          <table:table-cell table:number-columns-repeated="14"/>
        </table:table-row>
        <table:table-row table:style-name="ro1">
          <table:table-cell office:value-type="float" office:value="17.445245" calcext:value-type="float">
            <text:p>17.445245</text:p>
          </table:table-cell>
          <table:table-cell office:value-type="float" office:value="14.270498" calcext:value-type="float">
            <text:p>14.270498</text:p>
          </table:table-cell>
          <table:table-cell office:value-type="float" office:value="20.285417" calcext:value-type="float">
            <text:p>20.285417</text:p>
          </table:table-cell>
          <table:table-cell table:number-columns-repeated="14"/>
        </table:table-row>
        <table:table-row table:style-name="ro1">
          <table:table-cell office:value-type="float" office:value="16.770047" calcext:value-type="float">
            <text:p>16.770047</text:p>
          </table:table-cell>
          <table:table-cell office:value-type="float" office:value="13.824491" calcext:value-type="float">
            <text:p>13.824491</text:p>
          </table:table-cell>
          <table:table-cell office:value-type="float" office:value="21.682546" calcext:value-type="float">
            <text:p>21.682546</text:p>
          </table:table-cell>
          <table:table-cell table:number-columns-repeated="14"/>
        </table:table-row>
        <table:table-row table:style-name="ro1">
          <table:table-cell office:value-type="float" office:value="15.29802" calcext:value-type="float">
            <text:p>15.29802</text:p>
          </table:table-cell>
          <table:table-cell office:value-type="float" office:value="13.999755" calcext:value-type="float">
            <text:p>13.999755</text:p>
          </table:table-cell>
          <table:table-cell office:value-type="float" office:value="24.684277" calcext:value-type="float">
            <text:p>24.684277</text:p>
          </table:table-cell>
          <table:table-cell table:number-columns-repeated="14"/>
        </table:table-row>
        <table:table-row table:style-name="ro1">
          <table:table-cell office:value-type="float" office:value="12.455235" calcext:value-type="float">
            <text:p>12.455235</text:p>
          </table:table-cell>
          <table:table-cell office:value-type="float" office:value="13.552933" calcext:value-type="float">
            <text:p>13.552933</text:p>
          </table:table-cell>
          <table:table-cell office:value-type="float" office:value="24.782661" calcext:value-type="float">
            <text:p>24.782661</text:p>
          </table:table-cell>
          <table:table-cell table:number-columns-repeated="14"/>
        </table:table-row>
        <table:table-row table:style-name="ro1">
          <table:table-cell office:value-type="float" office:value="10.738425" calcext:value-type="float">
            <text:p>10.738425</text:p>
          </table:table-cell>
          <table:table-cell office:value-type="float" office:value="14.366153" calcext:value-type="float">
            <text:p>14.366153</text:p>
          </table:table-cell>
          <table:table-cell office:value-type="float" office:value="26.620015" calcext:value-type="float">
            <text:p>26.620015</text:p>
          </table:table-cell>
          <table:table-cell table:number-columns-repeated="14"/>
        </table:table-row>
        <table:table-row table:style-name="ro1">
          <table:table-cell office:value-type="float" office:value="11.903335" calcext:value-type="float">
            <text:p>11.903335</text:p>
          </table:table-cell>
          <table:table-cell office:value-type="float" office:value="15.699664" calcext:value-type="float">
            <text:p>15.699664</text:p>
          </table:table-cell>
          <table:table-cell office:value-type="float" office:value="23.894684" calcext:value-type="float">
            <text:p>23.894684</text:p>
          </table:table-cell>
          <table:table-cell table:number-columns-repeated="14"/>
        </table:table-row>
        <table:table-row table:style-name="ro1">
          <table:table-cell office:value-type="float" office:value="12.466401" calcext:value-type="float">
            <text:p>12.466401</text:p>
          </table:table-cell>
          <table:table-cell office:value-type="float" office:value="14.209384" calcext:value-type="float">
            <text:p>14.209384</text:p>
          </table:table-cell>
          <table:table-cell office:value-type="float" office:value="24.285336" calcext:value-type="float">
            <text:p>24.285336</text:p>
          </table:table-cell>
          <table:table-cell table:number-columns-repeated="14"/>
        </table:table-row>
        <table:table-row table:style-name="ro1">
          <table:table-cell office:value-type="float" office:value="11.73428" calcext:value-type="float">
            <text:p>11.73428</text:p>
          </table:table-cell>
          <table:table-cell office:value-type="float" office:value="15.735577" calcext:value-type="float">
            <text:p>15.735577</text:p>
          </table:table-cell>
          <table:table-cell office:value-type="float" office:value="22.321465" calcext:value-type="float">
            <text:p>22.321465</text:p>
          </table:table-cell>
          <table:table-cell table:number-columns-repeated="14"/>
        </table:table-row>
        <table:table-row table:style-name="ro1">
          <table:table-cell office:value-type="float" office:value="10.891695" calcext:value-type="float">
            <text:p>10.891695</text:p>
          </table:table-cell>
          <table:table-cell office:value-type="float" office:value="17.28127" calcext:value-type="float">
            <text:p>17.28127</text:p>
          </table:table-cell>
          <table:table-cell office:value-type="float" office:value="22.663016" calcext:value-type="float">
            <text:p>22.663016</text:p>
          </table:table-cell>
          <table:table-cell table:number-columns-repeated="14"/>
        </table:table-row>
        <table:table-row table:style-name="ro1">
          <table:table-cell office:value-type="float" office:value="12.518143" calcext:value-type="float">
            <text:p>12.518143</text:p>
          </table:table-cell>
          <table:table-cell office:value-type="float" office:value="14.82776" calcext:value-type="float">
            <text:p>14.82776</text:p>
          </table:table-cell>
          <table:table-cell office:value-type="float" office:value="22.77421" calcext:value-type="float">
            <text:p>22.77421</text:p>
          </table:table-cell>
          <table:table-cell table:number-columns-repeated="14"/>
        </table:table-row>
        <table:table-row table:style-name="ro1">
          <table:table-cell office:value-type="float" office:value="12.999728" calcext:value-type="float">
            <text:p>12.999728</text:p>
          </table:table-cell>
          <table:table-cell office:value-type="float" office:value="15.404114" calcext:value-type="float">
            <text:p>15.404114</text:p>
          </table:table-cell>
          <table:table-cell office:value-type="float" office:value="23.883102" calcext:value-type="float">
            <text:p>23.883102</text:p>
          </table:table-cell>
          <table:table-cell table:number-columns-repeated="14"/>
        </table:table-row>
        <table:table-row table:style-name="ro1">
          <table:table-cell office:value-type="float" office:value="11.2067" calcext:value-type="float">
            <text:p>11.2067</text:p>
          </table:table-cell>
          <table:table-cell office:value-type="float" office:value="15.592004" calcext:value-type="float">
            <text:p>15.592004</text:p>
          </table:table-cell>
          <table:table-cell office:value-type="float" office:value="23.871251" calcext:value-type="float">
            <text:p>23.871251</text:p>
          </table:table-cell>
          <table:table-cell table:number-columns-repeated="14"/>
        </table:table-row>
        <table:table-row table:style-name="ro1">
          <table:table-cell office:value-type="float" office:value="11.831558" calcext:value-type="float">
            <text:p>11.831558</text:p>
          </table:table-cell>
          <table:table-cell office:value-type="float" office:value="14.65183" calcext:value-type="float">
            <text:p>14.65183</text:p>
          </table:table-cell>
          <table:table-cell office:value-type="float" office:value="22.774766" calcext:value-type="float">
            <text:p>22.774766</text:p>
          </table:table-cell>
          <table:table-cell table:number-columns-repeated="14"/>
        </table:table-row>
        <table:table-row table:style-name="ro1">
          <table:table-cell office:value-type="float" office:value="12.292297" calcext:value-type="float">
            <text:p>12.292297</text:p>
          </table:table-cell>
          <table:table-cell office:value-type="float" office:value="14.244759" calcext:value-type="float">
            <text:p>14.244759</text:p>
          </table:table-cell>
          <table:table-cell office:value-type="float" office:value="26.083728" calcext:value-type="float">
            <text:p>26.083728</text:p>
          </table:table-cell>
          <table:table-cell table:number-columns-repeated="14"/>
        </table:table-row>
        <table:table-row table:style-name="ro1">
          <table:table-cell office:value-type="float" office:value="12.045132" calcext:value-type="float">
            <text:p>12.045132</text:p>
          </table:table-cell>
          <table:table-cell office:value-type="float" office:value="15.766789" calcext:value-type="float">
            <text:p>15.766789</text:p>
          </table:table-cell>
          <table:table-cell office:value-type="float" office:value="26.426145" calcext:value-type="float">
            <text:p>26.426145</text:p>
          </table:table-cell>
          <table:table-cell table:number-columns-repeated="14"/>
        </table:table-row>
        <table:table-row table:style-name="ro1">
          <table:table-cell office:value-type="float" office:value="10.632465" calcext:value-type="float">
            <text:p>10.632465</text:p>
          </table:table-cell>
          <table:table-cell office:value-type="float" office:value="15.962286" calcext:value-type="float">
            <text:p>15.962286</text:p>
          </table:table-cell>
          <table:table-cell office:value-type="float" office:value="21.416322" calcext:value-type="float">
            <text:p>21.416322</text:p>
          </table:table-cell>
          <table:table-cell table:number-columns-repeated="14"/>
        </table:table-row>
        <table:table-row table:style-name="ro1">
          <table:table-cell office:value-type="float" office:value="11.783696" calcext:value-type="float">
            <text:p>11.783696</text:p>
          </table:table-cell>
          <table:table-cell office:value-type="float" office:value="14.869763" calcext:value-type="float">
            <text:p>14.869763</text:p>
          </table:table-cell>
          <table:table-cell office:value-type="float" office:value="20.849823" calcext:value-type="float">
            <text:p>20.849823</text:p>
          </table:table-cell>
          <table:table-cell table:number-columns-repeated="14"/>
        </table:table-row>
        <table:table-row table:style-name="ro1">
          <table:table-cell office:value-type="float" office:value="11.200088" calcext:value-type="float">
            <text:p>11.200088</text:p>
          </table:table-cell>
          <table:table-cell office:value-type="float" office:value="13.813741" calcext:value-type="float">
            <text:p>13.813741</text:p>
          </table:table-cell>
          <table:table-cell office:value-type="float" office:value="21.822314" calcext:value-type="float">
            <text:p>21.822314</text:p>
          </table:table-cell>
          <table:table-cell table:number-columns-repeated="14"/>
        </table:table-row>
        <table:table-row table:style-name="ro1">
          <table:table-cell office:value-type="float" office:value="10.561758" calcext:value-type="float">
            <text:p>10.561758</text:p>
          </table:table-cell>
          <table:table-cell office:value-type="float" office:value="13.464151" calcext:value-type="float">
            <text:p>13.464151</text:p>
          </table:table-cell>
          <table:table-cell office:value-type="float" office:value="22.376528" calcext:value-type="float">
            <text:p>22.376528</text:p>
          </table:table-cell>
          <table:table-cell table:number-columns-repeated="14"/>
        </table:table-row>
        <table:table-row table:style-name="ro1">
          <table:table-cell office:value-type="float" office:value="11.944304" calcext:value-type="float">
            <text:p>11.944304</text:p>
          </table:table-cell>
          <table:table-cell office:value-type="float" office:value="14.77859" calcext:value-type="float">
            <text:p>14.77859</text:p>
          </table:table-cell>
          <table:table-cell office:value-type="float" office:value="23.017981" calcext:value-type="float">
            <text:p>23.017981</text:p>
          </table:table-cell>
          <table:table-cell table:number-columns-repeated="14"/>
        </table:table-row>
        <table:table-row table:style-name="ro1">
          <table:table-cell office:value-type="float" office:value="13.158904" calcext:value-type="float">
            <text:p>13.158904</text:p>
          </table:table-cell>
          <table:table-cell office:value-type="float" office:value="17.189127" calcext:value-type="float">
            <text:p>17.189127</text:p>
          </table:table-cell>
          <table:table-cell office:value-type="float" office:value="20.266088" calcext:value-type="float">
            <text:p>20.266088</text:p>
          </table:table-cell>
          <table:table-cell table:number-columns-repeated="14"/>
        </table:table-row>
        <table:table-row table:style-name="ro1">
          <table:table-cell office:value-type="float" office:value="10.438592" calcext:value-type="float">
            <text:p>10.438592</text:p>
          </table:table-cell>
          <table:table-cell office:value-type="float" office:value="16.795531" calcext:value-type="float">
            <text:p>16.795531</text:p>
          </table:table-cell>
          <table:table-cell office:value-type="float" office:value="19.647421" calcext:value-type="float">
            <text:p>19.647421</text:p>
          </table:table-cell>
          <table:table-cell table:number-columns-repeated="14"/>
        </table:table-row>
        <table:table-row table:style-name="ro1">
          <table:table-cell office:value-type="float" office:value="12.098329" calcext:value-type="float">
            <text:p>12.098329</text:p>
          </table:table-cell>
          <table:table-cell office:value-type="float" office:value="17.130179" calcext:value-type="float">
            <text:p>17.130179</text:p>
          </table:table-cell>
          <table:table-cell office:value-type="float" office:value="21.793892" calcext:value-type="float">
            <text:p>21.793892</text:p>
          </table:table-cell>
          <table:table-cell table:number-columns-repeated="14"/>
        </table:table-row>
        <table:table-row table:style-name="ro1">
          <table:table-cell office:value-type="float" office:value="11.872338" calcext:value-type="float">
            <text:p>11.872338</text:p>
          </table:table-cell>
          <table:table-cell office:value-type="float" office:value="17.013319" calcext:value-type="float">
            <text:p>17.013319</text:p>
          </table:table-cell>
          <table:table-cell office:value-type="float" office:value="23.183528" calcext:value-type="float">
            <text:p>23.183528</text:p>
          </table:table-cell>
          <table:table-cell table:number-columns-repeated="14"/>
        </table:table-row>
        <table:table-row table:style-name="ro1">
          <table:table-cell office:value-type="float" office:value="11.029569" calcext:value-type="float">
            <text:p>11.029569</text:p>
          </table:table-cell>
          <table:table-cell office:value-type="float" office:value="15.649594" calcext:value-type="float">
            <text:p>15.649594</text:p>
          </table:table-cell>
          <table:table-cell office:value-type="float" office:value="20.309007" calcext:value-type="float">
            <text:p>20.309007</text:p>
          </table:table-cell>
          <table:table-cell table:number-columns-repeated="14"/>
        </table:table-row>
        <table:table-row table:style-name="ro1">
          <table:table-cell office:value-type="float" office:value="12.119645" calcext:value-type="float">
            <text:p>12.119645</text:p>
          </table:table-cell>
          <table:table-cell office:value-type="float" office:value="16.328175" calcext:value-type="float">
            <text:p>16.328175</text:p>
          </table:table-cell>
          <table:table-cell office:value-type="float" office:value="21.511984" calcext:value-type="float">
            <text:p>21.511984</text:p>
          </table:table-cell>
          <table:table-cell table:number-columns-repeated="14"/>
        </table:table-row>
        <table:table-row table:style-name="ro1">
          <table:table-cell office:value-type="float" office:value="12.82148" calcext:value-type="float">
            <text:p>12.82148</text:p>
          </table:table-cell>
          <table:table-cell office:value-type="float" office:value="17.627457" calcext:value-type="float">
            <text:p>17.627457</text:p>
          </table:table-cell>
          <table:table-cell office:value-type="float" office:value="22.73838" calcext:value-type="float">
            <text:p>22.73838</text:p>
          </table:table-cell>
          <table:table-cell table:number-columns-repeated="14"/>
        </table:table-row>
        <table:table-row table:style-name="ro1">
          <table:table-cell office:value-type="float" office:value="11.823006" calcext:value-type="float">
            <text:p>11.823006</text:p>
          </table:table-cell>
          <table:table-cell office:value-type="float" office:value="16.262745" calcext:value-type="float">
            <text:p>16.262745</text:p>
          </table:table-cell>
          <table:table-cell office:value-type="float" office:value="23.371996" calcext:value-type="float">
            <text:p>23.371996</text:p>
          </table:table-cell>
          <table:table-cell table:number-columns-repeated="14"/>
        </table:table-row>
        <table:table-row table:style-name="ro1">
          <table:table-cell office:value-type="float" office:value="10.088845" calcext:value-type="float">
            <text:p>10.088845</text:p>
          </table:table-cell>
          <table:table-cell office:value-type="float" office:value="14.795844" calcext:value-type="float">
            <text:p>14.795844</text:p>
          </table:table-cell>
          <table:table-cell office:value-type="float" office:value="21.647874" calcext:value-type="float">
            <text:p>21.647874</text:p>
          </table:table-cell>
          <table:table-cell table:number-columns-repeated="14"/>
        </table:table-row>
        <table:table-row table:style-name="ro1">
          <table:table-cell office:value-type="float" office:value="10.941714" calcext:value-type="float">
            <text:p>10.941714</text:p>
          </table:table-cell>
          <table:table-cell office:value-type="float" office:value="16.496185" calcext:value-type="float">
            <text:p>16.496185</text:p>
          </table:table-cell>
          <table:table-cell office:value-type="float" office:value="19.07953" calcext:value-type="float">
            <text:p>19.07953</text:p>
          </table:table-cell>
          <table:table-cell table:number-columns-repeated="14"/>
        </table:table-row>
        <table:table-row table:style-name="ro1">
          <table:table-cell office:value-type="float" office:value="10.70269" calcext:value-type="float">
            <text:p>10.70269</text:p>
          </table:table-cell>
          <table:table-cell office:value-type="float" office:value="14.039651" calcext:value-type="float">
            <text:p>14.039651</text:p>
          </table:table-cell>
          <table:table-cell office:value-type="float" office:value="20.224834" calcext:value-type="float">
            <text:p>20.224834</text:p>
          </table:table-cell>
          <table:table-cell table:number-columns-repeated="14"/>
        </table:table-row>
        <table:table-row table:style-name="ro1">
          <table:table-cell office:value-type="float" office:value="10.94058" calcext:value-type="float">
            <text:p>10.94058</text:p>
          </table:table-cell>
          <table:table-cell office:value-type="float" office:value="14.866348" calcext:value-type="float">
            <text:p>14.866348</text:p>
          </table:table-cell>
          <table:table-cell office:value-type="float" office:value="21.814496" calcext:value-type="float">
            <text:p>21.814496</text:p>
          </table:table-cell>
          <table:table-cell table:number-columns-repeated="14"/>
        </table:table-row>
        <table:table-row table:style-name="ro1">
          <table:table-cell office:value-type="float" office:value="10.805927" calcext:value-type="float">
            <text:p>10.805927</text:p>
          </table:table-cell>
          <table:table-cell office:value-type="float" office:value="15.243725" calcext:value-type="float">
            <text:p>15.243725</text:p>
          </table:table-cell>
          <table:table-cell office:value-type="float" office:value="22.420139" calcext:value-type="float">
            <text:p>22.420139</text:p>
          </table:table-cell>
          <table:table-cell table:number-columns-repeated="14"/>
        </table:table-row>
        <table:table-row table:style-name="ro1">
          <table:table-cell office:value-type="float" office:value="10.565052" calcext:value-type="float">
            <text:p>10.565052</text:p>
          </table:table-cell>
          <table:table-cell office:value-type="float" office:value="15.61595" calcext:value-type="float">
            <text:p>15.61595</text:p>
          </table:table-cell>
          <table:table-cell office:value-type="float" office:value="22.455963" calcext:value-type="float">
            <text:p>22.455963</text:p>
          </table:table-cell>
          <table:table-cell table:number-columns-repeated="14"/>
        </table:table-row>
        <table:table-row table:style-name="ro1">
          <table:table-cell office:value-type="float" office:value="10.250061" calcext:value-type="float">
            <text:p>10.250061</text:p>
          </table:table-cell>
          <table:table-cell office:value-type="float" office:value="15.643836" calcext:value-type="float">
            <text:p>15.643836</text:p>
          </table:table-cell>
          <table:table-cell office:value-type="float" office:value="23.285689" calcext:value-type="float">
            <text:p>23.285689</text:p>
          </table:table-cell>
          <table:table-cell table:number-columns-repeated="14"/>
        </table:table-row>
        <table:table-row table:style-name="ro1">
          <table:table-cell office:value-type="float" office:value="11.275164" calcext:value-type="float">
            <text:p>11.275164</text:p>
          </table:table-cell>
          <table:table-cell office:value-type="float" office:value="15.261354" calcext:value-type="float">
            <text:p>15.261354</text:p>
          </table:table-cell>
          <table:table-cell office:value-type="float" office:value="23.419024" calcext:value-type="float">
            <text:p>23.419024</text:p>
          </table:table-cell>
          <table:table-cell table:number-columns-repeated="14"/>
        </table:table-row>
        <table:table-row table:style-name="ro1">
          <table:table-cell office:value-type="float" office:value="10.667806" calcext:value-type="float">
            <text:p>10.667806</text:p>
          </table:table-cell>
          <table:table-cell office:value-type="float" office:value="15.341764" calcext:value-type="float">
            <text:p>15.341764</text:p>
          </table:table-cell>
          <table:table-cell office:value-type="float" office:value="23.514259" calcext:value-type="float">
            <text:p>23.514259</text:p>
          </table:table-cell>
          <table:table-cell table:number-columns-repeated="14"/>
        </table:table-row>
        <table:table-row table:style-name="ro1">
          <table:table-cell office:value-type="float" office:value="10.444777" calcext:value-type="float">
            <text:p>10.444777</text:p>
          </table:table-cell>
          <table:table-cell office:value-type="float" office:value="15.235606" calcext:value-type="float">
            <text:p>15.235606</text:p>
          </table:table-cell>
          <table:table-cell office:value-type="float" office:value="22.846985" calcext:value-type="float">
            <text:p>22.846985</text:p>
          </table:table-cell>
          <table:table-cell table:number-columns-repeated="14"/>
        </table:table-row>
        <table:table-row table:style-name="ro1">
          <table:table-cell office:value-type="float" office:value="11.961054" calcext:value-type="float">
            <text:p>11.961054</text:p>
          </table:table-cell>
          <table:table-cell office:value-type="float" office:value="14.69742" calcext:value-type="float">
            <text:p>14.69742</text:p>
          </table:table-cell>
          <table:table-cell office:value-type="float" office:value="24.404153" calcext:value-type="float">
            <text:p>24.404153</text:p>
          </table:table-cell>
          <table:table-cell table:number-columns-repeated="14"/>
        </table:table-row>
        <table:table-row table:style-name="ro1">
          <table:table-cell office:value-type="float" office:value="10.480583" calcext:value-type="float">
            <text:p>10.480583</text:p>
          </table:table-cell>
          <table:table-cell office:value-type="float" office:value="14.788712" calcext:value-type="float">
            <text:p>14.788712</text:p>
          </table:table-cell>
          <table:table-cell office:value-type="float" office:value="23.065677" calcext:value-type="float">
            <text:p>23.065677</text:p>
          </table:table-cell>
          <table:table-cell table:number-columns-repeated="14"/>
        </table:table-row>
        <table:table-row table:style-name="ro1">
          <table:table-cell office:value-type="float" office:value="11.56698" calcext:value-type="float">
            <text:p>11.56698</text:p>
          </table:table-cell>
          <table:table-cell office:value-type="float" office:value="14.526698" calcext:value-type="float">
            <text:p>14.526698</text:p>
          </table:table-cell>
          <table:table-cell office:value-type="float" office:value="22.578158" calcext:value-type="float">
            <text:p>22.578158</text:p>
          </table:table-cell>
          <table:table-cell table:number-columns-repeated="14"/>
        </table:table-row>
        <table:table-row table:style-name="ro1">
          <table:table-cell office:value-type="float" office:value="11.231124" calcext:value-type="float">
            <text:p>11.231124</text:p>
          </table:table-cell>
          <table:table-cell office:value-type="float" office:value="15.064108" calcext:value-type="float">
            <text:p>15.064108</text:p>
          </table:table-cell>
          <table:table-cell office:value-type="float" office:value="22.870164" calcext:value-type="float">
            <text:p>22.870164</text:p>
          </table:table-cell>
          <table:table-cell table:number-columns-repeated="14"/>
        </table:table-row>
        <table:table-row table:style-name="ro1">
          <table:table-cell office:value-type="float" office:value="10.831817" calcext:value-type="float">
            <text:p>10.831817</text:p>
          </table:table-cell>
          <table:table-cell office:value-type="float" office:value="14.347896" calcext:value-type="float">
            <text:p>14.347896</text:p>
          </table:table-cell>
          <table:table-cell office:value-type="float" office:value="22.295656" calcext:value-type="float">
            <text:p>22.295656</text:p>
          </table:table-cell>
          <table:table-cell table:number-columns-repeated="14"/>
        </table:table-row>
        <table:table-row table:style-name="ro1">
          <table:table-cell office:value-type="float" office:value="10.369666" calcext:value-type="float">
            <text:p>10.369666</text:p>
          </table:table-cell>
          <table:table-cell office:value-type="float" office:value="15.892007" calcext:value-type="float">
            <text:p>15.892007</text:p>
          </table:table-cell>
          <table:table-cell office:value-type="float" office:value="24.296932" calcext:value-type="float">
            <text:p>24.296932</text:p>
          </table:table-cell>
          <table:table-cell table:number-columns-repeated="14"/>
        </table:table-row>
        <table:table-row table:style-name="ro1">
          <table:table-cell office:value-type="float" office:value="11.669767" calcext:value-type="float">
            <text:p>11.669767</text:p>
          </table:table-cell>
          <table:table-cell office:value-type="float" office:value="13.274758" calcext:value-type="float">
            <text:p>13.274758</text:p>
          </table:table-cell>
          <table:table-cell office:value-type="float" office:value="24.490679" calcext:value-type="float">
            <text:p>24.490679</text:p>
          </table:table-cell>
          <table:table-cell table:number-columns-repeated="14"/>
        </table:table-row>
        <table:table-row table:style-name="ro1">
          <table:table-cell office:value-type="float" office:value="10.568502" calcext:value-type="float">
            <text:p>10.568502</text:p>
          </table:table-cell>
          <table:table-cell office:value-type="float" office:value="16.196413" calcext:value-type="float">
            <text:p>16.196413</text:p>
          </table:table-cell>
          <table:table-cell office:value-type="float" office:value="20.562692" calcext:value-type="float">
            <text:p>20.562692</text:p>
          </table:table-cell>
          <table:table-cell table:number-columns-repeated="14"/>
        </table:table-row>
        <table:table-row table:style-name="ro1">
          <table:table-cell office:value-type="float" office:value="10.535841" calcext:value-type="float">
            <text:p>10.535841</text:p>
          </table:table-cell>
          <table:table-cell office:value-type="float" office:value="15.397668" calcext:value-type="float">
            <text:p>15.397668</text:p>
          </table:table-cell>
          <table:table-cell office:value-type="float" office:value="23.750374" calcext:value-type="float">
            <text:p>23.750374</text:p>
          </table:table-cell>
          <table:table-cell table:number-columns-repeated="14"/>
        </table:table-row>
        <table:table-row table:style-name="ro1">
          <table:table-cell office:value-type="float" office:value="12.062054" calcext:value-type="float">
            <text:p>12.062054</text:p>
          </table:table-cell>
          <table:table-cell office:value-type="float" office:value="15.422922" calcext:value-type="float">
            <text:p>15.422922</text:p>
          </table:table-cell>
          <table:table-cell office:value-type="float" office:value="23.099603" calcext:value-type="float">
            <text:p>23.099603</text:p>
          </table:table-cell>
          <table:table-cell table:number-columns-repeated="14"/>
        </table:table-row>
        <table:table-row table:style-name="ro1">
          <table:table-cell office:value-type="float" office:value="11.397126" calcext:value-type="float">
            <text:p>11.397126</text:p>
          </table:table-cell>
          <table:table-cell office:value-type="float" office:value="16.309636" calcext:value-type="float">
            <text:p>16.309636</text:p>
          </table:table-cell>
          <table:table-cell office:value-type="float" office:value="21.470129" calcext:value-type="float">
            <text:p>21.470129</text:p>
          </table:table-cell>
          <table:table-cell table:number-columns-repeated="14"/>
        </table:table-row>
        <table:table-row table:style-name="ro1">
          <table:table-cell office:value-type="float" office:value="10.520874" calcext:value-type="float">
            <text:p>10.520874</text:p>
          </table:table-cell>
          <table:table-cell office:value-type="float" office:value="15.927852" calcext:value-type="float">
            <text:p>15.927852</text:p>
          </table:table-cell>
          <table:table-cell office:value-type="float" office:value="21.661734" calcext:value-type="float">
            <text:p>21.661734</text:p>
          </table:table-cell>
          <table:table-cell table:number-columns-repeated="14"/>
        </table:table-row>
        <table:table-row table:style-name="ro1">
          <table:table-cell office:value-type="float" office:value="12.582479" calcext:value-type="float">
            <text:p>12.582479</text:p>
          </table:table-cell>
          <table:table-cell office:value-type="float" office:value="15.985897" calcext:value-type="float">
            <text:p>15.985897</text:p>
          </table:table-cell>
          <table:table-cell office:value-type="float" office:value="21.795084" calcext:value-type="float">
            <text:p>21.795084</text:p>
          </table:table-cell>
          <table:table-cell table:number-columns-repeated="14"/>
        </table:table-row>
        <table:table-row table:style-name="ro1">
          <table:table-cell office:value-type="float" office:value="10.64113" calcext:value-type="float">
            <text:p>10.64113</text:p>
          </table:table-cell>
          <table:table-cell office:value-type="float" office:value="15.446552" calcext:value-type="float">
            <text:p>15.446552</text:p>
          </table:table-cell>
          <table:table-cell office:value-type="float" office:value="22.613582" calcext:value-type="float">
            <text:p>22.613582</text:p>
          </table:table-cell>
          <table:table-cell table:number-columns-repeated="14"/>
        </table:table-row>
        <table:table-row table:style-name="ro1">
          <table:table-cell office:value-type="float" office:value="10.93488" calcext:value-type="float">
            <text:p>10.93488</text:p>
          </table:table-cell>
          <table:table-cell office:value-type="float" office:value="15.537572" calcext:value-type="float">
            <text:p>15.537572</text:p>
          </table:table-cell>
          <table:table-cell office:value-type="float" office:value="21.90411" calcext:value-type="float">
            <text:p>21.90411</text:p>
          </table:table-cell>
          <table:table-cell table:number-columns-repeated="14"/>
        </table:table-row>
        <table:table-row table:style-name="ro1">
          <table:table-cell office:value-type="float" office:value="11.605702" calcext:value-type="float">
            <text:p>11.605702</text:p>
          </table:table-cell>
          <table:table-cell office:value-type="float" office:value="16.414832" calcext:value-type="float">
            <text:p>16.414832</text:p>
          </table:table-cell>
          <table:table-cell office:value-type="float" office:value="23.846555" calcext:value-type="float">
            <text:p>23.846555</text:p>
          </table:table-cell>
          <table:table-cell table:number-columns-repeated="14"/>
        </table:table-row>
        <table:table-row table:style-name="ro1">
          <table:table-cell office:value-type="float" office:value="11.531911" calcext:value-type="float">
            <text:p>11.531911</text:p>
          </table:table-cell>
          <table:table-cell office:value-type="float" office:value="18.137101" calcext:value-type="float">
            <text:p>18.137101</text:p>
          </table:table-cell>
          <table:table-cell office:value-type="float" office:value="22.565581" calcext:value-type="float">
            <text:p>22.565581</text:p>
          </table:table-cell>
          <table:table-cell table:number-columns-repeated="14"/>
        </table:table-row>
        <table:table-row table:style-name="ro1">
          <table:table-cell office:value-type="float" office:value="10.945802" calcext:value-type="float">
            <text:p>10.945802</text:p>
          </table:table-cell>
          <table:table-cell office:value-type="float" office:value="16.760673" calcext:value-type="float">
            <text:p>16.760673</text:p>
          </table:table-cell>
          <table:table-cell office:value-type="float" office:value="21.478399" calcext:value-type="float">
            <text:p>21.478399</text:p>
          </table:table-cell>
          <table:table-cell table:number-columns-repeated="14"/>
        </table:table-row>
        <table:table-row table:style-name="ro1">
          <table:table-cell office:value-type="float" office:value="12.037658" calcext:value-type="float">
            <text:p>12.037658</text:p>
          </table:table-cell>
          <table:table-cell office:value-type="float" office:value="16.766453" calcext:value-type="float">
            <text:p>16.766453</text:p>
          </table:table-cell>
          <table:table-cell office:value-type="float" office:value="22.316068" calcext:value-type="float">
            <text:p>22.316068</text:p>
          </table:table-cell>
          <table:table-cell table:number-columns-repeated="14"/>
        </table:table-row>
        <table:table-row table:style-name="ro1">
          <table:table-cell office:value-type="float" office:value="11.397312" calcext:value-type="float">
            <text:p>11.397312</text:p>
          </table:table-cell>
          <table:table-cell office:value-type="float" office:value="16.012605" calcext:value-type="float">
            <text:p>16.012605</text:p>
          </table:table-cell>
          <table:table-cell office:value-type="float" office:value="19.655555" calcext:value-type="float">
            <text:p>19.655555</text:p>
          </table:table-cell>
          <table:table-cell table:number-columns-repeated="14"/>
        </table:table-row>
        <table:table-row table:style-name="ro1">
          <table:table-cell office:value-type="float" office:value="10.078129" calcext:value-type="float">
            <text:p>10.078129</text:p>
          </table:table-cell>
          <table:table-cell office:value-type="float" office:value="16.758828" calcext:value-type="float">
            <text:p>16.758828</text:p>
          </table:table-cell>
          <table:table-cell office:value-type="float" office:value="19.169467" calcext:value-type="float">
            <text:p>19.169467</text:p>
          </table:table-cell>
          <table:table-cell table:number-columns-repeated="14"/>
        </table:table-row>
        <table:table-row table:style-name="ro1">
          <table:table-cell office:value-type="float" office:value="13.968876" calcext:value-type="float">
            <text:p>13.968876</text:p>
          </table:table-cell>
          <table:table-cell office:value-type="float" office:value="16.985155" calcext:value-type="float">
            <text:p>16.985155</text:p>
          </table:table-cell>
          <table:table-cell office:value-type="float" office:value="19.42383" calcext:value-type="float">
            <text:p>19.42383</text:p>
          </table:table-cell>
          <table:table-cell table:number-columns-repeated="14"/>
        </table:table-row>
        <table:table-row table:style-name="ro1">
          <table:table-cell office:value-type="float" office:value="13.117068" calcext:value-type="float">
            <text:p>13.117068</text:p>
          </table:table-cell>
          <table:table-cell office:value-type="float" office:value="15.881521" calcext:value-type="float">
            <text:p>15.881521</text:p>
          </table:table-cell>
          <table:table-cell office:value-type="float" office:value="20.40685" calcext:value-type="float">
            <text:p>20.40685</text:p>
          </table:table-cell>
          <table:table-cell table:number-columns-repeated="14"/>
        </table:table-row>
        <table:table-row table:style-name="ro1">
          <table:table-cell office:value-type="float" office:value="11.207689" calcext:value-type="float">
            <text:p>11.207689</text:p>
          </table:table-cell>
          <table:table-cell office:value-type="float" office:value="14.293648" calcext:value-type="float">
            <text:p>14.293648</text:p>
          </table:table-cell>
          <table:table-cell office:value-type="float" office:value="19.277285" calcext:value-type="float">
            <text:p>19.277285</text:p>
          </table:table-cell>
          <table:table-cell table:number-columns-repeated="14"/>
        </table:table-row>
        <table:table-row table:style-name="ro1">
          <table:table-cell office:value-type="float" office:value="10.836497" calcext:value-type="float">
            <text:p>10.836497</text:p>
          </table:table-cell>
          <table:table-cell office:value-type="float" office:value="14.890489" calcext:value-type="float">
            <text:p>14.890489</text:p>
          </table:table-cell>
          <table:table-cell office:value-type="float" office:value="20.154971" calcext:value-type="float">
            <text:p>20.154971</text:p>
          </table:table-cell>
          <table:table-cell table:number-columns-repeated="14"/>
        </table:table-row>
        <table:table-row table:style-name="ro1">
          <table:table-cell office:value-type="float" office:value="12.303092" calcext:value-type="float">
            <text:p>12.303092</text:p>
          </table:table-cell>
          <table:table-cell office:value-type="float" office:value="16.594459" calcext:value-type="float">
            <text:p>16.594459</text:p>
          </table:table-cell>
          <table:table-cell office:value-type="float" office:value="20.346417" calcext:value-type="float">
            <text:p>20.346417</text:p>
          </table:table-cell>
          <table:table-cell table:number-columns-repeated="14"/>
        </table:table-row>
        <table:table-row table:style-name="ro1">
          <table:table-cell office:value-type="float" office:value="11.283259" calcext:value-type="float">
            <text:p>11.283259</text:p>
          </table:table-cell>
          <table:table-cell office:value-type="float" office:value="13.639265" calcext:value-type="float">
            <text:p>13.639265</text:p>
          </table:table-cell>
          <table:table-cell office:value-type="float" office:value="20.660177" calcext:value-type="float">
            <text:p>20.660177</text:p>
          </table:table-cell>
          <table:table-cell table:number-columns-repeated="14"/>
        </table:table-row>
        <table:table-row table:style-name="ro1">
          <table:table-cell office:value-type="float" office:value="11.124347" calcext:value-type="float">
            <text:p>11.124347</text:p>
          </table:table-cell>
          <table:table-cell office:value-type="float" office:value="13.598744" calcext:value-type="float">
            <text:p>13.598744</text:p>
          </table:table-cell>
          <table:table-cell office:value-type="float" office:value="20.212891" calcext:value-type="float">
            <text:p>20.212891</text:p>
          </table:table-cell>
          <table:table-cell table:number-columns-repeated="14"/>
        </table:table-row>
        <table:table-row table:style-name="ro1">
          <table:table-cell office:value-type="float" office:value="11.39578" calcext:value-type="float">
            <text:p>11.39578</text:p>
          </table:table-cell>
          <table:table-cell office:value-type="float" office:value="13.472093" calcext:value-type="float">
            <text:p>13.472093</text:p>
          </table:table-cell>
          <table:table-cell office:value-type="float" office:value="21.157942" calcext:value-type="float">
            <text:p>21.157942</text:p>
          </table:table-cell>
          <table:table-cell table:number-columns-repeated="14"/>
        </table:table-row>
        <table:table-row table:style-name="ro1">
          <table:table-cell office:value-type="float" office:value="11.528402" calcext:value-type="float">
            <text:p>11.528402</text:p>
          </table:table-cell>
          <table:table-cell office:value-type="float" office:value="13.937371" calcext:value-type="float">
            <text:p>13.937371</text:p>
          </table:table-cell>
          <table:table-cell office:value-type="float" office:value="18.696765" calcext:value-type="float">
            <text:p>18.696765</text:p>
          </table:table-cell>
          <table:table-cell table:number-columns-repeated="14"/>
        </table:table-row>
        <table:table-row table:style-name="ro1">
          <table:table-cell office:value-type="float" office:value="10.338915" calcext:value-type="float">
            <text:p>10.338915</text:p>
          </table:table-cell>
          <table:table-cell office:value-type="float" office:value="13.555369" calcext:value-type="float">
            <text:p>13.555369</text:p>
          </table:table-cell>
          <table:table-cell office:value-type="float" office:value="16.83289" calcext:value-type="float">
            <text:p>16.83289</text:p>
          </table:table-cell>
          <table:table-cell table:number-columns-repeated="14"/>
        </table:table-row>
        <table:table-row table:style-name="ro1">
          <table:table-cell office:value-type="float" office:value="10.992111" calcext:value-type="float">
            <text:p>10.992111</text:p>
          </table:table-cell>
          <table:table-cell office:value-type="float" office:value="13.769469" calcext:value-type="float">
            <text:p>13.769469</text:p>
          </table:table-cell>
          <table:table-cell office:value-type="float" office:value="13.711423" calcext:value-type="float">
            <text:p>13.711423</text:p>
          </table:table-cell>
          <table:table-cell table:number-columns-repeated="14"/>
        </table:table-row>
        <table:table-row table:style-name="ro1">
          <table:table-cell office:value-type="float" office:value="12.183598" calcext:value-type="float">
            <text:p>12.183598</text:p>
          </table:table-cell>
          <table:table-cell office:value-type="float" office:value="13.254174" calcext:value-type="float">
            <text:p>13.254174</text:p>
          </table:table-cell>
          <table:table-cell office:value-type="float" office:value="14.430653" calcext:value-type="float">
            <text:p>14.430653</text:p>
          </table:table-cell>
          <table:table-cell table:number-columns-repeated="14"/>
        </table:table-row>
      </table:table>
      <table:table table:name="treeAsync" table:style-name="ta1">
        <table:shapes>
          <draw:frame draw:z-index="0" draw:style-name="gr1" draw:text-style-name="P1" svg:width="6.2988in" svg:height="3.5429in" svg:x="9.7965in" svg:y="0in">
            <draw:object draw:notify-on-update-of-ranges="treeAsync.C1:treeAsync.C1 treeAsync.C2:treeAsync.C301 treeAsync.F1:treeAsync.F1 treeAsync.F2:treeAsync.F301 treeAsync.I1:treeAsync.I1 treeAsync.I2:treeAsync.I3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 sent</text:p>
          </table:table-cell>
          <table:table-cell office:value-type="string" calcext:value-type="string">
            <text:p>Time response</text:p>
          </table:table-cell>
          <table:table-cell office:value-type="string" calcext:value-type="string">
            <text:p>1 node ms</text:p>
          </table:table-cell>
          <table:table-cell office:value-type="string" calcext:value-type="string">
            <text:p>Time response</text:p>
          </table:table-cell>
          <table:table-cell office:value-type="string" calcext:value-type="string">
            <text:p>Time sent</text:p>
          </table:table-cell>
          <table:table-cell office:value-type="string" calcext:value-type="string">
            <text:p>4 node ms</text:p>
          </table:table-cell>
          <table:table-cell office:value-type="string" calcext:value-type="string">
            <text:p>Time response</text:p>
          </table:table-cell>
          <table:table-cell office:value-type="string" calcext:value-type="string">
            <text:p>Time sent</text:p>
          </table:table-cell>
          <table:table-cell table:style-name="Default" office:value-type="string" calcext:value-type="string">
            <text:p>8 node ms</text:p>
          </table:table-cell>
          <table:table-cell table:number-columns-repeated="8"/>
        </table:table-row>
        <table:table-row table:style-name="ro1">
          <table:table-cell office:value-type="float" office:value="1711419348534" calcext:value-type="float">
            <text:p>1711419348534</text:p>
          </table:table-cell>
          <table:table-cell office:value-type="float" office:value="1711419348354" calcext:value-type="float">
            <text:p>171141934835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711419670536" calcext:value-type="float">
            <text:p>1711419670536</text:p>
          </table:table-cell>
          <table:table-cell office:value-type="float" office:value="1711419670954" calcext:value-type="float">
            <text:p>1711419670954</text:p>
          </table:table-cell>
          <table:table-cell office:value-type="float" office:value="5" calcext:value-type="float">
            <text:p>5</text:p>
          </table:table-cell>
          <table:table-cell office:value-type="float" office:value="1711419877510" calcext:value-type="float">
            <text:p>1711419877510</text:p>
          </table:table-cell>
          <table:table-cell office:value-type="float" office:value="1711419877686" calcext:value-type="float">
            <text:p>1711419877686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711419348545" calcext:value-type="float">
            <text:p>1711419348545</text:p>
          </table:table-cell>
          <table:table-cell office:value-type="float" office:value="1711419348535" calcext:value-type="float">
            <text:p>1711419348535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711419670537" calcext:value-type="float">
            <text:p>1711419670537</text:p>
          </table:table-cell>
          <table:table-cell office:value-type="float" office:value="1711419670954" calcext:value-type="float">
            <text:p>1711419670954</text:p>
          </table:table-cell>
          <table:table-cell office:value-type="float" office:value="5" calcext:value-type="float">
            <text:p>5</text:p>
          </table:table-cell>
          <table:table-cell office:value-type="float" office:value="1711419877525" calcext:value-type="float">
            <text:p>1711419877525</text:p>
          </table:table-cell>
          <table:table-cell office:value-type="float" office:value="1711419877687" calcext:value-type="float">
            <text:p>1711419877687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711419348552" calcext:value-type="float">
            <text:p>1711419348552</text:p>
          </table:table-cell>
          <table:table-cell office:value-type="float" office:value="1711419348545" calcext:value-type="float">
            <text:p>1711419348545</text:p>
          </table:table-cell>
          <table:table-cell table:style-name="ce2" table:formula="of:=[.A4]-[.B4]" office:value-type="float" office:value="7" calcext:value-type="float">
            <text:p>7</text:p>
          </table:table-cell>
          <table:table-cell office:value-type="float" office:value="1711419670537" calcext:value-type="float">
            <text:p>1711419670537</text:p>
          </table:table-cell>
          <table:table-cell office:value-type="float" office:value="1711419670954" calcext:value-type="float">
            <text:p>1711419670954</text:p>
          </table:table-cell>
          <table:table-cell office:value-type="float" office:value="5" calcext:value-type="float">
            <text:p>5</text:p>
          </table:table-cell>
          <table:table-cell office:value-type="float" office:value="1711419877525" calcext:value-type="float">
            <text:p>1711419877525</text:p>
          </table:table-cell>
          <table:table-cell office:value-type="float" office:value="1711419877687" calcext:value-type="float">
            <text:p>1711419877687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711419348556" calcext:value-type="float">
            <text:p>1711419348556</text:p>
          </table:table-cell>
          <table:table-cell office:value-type="float" office:value="1711419348552" calcext:value-type="float">
            <text:p>1711419348552</text:p>
          </table:table-cell>
          <table:table-cell table:style-name="ce2" table:formula="of:=[.A5]-[.B5]" office:value-type="float" office:value="4" calcext:value-type="float">
            <text:p>4</text:p>
          </table:table-cell>
          <table:table-cell office:value-type="float" office:value="1711419670537" calcext:value-type="float">
            <text:p>1711419670537</text:p>
          </table:table-cell>
          <table:table-cell office:value-type="float" office:value="1711419670954" calcext:value-type="float">
            <text:p>1711419670954</text:p>
          </table:table-cell>
          <table:table-cell office:value-type="float" office:value="5" calcext:value-type="float">
            <text:p>5</text:p>
          </table:table-cell>
          <table:table-cell office:value-type="float" office:value="1711419877525" calcext:value-type="float">
            <text:p>1711419877525</text:p>
          </table:table-cell>
          <table:table-cell office:value-type="float" office:value="1711419877687" calcext:value-type="float">
            <text:p>1711419877687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711419348560" calcext:value-type="float">
            <text:p>1711419348560</text:p>
          </table:table-cell>
          <table:table-cell office:value-type="float" office:value="1711419348557" calcext:value-type="float">
            <text:p>1711419348557</text:p>
          </table:table-cell>
          <table:table-cell table:style-name="ce2" table:formula="of:=[.A6]-[.B6]" office:value-type="float" office:value="3" calcext:value-type="float">
            <text:p>3</text:p>
          </table:table-cell>
          <table:table-cell office:value-type="float" office:value="1711419670955" calcext:value-type="float">
            <text:p>1711419670955</text:p>
          </table:table-cell>
          <table:table-cell office:value-type="float" office:value="1711419670958" calcext:value-type="float">
            <text:p>1711419670958</text:p>
          </table:table-cell>
          <table:table-cell table:formula="of:=[.E6]-[.D6]" office:value-type="float" office:value="3" calcext:value-type="float">
            <text:p>3</text:p>
          </table:table-cell>
          <table:table-cell office:value-type="float" office:value="1711419877525" calcext:value-type="float">
            <text:p>1711419877525</text:p>
          </table:table-cell>
          <table:table-cell office:value-type="float" office:value="1711419877687" calcext:value-type="float">
            <text:p>1711419877687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711419348564" calcext:value-type="float">
            <text:p>1711419348564</text:p>
          </table:table-cell>
          <table:table-cell office:value-type="float" office:value="1711419348561" calcext:value-type="float">
            <text:p>1711419348561</text:p>
          </table:table-cell>
          <table:table-cell table:style-name="ce2" table:formula="of:=[.A7]-[.B7]" office:value-type="float" office:value="3" calcext:value-type="float">
            <text:p>3</text:p>
          </table:table-cell>
          <table:table-cell office:value-type="float" office:value="1711419670955" calcext:value-type="float">
            <text:p>1711419670955</text:p>
          </table:table-cell>
          <table:table-cell office:value-type="float" office:value="1711419670958" calcext:value-type="float">
            <text:p>1711419670958</text:p>
          </table:table-cell>
          <table:table-cell table:formula="of:=[.E7]-[.D7]" office:value-type="float" office:value="3" calcext:value-type="float">
            <text:p>3</text:p>
          </table:table-cell>
          <table:table-cell office:value-type="float" office:value="1711419877525" calcext:value-type="float">
            <text:p>1711419877525</text:p>
          </table:table-cell>
          <table:table-cell office:value-type="float" office:value="1711419877688" calcext:value-type="float">
            <text:p>1711419877688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711419348567" calcext:value-type="float">
            <text:p>1711419348567</text:p>
          </table:table-cell>
          <table:table-cell office:value-type="float" office:value="1711419348564" calcext:value-type="float">
            <text:p>1711419348564</text:p>
          </table:table-cell>
          <table:table-cell table:style-name="ce2" table:formula="of:=[.A8]-[.B8]" office:value-type="float" office:value="3" calcext:value-type="float">
            <text:p>3</text:p>
          </table:table-cell>
          <table:table-cell office:value-type="float" office:value="1711419670955" calcext:value-type="float">
            <text:p>1711419670955</text:p>
          </table:table-cell>
          <table:table-cell office:value-type="float" office:value="1711419670958" calcext:value-type="float">
            <text:p>1711419670958</text:p>
          </table:table-cell>
          <table:table-cell table:formula="of:=[.E8]-[.D8]" office:value-type="float" office:value="3" calcext:value-type="float">
            <text:p>3</text:p>
          </table:table-cell>
          <table:table-cell office:value-type="float" office:value="1711419877527" calcext:value-type="float">
            <text:p>1711419877527</text:p>
          </table:table-cell>
          <table:table-cell office:value-type="float" office:value="1711419877688" calcext:value-type="float">
            <text:p>1711419877688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711419348570" calcext:value-type="float">
            <text:p>1711419348570</text:p>
          </table:table-cell>
          <table:table-cell office:value-type="float" office:value="1711419348567" calcext:value-type="float">
            <text:p>1711419348567</text:p>
          </table:table-cell>
          <table:table-cell table:style-name="ce2" table:formula="of:=[.A9]-[.B9]" office:value-type="float" office:value="3" calcext:value-type="float">
            <text:p>3</text:p>
          </table:table-cell>
          <table:table-cell office:value-type="float" office:value="1711419670955" calcext:value-type="float">
            <text:p>1711419670955</text:p>
          </table:table-cell>
          <table:table-cell office:value-type="float" office:value="1711419670959" calcext:value-type="float">
            <text:p>1711419670959</text:p>
          </table:table-cell>
          <table:table-cell table:formula="of:=[.E9]-[.D9]" office:value-type="float" office:value="4" calcext:value-type="float">
            <text:p>4</text:p>
          </table:table-cell>
          <table:table-cell office:value-type="float" office:value="1711419877719" calcext:value-type="float">
            <text:p>1711419877719</text:p>
          </table:table-cell>
          <table:table-cell office:value-type="float" office:value="1711419877750" calcext:value-type="float">
            <text:p>1711419877750</text:p>
          </table:table-cell>
          <table:table-cell table:formula="of:=[.H9]-[.G9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711419348574" calcext:value-type="float">
            <text:p>1711419348574</text:p>
          </table:table-cell>
          <table:table-cell office:value-type="float" office:value="1711419348571" calcext:value-type="float">
            <text:p>1711419348571</text:p>
          </table:table-cell>
          <table:table-cell table:style-name="ce2" table:formula="of:=[.A10]-[.B10]" office:value-type="float" office:value="3" calcext:value-type="float">
            <text:p>3</text:p>
          </table:table-cell>
          <table:table-cell office:value-type="float" office:value="1711419670958" calcext:value-type="float">
            <text:p>1711419670958</text:p>
          </table:table-cell>
          <table:table-cell office:value-type="float" office:value="1711419670962" calcext:value-type="float">
            <text:p>1711419670962</text:p>
          </table:table-cell>
          <table:table-cell table:formula="of:=[.E10]-[.D10]" office:value-type="float" office:value="4" calcext:value-type="float">
            <text:p>4</text:p>
          </table:table-cell>
          <table:table-cell office:value-type="float" office:value="1711419877720" calcext:value-type="float">
            <text:p>1711419877720</text:p>
          </table:table-cell>
          <table:table-cell office:value-type="float" office:value="1711419877759" calcext:value-type="float">
            <text:p>1711419877759</text:p>
          </table:table-cell>
          <table:table-cell table:formula="of:=[.H10]-[.G10]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1711419348577" calcext:value-type="float">
            <text:p>1711419348577</text:p>
          </table:table-cell>
          <table:table-cell office:value-type="float" office:value="1711419348574" calcext:value-type="float">
            <text:p>1711419348574</text:p>
          </table:table-cell>
          <table:table-cell table:style-name="ce2" table:formula="of:=[.A11]-[.B11]" office:value-type="float" office:value="3" calcext:value-type="float">
            <text:p>3</text:p>
          </table:table-cell>
          <table:table-cell office:value-type="float" office:value="1711419670958" calcext:value-type="float">
            <text:p>1711419670958</text:p>
          </table:table-cell>
          <table:table-cell office:value-type="float" office:value="1711419670962" calcext:value-type="float">
            <text:p>1711419670962</text:p>
          </table:table-cell>
          <table:table-cell table:formula="of:=[.E11]-[.D11]" office:value-type="float" office:value="4" calcext:value-type="float">
            <text:p>4</text:p>
          </table:table-cell>
          <table:table-cell office:value-type="float" office:value="1711419877721" calcext:value-type="float">
            <text:p>1711419877721</text:p>
          </table:table-cell>
          <table:table-cell office:value-type="float" office:value="1711419877759" calcext:value-type="float">
            <text:p>1711419877759</text:p>
          </table:table-cell>
          <table:table-cell table:formula="of:=[.H11]-[.G11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1711419348580" calcext:value-type="float">
            <text:p>1711419348580</text:p>
          </table:table-cell>
          <table:table-cell office:value-type="float" office:value="1711419348577" calcext:value-type="float">
            <text:p>1711419348577</text:p>
          </table:table-cell>
          <table:table-cell table:style-name="ce2" table:formula="of:=[.A12]-[.B12]" office:value-type="float" office:value="3" calcext:value-type="float">
            <text:p>3</text:p>
          </table:table-cell>
          <table:table-cell office:value-type="float" office:value="1711419670959" calcext:value-type="float">
            <text:p>1711419670959</text:p>
          </table:table-cell>
          <table:table-cell office:value-type="float" office:value="1711419670962" calcext:value-type="float">
            <text:p>1711419670962</text:p>
          </table:table-cell>
          <table:table-cell table:formula="of:=[.E12]-[.D12]" office:value-type="float" office:value="3" calcext:value-type="float">
            <text:p>3</text:p>
          </table:table-cell>
          <table:table-cell office:value-type="float" office:value="1711419877721" calcext:value-type="float">
            <text:p>1711419877721</text:p>
          </table:table-cell>
          <table:table-cell office:value-type="float" office:value="1711419877761" calcext:value-type="float">
            <text:p>1711419877761</text:p>
          </table:table-cell>
          <table:table-cell table:formula="of:=[.H12]-[.G12]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711419348583" calcext:value-type="float">
            <text:p>1711419348583</text:p>
          </table:table-cell>
          <table:table-cell office:value-type="float" office:value="1711419348580" calcext:value-type="float">
            <text:p>1711419348580</text:p>
          </table:table-cell>
          <table:table-cell table:style-name="ce2" table:formula="of:=[.A13]-[.B13]" office:value-type="float" office:value="3" calcext:value-type="float">
            <text:p>3</text:p>
          </table:table-cell>
          <table:table-cell office:value-type="float" office:value="1711419670959" calcext:value-type="float">
            <text:p>1711419670959</text:p>
          </table:table-cell>
          <table:table-cell office:value-type="float" office:value="1711419670962" calcext:value-type="float">
            <text:p>1711419670962</text:p>
          </table:table-cell>
          <table:table-cell table:formula="of:=[.E13]-[.D13]" office:value-type="float" office:value="3" calcext:value-type="float">
            <text:p>3</text:p>
          </table:table-cell>
          <table:table-cell office:value-type="float" office:value="1711419877724" calcext:value-type="float">
            <text:p>1711419877724</text:p>
          </table:table-cell>
          <table:table-cell office:value-type="float" office:value="1711419877770" calcext:value-type="float">
            <text:p>1711419877770</text:p>
          </table:table-cell>
          <table:table-cell table:formula="of:=[.H13]-[.G13]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1711419348586" calcext:value-type="float">
            <text:p>1711419348586</text:p>
          </table:table-cell>
          <table:table-cell office:value-type="float" office:value="1711419348583" calcext:value-type="float">
            <text:p>1711419348583</text:p>
          </table:table-cell>
          <table:table-cell table:style-name="ce2" table:formula="of:=[.A14]-[.B14]" office:value-type="float" office:value="3" calcext:value-type="float">
            <text:p>3</text:p>
          </table:table-cell>
          <table:table-cell office:value-type="float" office:value="1711419670962" calcext:value-type="float">
            <text:p>1711419670962</text:p>
          </table:table-cell>
          <table:table-cell office:value-type="float" office:value="1711419670966" calcext:value-type="float">
            <text:p>1711419670966</text:p>
          </table:table-cell>
          <table:table-cell table:formula="of:=[.E14]-[.D14]" office:value-type="float" office:value="4" calcext:value-type="float">
            <text:p>4</text:p>
          </table:table-cell>
          <table:table-cell office:value-type="float" office:value="1711419877724" calcext:value-type="float">
            <text:p>1711419877724</text:p>
          </table:table-cell>
          <table:table-cell office:value-type="float" office:value="1711419877772" calcext:value-type="float">
            <text:p>1711419877772</text:p>
          </table:table-cell>
          <table:table-cell table:formula="of:=[.H14]-[.G14]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1711419348589" calcext:value-type="float">
            <text:p>1711419348589</text:p>
          </table:table-cell>
          <table:table-cell office:value-type="float" office:value="1711419348586" calcext:value-type="float">
            <text:p>1711419348586</text:p>
          </table:table-cell>
          <table:table-cell table:style-name="ce2" table:formula="of:=[.A15]-[.B15]" office:value-type="float" office:value="3" calcext:value-type="float">
            <text:p>3</text:p>
          </table:table-cell>
          <table:table-cell office:value-type="float" office:value="1711419670962" calcext:value-type="float">
            <text:p>1711419670962</text:p>
          </table:table-cell>
          <table:table-cell office:value-type="float" office:value="1711419670967" calcext:value-type="float">
            <text:p>1711419670967</text:p>
          </table:table-cell>
          <table:table-cell table:formula="of:=[.E15]-[.D15]" office:value-type="float" office:value="5" calcext:value-type="float">
            <text:p>5</text:p>
          </table:table-cell>
          <table:table-cell office:value-type="float" office:value="1711419877725" calcext:value-type="float">
            <text:p>1711419877725</text:p>
          </table:table-cell>
          <table:table-cell office:value-type="float" office:value="1711419877772" calcext:value-type="float">
            <text:p>1711419877772</text:p>
          </table:table-cell>
          <table:table-cell table:formula="of:=[.H15]-[.G15]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1711419348592" calcext:value-type="float">
            <text:p>1711419348592</text:p>
          </table:table-cell>
          <table:table-cell office:value-type="float" office:value="1711419348589" calcext:value-type="float">
            <text:p>1711419348589</text:p>
          </table:table-cell>
          <table:table-cell table:style-name="ce2" table:formula="of:=[.A16]-[.B16]" office:value-type="float" office:value="3" calcext:value-type="float">
            <text:p>3</text:p>
          </table:table-cell>
          <table:table-cell office:value-type="float" office:value="1711419670963" calcext:value-type="float">
            <text:p>1711419670963</text:p>
          </table:table-cell>
          <table:table-cell office:value-type="float" office:value="1711419670967" calcext:value-type="float">
            <text:p>1711419670967</text:p>
          </table:table-cell>
          <table:table-cell table:formula="of:=[.E16]-[.D16]" office:value-type="float" office:value="4" calcext:value-type="float">
            <text:p>4</text:p>
          </table:table-cell>
          <table:table-cell office:value-type="float" office:value="1711419877754" calcext:value-type="float">
            <text:p>1711419877754</text:p>
          </table:table-cell>
          <table:table-cell office:value-type="float" office:value="1711419877784" calcext:value-type="float">
            <text:p>1711419877784</text:p>
          </table:table-cell>
          <table:table-cell table:formula="of:=[.H16]-[.G16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711419348595" calcext:value-type="float">
            <text:p>1711419348595</text:p>
          </table:table-cell>
          <table:table-cell office:value-type="float" office:value="1711419348592" calcext:value-type="float">
            <text:p>1711419348592</text:p>
          </table:table-cell>
          <table:table-cell table:style-name="ce2" table:formula="of:=[.A17]-[.B17]" office:value-type="float" office:value="3" calcext:value-type="float">
            <text:p>3</text:p>
          </table:table-cell>
          <table:table-cell office:value-type="float" office:value="1711419670963" calcext:value-type="float">
            <text:p>1711419670963</text:p>
          </table:table-cell>
          <table:table-cell office:value-type="float" office:value="1711419670967" calcext:value-type="float">
            <text:p>1711419670967</text:p>
          </table:table-cell>
          <table:table-cell table:formula="of:=[.E17]-[.D17]" office:value-type="float" office:value="4" calcext:value-type="float">
            <text:p>4</text:p>
          </table:table-cell>
          <table:table-cell office:value-type="float" office:value="1711419877761" calcext:value-type="float">
            <text:p>1711419877761</text:p>
          </table:table-cell>
          <table:table-cell office:value-type="float" office:value="1711419877799" calcext:value-type="float">
            <text:p>1711419877799</text:p>
          </table:table-cell>
          <table:table-cell table:formula="of:=[.H17]-[.G17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1711419348598" calcext:value-type="float">
            <text:p>1711419348598</text:p>
          </table:table-cell>
          <table:table-cell office:value-type="float" office:value="1711419348595" calcext:value-type="float">
            <text:p>1711419348595</text:p>
          </table:table-cell>
          <table:table-cell table:style-name="ce2" table:formula="of:=[.A18]-[.B18]" office:value-type="float" office:value="3" calcext:value-type="float">
            <text:p>3</text:p>
          </table:table-cell>
          <table:table-cell office:value-type="float" office:value="1711419670966" calcext:value-type="float">
            <text:p>1711419670966</text:p>
          </table:table-cell>
          <table:table-cell office:value-type="float" office:value="1711419670971" calcext:value-type="float">
            <text:p>1711419670971</text:p>
          </table:table-cell>
          <table:table-cell table:formula="of:=[.E18]-[.D18]" office:value-type="float" office:value="5" calcext:value-type="float">
            <text:p>5</text:p>
          </table:table-cell>
          <table:table-cell office:value-type="float" office:value="1711419877763" calcext:value-type="float">
            <text:p>1711419877763</text:p>
          </table:table-cell>
          <table:table-cell office:value-type="float" office:value="1711419877802" calcext:value-type="float">
            <text:p>1711419877802</text:p>
          </table:table-cell>
          <table:table-cell table:formula="of:=[.H18]-[.G18]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1711419348601" calcext:value-type="float">
            <text:p>1711419348601</text:p>
          </table:table-cell>
          <table:table-cell office:value-type="float" office:value="1711419348598" calcext:value-type="float">
            <text:p>1711419348598</text:p>
          </table:table-cell>
          <table:table-cell table:style-name="ce2" table:formula="of:=[.A19]-[.B19]" office:value-type="float" office:value="3" calcext:value-type="float">
            <text:p>3</text:p>
          </table:table-cell>
          <table:table-cell office:value-type="float" office:value="1711419670967" calcext:value-type="float">
            <text:p>1711419670967</text:p>
          </table:table-cell>
          <table:table-cell office:value-type="float" office:value="1711419670971" calcext:value-type="float">
            <text:p>1711419670971</text:p>
          </table:table-cell>
          <table:table-cell table:formula="of:=[.E19]-[.D19]" office:value-type="float" office:value="4" calcext:value-type="float">
            <text:p>4</text:p>
          </table:table-cell>
          <table:table-cell office:value-type="float" office:value="1711419877764" calcext:value-type="float">
            <text:p>1711419877764</text:p>
          </table:table-cell>
          <table:table-cell office:value-type="float" office:value="1711419877802" calcext:value-type="float">
            <text:p>1711419877802</text:p>
          </table:table-cell>
          <table:table-cell table:formula="of:=[.H19]-[.G19]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1711419348612" calcext:value-type="float">
            <text:p>1711419348612</text:p>
          </table:table-cell>
          <table:table-cell office:value-type="float" office:value="1711419348601" calcext:value-type="float">
            <text:p>1711419348601</text:p>
          </table:table-cell>
          <table:table-cell table:style-name="ce2" table:formula="of:=[.A20]-[.B20]" office:value-type="float" office:value="11" calcext:value-type="float">
            <text:p>11</text:p>
          </table:table-cell>
          <table:table-cell office:value-type="float" office:value="1711419670967" calcext:value-type="float">
            <text:p>1711419670967</text:p>
          </table:table-cell>
          <table:table-cell office:value-type="float" office:value="1711419670971" calcext:value-type="float">
            <text:p>1711419670971</text:p>
          </table:table-cell>
          <table:table-cell table:formula="of:=[.E20]-[.D20]" office:value-type="float" office:value="4" calcext:value-type="float">
            <text:p>4</text:p>
          </table:table-cell>
          <table:table-cell office:value-type="float" office:value="1711419877772" calcext:value-type="float">
            <text:p>1711419877772</text:p>
          </table:table-cell>
          <table:table-cell office:value-type="float" office:value="1711419877803" calcext:value-type="float">
            <text:p>1711419877803</text:p>
          </table:table-cell>
          <table:table-cell table:formula="of:=[.H20]-[.G20]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1711419348616" calcext:value-type="float">
            <text:p>1711419348616</text:p>
          </table:table-cell>
          <table:table-cell office:value-type="float" office:value="1711419348612" calcext:value-type="float">
            <text:p>1711419348612</text:p>
          </table:table-cell>
          <table:table-cell table:style-name="ce2" table:formula="of:=[.A21]-[.B21]" office:value-type="float" office:value="4" calcext:value-type="float">
            <text:p>4</text:p>
          </table:table-cell>
          <table:table-cell office:value-type="float" office:value="1711419670967" calcext:value-type="float">
            <text:p>1711419670967</text:p>
          </table:table-cell>
          <table:table-cell office:value-type="float" office:value="1711419670971" calcext:value-type="float">
            <text:p>1711419670971</text:p>
          </table:table-cell>
          <table:table-cell table:formula="of:=[.E21]-[.D21]" office:value-type="float" office:value="4" calcext:value-type="float">
            <text:p>4</text:p>
          </table:table-cell>
          <table:table-cell office:value-type="float" office:value="1711419877775" calcext:value-type="float">
            <text:p>1711419877775</text:p>
          </table:table-cell>
          <table:table-cell office:value-type="float" office:value="1711419877803" calcext:value-type="float">
            <text:p>1711419877803</text:p>
          </table:table-cell>
          <table:table-cell table:formula="of:=[.H21]-[.G21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1711419348619" calcext:value-type="float">
            <text:p>1711419348619</text:p>
          </table:table-cell>
          <table:table-cell office:value-type="float" office:value="1711419348616" calcext:value-type="float">
            <text:p>1711419348616</text:p>
          </table:table-cell>
          <table:table-cell table:style-name="ce2" table:formula="of:=[.A22]-[.B22]" office:value-type="float" office:value="3" calcext:value-type="float">
            <text:p>3</text:p>
          </table:table-cell>
          <table:table-cell office:value-type="float" office:value="1711419670971" calcext:value-type="float">
            <text:p>1711419670971</text:p>
          </table:table-cell>
          <table:table-cell office:value-type="float" office:value="1711419670975" calcext:value-type="float">
            <text:p>1711419670975</text:p>
          </table:table-cell>
          <table:table-cell table:formula="of:=[.E22]-[.D22]" office:value-type="float" office:value="4" calcext:value-type="float">
            <text:p>4</text:p>
          </table:table-cell>
          <table:table-cell office:value-type="float" office:value="1711419877777" calcext:value-type="float">
            <text:p>1711419877777</text:p>
          </table:table-cell>
          <table:table-cell office:value-type="float" office:value="1711419877803" calcext:value-type="float">
            <text:p>1711419877803</text:p>
          </table:table-cell>
          <table:table-cell table:formula="of:=[.H22]-[.G22]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1711419348623" calcext:value-type="float">
            <text:p>1711419348623</text:p>
          </table:table-cell>
          <table:table-cell office:value-type="float" office:value="1711419348620" calcext:value-type="float">
            <text:p>1711419348620</text:p>
          </table:table-cell>
          <table:table-cell table:style-name="ce2" table:formula="of:=[.A23]-[.B23]" office:value-type="float" office:value="3" calcext:value-type="float">
            <text:p>3</text:p>
          </table:table-cell>
          <table:table-cell office:value-type="float" office:value="1711419670971" calcext:value-type="float">
            <text:p>1711419670971</text:p>
          </table:table-cell>
          <table:table-cell office:value-type="float" office:value="1711419670975" calcext:value-type="float">
            <text:p>1711419670975</text:p>
          </table:table-cell>
          <table:table-cell table:formula="of:=[.E23]-[.D23]" office:value-type="float" office:value="4" calcext:value-type="float">
            <text:p>4</text:p>
          </table:table-cell>
          <table:table-cell office:value-type="float" office:value="1711419877785" calcext:value-type="float">
            <text:p>1711419877785</text:p>
          </table:table-cell>
          <table:table-cell office:value-type="float" office:value="1711419877807" calcext:value-type="float">
            <text:p>1711419877807</text:p>
          </table:table-cell>
          <table:table-cell table:formula="of:=[.H23]-[.G23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711419348628" calcext:value-type="float">
            <text:p>1711419348628</text:p>
          </table:table-cell>
          <table:table-cell office:value-type="float" office:value="1711419348624" calcext:value-type="float">
            <text:p>1711419348624</text:p>
          </table:table-cell>
          <table:table-cell table:style-name="ce2" table:formula="of:=[.A24]-[.B24]" office:value-type="float" office:value="4" calcext:value-type="float">
            <text:p>4</text:p>
          </table:table-cell>
          <table:table-cell office:value-type="float" office:value="1711419670971" calcext:value-type="float">
            <text:p>1711419670971</text:p>
          </table:table-cell>
          <table:table-cell office:value-type="float" office:value="1711419670976" calcext:value-type="float">
            <text:p>1711419670976</text:p>
          </table:table-cell>
          <table:table-cell table:formula="of:=[.E24]-[.D24]" office:value-type="float" office:value="5" calcext:value-type="float">
            <text:p>5</text:p>
          </table:table-cell>
          <table:table-cell office:value-type="float" office:value="1711419877801" calcext:value-type="float">
            <text:p>1711419877801</text:p>
          </table:table-cell>
          <table:table-cell office:value-type="float" office:value="1711419877816" calcext:value-type="float">
            <text:p>1711419877816</text:p>
          </table:table-cell>
          <table:table-cell table:formula="of:=[.H24]-[.G24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711419348632" calcext:value-type="float">
            <text:p>1711419348632</text:p>
          </table:table-cell>
          <table:table-cell office:value-type="float" office:value="1711419348628" calcext:value-type="float">
            <text:p>1711419348628</text:p>
          </table:table-cell>
          <table:table-cell table:style-name="ce2" table:formula="of:=[.A25]-[.B25]" office:value-type="float" office:value="4" calcext:value-type="float">
            <text:p>4</text:p>
          </table:table-cell>
          <table:table-cell office:value-type="float" office:value="1711419670972" calcext:value-type="float">
            <text:p>1711419670972</text:p>
          </table:table-cell>
          <table:table-cell office:value-type="float" office:value="1711419670976" calcext:value-type="float">
            <text:p>1711419670976</text:p>
          </table:table-cell>
          <table:table-cell table:formula="of:=[.E25]-[.D25]" office:value-type="float" office:value="4" calcext:value-type="float">
            <text:p>4</text:p>
          </table:table-cell>
          <table:table-cell office:value-type="float" office:value="1711419877803" calcext:value-type="float">
            <text:p>1711419877803</text:p>
          </table:table-cell>
          <table:table-cell office:value-type="float" office:value="1711419877816" calcext:value-type="float">
            <text:p>1711419877816</text:p>
          </table:table-cell>
          <table:table-cell table:formula="of:=[.H25]-[.G25]" office:value-type="float" office:value="13" calcext:value-type="float">
            <text:p>13</text:p>
          </table:table-cell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3"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float" office:value="1711419348637" calcext:value-type="float">
            <text:p>1711419348637</text:p>
          </table:table-cell>
          <table:table-cell office:value-type="float" office:value="1711419348632" calcext:value-type="float">
            <text:p>1711419348632</text:p>
          </table:table-cell>
          <table:table-cell table:style-name="ce2" table:formula="of:=[.A26]-[.B26]" office:value-type="float" office:value="5" calcext:value-type="float">
            <text:p>5</text:p>
          </table:table-cell>
          <table:table-cell office:value-type="float" office:value="1711419670976" calcext:value-type="float">
            <text:p>1711419670976</text:p>
          </table:table-cell>
          <table:table-cell office:value-type="float" office:value="1711419670980" calcext:value-type="float">
            <text:p>1711419670980</text:p>
          </table:table-cell>
          <table:table-cell table:formula="of:=[.E26]-[.D26]" office:value-type="float" office:value="4" calcext:value-type="float">
            <text:p>4</text:p>
          </table:table-cell>
          <table:table-cell office:value-type="float" office:value="1711419877803" calcext:value-type="float">
            <text:p>1711419877803</text:p>
          </table:table-cell>
          <table:table-cell office:value-type="float" office:value="1711419877817" calcext:value-type="float">
            <text:p>1711419877817</text:p>
          </table:table-cell>
          <table:table-cell table:formula="of:=[.H26]-[.G26]" office:value-type="float" office:value="14" calcext:value-type="float">
            <text:p>1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711419348640" calcext:value-type="float">
            <text:p>1711419348640</text:p>
          </table:table-cell>
          <table:table-cell office:value-type="float" office:value="1711419348637" calcext:value-type="float">
            <text:p>1711419348637</text:p>
          </table:table-cell>
          <table:table-cell table:style-name="ce2" table:formula="of:=[.A27]-[.B27]" office:value-type="float" office:value="3" calcext:value-type="float">
            <text:p>3</text:p>
          </table:table-cell>
          <table:table-cell office:value-type="float" office:value="1711419670976" calcext:value-type="float">
            <text:p>1711419670976</text:p>
          </table:table-cell>
          <table:table-cell office:value-type="float" office:value="1711419670980" calcext:value-type="float">
            <text:p>1711419670980</text:p>
          </table:table-cell>
          <table:table-cell table:formula="of:=[.E27]-[.D27]" office:value-type="float" office:value="4" calcext:value-type="float">
            <text:p>4</text:p>
          </table:table-cell>
          <table:table-cell office:value-type="float" office:value="1711419877804" calcext:value-type="float">
            <text:p>1711419877804</text:p>
          </table:table-cell>
          <table:table-cell office:value-type="float" office:value="1711419877818" calcext:value-type="float">
            <text:p>1711419877818</text:p>
          </table:table-cell>
          <table:table-cell table:formula="of:=[.H27]-[.G27]" office:value-type="float" office:value="14" calcext:value-type="float">
            <text:p>14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419348646" calcext:value-type="float">
            <text:p>1711419348646</text:p>
          </table:table-cell>
          <table:table-cell office:value-type="float" office:value="1711419348641" calcext:value-type="float">
            <text:p>1711419348641</text:p>
          </table:table-cell>
          <table:table-cell table:style-name="ce2" table:formula="of:=[.A28]-[.B28]" office:value-type="float" office:value="5" calcext:value-type="float">
            <text:p>5</text:p>
          </table:table-cell>
          <table:table-cell office:value-type="float" office:value="1711419670976" calcext:value-type="float">
            <text:p>1711419670976</text:p>
          </table:table-cell>
          <table:table-cell office:value-type="float" office:value="1711419670980" calcext:value-type="float">
            <text:p>1711419670980</text:p>
          </table:table-cell>
          <table:table-cell table:formula="of:=[.E28]-[.D28]" office:value-type="float" office:value="4" calcext:value-type="float">
            <text:p>4</text:p>
          </table:table-cell>
          <table:table-cell office:value-type="float" office:value="1711419877804" calcext:value-type="float">
            <text:p>1711419877804</text:p>
          </table:table-cell>
          <table:table-cell office:value-type="float" office:value="1711419877818" calcext:value-type="float">
            <text:p>1711419877818</text:p>
          </table:table-cell>
          <table:table-cell table:formula="of:=[.H28]-[.G28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office:value-type="float" office:value="1711419348650" calcext:value-type="float">
            <text:p>1711419348650</text:p>
          </table:table-cell>
          <table:table-cell office:value-type="float" office:value="1711419348646" calcext:value-type="float">
            <text:p>1711419348646</text:p>
          </table:table-cell>
          <table:table-cell table:style-name="ce2" table:formula="of:=[.A29]-[.B29]" office:value-type="float" office:value="4" calcext:value-type="float">
            <text:p>4</text:p>
          </table:table-cell>
          <table:table-cell office:value-type="float" office:value="1711419670976" calcext:value-type="float">
            <text:p>1711419670976</text:p>
          </table:table-cell>
          <table:table-cell office:value-type="float" office:value="1711419670981" calcext:value-type="float">
            <text:p>1711419670981</text:p>
          </table:table-cell>
          <table:table-cell table:formula="of:=[.E29]-[.D29]" office:value-type="float" office:value="5" calcext:value-type="float">
            <text:p>5</text:p>
          </table:table-cell>
          <table:table-cell office:value-type="float" office:value="1711419877804" calcext:value-type="float">
            <text:p>1711419877804</text:p>
          </table:table-cell>
          <table:table-cell office:value-type="float" office:value="1711419877819" calcext:value-type="float">
            <text:p>1711419877819</text:p>
          </table:table-cell>
          <table:table-cell table:formula="of:=[.H29]-[.G29]" office:value-type="float" office:value="15" calcext:value-type="float">
            <text:p>15</text:p>
          </table:table-cell>
          <table:table-cell/>
          <table:table-cell office:value-type="string" calcext:value-type="string">
            <text:p>Mean</text:p>
          </table:table-cell>
          <table:table-cell table:formula="of:=AVERAGE([$treeAsync.$C$1:$treeAsync.$C$301])" office:value-type="float" office:value="3.78" calcext:value-type="float">
            <text:p>3.78</text:p>
          </table:table-cell>
          <table:table-cell table:formula="of:=AVERAGE([$treeAsync.$F$1:$treeAsync.$F$301])" office:value-type="float" office:value="5.16666666666667" calcext:value-type="float">
            <text:p>5.16666666666667</text:p>
          </table:table-cell>
          <table:table-cell/>
          <table:table-cell office:value-type="string" calcext:value-type="string">
            <text:p>Mean</text:p>
          </table:table-cell>
          <table:table-cell table:formula="of:=AVERAGE([$treeAsync.$F$1:$treeAsync.$F$301])" office:value-type="float" office:value="5.16666666666667" calcext:value-type="float">
            <text:p>5.16666666666667</text:p>
          </table:table-cell>
          <table:table-cell table:formula="of:=AVERAGE([$treeAsync.$I$1:$treeAsync.$I$301])" office:value-type="float" office:value="10.4666666666667" calcext:value-type="float">
            <text:p>10.4666666666667</text:p>
          </table:table-cell>
        </table:table-row>
        <table:table-row table:style-name="ro1">
          <table:table-cell office:value-type="float" office:value="1711419348654" calcext:value-type="float">
            <text:p>1711419348654</text:p>
          </table:table-cell>
          <table:table-cell office:value-type="float" office:value="1711419348651" calcext:value-type="float">
            <text:p>1711419348651</text:p>
          </table:table-cell>
          <table:table-cell table:style-name="ce2" table:formula="of:=[.A30]-[.B30]" office:value-type="float" office:value="3" calcext:value-type="float">
            <text:p>3</text:p>
          </table:table-cell>
          <table:table-cell office:value-type="float" office:value="1711419670980" calcext:value-type="float">
            <text:p>1711419670980</text:p>
          </table:table-cell>
          <table:table-cell office:value-type="float" office:value="1711419670985" calcext:value-type="float">
            <text:p>1711419670985</text:p>
          </table:table-cell>
          <table:table-cell table:formula="of:=[.E30]-[.D30]" office:value-type="float" office:value="5" calcext:value-type="float">
            <text:p>5</text:p>
          </table:table-cell>
          <table:table-cell office:value-type="float" office:value="1711419877807" calcext:value-type="float">
            <text:p>1711419877807</text:p>
          </table:table-cell>
          <table:table-cell office:value-type="float" office:value="1711419877819" calcext:value-type="float">
            <text:p>1711419877819</text:p>
          </table:table-cell>
          <table:table-cell table:formula="of:=[.H30]-[.G30]" office:value-type="float" office:value="12" calcext:value-type="float">
            <text:p>12</text:p>
          </table:table-cell>
          <table:table-cell/>
          <table:table-cell office:value-type="string" calcext:value-type="string">
            <text:p>Variance</text:p>
          </table:table-cell>
          <table:table-cell table:formula="of:=VAR([$treeAsync.$C$1:$treeAsync.$C$301])" office:value-type="float" office:value="4.06515050167225" calcext:value-type="float">
            <text:p>4.06515050167225</text:p>
          </table:table-cell>
          <table:table-cell table:formula="of:=VAR([$treeAsync.$F$1:$treeAsync.$F$301])" office:value-type="float" office:value="6.66778149386843" calcext:value-type="float">
            <text:p>6.66778149386843</text:p>
          </table:table-cell>
          <table:table-cell/>
          <table:table-cell office:value-type="string" calcext:value-type="string">
            <text:p>Variance</text:p>
          </table:table-cell>
          <table:table-cell table:formula="of:=VAR([$treeAsync.$F$1:$treeAsync.$F$301])" office:value-type="float" office:value="6.66778149386843" calcext:value-type="float">
            <text:p>6.66778149386843</text:p>
          </table:table-cell>
          <table:table-cell table:formula="of:=VAR([$treeAsync.$I$1:$treeAsync.$I$301])" office:value-type="float" office:value="75.7480490523968" calcext:value-type="float">
            <text:p>75.7480490523968</text:p>
          </table:table-cell>
        </table:table-row>
        <table:table-row table:style-name="ro1">
          <table:table-cell office:value-type="float" office:value="1711419348660" calcext:value-type="float">
            <text:p>1711419348660</text:p>
          </table:table-cell>
          <table:table-cell office:value-type="float" office:value="1711419348655" calcext:value-type="float">
            <text:p>1711419348655</text:p>
          </table:table-cell>
          <table:table-cell table:style-name="ce2" table:formula="of:=[.A31]-[.B31]" office:value-type="float" office:value="5" calcext:value-type="float">
            <text:p>5</text:p>
          </table:table-cell>
          <table:table-cell office:value-type="float" office:value="1711419670980" calcext:value-type="float">
            <text:p>1711419670980</text:p>
          </table:table-cell>
          <table:table-cell office:value-type="float" office:value="1711419670985" calcext:value-type="float">
            <text:p>1711419670985</text:p>
          </table:table-cell>
          <table:table-cell table:formula="of:=[.E31]-[.D31]" office:value-type="float" office:value="5" calcext:value-type="float">
            <text:p>5</text:p>
          </table:table-cell>
          <table:table-cell office:value-type="float" office:value="1711419877816" calcext:value-type="float">
            <text:p>1711419877816</text:p>
          </table:table-cell>
          <table:table-cell office:value-type="float" office:value="1711419877824" calcext:value-type="float">
            <text:p>1711419877824</text:p>
          </table:table-cell>
          <table:table-cell table:formula="of:=[.H31]-[.G31]" office:value-type="float" office:value="8" calcext:value-type="float">
            <text:p>8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treeAsync.$C$1:$treeAsync.$C$301])" office:value-type="float" office:value="300" calcext:value-type="float">
            <text:p>300</text:p>
          </table:table-cell>
          <table:table-cell table:formula="of:=COUNT([$treeAsync.$F$1:$treeAsync.$F$301])" office:value-type="float" office:value="300" calcext:value-type="float">
            <text:p>300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treeAsync.$F$1:$treeAsync.$F$301])" office:value-type="float" office:value="300" calcext:value-type="float">
            <text:p>300</text:p>
          </table:table-cell>
          <table:table-cell table:formula="of:=COUNT([$treeAsync.$I$1:$treeAsync.$I$301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11419348668" calcext:value-type="float">
            <text:p>1711419348668</text:p>
          </table:table-cell>
          <table:table-cell office:value-type="float" office:value="1711419348662" calcext:value-type="float">
            <text:p>1711419348662</text:p>
          </table:table-cell>
          <table:table-cell table:style-name="ce2" table:formula="of:=[.A32]-[.B32]" office:value-type="float" office:value="6" calcext:value-type="float">
            <text:p>6</text:p>
          </table:table-cell>
          <table:table-cell office:value-type="float" office:value="1711419670980" calcext:value-type="float">
            <text:p>1711419670980</text:p>
          </table:table-cell>
          <table:table-cell office:value-type="float" office:value="1711419670985" calcext:value-type="float">
            <text:p>1711419670985</text:p>
          </table:table-cell>
          <table:table-cell table:formula="of:=[.E32]-[.D32]" office:value-type="float" office:value="5" calcext:value-type="float">
            <text:p>5</text:p>
          </table:table-cell>
          <table:table-cell office:value-type="float" office:value="1711419877817" calcext:value-type="float">
            <text:p>1711419877817</text:p>
          </table:table-cell>
          <table:table-cell office:value-type="float" office:value="1711419877825" calcext:value-type="float">
            <text:p>1711419877825</text:p>
          </table:table-cell>
          <table:table-cell table:formula="of:=[.H32]-[.G32]" office:value-type="float" office:value="8" calcext:value-type="float">
            <text:p>8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treeAsync.$C$1:$treeAsync.$C$301];[$treeAsync.$F$1:$treeAsync.$F$301])" office:value-type="float" office:value="-0.0481793660228301" calcext:value-type="float">
            <text:p>-0.04817936602283</text:p>
          </table:table-cell>
          <table:table-cell table:number-columns-repeated="2"/>
          <table:table-cell office:value-type="string" calcext:value-type="string">
            <text:p>Pearson Correlation</text:p>
          </table:table-cell>
          <table:table-cell table:formula="of:=CORREL([$treeAsync.$F$1:$treeAsync.$F$301];[$treeAsync.$I$1:$treeAsync.$I$301])" office:value-type="float" office:value="-0.206161084573195" calcext:value-type="float">
            <text:p>-0.206161084573195</text:p>
          </table:table-cell>
          <table:table-cell/>
        </table:table-row>
        <table:table-row table:style-name="ro1">
          <table:table-cell office:value-type="float" office:value="1711419348672" calcext:value-type="float">
            <text:p>1711419348672</text:p>
          </table:table-cell>
          <table:table-cell office:value-type="float" office:value="1711419348668" calcext:value-type="float">
            <text:p>1711419348668</text:p>
          </table:table-cell>
          <table:table-cell table:style-name="ce2" table:formula="of:=[.A33]-[.B33]" office:value-type="float" office:value="4" calcext:value-type="float">
            <text:p>4</text:p>
          </table:table-cell>
          <table:table-cell office:value-type="float" office:value="1711419670981" calcext:value-type="float">
            <text:p>1711419670981</text:p>
          </table:table-cell>
          <table:table-cell office:value-type="float" office:value="1711419670986" calcext:value-type="float">
            <text:p>1711419670986</text:p>
          </table:table-cell>
          <table:table-cell table:formula="of:=[.E33]-[.D33]" office:value-type="float" office:value="5" calcext:value-type="float">
            <text:p>5</text:p>
          </table:table-cell>
          <table:table-cell office:value-type="float" office:value="1711419877818" calcext:value-type="float">
            <text:p>1711419877818</text:p>
          </table:table-cell>
          <table:table-cell office:value-type="float" office:value="1711419877829" calcext:value-type="float">
            <text:p>1711419877829</text:p>
          </table:table-cell>
          <table:table-cell table:formula="of:=[.H33]-[.G33]" office:value-type="float" office:value="11" calcext:value-type="float">
            <text:p>1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treeAsync.$C$1:$treeAsync.$C$301]); 1; 0) * IF(ISNUMBER([$treeAsync.$F$1:$treeAsync.$F$301]); 1; 0)); [$treeAsync.$C$1:$treeAsync.$C$301] - [$treeAsync.$F$1:$treeAsync.$F$301]; &quot;NA&quot;))" office:value-type="float" office:value="-1.38666666666667" calcext:value-type="float">
            <text:p>-1.38666666666667</text:p>
          </table:table-cell>
          <table:table-cell table:number-columns-repeated="2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treeAsync.$F$1:$treeAsync.$F$301]); 1; 0) * IF(ISNUMBER([$treeAsync.$I$1:$treeAsync.$I$301]); 1; 0)); [$treeAsync.$F$1:$treeAsync.$F$301] - [$treeAsync.$I$1:$treeAsync.$I$301]; &quot;NA&quot;))" office:value-type="float" office:value="-5.3" calcext:value-type="float">
            <text:p>-5.3</text:p>
          </table:table-cell>
          <table:table-cell/>
        </table:table-row>
        <table:table-row table:style-name="ro1">
          <table:table-cell office:value-type="float" office:value="1711419348675" calcext:value-type="float">
            <text:p>1711419348675</text:p>
          </table:table-cell>
          <table:table-cell office:value-type="float" office:value="1711419348672" calcext:value-type="float">
            <text:p>1711419348672</text:p>
          </table:table-cell>
          <table:table-cell table:style-name="ce2" table:formula="of:=[.A34]-[.B34]" office:value-type="float" office:value="3" calcext:value-type="float">
            <text:p>3</text:p>
          </table:table-cell>
          <table:table-cell office:value-type="float" office:value="1711419670986" calcext:value-type="float">
            <text:p>1711419670986</text:p>
          </table:table-cell>
          <table:table-cell office:value-type="float" office:value="1711419670990" calcext:value-type="float">
            <text:p>1711419670990</text:p>
          </table:table-cell>
          <table:table-cell table:formula="of:=[.E34]-[.D34]" office:value-type="float" office:value="4" calcext:value-type="float">
            <text:p>4</text:p>
          </table:table-cell>
          <table:table-cell office:value-type="float" office:value="1711419877818" calcext:value-type="float">
            <text:p>1711419877818</text:p>
          </table:table-cell>
          <table:table-cell office:value-type="float" office:value="1711419877829" calcext:value-type="float">
            <text:p>1711419877829</text:p>
          </table:table-cell>
          <table:table-cell table:formula="of:=[.H34]-[.G34]" office:value-type="float" office:value="11" calcext:value-type="float">
            <text:p>11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treeAsync.$C$1:$treeAsync.$C$301]); 1; 0) * IF(ISNUMBER([$treeAsync.$F$1:$treeAsync.$F$301]); 1; 0)); [$treeAsync.$C$1:$treeAsync.$C$301] - [$treeAsync.$F$1:$treeAsync.$F$301]; &quot;NA&quot;))" office:value-type="float" office:value="11.2346042363434" calcext:value-type="float">
            <text:p>11.2346042363434</text:p>
          </table:table-cell>
          <table:table-cell table:number-columns-repeated="2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treeAsync.$F$1:$treeAsync.$F$301]); 1; 0) * IF(ISNUMBER([$treeAsync.$I$1:$treeAsync.$I$301]); 1; 0)); [$treeAsync.$F$1:$treeAsync.$F$301] - [$treeAsync.$I$1:$treeAsync.$I$301]; &quot;NA&quot;))" office:value-type="float" office:value="91.6822742474918" calcext:value-type="float">
            <text:p>91.6822742474918</text:p>
          </table:table-cell>
          <table:table-cell/>
        </table:table-row>
        <table:table-row table:style-name="ro1">
          <table:table-cell office:value-type="float" office:value="1711419348678" calcext:value-type="float">
            <text:p>1711419348678</text:p>
          </table:table-cell>
          <table:table-cell office:value-type="float" office:value="1711419348675" calcext:value-type="float">
            <text:p>1711419348675</text:p>
          </table:table-cell>
          <table:table-cell table:style-name="ce2" table:formula="of:=[.A35]-[.B35]" office:value-type="float" office:value="3" calcext:value-type="float">
            <text:p>3</text:p>
          </table:table-cell>
          <table:table-cell office:value-type="float" office:value="1711419670986" calcext:value-type="float">
            <text:p>1711419670986</text:p>
          </table:table-cell>
          <table:table-cell office:value-type="float" office:value="1711419670990" calcext:value-type="float">
            <text:p>1711419670990</text:p>
          </table:table-cell>
          <table:table-cell table:formula="of:=[.E35]-[.D35]" office:value-type="float" office:value="4" calcext:value-type="float">
            <text:p>4</text:p>
          </table:table-cell>
          <table:table-cell office:value-type="float" office:value="1711419877818" calcext:value-type="float">
            <text:p>1711419877818</text:p>
          </table:table-cell>
          <table:table-cell office:value-type="float" office:value="1711419877829" calcext:value-type="float">
            <text:p>1711419877829</text:p>
          </table:table-cell>
          <table:table-cell table:formula="of:=[.H35]-[.G35]" office:value-type="float" office:value="11" calcext:value-type="float">
            <text:p>11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treeAsync.$C$1:$treeAsync.$C$301]); 1; 0) * IF(ISNUMBER([$treeAsync.$F$1:$treeAsync.$F$301]); 1; 0)) - 1"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treeAsync.$F$1:$treeAsync.$F$301]); 1; 0) * IF(ISNUMBER([$treeAsync.$I$1:$treeAsync.$I$301]); 1; 0)) - 1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1711419348682" calcext:value-type="float">
            <text:p>1711419348682</text:p>
          </table:table-cell>
          <table:table-cell office:value-type="float" office:value="1711419348678" calcext:value-type="float">
            <text:p>1711419348678</text:p>
          </table:table-cell>
          <table:table-cell table:style-name="ce2" table:formula="of:=[.A36]-[.B36]" office:value-type="float" office:value="4" calcext:value-type="float">
            <text:p>4</text:p>
          </table:table-cell>
          <table:table-cell office:value-type="float" office:value="1711419670986" calcext:value-type="float">
            <text:p>1711419670986</text:p>
          </table:table-cell>
          <table:table-cell office:value-type="float" office:value="1711419670990" calcext:value-type="float">
            <text:p>1711419670990</text:p>
          </table:table-cell>
          <table:table-cell table:formula="of:=[.E36]-[.D36]" office:value-type="float" office:value="4" calcext:value-type="float">
            <text:p>4</text:p>
          </table:table-cell>
          <table:table-cell office:value-type="float" office:value="1711419877819" calcext:value-type="float">
            <text:p>1711419877819</text:p>
          </table:table-cell>
          <table:table-cell office:value-type="float" office:value="1711419877832" calcext:value-type="float">
            <text:p>1711419877832</text:p>
          </table:table-cell>
          <table:table-cell table:formula="of:=[.H36]-[.G36]" office:value-type="float" office:value="13" calcext:value-type="float">
            <text:p>13</text:p>
          </table:table-cell>
          <table:table-cell/>
          <table:table-cell office:value-type="string" calcext:value-type="string">
            <text:p>t Stat</text:p>
          </table:table-cell>
          <table:table-cell table:formula="of:=([$treeAsync.$L$33] - [$treeAsync.$L$27]) / ([$treeAsync.$L$34] / ( [$treeAsync.$L$35] + 1)) ^ 0.5" office:value-type="float" office:value="-7.1656206744032" calcext:value-type="float">
            <text:p>-7.1656206744032</text:p>
          </table:table-cell>
          <table:table-cell table:number-columns-repeated="2"/>
          <table:table-cell office:value-type="string" calcext:value-type="string">
            <text:p>t Stat</text:p>
          </table:table-cell>
          <table:table-cell table:formula="of:=([$treeAsync.$P$33] - [$treeAsync.$P$27]) / ([$treeAsync.$P$34] / ( [$treeAsync.$P$35] + 1)) ^ 0.5" office:value-type="float" office:value="-9.58724460852016" calcext:value-type="float">
            <text:p>-9.58724460852016</text:p>
          </table:table-cell>
          <table:table-cell/>
        </table:table-row>
        <table:table-row table:style-name="ro1">
          <table:table-cell office:value-type="float" office:value="1711419348685" calcext:value-type="float">
            <text:p>1711419348685</text:p>
          </table:table-cell>
          <table:table-cell office:value-type="float" office:value="1711419348682" calcext:value-type="float">
            <text:p>1711419348682</text:p>
          </table:table-cell>
          <table:table-cell table:style-name="ce2" table:formula="of:=[.A37]-[.B37]" office:value-type="float" office:value="3" calcext:value-type="float">
            <text:p>3</text:p>
          </table:table-cell>
          <table:table-cell office:value-type="float" office:value="1711419670986" calcext:value-type="float">
            <text:p>1711419670986</text:p>
          </table:table-cell>
          <table:table-cell office:value-type="float" office:value="1711419670990" calcext:value-type="float">
            <text:p>1711419670990</text:p>
          </table:table-cell>
          <table:table-cell table:formula="of:=[.E37]-[.D37]" office:value-type="float" office:value="4" calcext:value-type="float">
            <text:p>4</text:p>
          </table:table-cell>
          <table:table-cell office:value-type="float" office:value="1711419877819" calcext:value-type="float">
            <text:p>1711419877819</text:p>
          </table:table-cell>
          <table:table-cell office:value-type="float" office:value="1711419877833" calcext:value-type="float">
            <text:p>1711419877833</text:p>
          </table:table-cell>
          <table:table-cell table:formula="of:=[.H37]-[.G37]" office:value-type="float" office:value="14" calcext:value-type="float">
            <text:p>14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treeAsync.$L$36]); [$treeAsync.$L$35]; 1)" office:value-type="float" office:value="0.00000000000303506779" calcext:value-type="float">
            <text:p>3.03506779085992E-12</text:p>
          </table:table-cell>
          <table:table-cell table:number-columns-repeated="2"/>
          <table:table-cell office:value-type="string" calcext:value-type="string">
            <text:p>P (T&lt;=t) one-tail</text:p>
          </table:table-cell>
          <table:table-cell table:formula="of:=LEGACY.TDIST(ABS([$treeAsync.$P$36]); [$treeAsync.$P$35]; 1)" office:value-type="float" office:value="1.85769939085824E-019" calcext:value-type="float">
            <text:p>1.85769939085824E-19</text:p>
          </table:table-cell>
          <table:table-cell/>
        </table:table-row>
        <table:table-row table:style-name="ro1">
          <table:table-cell office:value-type="float" office:value="1711419348688" calcext:value-type="float">
            <text:p>1711419348688</text:p>
          </table:table-cell>
          <table:table-cell office:value-type="float" office:value="1711419348685" calcext:value-type="float">
            <text:p>1711419348685</text:p>
          </table:table-cell>
          <table:table-cell table:style-name="ce2" table:formula="of:=[.A38]-[.B38]" office:value-type="float" office:value="3" calcext:value-type="float">
            <text:p>3</text:p>
          </table:table-cell>
          <table:table-cell office:value-type="float" office:value="1711419670990" calcext:value-type="float">
            <text:p>1711419670990</text:p>
          </table:table-cell>
          <table:table-cell office:value-type="float" office:value="1711419670995" calcext:value-type="float">
            <text:p>1711419670995</text:p>
          </table:table-cell>
          <table:table-cell table:formula="of:=[.E38]-[.D38]" office:value-type="float" office:value="5" calcext:value-type="float">
            <text:p>5</text:p>
          </table:table-cell>
          <table:table-cell office:value-type="float" office:value="1711419877824" calcext:value-type="float">
            <text:p>1711419877824</text:p>
          </table:table-cell>
          <table:table-cell office:value-type="float" office:value="1711419877833" calcext:value-type="float">
            <text:p>1711419877833</text:p>
          </table:table-cell>
          <table:table-cell table:formula="of:=[.H38]-[.G38]" office:value-type="float" office:value="9" calcext:value-type="float">
            <text:p>9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treeAsync.$L$26]; [$treeAsync.$L$35])" office:value-type="float" office:value="1.6499657674264" calcext:value-type="float">
            <text:p>1.6499657674264</text:p>
          </table:table-cell>
          <table:table-cell table:number-columns-repeated="2"/>
          <table:table-cell office:value-type="string" calcext:value-type="string">
            <text:p>t Critical one-tail</text:p>
          </table:table-cell>
          <table:table-cell table:formula="of:=TINV(2*[$treeAsync.$P$26]; [$treeAsync.$P$35])" office:value-type="float" office:value="1.6499657674264" calcext:value-type="float">
            <text:p>1.6499657674264</text:p>
          </table:table-cell>
          <table:table-cell/>
        </table:table-row>
        <table:table-row table:style-name="ro1">
          <table:table-cell office:value-type="float" office:value="1711419348691" calcext:value-type="float">
            <text:p>1711419348691</text:p>
          </table:table-cell>
          <table:table-cell office:value-type="float" office:value="1711419348689" calcext:value-type="float">
            <text:p>1711419348689</text:p>
          </table:table-cell>
          <table:table-cell table:style-name="ce2" table:formula="of:=[.A39]-[.B39]" office:value-type="float" office:value="2" calcext:value-type="float">
            <text:p>2</text:p>
          </table:table-cell>
          <table:table-cell office:value-type="float" office:value="1711419670990" calcext:value-type="float">
            <text:p>1711419670990</text:p>
          </table:table-cell>
          <table:table-cell office:value-type="float" office:value="1711419670995" calcext:value-type="float">
            <text:p>1711419670995</text:p>
          </table:table-cell>
          <table:table-cell table:formula="of:=[.E39]-[.D39]" office:value-type="float" office:value="5" calcext:value-type="float">
            <text:p>5</text:p>
          </table:table-cell>
          <table:table-cell office:value-type="float" office:value="1711419877826" calcext:value-type="float">
            <text:p>1711419877826</text:p>
          </table:table-cell>
          <table:table-cell office:value-type="float" office:value="1711419877834" calcext:value-type="float">
            <text:p>1711419877834</text:p>
          </table:table-cell>
          <table:table-cell table:formula="of:=[.H39]-[.G39]" office:value-type="float" office:value="8" calcext:value-type="float">
            <text:p>8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treeAsync.$L$36]); [$treeAsync.$L$35]; 2)" office:value-type="float" office:value="0.00000000000607013558" calcext:value-type="float">
            <text:p>6.07013558171983E-12</text:p>
          </table:table-cell>
          <table:table-cell table:number-columns-repeated="2"/>
          <table:table-cell office:value-type="string" calcext:value-type="string">
            <text:p>P (T&lt;=t) two-tail</text:p>
          </table:table-cell>
          <table:table-cell table:formula="of:=LEGACY.TDIST(ABS([$treeAsync.$P$36]); [$treeAsync.$P$35]; 2)" office:value-type="float" office:value="3.71539878171647E-019" calcext:value-type="float">
            <text:p>3.71539878171647E-19</text:p>
          </table:table-cell>
          <table:table-cell/>
        </table:table-row>
        <table:table-row table:style-name="ro1">
          <table:table-cell office:value-type="float" office:value="1711419348695" calcext:value-type="float">
            <text:p>1711419348695</text:p>
          </table:table-cell>
          <table:table-cell office:value-type="float" office:value="1711419348692" calcext:value-type="float">
            <text:p>1711419348692</text:p>
          </table:table-cell>
          <table:table-cell table:style-name="ce2" table:formula="of:=[.A40]-[.B40]" office:value-type="float" office:value="3" calcext:value-type="float">
            <text:p>3</text:p>
          </table:table-cell>
          <table:table-cell office:value-type="float" office:value="1711419670990" calcext:value-type="float">
            <text:p>1711419670990</text:p>
          </table:table-cell>
          <table:table-cell office:value-type="float" office:value="1711419670995" calcext:value-type="float">
            <text:p>1711419670995</text:p>
          </table:table-cell>
          <table:table-cell table:formula="of:=[.E40]-[.D40]" office:value-type="float" office:value="5" calcext:value-type="float">
            <text:p>5</text:p>
          </table:table-cell>
          <table:table-cell office:value-type="float" office:value="1711419877829" calcext:value-type="float">
            <text:p>1711419877829</text:p>
          </table:table-cell>
          <table:table-cell office:value-type="float" office:value="1711419877836" calcext:value-type="float">
            <text:p>1711419877836</text:p>
          </table:table-cell>
          <table:table-cell table:formula="of:=[.H40]-[.G40]" office:value-type="float" office:value="7" calcext:value-type="float">
            <text:p>7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treeAsync.$L$26]; [$treeAsync.$L$35])" office:value-type="float" office:value="1.96792966906567" calcext:value-type="float">
            <text:p>1.96792966906567</text:p>
          </table:table-cell>
          <table:table-cell table:number-columns-repeated="2"/>
          <table:table-cell office:value-type="string" calcext:value-type="string">
            <text:p>t Critical two-tail</text:p>
          </table:table-cell>
          <table:table-cell table:formula="of:=TINV([$treeAsync.$P$26]; [$treeAsync.$P$35])" office:value-type="float" office:value="1.96792966906567" calcext:value-type="float">
            <text:p>1.96792966906567</text:p>
          </table:table-cell>
          <table:table-cell/>
        </table:table-row>
        <table:table-row table:style-name="ro1">
          <table:table-cell office:value-type="float" office:value="1711419348699" calcext:value-type="float">
            <text:p>1711419348699</text:p>
          </table:table-cell>
          <table:table-cell office:value-type="float" office:value="1711419348696" calcext:value-type="float">
            <text:p>1711419348696</text:p>
          </table:table-cell>
          <table:table-cell table:style-name="ce2" table:formula="of:=[.A41]-[.B41]" office:value-type="float" office:value="3" calcext:value-type="float">
            <text:p>3</text:p>
          </table:table-cell>
          <table:table-cell office:value-type="float" office:value="1711419670991" calcext:value-type="float">
            <text:p>1711419670991</text:p>
          </table:table-cell>
          <table:table-cell office:value-type="float" office:value="1711419670995" calcext:value-type="float">
            <text:p>1711419670995</text:p>
          </table:table-cell>
          <table:table-cell table:formula="of:=[.E41]-[.D41]" office:value-type="float" office:value="4" calcext:value-type="float">
            <text:p>4</text:p>
          </table:table-cell>
          <table:table-cell office:value-type="float" office:value="1711419877830" calcext:value-type="float">
            <text:p>1711419877830</text:p>
          </table:table-cell>
          <table:table-cell office:value-type="float" office:value="1711419877836" calcext:value-type="float">
            <text:p>1711419877836</text:p>
          </table:table-cell>
          <table:table-cell table:formula="of:=[.H41]-[.G4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702" calcext:value-type="float">
            <text:p>1711419348702</text:p>
          </table:table-cell>
          <table:table-cell office:value-type="float" office:value="1711419348699" calcext:value-type="float">
            <text:p>1711419348699</text:p>
          </table:table-cell>
          <table:table-cell table:style-name="ce2" table:formula="of:=[.A42]-[.B42]" office:value-type="float" office:value="3" calcext:value-type="float">
            <text:p>3</text:p>
          </table:table-cell>
          <table:table-cell office:value-type="float" office:value="1711419670995" calcext:value-type="float">
            <text:p>1711419670995</text:p>
          </table:table-cell>
          <table:table-cell office:value-type="float" office:value="1711419671000" calcext:value-type="float">
            <text:p>1711419671000</text:p>
          </table:table-cell>
          <table:table-cell table:formula="of:=[.E42]-[.D42]" office:value-type="float" office:value="5" calcext:value-type="float">
            <text:p>5</text:p>
          </table:table-cell>
          <table:table-cell office:value-type="float" office:value="1711419877830" calcext:value-type="float">
            <text:p>1711419877830</text:p>
          </table:table-cell>
          <table:table-cell office:value-type="float" office:value="1711419877836" calcext:value-type="float">
            <text:p>1711419877836</text:p>
          </table:table-cell>
          <table:table-cell table:formula="of:=[.H42]-[.G4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705" calcext:value-type="float">
            <text:p>1711419348705</text:p>
          </table:table-cell>
          <table:table-cell office:value-type="float" office:value="1711419348702" calcext:value-type="float">
            <text:p>1711419348702</text:p>
          </table:table-cell>
          <table:table-cell table:style-name="ce2" table:formula="of:=[.A43]-[.B43]" office:value-type="float" office:value="3" calcext:value-type="float">
            <text:p>3</text:p>
          </table:table-cell>
          <table:table-cell office:value-type="float" office:value="1711419670996" calcext:value-type="float">
            <text:p>1711419670996</text:p>
          </table:table-cell>
          <table:table-cell office:value-type="float" office:value="1711419671000" calcext:value-type="float">
            <text:p>1711419671000</text:p>
          </table:table-cell>
          <table:table-cell table:formula="of:=[.E43]-[.D43]" office:value-type="float" office:value="4" calcext:value-type="float">
            <text:p>4</text:p>
          </table:table-cell>
          <table:table-cell office:value-type="float" office:value="1711419877833" calcext:value-type="float">
            <text:p>1711419877833</text:p>
          </table:table-cell>
          <table:table-cell office:value-type="float" office:value="1711419877839" calcext:value-type="float">
            <text:p>1711419877839</text:p>
          </table:table-cell>
          <table:table-cell table:formula="of:=[.H43]-[.G4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709" calcext:value-type="float">
            <text:p>1711419348709</text:p>
          </table:table-cell>
          <table:table-cell office:value-type="float" office:value="1711419348706" calcext:value-type="float">
            <text:p>1711419348706</text:p>
          </table:table-cell>
          <table:table-cell table:style-name="ce2" table:formula="of:=[.A44]-[.B44]" office:value-type="float" office:value="3" calcext:value-type="float">
            <text:p>3</text:p>
          </table:table-cell>
          <table:table-cell office:value-type="float" office:value="1711419670996" calcext:value-type="float">
            <text:p>1711419670996</text:p>
          </table:table-cell>
          <table:table-cell office:value-type="float" office:value="1711419671000" calcext:value-type="float">
            <text:p>1711419671000</text:p>
          </table:table-cell>
          <table:table-cell table:formula="of:=[.E44]-[.D44]" office:value-type="float" office:value="4" calcext:value-type="float">
            <text:p>4</text:p>
          </table:table-cell>
          <table:table-cell office:value-type="float" office:value="1711419877833" calcext:value-type="float">
            <text:p>1711419877833</text:p>
          </table:table-cell>
          <table:table-cell office:value-type="float" office:value="1711419877839" calcext:value-type="float">
            <text:p>1711419877839</text:p>
          </table:table-cell>
          <table:table-cell table:formula="of:=[.H44]-[.G4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713" calcext:value-type="float">
            <text:p>1711419348713</text:p>
          </table:table-cell>
          <table:table-cell office:value-type="float" office:value="1711419348710" calcext:value-type="float">
            <text:p>1711419348710</text:p>
          </table:table-cell>
          <table:table-cell table:style-name="ce2" table:formula="of:=[.A45]-[.B45]" office:value-type="float" office:value="3" calcext:value-type="float">
            <text:p>3</text:p>
          </table:table-cell>
          <table:table-cell office:value-type="float" office:value="1711419670996" calcext:value-type="float">
            <text:p>1711419670996</text:p>
          </table:table-cell>
          <table:table-cell office:value-type="float" office:value="1711419671000" calcext:value-type="float">
            <text:p>1711419671000</text:p>
          </table:table-cell>
          <table:table-cell table:formula="of:=[.E45]-[.D45]" office:value-type="float" office:value="4" calcext:value-type="float">
            <text:p>4</text:p>
          </table:table-cell>
          <table:table-cell office:value-type="float" office:value="1711419877834" calcext:value-type="float">
            <text:p>1711419877834</text:p>
          </table:table-cell>
          <table:table-cell office:value-type="float" office:value="1711419877840" calcext:value-type="float">
            <text:p>1711419877840</text:p>
          </table:table-cell>
          <table:table-cell table:formula="of:=[.H45]-[.G4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716" calcext:value-type="float">
            <text:p>1711419348716</text:p>
          </table:table-cell>
          <table:table-cell office:value-type="float" office:value="1711419348713" calcext:value-type="float">
            <text:p>1711419348713</text:p>
          </table:table-cell>
          <table:table-cell table:style-name="ce2" table:formula="of:=[.A46]-[.B46]" office:value-type="float" office:value="3" calcext:value-type="float">
            <text:p>3</text:p>
          </table:table-cell>
          <table:table-cell office:value-type="float" office:value="1711419671000" calcext:value-type="float">
            <text:p>1711419671000</text:p>
          </table:table-cell>
          <table:table-cell office:value-type="float" office:value="1711419671005" calcext:value-type="float">
            <text:p>1711419671005</text:p>
          </table:table-cell>
          <table:table-cell table:formula="of:=[.E46]-[.D46]" office:value-type="float" office:value="5" calcext:value-type="float">
            <text:p>5</text:p>
          </table:table-cell>
          <table:table-cell office:value-type="float" office:value="1711419877834" calcext:value-type="float">
            <text:p>1711419877834</text:p>
          </table:table-cell>
          <table:table-cell office:value-type="float" office:value="1711419877840" calcext:value-type="float">
            <text:p>1711419877840</text:p>
          </table:table-cell>
          <table:table-cell table:formula="of:=[.H46]-[.G4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720" calcext:value-type="float">
            <text:p>1711419348720</text:p>
          </table:table-cell>
          <table:table-cell office:value-type="float" office:value="1711419348716" calcext:value-type="float">
            <text:p>1711419348716</text:p>
          </table:table-cell>
          <table:table-cell table:style-name="ce2" table:formula="of:=[.A47]-[.B47]" office:value-type="float" office:value="4" calcext:value-type="float">
            <text:p>4</text:p>
          </table:table-cell>
          <table:table-cell office:value-type="float" office:value="1711419671000" calcext:value-type="float">
            <text:p>1711419671000</text:p>
          </table:table-cell>
          <table:table-cell office:value-type="float" office:value="1711419671005" calcext:value-type="float">
            <text:p>1711419671005</text:p>
          </table:table-cell>
          <table:table-cell table:formula="of:=[.E47]-[.D47]" office:value-type="float" office:value="5" calcext:value-type="float">
            <text:p>5</text:p>
          </table:table-cell>
          <table:table-cell office:value-type="float" office:value="1711419877837" calcext:value-type="float">
            <text:p>1711419877837</text:p>
          </table:table-cell>
          <table:table-cell office:value-type="float" office:value="1711419877846" calcext:value-type="float">
            <text:p>1711419877846</text:p>
          </table:table-cell>
          <table:table-cell table:formula="of:=[.H47]-[.G47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8724" calcext:value-type="float">
            <text:p>1711419348724</text:p>
          </table:table-cell>
          <table:table-cell office:value-type="float" office:value="1711419348720" calcext:value-type="float">
            <text:p>1711419348720</text:p>
          </table:table-cell>
          <table:table-cell table:style-name="ce2" table:formula="of:=[.A48]-[.B48]" office:value-type="float" office:value="4" calcext:value-type="float">
            <text:p>4</text:p>
          </table:table-cell>
          <table:table-cell office:value-type="float" office:value="1711419671001" calcext:value-type="float">
            <text:p>1711419671001</text:p>
          </table:table-cell>
          <table:table-cell office:value-type="float" office:value="1711419671005" calcext:value-type="float">
            <text:p>1711419671005</text:p>
          </table:table-cell>
          <table:table-cell table:formula="of:=[.E48]-[.D48]" office:value-type="float" office:value="4" calcext:value-type="float">
            <text:p>4</text:p>
          </table:table-cell>
          <table:table-cell office:value-type="float" office:value="1711419877837" calcext:value-type="float">
            <text:p>1711419877837</text:p>
          </table:table-cell>
          <table:table-cell office:value-type="float" office:value="1711419877846" calcext:value-type="float">
            <text:p>1711419877846</text:p>
          </table:table-cell>
          <table:table-cell table:formula="of:=[.H48]-[.G48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8737" calcext:value-type="float">
            <text:p>1711419348737</text:p>
          </table:table-cell>
          <table:table-cell office:value-type="float" office:value="1711419348724" calcext:value-type="float">
            <text:p>1711419348724</text:p>
          </table:table-cell>
          <table:table-cell table:style-name="ce2" table:formula="of:=[.A49]-[.B49]" office:value-type="float" office:value="13" calcext:value-type="float">
            <text:p>13</text:p>
          </table:table-cell>
          <table:table-cell office:value-type="float" office:value="1711419671001" calcext:value-type="float">
            <text:p>1711419671001</text:p>
          </table:table-cell>
          <table:table-cell office:value-type="float" office:value="1711419671005" calcext:value-type="float">
            <text:p>1711419671005</text:p>
          </table:table-cell>
          <table:table-cell table:formula="of:=[.E49]-[.D49]" office:value-type="float" office:value="4" calcext:value-type="float">
            <text:p>4</text:p>
          </table:table-cell>
          <table:table-cell office:value-type="float" office:value="1711419877837" calcext:value-type="float">
            <text:p>1711419877837</text:p>
          </table:table-cell>
          <table:table-cell office:value-type="float" office:value="1711419877846" calcext:value-type="float">
            <text:p>1711419877846</text:p>
          </table:table-cell>
          <table:table-cell table:formula="of:=[.H49]-[.G49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8745" calcext:value-type="float">
            <text:p>1711419348745</text:p>
          </table:table-cell>
          <table:table-cell office:value-type="float" office:value="1711419348737" calcext:value-type="float">
            <text:p>1711419348737</text:p>
          </table:table-cell>
          <table:table-cell table:style-name="ce2" table:formula="of:=[.A50]-[.B50]" office:value-type="float" office:value="8" calcext:value-type="float">
            <text:p>8</text:p>
          </table:table-cell>
          <table:table-cell office:value-type="float" office:value="1711419671005" calcext:value-type="float">
            <text:p>1711419671005</text:p>
          </table:table-cell>
          <table:table-cell office:value-type="float" office:value="1711419671016" calcext:value-type="float">
            <text:p>1711419671016</text:p>
          </table:table-cell>
          <table:table-cell table:formula="of:=[.E50]-[.D50]" office:value-type="float" office:value="11" calcext:value-type="float">
            <text:p>11</text:p>
          </table:table-cell>
          <table:table-cell office:value-type="float" office:value="1711419877840" calcext:value-type="float">
            <text:p>1711419877840</text:p>
          </table:table-cell>
          <table:table-cell office:value-type="float" office:value="1711419877848" calcext:value-type="float">
            <text:p>1711419877848</text:p>
          </table:table-cell>
          <table:table-cell table:formula="of:=[.H50]-[.G50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751" calcext:value-type="float">
            <text:p>1711419348751</text:p>
          </table:table-cell>
          <table:table-cell office:value-type="float" office:value="1711419348746" calcext:value-type="float">
            <text:p>1711419348746</text:p>
          </table:table-cell>
          <table:table-cell table:style-name="ce2" table:formula="of:=[.A51]-[.B51]" office:value-type="float" office:value="5" calcext:value-type="float">
            <text:p>5</text:p>
          </table:table-cell>
          <table:table-cell office:value-type="float" office:value="1711419671005" calcext:value-type="float">
            <text:p>1711419671005</text:p>
          </table:table-cell>
          <table:table-cell office:value-type="float" office:value="1711419671016" calcext:value-type="float">
            <text:p>1711419671016</text:p>
          </table:table-cell>
          <table:table-cell table:formula="of:=[.E51]-[.D51]" office:value-type="float" office:value="11" calcext:value-type="float">
            <text:p>11</text:p>
          </table:table-cell>
          <table:table-cell office:value-type="float" office:value="1711419877840" calcext:value-type="float">
            <text:p>1711419877840</text:p>
          </table:table-cell>
          <table:table-cell office:value-type="float" office:value="1711419877848" calcext:value-type="float">
            <text:p>1711419877848</text:p>
          </table:table-cell>
          <table:table-cell table:formula="of:=[.H51]-[.G51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756" calcext:value-type="float">
            <text:p>1711419348756</text:p>
          </table:table-cell>
          <table:table-cell office:value-type="float" office:value="1711419348752" calcext:value-type="float">
            <text:p>1711419348752</text:p>
          </table:table-cell>
          <table:table-cell table:style-name="ce2" table:formula="of:=[.A52]-[.B52]" office:value-type="float" office:value="4" calcext:value-type="float">
            <text:p>4</text:p>
          </table:table-cell>
          <table:table-cell office:value-type="float" office:value="1711419671006" calcext:value-type="float">
            <text:p>1711419671006</text:p>
          </table:table-cell>
          <table:table-cell office:value-type="float" office:value="1711419671017" calcext:value-type="float">
            <text:p>1711419671017</text:p>
          </table:table-cell>
          <table:table-cell table:formula="of:=[.E52]-[.D52]" office:value-type="float" office:value="11" calcext:value-type="float">
            <text:p>11</text:p>
          </table:table-cell>
          <table:table-cell office:value-type="float" office:value="1711419877840" calcext:value-type="float">
            <text:p>1711419877840</text:p>
          </table:table-cell>
          <table:table-cell office:value-type="float" office:value="1711419877848" calcext:value-type="float">
            <text:p>1711419877848</text:p>
          </table:table-cell>
          <table:table-cell table:formula="of:=[.H52]-[.G52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763" calcext:value-type="float">
            <text:p>1711419348763</text:p>
          </table:table-cell>
          <table:table-cell office:value-type="float" office:value="1711419348757" calcext:value-type="float">
            <text:p>1711419348757</text:p>
          </table:table-cell>
          <table:table-cell table:style-name="ce2" table:formula="of:=[.A53]-[.B53]" office:value-type="float" office:value="6" calcext:value-type="float">
            <text:p>6</text:p>
          </table:table-cell>
          <table:table-cell office:value-type="float" office:value="1711419671006" calcext:value-type="float">
            <text:p>1711419671006</text:p>
          </table:table-cell>
          <table:table-cell office:value-type="float" office:value="1711419671017" calcext:value-type="float">
            <text:p>1711419671017</text:p>
          </table:table-cell>
          <table:table-cell table:formula="of:=[.E53]-[.D53]" office:value-type="float" office:value="11" calcext:value-type="float">
            <text:p>11</text:p>
          </table:table-cell>
          <table:table-cell office:value-type="float" office:value="1711419877841" calcext:value-type="float">
            <text:p>1711419877841</text:p>
          </table:table-cell>
          <table:table-cell office:value-type="float" office:value="1711419877848" calcext:value-type="float">
            <text:p>1711419877848</text:p>
          </table:table-cell>
          <table:table-cell table:formula="of:=[.H53]-[.G5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766" calcext:value-type="float">
            <text:p>1711419348766</text:p>
          </table:table-cell>
          <table:table-cell office:value-type="float" office:value="1711419348763" calcext:value-type="float">
            <text:p>1711419348763</text:p>
          </table:table-cell>
          <table:table-cell table:style-name="ce2" table:formula="of:=[.A54]-[.B54]" office:value-type="float" office:value="3" calcext:value-type="float">
            <text:p>3</text:p>
          </table:table-cell>
          <table:table-cell office:value-type="float" office:value="1711419671016" calcext:value-type="float">
            <text:p>1711419671016</text:p>
          </table:table-cell>
          <table:table-cell office:value-type="float" office:value="1711419671036" calcext:value-type="float">
            <text:p>1711419671036</text:p>
          </table:table-cell>
          <table:table-cell table:formula="of:=[.E54]-[.D54]" office:value-type="float" office:value="20" calcext:value-type="float">
            <text:p>20</text:p>
          </table:table-cell>
          <table:table-cell office:value-type="float" office:value="1711419877846" calcext:value-type="float">
            <text:p>1711419877846</text:p>
          </table:table-cell>
          <table:table-cell office:value-type="float" office:value="1711419877853" calcext:value-type="float">
            <text:p>1711419877853</text:p>
          </table:table-cell>
          <table:table-cell table:formula="of:=[.H54]-[.G5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770" calcext:value-type="float">
            <text:p>1711419348770</text:p>
          </table:table-cell>
          <table:table-cell office:value-type="float" office:value="1711419348767" calcext:value-type="float">
            <text:p>1711419348767</text:p>
          </table:table-cell>
          <table:table-cell table:style-name="ce2" table:formula="of:=[.A55]-[.B55]" office:value-type="float" office:value="3" calcext:value-type="float">
            <text:p>3</text:p>
          </table:table-cell>
          <table:table-cell office:value-type="float" office:value="1711419671016" calcext:value-type="float">
            <text:p>1711419671016</text:p>
          </table:table-cell>
          <table:table-cell office:value-type="float" office:value="1711419671036" calcext:value-type="float">
            <text:p>1711419671036</text:p>
          </table:table-cell>
          <table:table-cell table:formula="of:=[.E55]-[.D55]" office:value-type="float" office:value="20" calcext:value-type="float">
            <text:p>20</text:p>
          </table:table-cell>
          <table:table-cell office:value-type="float" office:value="1711419877846" calcext:value-type="float">
            <text:p>1711419877846</text:p>
          </table:table-cell>
          <table:table-cell office:value-type="float" office:value="1711419877853" calcext:value-type="float">
            <text:p>1711419877853</text:p>
          </table:table-cell>
          <table:table-cell table:formula="of:=[.H55]-[.G5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773" calcext:value-type="float">
            <text:p>1711419348773</text:p>
          </table:table-cell>
          <table:table-cell office:value-type="float" office:value="1711419348770" calcext:value-type="float">
            <text:p>1711419348770</text:p>
          </table:table-cell>
          <table:table-cell table:style-name="ce2" table:formula="of:=[.A56]-[.B56]" office:value-type="float" office:value="3" calcext:value-type="float">
            <text:p>3</text:p>
          </table:table-cell>
          <table:table-cell office:value-type="float" office:value="1711419671017" calcext:value-type="float">
            <text:p>1711419671017</text:p>
          </table:table-cell>
          <table:table-cell office:value-type="float" office:value="1711419671036" calcext:value-type="float">
            <text:p>1711419671036</text:p>
          </table:table-cell>
          <table:table-cell table:formula="of:=[.E56]-[.D56]" office:value-type="float" office:value="19" calcext:value-type="float">
            <text:p>19</text:p>
          </table:table-cell>
          <table:table-cell office:value-type="float" office:value="1711419877847" calcext:value-type="float">
            <text:p>1711419877847</text:p>
          </table:table-cell>
          <table:table-cell office:value-type="float" office:value="1711419877854" calcext:value-type="float">
            <text:p>1711419877854</text:p>
          </table:table-cell>
          <table:table-cell table:formula="of:=[.H56]-[.G5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776" calcext:value-type="float">
            <text:p>1711419348776</text:p>
          </table:table-cell>
          <table:table-cell office:value-type="float" office:value="1711419348773" calcext:value-type="float">
            <text:p>1711419348773</text:p>
          </table:table-cell>
          <table:table-cell table:style-name="ce2" table:formula="of:=[.A57]-[.B57]" office:value-type="float" office:value="3" calcext:value-type="float">
            <text:p>3</text:p>
          </table:table-cell>
          <table:table-cell office:value-type="float" office:value="1711419671018" calcext:value-type="float">
            <text:p>1711419671018</text:p>
          </table:table-cell>
          <table:table-cell office:value-type="float" office:value="1711419671036" calcext:value-type="float">
            <text:p>1711419671036</text:p>
          </table:table-cell>
          <table:table-cell table:formula="of:=[.E57]-[.D57]" office:value-type="float" office:value="18" calcext:value-type="float">
            <text:p>18</text:p>
          </table:table-cell>
          <table:table-cell office:value-type="float" office:value="1711419877848" calcext:value-type="float">
            <text:p>1711419877848</text:p>
          </table:table-cell>
          <table:table-cell office:value-type="float" office:value="1711419877854" calcext:value-type="float">
            <text:p>1711419877854</text:p>
          </table:table-cell>
          <table:table-cell table:formula="of:=[.H57]-[.G5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781" calcext:value-type="float">
            <text:p>1711419348781</text:p>
          </table:table-cell>
          <table:table-cell office:value-type="float" office:value="1711419348777" calcext:value-type="float">
            <text:p>1711419348777</text:p>
          </table:table-cell>
          <table:table-cell table:style-name="ce2" table:formula="of:=[.A58]-[.B58]" office:value-type="float" office:value="4" calcext:value-type="float">
            <text:p>4</text:p>
          </table:table-cell>
          <table:table-cell office:value-type="float" office:value="1711419671038" calcext:value-type="float">
            <text:p>1711419671038</text:p>
          </table:table-cell>
          <table:table-cell office:value-type="float" office:value="1711419671044" calcext:value-type="float">
            <text:p>1711419671044</text:p>
          </table:table-cell>
          <table:table-cell table:formula="of:=[.E58]-[.D58]" office:value-type="float" office:value="6" calcext:value-type="float">
            <text:p>6</text:p>
          </table:table-cell>
          <table:table-cell office:value-type="float" office:value="1711419877849" calcext:value-type="float">
            <text:p>1711419877849</text:p>
          </table:table-cell>
          <table:table-cell office:value-type="float" office:value="1711419877856" calcext:value-type="float">
            <text:p>1711419877856</text:p>
          </table:table-cell>
          <table:table-cell table:formula="of:=[.H58]-[.G58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784" calcext:value-type="float">
            <text:p>1711419348784</text:p>
          </table:table-cell>
          <table:table-cell office:value-type="float" office:value="1711419348781" calcext:value-type="float">
            <text:p>1711419348781</text:p>
          </table:table-cell>
          <table:table-cell table:style-name="ce2" table:formula="of:=[.A59]-[.B59]" office:value-type="float" office:value="3" calcext:value-type="float">
            <text:p>3</text:p>
          </table:table-cell>
          <table:table-cell office:value-type="float" office:value="1711419671038" calcext:value-type="float">
            <text:p>1711419671038</text:p>
          </table:table-cell>
          <table:table-cell office:value-type="float" office:value="1711419671044" calcext:value-type="float">
            <text:p>1711419671044</text:p>
          </table:table-cell>
          <table:table-cell table:formula="of:=[.E59]-[.D59]" office:value-type="float" office:value="6" calcext:value-type="float">
            <text:p>6</text:p>
          </table:table-cell>
          <table:table-cell office:value-type="float" office:value="1711419877849" calcext:value-type="float">
            <text:p>1711419877849</text:p>
          </table:table-cell>
          <table:table-cell office:value-type="float" office:value="1711419877856" calcext:value-type="float">
            <text:p>1711419877856</text:p>
          </table:table-cell>
          <table:table-cell table:formula="of:=[.H59]-[.G5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791" calcext:value-type="float">
            <text:p>1711419348791</text:p>
          </table:table-cell>
          <table:table-cell office:value-type="float" office:value="1711419348784" calcext:value-type="float">
            <text:p>1711419348784</text:p>
          </table:table-cell>
          <table:table-cell table:style-name="ce2" table:formula="of:=[.A60]-[.B60]" office:value-type="float" office:value="7" calcext:value-type="float">
            <text:p>7</text:p>
          </table:table-cell>
          <table:table-cell office:value-type="float" office:value="1711419671038" calcext:value-type="float">
            <text:p>1711419671038</text:p>
          </table:table-cell>
          <table:table-cell office:value-type="float" office:value="1711419671044" calcext:value-type="float">
            <text:p>1711419671044</text:p>
          </table:table-cell>
          <table:table-cell table:formula="of:=[.E60]-[.D60]" office:value-type="float" office:value="6" calcext:value-type="float">
            <text:p>6</text:p>
          </table:table-cell>
          <table:table-cell office:value-type="float" office:value="1711419877849" calcext:value-type="float">
            <text:p>1711419877849</text:p>
          </table:table-cell>
          <table:table-cell office:value-type="float" office:value="1711419877856" calcext:value-type="float">
            <text:p>1711419877856</text:p>
          </table:table-cell>
          <table:table-cell table:formula="of:=[.H60]-[.G6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02" calcext:value-type="float">
            <text:p>1711419348802</text:p>
          </table:table-cell>
          <table:table-cell office:value-type="float" office:value="1711419348791" calcext:value-type="float">
            <text:p>1711419348791</text:p>
          </table:table-cell>
          <table:table-cell table:style-name="ce2" table:formula="of:=[.A61]-[.B61]" office:value-type="float" office:value="11" calcext:value-type="float">
            <text:p>11</text:p>
          </table:table-cell>
          <table:table-cell office:value-type="float" office:value="1711419671038" calcext:value-type="float">
            <text:p>1711419671038</text:p>
          </table:table-cell>
          <table:table-cell office:value-type="float" office:value="1711419671044" calcext:value-type="float">
            <text:p>1711419671044</text:p>
          </table:table-cell>
          <table:table-cell table:formula="of:=[.E61]-[.D61]" office:value-type="float" office:value="6" calcext:value-type="float">
            <text:p>6</text:p>
          </table:table-cell>
          <table:table-cell office:value-type="float" office:value="1711419877851" calcext:value-type="float">
            <text:p>1711419877851</text:p>
          </table:table-cell>
          <table:table-cell office:value-type="float" office:value="1711419877856" calcext:value-type="float">
            <text:p>1711419877856</text:p>
          </table:table-cell>
          <table:table-cell table:formula="of:=[.H61]-[.G6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8806" calcext:value-type="float">
            <text:p>1711419348806</text:p>
          </table:table-cell>
          <table:table-cell office:value-type="float" office:value="1711419348802" calcext:value-type="float">
            <text:p>1711419348802</text:p>
          </table:table-cell>
          <table:table-cell table:style-name="ce2" table:formula="of:=[.A62]-[.B62]" office:value-type="float" office:value="4" calcext:value-type="float">
            <text:p>4</text:p>
          </table:table-cell>
          <table:table-cell office:value-type="float" office:value="1711419671044" calcext:value-type="float">
            <text:p>1711419671044</text:p>
          </table:table-cell>
          <table:table-cell office:value-type="float" office:value="1711419671051" calcext:value-type="float">
            <text:p>1711419671051</text:p>
          </table:table-cell>
          <table:table-cell table:formula="of:=[.E62]-[.D62]" office:value-type="float" office:value="7" calcext:value-type="float">
            <text:p>7</text:p>
          </table:table-cell>
          <table:table-cell office:value-type="float" office:value="1711419877853" calcext:value-type="float">
            <text:p>1711419877853</text:p>
          </table:table-cell>
          <table:table-cell office:value-type="float" office:value="1711419877861" calcext:value-type="float">
            <text:p>1711419877861</text:p>
          </table:table-cell>
          <table:table-cell table:formula="of:=[.H62]-[.G62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809" calcext:value-type="float">
            <text:p>1711419348809</text:p>
          </table:table-cell>
          <table:table-cell office:value-type="float" office:value="1711419348806" calcext:value-type="float">
            <text:p>1711419348806</text:p>
          </table:table-cell>
          <table:table-cell table:style-name="ce2" table:formula="of:=[.A63]-[.B63]" office:value-type="float" office:value="3" calcext:value-type="float">
            <text:p>3</text:p>
          </table:table-cell>
          <table:table-cell office:value-type="float" office:value="1711419671044" calcext:value-type="float">
            <text:p>1711419671044</text:p>
          </table:table-cell>
          <table:table-cell office:value-type="float" office:value="1711419671051" calcext:value-type="float">
            <text:p>1711419671051</text:p>
          </table:table-cell>
          <table:table-cell table:formula="of:=[.E63]-[.D63]" office:value-type="float" office:value="7" calcext:value-type="float">
            <text:p>7</text:p>
          </table:table-cell>
          <table:table-cell office:value-type="float" office:value="1711419877854" calcext:value-type="float">
            <text:p>1711419877854</text:p>
          </table:table-cell>
          <table:table-cell office:value-type="float" office:value="1711419877861" calcext:value-type="float">
            <text:p>1711419877861</text:p>
          </table:table-cell>
          <table:table-cell table:formula="of:=[.H63]-[.G6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14" calcext:value-type="float">
            <text:p>1711419348814</text:p>
          </table:table-cell>
          <table:table-cell office:value-type="float" office:value="1711419348809" calcext:value-type="float">
            <text:p>1711419348809</text:p>
          </table:table-cell>
          <table:table-cell table:style-name="ce2" table:formula="of:=[.A64]-[.B64]" office:value-type="float" office:value="5" calcext:value-type="float">
            <text:p>5</text:p>
          </table:table-cell>
          <table:table-cell office:value-type="float" office:value="1711419671045" calcext:value-type="float">
            <text:p>1711419671045</text:p>
          </table:table-cell>
          <table:table-cell office:value-type="float" office:value="1711419671051" calcext:value-type="float">
            <text:p>1711419671051</text:p>
          </table:table-cell>
          <table:table-cell table:formula="of:=[.E64]-[.D64]" office:value-type="float" office:value="6" calcext:value-type="float">
            <text:p>6</text:p>
          </table:table-cell>
          <table:table-cell office:value-type="float" office:value="1711419877855" calcext:value-type="float">
            <text:p>1711419877855</text:p>
          </table:table-cell>
          <table:table-cell office:value-type="float" office:value="1711419877862" calcext:value-type="float">
            <text:p>1711419877862</text:p>
          </table:table-cell>
          <table:table-cell table:formula="of:=[.H64]-[.G6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18" calcext:value-type="float">
            <text:p>1711419348818</text:p>
          </table:table-cell>
          <table:table-cell office:value-type="float" office:value="1711419348815" calcext:value-type="float">
            <text:p>1711419348815</text:p>
          </table:table-cell>
          <table:table-cell table:style-name="ce2" table:formula="of:=[.A65]-[.B65]" office:value-type="float" office:value="3" calcext:value-type="float">
            <text:p>3</text:p>
          </table:table-cell>
          <table:table-cell office:value-type="float" office:value="1711419671045" calcext:value-type="float">
            <text:p>1711419671045</text:p>
          </table:table-cell>
          <table:table-cell office:value-type="float" office:value="1711419671051" calcext:value-type="float">
            <text:p>1711419671051</text:p>
          </table:table-cell>
          <table:table-cell table:formula="of:=[.E65]-[.D65]" office:value-type="float" office:value="6" calcext:value-type="float">
            <text:p>6</text:p>
          </table:table-cell>
          <table:table-cell office:value-type="float" office:value="1711419877855" calcext:value-type="float">
            <text:p>1711419877855</text:p>
          </table:table-cell>
          <table:table-cell office:value-type="float" office:value="1711419877862" calcext:value-type="float">
            <text:p>1711419877862</text:p>
          </table:table-cell>
          <table:table-cell table:formula="of:=[.H65]-[.G6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23" calcext:value-type="float">
            <text:p>1711419348823</text:p>
          </table:table-cell>
          <table:table-cell office:value-type="float" office:value="1711419348818" calcext:value-type="float">
            <text:p>1711419348818</text:p>
          </table:table-cell>
          <table:table-cell table:style-name="ce2" table:formula="of:=[.A66]-[.B66]" office:value-type="float" office:value="5" calcext:value-type="float">
            <text:p>5</text:p>
          </table:table-cell>
          <table:table-cell office:value-type="float" office:value="1711419671052" calcext:value-type="float">
            <text:p>1711419671052</text:p>
          </table:table-cell>
          <table:table-cell office:value-type="float" office:value="1711419671059" calcext:value-type="float">
            <text:p>1711419671059</text:p>
          </table:table-cell>
          <table:table-cell table:formula="of:=[.E66]-[.D66]" office:value-type="float" office:value="7" calcext:value-type="float">
            <text:p>7</text:p>
          </table:table-cell>
          <table:table-cell office:value-type="float" office:value="1711419877857" calcext:value-type="float">
            <text:p>1711419877857</text:p>
          </table:table-cell>
          <table:table-cell office:value-type="float" office:value="1711419877863" calcext:value-type="float">
            <text:p>1711419877863</text:p>
          </table:table-cell>
          <table:table-cell table:formula="of:=[.H66]-[.G6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827" calcext:value-type="float">
            <text:p>1711419348827</text:p>
          </table:table-cell>
          <table:table-cell office:value-type="float" office:value="1711419348823" calcext:value-type="float">
            <text:p>1711419348823</text:p>
          </table:table-cell>
          <table:table-cell table:style-name="ce2" table:formula="of:=[.A67]-[.B67]" office:value-type="float" office:value="4" calcext:value-type="float">
            <text:p>4</text:p>
          </table:table-cell>
          <table:table-cell office:value-type="float" office:value="1711419671052" calcext:value-type="float">
            <text:p>1711419671052</text:p>
          </table:table-cell>
          <table:table-cell office:value-type="float" office:value="1711419671059" calcext:value-type="float">
            <text:p>1711419671059</text:p>
          </table:table-cell>
          <table:table-cell table:formula="of:=[.E67]-[.D67]" office:value-type="float" office:value="7" calcext:value-type="float">
            <text:p>7</text:p>
          </table:table-cell>
          <table:table-cell office:value-type="float" office:value="1711419877857" calcext:value-type="float">
            <text:p>1711419877857</text:p>
          </table:table-cell>
          <table:table-cell office:value-type="float" office:value="1711419877864" calcext:value-type="float">
            <text:p>1711419877864</text:p>
          </table:table-cell>
          <table:table-cell table:formula="of:=[.H67]-[.G6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32" calcext:value-type="float">
            <text:p>1711419348832</text:p>
          </table:table-cell>
          <table:table-cell office:value-type="float" office:value="1711419348828" calcext:value-type="float">
            <text:p>1711419348828</text:p>
          </table:table-cell>
          <table:table-cell table:style-name="ce2" table:formula="of:=[.A68]-[.B68]" office:value-type="float" office:value="4" calcext:value-type="float">
            <text:p>4</text:p>
          </table:table-cell>
          <table:table-cell office:value-type="float" office:value="1711419671052" calcext:value-type="float">
            <text:p>1711419671052</text:p>
          </table:table-cell>
          <table:table-cell office:value-type="float" office:value="1711419671059" calcext:value-type="float">
            <text:p>1711419671059</text:p>
          </table:table-cell>
          <table:table-cell table:formula="of:=[.E68]-[.D68]" office:value-type="float" office:value="7" calcext:value-type="float">
            <text:p>7</text:p>
          </table:table-cell>
          <table:table-cell office:value-type="float" office:value="1711419877857" calcext:value-type="float">
            <text:p>1711419877857</text:p>
          </table:table-cell>
          <table:table-cell office:value-type="float" office:value="1711419877864" calcext:value-type="float">
            <text:p>1711419877864</text:p>
          </table:table-cell>
          <table:table-cell table:formula="of:=[.H68]-[.G68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36" calcext:value-type="float">
            <text:p>1711419348836</text:p>
          </table:table-cell>
          <table:table-cell office:value-type="float" office:value="1711419348833" calcext:value-type="float">
            <text:p>1711419348833</text:p>
          </table:table-cell>
          <table:table-cell table:style-name="ce2" table:formula="of:=[.A69]-[.B69]" office:value-type="float" office:value="3" calcext:value-type="float">
            <text:p>3</text:p>
          </table:table-cell>
          <table:table-cell office:value-type="float" office:value="1711419671052" calcext:value-type="float">
            <text:p>1711419671052</text:p>
          </table:table-cell>
          <table:table-cell office:value-type="float" office:value="1711419671059" calcext:value-type="float">
            <text:p>1711419671059</text:p>
          </table:table-cell>
          <table:table-cell table:formula="of:=[.E69]-[.D69]" office:value-type="float" office:value="7" calcext:value-type="float">
            <text:p>7</text:p>
          </table:table-cell>
          <table:table-cell office:value-type="float" office:value="1711419877857" calcext:value-type="float">
            <text:p>1711419877857</text:p>
          </table:table-cell>
          <table:table-cell office:value-type="float" office:value="1711419877864" calcext:value-type="float">
            <text:p>1711419877864</text:p>
          </table:table-cell>
          <table:table-cell table:formula="of:=[.H69]-[.G6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39" calcext:value-type="float">
            <text:p>1711419348839</text:p>
          </table:table-cell>
          <table:table-cell office:value-type="float" office:value="1711419348836" calcext:value-type="float">
            <text:p>1711419348836</text:p>
          </table:table-cell>
          <table:table-cell table:style-name="ce2" table:formula="of:=[.A70]-[.B70]" office:value-type="float" office:value="3" calcext:value-type="float">
            <text:p>3</text:p>
          </table:table-cell>
          <table:table-cell office:value-type="float" office:value="1711419671059" calcext:value-type="float">
            <text:p>1711419671059</text:p>
          </table:table-cell>
          <table:table-cell office:value-type="float" office:value="1711419671064" calcext:value-type="float">
            <text:p>1711419671064</text:p>
          </table:table-cell>
          <table:table-cell table:formula="of:=[.E70]-[.D70]" office:value-type="float" office:value="5" calcext:value-type="float">
            <text:p>5</text:p>
          </table:table-cell>
          <table:table-cell office:value-type="float" office:value="1711419877861" calcext:value-type="float">
            <text:p>1711419877861</text:p>
          </table:table-cell>
          <table:table-cell office:value-type="float" office:value="1711419877867" calcext:value-type="float">
            <text:p>1711419877867</text:p>
          </table:table-cell>
          <table:table-cell table:formula="of:=[.H70]-[.G7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843" calcext:value-type="float">
            <text:p>1711419348843</text:p>
          </table:table-cell>
          <table:table-cell office:value-type="float" office:value="1711419348839" calcext:value-type="float">
            <text:p>1711419348839</text:p>
          </table:table-cell>
          <table:table-cell table:style-name="ce2" table:formula="of:=[.A71]-[.B71]" office:value-type="float" office:value="4" calcext:value-type="float">
            <text:p>4</text:p>
          </table:table-cell>
          <table:table-cell office:value-type="float" office:value="1711419671059" calcext:value-type="float">
            <text:p>1711419671059</text:p>
          </table:table-cell>
          <table:table-cell office:value-type="float" office:value="1711419671064" calcext:value-type="float">
            <text:p>1711419671064</text:p>
          </table:table-cell>
          <table:table-cell table:formula="of:=[.E71]-[.D71]" office:value-type="float" office:value="5" calcext:value-type="float">
            <text:p>5</text:p>
          </table:table-cell>
          <table:table-cell office:value-type="float" office:value="1711419877862" calcext:value-type="float">
            <text:p>1711419877862</text:p>
          </table:table-cell>
          <table:table-cell office:value-type="float" office:value="1711419877867" calcext:value-type="float">
            <text:p>1711419877867</text:p>
          </table:table-cell>
          <table:table-cell table:formula="of:=[.H71]-[.G7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8847" calcext:value-type="float">
            <text:p>1711419348847</text:p>
          </table:table-cell>
          <table:table-cell office:value-type="float" office:value="1711419348843" calcext:value-type="float">
            <text:p>1711419348843</text:p>
          </table:table-cell>
          <table:table-cell table:style-name="ce2" table:formula="of:=[.A72]-[.B72]" office:value-type="float" office:value="4" calcext:value-type="float">
            <text:p>4</text:p>
          </table:table-cell>
          <table:table-cell office:value-type="float" office:value="1711419671059" calcext:value-type="float">
            <text:p>1711419671059</text:p>
          </table:table-cell>
          <table:table-cell office:value-type="float" office:value="1711419671064" calcext:value-type="float">
            <text:p>1711419671064</text:p>
          </table:table-cell>
          <table:table-cell table:formula="of:=[.E72]-[.D72]" office:value-type="float" office:value="5" calcext:value-type="float">
            <text:p>5</text:p>
          </table:table-cell>
          <table:table-cell office:value-type="float" office:value="1711419877862" calcext:value-type="float">
            <text:p>1711419877862</text:p>
          </table:table-cell>
          <table:table-cell office:value-type="float" office:value="1711419877869" calcext:value-type="float">
            <text:p>1711419877869</text:p>
          </table:table-cell>
          <table:table-cell table:formula="of:=[.H72]-[.G7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50" calcext:value-type="float">
            <text:p>1711419348850</text:p>
          </table:table-cell>
          <table:table-cell office:value-type="float" office:value="1711419348847" calcext:value-type="float">
            <text:p>1711419348847</text:p>
          </table:table-cell>
          <table:table-cell table:style-name="ce2" table:formula="of:=[.A73]-[.B73]" office:value-type="float" office:value="3" calcext:value-type="float">
            <text:p>3</text:p>
          </table:table-cell>
          <table:table-cell office:value-type="float" office:value="1711419671059" calcext:value-type="float">
            <text:p>1711419671059</text:p>
          </table:table-cell>
          <table:table-cell office:value-type="float" office:value="1711419671065" calcext:value-type="float">
            <text:p>1711419671065</text:p>
          </table:table-cell>
          <table:table-cell table:formula="of:=[.E73]-[.D73]" office:value-type="float" office:value="6" calcext:value-type="float">
            <text:p>6</text:p>
          </table:table-cell>
          <table:table-cell office:value-type="float" office:value="1711419877862" calcext:value-type="float">
            <text:p>1711419877862</text:p>
          </table:table-cell>
          <table:table-cell office:value-type="float" office:value="1711419877869" calcext:value-type="float">
            <text:p>1711419877869</text:p>
          </table:table-cell>
          <table:table-cell table:formula="of:=[.H73]-[.G7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54" calcext:value-type="float">
            <text:p>1711419348854</text:p>
          </table:table-cell>
          <table:table-cell office:value-type="float" office:value="1711419348851" calcext:value-type="float">
            <text:p>1711419348851</text:p>
          </table:table-cell>
          <table:table-cell table:style-name="ce2" table:formula="of:=[.A74]-[.B74]" office:value-type="float" office:value="3" calcext:value-type="float">
            <text:p>3</text:p>
          </table:table-cell>
          <table:table-cell office:value-type="float" office:value="1711419671064" calcext:value-type="float">
            <text:p>1711419671064</text:p>
          </table:table-cell>
          <table:table-cell office:value-type="float" office:value="1711419671071" calcext:value-type="float">
            <text:p>1711419671071</text:p>
          </table:table-cell>
          <table:table-cell table:formula="of:=[.E74]-[.D74]" office:value-type="float" office:value="7" calcext:value-type="float">
            <text:p>7</text:p>
          </table:table-cell>
          <table:table-cell office:value-type="float" office:value="1711419877863" calcext:value-type="float">
            <text:p>1711419877863</text:p>
          </table:table-cell>
          <table:table-cell office:value-type="float" office:value="1711419877871" calcext:value-type="float">
            <text:p>1711419877871</text:p>
          </table:table-cell>
          <table:table-cell table:formula="of:=[.H74]-[.G74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858" calcext:value-type="float">
            <text:p>1711419348858</text:p>
          </table:table-cell>
          <table:table-cell office:value-type="float" office:value="1711419348855" calcext:value-type="float">
            <text:p>1711419348855</text:p>
          </table:table-cell>
          <table:table-cell table:style-name="ce2" table:formula="of:=[.A75]-[.B75]" office:value-type="float" office:value="3" calcext:value-type="float">
            <text:p>3</text:p>
          </table:table-cell>
          <table:table-cell office:value-type="float" office:value="1711419671064" calcext:value-type="float">
            <text:p>1711419671064</text:p>
          </table:table-cell>
          <table:table-cell office:value-type="float" office:value="1711419671071" calcext:value-type="float">
            <text:p>1711419671071</text:p>
          </table:table-cell>
          <table:table-cell table:formula="of:=[.E75]-[.D75]" office:value-type="float" office:value="7" calcext:value-type="float">
            <text:p>7</text:p>
          </table:table-cell>
          <table:table-cell office:value-type="float" office:value="1711419877864" calcext:value-type="float">
            <text:p>1711419877864</text:p>
          </table:table-cell>
          <table:table-cell office:value-type="float" office:value="1711419877871" calcext:value-type="float">
            <text:p>1711419877871</text:p>
          </table:table-cell>
          <table:table-cell table:formula="of:=[.H75]-[.G7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63" calcext:value-type="float">
            <text:p>1711419348863</text:p>
          </table:table-cell>
          <table:table-cell office:value-type="float" office:value="1711419348859" calcext:value-type="float">
            <text:p>1711419348859</text:p>
          </table:table-cell>
          <table:table-cell table:style-name="ce2" table:formula="of:=[.A76]-[.B76]" office:value-type="float" office:value="4" calcext:value-type="float">
            <text:p>4</text:p>
          </table:table-cell>
          <table:table-cell office:value-type="float" office:value="1711419671064" calcext:value-type="float">
            <text:p>1711419671064</text:p>
          </table:table-cell>
          <table:table-cell office:value-type="float" office:value="1711419671071" calcext:value-type="float">
            <text:p>1711419671071</text:p>
          </table:table-cell>
          <table:table-cell table:formula="of:=[.E76]-[.D76]" office:value-type="float" office:value="7" calcext:value-type="float">
            <text:p>7</text:p>
          </table:table-cell>
          <table:table-cell office:value-type="float" office:value="1711419877864" calcext:value-type="float">
            <text:p>1711419877864</text:p>
          </table:table-cell>
          <table:table-cell office:value-type="float" office:value="1711419877871" calcext:value-type="float">
            <text:p>1711419877871</text:p>
          </table:table-cell>
          <table:table-cell table:formula="of:=[.H76]-[.G7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67" calcext:value-type="float">
            <text:p>1711419348867</text:p>
          </table:table-cell>
          <table:table-cell office:value-type="float" office:value="1711419348863" calcext:value-type="float">
            <text:p>1711419348863</text:p>
          </table:table-cell>
          <table:table-cell table:style-name="ce2" table:formula="of:=[.A77]-[.B77]" office:value-type="float" office:value="4" calcext:value-type="float">
            <text:p>4</text:p>
          </table:table-cell>
          <table:table-cell office:value-type="float" office:value="1711419671066" calcext:value-type="float">
            <text:p>1711419671066</text:p>
          </table:table-cell>
          <table:table-cell office:value-type="float" office:value="1711419671071" calcext:value-type="float">
            <text:p>1711419671071</text:p>
          </table:table-cell>
          <table:table-cell table:formula="of:=[.E77]-[.D77]" office:value-type="float" office:value="5" calcext:value-type="float">
            <text:p>5</text:p>
          </table:table-cell>
          <table:table-cell office:value-type="float" office:value="1711419877864" calcext:value-type="float">
            <text:p>1711419877864</text:p>
          </table:table-cell>
          <table:table-cell office:value-type="float" office:value="1711419877872" calcext:value-type="float">
            <text:p>1711419877872</text:p>
          </table:table-cell>
          <table:table-cell table:formula="of:=[.H77]-[.G7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871" calcext:value-type="float">
            <text:p>1711419348871</text:p>
          </table:table-cell>
          <table:table-cell office:value-type="float" office:value="1711419348867" calcext:value-type="float">
            <text:p>1711419348867</text:p>
          </table:table-cell>
          <table:table-cell table:style-name="ce2" table:formula="of:=[.A78]-[.B78]" office:value-type="float" office:value="4" calcext:value-type="float">
            <text:p>4</text:p>
          </table:table-cell>
          <table:table-cell office:value-type="float" office:value="1711419671071" calcext:value-type="float">
            <text:p>1711419671071</text:p>
          </table:table-cell>
          <table:table-cell office:value-type="float" office:value="1711419671075" calcext:value-type="float">
            <text:p>1711419671075</text:p>
          </table:table-cell>
          <table:table-cell table:formula="of:=[.E78]-[.D78]" office:value-type="float" office:value="4" calcext:value-type="float">
            <text:p>4</text:p>
          </table:table-cell>
          <table:table-cell office:value-type="float" office:value="1711419877867" calcext:value-type="float">
            <text:p>1711419877867</text:p>
          </table:table-cell>
          <table:table-cell office:value-type="float" office:value="1711419877872" calcext:value-type="float">
            <text:p>1711419877872</text:p>
          </table:table-cell>
          <table:table-cell table:formula="of:=[.H78]-[.G7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8875" calcext:value-type="float">
            <text:p>1711419348875</text:p>
          </table:table-cell>
          <table:table-cell office:value-type="float" office:value="1711419348871" calcext:value-type="float">
            <text:p>1711419348871</text:p>
          </table:table-cell>
          <table:table-cell table:style-name="ce2" table:formula="of:=[.A79]-[.B79]" office:value-type="float" office:value="4" calcext:value-type="float">
            <text:p>4</text:p>
          </table:table-cell>
          <table:table-cell office:value-type="float" office:value="1711419671071" calcext:value-type="float">
            <text:p>1711419671071</text:p>
          </table:table-cell>
          <table:table-cell office:value-type="float" office:value="1711419671075" calcext:value-type="float">
            <text:p>1711419671075</text:p>
          </table:table-cell>
          <table:table-cell table:formula="of:=[.E79]-[.D79]" office:value-type="float" office:value="4" calcext:value-type="float">
            <text:p>4</text:p>
          </table:table-cell>
          <table:table-cell office:value-type="float" office:value="1711419877867" calcext:value-type="float">
            <text:p>1711419877867</text:p>
          </table:table-cell>
          <table:table-cell office:value-type="float" office:value="1711419877872" calcext:value-type="float">
            <text:p>1711419877872</text:p>
          </table:table-cell>
          <table:table-cell table:formula="of:=[.H79]-[.G7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8880" calcext:value-type="float">
            <text:p>1711419348880</text:p>
          </table:table-cell>
          <table:table-cell office:value-type="float" office:value="1711419348875" calcext:value-type="float">
            <text:p>1711419348875</text:p>
          </table:table-cell>
          <table:table-cell table:style-name="ce2" table:formula="of:=[.A80]-[.B80]" office:value-type="float" office:value="5" calcext:value-type="float">
            <text:p>5</text:p>
          </table:table-cell>
          <table:table-cell office:value-type="float" office:value="1711419671071" calcext:value-type="float">
            <text:p>1711419671071</text:p>
          </table:table-cell>
          <table:table-cell office:value-type="float" office:value="1711419671075" calcext:value-type="float">
            <text:p>1711419671075</text:p>
          </table:table-cell>
          <table:table-cell table:formula="of:=[.E80]-[.D80]" office:value-type="float" office:value="4" calcext:value-type="float">
            <text:p>4</text:p>
          </table:table-cell>
          <table:table-cell office:value-type="float" office:value="1711419877870" calcext:value-type="float">
            <text:p>1711419877870</text:p>
          </table:table-cell>
          <table:table-cell office:value-type="float" office:value="1711419877876" calcext:value-type="float">
            <text:p>1711419877876</text:p>
          </table:table-cell>
          <table:table-cell table:formula="of:=[.H80]-[.G8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885" calcext:value-type="float">
            <text:p>1711419348885</text:p>
          </table:table-cell>
          <table:table-cell office:value-type="float" office:value="1711419348881" calcext:value-type="float">
            <text:p>1711419348881</text:p>
          </table:table-cell>
          <table:table-cell table:style-name="ce2" table:formula="of:=[.A81]-[.B81]" office:value-type="float" office:value="4" calcext:value-type="float">
            <text:p>4</text:p>
          </table:table-cell>
          <table:table-cell office:value-type="float" office:value="1711419671072" calcext:value-type="float">
            <text:p>1711419671072</text:p>
          </table:table-cell>
          <table:table-cell office:value-type="float" office:value="1711419671076" calcext:value-type="float">
            <text:p>1711419671076</text:p>
          </table:table-cell>
          <table:table-cell table:formula="of:=[.E81]-[.D81]" office:value-type="float" office:value="4" calcext:value-type="float">
            <text:p>4</text:p>
          </table:table-cell>
          <table:table-cell office:value-type="float" office:value="1711419877870" calcext:value-type="float">
            <text:p>1711419877870</text:p>
          </table:table-cell>
          <table:table-cell office:value-type="float" office:value="1711419877876" calcext:value-type="float">
            <text:p>1711419877876</text:p>
          </table:table-cell>
          <table:table-cell table:formula="of:=[.H81]-[.G8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889" calcext:value-type="float">
            <text:p>1711419348889</text:p>
          </table:table-cell>
          <table:table-cell office:value-type="float" office:value="1711419348885" calcext:value-type="float">
            <text:p>1711419348885</text:p>
          </table:table-cell>
          <table:table-cell table:style-name="ce2" table:formula="of:=[.A82]-[.B82]" office:value-type="float" office:value="4" calcext:value-type="float">
            <text:p>4</text:p>
          </table:table-cell>
          <table:table-cell office:value-type="float" office:value="1711419671075" calcext:value-type="float">
            <text:p>1711419671075</text:p>
          </table:table-cell>
          <table:table-cell office:value-type="float" office:value="1711419671080" calcext:value-type="float">
            <text:p>1711419671080</text:p>
          </table:table-cell>
          <table:table-cell table:formula="of:=[.E82]-[.D82]" office:value-type="float" office:value="5" calcext:value-type="float">
            <text:p>5</text:p>
          </table:table-cell>
          <table:table-cell office:value-type="float" office:value="1711419877871" calcext:value-type="float">
            <text:p>1711419877871</text:p>
          </table:table-cell>
          <table:table-cell office:value-type="float" office:value="1711419877878" calcext:value-type="float">
            <text:p>1711419877878</text:p>
          </table:table-cell>
          <table:table-cell table:formula="of:=[.H82]-[.G8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92" calcext:value-type="float">
            <text:p>1711419348892</text:p>
          </table:table-cell>
          <table:table-cell office:value-type="float" office:value="1711419348889" calcext:value-type="float">
            <text:p>1711419348889</text:p>
          </table:table-cell>
          <table:table-cell table:style-name="ce2" table:formula="of:=[.A83]-[.B83]" office:value-type="float" office:value="3" calcext:value-type="float">
            <text:p>3</text:p>
          </table:table-cell>
          <table:table-cell office:value-type="float" office:value="1711419671075" calcext:value-type="float">
            <text:p>1711419671075</text:p>
          </table:table-cell>
          <table:table-cell office:value-type="float" office:value="1711419671080" calcext:value-type="float">
            <text:p>1711419671080</text:p>
          </table:table-cell>
          <table:table-cell table:formula="of:=[.E83]-[.D83]" office:value-type="float" office:value="5" calcext:value-type="float">
            <text:p>5</text:p>
          </table:table-cell>
          <table:table-cell office:value-type="float" office:value="1711419877871" calcext:value-type="float">
            <text:p>1711419877871</text:p>
          </table:table-cell>
          <table:table-cell office:value-type="float" office:value="1711419877878" calcext:value-type="float">
            <text:p>1711419877878</text:p>
          </table:table-cell>
          <table:table-cell table:formula="of:=[.H83]-[.G8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96" calcext:value-type="float">
            <text:p>1711419348896</text:p>
          </table:table-cell>
          <table:table-cell office:value-type="float" office:value="1711419348893" calcext:value-type="float">
            <text:p>1711419348893</text:p>
          </table:table-cell>
          <table:table-cell table:style-name="ce2" table:formula="of:=[.A84]-[.B84]" office:value-type="float" office:value="3" calcext:value-type="float">
            <text:p>3</text:p>
          </table:table-cell>
          <table:table-cell office:value-type="float" office:value="1711419671075" calcext:value-type="float">
            <text:p>1711419671075</text:p>
          </table:table-cell>
          <table:table-cell office:value-type="float" office:value="1711419671080" calcext:value-type="float">
            <text:p>1711419671080</text:p>
          </table:table-cell>
          <table:table-cell table:formula="of:=[.E84]-[.D84]" office:value-type="float" office:value="5" calcext:value-type="float">
            <text:p>5</text:p>
          </table:table-cell>
          <table:table-cell office:value-type="float" office:value="1711419877872" calcext:value-type="float">
            <text:p>1711419877872</text:p>
          </table:table-cell>
          <table:table-cell office:value-type="float" office:value="1711419877879" calcext:value-type="float">
            <text:p>1711419877879</text:p>
          </table:table-cell>
          <table:table-cell table:formula="of:=[.H84]-[.G8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899" calcext:value-type="float">
            <text:p>1711419348899</text:p>
          </table:table-cell>
          <table:table-cell office:value-type="float" office:value="1711419348896" calcext:value-type="float">
            <text:p>1711419348896</text:p>
          </table:table-cell>
          <table:table-cell table:style-name="ce2" table:formula="of:=[.A85]-[.B85]" office:value-type="float" office:value="3" calcext:value-type="float">
            <text:p>3</text:p>
          </table:table-cell>
          <table:table-cell office:value-type="float" office:value="1711419671076" calcext:value-type="float">
            <text:p>1711419671076</text:p>
          </table:table-cell>
          <table:table-cell office:value-type="float" office:value="1711419671080" calcext:value-type="float">
            <text:p>1711419671080</text:p>
          </table:table-cell>
          <table:table-cell table:formula="of:=[.E85]-[.D85]" office:value-type="float" office:value="4" calcext:value-type="float">
            <text:p>4</text:p>
          </table:table-cell>
          <table:table-cell office:value-type="float" office:value="1711419877872" calcext:value-type="float">
            <text:p>1711419877872</text:p>
          </table:table-cell>
          <table:table-cell office:value-type="float" office:value="1711419877879" calcext:value-type="float">
            <text:p>1711419877879</text:p>
          </table:table-cell>
          <table:table-cell table:formula="of:=[.H85]-[.G8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903" calcext:value-type="float">
            <text:p>1711419348903</text:p>
          </table:table-cell>
          <table:table-cell office:value-type="float" office:value="1711419348900" calcext:value-type="float">
            <text:p>1711419348900</text:p>
          </table:table-cell>
          <table:table-cell table:style-name="ce2" table:formula="of:=[.A86]-[.B86]" office:value-type="float" office:value="3" calcext:value-type="float">
            <text:p>3</text:p>
          </table:table-cell>
          <table:table-cell office:value-type="float" office:value="1711419671081" calcext:value-type="float">
            <text:p>1711419671081</text:p>
          </table:table-cell>
          <table:table-cell office:value-type="float" office:value="1711419671086" calcext:value-type="float">
            <text:p>1711419671086</text:p>
          </table:table-cell>
          <table:table-cell table:formula="of:=[.E86]-[.D86]" office:value-type="float" office:value="5" calcext:value-type="float">
            <text:p>5</text:p>
          </table:table-cell>
          <table:table-cell office:value-type="float" office:value="1711419877872" calcext:value-type="float">
            <text:p>1711419877872</text:p>
          </table:table-cell>
          <table:table-cell office:value-type="float" office:value="1711419877880" calcext:value-type="float">
            <text:p>1711419877880</text:p>
          </table:table-cell>
          <table:table-cell table:formula="of:=[.H86]-[.G86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906" calcext:value-type="float">
            <text:p>1711419348906</text:p>
          </table:table-cell>
          <table:table-cell office:value-type="float" office:value="1711419348903" calcext:value-type="float">
            <text:p>1711419348903</text:p>
          </table:table-cell>
          <table:table-cell table:style-name="ce2" table:formula="of:=[.A87]-[.B87]" office:value-type="float" office:value="3" calcext:value-type="float">
            <text:p>3</text:p>
          </table:table-cell>
          <table:table-cell office:value-type="float" office:value="1711419671081" calcext:value-type="float">
            <text:p>1711419671081</text:p>
          </table:table-cell>
          <table:table-cell office:value-type="float" office:value="1711419671086" calcext:value-type="float">
            <text:p>1711419671086</text:p>
          </table:table-cell>
          <table:table-cell table:formula="of:=[.E87]-[.D87]" office:value-type="float" office:value="5" calcext:value-type="float">
            <text:p>5</text:p>
          </table:table-cell>
          <table:table-cell office:value-type="float" office:value="1711419877873" calcext:value-type="float">
            <text:p>1711419877873</text:p>
          </table:table-cell>
          <table:table-cell office:value-type="float" office:value="1711419877881" calcext:value-type="float">
            <text:p>1711419877881</text:p>
          </table:table-cell>
          <table:table-cell table:formula="of:=[.H87]-[.G8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910" calcext:value-type="float">
            <text:p>1711419348910</text:p>
          </table:table-cell>
          <table:table-cell office:value-type="float" office:value="1711419348907" calcext:value-type="float">
            <text:p>1711419348907</text:p>
          </table:table-cell>
          <table:table-cell table:style-name="ce2" table:formula="of:=[.A88]-[.B88]" office:value-type="float" office:value="3" calcext:value-type="float">
            <text:p>3</text:p>
          </table:table-cell>
          <table:table-cell office:value-type="float" office:value="1711419671081" calcext:value-type="float">
            <text:p>1711419671081</text:p>
          </table:table-cell>
          <table:table-cell office:value-type="float" office:value="1711419671087" calcext:value-type="float">
            <text:p>1711419671087</text:p>
          </table:table-cell>
          <table:table-cell table:formula="of:=[.E88]-[.D88]" office:value-type="float" office:value="6" calcext:value-type="float">
            <text:p>6</text:p>
          </table:table-cell>
          <table:table-cell office:value-type="float" office:value="1711419877877" calcext:value-type="float">
            <text:p>1711419877877</text:p>
          </table:table-cell>
          <table:table-cell office:value-type="float" office:value="1711419877885" calcext:value-type="float">
            <text:p>1711419877885</text:p>
          </table:table-cell>
          <table:table-cell table:formula="of:=[.H88]-[.G8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914" calcext:value-type="float">
            <text:p>1711419348914</text:p>
          </table:table-cell>
          <table:table-cell office:value-type="float" office:value="1711419348911" calcext:value-type="float">
            <text:p>1711419348911</text:p>
          </table:table-cell>
          <table:table-cell table:style-name="ce2" table:formula="of:=[.A89]-[.B89]" office:value-type="float" office:value="3" calcext:value-type="float">
            <text:p>3</text:p>
          </table:table-cell>
          <table:table-cell office:value-type="float" office:value="1711419671081" calcext:value-type="float">
            <text:p>1711419671081</text:p>
          </table:table-cell>
          <table:table-cell office:value-type="float" office:value="1711419671087" calcext:value-type="float">
            <text:p>1711419671087</text:p>
          </table:table-cell>
          <table:table-cell table:formula="of:=[.E89]-[.D89]" office:value-type="float" office:value="6" calcext:value-type="float">
            <text:p>6</text:p>
          </table:table-cell>
          <table:table-cell office:value-type="float" office:value="1711419877877" calcext:value-type="float">
            <text:p>1711419877877</text:p>
          </table:table-cell>
          <table:table-cell office:value-type="float" office:value="1711419877886" calcext:value-type="float">
            <text:p>1711419877886</text:p>
          </table:table-cell>
          <table:table-cell table:formula="of:=[.H89]-[.G89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8929" calcext:value-type="float">
            <text:p>1711419348929</text:p>
          </table:table-cell>
          <table:table-cell office:value-type="float" office:value="1711419348914" calcext:value-type="float">
            <text:p>1711419348914</text:p>
          </table:table-cell>
          <table:table-cell table:style-name="ce2" table:formula="of:=[.A90]-[.B90]" office:value-type="float" office:value="15" calcext:value-type="float">
            <text:p>15</text:p>
          </table:table-cell>
          <table:table-cell office:value-type="float" office:value="1711419671087" calcext:value-type="float">
            <text:p>1711419671087</text:p>
          </table:table-cell>
          <table:table-cell office:value-type="float" office:value="1711419671091" calcext:value-type="float">
            <text:p>1711419671091</text:p>
          </table:table-cell>
          <table:table-cell table:formula="of:=[.E90]-[.D90]" office:value-type="float" office:value="4" calcext:value-type="float">
            <text:p>4</text:p>
          </table:table-cell>
          <table:table-cell office:value-type="float" office:value="1711419877879" calcext:value-type="float">
            <text:p>1711419877879</text:p>
          </table:table-cell>
          <table:table-cell office:value-type="float" office:value="1711419877886" calcext:value-type="float">
            <text:p>1711419877886</text:p>
          </table:table-cell>
          <table:table-cell table:formula="of:=[.H90]-[.G9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935" calcext:value-type="float">
            <text:p>1711419348935</text:p>
          </table:table-cell>
          <table:table-cell office:value-type="float" office:value="1711419348930" calcext:value-type="float">
            <text:p>1711419348930</text:p>
          </table:table-cell>
          <table:table-cell table:style-name="ce2" table:formula="of:=[.A91]-[.B91]" office:value-type="float" office:value="5" calcext:value-type="float">
            <text:p>5</text:p>
          </table:table-cell>
          <table:table-cell office:value-type="float" office:value="1711419671087" calcext:value-type="float">
            <text:p>1711419671087</text:p>
          </table:table-cell>
          <table:table-cell office:value-type="float" office:value="1711419671091" calcext:value-type="float">
            <text:p>1711419671091</text:p>
          </table:table-cell>
          <table:table-cell table:formula="of:=[.E91]-[.D91]" office:value-type="float" office:value="4" calcext:value-type="float">
            <text:p>4</text:p>
          </table:table-cell>
          <table:table-cell office:value-type="float" office:value="1711419877879" calcext:value-type="float">
            <text:p>1711419877879</text:p>
          </table:table-cell>
          <table:table-cell office:value-type="float" office:value="1711419877886" calcext:value-type="float">
            <text:p>1711419877886</text:p>
          </table:table-cell>
          <table:table-cell table:formula="of:=[.H91]-[.G9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939" calcext:value-type="float">
            <text:p>1711419348939</text:p>
          </table:table-cell>
          <table:table-cell office:value-type="float" office:value="1711419348935" calcext:value-type="float">
            <text:p>1711419348935</text:p>
          </table:table-cell>
          <table:table-cell table:style-name="ce2" table:formula="of:=[.A92]-[.B92]" office:value-type="float" office:value="4" calcext:value-type="float">
            <text:p>4</text:p>
          </table:table-cell>
          <table:table-cell office:value-type="float" office:value="1711419671087" calcext:value-type="float">
            <text:p>1711419671087</text:p>
          </table:table-cell>
          <table:table-cell office:value-type="float" office:value="1711419671092" calcext:value-type="float">
            <text:p>1711419671092</text:p>
          </table:table-cell>
          <table:table-cell table:formula="of:=[.E92]-[.D92]" office:value-type="float" office:value="5" calcext:value-type="float">
            <text:p>5</text:p>
          </table:table-cell>
          <table:table-cell office:value-type="float" office:value="1711419877879" calcext:value-type="float">
            <text:p>1711419877879</text:p>
          </table:table-cell>
          <table:table-cell office:value-type="float" office:value="1711419877886" calcext:value-type="float">
            <text:p>1711419877886</text:p>
          </table:table-cell>
          <table:table-cell table:formula="of:=[.H92]-[.G9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944" calcext:value-type="float">
            <text:p>1711419348944</text:p>
          </table:table-cell>
          <table:table-cell office:value-type="float" office:value="1711419348940" calcext:value-type="float">
            <text:p>1711419348940</text:p>
          </table:table-cell>
          <table:table-cell table:style-name="ce2" table:formula="of:=[.A93]-[.B93]" office:value-type="float" office:value="4" calcext:value-type="float">
            <text:p>4</text:p>
          </table:table-cell>
          <table:table-cell office:value-type="float" office:value="1711419671088" calcext:value-type="float">
            <text:p>1711419671088</text:p>
          </table:table-cell>
          <table:table-cell office:value-type="float" office:value="1711419671092" calcext:value-type="float">
            <text:p>1711419671092</text:p>
          </table:table-cell>
          <table:table-cell table:formula="of:=[.E93]-[.D93]" office:value-type="float" office:value="4" calcext:value-type="float">
            <text:p>4</text:p>
          </table:table-cell>
          <table:table-cell office:value-type="float" office:value="1711419877879" calcext:value-type="float">
            <text:p>1711419877879</text:p>
          </table:table-cell>
          <table:table-cell office:value-type="float" office:value="1711419877886" calcext:value-type="float">
            <text:p>1711419877886</text:p>
          </table:table-cell>
          <table:table-cell table:formula="of:=[.H93]-[.G9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949" calcext:value-type="float">
            <text:p>1711419348949</text:p>
          </table:table-cell>
          <table:table-cell office:value-type="float" office:value="1711419348944" calcext:value-type="float">
            <text:p>1711419348944</text:p>
          </table:table-cell>
          <table:table-cell table:style-name="ce2" table:formula="of:=[.A94]-[.B94]" office:value-type="float" office:value="5" calcext:value-type="float">
            <text:p>5</text:p>
          </table:table-cell>
          <table:table-cell office:value-type="float" office:value="1711419671091" calcext:value-type="float">
            <text:p>1711419671091</text:p>
          </table:table-cell>
          <table:table-cell office:value-type="float" office:value="1711419671095" calcext:value-type="float">
            <text:p>1711419671095</text:p>
          </table:table-cell>
          <table:table-cell table:formula="of:=[.E94]-[.D94]" office:value-type="float" office:value="4" calcext:value-type="float">
            <text:p>4</text:p>
          </table:table-cell>
          <table:table-cell office:value-type="float" office:value="1711419877881" calcext:value-type="float">
            <text:p>1711419877881</text:p>
          </table:table-cell>
          <table:table-cell office:value-type="float" office:value="1711419877886" calcext:value-type="float">
            <text:p>1711419877886</text:p>
          </table:table-cell>
          <table:table-cell table:formula="of:=[.H94]-[.G9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8954" calcext:value-type="float">
            <text:p>1711419348954</text:p>
          </table:table-cell>
          <table:table-cell office:value-type="float" office:value="1711419348949" calcext:value-type="float">
            <text:p>1711419348949</text:p>
          </table:table-cell>
          <table:table-cell table:style-name="ce2" table:formula="of:=[.A95]-[.B95]" office:value-type="float" office:value="5" calcext:value-type="float">
            <text:p>5</text:p>
          </table:table-cell>
          <table:table-cell office:value-type="float" office:value="1711419671092" calcext:value-type="float">
            <text:p>1711419671092</text:p>
          </table:table-cell>
          <table:table-cell office:value-type="float" office:value="1711419671095" calcext:value-type="float">
            <text:p>1711419671095</text:p>
          </table:table-cell>
          <table:table-cell table:formula="of:=[.E95]-[.D95]" office:value-type="float" office:value="3" calcext:value-type="float">
            <text:p>3</text:p>
          </table:table-cell>
          <table:table-cell office:value-type="float" office:value="1711419877881" calcext:value-type="float">
            <text:p>1711419877881</text:p>
          </table:table-cell>
          <table:table-cell office:value-type="float" office:value="1711419877886" calcext:value-type="float">
            <text:p>1711419877886</text:p>
          </table:table-cell>
          <table:table-cell table:formula="of:=[.H95]-[.G9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8957" calcext:value-type="float">
            <text:p>1711419348957</text:p>
          </table:table-cell>
          <table:table-cell office:value-type="float" office:value="1711419348954" calcext:value-type="float">
            <text:p>1711419348954</text:p>
          </table:table-cell>
          <table:table-cell table:style-name="ce2" table:formula="of:=[.A96]-[.B96]" office:value-type="float" office:value="3" calcext:value-type="float">
            <text:p>3</text:p>
          </table:table-cell>
          <table:table-cell office:value-type="float" office:value="1711419671092" calcext:value-type="float">
            <text:p>1711419671092</text:p>
          </table:table-cell>
          <table:table-cell office:value-type="float" office:value="1711419671095" calcext:value-type="float">
            <text:p>1711419671095</text:p>
          </table:table-cell>
          <table:table-cell table:formula="of:=[.E96]-[.D96]" office:value-type="float" office:value="3" calcext:value-type="float">
            <text:p>3</text:p>
          </table:table-cell>
          <table:table-cell office:value-type="float" office:value="1711419877885" calcext:value-type="float">
            <text:p>1711419877885</text:p>
          </table:table-cell>
          <table:table-cell office:value-type="float" office:value="1711419877892" calcext:value-type="float">
            <text:p>1711419877892</text:p>
          </table:table-cell>
          <table:table-cell table:formula="of:=[.H96]-[.G9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960" calcext:value-type="float">
            <text:p>1711419348960</text:p>
          </table:table-cell>
          <table:table-cell office:value-type="float" office:value="1711419348957" calcext:value-type="float">
            <text:p>1711419348957</text:p>
          </table:table-cell>
          <table:table-cell table:style-name="ce2" table:formula="of:=[.A97]-[.B97]" office:value-type="float" office:value="3" calcext:value-type="float">
            <text:p>3</text:p>
          </table:table-cell>
          <table:table-cell office:value-type="float" office:value="1711419671092" calcext:value-type="float">
            <text:p>1711419671092</text:p>
          </table:table-cell>
          <table:table-cell office:value-type="float" office:value="1711419671096" calcext:value-type="float">
            <text:p>1711419671096</text:p>
          </table:table-cell>
          <table:table-cell table:formula="of:=[.E97]-[.D97]" office:value-type="float" office:value="4" calcext:value-type="float">
            <text:p>4</text:p>
          </table:table-cell>
          <table:table-cell office:value-type="float" office:value="1711419877886" calcext:value-type="float">
            <text:p>1711419877886</text:p>
          </table:table-cell>
          <table:table-cell office:value-type="float" office:value="1711419877893" calcext:value-type="float">
            <text:p>1711419877893</text:p>
          </table:table-cell>
          <table:table-cell table:formula="of:=[.H97]-[.G9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963" calcext:value-type="float">
            <text:p>1711419348963</text:p>
          </table:table-cell>
          <table:table-cell office:value-type="float" office:value="1711419348960" calcext:value-type="float">
            <text:p>1711419348960</text:p>
          </table:table-cell>
          <table:table-cell table:style-name="ce2" table:formula="of:=[.A98]-[.B98]" office:value-type="float" office:value="3" calcext:value-type="float">
            <text:p>3</text:p>
          </table:table-cell>
          <table:table-cell office:value-type="float" office:value="1711419671095" calcext:value-type="float">
            <text:p>1711419671095</text:p>
          </table:table-cell>
          <table:table-cell office:value-type="float" office:value="1711419671099" calcext:value-type="float">
            <text:p>1711419671099</text:p>
          </table:table-cell>
          <table:table-cell table:formula="of:=[.E98]-[.D98]" office:value-type="float" office:value="4" calcext:value-type="float">
            <text:p>4</text:p>
          </table:table-cell>
          <table:table-cell office:value-type="float" office:value="1711419877886" calcext:value-type="float">
            <text:p>1711419877886</text:p>
          </table:table-cell>
          <table:table-cell office:value-type="float" office:value="1711419877895" calcext:value-type="float">
            <text:p>1711419877895</text:p>
          </table:table-cell>
          <table:table-cell table:formula="of:=[.H98]-[.G98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8967" calcext:value-type="float">
            <text:p>1711419348967</text:p>
          </table:table-cell>
          <table:table-cell office:value-type="float" office:value="1711419348964" calcext:value-type="float">
            <text:p>1711419348964</text:p>
          </table:table-cell>
          <table:table-cell table:style-name="ce2" table:formula="of:=[.A99]-[.B99]" office:value-type="float" office:value="3" calcext:value-type="float">
            <text:p>3</text:p>
          </table:table-cell>
          <table:table-cell office:value-type="float" office:value="1711419671096" calcext:value-type="float">
            <text:p>1711419671096</text:p>
          </table:table-cell>
          <table:table-cell office:value-type="float" office:value="1711419671099" calcext:value-type="float">
            <text:p>1711419671099</text:p>
          </table:table-cell>
          <table:table-cell table:formula="of:=[.E99]-[.D99]" office:value-type="float" office:value="3" calcext:value-type="float">
            <text:p>3</text:p>
          </table:table-cell>
          <table:table-cell office:value-type="float" office:value="1711419877887" calcext:value-type="float">
            <text:p>1711419877887</text:p>
          </table:table-cell>
          <table:table-cell office:value-type="float" office:value="1711419877895" calcext:value-type="float">
            <text:p>1711419877895</text:p>
          </table:table-cell>
          <table:table-cell table:formula="of:=[.H99]-[.G99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8970" calcext:value-type="float">
            <text:p>1711419348970</text:p>
          </table:table-cell>
          <table:table-cell office:value-type="float" office:value="1711419348967" calcext:value-type="float">
            <text:p>1711419348967</text:p>
          </table:table-cell>
          <table:table-cell table:style-name="ce2" table:formula="of:=[.A100]-[.B100]" office:value-type="float" office:value="3" calcext:value-type="float">
            <text:p>3</text:p>
          </table:table-cell>
          <table:table-cell office:value-type="float" office:value="1711419671096" calcext:value-type="float">
            <text:p>1711419671096</text:p>
          </table:table-cell>
          <table:table-cell office:value-type="float" office:value="1711419671100" calcext:value-type="float">
            <text:p>1711419671100</text:p>
          </table:table-cell>
          <table:table-cell table:formula="of:=[.E100]-[.D100]" office:value-type="float" office:value="4" calcext:value-type="float">
            <text:p>4</text:p>
          </table:table-cell>
          <table:table-cell office:value-type="float" office:value="1711419877887" calcext:value-type="float">
            <text:p>1711419877887</text:p>
          </table:table-cell>
          <table:table-cell office:value-type="float" office:value="1711419877896" calcext:value-type="float">
            <text:p>1711419877896</text:p>
          </table:table-cell>
          <table:table-cell table:formula="of:=[.H100]-[.G100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8975" calcext:value-type="float">
            <text:p>1711419348975</text:p>
          </table:table-cell>
          <table:table-cell office:value-type="float" office:value="1711419348970" calcext:value-type="float">
            <text:p>1711419348970</text:p>
          </table:table-cell>
          <table:table-cell table:style-name="ce2" table:formula="of:=[.A101]-[.B101]" office:value-type="float" office:value="5" calcext:value-type="float">
            <text:p>5</text:p>
          </table:table-cell>
          <table:table-cell office:value-type="float" office:value="1711419671096" calcext:value-type="float">
            <text:p>1711419671096</text:p>
          </table:table-cell>
          <table:table-cell office:value-type="float" office:value="1711419671100" calcext:value-type="float">
            <text:p>1711419671100</text:p>
          </table:table-cell>
          <table:table-cell table:formula="of:=[.E101]-[.D101]" office:value-type="float" office:value="4" calcext:value-type="float">
            <text:p>4</text:p>
          </table:table-cell>
          <table:table-cell office:value-type="float" office:value="1711419877887" calcext:value-type="float">
            <text:p>1711419877887</text:p>
          </table:table-cell>
          <table:table-cell office:value-type="float" office:value="1711419877896" calcext:value-type="float">
            <text:p>1711419877896</text:p>
          </table:table-cell>
          <table:table-cell table:formula="of:=[.H101]-[.G101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8980" calcext:value-type="float">
            <text:p>1711419348980</text:p>
          </table:table-cell>
          <table:table-cell office:value-type="float" office:value="1711419348975" calcext:value-type="float">
            <text:p>1711419348975</text:p>
          </table:table-cell>
          <table:table-cell table:style-name="ce2" table:formula="of:=[.A102]-[.B102]" office:value-type="float" office:value="5" calcext:value-type="float">
            <text:p>5</text:p>
          </table:table-cell>
          <table:table-cell office:value-type="float" office:value="1711419671099" calcext:value-type="float">
            <text:p>1711419671099</text:p>
          </table:table-cell>
          <table:table-cell office:value-type="float" office:value="1711419671105" calcext:value-type="float">
            <text:p>1711419671105</text:p>
          </table:table-cell>
          <table:table-cell table:formula="of:=[.E102]-[.D102]" office:value-type="float" office:value="6" calcext:value-type="float">
            <text:p>6</text:p>
          </table:table-cell>
          <table:table-cell office:value-type="float" office:value="1711419877887" calcext:value-type="float">
            <text:p>1711419877887</text:p>
          </table:table-cell>
          <table:table-cell office:value-type="float" office:value="1711419877896" calcext:value-type="float">
            <text:p>1711419877896</text:p>
          </table:table-cell>
          <table:table-cell table:formula="of:=[.H102]-[.G102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8984" calcext:value-type="float">
            <text:p>1711419348984</text:p>
          </table:table-cell>
          <table:table-cell office:value-type="float" office:value="1711419348980" calcext:value-type="float">
            <text:p>1711419348980</text:p>
          </table:table-cell>
          <table:table-cell table:style-name="ce2" table:formula="of:=[.A103]-[.B103]" office:value-type="float" office:value="4" calcext:value-type="float">
            <text:p>4</text:p>
          </table:table-cell>
          <table:table-cell office:value-type="float" office:value="1711419671100" calcext:value-type="float">
            <text:p>1711419671100</text:p>
          </table:table-cell>
          <table:table-cell office:value-type="float" office:value="1711419671105" calcext:value-type="float">
            <text:p>1711419671105</text:p>
          </table:table-cell>
          <table:table-cell table:formula="of:=[.E103]-[.D103]" office:value-type="float" office:value="5" calcext:value-type="float">
            <text:p>5</text:p>
          </table:table-cell>
          <table:table-cell office:value-type="float" office:value="1711419877887" calcext:value-type="float">
            <text:p>1711419877887</text:p>
          </table:table-cell>
          <table:table-cell office:value-type="float" office:value="1711419877896" calcext:value-type="float">
            <text:p>1711419877896</text:p>
          </table:table-cell>
          <table:table-cell table:formula="of:=[.H103]-[.G103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8990" calcext:value-type="float">
            <text:p>1711419348990</text:p>
          </table:table-cell>
          <table:table-cell office:value-type="float" office:value="1711419348985" calcext:value-type="float">
            <text:p>1711419348985</text:p>
          </table:table-cell>
          <table:table-cell table:style-name="ce2" table:formula="of:=[.A104]-[.B104]" office:value-type="float" office:value="5" calcext:value-type="float">
            <text:p>5</text:p>
          </table:table-cell>
          <table:table-cell office:value-type="float" office:value="1711419671100" calcext:value-type="float">
            <text:p>1711419671100</text:p>
          </table:table-cell>
          <table:table-cell office:value-type="float" office:value="1711419671105" calcext:value-type="float">
            <text:p>1711419671105</text:p>
          </table:table-cell>
          <table:table-cell table:formula="of:=[.E104]-[.D104]" office:value-type="float" office:value="5" calcext:value-type="float">
            <text:p>5</text:p>
          </table:table-cell>
          <table:table-cell office:value-type="float" office:value="1711419877892" calcext:value-type="float">
            <text:p>1711419877892</text:p>
          </table:table-cell>
          <table:table-cell office:value-type="float" office:value="1711419877899" calcext:value-type="float">
            <text:p>1711419877899</text:p>
          </table:table-cell>
          <table:table-cell table:formula="of:=[.H104]-[.G10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8993" calcext:value-type="float">
            <text:p>1711419348993</text:p>
          </table:table-cell>
          <table:table-cell office:value-type="float" office:value="1711419348990" calcext:value-type="float">
            <text:p>1711419348990</text:p>
          </table:table-cell>
          <table:table-cell table:style-name="ce2" table:formula="of:=[.A105]-[.B105]" office:value-type="float" office:value="3" calcext:value-type="float">
            <text:p>3</text:p>
          </table:table-cell>
          <table:table-cell office:value-type="float" office:value="1711419671100" calcext:value-type="float">
            <text:p>1711419671100</text:p>
          </table:table-cell>
          <table:table-cell office:value-type="float" office:value="1711419671105" calcext:value-type="float">
            <text:p>1711419671105</text:p>
          </table:table-cell>
          <table:table-cell table:formula="of:=[.E105]-[.D105]" office:value-type="float" office:value="5" calcext:value-type="float">
            <text:p>5</text:p>
          </table:table-cell>
          <table:table-cell office:value-type="float" office:value="1711419877893" calcext:value-type="float">
            <text:p>1711419877893</text:p>
          </table:table-cell>
          <table:table-cell office:value-type="float" office:value="1711419877899" calcext:value-type="float">
            <text:p>1711419877899</text:p>
          </table:table-cell>
          <table:table-cell table:formula="of:=[.H105]-[.G10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8997" calcext:value-type="float">
            <text:p>1711419348997</text:p>
          </table:table-cell>
          <table:table-cell office:value-type="float" office:value="1711419348994" calcext:value-type="float">
            <text:p>1711419348994</text:p>
          </table:table-cell>
          <table:table-cell table:style-name="ce2" table:formula="of:=[.A106]-[.B106]" office:value-type="float" office:value="3" calcext:value-type="float">
            <text:p>3</text:p>
          </table:table-cell>
          <table:table-cell office:value-type="float" office:value="1711419671105" calcext:value-type="float">
            <text:p>1711419671105</text:p>
          </table:table-cell>
          <table:table-cell office:value-type="float" office:value="1711419671110" calcext:value-type="float">
            <text:p>1711419671110</text:p>
          </table:table-cell>
          <table:table-cell table:formula="of:=[.E106]-[.D106]" office:value-type="float" office:value="5" calcext:value-type="float">
            <text:p>5</text:p>
          </table:table-cell>
          <table:table-cell office:value-type="float" office:value="1711419877896" calcext:value-type="float">
            <text:p>1711419877896</text:p>
          </table:table-cell>
          <table:table-cell office:value-type="float" office:value="1711419877901" calcext:value-type="float">
            <text:p>1711419877901</text:p>
          </table:table-cell>
          <table:table-cell table:formula="of:=[.H106]-[.G10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000" calcext:value-type="float">
            <text:p>1711419349000</text:p>
          </table:table-cell>
          <table:table-cell office:value-type="float" office:value="1711419348997" calcext:value-type="float">
            <text:p>1711419348997</text:p>
          </table:table-cell>
          <table:table-cell table:style-name="ce2" table:formula="of:=[.A107]-[.B107]" office:value-type="float" office:value="3" calcext:value-type="float">
            <text:p>3</text:p>
          </table:table-cell>
          <table:table-cell office:value-type="float" office:value="1711419671105" calcext:value-type="float">
            <text:p>1711419671105</text:p>
          </table:table-cell>
          <table:table-cell office:value-type="float" office:value="1711419671110" calcext:value-type="float">
            <text:p>1711419671110</text:p>
          </table:table-cell>
          <table:table-cell table:formula="of:=[.E107]-[.D107]" office:value-type="float" office:value="5" calcext:value-type="float">
            <text:p>5</text:p>
          </table:table-cell>
          <table:table-cell office:value-type="float" office:value="1711419877896" calcext:value-type="float">
            <text:p>1711419877896</text:p>
          </table:table-cell>
          <table:table-cell office:value-type="float" office:value="1711419877902" calcext:value-type="float">
            <text:p>1711419877902</text:p>
          </table:table-cell>
          <table:table-cell table:formula="of:=[.H107]-[.G10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04" calcext:value-type="float">
            <text:p>1711419349004</text:p>
          </table:table-cell>
          <table:table-cell office:value-type="float" office:value="1711419349000" calcext:value-type="float">
            <text:p>1711419349000</text:p>
          </table:table-cell>
          <table:table-cell table:style-name="ce2" table:formula="of:=[.A108]-[.B108]" office:value-type="float" office:value="4" calcext:value-type="float">
            <text:p>4</text:p>
          </table:table-cell>
          <table:table-cell office:value-type="float" office:value="1711419671105" calcext:value-type="float">
            <text:p>1711419671105</text:p>
          </table:table-cell>
          <table:table-cell office:value-type="float" office:value="1711419671110" calcext:value-type="float">
            <text:p>1711419671110</text:p>
          </table:table-cell>
          <table:table-cell table:formula="of:=[.E108]-[.D108]" office:value-type="float" office:value="5" calcext:value-type="float">
            <text:p>5</text:p>
          </table:table-cell>
          <table:table-cell office:value-type="float" office:value="1711419877896" calcext:value-type="float">
            <text:p>1711419877896</text:p>
          </table:table-cell>
          <table:table-cell office:value-type="float" office:value="1711419877903" calcext:value-type="float">
            <text:p>1711419877903</text:p>
          </table:table-cell>
          <table:table-cell table:formula="of:=[.H108]-[.G108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008" calcext:value-type="float">
            <text:p>1711419349008</text:p>
          </table:table-cell>
          <table:table-cell office:value-type="float" office:value="1711419349004" calcext:value-type="float">
            <text:p>1711419349004</text:p>
          </table:table-cell>
          <table:table-cell table:style-name="ce2" table:formula="of:=[.A109]-[.B109]" office:value-type="float" office:value="4" calcext:value-type="float">
            <text:p>4</text:p>
          </table:table-cell>
          <table:table-cell office:value-type="float" office:value="1711419671106" calcext:value-type="float">
            <text:p>1711419671106</text:p>
          </table:table-cell>
          <table:table-cell office:value-type="float" office:value="1711419671111" calcext:value-type="float">
            <text:p>1711419671111</text:p>
          </table:table-cell>
          <table:table-cell table:formula="of:=[.E109]-[.D109]" office:value-type="float" office:value="5" calcext:value-type="float">
            <text:p>5</text:p>
          </table:table-cell>
          <table:table-cell office:value-type="float" office:value="1711419877896" calcext:value-type="float">
            <text:p>1711419877896</text:p>
          </table:table-cell>
          <table:table-cell office:value-type="float" office:value="1711419877903" calcext:value-type="float">
            <text:p>1711419877903</text:p>
          </table:table-cell>
          <table:table-cell table:formula="of:=[.H109]-[.G10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011" calcext:value-type="float">
            <text:p>1711419349011</text:p>
          </table:table-cell>
          <table:table-cell office:value-type="float" office:value="1711419349008" calcext:value-type="float">
            <text:p>1711419349008</text:p>
          </table:table-cell>
          <table:table-cell table:style-name="ce2" table:formula="of:=[.A110]-[.B110]" office:value-type="float" office:value="3" calcext:value-type="float">
            <text:p>3</text:p>
          </table:table-cell>
          <table:table-cell office:value-type="float" office:value="1711419671111" calcext:value-type="float">
            <text:p>1711419671111</text:p>
          </table:table-cell>
          <table:table-cell office:value-type="float" office:value="1711419671115" calcext:value-type="float">
            <text:p>1711419671115</text:p>
          </table:table-cell>
          <table:table-cell table:formula="of:=[.E110]-[.D110]" office:value-type="float" office:value="4" calcext:value-type="float">
            <text:p>4</text:p>
          </table:table-cell>
          <table:table-cell office:value-type="float" office:value="1711419877897" calcext:value-type="float">
            <text:p>1711419877897</text:p>
          </table:table-cell>
          <table:table-cell office:value-type="float" office:value="1711419877903" calcext:value-type="float">
            <text:p>1711419877903</text:p>
          </table:table-cell>
          <table:table-cell table:formula="of:=[.H110]-[.G11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15" calcext:value-type="float">
            <text:p>1711419349015</text:p>
          </table:table-cell>
          <table:table-cell office:value-type="float" office:value="1711419349011" calcext:value-type="float">
            <text:p>1711419349011</text:p>
          </table:table-cell>
          <table:table-cell table:style-name="ce2" table:formula="of:=[.A111]-[.B111]" office:value-type="float" office:value="4" calcext:value-type="float">
            <text:p>4</text:p>
          </table:table-cell>
          <table:table-cell office:value-type="float" office:value="1711419671111" calcext:value-type="float">
            <text:p>1711419671111</text:p>
          </table:table-cell>
          <table:table-cell office:value-type="float" office:value="1711419671115" calcext:value-type="float">
            <text:p>1711419671115</text:p>
          </table:table-cell>
          <table:table-cell table:formula="of:=[.E111]-[.D111]" office:value-type="float" office:value="4" calcext:value-type="float">
            <text:p>4</text:p>
          </table:table-cell>
          <table:table-cell office:value-type="float" office:value="1711419877897" calcext:value-type="float">
            <text:p>1711419877897</text:p>
          </table:table-cell>
          <table:table-cell office:value-type="float" office:value="1711419877903" calcext:value-type="float">
            <text:p>1711419877903</text:p>
          </table:table-cell>
          <table:table-cell table:formula="of:=[.H111]-[.G11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19" calcext:value-type="float">
            <text:p>1711419349019</text:p>
          </table:table-cell>
          <table:table-cell office:value-type="float" office:value="1711419349015" calcext:value-type="float">
            <text:p>1711419349015</text:p>
          </table:table-cell>
          <table:table-cell table:style-name="ce2" table:formula="of:=[.A112]-[.B112]" office:value-type="float" office:value="4" calcext:value-type="float">
            <text:p>4</text:p>
          </table:table-cell>
          <table:table-cell office:value-type="float" office:value="1711419671111" calcext:value-type="float">
            <text:p>1711419671111</text:p>
          </table:table-cell>
          <table:table-cell office:value-type="float" office:value="1711419671115" calcext:value-type="float">
            <text:p>1711419671115</text:p>
          </table:table-cell>
          <table:table-cell table:formula="of:=[.E112]-[.D112]" office:value-type="float" office:value="4" calcext:value-type="float">
            <text:p>4</text:p>
          </table:table-cell>
          <table:table-cell office:value-type="float" office:value="1711419877899" calcext:value-type="float">
            <text:p>1711419877899</text:p>
          </table:table-cell>
          <table:table-cell office:value-type="float" office:value="1711419877905" calcext:value-type="float">
            <text:p>1711419877905</text:p>
          </table:table-cell>
          <table:table-cell table:formula="of:=[.H112]-[.G11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23" calcext:value-type="float">
            <text:p>1711419349023</text:p>
          </table:table-cell>
          <table:table-cell office:value-type="float" office:value="1711419349019" calcext:value-type="float">
            <text:p>1711419349019</text:p>
          </table:table-cell>
          <table:table-cell table:style-name="ce2" table:formula="of:=[.A113]-[.B113]" office:value-type="float" office:value="4" calcext:value-type="float">
            <text:p>4</text:p>
          </table:table-cell>
          <table:table-cell office:value-type="float" office:value="1711419671111" calcext:value-type="float">
            <text:p>1711419671111</text:p>
          </table:table-cell>
          <table:table-cell office:value-type="float" office:value="1711419671115" calcext:value-type="float">
            <text:p>1711419671115</text:p>
          </table:table-cell>
          <table:table-cell table:formula="of:=[.E113]-[.D113]" office:value-type="float" office:value="4" calcext:value-type="float">
            <text:p>4</text:p>
          </table:table-cell>
          <table:table-cell office:value-type="float" office:value="1711419877899" calcext:value-type="float">
            <text:p>1711419877899</text:p>
          </table:table-cell>
          <table:table-cell office:value-type="float" office:value="1711419877905" calcext:value-type="float">
            <text:p>1711419877905</text:p>
          </table:table-cell>
          <table:table-cell table:formula="of:=[.H113]-[.G11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27" calcext:value-type="float">
            <text:p>1711419349027</text:p>
          </table:table-cell>
          <table:table-cell office:value-type="float" office:value="1711419349023" calcext:value-type="float">
            <text:p>1711419349023</text:p>
          </table:table-cell>
          <table:table-cell table:style-name="ce2" table:formula="of:=[.A114]-[.B114]" office:value-type="float" office:value="4" calcext:value-type="float">
            <text:p>4</text:p>
          </table:table-cell>
          <table:table-cell office:value-type="float" office:value="1711419671115" calcext:value-type="float">
            <text:p>1711419671115</text:p>
          </table:table-cell>
          <table:table-cell office:value-type="float" office:value="1711419671119" calcext:value-type="float">
            <text:p>1711419671119</text:p>
          </table:table-cell>
          <table:table-cell table:formula="of:=[.E114]-[.D114]" office:value-type="float" office:value="4" calcext:value-type="float">
            <text:p>4</text:p>
          </table:table-cell>
          <table:table-cell office:value-type="float" office:value="1711419877902" calcext:value-type="float">
            <text:p>1711419877902</text:p>
          </table:table-cell>
          <table:table-cell office:value-type="float" office:value="1711419877908" calcext:value-type="float">
            <text:p>1711419877908</text:p>
          </table:table-cell>
          <table:table-cell table:formula="of:=[.H114]-[.G11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31" calcext:value-type="float">
            <text:p>1711419349031</text:p>
          </table:table-cell>
          <table:table-cell office:value-type="float" office:value="1711419349027" calcext:value-type="float">
            <text:p>1711419349027</text:p>
          </table:table-cell>
          <table:table-cell table:style-name="ce2" table:formula="of:=[.A115]-[.B115]" office:value-type="float" office:value="4" calcext:value-type="float">
            <text:p>4</text:p>
          </table:table-cell>
          <table:table-cell office:value-type="float" office:value="1711419671115" calcext:value-type="float">
            <text:p>1711419671115</text:p>
          </table:table-cell>
          <table:table-cell office:value-type="float" office:value="1711419671119" calcext:value-type="float">
            <text:p>1711419671119</text:p>
          </table:table-cell>
          <table:table-cell table:formula="of:=[.E115]-[.D115]" office:value-type="float" office:value="4" calcext:value-type="float">
            <text:p>4</text:p>
          </table:table-cell>
          <table:table-cell office:value-type="float" office:value="1711419877902" calcext:value-type="float">
            <text:p>1711419877902</text:p>
          </table:table-cell>
          <table:table-cell office:value-type="float" office:value="1711419877909" calcext:value-type="float">
            <text:p>1711419877909</text:p>
          </table:table-cell>
          <table:table-cell table:formula="of:=[.H115]-[.G11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035" calcext:value-type="float">
            <text:p>1711419349035</text:p>
          </table:table-cell>
          <table:table-cell office:value-type="float" office:value="1711419349031" calcext:value-type="float">
            <text:p>1711419349031</text:p>
          </table:table-cell>
          <table:table-cell table:style-name="ce2" table:formula="of:=[.A116]-[.B116]" office:value-type="float" office:value="4" calcext:value-type="float">
            <text:p>4</text:p>
          </table:table-cell>
          <table:table-cell office:value-type="float" office:value="1711419671115" calcext:value-type="float">
            <text:p>1711419671115</text:p>
          </table:table-cell>
          <table:table-cell office:value-type="float" office:value="1711419671119" calcext:value-type="float">
            <text:p>1711419671119</text:p>
          </table:table-cell>
          <table:table-cell table:formula="of:=[.E116]-[.D116]" office:value-type="float" office:value="4" calcext:value-type="float">
            <text:p>4</text:p>
          </table:table-cell>
          <table:table-cell office:value-type="float" office:value="1711419877903" calcext:value-type="float">
            <text:p>1711419877903</text:p>
          </table:table-cell>
          <table:table-cell office:value-type="float" office:value="1711419877909" calcext:value-type="float">
            <text:p>1711419877909</text:p>
          </table:table-cell>
          <table:table-cell table:formula="of:=[.H116]-[.G11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38" calcext:value-type="float">
            <text:p>1711419349038</text:p>
          </table:table-cell>
          <table:table-cell office:value-type="float" office:value="1711419349035" calcext:value-type="float">
            <text:p>1711419349035</text:p>
          </table:table-cell>
          <table:table-cell table:style-name="ce2" table:formula="of:=[.A117]-[.B117]" office:value-type="float" office:value="3" calcext:value-type="float">
            <text:p>3</text:p>
          </table:table-cell>
          <table:table-cell office:value-type="float" office:value="1711419671116" calcext:value-type="float">
            <text:p>1711419671116</text:p>
          </table:table-cell>
          <table:table-cell office:value-type="float" office:value="1711419671119" calcext:value-type="float">
            <text:p>1711419671119</text:p>
          </table:table-cell>
          <table:table-cell table:formula="of:=[.E117]-[.D117]" office:value-type="float" office:value="3" calcext:value-type="float">
            <text:p>3</text:p>
          </table:table-cell>
          <table:table-cell office:value-type="float" office:value="1711419877904" calcext:value-type="float">
            <text:p>1711419877904</text:p>
          </table:table-cell>
          <table:table-cell office:value-type="float" office:value="1711419877910" calcext:value-type="float">
            <text:p>1711419877910</text:p>
          </table:table-cell>
          <table:table-cell table:formula="of:=[.H117]-[.G11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42" calcext:value-type="float">
            <text:p>1711419349042</text:p>
          </table:table-cell>
          <table:table-cell office:value-type="float" office:value="1711419349039" calcext:value-type="float">
            <text:p>1711419349039</text:p>
          </table:table-cell>
          <table:table-cell table:style-name="ce2" table:formula="of:=[.A118]-[.B118]" office:value-type="float" office:value="3" calcext:value-type="float">
            <text:p>3</text:p>
          </table:table-cell>
          <table:table-cell office:value-type="float" office:value="1711419671119" calcext:value-type="float">
            <text:p>1711419671119</text:p>
          </table:table-cell>
          <table:table-cell office:value-type="float" office:value="1711419671122" calcext:value-type="float">
            <text:p>1711419671122</text:p>
          </table:table-cell>
          <table:table-cell table:formula="of:=[.E118]-[.D118]" office:value-type="float" office:value="3" calcext:value-type="float">
            <text:p>3</text:p>
          </table:table-cell>
          <table:table-cell office:value-type="float" office:value="1711419877904" calcext:value-type="float">
            <text:p>1711419877904</text:p>
          </table:table-cell>
          <table:table-cell office:value-type="float" office:value="1711419877910" calcext:value-type="float">
            <text:p>1711419877910</text:p>
          </table:table-cell>
          <table:table-cell table:formula="of:=[.H118]-[.G11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46" calcext:value-type="float">
            <text:p>1711419349046</text:p>
          </table:table-cell>
          <table:table-cell office:value-type="float" office:value="1711419349042" calcext:value-type="float">
            <text:p>1711419349042</text:p>
          </table:table-cell>
          <table:table-cell table:style-name="ce2" table:formula="of:=[.A119]-[.B119]" office:value-type="float" office:value="4" calcext:value-type="float">
            <text:p>4</text:p>
          </table:table-cell>
          <table:table-cell office:value-type="float" office:value="1711419671119" calcext:value-type="float">
            <text:p>1711419671119</text:p>
          </table:table-cell>
          <table:table-cell office:value-type="float" office:value="1711419671123" calcext:value-type="float">
            <text:p>1711419671123</text:p>
          </table:table-cell>
          <table:table-cell table:formula="of:=[.E119]-[.D119]" office:value-type="float" office:value="4" calcext:value-type="float">
            <text:p>4</text:p>
          </table:table-cell>
          <table:table-cell office:value-type="float" office:value="1711419877904" calcext:value-type="float">
            <text:p>1711419877904</text:p>
          </table:table-cell>
          <table:table-cell office:value-type="float" office:value="1711419877910" calcext:value-type="float">
            <text:p>1711419877910</text:p>
          </table:table-cell>
          <table:table-cell table:formula="of:=[.H119]-[.G11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49" calcext:value-type="float">
            <text:p>1711419349049</text:p>
          </table:table-cell>
          <table:table-cell office:value-type="float" office:value="1711419349046" calcext:value-type="float">
            <text:p>1711419349046</text:p>
          </table:table-cell>
          <table:table-cell table:style-name="ce2" table:formula="of:=[.A120]-[.B120]" office:value-type="float" office:value="3" calcext:value-type="float">
            <text:p>3</text:p>
          </table:table-cell>
          <table:table-cell office:value-type="float" office:value="1711419671119" calcext:value-type="float">
            <text:p>1711419671119</text:p>
          </table:table-cell>
          <table:table-cell office:value-type="float" office:value="1711419671123" calcext:value-type="float">
            <text:p>1711419671123</text:p>
          </table:table-cell>
          <table:table-cell table:formula="of:=[.E120]-[.D120]" office:value-type="float" office:value="4" calcext:value-type="float">
            <text:p>4</text:p>
          </table:table-cell>
          <table:table-cell office:value-type="float" office:value="1711419877905" calcext:value-type="float">
            <text:p>1711419877905</text:p>
          </table:table-cell>
          <table:table-cell office:value-type="float" office:value="1711419877912" calcext:value-type="float">
            <text:p>1711419877912</text:p>
          </table:table-cell>
          <table:table-cell table:formula="of:=[.H120]-[.G12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053" calcext:value-type="float">
            <text:p>1711419349053</text:p>
          </table:table-cell>
          <table:table-cell office:value-type="float" office:value="1711419349049" calcext:value-type="float">
            <text:p>1711419349049</text:p>
          </table:table-cell>
          <table:table-cell table:style-name="ce2" table:formula="of:=[.A121]-[.B121]" office:value-type="float" office:value="4" calcext:value-type="float">
            <text:p>4</text:p>
          </table:table-cell>
          <table:table-cell office:value-type="float" office:value="1711419671119" calcext:value-type="float">
            <text:p>1711419671119</text:p>
          </table:table-cell>
          <table:table-cell office:value-type="float" office:value="1711419671123" calcext:value-type="float">
            <text:p>1711419671123</text:p>
          </table:table-cell>
          <table:table-cell table:formula="of:=[.E121]-[.D121]" office:value-type="float" office:value="4" calcext:value-type="float">
            <text:p>4</text:p>
          </table:table-cell>
          <table:table-cell office:value-type="float" office:value="1711419877906" calcext:value-type="float">
            <text:p>1711419877906</text:p>
          </table:table-cell>
          <table:table-cell office:value-type="float" office:value="1711419877912" calcext:value-type="float">
            <text:p>1711419877912</text:p>
          </table:table-cell>
          <table:table-cell table:formula="of:=[.H121]-[.G12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56" calcext:value-type="float">
            <text:p>1711419349056</text:p>
          </table:table-cell>
          <table:table-cell office:value-type="float" office:value="1711419349053" calcext:value-type="float">
            <text:p>1711419349053</text:p>
          </table:table-cell>
          <table:table-cell table:style-name="ce2" table:formula="of:=[.A122]-[.B122]" office:value-type="float" office:value="3" calcext:value-type="float">
            <text:p>3</text:p>
          </table:table-cell>
          <table:table-cell office:value-type="float" office:value="1711419671122" calcext:value-type="float">
            <text:p>1711419671122</text:p>
          </table:table-cell>
          <table:table-cell office:value-type="float" office:value="1711419671126" calcext:value-type="float">
            <text:p>1711419671126</text:p>
          </table:table-cell>
          <table:table-cell table:formula="of:=[.E122]-[.D122]" office:value-type="float" office:value="4" calcext:value-type="float">
            <text:p>4</text:p>
          </table:table-cell>
          <table:table-cell office:value-type="float" office:value="1711419877909" calcext:value-type="float">
            <text:p>1711419877909</text:p>
          </table:table-cell>
          <table:table-cell office:value-type="float" office:value="1711419877915" calcext:value-type="float">
            <text:p>1711419877915</text:p>
          </table:table-cell>
          <table:table-cell table:formula="of:=[.H122]-[.G12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60" calcext:value-type="float">
            <text:p>1711419349060</text:p>
          </table:table-cell>
          <table:table-cell office:value-type="float" office:value="1711419349056" calcext:value-type="float">
            <text:p>1711419349056</text:p>
          </table:table-cell>
          <table:table-cell table:style-name="ce2" table:formula="of:=[.A123]-[.B123]" office:value-type="float" office:value="4" calcext:value-type="float">
            <text:p>4</text:p>
          </table:table-cell>
          <table:table-cell office:value-type="float" office:value="1711419671123" calcext:value-type="float">
            <text:p>1711419671123</text:p>
          </table:table-cell>
          <table:table-cell office:value-type="float" office:value="1711419671127" calcext:value-type="float">
            <text:p>1711419671127</text:p>
          </table:table-cell>
          <table:table-cell table:formula="of:=[.E123]-[.D123]" office:value-type="float" office:value="4" calcext:value-type="float">
            <text:p>4</text:p>
          </table:table-cell>
          <table:table-cell office:value-type="float" office:value="1711419877910" calcext:value-type="float">
            <text:p>1711419877910</text:p>
          </table:table-cell>
          <table:table-cell office:value-type="float" office:value="1711419877915" calcext:value-type="float">
            <text:p>1711419877915</text:p>
          </table:table-cell>
          <table:table-cell table:formula="of:=[.H123]-[.G12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064" calcext:value-type="float">
            <text:p>1711419349064</text:p>
          </table:table-cell>
          <table:table-cell office:value-type="float" office:value="1711419349060" calcext:value-type="float">
            <text:p>1711419349060</text:p>
          </table:table-cell>
          <table:table-cell table:style-name="ce2" table:formula="of:=[.A124]-[.B124]" office:value-type="float" office:value="4" calcext:value-type="float">
            <text:p>4</text:p>
          </table:table-cell>
          <table:table-cell office:value-type="float" office:value="1711419671123" calcext:value-type="float">
            <text:p>1711419671123</text:p>
          </table:table-cell>
          <table:table-cell office:value-type="float" office:value="1711419671127" calcext:value-type="float">
            <text:p>1711419671127</text:p>
          </table:table-cell>
          <table:table-cell table:formula="of:=[.E124]-[.D124]" office:value-type="float" office:value="4" calcext:value-type="float">
            <text:p>4</text:p>
          </table:table-cell>
          <table:table-cell office:value-type="float" office:value="1711419877910" calcext:value-type="float">
            <text:p>1711419877910</text:p>
          </table:table-cell>
          <table:table-cell office:value-type="float" office:value="1711419877917" calcext:value-type="float">
            <text:p>1711419877917</text:p>
          </table:table-cell>
          <table:table-cell table:formula="of:=[.H124]-[.G12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068" calcext:value-type="float">
            <text:p>1711419349068</text:p>
          </table:table-cell>
          <table:table-cell office:value-type="float" office:value="1711419349064" calcext:value-type="float">
            <text:p>1711419349064</text:p>
          </table:table-cell>
          <table:table-cell table:style-name="ce2" table:formula="of:=[.A125]-[.B125]" office:value-type="float" office:value="4" calcext:value-type="float">
            <text:p>4</text:p>
          </table:table-cell>
          <table:table-cell office:value-type="float" office:value="1711419671124" calcext:value-type="float">
            <text:p>1711419671124</text:p>
          </table:table-cell>
          <table:table-cell office:value-type="float" office:value="1711419671127" calcext:value-type="float">
            <text:p>1711419671127</text:p>
          </table:table-cell>
          <table:table-cell table:formula="of:=[.E125]-[.D125]" office:value-type="float" office:value="3" calcext:value-type="float">
            <text:p>3</text:p>
          </table:table-cell>
          <table:table-cell office:value-type="float" office:value="1711419877911" calcext:value-type="float">
            <text:p>1711419877911</text:p>
          </table:table-cell>
          <table:table-cell office:value-type="float" office:value="1711419877917" calcext:value-type="float">
            <text:p>1711419877917</text:p>
          </table:table-cell>
          <table:table-cell table:formula="of:=[.H125]-[.G12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71" calcext:value-type="float">
            <text:p>1711419349071</text:p>
          </table:table-cell>
          <table:table-cell office:value-type="float" office:value="1711419349068" calcext:value-type="float">
            <text:p>1711419349068</text:p>
          </table:table-cell>
          <table:table-cell table:style-name="ce2" table:formula="of:=[.A126]-[.B126]" office:value-type="float" office:value="3" calcext:value-type="float">
            <text:p>3</text:p>
          </table:table-cell>
          <table:table-cell office:value-type="float" office:value="1711419671126" calcext:value-type="float">
            <text:p>1711419671126</text:p>
          </table:table-cell>
          <table:table-cell office:value-type="float" office:value="1711419671130" calcext:value-type="float">
            <text:p>1711419671130</text:p>
          </table:table-cell>
          <table:table-cell table:formula="of:=[.E126]-[.D126]" office:value-type="float" office:value="4" calcext:value-type="float">
            <text:p>4</text:p>
          </table:table-cell>
          <table:table-cell office:value-type="float" office:value="1711419877911" calcext:value-type="float">
            <text:p>1711419877911</text:p>
          </table:table-cell>
          <table:table-cell office:value-type="float" office:value="1711419877919" calcext:value-type="float">
            <text:p>1711419877919</text:p>
          </table:table-cell>
          <table:table-cell table:formula="of:=[.H126]-[.G126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075" calcext:value-type="float">
            <text:p>1711419349075</text:p>
          </table:table-cell>
          <table:table-cell office:value-type="float" office:value="1711419349072" calcext:value-type="float">
            <text:p>1711419349072</text:p>
          </table:table-cell>
          <table:table-cell table:style-name="ce2" table:formula="of:=[.A127]-[.B127]" office:value-type="float" office:value="3" calcext:value-type="float">
            <text:p>3</text:p>
          </table:table-cell>
          <table:table-cell office:value-type="float" office:value="1711419671127" calcext:value-type="float">
            <text:p>1711419671127</text:p>
          </table:table-cell>
          <table:table-cell office:value-type="float" office:value="1711419671131" calcext:value-type="float">
            <text:p>1711419671131</text:p>
          </table:table-cell>
          <table:table-cell table:formula="of:=[.E127]-[.D127]" office:value-type="float" office:value="4" calcext:value-type="float">
            <text:p>4</text:p>
          </table:table-cell>
          <table:table-cell office:value-type="float" office:value="1711419877911" calcext:value-type="float">
            <text:p>1711419877911</text:p>
          </table:table-cell>
          <table:table-cell office:value-type="float" office:value="1711419877919" calcext:value-type="float">
            <text:p>1711419877919</text:p>
          </table:table-cell>
          <table:table-cell table:formula="of:=[.H127]-[.G12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079" calcext:value-type="float">
            <text:p>1711419349079</text:p>
          </table:table-cell>
          <table:table-cell office:value-type="float" office:value="1711419349075" calcext:value-type="float">
            <text:p>1711419349075</text:p>
          </table:table-cell>
          <table:table-cell table:style-name="ce2" table:formula="of:=[.A128]-[.B128]" office:value-type="float" office:value="4" calcext:value-type="float">
            <text:p>4</text:p>
          </table:table-cell>
          <table:table-cell office:value-type="float" office:value="1711419671127" calcext:value-type="float">
            <text:p>1711419671127</text:p>
          </table:table-cell>
          <table:table-cell office:value-type="float" office:value="1711419671131" calcext:value-type="float">
            <text:p>1711419671131</text:p>
          </table:table-cell>
          <table:table-cell table:formula="of:=[.E128]-[.D128]" office:value-type="float" office:value="4" calcext:value-type="float">
            <text:p>4</text:p>
          </table:table-cell>
          <table:table-cell office:value-type="float" office:value="1711419877912" calcext:value-type="float">
            <text:p>1711419877912</text:p>
          </table:table-cell>
          <table:table-cell office:value-type="float" office:value="1711419877919" calcext:value-type="float">
            <text:p>1711419877919</text:p>
          </table:table-cell>
          <table:table-cell table:formula="of:=[.H128]-[.G128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082" calcext:value-type="float">
            <text:p>1711419349082</text:p>
          </table:table-cell>
          <table:table-cell office:value-type="float" office:value="1711419349079" calcext:value-type="float">
            <text:p>1711419349079</text:p>
          </table:table-cell>
          <table:table-cell table:style-name="ce2" table:formula="of:=[.A129]-[.B129]" office:value-type="float" office:value="3" calcext:value-type="float">
            <text:p>3</text:p>
          </table:table-cell>
          <table:table-cell office:value-type="float" office:value="1711419671127" calcext:value-type="float">
            <text:p>1711419671127</text:p>
          </table:table-cell>
          <table:table-cell office:value-type="float" office:value="1711419671131" calcext:value-type="float">
            <text:p>1711419671131</text:p>
          </table:table-cell>
          <table:table-cell table:formula="of:=[.E129]-[.D129]" office:value-type="float" office:value="4" calcext:value-type="float">
            <text:p>4</text:p>
          </table:table-cell>
          <table:table-cell office:value-type="float" office:value="1711419877912" calcext:value-type="float">
            <text:p>1711419877912</text:p>
          </table:table-cell>
          <table:table-cell office:value-type="float" office:value="1711419877919" calcext:value-type="float">
            <text:p>1711419877919</text:p>
          </table:table-cell>
          <table:table-cell table:formula="of:=[.H129]-[.G12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086" calcext:value-type="float">
            <text:p>1711419349086</text:p>
          </table:table-cell>
          <table:table-cell office:value-type="float" office:value="1711419349082" calcext:value-type="float">
            <text:p>1711419349082</text:p>
          </table:table-cell>
          <table:table-cell table:style-name="ce2" table:formula="of:=[.A130]-[.B130]" office:value-type="float" office:value="4" calcext:value-type="float">
            <text:p>4</text:p>
          </table:table-cell>
          <table:table-cell office:value-type="float" office:value="1711419671130" calcext:value-type="float">
            <text:p>1711419671130</text:p>
          </table:table-cell>
          <table:table-cell office:value-type="float" office:value="1711419671134" calcext:value-type="float">
            <text:p>1711419671134</text:p>
          </table:table-cell>
          <table:table-cell table:formula="of:=[.E130]-[.D130]" office:value-type="float" office:value="4" calcext:value-type="float">
            <text:p>4</text:p>
          </table:table-cell>
          <table:table-cell office:value-type="float" office:value="1711419877915" calcext:value-type="float">
            <text:p>1711419877915</text:p>
          </table:table-cell>
          <table:table-cell office:value-type="float" office:value="1711419877920" calcext:value-type="float">
            <text:p>1711419877920</text:p>
          </table:table-cell>
          <table:table-cell table:formula="of:=[.H130]-[.G13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089" calcext:value-type="float">
            <text:p>1711419349089</text:p>
          </table:table-cell>
          <table:table-cell office:value-type="float" office:value="1711419349086" calcext:value-type="float">
            <text:p>1711419349086</text:p>
          </table:table-cell>
          <table:table-cell table:style-name="ce2" table:formula="of:=[.A131]-[.B131]" office:value-type="float" office:value="3" calcext:value-type="float">
            <text:p>3</text:p>
          </table:table-cell>
          <table:table-cell office:value-type="float" office:value="1711419671131" calcext:value-type="float">
            <text:p>1711419671131</text:p>
          </table:table-cell>
          <table:table-cell office:value-type="float" office:value="1711419671135" calcext:value-type="float">
            <text:p>1711419671135</text:p>
          </table:table-cell>
          <table:table-cell table:formula="of:=[.E131]-[.D131]" office:value-type="float" office:value="4" calcext:value-type="float">
            <text:p>4</text:p>
          </table:table-cell>
          <table:table-cell office:value-type="float" office:value="1711419877916" calcext:value-type="float">
            <text:p>1711419877916</text:p>
          </table:table-cell>
          <table:table-cell office:value-type="float" office:value="1711419877921" calcext:value-type="float">
            <text:p>1711419877921</text:p>
          </table:table-cell>
          <table:table-cell table:formula="of:=[.H131]-[.G13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093" calcext:value-type="float">
            <text:p>1711419349093</text:p>
          </table:table-cell>
          <table:table-cell office:value-type="float" office:value="1711419349089" calcext:value-type="float">
            <text:p>1711419349089</text:p>
          </table:table-cell>
          <table:table-cell table:style-name="ce2" table:formula="of:=[.A132]-[.B132]" office:value-type="float" office:value="4" calcext:value-type="float">
            <text:p>4</text:p>
          </table:table-cell>
          <table:table-cell office:value-type="float" office:value="1711419671131" calcext:value-type="float">
            <text:p>1711419671131</text:p>
          </table:table-cell>
          <table:table-cell office:value-type="float" office:value="1711419671135" calcext:value-type="float">
            <text:p>1711419671135</text:p>
          </table:table-cell>
          <table:table-cell table:formula="of:=[.E132]-[.D132]" office:value-type="float" office:value="4" calcext:value-type="float">
            <text:p>4</text:p>
          </table:table-cell>
          <table:table-cell office:value-type="float" office:value="1711419877918" calcext:value-type="float">
            <text:p>1711419877918</text:p>
          </table:table-cell>
          <table:table-cell office:value-type="float" office:value="1711419877924" calcext:value-type="float">
            <text:p>1711419877924</text:p>
          </table:table-cell>
          <table:table-cell table:formula="of:=[.H132]-[.G13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097" calcext:value-type="float">
            <text:p>1711419349097</text:p>
          </table:table-cell>
          <table:table-cell office:value-type="float" office:value="1711419349093" calcext:value-type="float">
            <text:p>1711419349093</text:p>
          </table:table-cell>
          <table:table-cell table:style-name="ce2" table:formula="of:=[.A133]-[.B133]" office:value-type="float" office:value="4" calcext:value-type="float">
            <text:p>4</text:p>
          </table:table-cell>
          <table:table-cell office:value-type="float" office:value="1711419671131" calcext:value-type="float">
            <text:p>1711419671131</text:p>
          </table:table-cell>
          <table:table-cell office:value-type="float" office:value="1711419671135" calcext:value-type="float">
            <text:p>1711419671135</text:p>
          </table:table-cell>
          <table:table-cell table:formula="of:=[.E133]-[.D133]" office:value-type="float" office:value="4" calcext:value-type="float">
            <text:p>4</text:p>
          </table:table-cell>
          <table:table-cell office:value-type="float" office:value="1711419877918" calcext:value-type="float">
            <text:p>1711419877918</text:p>
          </table:table-cell>
          <table:table-cell office:value-type="float" office:value="1711419877924" calcext:value-type="float">
            <text:p>1711419877924</text:p>
          </table:table-cell>
          <table:table-cell table:formula="of:=[.H133]-[.G13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100" calcext:value-type="float">
            <text:p>1711419349100</text:p>
          </table:table-cell>
          <table:table-cell office:value-type="float" office:value="1711419349097" calcext:value-type="float">
            <text:p>1711419349097</text:p>
          </table:table-cell>
          <table:table-cell table:style-name="ce2" table:formula="of:=[.A134]-[.B134]" office:value-type="float" office:value="3" calcext:value-type="float">
            <text:p>3</text:p>
          </table:table-cell>
          <table:table-cell office:value-type="float" office:value="1711419671134" calcext:value-type="float">
            <text:p>1711419671134</text:p>
          </table:table-cell>
          <table:table-cell office:value-type="float" office:value="1711419671137" calcext:value-type="float">
            <text:p>1711419671137</text:p>
          </table:table-cell>
          <table:table-cell table:formula="of:=[.E134]-[.D134]" office:value-type="float" office:value="3" calcext:value-type="float">
            <text:p>3</text:p>
          </table:table-cell>
          <table:table-cell office:value-type="float" office:value="1711419877919" calcext:value-type="float">
            <text:p>1711419877919</text:p>
          </table:table-cell>
          <table:table-cell office:value-type="float" office:value="1711419877926" calcext:value-type="float">
            <text:p>1711419877926</text:p>
          </table:table-cell>
          <table:table-cell table:formula="of:=[.H134]-[.G13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104" calcext:value-type="float">
            <text:p>1711419349104</text:p>
          </table:table-cell>
          <table:table-cell office:value-type="float" office:value="1711419349100" calcext:value-type="float">
            <text:p>1711419349100</text:p>
          </table:table-cell>
          <table:table-cell table:style-name="ce2" table:formula="of:=[.A135]-[.B135]" office:value-type="float" office:value="4" calcext:value-type="float">
            <text:p>4</text:p>
          </table:table-cell>
          <table:table-cell office:value-type="float" office:value="1711419671135" calcext:value-type="float">
            <text:p>1711419671135</text:p>
          </table:table-cell>
          <table:table-cell office:value-type="float" office:value="1711419671139" calcext:value-type="float">
            <text:p>1711419671139</text:p>
          </table:table-cell>
          <table:table-cell table:formula="of:=[.E135]-[.D135]" office:value-type="float" office:value="4" calcext:value-type="float">
            <text:p>4</text:p>
          </table:table-cell>
          <table:table-cell office:value-type="float" office:value="1711419877920" calcext:value-type="float">
            <text:p>1711419877920</text:p>
          </table:table-cell>
          <table:table-cell office:value-type="float" office:value="1711419877926" calcext:value-type="float">
            <text:p>1711419877926</text:p>
          </table:table-cell>
          <table:table-cell table:formula="of:=[.H135]-[.G13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107" calcext:value-type="float">
            <text:p>1711419349107</text:p>
          </table:table-cell>
          <table:table-cell office:value-type="float" office:value="1711419349104" calcext:value-type="float">
            <text:p>1711419349104</text:p>
          </table:table-cell>
          <table:table-cell table:style-name="ce2" table:formula="of:=[.A136]-[.B136]" office:value-type="float" office:value="3" calcext:value-type="float">
            <text:p>3</text:p>
          </table:table-cell>
          <table:table-cell office:value-type="float" office:value="1711419671135" calcext:value-type="float">
            <text:p>1711419671135</text:p>
          </table:table-cell>
          <table:table-cell office:value-type="float" office:value="1711419671139" calcext:value-type="float">
            <text:p>1711419671139</text:p>
          </table:table-cell>
          <table:table-cell table:formula="of:=[.E136]-[.D136]" office:value-type="float" office:value="4" calcext:value-type="float">
            <text:p>4</text:p>
          </table:table-cell>
          <table:table-cell office:value-type="float" office:value="1711419877920" calcext:value-type="float">
            <text:p>1711419877920</text:p>
          </table:table-cell>
          <table:table-cell office:value-type="float" office:value="1711419877928" calcext:value-type="float">
            <text:p>1711419877928</text:p>
          </table:table-cell>
          <table:table-cell table:formula="of:=[.H136]-[.G136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110" calcext:value-type="float">
            <text:p>1711419349110</text:p>
          </table:table-cell>
          <table:table-cell office:value-type="float" office:value="1711419349107" calcext:value-type="float">
            <text:p>1711419349107</text:p>
          </table:table-cell>
          <table:table-cell table:style-name="ce2" table:formula="of:=[.A137]-[.B137]" office:value-type="float" office:value="3" calcext:value-type="float">
            <text:p>3</text:p>
          </table:table-cell>
          <table:table-cell office:value-type="float" office:value="1711419671136" calcext:value-type="float">
            <text:p>1711419671136</text:p>
          </table:table-cell>
          <table:table-cell office:value-type="float" office:value="1711419671139" calcext:value-type="float">
            <text:p>1711419671139</text:p>
          </table:table-cell>
          <table:table-cell table:formula="of:=[.E137]-[.D137]" office:value-type="float" office:value="3" calcext:value-type="float">
            <text:p>3</text:p>
          </table:table-cell>
          <table:table-cell office:value-type="float" office:value="1711419877920" calcext:value-type="float">
            <text:p>1711419877920</text:p>
          </table:table-cell>
          <table:table-cell office:value-type="float" office:value="1711419877928" calcext:value-type="float">
            <text:p>1711419877928</text:p>
          </table:table-cell>
          <table:table-cell table:formula="of:=[.H137]-[.G13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114" calcext:value-type="float">
            <text:p>1711419349114</text:p>
          </table:table-cell>
          <table:table-cell office:value-type="float" office:value="1711419349111" calcext:value-type="float">
            <text:p>1711419349111</text:p>
          </table:table-cell>
          <table:table-cell table:style-name="ce2" table:formula="of:=[.A138]-[.B138]" office:value-type="float" office:value="3" calcext:value-type="float">
            <text:p>3</text:p>
          </table:table-cell>
          <table:table-cell office:value-type="float" office:value="1711419671138" calcext:value-type="float">
            <text:p>1711419671138</text:p>
          </table:table-cell>
          <table:table-cell office:value-type="float" office:value="1711419671141" calcext:value-type="float">
            <text:p>1711419671141</text:p>
          </table:table-cell>
          <table:table-cell table:formula="of:=[.E138]-[.D138]" office:value-type="float" office:value="3" calcext:value-type="float">
            <text:p>3</text:p>
          </table:table-cell>
          <table:table-cell office:value-type="float" office:value="1711419877920" calcext:value-type="float">
            <text:p>1711419877920</text:p>
          </table:table-cell>
          <table:table-cell office:value-type="float" office:value="1711419877928" calcext:value-type="float">
            <text:p>1711419877928</text:p>
          </table:table-cell>
          <table:table-cell table:formula="of:=[.H138]-[.G13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118" calcext:value-type="float">
            <text:p>1711419349118</text:p>
          </table:table-cell>
          <table:table-cell office:value-type="float" office:value="1711419349114" calcext:value-type="float">
            <text:p>1711419349114</text:p>
          </table:table-cell>
          <table:table-cell table:style-name="ce2" table:formula="of:=[.A139]-[.B139]" office:value-type="float" office:value="4" calcext:value-type="float">
            <text:p>4</text:p>
          </table:table-cell>
          <table:table-cell office:value-type="float" office:value="1711419671139" calcext:value-type="float">
            <text:p>1711419671139</text:p>
          </table:table-cell>
          <table:table-cell office:value-type="float" office:value="1711419671143" calcext:value-type="float">
            <text:p>1711419671143</text:p>
          </table:table-cell>
          <table:table-cell table:formula="of:=[.E139]-[.D139]" office:value-type="float" office:value="4" calcext:value-type="float">
            <text:p>4</text:p>
          </table:table-cell>
          <table:table-cell office:value-type="float" office:value="1711419877922" calcext:value-type="float">
            <text:p>1711419877922</text:p>
          </table:table-cell>
          <table:table-cell office:value-type="float" office:value="1711419877929" calcext:value-type="float">
            <text:p>1711419877929</text:p>
          </table:table-cell>
          <table:table-cell table:formula="of:=[.H139]-[.G13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122" calcext:value-type="float">
            <text:p>1711419349122</text:p>
          </table:table-cell>
          <table:table-cell office:value-type="float" office:value="1711419349118" calcext:value-type="float">
            <text:p>1711419349118</text:p>
          </table:table-cell>
          <table:table-cell table:style-name="ce2" table:formula="of:=[.A140]-[.B140]" office:value-type="float" office:value="4" calcext:value-type="float">
            <text:p>4</text:p>
          </table:table-cell>
          <table:table-cell office:value-type="float" office:value="1711419671139" calcext:value-type="float">
            <text:p>1711419671139</text:p>
          </table:table-cell>
          <table:table-cell office:value-type="float" office:value="1711419671143" calcext:value-type="float">
            <text:p>1711419671143</text:p>
          </table:table-cell>
          <table:table-cell table:formula="of:=[.E140]-[.D140]" office:value-type="float" office:value="4" calcext:value-type="float">
            <text:p>4</text:p>
          </table:table-cell>
          <table:table-cell office:value-type="float" office:value="1711419877924" calcext:value-type="float">
            <text:p>1711419877924</text:p>
          </table:table-cell>
          <table:table-cell office:value-type="float" office:value="1711419877931" calcext:value-type="float">
            <text:p>1711419877931</text:p>
          </table:table-cell>
          <table:table-cell table:formula="of:=[.H140]-[.G14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127" calcext:value-type="float">
            <text:p>1711419349127</text:p>
          </table:table-cell>
          <table:table-cell office:value-type="float" office:value="1711419349123" calcext:value-type="float">
            <text:p>1711419349123</text:p>
          </table:table-cell>
          <table:table-cell table:style-name="ce2" table:formula="of:=[.A141]-[.B141]" office:value-type="float" office:value="4" calcext:value-type="float">
            <text:p>4</text:p>
          </table:table-cell>
          <table:table-cell office:value-type="float" office:value="1711419671139" calcext:value-type="float">
            <text:p>1711419671139</text:p>
          </table:table-cell>
          <table:table-cell office:value-type="float" office:value="1711419671143" calcext:value-type="float">
            <text:p>1711419671143</text:p>
          </table:table-cell>
          <table:table-cell table:formula="of:=[.E141]-[.D141]" office:value-type="float" office:value="4" calcext:value-type="float">
            <text:p>4</text:p>
          </table:table-cell>
          <table:table-cell office:value-type="float" office:value="1711419877924" calcext:value-type="float">
            <text:p>1711419877924</text:p>
          </table:table-cell>
          <table:table-cell office:value-type="float" office:value="1711419877931" calcext:value-type="float">
            <text:p>1711419877931</text:p>
          </table:table-cell>
          <table:table-cell table:formula="of:=[.H141]-[.G14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144" calcext:value-type="float">
            <text:p>1711419349144</text:p>
          </table:table-cell>
          <table:table-cell office:value-type="float" office:value="1711419349127" calcext:value-type="float">
            <text:p>1711419349127</text:p>
          </table:table-cell>
          <table:table-cell table:style-name="ce2" table:formula="of:=[.A142]-[.B142]" office:value-type="float" office:value="17" calcext:value-type="float">
            <text:p>17</text:p>
          </table:table-cell>
          <table:table-cell office:value-type="float" office:value="1711419671141" calcext:value-type="float">
            <text:p>1711419671141</text:p>
          </table:table-cell>
          <table:table-cell office:value-type="float" office:value="1711419671145" calcext:value-type="float">
            <text:p>1711419671145</text:p>
          </table:table-cell>
          <table:table-cell table:formula="of:=[.E142]-[.D142]" office:value-type="float" office:value="4" calcext:value-type="float">
            <text:p>4</text:p>
          </table:table-cell>
          <table:table-cell office:value-type="float" office:value="1711419877926" calcext:value-type="float">
            <text:p>1711419877926</text:p>
          </table:table-cell>
          <table:table-cell office:value-type="float" office:value="1711419877933" calcext:value-type="float">
            <text:p>1711419877933</text:p>
          </table:table-cell>
          <table:table-cell table:formula="of:=[.H142]-[.G14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158" calcext:value-type="float">
            <text:p>1711419349158</text:p>
          </table:table-cell>
          <table:table-cell office:value-type="float" office:value="1711419349145" calcext:value-type="float">
            <text:p>1711419349145</text:p>
          </table:table-cell>
          <table:table-cell table:style-name="ce2" table:formula="of:=[.A143]-[.B143]" office:value-type="float" office:value="13" calcext:value-type="float">
            <text:p>13</text:p>
          </table:table-cell>
          <table:table-cell office:value-type="float" office:value="1711419671143" calcext:value-type="float">
            <text:p>1711419671143</text:p>
          </table:table-cell>
          <table:table-cell office:value-type="float" office:value="1711419671147" calcext:value-type="float">
            <text:p>1711419671147</text:p>
          </table:table-cell>
          <table:table-cell table:formula="of:=[.E143]-[.D143]" office:value-type="float" office:value="4" calcext:value-type="float">
            <text:p>4</text:p>
          </table:table-cell>
          <table:table-cell office:value-type="float" office:value="1711419877927" calcext:value-type="float">
            <text:p>1711419877927</text:p>
          </table:table-cell>
          <table:table-cell office:value-type="float" office:value="1711419877936" calcext:value-type="float">
            <text:p>1711419877936</text:p>
          </table:table-cell>
          <table:table-cell table:formula="of:=[.H143]-[.G143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162" calcext:value-type="float">
            <text:p>1711419349162</text:p>
          </table:table-cell>
          <table:table-cell office:value-type="float" office:value="1711419349158" calcext:value-type="float">
            <text:p>1711419349158</text:p>
          </table:table-cell>
          <table:table-cell table:style-name="ce2" table:formula="of:=[.A144]-[.B144]" office:value-type="float" office:value="4" calcext:value-type="float">
            <text:p>4</text:p>
          </table:table-cell>
          <table:table-cell office:value-type="float" office:value="1711419671143" calcext:value-type="float">
            <text:p>1711419671143</text:p>
          </table:table-cell>
          <table:table-cell office:value-type="float" office:value="1711419671147" calcext:value-type="float">
            <text:p>1711419671147</text:p>
          </table:table-cell>
          <table:table-cell table:formula="of:=[.E144]-[.D144]" office:value-type="float" office:value="4" calcext:value-type="float">
            <text:p>4</text:p>
          </table:table-cell>
          <table:table-cell office:value-type="float" office:value="1711419877929" calcext:value-type="float">
            <text:p>1711419877929</text:p>
          </table:table-cell>
          <table:table-cell office:value-type="float" office:value="1711419877936" calcext:value-type="float">
            <text:p>1711419877936</text:p>
          </table:table-cell>
          <table:table-cell table:formula="of:=[.H144]-[.G14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166" calcext:value-type="float">
            <text:p>1711419349166</text:p>
          </table:table-cell>
          <table:table-cell office:value-type="float" office:value="1711419349163" calcext:value-type="float">
            <text:p>1711419349163</text:p>
          </table:table-cell>
          <table:table-cell table:style-name="ce2" table:formula="of:=[.A145]-[.B145]" office:value-type="float" office:value="3" calcext:value-type="float">
            <text:p>3</text:p>
          </table:table-cell>
          <table:table-cell office:value-type="float" office:value="1711419671143" calcext:value-type="float">
            <text:p>1711419671143</text:p>
          </table:table-cell>
          <table:table-cell office:value-type="float" office:value="1711419671147" calcext:value-type="float">
            <text:p>1711419671147</text:p>
          </table:table-cell>
          <table:table-cell table:formula="of:=[.E145]-[.D145]" office:value-type="float" office:value="4" calcext:value-type="float">
            <text:p>4</text:p>
          </table:table-cell>
          <table:table-cell office:value-type="float" office:value="1711419877929" calcext:value-type="float">
            <text:p>1711419877929</text:p>
          </table:table-cell>
          <table:table-cell office:value-type="float" office:value="1711419877936" calcext:value-type="float">
            <text:p>1711419877936</text:p>
          </table:table-cell>
          <table:table-cell table:formula="of:=[.H145]-[.G14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169" calcext:value-type="float">
            <text:p>1711419349169</text:p>
          </table:table-cell>
          <table:table-cell office:value-type="float" office:value="1711419349166" calcext:value-type="float">
            <text:p>1711419349166</text:p>
          </table:table-cell>
          <table:table-cell table:style-name="ce2" table:formula="of:=[.A146]-[.B146]" office:value-type="float" office:value="3" calcext:value-type="float">
            <text:p>3</text:p>
          </table:table-cell>
          <table:table-cell office:value-type="float" office:value="1711419671145" calcext:value-type="float">
            <text:p>1711419671145</text:p>
          </table:table-cell>
          <table:table-cell office:value-type="float" office:value="1711419671148" calcext:value-type="float">
            <text:p>1711419671148</text:p>
          </table:table-cell>
          <table:table-cell table:formula="of:=[.E146]-[.D146]" office:value-type="float" office:value="3" calcext:value-type="float">
            <text:p>3</text:p>
          </table:table-cell>
          <table:table-cell office:value-type="float" office:value="1711419877929" calcext:value-type="float">
            <text:p>1711419877929</text:p>
          </table:table-cell>
          <table:table-cell office:value-type="float" office:value="1711419877936" calcext:value-type="float">
            <text:p>1711419877936</text:p>
          </table:table-cell>
          <table:table-cell table:formula="of:=[.H146]-[.G14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173" calcext:value-type="float">
            <text:p>1711419349173</text:p>
          </table:table-cell>
          <table:table-cell office:value-type="float" office:value="1711419349169" calcext:value-type="float">
            <text:p>1711419349169</text:p>
          </table:table-cell>
          <table:table-cell table:style-name="ce2" table:formula="of:=[.A147]-[.B147]" office:value-type="float" office:value="4" calcext:value-type="float">
            <text:p>4</text:p>
          </table:table-cell>
          <table:table-cell office:value-type="float" office:value="1711419671147" calcext:value-type="float">
            <text:p>1711419671147</text:p>
          </table:table-cell>
          <table:table-cell office:value-type="float" office:value="1711419671151" calcext:value-type="float">
            <text:p>1711419671151</text:p>
          </table:table-cell>
          <table:table-cell table:formula="of:=[.E147]-[.D147]" office:value-type="float" office:value="4" calcext:value-type="float">
            <text:p>4</text:p>
          </table:table-cell>
          <table:table-cell office:value-type="float" office:value="1711419877929" calcext:value-type="float">
            <text:p>1711419877929</text:p>
          </table:table-cell>
          <table:table-cell office:value-type="float" office:value="1711419877936" calcext:value-type="float">
            <text:p>1711419877936</text:p>
          </table:table-cell>
          <table:table-cell table:formula="of:=[.H147]-[.G14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177" calcext:value-type="float">
            <text:p>1711419349177</text:p>
          </table:table-cell>
          <table:table-cell office:value-type="float" office:value="1711419349173" calcext:value-type="float">
            <text:p>1711419349173</text:p>
          </table:table-cell>
          <table:table-cell table:style-name="ce2" table:formula="of:=[.A148]-[.B148]" office:value-type="float" office:value="4" calcext:value-type="float">
            <text:p>4</text:p>
          </table:table-cell>
          <table:table-cell office:value-type="float" office:value="1711419671147" calcext:value-type="float">
            <text:p>1711419671147</text:p>
          </table:table-cell>
          <table:table-cell office:value-type="float" office:value="1711419671151" calcext:value-type="float">
            <text:p>1711419671151</text:p>
          </table:table-cell>
          <table:table-cell table:formula="of:=[.E148]-[.D148]" office:value-type="float" office:value="4" calcext:value-type="float">
            <text:p>4</text:p>
          </table:table-cell>
          <table:table-cell office:value-type="float" office:value="1711419877932" calcext:value-type="float">
            <text:p>1711419877932</text:p>
          </table:table-cell>
          <table:table-cell office:value-type="float" office:value="1711419877937" calcext:value-type="float">
            <text:p>1711419877937</text:p>
          </table:table-cell>
          <table:table-cell table:formula="of:=[.H148]-[.G14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181" calcext:value-type="float">
            <text:p>1711419349181</text:p>
          </table:table-cell>
          <table:table-cell office:value-type="float" office:value="1711419349177" calcext:value-type="float">
            <text:p>1711419349177</text:p>
          </table:table-cell>
          <table:table-cell table:style-name="ce2" table:formula="of:=[.A149]-[.B149]" office:value-type="float" office:value="4" calcext:value-type="float">
            <text:p>4</text:p>
          </table:table-cell>
          <table:table-cell office:value-type="float" office:value="1711419671147" calcext:value-type="float">
            <text:p>1711419671147</text:p>
          </table:table-cell>
          <table:table-cell office:value-type="float" office:value="1711419671151" calcext:value-type="float">
            <text:p>1711419671151</text:p>
          </table:table-cell>
          <table:table-cell table:formula="of:=[.E149]-[.D149]" office:value-type="float" office:value="4" calcext:value-type="float">
            <text:p>4</text:p>
          </table:table-cell>
          <table:table-cell office:value-type="float" office:value="1711419877932" calcext:value-type="float">
            <text:p>1711419877932</text:p>
          </table:table-cell>
          <table:table-cell office:value-type="float" office:value="1711419877937" calcext:value-type="float">
            <text:p>1711419877937</text:p>
          </table:table-cell>
          <table:table-cell table:formula="of:=[.H149]-[.G14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184" calcext:value-type="float">
            <text:p>1711419349184</text:p>
          </table:table-cell>
          <table:table-cell office:value-type="float" office:value="1711419349181" calcext:value-type="float">
            <text:p>1711419349181</text:p>
          </table:table-cell>
          <table:table-cell table:style-name="ce2" table:formula="of:=[.A150]-[.B150]" office:value-type="float" office:value="3" calcext:value-type="float">
            <text:p>3</text:p>
          </table:table-cell>
          <table:table-cell office:value-type="float" office:value="1711419671148" calcext:value-type="float">
            <text:p>1711419671148</text:p>
          </table:table-cell>
          <table:table-cell office:value-type="float" office:value="1711419671152" calcext:value-type="float">
            <text:p>1711419671152</text:p>
          </table:table-cell>
          <table:table-cell table:formula="of:=[.E150]-[.D150]" office:value-type="float" office:value="4" calcext:value-type="float">
            <text:p>4</text:p>
          </table:table-cell>
          <table:table-cell office:value-type="float" office:value="1711419877934" calcext:value-type="float">
            <text:p>1711419877934</text:p>
          </table:table-cell>
          <table:table-cell office:value-type="float" office:value="1711419877939" calcext:value-type="float">
            <text:p>1711419877939</text:p>
          </table:table-cell>
          <table:table-cell table:formula="of:=[.H150]-[.G15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187" calcext:value-type="float">
            <text:p>1711419349187</text:p>
          </table:table-cell>
          <table:table-cell office:value-type="float" office:value="1711419349184" calcext:value-type="float">
            <text:p>1711419349184</text:p>
          </table:table-cell>
          <table:table-cell table:style-name="ce2" table:formula="of:=[.A151]-[.B151]" office:value-type="float" office:value="3" calcext:value-type="float">
            <text:p>3</text:p>
          </table:table-cell>
          <table:table-cell office:value-type="float" office:value="1711419671151" calcext:value-type="float">
            <text:p>1711419671151</text:p>
          </table:table-cell>
          <table:table-cell office:value-type="float" office:value="1711419671154" calcext:value-type="float">
            <text:p>1711419671154</text:p>
          </table:table-cell>
          <table:table-cell table:formula="of:=[.E151]-[.D151]" office:value-type="float" office:value="3" calcext:value-type="float">
            <text:p>3</text:p>
          </table:table-cell>
          <table:table-cell office:value-type="float" office:value="1711419877936" calcext:value-type="float">
            <text:p>1711419877936</text:p>
          </table:table-cell>
          <table:table-cell office:value-type="float" office:value="1711419877944" calcext:value-type="float">
            <text:p>1711419877944</text:p>
          </table:table-cell>
          <table:table-cell table:formula="of:=[.H151]-[.G151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191" calcext:value-type="float">
            <text:p>1711419349191</text:p>
          </table:table-cell>
          <table:table-cell office:value-type="float" office:value="1711419349188" calcext:value-type="float">
            <text:p>1711419349188</text:p>
          </table:table-cell>
          <table:table-cell table:style-name="ce2" table:formula="of:=[.A152]-[.B152]" office:value-type="float" office:value="3" calcext:value-type="float">
            <text:p>3</text:p>
          </table:table-cell>
          <table:table-cell office:value-type="float" office:value="1711419671151" calcext:value-type="float">
            <text:p>1711419671151</text:p>
          </table:table-cell>
          <table:table-cell office:value-type="float" office:value="1711419671155" calcext:value-type="float">
            <text:p>1711419671155</text:p>
          </table:table-cell>
          <table:table-cell table:formula="of:=[.E152]-[.D152]" office:value-type="float" office:value="4" calcext:value-type="float">
            <text:p>4</text:p>
          </table:table-cell>
          <table:table-cell office:value-type="float" office:value="1711419877936" calcext:value-type="float">
            <text:p>1711419877936</text:p>
          </table:table-cell>
          <table:table-cell office:value-type="float" office:value="1711419877945" calcext:value-type="float">
            <text:p>1711419877945</text:p>
          </table:table-cell>
          <table:table-cell table:formula="of:=[.H152]-[.G152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195" calcext:value-type="float">
            <text:p>1711419349195</text:p>
          </table:table-cell>
          <table:table-cell office:value-type="float" office:value="1711419349191" calcext:value-type="float">
            <text:p>1711419349191</text:p>
          </table:table-cell>
          <table:table-cell table:style-name="ce2" table:formula="of:=[.A153]-[.B153]" office:value-type="float" office:value="4" calcext:value-type="float">
            <text:p>4</text:p>
          </table:table-cell>
          <table:table-cell office:value-type="float" office:value="1711419671151" calcext:value-type="float">
            <text:p>1711419671151</text:p>
          </table:table-cell>
          <table:table-cell office:value-type="float" office:value="1711419671155" calcext:value-type="float">
            <text:p>1711419671155</text:p>
          </table:table-cell>
          <table:table-cell table:formula="of:=[.E153]-[.D153]" office:value-type="float" office:value="4" calcext:value-type="float">
            <text:p>4</text:p>
          </table:table-cell>
          <table:table-cell office:value-type="float" office:value="1711419877937" calcext:value-type="float">
            <text:p>1711419877937</text:p>
          </table:table-cell>
          <table:table-cell office:value-type="float" office:value="1711419877945" calcext:value-type="float">
            <text:p>1711419877945</text:p>
          </table:table-cell>
          <table:table-cell table:formula="of:=[.H153]-[.G15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198" calcext:value-type="float">
            <text:p>1711419349198</text:p>
          </table:table-cell>
          <table:table-cell office:value-type="float" office:value="1711419349195" calcext:value-type="float">
            <text:p>1711419349195</text:p>
          </table:table-cell>
          <table:table-cell table:style-name="ce2" table:formula="of:=[.A154]-[.B154]" office:value-type="float" office:value="3" calcext:value-type="float">
            <text:p>3</text:p>
          </table:table-cell>
          <table:table-cell office:value-type="float" office:value="1711419671152" calcext:value-type="float">
            <text:p>1711419671152</text:p>
          </table:table-cell>
          <table:table-cell office:value-type="float" office:value="1711419671155" calcext:value-type="float">
            <text:p>1711419671155</text:p>
          </table:table-cell>
          <table:table-cell table:formula="of:=[.E154]-[.D154]" office:value-type="float" office:value="3" calcext:value-type="float">
            <text:p>3</text:p>
          </table:table-cell>
          <table:table-cell office:value-type="float" office:value="1711419877937" calcext:value-type="float">
            <text:p>1711419877937</text:p>
          </table:table-cell>
          <table:table-cell office:value-type="float" office:value="1711419877945" calcext:value-type="float">
            <text:p>1711419877945</text:p>
          </table:table-cell>
          <table:table-cell table:formula="of:=[.H154]-[.G154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202" calcext:value-type="float">
            <text:p>1711419349202</text:p>
          </table:table-cell>
          <table:table-cell office:value-type="float" office:value="1711419349198" calcext:value-type="float">
            <text:p>1711419349198</text:p>
          </table:table-cell>
          <table:table-cell table:style-name="ce2" table:formula="of:=[.A155]-[.B155]" office:value-type="float" office:value="4" calcext:value-type="float">
            <text:p>4</text:p>
          </table:table-cell>
          <table:table-cell office:value-type="float" office:value="1711419671154" calcext:value-type="float">
            <text:p>1711419671154</text:p>
          </table:table-cell>
          <table:table-cell office:value-type="float" office:value="1711419671158" calcext:value-type="float">
            <text:p>1711419671158</text:p>
          </table:table-cell>
          <table:table-cell table:formula="of:=[.E155]-[.D155]" office:value-type="float" office:value="4" calcext:value-type="float">
            <text:p>4</text:p>
          </table:table-cell>
          <table:table-cell office:value-type="float" office:value="1711419877937" calcext:value-type="float">
            <text:p>1711419877937</text:p>
          </table:table-cell>
          <table:table-cell office:value-type="float" office:value="1711419877946" calcext:value-type="float">
            <text:p>1711419877946</text:p>
          </table:table-cell>
          <table:table-cell table:formula="of:=[.H155]-[.G155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205" calcext:value-type="float">
            <text:p>1711419349205</text:p>
          </table:table-cell>
          <table:table-cell office:value-type="float" office:value="1711419349202" calcext:value-type="float">
            <text:p>1711419349202</text:p>
          </table:table-cell>
          <table:table-cell table:style-name="ce2" table:formula="of:=[.A156]-[.B156]" office:value-type="float" office:value="3" calcext:value-type="float">
            <text:p>3</text:p>
          </table:table-cell>
          <table:table-cell office:value-type="float" office:value="1711419671155" calcext:value-type="float">
            <text:p>1711419671155</text:p>
          </table:table-cell>
          <table:table-cell office:value-type="float" office:value="1711419671159" calcext:value-type="float">
            <text:p>1711419671159</text:p>
          </table:table-cell>
          <table:table-cell table:formula="of:=[.E156]-[.D156]" office:value-type="float" office:value="4" calcext:value-type="float">
            <text:p>4</text:p>
          </table:table-cell>
          <table:table-cell office:value-type="float" office:value="1711419877937" calcext:value-type="float">
            <text:p>1711419877937</text:p>
          </table:table-cell>
          <table:table-cell office:value-type="float" office:value="1711419877946" calcext:value-type="float">
            <text:p>1711419877946</text:p>
          </table:table-cell>
          <table:table-cell table:formula="of:=[.H156]-[.G156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208" calcext:value-type="float">
            <text:p>1711419349208</text:p>
          </table:table-cell>
          <table:table-cell office:value-type="float" office:value="1711419349205" calcext:value-type="float">
            <text:p>1711419349205</text:p>
          </table:table-cell>
          <table:table-cell table:style-name="ce2" table:formula="of:=[.A157]-[.B157]" office:value-type="float" office:value="3" calcext:value-type="float">
            <text:p>3</text:p>
          </table:table-cell>
          <table:table-cell office:value-type="float" office:value="1711419671156" calcext:value-type="float">
            <text:p>1711419671156</text:p>
          </table:table-cell>
          <table:table-cell office:value-type="float" office:value="1711419671160" calcext:value-type="float">
            <text:p>1711419671160</text:p>
          </table:table-cell>
          <table:table-cell table:formula="of:=[.E157]-[.D157]" office:value-type="float" office:value="4" calcext:value-type="float">
            <text:p>4</text:p>
          </table:table-cell>
          <table:table-cell office:value-type="float" office:value="1711419877937" calcext:value-type="float">
            <text:p>1711419877937</text:p>
          </table:table-cell>
          <table:table-cell office:value-type="float" office:value="1711419877947" calcext:value-type="float">
            <text:p>1711419877947</text:p>
          </table:table-cell>
          <table:table-cell table:formula="of:=[.H157]-[.G157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11419349212" calcext:value-type="float">
            <text:p>1711419349212</text:p>
          </table:table-cell>
          <table:table-cell office:value-type="float" office:value="1711419349209" calcext:value-type="float">
            <text:p>1711419349209</text:p>
          </table:table-cell>
          <table:table-cell table:style-name="ce2" table:formula="of:=[.A158]-[.B158]" office:value-type="float" office:value="3" calcext:value-type="float">
            <text:p>3</text:p>
          </table:table-cell>
          <table:table-cell office:value-type="float" office:value="1711419671156" calcext:value-type="float">
            <text:p>1711419671156</text:p>
          </table:table-cell>
          <table:table-cell office:value-type="float" office:value="1711419671160" calcext:value-type="float">
            <text:p>1711419671160</text:p>
          </table:table-cell>
          <table:table-cell table:formula="of:=[.E158]-[.D158]" office:value-type="float" office:value="4" calcext:value-type="float">
            <text:p>4</text:p>
          </table:table-cell>
          <table:table-cell office:value-type="float" office:value="1711419877939" calcext:value-type="float">
            <text:p>1711419877939</text:p>
          </table:table-cell>
          <table:table-cell office:value-type="float" office:value="1711419877947" calcext:value-type="float">
            <text:p>1711419877947</text:p>
          </table:table-cell>
          <table:table-cell table:formula="of:=[.H158]-[.G15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215" calcext:value-type="float">
            <text:p>1711419349215</text:p>
          </table:table-cell>
          <table:table-cell office:value-type="float" office:value="1711419349212" calcext:value-type="float">
            <text:p>1711419349212</text:p>
          </table:table-cell>
          <table:table-cell table:style-name="ce2" table:formula="of:=[.A159]-[.B159]" office:value-type="float" office:value="3" calcext:value-type="float">
            <text:p>3</text:p>
          </table:table-cell>
          <table:table-cell office:value-type="float" office:value="1711419671158" calcext:value-type="float">
            <text:p>1711419671158</text:p>
          </table:table-cell>
          <table:table-cell office:value-type="float" office:value="1711419671162" calcext:value-type="float">
            <text:p>1711419671162</text:p>
          </table:table-cell>
          <table:table-cell table:formula="of:=[.E159]-[.D159]" office:value-type="float" office:value="4" calcext:value-type="float">
            <text:p>4</text:p>
          </table:table-cell>
          <table:table-cell office:value-type="float" office:value="1711419877945" calcext:value-type="float">
            <text:p>1711419877945</text:p>
          </table:table-cell>
          <table:table-cell office:value-type="float" office:value="1711419877950" calcext:value-type="float">
            <text:p>1711419877950</text:p>
          </table:table-cell>
          <table:table-cell table:formula="of:=[.H159]-[.G15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218" calcext:value-type="float">
            <text:p>1711419349218</text:p>
          </table:table-cell>
          <table:table-cell office:value-type="float" office:value="1711419349215" calcext:value-type="float">
            <text:p>1711419349215</text:p>
          </table:table-cell>
          <table:table-cell table:style-name="ce2" table:formula="of:=[.A160]-[.B160]" office:value-type="float" office:value="3" calcext:value-type="float">
            <text:p>3</text:p>
          </table:table-cell>
          <table:table-cell office:value-type="float" office:value="1711419671159" calcext:value-type="float">
            <text:p>1711419671159</text:p>
          </table:table-cell>
          <table:table-cell office:value-type="float" office:value="1711419671162" calcext:value-type="float">
            <text:p>1711419671162</text:p>
          </table:table-cell>
          <table:table-cell table:formula="of:=[.E160]-[.D160]" office:value-type="float" office:value="3" calcext:value-type="float">
            <text:p>3</text:p>
          </table:table-cell>
          <table:table-cell office:value-type="float" office:value="1711419877945" calcext:value-type="float">
            <text:p>1711419877945</text:p>
          </table:table-cell>
          <table:table-cell office:value-type="float" office:value="1711419877951" calcext:value-type="float">
            <text:p>1711419877951</text:p>
          </table:table-cell>
          <table:table-cell table:formula="of:=[.H160]-[.G16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222" calcext:value-type="float">
            <text:p>1711419349222</text:p>
          </table:table-cell>
          <table:table-cell office:value-type="float" office:value="1711419349219" calcext:value-type="float">
            <text:p>1711419349219</text:p>
          </table:table-cell>
          <table:table-cell table:style-name="ce2" table:formula="of:=[.A161]-[.B161]" office:value-type="float" office:value="3" calcext:value-type="float">
            <text:p>3</text:p>
          </table:table-cell>
          <table:table-cell office:value-type="float" office:value="1711419671160" calcext:value-type="float">
            <text:p>1711419671160</text:p>
          </table:table-cell>
          <table:table-cell office:value-type="float" office:value="1711419671163" calcext:value-type="float">
            <text:p>1711419671163</text:p>
          </table:table-cell>
          <table:table-cell table:formula="of:=[.E161]-[.D161]" office:value-type="float" office:value="3" calcext:value-type="float">
            <text:p>3</text:p>
          </table:table-cell>
          <table:table-cell office:value-type="float" office:value="1711419877945" calcext:value-type="float">
            <text:p>1711419877945</text:p>
          </table:table-cell>
          <table:table-cell office:value-type="float" office:value="1711419877951" calcext:value-type="float">
            <text:p>1711419877951</text:p>
          </table:table-cell>
          <table:table-cell table:formula="of:=[.H161]-[.G16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225" calcext:value-type="float">
            <text:p>1711419349225</text:p>
          </table:table-cell>
          <table:table-cell office:value-type="float" office:value="1711419349222" calcext:value-type="float">
            <text:p>1711419349222</text:p>
          </table:table-cell>
          <table:table-cell table:style-name="ce2" table:formula="of:=[.A162]-[.B162]" office:value-type="float" office:value="3" calcext:value-type="float">
            <text:p>3</text:p>
          </table:table-cell>
          <table:table-cell office:value-type="float" office:value="1711419671160" calcext:value-type="float">
            <text:p>1711419671160</text:p>
          </table:table-cell>
          <table:table-cell office:value-type="float" office:value="1711419671163" calcext:value-type="float">
            <text:p>1711419671163</text:p>
          </table:table-cell>
          <table:table-cell table:formula="of:=[.E162]-[.D162]" office:value-type="float" office:value="3" calcext:value-type="float">
            <text:p>3</text:p>
          </table:table-cell>
          <table:table-cell office:value-type="float" office:value="1711419877945" calcext:value-type="float">
            <text:p>1711419877945</text:p>
          </table:table-cell>
          <table:table-cell office:value-type="float" office:value="1711419877951" calcext:value-type="float">
            <text:p>1711419877951</text:p>
          </table:table-cell>
          <table:table-cell table:formula="of:=[.H162]-[.G16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228" calcext:value-type="float">
            <text:p>1711419349228</text:p>
          </table:table-cell>
          <table:table-cell office:value-type="float" office:value="1711419349225" calcext:value-type="float">
            <text:p>1711419349225</text:p>
          </table:table-cell>
          <table:table-cell table:style-name="ce2" table:formula="of:=[.A163]-[.B163]" office:value-type="float" office:value="3" calcext:value-type="float">
            <text:p>3</text:p>
          </table:table-cell>
          <table:table-cell office:value-type="float" office:value="1711419671162" calcext:value-type="float">
            <text:p>1711419671162</text:p>
          </table:table-cell>
          <table:table-cell office:value-type="float" office:value="1711419671166" calcext:value-type="float">
            <text:p>1711419671166</text:p>
          </table:table-cell>
          <table:table-cell table:formula="of:=[.E163]-[.D163]" office:value-type="float" office:value="4" calcext:value-type="float">
            <text:p>4</text:p>
          </table:table-cell>
          <table:table-cell office:value-type="float" office:value="1711419877946" calcext:value-type="float">
            <text:p>1711419877946</text:p>
          </table:table-cell>
          <table:table-cell office:value-type="float" office:value="1711419877951" calcext:value-type="float">
            <text:p>1711419877951</text:p>
          </table:table-cell>
          <table:table-cell table:formula="of:=[.H163]-[.G16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231" calcext:value-type="float">
            <text:p>1711419349231</text:p>
          </table:table-cell>
          <table:table-cell office:value-type="float" office:value="1711419349228" calcext:value-type="float">
            <text:p>1711419349228</text:p>
          </table:table-cell>
          <table:table-cell table:style-name="ce2" table:formula="of:=[.A164]-[.B164]" office:value-type="float" office:value="3" calcext:value-type="float">
            <text:p>3</text:p>
          </table:table-cell>
          <table:table-cell office:value-type="float" office:value="1711419671162" calcext:value-type="float">
            <text:p>1711419671162</text:p>
          </table:table-cell>
          <table:table-cell office:value-type="float" office:value="1711419671166" calcext:value-type="float">
            <text:p>1711419671166</text:p>
          </table:table-cell>
          <table:table-cell table:formula="of:=[.E164]-[.D164]" office:value-type="float" office:value="4" calcext:value-type="float">
            <text:p>4</text:p>
          </table:table-cell>
          <table:table-cell office:value-type="float" office:value="1711419877947" calcext:value-type="float">
            <text:p>1711419877947</text:p>
          </table:table-cell>
          <table:table-cell office:value-type="float" office:value="1711419877952" calcext:value-type="float">
            <text:p>1711419877952</text:p>
          </table:table-cell>
          <table:table-cell table:formula="of:=[.H164]-[.G164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235" calcext:value-type="float">
            <text:p>1711419349235</text:p>
          </table:table-cell>
          <table:table-cell office:value-type="float" office:value="1711419349232" calcext:value-type="float">
            <text:p>1711419349232</text:p>
          </table:table-cell>
          <table:table-cell table:style-name="ce2" table:formula="of:=[.A165]-[.B165]" office:value-type="float" office:value="3" calcext:value-type="float">
            <text:p>3</text:p>
          </table:table-cell>
          <table:table-cell office:value-type="float" office:value="1711419671163" calcext:value-type="float">
            <text:p>1711419671163</text:p>
          </table:table-cell>
          <table:table-cell office:value-type="float" office:value="1711419671167" calcext:value-type="float">
            <text:p>1711419671167</text:p>
          </table:table-cell>
          <table:table-cell table:formula="of:=[.E165]-[.D165]" office:value-type="float" office:value="4" calcext:value-type="float">
            <text:p>4</text:p>
          </table:table-cell>
          <table:table-cell office:value-type="float" office:value="1711419877947" calcext:value-type="float">
            <text:p>1711419877947</text:p>
          </table:table-cell>
          <table:table-cell office:value-type="float" office:value="1711419877953" calcext:value-type="float">
            <text:p>1711419877953</text:p>
          </table:table-cell>
          <table:table-cell table:formula="of:=[.H165]-[.G16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238" calcext:value-type="float">
            <text:p>1711419349238</text:p>
          </table:table-cell>
          <table:table-cell office:value-type="float" office:value="1711419349235" calcext:value-type="float">
            <text:p>1711419349235</text:p>
          </table:table-cell>
          <table:table-cell table:style-name="ce2" table:formula="of:=[.A166]-[.B166]" office:value-type="float" office:value="3" calcext:value-type="float">
            <text:p>3</text:p>
          </table:table-cell>
          <table:table-cell office:value-type="float" office:value="1711419671164" calcext:value-type="float">
            <text:p>1711419671164</text:p>
          </table:table-cell>
          <table:table-cell office:value-type="float" office:value="1711419671167" calcext:value-type="float">
            <text:p>1711419671167</text:p>
          </table:table-cell>
          <table:table-cell table:formula="of:=[.E166]-[.D166]" office:value-type="float" office:value="3" calcext:value-type="float">
            <text:p>3</text:p>
          </table:table-cell>
          <table:table-cell office:value-type="float" office:value="1711419877947" calcext:value-type="float">
            <text:p>1711419877947</text:p>
          </table:table-cell>
          <table:table-cell office:value-type="float" office:value="1711419877953" calcext:value-type="float">
            <text:p>1711419877953</text:p>
          </table:table-cell>
          <table:table-cell table:formula="of:=[.H166]-[.G16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241" calcext:value-type="float">
            <text:p>1711419349241</text:p>
          </table:table-cell>
          <table:table-cell office:value-type="float" office:value="1711419349238" calcext:value-type="float">
            <text:p>1711419349238</text:p>
          </table:table-cell>
          <table:table-cell table:style-name="ce2" table:formula="of:=[.A167]-[.B167]" office:value-type="float" office:value="3" calcext:value-type="float">
            <text:p>3</text:p>
          </table:table-cell>
          <table:table-cell office:value-type="float" office:value="1711419671166" calcext:value-type="float">
            <text:p>1711419671166</text:p>
          </table:table-cell>
          <table:table-cell office:value-type="float" office:value="1711419671169" calcext:value-type="float">
            <text:p>1711419671169</text:p>
          </table:table-cell>
          <table:table-cell table:formula="of:=[.E167]-[.D167]" office:value-type="float" office:value="3" calcext:value-type="float">
            <text:p>3</text:p>
          </table:table-cell>
          <table:table-cell office:value-type="float" office:value="1711419877951" calcext:value-type="float">
            <text:p>1711419877951</text:p>
          </table:table-cell>
          <table:table-cell office:value-type="float" office:value="1711419877956" calcext:value-type="float">
            <text:p>1711419877956</text:p>
          </table:table-cell>
          <table:table-cell table:formula="of:=[.H167]-[.G16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244" calcext:value-type="float">
            <text:p>1711419349244</text:p>
          </table:table-cell>
          <table:table-cell office:value-type="float" office:value="1711419349241" calcext:value-type="float">
            <text:p>1711419349241</text:p>
          </table:table-cell>
          <table:table-cell table:style-name="ce2" table:formula="of:=[.A168]-[.B168]" office:value-type="float" office:value="3" calcext:value-type="float">
            <text:p>3</text:p>
          </table:table-cell>
          <table:table-cell office:value-type="float" office:value="1711419671166" calcext:value-type="float">
            <text:p>1711419671166</text:p>
          </table:table-cell>
          <table:table-cell office:value-type="float" office:value="1711419671170" calcext:value-type="float">
            <text:p>1711419671170</text:p>
          </table:table-cell>
          <table:table-cell table:formula="of:=[.E168]-[.D168]" office:value-type="float" office:value="4" calcext:value-type="float">
            <text:p>4</text:p>
          </table:table-cell>
          <table:table-cell office:value-type="float" office:value="1711419877951" calcext:value-type="float">
            <text:p>1711419877951</text:p>
          </table:table-cell>
          <table:table-cell office:value-type="float" office:value="1711419877957" calcext:value-type="float">
            <text:p>1711419877957</text:p>
          </table:table-cell>
          <table:table-cell table:formula="of:=[.H168]-[.G16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247" calcext:value-type="float">
            <text:p>1711419349247</text:p>
          </table:table-cell>
          <table:table-cell office:value-type="float" office:value="1711419349244" calcext:value-type="float">
            <text:p>1711419349244</text:p>
          </table:table-cell>
          <table:table-cell table:style-name="ce2" table:formula="of:=[.A169]-[.B169]" office:value-type="float" office:value="3" calcext:value-type="float">
            <text:p>3</text:p>
          </table:table-cell>
          <table:table-cell office:value-type="float" office:value="1711419671167" calcext:value-type="float">
            <text:p>1711419671167</text:p>
          </table:table-cell>
          <table:table-cell office:value-type="float" office:value="1711419671171" calcext:value-type="float">
            <text:p>1711419671171</text:p>
          </table:table-cell>
          <table:table-cell table:formula="of:=[.E169]-[.D169]" office:value-type="float" office:value="4" calcext:value-type="float">
            <text:p>4</text:p>
          </table:table-cell>
          <table:table-cell office:value-type="float" office:value="1711419877951" calcext:value-type="float">
            <text:p>1711419877951</text:p>
          </table:table-cell>
          <table:table-cell office:value-type="float" office:value="1711419877958" calcext:value-type="float">
            <text:p>1711419877958</text:p>
          </table:table-cell>
          <table:table-cell table:formula="of:=[.H169]-[.G16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251" calcext:value-type="float">
            <text:p>1711419349251</text:p>
          </table:table-cell>
          <table:table-cell office:value-type="float" office:value="1711419349248" calcext:value-type="float">
            <text:p>1711419349248</text:p>
          </table:table-cell>
          <table:table-cell table:style-name="ce2" table:formula="of:=[.A170]-[.B170]" office:value-type="float" office:value="3" calcext:value-type="float">
            <text:p>3</text:p>
          </table:table-cell>
          <table:table-cell office:value-type="float" office:value="1711419671167" calcext:value-type="float">
            <text:p>1711419671167</text:p>
          </table:table-cell>
          <table:table-cell office:value-type="float" office:value="1711419671171" calcext:value-type="float">
            <text:p>1711419671171</text:p>
          </table:table-cell>
          <table:table-cell table:formula="of:=[.E170]-[.D170]" office:value-type="float" office:value="4" calcext:value-type="float">
            <text:p>4</text:p>
          </table:table-cell>
          <table:table-cell office:value-type="float" office:value="1711419877951" calcext:value-type="float">
            <text:p>1711419877951</text:p>
          </table:table-cell>
          <table:table-cell office:value-type="float" office:value="1711419877958" calcext:value-type="float">
            <text:p>1711419877958</text:p>
          </table:table-cell>
          <table:table-cell table:formula="of:=[.H170]-[.G17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254" calcext:value-type="float">
            <text:p>1711419349254</text:p>
          </table:table-cell>
          <table:table-cell office:value-type="float" office:value="1711419349251" calcext:value-type="float">
            <text:p>1711419349251</text:p>
          </table:table-cell>
          <table:table-cell table:style-name="ce2" table:formula="of:=[.A171]-[.B171]" office:value-type="float" office:value="3" calcext:value-type="float">
            <text:p>3</text:p>
          </table:table-cell>
          <table:table-cell office:value-type="float" office:value="1711419671170" calcext:value-type="float">
            <text:p>1711419671170</text:p>
          </table:table-cell>
          <table:table-cell office:value-type="float" office:value="1711419671173" calcext:value-type="float">
            <text:p>1711419671173</text:p>
          </table:table-cell>
          <table:table-cell table:formula="of:=[.E171]-[.D171]" office:value-type="float" office:value="3" calcext:value-type="float">
            <text:p>3</text:p>
          </table:table-cell>
          <table:table-cell office:value-type="float" office:value="1711419877951" calcext:value-type="float">
            <text:p>1711419877951</text:p>
          </table:table-cell>
          <table:table-cell office:value-type="float" office:value="1711419877958" calcext:value-type="float">
            <text:p>1711419877958</text:p>
          </table:table-cell>
          <table:table-cell table:formula="of:=[.H171]-[.G17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257" calcext:value-type="float">
            <text:p>1711419349257</text:p>
          </table:table-cell>
          <table:table-cell office:value-type="float" office:value="1711419349254" calcext:value-type="float">
            <text:p>1711419349254</text:p>
          </table:table-cell>
          <table:table-cell table:style-name="ce2" table:formula="of:=[.A172]-[.B172]" office:value-type="float" office:value="3" calcext:value-type="float">
            <text:p>3</text:p>
          </table:table-cell>
          <table:table-cell office:value-type="float" office:value="1711419671170" calcext:value-type="float">
            <text:p>1711419671170</text:p>
          </table:table-cell>
          <table:table-cell office:value-type="float" office:value="1711419671173" calcext:value-type="float">
            <text:p>1711419671173</text:p>
          </table:table-cell>
          <table:table-cell table:formula="of:=[.E172]-[.D172]" office:value-type="float" office:value="3" calcext:value-type="float">
            <text:p>3</text:p>
          </table:table-cell>
          <table:table-cell office:value-type="float" office:value="1711419877953" calcext:value-type="float">
            <text:p>1711419877953</text:p>
          </table:table-cell>
          <table:table-cell office:value-type="float" office:value="1711419877960" calcext:value-type="float">
            <text:p>1711419877960</text:p>
          </table:table-cell>
          <table:table-cell table:formula="of:=[.H172]-[.G17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262" calcext:value-type="float">
            <text:p>1711419349262</text:p>
          </table:table-cell>
          <table:table-cell office:value-type="float" office:value="1711419349257" calcext:value-type="float">
            <text:p>1711419349257</text:p>
          </table:table-cell>
          <table:table-cell table:style-name="ce2" table:formula="of:=[.A173]-[.B173]" office:value-type="float" office:value="5" calcext:value-type="float">
            <text:p>5</text:p>
          </table:table-cell>
          <table:table-cell office:value-type="float" office:value="1711419671171" calcext:value-type="float">
            <text:p>1711419671171</text:p>
          </table:table-cell>
          <table:table-cell office:value-type="float" office:value="1711419671174" calcext:value-type="float">
            <text:p>1711419671174</text:p>
          </table:table-cell>
          <table:table-cell table:formula="of:=[.E173]-[.D173]" office:value-type="float" office:value="3" calcext:value-type="float">
            <text:p>3</text:p>
          </table:table-cell>
          <table:table-cell office:value-type="float" office:value="1711419877953" calcext:value-type="float">
            <text:p>1711419877953</text:p>
          </table:table-cell>
          <table:table-cell office:value-type="float" office:value="1711419877960" calcext:value-type="float">
            <text:p>1711419877960</text:p>
          </table:table-cell>
          <table:table-cell table:formula="of:=[.H173]-[.G17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266" calcext:value-type="float">
            <text:p>1711419349266</text:p>
          </table:table-cell>
          <table:table-cell office:value-type="float" office:value="1711419349262" calcext:value-type="float">
            <text:p>1711419349262</text:p>
          </table:table-cell>
          <table:table-cell table:style-name="ce2" table:formula="of:=[.A174]-[.B174]" office:value-type="float" office:value="4" calcext:value-type="float">
            <text:p>4</text:p>
          </table:table-cell>
          <table:table-cell office:value-type="float" office:value="1711419671171" calcext:value-type="float">
            <text:p>1711419671171</text:p>
          </table:table-cell>
          <table:table-cell office:value-type="float" office:value="1711419671174" calcext:value-type="float">
            <text:p>1711419671174</text:p>
          </table:table-cell>
          <table:table-cell table:formula="of:=[.E174]-[.D174]" office:value-type="float" office:value="3" calcext:value-type="float">
            <text:p>3</text:p>
          </table:table-cell>
          <table:table-cell office:value-type="float" office:value="1711419877953" calcext:value-type="float">
            <text:p>1711419877953</text:p>
          </table:table-cell>
          <table:table-cell office:value-type="float" office:value="1711419877960" calcext:value-type="float">
            <text:p>1711419877960</text:p>
          </table:table-cell>
          <table:table-cell table:formula="of:=[.H174]-[.G17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270" calcext:value-type="float">
            <text:p>1711419349270</text:p>
          </table:table-cell>
          <table:table-cell office:value-type="float" office:value="1711419349267" calcext:value-type="float">
            <text:p>1711419349267</text:p>
          </table:table-cell>
          <table:table-cell table:style-name="ce2" table:formula="of:=[.A175]-[.B175]" office:value-type="float" office:value="3" calcext:value-type="float">
            <text:p>3</text:p>
          </table:table-cell>
          <table:table-cell office:value-type="float" office:value="1711419671173" calcext:value-type="float">
            <text:p>1711419671173</text:p>
          </table:table-cell>
          <table:table-cell office:value-type="float" office:value="1711419671177" calcext:value-type="float">
            <text:p>1711419671177</text:p>
          </table:table-cell>
          <table:table-cell table:formula="of:=[.E175]-[.D175]" office:value-type="float" office:value="4" calcext:value-type="float">
            <text:p>4</text:p>
          </table:table-cell>
          <table:table-cell office:value-type="float" office:value="1711419877956" calcext:value-type="float">
            <text:p>1711419877956</text:p>
          </table:table-cell>
          <table:table-cell office:value-type="float" office:value="1711419877964" calcext:value-type="float">
            <text:p>1711419877964</text:p>
          </table:table-cell>
          <table:table-cell table:formula="of:=[.H175]-[.G17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275" calcext:value-type="float">
            <text:p>1711419349275</text:p>
          </table:table-cell>
          <table:table-cell office:value-type="float" office:value="1711419349270" calcext:value-type="float">
            <text:p>1711419349270</text:p>
          </table:table-cell>
          <table:table-cell table:style-name="ce2" table:formula="of:=[.A176]-[.B176]" office:value-type="float" office:value="5" calcext:value-type="float">
            <text:p>5</text:p>
          </table:table-cell>
          <table:table-cell office:value-type="float" office:value="1711419671174" calcext:value-type="float">
            <text:p>1711419671174</text:p>
          </table:table-cell>
          <table:table-cell office:value-type="float" office:value="1711419671177" calcext:value-type="float">
            <text:p>1711419671177</text:p>
          </table:table-cell>
          <table:table-cell table:formula="of:=[.E176]-[.D176]" office:value-type="float" office:value="3" calcext:value-type="float">
            <text:p>3</text:p>
          </table:table-cell>
          <table:table-cell office:value-type="float" office:value="1711419877958" calcext:value-type="float">
            <text:p>1711419877958</text:p>
          </table:table-cell>
          <table:table-cell office:value-type="float" office:value="1711419877966" calcext:value-type="float">
            <text:p>1711419877966</text:p>
          </table:table-cell>
          <table:table-cell table:formula="of:=[.H176]-[.G176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283" calcext:value-type="float">
            <text:p>1711419349283</text:p>
          </table:table-cell>
          <table:table-cell office:value-type="float" office:value="1711419349276" calcext:value-type="float">
            <text:p>1711419349276</text:p>
          </table:table-cell>
          <table:table-cell table:style-name="ce2" table:formula="of:=[.A177]-[.B177]" office:value-type="float" office:value="7" calcext:value-type="float">
            <text:p>7</text:p>
          </table:table-cell>
          <table:table-cell office:value-type="float" office:value="1711419671174" calcext:value-type="float">
            <text:p>1711419671174</text:p>
          </table:table-cell>
          <table:table-cell office:value-type="float" office:value="1711419671178" calcext:value-type="float">
            <text:p>1711419671178</text:p>
          </table:table-cell>
          <table:table-cell table:formula="of:=[.E177]-[.D177]" office:value-type="float" office:value="4" calcext:value-type="float">
            <text:p>4</text:p>
          </table:table-cell>
          <table:table-cell office:value-type="float" office:value="1711419877958" calcext:value-type="float">
            <text:p>1711419877958</text:p>
          </table:table-cell>
          <table:table-cell office:value-type="float" office:value="1711419877966" calcext:value-type="float">
            <text:p>1711419877966</text:p>
          </table:table-cell>
          <table:table-cell table:formula="of:=[.H177]-[.G17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287" calcext:value-type="float">
            <text:p>1711419349287</text:p>
          </table:table-cell>
          <table:table-cell office:value-type="float" office:value="1711419349283" calcext:value-type="float">
            <text:p>1711419349283</text:p>
          </table:table-cell>
          <table:table-cell table:style-name="ce2" table:formula="of:=[.A178]-[.B178]" office:value-type="float" office:value="4" calcext:value-type="float">
            <text:p>4</text:p>
          </table:table-cell>
          <table:table-cell office:value-type="float" office:value="1711419671175" calcext:value-type="float">
            <text:p>1711419671175</text:p>
          </table:table-cell>
          <table:table-cell office:value-type="float" office:value="1711419671179" calcext:value-type="float">
            <text:p>1711419671179</text:p>
          </table:table-cell>
          <table:table-cell table:formula="of:=[.E178]-[.D178]" office:value-type="float" office:value="4" calcext:value-type="float">
            <text:p>4</text:p>
          </table:table-cell>
          <table:table-cell office:value-type="float" office:value="1711419877959" calcext:value-type="float">
            <text:p>1711419877959</text:p>
          </table:table-cell>
          <table:table-cell office:value-type="float" office:value="1711419877982" calcext:value-type="float">
            <text:p>1711419877982</text:p>
          </table:table-cell>
          <table:table-cell table:formula="of:=[.H178]-[.G178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11419349290" calcext:value-type="float">
            <text:p>1711419349290</text:p>
          </table:table-cell>
          <table:table-cell office:value-type="float" office:value="1711419349287" calcext:value-type="float">
            <text:p>1711419349287</text:p>
          </table:table-cell>
          <table:table-cell table:style-name="ce2" table:formula="of:=[.A179]-[.B179]" office:value-type="float" office:value="3" calcext:value-type="float">
            <text:p>3</text:p>
          </table:table-cell>
          <table:table-cell office:value-type="float" office:value="1711419671177" calcext:value-type="float">
            <text:p>1711419671177</text:p>
          </table:table-cell>
          <table:table-cell office:value-type="float" office:value="1711419671181" calcext:value-type="float">
            <text:p>1711419671181</text:p>
          </table:table-cell>
          <table:table-cell table:formula="of:=[.E179]-[.D179]" office:value-type="float" office:value="4" calcext:value-type="float">
            <text:p>4</text:p>
          </table:table-cell>
          <table:table-cell office:value-type="float" office:value="1711419877959" calcext:value-type="float">
            <text:p>1711419877959</text:p>
          </table:table-cell>
          <table:table-cell office:value-type="float" office:value="1711419877984" calcext:value-type="float">
            <text:p>1711419877984</text:p>
          </table:table-cell>
          <table:table-cell table:formula="of:=[.H179]-[.G179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1711419349294" calcext:value-type="float">
            <text:p>1711419349294</text:p>
          </table:table-cell>
          <table:table-cell office:value-type="float" office:value="1711419349290" calcext:value-type="float">
            <text:p>1711419349290</text:p>
          </table:table-cell>
          <table:table-cell table:style-name="ce2" table:formula="of:=[.A180]-[.B180]" office:value-type="float" office:value="4" calcext:value-type="float">
            <text:p>4</text:p>
          </table:table-cell>
          <table:table-cell office:value-type="float" office:value="1711419671178" calcext:value-type="float">
            <text:p>1711419671178</text:p>
          </table:table-cell>
          <table:table-cell office:value-type="float" office:value="1711419671181" calcext:value-type="float">
            <text:p>1711419671181</text:p>
          </table:table-cell>
          <table:table-cell table:formula="of:=[.E180]-[.D180]" office:value-type="float" office:value="3" calcext:value-type="float">
            <text:p>3</text:p>
          </table:table-cell>
          <table:table-cell office:value-type="float" office:value="1711419877961" calcext:value-type="float">
            <text:p>1711419877961</text:p>
          </table:table-cell>
          <table:table-cell office:value-type="float" office:value="1711419877985" calcext:value-type="float">
            <text:p>1711419877985</text:p>
          </table:table-cell>
          <table:table-cell table:formula="of:=[.H180]-[.G180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711419349297" calcext:value-type="float">
            <text:p>1711419349297</text:p>
          </table:table-cell>
          <table:table-cell office:value-type="float" office:value="1711419349294" calcext:value-type="float">
            <text:p>1711419349294</text:p>
          </table:table-cell>
          <table:table-cell table:style-name="ce2" table:formula="of:=[.A181]-[.B181]" office:value-type="float" office:value="3" calcext:value-type="float">
            <text:p>3</text:p>
          </table:table-cell>
          <table:table-cell office:value-type="float" office:value="1711419671179" calcext:value-type="float">
            <text:p>1711419671179</text:p>
          </table:table-cell>
          <table:table-cell office:value-type="float" office:value="1711419671182" calcext:value-type="float">
            <text:p>1711419671182</text:p>
          </table:table-cell>
          <table:table-cell table:formula="of:=[.E181]-[.D181]" office:value-type="float" office:value="3" calcext:value-type="float">
            <text:p>3</text:p>
          </table:table-cell>
          <table:table-cell office:value-type="float" office:value="1711419877961" calcext:value-type="float">
            <text:p>1711419877961</text:p>
          </table:table-cell>
          <table:table-cell office:value-type="float" office:value="1711419877985" calcext:value-type="float">
            <text:p>1711419877985</text:p>
          </table:table-cell>
          <table:table-cell table:formula="of:=[.H181]-[.G181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711419349300" calcext:value-type="float">
            <text:p>1711419349300</text:p>
          </table:table-cell>
          <table:table-cell office:value-type="float" office:value="1711419349297" calcext:value-type="float">
            <text:p>1711419349297</text:p>
          </table:table-cell>
          <table:table-cell table:style-name="ce2" table:formula="of:=[.A182]-[.B182]" office:value-type="float" office:value="3" calcext:value-type="float">
            <text:p>3</text:p>
          </table:table-cell>
          <table:table-cell office:value-type="float" office:value="1711419671179" calcext:value-type="float">
            <text:p>1711419671179</text:p>
          </table:table-cell>
          <table:table-cell office:value-type="float" office:value="1711419671182" calcext:value-type="float">
            <text:p>1711419671182</text:p>
          </table:table-cell>
          <table:table-cell table:formula="of:=[.E182]-[.D182]" office:value-type="float" office:value="3" calcext:value-type="float">
            <text:p>3</text:p>
          </table:table-cell>
          <table:table-cell office:value-type="float" office:value="1711419877961" calcext:value-type="float">
            <text:p>1711419877961</text:p>
          </table:table-cell>
          <table:table-cell office:value-type="float" office:value="1711419877985" calcext:value-type="float">
            <text:p>1711419877985</text:p>
          </table:table-cell>
          <table:table-cell table:formula="of:=[.H182]-[.G182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1711419349304" calcext:value-type="float">
            <text:p>1711419349304</text:p>
          </table:table-cell>
          <table:table-cell office:value-type="float" office:value="1711419349301" calcext:value-type="float">
            <text:p>1711419349301</text:p>
          </table:table-cell>
          <table:table-cell table:style-name="ce2" table:formula="of:=[.A183]-[.B183]" office:value-type="float" office:value="3" calcext:value-type="float">
            <text:p>3</text:p>
          </table:table-cell>
          <table:table-cell office:value-type="float" office:value="1711419671181" calcext:value-type="float">
            <text:p>1711419671181</text:p>
          </table:table-cell>
          <table:table-cell office:value-type="float" office:value="1711419671184" calcext:value-type="float">
            <text:p>1711419671184</text:p>
          </table:table-cell>
          <table:table-cell table:formula="of:=[.E183]-[.D183]" office:value-type="float" office:value="3" calcext:value-type="float">
            <text:p>3</text:p>
          </table:table-cell>
          <table:table-cell office:value-type="float" office:value="1711419877965" calcext:value-type="float">
            <text:p>1711419877965</text:p>
          </table:table-cell>
          <table:table-cell office:value-type="float" office:value="1711419877988" calcext:value-type="float">
            <text:p>1711419877988</text:p>
          </table:table-cell>
          <table:table-cell table:formula="of:=[.H183]-[.G183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11419349307" calcext:value-type="float">
            <text:p>1711419349307</text:p>
          </table:table-cell>
          <table:table-cell office:value-type="float" office:value="1711419349304" calcext:value-type="float">
            <text:p>1711419349304</text:p>
          </table:table-cell>
          <table:table-cell table:style-name="ce2" table:formula="of:=[.A184]-[.B184]" office:value-type="float" office:value="3" calcext:value-type="float">
            <text:p>3</text:p>
          </table:table-cell>
          <table:table-cell office:value-type="float" office:value="1711419671181" calcext:value-type="float">
            <text:p>1711419671181</text:p>
          </table:table-cell>
          <table:table-cell office:value-type="float" office:value="1711419671185" calcext:value-type="float">
            <text:p>1711419671185</text:p>
          </table:table-cell>
          <table:table-cell table:formula="of:=[.E184]-[.D184]" office:value-type="float" office:value="4" calcext:value-type="float">
            <text:p>4</text:p>
          </table:table-cell>
          <table:table-cell office:value-type="float" office:value="1711419877967" calcext:value-type="float">
            <text:p>1711419877967</text:p>
          </table:table-cell>
          <table:table-cell office:value-type="float" office:value="1711419877989" calcext:value-type="float">
            <text:p>1711419877989</text:p>
          </table:table-cell>
          <table:table-cell table:formula="of:=[.H184]-[.G184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711419349310" calcext:value-type="float">
            <text:p>1711419349310</text:p>
          </table:table-cell>
          <table:table-cell office:value-type="float" office:value="1711419349307" calcext:value-type="float">
            <text:p>1711419349307</text:p>
          </table:table-cell>
          <table:table-cell table:style-name="ce2" table:formula="of:=[.A185]-[.B185]" office:value-type="float" office:value="3" calcext:value-type="float">
            <text:p>3</text:p>
          </table:table-cell>
          <table:table-cell office:value-type="float" office:value="1711419671183" calcext:value-type="float">
            <text:p>1711419671183</text:p>
          </table:table-cell>
          <table:table-cell office:value-type="float" office:value="1711419671186" calcext:value-type="float">
            <text:p>1711419671186</text:p>
          </table:table-cell>
          <table:table-cell table:formula="of:=[.E185]-[.D185]" office:value-type="float" office:value="3" calcext:value-type="float">
            <text:p>3</text:p>
          </table:table-cell>
          <table:table-cell office:value-type="float" office:value="1711419877967" calcext:value-type="float">
            <text:p>1711419877967</text:p>
          </table:table-cell>
          <table:table-cell office:value-type="float" office:value="1711419877989" calcext:value-type="float">
            <text:p>1711419877989</text:p>
          </table:table-cell>
          <table:table-cell table:formula="of:=[.H185]-[.G185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711419349314" calcext:value-type="float">
            <text:p>1711419349314</text:p>
          </table:table-cell>
          <table:table-cell office:value-type="float" office:value="1711419349311" calcext:value-type="float">
            <text:p>1711419349311</text:p>
          </table:table-cell>
          <table:table-cell table:style-name="ce2" table:formula="of:=[.A186]-[.B186]" office:value-type="float" office:value="3" calcext:value-type="float">
            <text:p>3</text:p>
          </table:table-cell>
          <table:table-cell office:value-type="float" office:value="1711419671183" calcext:value-type="float">
            <text:p>1711419671183</text:p>
          </table:table-cell>
          <table:table-cell office:value-type="float" office:value="1711419671186" calcext:value-type="float">
            <text:p>1711419671186</text:p>
          </table:table-cell>
          <table:table-cell table:formula="of:=[.E186]-[.D186]" office:value-type="float" office:value="3" calcext:value-type="float">
            <text:p>3</text:p>
          </table:table-cell>
          <table:table-cell office:value-type="float" office:value="1711419877982" calcext:value-type="float">
            <text:p>1711419877982</text:p>
          </table:table-cell>
          <table:table-cell office:value-type="float" office:value="1711419877991" calcext:value-type="float">
            <text:p>1711419877991</text:p>
          </table:table-cell>
          <table:table-cell table:formula="of:=[.H186]-[.G186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318" calcext:value-type="float">
            <text:p>1711419349318</text:p>
          </table:table-cell>
          <table:table-cell office:value-type="float" office:value="1711419349314" calcext:value-type="float">
            <text:p>1711419349314</text:p>
          </table:table-cell>
          <table:table-cell table:style-name="ce2" table:formula="of:=[.A187]-[.B187]" office:value-type="float" office:value="4" calcext:value-type="float">
            <text:p>4</text:p>
          </table:table-cell>
          <table:table-cell office:value-type="float" office:value="1711419671185" calcext:value-type="float">
            <text:p>1711419671185</text:p>
          </table:table-cell>
          <table:table-cell office:value-type="float" office:value="1711419671188" calcext:value-type="float">
            <text:p>1711419671188</text:p>
          </table:table-cell>
          <table:table-cell table:formula="of:=[.E187]-[.D187]" office:value-type="float" office:value="3" calcext:value-type="float">
            <text:p>3</text:p>
          </table:table-cell>
          <table:table-cell office:value-type="float" office:value="1711419877985" calcext:value-type="float">
            <text:p>1711419877985</text:p>
          </table:table-cell>
          <table:table-cell office:value-type="float" office:value="1711419878002" calcext:value-type="float">
            <text:p>1711419878002</text:p>
          </table:table-cell>
          <table:table-cell table:formula="of:=[.H187]-[.G187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11419349322" calcext:value-type="float">
            <text:p>1711419349322</text:p>
          </table:table-cell>
          <table:table-cell office:value-type="float" office:value="1711419349318" calcext:value-type="float">
            <text:p>1711419349318</text:p>
          </table:table-cell>
          <table:table-cell table:style-name="ce2" table:formula="of:=[.A188]-[.B188]" office:value-type="float" office:value="4" calcext:value-type="float">
            <text:p>4</text:p>
          </table:table-cell>
          <table:table-cell office:value-type="float" office:value="1711419671185" calcext:value-type="float">
            <text:p>1711419671185</text:p>
          </table:table-cell>
          <table:table-cell office:value-type="float" office:value="1711419671188" calcext:value-type="float">
            <text:p>1711419671188</text:p>
          </table:table-cell>
          <table:table-cell table:formula="of:=[.E188]-[.D188]" office:value-type="float" office:value="3" calcext:value-type="float">
            <text:p>3</text:p>
          </table:table-cell>
          <table:table-cell office:value-type="float" office:value="1711419877985" calcext:value-type="float">
            <text:p>1711419877985</text:p>
          </table:table-cell>
          <table:table-cell office:value-type="float" office:value="1711419878002" calcext:value-type="float">
            <text:p>1711419878002</text:p>
          </table:table-cell>
          <table:table-cell table:formula="of:=[.H188]-[.G188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11419349325" calcext:value-type="float">
            <text:p>1711419349325</text:p>
          </table:table-cell>
          <table:table-cell office:value-type="float" office:value="1711419349322" calcext:value-type="float">
            <text:p>1711419349322</text:p>
          </table:table-cell>
          <table:table-cell table:style-name="ce2" table:formula="of:=[.A189]-[.B189]" office:value-type="float" office:value="3" calcext:value-type="float">
            <text:p>3</text:p>
          </table:table-cell>
          <table:table-cell office:value-type="float" office:value="1711419671186" calcext:value-type="float">
            <text:p>1711419671186</text:p>
          </table:table-cell>
          <table:table-cell office:value-type="float" office:value="1711419671190" calcext:value-type="float">
            <text:p>1711419671190</text:p>
          </table:table-cell>
          <table:table-cell table:formula="of:=[.E189]-[.D189]" office:value-type="float" office:value="4" calcext:value-type="float">
            <text:p>4</text:p>
          </table:table-cell>
          <table:table-cell office:value-type="float" office:value="1711419877985" calcext:value-type="float">
            <text:p>1711419877985</text:p>
          </table:table-cell>
          <table:table-cell office:value-type="float" office:value="1711419878003" calcext:value-type="float">
            <text:p>1711419878003</text:p>
          </table:table-cell>
          <table:table-cell table:formula="of:=[.H189]-[.G189]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711419349328" calcext:value-type="float">
            <text:p>1711419349328</text:p>
          </table:table-cell>
          <table:table-cell office:value-type="float" office:value="1711419349325" calcext:value-type="float">
            <text:p>1711419349325</text:p>
          </table:table-cell>
          <table:table-cell table:style-name="ce2" table:formula="of:=[.A190]-[.B190]" office:value-type="float" office:value="3" calcext:value-type="float">
            <text:p>3</text:p>
          </table:table-cell>
          <table:table-cell office:value-type="float" office:value="1711419671186" calcext:value-type="float">
            <text:p>1711419671186</text:p>
          </table:table-cell>
          <table:table-cell office:value-type="float" office:value="1711419671190" calcext:value-type="float">
            <text:p>1711419671190</text:p>
          </table:table-cell>
          <table:table-cell table:formula="of:=[.E190]-[.D190]" office:value-type="float" office:value="4" calcext:value-type="float">
            <text:p>4</text:p>
          </table:table-cell>
          <table:table-cell office:value-type="float" office:value="1711419877986" calcext:value-type="float">
            <text:p>1711419877986</text:p>
          </table:table-cell>
          <table:table-cell office:value-type="float" office:value="1711419878003" calcext:value-type="float">
            <text:p>1711419878003</text:p>
          </table:table-cell>
          <table:table-cell table:formula="of:=[.H190]-[.G190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11419349332" calcext:value-type="float">
            <text:p>1711419349332</text:p>
          </table:table-cell>
          <table:table-cell office:value-type="float" office:value="1711419349329" calcext:value-type="float">
            <text:p>1711419349329</text:p>
          </table:table-cell>
          <table:table-cell table:style-name="ce2" table:formula="of:=[.A191]-[.B191]" office:value-type="float" office:value="3" calcext:value-type="float">
            <text:p>3</text:p>
          </table:table-cell>
          <table:table-cell office:value-type="float" office:value="1711419671188" calcext:value-type="float">
            <text:p>1711419671188</text:p>
          </table:table-cell>
          <table:table-cell office:value-type="float" office:value="1711419671192" calcext:value-type="float">
            <text:p>1711419671192</text:p>
          </table:table-cell>
          <table:table-cell table:formula="of:=[.E191]-[.D191]" office:value-type="float" office:value="4" calcext:value-type="float">
            <text:p>4</text:p>
          </table:table-cell>
          <table:table-cell office:value-type="float" office:value="1711419877989" calcext:value-type="float">
            <text:p>1711419877989</text:p>
          </table:table-cell>
          <table:table-cell office:value-type="float" office:value="1711419878003" calcext:value-type="float">
            <text:p>1711419878003</text:p>
          </table:table-cell>
          <table:table-cell table:formula="of:=[.H191]-[.G191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711419349335" calcext:value-type="float">
            <text:p>1711419349335</text:p>
          </table:table-cell>
          <table:table-cell office:value-type="float" office:value="1711419349332" calcext:value-type="float">
            <text:p>1711419349332</text:p>
          </table:table-cell>
          <table:table-cell table:style-name="ce2" table:formula="of:=[.A192]-[.B192]" office:value-type="float" office:value="3" calcext:value-type="float">
            <text:p>3</text:p>
          </table:table-cell>
          <table:table-cell office:value-type="float" office:value="1711419671188" calcext:value-type="float">
            <text:p>1711419671188</text:p>
          </table:table-cell>
          <table:table-cell office:value-type="float" office:value="1711419671192" calcext:value-type="float">
            <text:p>1711419671192</text:p>
          </table:table-cell>
          <table:table-cell table:formula="of:=[.E192]-[.D192]" office:value-type="float" office:value="4" calcext:value-type="float">
            <text:p>4</text:p>
          </table:table-cell>
          <table:table-cell office:value-type="float" office:value="1711419877990" calcext:value-type="float">
            <text:p>1711419877990</text:p>
          </table:table-cell>
          <table:table-cell office:value-type="float" office:value="1711419878007" calcext:value-type="float">
            <text:p>1711419878007</text:p>
          </table:table-cell>
          <table:table-cell table:formula="of:=[.H192]-[.G192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11419349338" calcext:value-type="float">
            <text:p>1711419349338</text:p>
          </table:table-cell>
          <table:table-cell office:value-type="float" office:value="1711419349335" calcext:value-type="float">
            <text:p>1711419349335</text:p>
          </table:table-cell>
          <table:table-cell table:style-name="ce2" table:formula="of:=[.A193]-[.B193]" office:value-type="float" office:value="3" calcext:value-type="float">
            <text:p>3</text:p>
          </table:table-cell>
          <table:table-cell office:value-type="float" office:value="1711419671190" calcext:value-type="float">
            <text:p>1711419671190</text:p>
          </table:table-cell>
          <table:table-cell office:value-type="float" office:value="1711419671193" calcext:value-type="float">
            <text:p>1711419671193</text:p>
          </table:table-cell>
          <table:table-cell table:formula="of:=[.E193]-[.D193]" office:value-type="float" office:value="3" calcext:value-type="float">
            <text:p>3</text:p>
          </table:table-cell>
          <table:table-cell office:value-type="float" office:value="1711419877990" calcext:value-type="float">
            <text:p>1711419877990</text:p>
          </table:table-cell>
          <table:table-cell office:value-type="float" office:value="1711419878015" calcext:value-type="float">
            <text:p>1711419878015</text:p>
          </table:table-cell>
          <table:table-cell table:formula="of:=[.H193]-[.G193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1711419349349" calcext:value-type="float">
            <text:p>1711419349349</text:p>
          </table:table-cell>
          <table:table-cell office:value-type="float" office:value="1711419349338" calcext:value-type="float">
            <text:p>1711419349338</text:p>
          </table:table-cell>
          <table:table-cell table:style-name="ce2" table:formula="of:=[.A194]-[.B194]" office:value-type="float" office:value="11" calcext:value-type="float">
            <text:p>11</text:p>
          </table:table-cell>
          <table:table-cell office:value-type="float" office:value="1711419671190" calcext:value-type="float">
            <text:p>1711419671190</text:p>
          </table:table-cell>
          <table:table-cell office:value-type="float" office:value="1711419671193" calcext:value-type="float">
            <text:p>1711419671193</text:p>
          </table:table-cell>
          <table:table-cell table:formula="of:=[.E194]-[.D194]" office:value-type="float" office:value="3" calcext:value-type="float">
            <text:p>3</text:p>
          </table:table-cell>
          <table:table-cell office:value-type="float" office:value="1711419877992" calcext:value-type="float">
            <text:p>1711419877992</text:p>
          </table:table-cell>
          <table:table-cell office:value-type="float" office:value="1711419878020" calcext:value-type="float">
            <text:p>1711419878020</text:p>
          </table:table-cell>
          <table:table-cell table:formula="of:=[.H194]-[.G194]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1711419349357" calcext:value-type="float">
            <text:p>1711419349357</text:p>
          </table:table-cell>
          <table:table-cell office:value-type="float" office:value="1711419349350" calcext:value-type="float">
            <text:p>1711419349350</text:p>
          </table:table-cell>
          <table:table-cell table:style-name="ce2" table:formula="of:=[.A195]-[.B195]" office:value-type="float" office:value="7" calcext:value-type="float">
            <text:p>7</text:p>
          </table:table-cell>
          <table:table-cell office:value-type="float" office:value="1711419671192" calcext:value-type="float">
            <text:p>1711419671192</text:p>
          </table:table-cell>
          <table:table-cell office:value-type="float" office:value="1711419671195" calcext:value-type="float">
            <text:p>1711419671195</text:p>
          </table:table-cell>
          <table:table-cell table:formula="of:=[.E195]-[.D195]" office:value-type="float" office:value="3" calcext:value-type="float">
            <text:p>3</text:p>
          </table:table-cell>
          <table:table-cell office:value-type="float" office:value="1711419878003" calcext:value-type="float">
            <text:p>1711419878003</text:p>
          </table:table-cell>
          <table:table-cell office:value-type="float" office:value="1711419878020" calcext:value-type="float">
            <text:p>1711419878020</text:p>
          </table:table-cell>
          <table:table-cell table:formula="of:=[.H195]-[.G195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11419349372" calcext:value-type="float">
            <text:p>1711419349372</text:p>
          </table:table-cell>
          <table:table-cell office:value-type="float" office:value="1711419349358" calcext:value-type="float">
            <text:p>1711419349358</text:p>
          </table:table-cell>
          <table:table-cell table:style-name="ce2" table:formula="of:=[.A196]-[.B196]" office:value-type="float" office:value="14" calcext:value-type="float">
            <text:p>14</text:p>
          </table:table-cell>
          <table:table-cell office:value-type="float" office:value="1711419671192" calcext:value-type="float">
            <text:p>1711419671192</text:p>
          </table:table-cell>
          <table:table-cell office:value-type="float" office:value="1711419671196" calcext:value-type="float">
            <text:p>1711419671196</text:p>
          </table:table-cell>
          <table:table-cell table:formula="of:=[.E196]-[.D196]" office:value-type="float" office:value="4" calcext:value-type="float">
            <text:p>4</text:p>
          </table:table-cell>
          <table:table-cell office:value-type="float" office:value="1711419878003" calcext:value-type="float">
            <text:p>1711419878003</text:p>
          </table:table-cell>
          <table:table-cell office:value-type="float" office:value="1711419878020" calcext:value-type="float">
            <text:p>1711419878020</text:p>
          </table:table-cell>
          <table:table-cell table:formula="of:=[.H196]-[.G196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11419349376" calcext:value-type="float">
            <text:p>1711419349376</text:p>
          </table:table-cell>
          <table:table-cell office:value-type="float" office:value="1711419349372" calcext:value-type="float">
            <text:p>1711419349372</text:p>
          </table:table-cell>
          <table:table-cell table:style-name="ce2" table:formula="of:=[.A197]-[.B197]" office:value-type="float" office:value="4" calcext:value-type="float">
            <text:p>4</text:p>
          </table:table-cell>
          <table:table-cell office:value-type="float" office:value="1711419671194" calcext:value-type="float">
            <text:p>1711419671194</text:p>
          </table:table-cell>
          <table:table-cell office:value-type="float" office:value="1711419671197" calcext:value-type="float">
            <text:p>1711419671197</text:p>
          </table:table-cell>
          <table:table-cell table:formula="of:=[.E197]-[.D197]" office:value-type="float" office:value="3" calcext:value-type="float">
            <text:p>3</text:p>
          </table:table-cell>
          <table:table-cell office:value-type="float" office:value="1711419878003" calcext:value-type="float">
            <text:p>1711419878003</text:p>
          </table:table-cell>
          <table:table-cell office:value-type="float" office:value="1711419878020" calcext:value-type="float">
            <text:p>1711419878020</text:p>
          </table:table-cell>
          <table:table-cell table:formula="of:=[.H197]-[.G197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11419349379" calcext:value-type="float">
            <text:p>1711419349379</text:p>
          </table:table-cell>
          <table:table-cell office:value-type="float" office:value="1711419349376" calcext:value-type="float">
            <text:p>1711419349376</text:p>
          </table:table-cell>
          <table:table-cell table:style-name="ce2" table:formula="of:=[.A198]-[.B198]" office:value-type="float" office:value="3" calcext:value-type="float">
            <text:p>3</text:p>
          </table:table-cell>
          <table:table-cell office:value-type="float" office:value="1711419671194" calcext:value-type="float">
            <text:p>1711419671194</text:p>
          </table:table-cell>
          <table:table-cell office:value-type="float" office:value="1711419671197" calcext:value-type="float">
            <text:p>1711419671197</text:p>
          </table:table-cell>
          <table:table-cell table:formula="of:=[.E198]-[.D198]" office:value-type="float" office:value="3" calcext:value-type="float">
            <text:p>3</text:p>
          </table:table-cell>
          <table:table-cell office:value-type="float" office:value="1711419878004" calcext:value-type="float">
            <text:p>1711419878004</text:p>
          </table:table-cell>
          <table:table-cell office:value-type="float" office:value="1711419878020" calcext:value-type="float">
            <text:p>1711419878020</text:p>
          </table:table-cell>
          <table:table-cell table:formula="of:=[.H198]-[.G198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11419349382" calcext:value-type="float">
            <text:p>1711419349382</text:p>
          </table:table-cell>
          <table:table-cell office:value-type="float" office:value="1711419349379" calcext:value-type="float">
            <text:p>1711419349379</text:p>
          </table:table-cell>
          <table:table-cell table:style-name="ce2" table:formula="of:=[.A199]-[.B199]" office:value-type="float" office:value="3" calcext:value-type="float">
            <text:p>3</text:p>
          </table:table-cell>
          <table:table-cell office:value-type="float" office:value="1711419671195" calcext:value-type="float">
            <text:p>1711419671195</text:p>
          </table:table-cell>
          <table:table-cell office:value-type="float" office:value="1711419671199" calcext:value-type="float">
            <text:p>1711419671199</text:p>
          </table:table-cell>
          <table:table-cell table:formula="of:=[.E199]-[.D199]" office:value-type="float" office:value="4" calcext:value-type="float">
            <text:p>4</text:p>
          </table:table-cell>
          <table:table-cell office:value-type="float" office:value="1711419878004" calcext:value-type="float">
            <text:p>1711419878004</text:p>
          </table:table-cell>
          <table:table-cell office:value-type="float" office:value="1711419878021" calcext:value-type="float">
            <text:p>1711419878021</text:p>
          </table:table-cell>
          <table:table-cell table:formula="of:=[.H199]-[.G199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711419349385" calcext:value-type="float">
            <text:p>1711419349385</text:p>
          </table:table-cell>
          <table:table-cell office:value-type="float" office:value="1711419349382" calcext:value-type="float">
            <text:p>1711419349382</text:p>
          </table:table-cell>
          <table:table-cell table:style-name="ce2" table:formula="of:=[.A200]-[.B200]" office:value-type="float" office:value="3" calcext:value-type="float">
            <text:p>3</text:p>
          </table:table-cell>
          <table:table-cell office:value-type="float" office:value="1711419671196" calcext:value-type="float">
            <text:p>1711419671196</text:p>
          </table:table-cell>
          <table:table-cell office:value-type="float" office:value="1711419671200" calcext:value-type="float">
            <text:p>1711419671200</text:p>
          </table:table-cell>
          <table:table-cell table:formula="of:=[.E200]-[.D200]" office:value-type="float" office:value="4" calcext:value-type="float">
            <text:p>4</text:p>
          </table:table-cell>
          <table:table-cell office:value-type="float" office:value="1711419878008" calcext:value-type="float">
            <text:p>1711419878008</text:p>
          </table:table-cell>
          <table:table-cell office:value-type="float" office:value="1711419878021" calcext:value-type="float">
            <text:p>1711419878021</text:p>
          </table:table-cell>
          <table:table-cell table:formula="of:=[.H200]-[.G200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711419349388" calcext:value-type="float">
            <text:p>1711419349388</text:p>
          </table:table-cell>
          <table:table-cell office:value-type="float" office:value="1711419349385" calcext:value-type="float">
            <text:p>1711419349385</text:p>
          </table:table-cell>
          <table:table-cell table:style-name="ce2" table:formula="of:=[.A201]-[.B201]" office:value-type="float" office:value="3" calcext:value-type="float">
            <text:p>3</text:p>
          </table:table-cell>
          <table:table-cell office:value-type="float" office:value="1711419671197" calcext:value-type="float">
            <text:p>1711419671197</text:p>
          </table:table-cell>
          <table:table-cell office:value-type="float" office:value="1711419671201" calcext:value-type="float">
            <text:p>1711419671201</text:p>
          </table:table-cell>
          <table:table-cell table:formula="of:=[.E201]-[.D201]" office:value-type="float" office:value="4" calcext:value-type="float">
            <text:p>4</text:p>
          </table:table-cell>
          <table:table-cell office:value-type="float" office:value="1711419878016" calcext:value-type="float">
            <text:p>1711419878016</text:p>
          </table:table-cell>
          <table:table-cell office:value-type="float" office:value="1711419878025" calcext:value-type="float">
            <text:p>1711419878025</text:p>
          </table:table-cell>
          <table:table-cell table:formula="of:=[.H201]-[.G201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391" calcext:value-type="float">
            <text:p>1711419349391</text:p>
          </table:table-cell>
          <table:table-cell office:value-type="float" office:value="1711419349388" calcext:value-type="float">
            <text:p>1711419349388</text:p>
          </table:table-cell>
          <table:table-cell table:style-name="ce2" table:formula="of:=[.A202]-[.B202]" office:value-type="float" office:value="3" calcext:value-type="float">
            <text:p>3</text:p>
          </table:table-cell>
          <table:table-cell office:value-type="float" office:value="1711419671197" calcext:value-type="float">
            <text:p>1711419671197</text:p>
          </table:table-cell>
          <table:table-cell office:value-type="float" office:value="1711419671201" calcext:value-type="float">
            <text:p>1711419671201</text:p>
          </table:table-cell>
          <table:table-cell table:formula="of:=[.E202]-[.D202]" office:value-type="float" office:value="4" calcext:value-type="float">
            <text:p>4</text:p>
          </table:table-cell>
          <table:table-cell office:value-type="float" office:value="1711419878020" calcext:value-type="float">
            <text:p>1711419878020</text:p>
          </table:table-cell>
          <table:table-cell office:value-type="float" office:value="1711419878030" calcext:value-type="float">
            <text:p>1711419878030</text:p>
          </table:table-cell>
          <table:table-cell table:formula="of:=[.H202]-[.G202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11419349395" calcext:value-type="float">
            <text:p>1711419349395</text:p>
          </table:table-cell>
          <table:table-cell office:value-type="float" office:value="1711419349392" calcext:value-type="float">
            <text:p>1711419349392</text:p>
          </table:table-cell>
          <table:table-cell table:style-name="ce2" table:formula="of:=[.A203]-[.B203]" office:value-type="float" office:value="3" calcext:value-type="float">
            <text:p>3</text:p>
          </table:table-cell>
          <table:table-cell office:value-type="float" office:value="1711419671200" calcext:value-type="float">
            <text:p>1711419671200</text:p>
          </table:table-cell>
          <table:table-cell office:value-type="float" office:value="1711419671203" calcext:value-type="float">
            <text:p>1711419671203</text:p>
          </table:table-cell>
          <table:table-cell table:formula="of:=[.E203]-[.D203]" office:value-type="float" office:value="3" calcext:value-type="float">
            <text:p>3</text:p>
          </table:table-cell>
          <table:table-cell office:value-type="float" office:value="1711419878020" calcext:value-type="float">
            <text:p>1711419878020</text:p>
          </table:table-cell>
          <table:table-cell office:value-type="float" office:value="1711419878031" calcext:value-type="float">
            <text:p>1711419878031</text:p>
          </table:table-cell>
          <table:table-cell table:formula="of:=[.H203]-[.G203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398" calcext:value-type="float">
            <text:p>1711419349398</text:p>
          </table:table-cell>
          <table:table-cell office:value-type="float" office:value="1711419349395" calcext:value-type="float">
            <text:p>1711419349395</text:p>
          </table:table-cell>
          <table:table-cell table:style-name="ce2" table:formula="of:=[.A204]-[.B204]" office:value-type="float" office:value="3" calcext:value-type="float">
            <text:p>3</text:p>
          </table:table-cell>
          <table:table-cell office:value-type="float" office:value="1711419671200" calcext:value-type="float">
            <text:p>1711419671200</text:p>
          </table:table-cell>
          <table:table-cell office:value-type="float" office:value="1711419671204" calcext:value-type="float">
            <text:p>1711419671204</text:p>
          </table:table-cell>
          <table:table-cell table:formula="of:=[.E204]-[.D204]" office:value-type="float" office:value="4" calcext:value-type="float">
            <text:p>4</text:p>
          </table:table-cell>
          <table:table-cell office:value-type="float" office:value="1711419878021" calcext:value-type="float">
            <text:p>1711419878021</text:p>
          </table:table-cell>
          <table:table-cell office:value-type="float" office:value="1711419878032" calcext:value-type="float">
            <text:p>1711419878032</text:p>
          </table:table-cell>
          <table:table-cell table:formula="of:=[.H204]-[.G204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402" calcext:value-type="float">
            <text:p>1711419349402</text:p>
          </table:table-cell>
          <table:table-cell office:value-type="float" office:value="1711419349399" calcext:value-type="float">
            <text:p>1711419349399</text:p>
          </table:table-cell>
          <table:table-cell table:style-name="ce2" table:formula="of:=[.A205]-[.B205]" office:value-type="float" office:value="3" calcext:value-type="float">
            <text:p>3</text:p>
          </table:table-cell>
          <table:table-cell office:value-type="float" office:value="1711419671201" calcext:value-type="float">
            <text:p>1711419671201</text:p>
          </table:table-cell>
          <table:table-cell office:value-type="float" office:value="1711419671204" calcext:value-type="float">
            <text:p>1711419671204</text:p>
          </table:table-cell>
          <table:table-cell table:formula="of:=[.E205]-[.D205]" office:value-type="float" office:value="3" calcext:value-type="float">
            <text:p>3</text:p>
          </table:table-cell>
          <table:table-cell office:value-type="float" office:value="1711419878021" calcext:value-type="float">
            <text:p>1711419878021</text:p>
          </table:table-cell>
          <table:table-cell office:value-type="float" office:value="1711419878032" calcext:value-type="float">
            <text:p>1711419878032</text:p>
          </table:table-cell>
          <table:table-cell table:formula="of:=[.H205]-[.G205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405" calcext:value-type="float">
            <text:p>1711419349405</text:p>
          </table:table-cell>
          <table:table-cell office:value-type="float" office:value="1711419349402" calcext:value-type="float">
            <text:p>1711419349402</text:p>
          </table:table-cell>
          <table:table-cell table:style-name="ce2" table:formula="of:=[.A206]-[.B206]" office:value-type="float" office:value="3" calcext:value-type="float">
            <text:p>3</text:p>
          </table:table-cell>
          <table:table-cell office:value-type="float" office:value="1711419671201" calcext:value-type="float">
            <text:p>1711419671201</text:p>
          </table:table-cell>
          <table:table-cell office:value-type="float" office:value="1711419671205" calcext:value-type="float">
            <text:p>1711419671205</text:p>
          </table:table-cell>
          <table:table-cell table:formula="of:=[.E206]-[.D206]" office:value-type="float" office:value="4" calcext:value-type="float">
            <text:p>4</text:p>
          </table:table-cell>
          <table:table-cell office:value-type="float" office:value="1711419878022" calcext:value-type="float">
            <text:p>1711419878022</text:p>
          </table:table-cell>
          <table:table-cell office:value-type="float" office:value="1711419878033" calcext:value-type="float">
            <text:p>1711419878033</text:p>
          </table:table-cell>
          <table:table-cell table:formula="of:=[.H206]-[.G20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408" calcext:value-type="float">
            <text:p>1711419349408</text:p>
          </table:table-cell>
          <table:table-cell office:value-type="float" office:value="1711419349405" calcext:value-type="float">
            <text:p>1711419349405</text:p>
          </table:table-cell>
          <table:table-cell table:style-name="ce2" table:formula="of:=[.A207]-[.B207]" office:value-type="float" office:value="3" calcext:value-type="float">
            <text:p>3</text:p>
          </table:table-cell>
          <table:table-cell office:value-type="float" office:value="1711419671205" calcext:value-type="float">
            <text:p>1711419671205</text:p>
          </table:table-cell>
          <table:table-cell office:value-type="float" office:value="1711419671208" calcext:value-type="float">
            <text:p>1711419671208</text:p>
          </table:table-cell>
          <table:table-cell table:formula="of:=[.E207]-[.D207]" office:value-type="float" office:value="3" calcext:value-type="float">
            <text:p>3</text:p>
          </table:table-cell>
          <table:table-cell office:value-type="float" office:value="1711419878022" calcext:value-type="float">
            <text:p>1711419878022</text:p>
          </table:table-cell>
          <table:table-cell office:value-type="float" office:value="1711419878033" calcext:value-type="float">
            <text:p>1711419878033</text:p>
          </table:table-cell>
          <table:table-cell table:formula="of:=[.H207]-[.G207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411" calcext:value-type="float">
            <text:p>1711419349411</text:p>
          </table:table-cell>
          <table:table-cell office:value-type="float" office:value="1711419349408" calcext:value-type="float">
            <text:p>1711419349408</text:p>
          </table:table-cell>
          <table:table-cell table:style-name="ce2" table:formula="of:=[.A208]-[.B208]" office:value-type="float" office:value="3" calcext:value-type="float">
            <text:p>3</text:p>
          </table:table-cell>
          <table:table-cell office:value-type="float" office:value="1711419671205" calcext:value-type="float">
            <text:p>1711419671205</text:p>
          </table:table-cell>
          <table:table-cell office:value-type="float" office:value="1711419671209" calcext:value-type="float">
            <text:p>1711419671209</text:p>
          </table:table-cell>
          <table:table-cell table:formula="of:=[.E208]-[.D208]" office:value-type="float" office:value="4" calcext:value-type="float">
            <text:p>4</text:p>
          </table:table-cell>
          <table:table-cell office:value-type="float" office:value="1711419878022" calcext:value-type="float">
            <text:p>1711419878022</text:p>
          </table:table-cell>
          <table:table-cell office:value-type="float" office:value="1711419878033" calcext:value-type="float">
            <text:p>1711419878033</text:p>
          </table:table-cell>
          <table:table-cell table:formula="of:=[.H208]-[.G20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414" calcext:value-type="float">
            <text:p>1711419349414</text:p>
          </table:table-cell>
          <table:table-cell office:value-type="float" office:value="1711419349411" calcext:value-type="float">
            <text:p>1711419349411</text:p>
          </table:table-cell>
          <table:table-cell table:style-name="ce2" table:formula="of:=[.A209]-[.B209]" office:value-type="float" office:value="3" calcext:value-type="float">
            <text:p>3</text:p>
          </table:table-cell>
          <table:table-cell office:value-type="float" office:value="1711419671205" calcext:value-type="float">
            <text:p>1711419671205</text:p>
          </table:table-cell>
          <table:table-cell office:value-type="float" office:value="1711419671209" calcext:value-type="float">
            <text:p>1711419671209</text:p>
          </table:table-cell>
          <table:table-cell table:formula="of:=[.E209]-[.D209]" office:value-type="float" office:value="4" calcext:value-type="float">
            <text:p>4</text:p>
          </table:table-cell>
          <table:table-cell office:value-type="float" office:value="1711419878026" calcext:value-type="float">
            <text:p>1711419878026</text:p>
          </table:table-cell>
          <table:table-cell office:value-type="float" office:value="1711419878035" calcext:value-type="float">
            <text:p>1711419878035</text:p>
          </table:table-cell>
          <table:table-cell table:formula="of:=[.H209]-[.G209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417" calcext:value-type="float">
            <text:p>1711419349417</text:p>
          </table:table-cell>
          <table:table-cell office:value-type="float" office:value="1711419349414" calcext:value-type="float">
            <text:p>1711419349414</text:p>
          </table:table-cell>
          <table:table-cell table:style-name="ce2" table:formula="of:=[.A210]-[.B210]" office:value-type="float" office:value="3" calcext:value-type="float">
            <text:p>3</text:p>
          </table:table-cell>
          <table:table-cell office:value-type="float" office:value="1711419671205" calcext:value-type="float">
            <text:p>1711419671205</text:p>
          </table:table-cell>
          <table:table-cell office:value-type="float" office:value="1711419671209" calcext:value-type="float">
            <text:p>1711419671209</text:p>
          </table:table-cell>
          <table:table-cell table:formula="of:=[.E210]-[.D210]" office:value-type="float" office:value="4" calcext:value-type="float">
            <text:p>4</text:p>
          </table:table-cell>
          <table:table-cell office:value-type="float" office:value="1711419878031" calcext:value-type="float">
            <text:p>1711419878031</text:p>
          </table:table-cell>
          <table:table-cell office:value-type="float" office:value="1711419878040" calcext:value-type="float">
            <text:p>1711419878040</text:p>
          </table:table-cell>
          <table:table-cell table:formula="of:=[.H210]-[.G210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420" calcext:value-type="float">
            <text:p>1711419349420</text:p>
          </table:table-cell>
          <table:table-cell office:value-type="float" office:value="1711419349417" calcext:value-type="float">
            <text:p>1711419349417</text:p>
          </table:table-cell>
          <table:table-cell table:style-name="ce2" table:formula="of:=[.A211]-[.B211]" office:value-type="float" office:value="3" calcext:value-type="float">
            <text:p>3</text:p>
          </table:table-cell>
          <table:table-cell office:value-type="float" office:value="1711419671209" calcext:value-type="float">
            <text:p>1711419671209</text:p>
          </table:table-cell>
          <table:table-cell office:value-type="float" office:value="1711419671213" calcext:value-type="float">
            <text:p>1711419671213</text:p>
          </table:table-cell>
          <table:table-cell table:formula="of:=[.E211]-[.D211]" office:value-type="float" office:value="4" calcext:value-type="float">
            <text:p>4</text:p>
          </table:table-cell>
          <table:table-cell office:value-type="float" office:value="1711419878031" calcext:value-type="float">
            <text:p>1711419878031</text:p>
          </table:table-cell>
          <table:table-cell office:value-type="float" office:value="1711419878040" calcext:value-type="float">
            <text:p>1711419878040</text:p>
          </table:table-cell>
          <table:table-cell table:formula="of:=[.H211]-[.G211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423" calcext:value-type="float">
            <text:p>1711419349423</text:p>
          </table:table-cell>
          <table:table-cell office:value-type="float" office:value="1711419349420" calcext:value-type="float">
            <text:p>1711419349420</text:p>
          </table:table-cell>
          <table:table-cell table:style-name="ce2" table:formula="of:=[.A212]-[.B212]" office:value-type="float" office:value="3" calcext:value-type="float">
            <text:p>3</text:p>
          </table:table-cell>
          <table:table-cell office:value-type="float" office:value="1711419671209" calcext:value-type="float">
            <text:p>1711419671209</text:p>
          </table:table-cell>
          <table:table-cell office:value-type="float" office:value="1711419671215" calcext:value-type="float">
            <text:p>1711419671215</text:p>
          </table:table-cell>
          <table:table-cell table:formula="of:=[.E212]-[.D212]" office:value-type="float" office:value="6" calcext:value-type="float">
            <text:p>6</text:p>
          </table:table-cell>
          <table:table-cell office:value-type="float" office:value="1711419878032" calcext:value-type="float">
            <text:p>1711419878032</text:p>
          </table:table-cell>
          <table:table-cell office:value-type="float" office:value="1711419878041" calcext:value-type="float">
            <text:p>1711419878041</text:p>
          </table:table-cell>
          <table:table-cell table:formula="of:=[.H212]-[.G212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426" calcext:value-type="float">
            <text:p>1711419349426</text:p>
          </table:table-cell>
          <table:table-cell office:value-type="float" office:value="1711419349423" calcext:value-type="float">
            <text:p>1711419349423</text:p>
          </table:table-cell>
          <table:table-cell table:style-name="ce2" table:formula="of:=[.A213]-[.B213]" office:value-type="float" office:value="3" calcext:value-type="float">
            <text:p>3</text:p>
          </table:table-cell>
          <table:table-cell office:value-type="float" office:value="1711419671210" calcext:value-type="float">
            <text:p>1711419671210</text:p>
          </table:table-cell>
          <table:table-cell office:value-type="float" office:value="1711419671215" calcext:value-type="float">
            <text:p>1711419671215</text:p>
          </table:table-cell>
          <table:table-cell table:formula="of:=[.E213]-[.D213]" office:value-type="float" office:value="5" calcext:value-type="float">
            <text:p>5</text:p>
          </table:table-cell>
          <table:table-cell office:value-type="float" office:value="1711419878033" calcext:value-type="float">
            <text:p>1711419878033</text:p>
          </table:table-cell>
          <table:table-cell office:value-type="float" office:value="1711419878041" calcext:value-type="float">
            <text:p>1711419878041</text:p>
          </table:table-cell>
          <table:table-cell table:formula="of:=[.H213]-[.G21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429" calcext:value-type="float">
            <text:p>1711419349429</text:p>
          </table:table-cell>
          <table:table-cell office:value-type="float" office:value="1711419349427" calcext:value-type="float">
            <text:p>1711419349427</text:p>
          </table:table-cell>
          <table:table-cell table:style-name="ce2" table:formula="of:=[.A214]-[.B214]" office:value-type="float" office:value="2" calcext:value-type="float">
            <text:p>2</text:p>
          </table:table-cell>
          <table:table-cell office:value-type="float" office:value="1711419671210" calcext:value-type="float">
            <text:p>1711419671210</text:p>
          </table:table-cell>
          <table:table-cell office:value-type="float" office:value="1711419671215" calcext:value-type="float">
            <text:p>1711419671215</text:p>
          </table:table-cell>
          <table:table-cell table:formula="of:=[.E214]-[.D214]" office:value-type="float" office:value="5" calcext:value-type="float">
            <text:p>5</text:p>
          </table:table-cell>
          <table:table-cell office:value-type="float" office:value="1711419878034" calcext:value-type="float">
            <text:p>1711419878034</text:p>
          </table:table-cell>
          <table:table-cell office:value-type="float" office:value="1711419878042" calcext:value-type="float">
            <text:p>1711419878042</text:p>
          </table:table-cell>
          <table:table-cell table:formula="of:=[.H214]-[.G214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433" calcext:value-type="float">
            <text:p>1711419349433</text:p>
          </table:table-cell>
          <table:table-cell office:value-type="float" office:value="1711419349430" calcext:value-type="float">
            <text:p>1711419349430</text:p>
          </table:table-cell>
          <table:table-cell table:style-name="ce2" table:formula="of:=[.A215]-[.B215]" office:value-type="float" office:value="3" calcext:value-type="float">
            <text:p>3</text:p>
          </table:table-cell>
          <table:table-cell office:value-type="float" office:value="1711419671214" calcext:value-type="float">
            <text:p>1711419671214</text:p>
          </table:table-cell>
          <table:table-cell office:value-type="float" office:value="1711419671219" calcext:value-type="float">
            <text:p>1711419671219</text:p>
          </table:table-cell>
          <table:table-cell table:formula="of:=[.E215]-[.D215]" office:value-type="float" office:value="5" calcext:value-type="float">
            <text:p>5</text:p>
          </table:table-cell>
          <table:table-cell office:value-type="float" office:value="1711419878034" calcext:value-type="float">
            <text:p>1711419878034</text:p>
          </table:table-cell>
          <table:table-cell office:value-type="float" office:value="1711419878042" calcext:value-type="float">
            <text:p>1711419878042</text:p>
          </table:table-cell>
          <table:table-cell table:formula="of:=[.H215]-[.G21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436" calcext:value-type="float">
            <text:p>1711419349436</text:p>
          </table:table-cell>
          <table:table-cell office:value-type="float" office:value="1711419349433" calcext:value-type="float">
            <text:p>1711419349433</text:p>
          </table:table-cell>
          <table:table-cell table:style-name="ce2" table:formula="of:=[.A216]-[.B216]" office:value-type="float" office:value="3" calcext:value-type="float">
            <text:p>3</text:p>
          </table:table-cell>
          <table:table-cell office:value-type="float" office:value="1711419671215" calcext:value-type="float">
            <text:p>1711419671215</text:p>
          </table:table-cell>
          <table:table-cell office:value-type="float" office:value="1711419671221" calcext:value-type="float">
            <text:p>1711419671221</text:p>
          </table:table-cell>
          <table:table-cell table:formula="of:=[.E216]-[.D216]" office:value-type="float" office:value="6" calcext:value-type="float">
            <text:p>6</text:p>
          </table:table-cell>
          <table:table-cell office:value-type="float" office:value="1711419878034" calcext:value-type="float">
            <text:p>1711419878034</text:p>
          </table:table-cell>
          <table:table-cell office:value-type="float" office:value="1711419878042" calcext:value-type="float">
            <text:p>1711419878042</text:p>
          </table:table-cell>
          <table:table-cell table:formula="of:=[.H216]-[.G216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439" calcext:value-type="float">
            <text:p>1711419349439</text:p>
          </table:table-cell>
          <table:table-cell office:value-type="float" office:value="1711419349436" calcext:value-type="float">
            <text:p>1711419349436</text:p>
          </table:table-cell>
          <table:table-cell table:style-name="ce2" table:formula="of:=[.A217]-[.B217]" office:value-type="float" office:value="3" calcext:value-type="float">
            <text:p>3</text:p>
          </table:table-cell>
          <table:table-cell office:value-type="float" office:value="1711419671215" calcext:value-type="float">
            <text:p>1711419671215</text:p>
          </table:table-cell>
          <table:table-cell office:value-type="float" office:value="1711419671222" calcext:value-type="float">
            <text:p>1711419671222</text:p>
          </table:table-cell>
          <table:table-cell table:formula="of:=[.E217]-[.D217]" office:value-type="float" office:value="7" calcext:value-type="float">
            <text:p>7</text:p>
          </table:table-cell>
          <table:table-cell office:value-type="float" office:value="1711419878036" calcext:value-type="float">
            <text:p>1711419878036</text:p>
          </table:table-cell>
          <table:table-cell office:value-type="float" office:value="1711419878042" calcext:value-type="float">
            <text:p>1711419878042</text:p>
          </table:table-cell>
          <table:table-cell table:formula="of:=[.H217]-[.G21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442" calcext:value-type="float">
            <text:p>1711419349442</text:p>
          </table:table-cell>
          <table:table-cell office:value-type="float" office:value="1711419349439" calcext:value-type="float">
            <text:p>1711419349439</text:p>
          </table:table-cell>
          <table:table-cell table:style-name="ce2" table:formula="of:=[.A218]-[.B218]" office:value-type="float" office:value="3" calcext:value-type="float">
            <text:p>3</text:p>
          </table:table-cell>
          <table:table-cell office:value-type="float" office:value="1711419671216" calcext:value-type="float">
            <text:p>1711419671216</text:p>
          </table:table-cell>
          <table:table-cell office:value-type="float" office:value="1711419671222" calcext:value-type="float">
            <text:p>1711419671222</text:p>
          </table:table-cell>
          <table:table-cell table:formula="of:=[.E218]-[.D218]" office:value-type="float" office:value="6" calcext:value-type="float">
            <text:p>6</text:p>
          </table:table-cell>
          <table:table-cell office:value-type="float" office:value="1711419878040" calcext:value-type="float">
            <text:p>1711419878040</text:p>
          </table:table-cell>
          <table:table-cell office:value-type="float" office:value="1711419878048" calcext:value-type="float">
            <text:p>1711419878048</text:p>
          </table:table-cell>
          <table:table-cell table:formula="of:=[.H218]-[.G21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445" calcext:value-type="float">
            <text:p>1711419349445</text:p>
          </table:table-cell>
          <table:table-cell office:value-type="float" office:value="1711419349442" calcext:value-type="float">
            <text:p>1711419349442</text:p>
          </table:table-cell>
          <table:table-cell table:style-name="ce2" table:formula="of:=[.A219]-[.B219]" office:value-type="float" office:value="3" calcext:value-type="float">
            <text:p>3</text:p>
          </table:table-cell>
          <table:table-cell office:value-type="float" office:value="1711419671220" calcext:value-type="float">
            <text:p>1711419671220</text:p>
          </table:table-cell>
          <table:table-cell office:value-type="float" office:value="1711419671224" calcext:value-type="float">
            <text:p>1711419671224</text:p>
          </table:table-cell>
          <table:table-cell table:formula="of:=[.E219]-[.D219]" office:value-type="float" office:value="4" calcext:value-type="float">
            <text:p>4</text:p>
          </table:table-cell>
          <table:table-cell office:value-type="float" office:value="1711419878040" calcext:value-type="float">
            <text:p>1711419878040</text:p>
          </table:table-cell>
          <table:table-cell office:value-type="float" office:value="1711419878048" calcext:value-type="float">
            <text:p>1711419878048</text:p>
          </table:table-cell>
          <table:table-cell table:formula="of:=[.H219]-[.G219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449" calcext:value-type="float">
            <text:p>1711419349449</text:p>
          </table:table-cell>
          <table:table-cell office:value-type="float" office:value="1711419349445" calcext:value-type="float">
            <text:p>1711419349445</text:p>
          </table:table-cell>
          <table:table-cell table:style-name="ce2" table:formula="of:=[.A220]-[.B220]" office:value-type="float" office:value="4" calcext:value-type="float">
            <text:p>4</text:p>
          </table:table-cell>
          <table:table-cell office:value-type="float" office:value="1711419671221" calcext:value-type="float">
            <text:p>1711419671221</text:p>
          </table:table-cell>
          <table:table-cell office:value-type="float" office:value="1711419671227" calcext:value-type="float">
            <text:p>1711419671227</text:p>
          </table:table-cell>
          <table:table-cell table:formula="of:=[.E220]-[.D220]" office:value-type="float" office:value="6" calcext:value-type="float">
            <text:p>6</text:p>
          </table:table-cell>
          <table:table-cell office:value-type="float" office:value="1711419878041" calcext:value-type="float">
            <text:p>1711419878041</text:p>
          </table:table-cell>
          <table:table-cell office:value-type="float" office:value="1711419878050" calcext:value-type="float">
            <text:p>1711419878050</text:p>
          </table:table-cell>
          <table:table-cell table:formula="of:=[.H220]-[.G220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452" calcext:value-type="float">
            <text:p>1711419349452</text:p>
          </table:table-cell>
          <table:table-cell office:value-type="float" office:value="1711419349449" calcext:value-type="float">
            <text:p>1711419349449</text:p>
          </table:table-cell>
          <table:table-cell table:style-name="ce2" table:formula="of:=[.A221]-[.B221]" office:value-type="float" office:value="3" calcext:value-type="float">
            <text:p>3</text:p>
          </table:table-cell>
          <table:table-cell office:value-type="float" office:value="1711419671222" calcext:value-type="float">
            <text:p>1711419671222</text:p>
          </table:table-cell>
          <table:table-cell office:value-type="float" office:value="1711419671227" calcext:value-type="float">
            <text:p>1711419671227</text:p>
          </table:table-cell>
          <table:table-cell table:formula="of:=[.E221]-[.D221]" office:value-type="float" office:value="5" calcext:value-type="float">
            <text:p>5</text:p>
          </table:table-cell>
          <table:table-cell office:value-type="float" office:value="1711419878042" calcext:value-type="float">
            <text:p>1711419878042</text:p>
          </table:table-cell>
          <table:table-cell office:value-type="float" office:value="1711419878050" calcext:value-type="float">
            <text:p>1711419878050</text:p>
          </table:table-cell>
          <table:table-cell table:formula="of:=[.H221]-[.G221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455" calcext:value-type="float">
            <text:p>1711419349455</text:p>
          </table:table-cell>
          <table:table-cell office:value-type="float" office:value="1711419349452" calcext:value-type="float">
            <text:p>1711419349452</text:p>
          </table:table-cell>
          <table:table-cell table:style-name="ce2" table:formula="of:=[.A222]-[.B222]" office:value-type="float" office:value="3" calcext:value-type="float">
            <text:p>3</text:p>
          </table:table-cell>
          <table:table-cell office:value-type="float" office:value="1711419671222" calcext:value-type="float">
            <text:p>1711419671222</text:p>
          </table:table-cell>
          <table:table-cell office:value-type="float" office:value="1711419671227" calcext:value-type="float">
            <text:p>1711419671227</text:p>
          </table:table-cell>
          <table:table-cell table:formula="of:=[.E222]-[.D222]" office:value-type="float" office:value="5" calcext:value-type="float">
            <text:p>5</text:p>
          </table:table-cell>
          <table:table-cell office:value-type="float" office:value="1711419878042" calcext:value-type="float">
            <text:p>1711419878042</text:p>
          </table:table-cell>
          <table:table-cell office:value-type="float" office:value="1711419878050" calcext:value-type="float">
            <text:p>1711419878050</text:p>
          </table:table-cell>
          <table:table-cell table:formula="of:=[.H222]-[.G222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458" calcext:value-type="float">
            <text:p>1711419349458</text:p>
          </table:table-cell>
          <table:table-cell office:value-type="float" office:value="1711419349455" calcext:value-type="float">
            <text:p>1711419349455</text:p>
          </table:table-cell>
          <table:table-cell table:style-name="ce2" table:formula="of:=[.A223]-[.B223]" office:value-type="float" office:value="3" calcext:value-type="float">
            <text:p>3</text:p>
          </table:table-cell>
          <table:table-cell office:value-type="float" office:value="1711419671225" calcext:value-type="float">
            <text:p>1711419671225</text:p>
          </table:table-cell>
          <table:table-cell office:value-type="float" office:value="1711419671230" calcext:value-type="float">
            <text:p>1711419671230</text:p>
          </table:table-cell>
          <table:table-cell table:formula="of:=[.E223]-[.D223]" office:value-type="float" office:value="5" calcext:value-type="float">
            <text:p>5</text:p>
          </table:table-cell>
          <table:table-cell office:value-type="float" office:value="1711419878042" calcext:value-type="float">
            <text:p>1711419878042</text:p>
          </table:table-cell>
          <table:table-cell office:value-type="float" office:value="1711419878050" calcext:value-type="float">
            <text:p>1711419878050</text:p>
          </table:table-cell>
          <table:table-cell table:formula="of:=[.H223]-[.G22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462" calcext:value-type="float">
            <text:p>1711419349462</text:p>
          </table:table-cell>
          <table:table-cell office:value-type="float" office:value="1711419349459" calcext:value-type="float">
            <text:p>1711419349459</text:p>
          </table:table-cell>
          <table:table-cell table:style-name="ce2" table:formula="of:=[.A224]-[.B224]" office:value-type="float" office:value="3" calcext:value-type="float">
            <text:p>3</text:p>
          </table:table-cell>
          <table:table-cell office:value-type="float" office:value="1711419671227" calcext:value-type="float">
            <text:p>1711419671227</text:p>
          </table:table-cell>
          <table:table-cell office:value-type="float" office:value="1711419671232" calcext:value-type="float">
            <text:p>1711419671232</text:p>
          </table:table-cell>
          <table:table-cell table:formula="of:=[.E224]-[.D224]" office:value-type="float" office:value="5" calcext:value-type="float">
            <text:p>5</text:p>
          </table:table-cell>
          <table:table-cell office:value-type="float" office:value="1711419878043" calcext:value-type="float">
            <text:p>1711419878043</text:p>
          </table:table-cell>
          <table:table-cell office:value-type="float" office:value="1711419878050" calcext:value-type="float">
            <text:p>1711419878050</text:p>
          </table:table-cell>
          <table:table-cell table:formula="of:=[.H224]-[.G22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466" calcext:value-type="float">
            <text:p>1711419349466</text:p>
          </table:table-cell>
          <table:table-cell office:value-type="float" office:value="1711419349463" calcext:value-type="float">
            <text:p>1711419349463</text:p>
          </table:table-cell>
          <table:table-cell table:style-name="ce2" table:formula="of:=[.A225]-[.B225]" office:value-type="float" office:value="3" calcext:value-type="float">
            <text:p>3</text:p>
          </table:table-cell>
          <table:table-cell office:value-type="float" office:value="1711419671227" calcext:value-type="float">
            <text:p>1711419671227</text:p>
          </table:table-cell>
          <table:table-cell office:value-type="float" office:value="1711419671232" calcext:value-type="float">
            <text:p>1711419671232</text:p>
          </table:table-cell>
          <table:table-cell table:formula="of:=[.E225]-[.D225]" office:value-type="float" office:value="5" calcext:value-type="float">
            <text:p>5</text:p>
          </table:table-cell>
          <table:table-cell office:value-type="float" office:value="1711419878043" calcext:value-type="float">
            <text:p>1711419878043</text:p>
          </table:table-cell>
          <table:table-cell office:value-type="float" office:value="1711419878050" calcext:value-type="float">
            <text:p>1711419878050</text:p>
          </table:table-cell>
          <table:table-cell table:formula="of:=[.H225]-[.G22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469" calcext:value-type="float">
            <text:p>1711419349469</text:p>
          </table:table-cell>
          <table:table-cell office:value-type="float" office:value="1711419349466" calcext:value-type="float">
            <text:p>1711419349466</text:p>
          </table:table-cell>
          <table:table-cell table:style-name="ce2" table:formula="of:=[.A226]-[.B226]" office:value-type="float" office:value="3" calcext:value-type="float">
            <text:p>3</text:p>
          </table:table-cell>
          <table:table-cell office:value-type="float" office:value="1711419671227" calcext:value-type="float">
            <text:p>1711419671227</text:p>
          </table:table-cell>
          <table:table-cell office:value-type="float" office:value="1711419671233" calcext:value-type="float">
            <text:p>1711419671233</text:p>
          </table:table-cell>
          <table:table-cell table:formula="of:=[.E226]-[.D226]" office:value-type="float" office:value="6" calcext:value-type="float">
            <text:p>6</text:p>
          </table:table-cell>
          <table:table-cell office:value-type="float" office:value="1711419878048" calcext:value-type="float">
            <text:p>1711419878048</text:p>
          </table:table-cell>
          <table:table-cell office:value-type="float" office:value="1711419878055" calcext:value-type="float">
            <text:p>1711419878055</text:p>
          </table:table-cell>
          <table:table-cell table:formula="of:=[.H226]-[.G22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472" calcext:value-type="float">
            <text:p>1711419349472</text:p>
          </table:table-cell>
          <table:table-cell office:value-type="float" office:value="1711419349469" calcext:value-type="float">
            <text:p>1711419349469</text:p>
          </table:table-cell>
          <table:table-cell table:style-name="ce2" table:formula="of:=[.A227]-[.B227]" office:value-type="float" office:value="3" calcext:value-type="float">
            <text:p>3</text:p>
          </table:table-cell>
          <table:table-cell office:value-type="float" office:value="1711419671230" calcext:value-type="float">
            <text:p>1711419671230</text:p>
          </table:table-cell>
          <table:table-cell office:value-type="float" office:value="1711419671236" calcext:value-type="float">
            <text:p>1711419671236</text:p>
          </table:table-cell>
          <table:table-cell table:formula="of:=[.E227]-[.D227]" office:value-type="float" office:value="6" calcext:value-type="float">
            <text:p>6</text:p>
          </table:table-cell>
          <table:table-cell office:value-type="float" office:value="1711419878048" calcext:value-type="float">
            <text:p>1711419878048</text:p>
          </table:table-cell>
          <table:table-cell office:value-type="float" office:value="1711419878055" calcext:value-type="float">
            <text:p>1711419878055</text:p>
          </table:table-cell>
          <table:table-cell table:formula="of:=[.H227]-[.G22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490" calcext:value-type="float">
            <text:p>1711419349490</text:p>
          </table:table-cell>
          <table:table-cell office:value-type="float" office:value="1711419349473" calcext:value-type="float">
            <text:p>1711419349473</text:p>
          </table:table-cell>
          <table:table-cell table:style-name="ce2" table:formula="of:=[.A228]-[.B228]" office:value-type="float" office:value="17" calcext:value-type="float">
            <text:p>17</text:p>
          </table:table-cell>
          <table:table-cell office:value-type="float" office:value="1711419671232" calcext:value-type="float">
            <text:p>1711419671232</text:p>
          </table:table-cell>
          <table:table-cell office:value-type="float" office:value="1711419671239" calcext:value-type="float">
            <text:p>1711419671239</text:p>
          </table:table-cell>
          <table:table-cell table:formula="of:=[.E228]-[.D228]" office:value-type="float" office:value="7" calcext:value-type="float">
            <text:p>7</text:p>
          </table:table-cell>
          <table:table-cell office:value-type="float" office:value="1711419878050" calcext:value-type="float">
            <text:p>1711419878050</text:p>
          </table:table-cell>
          <table:table-cell office:value-type="float" office:value="1711419878056" calcext:value-type="float">
            <text:p>1711419878056</text:p>
          </table:table-cell>
          <table:table-cell table:formula="of:=[.H228]-[.G22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495" calcext:value-type="float">
            <text:p>1711419349495</text:p>
          </table:table-cell>
          <table:table-cell office:value-type="float" office:value="1711419349491" calcext:value-type="float">
            <text:p>1711419349491</text:p>
          </table:table-cell>
          <table:table-cell table:style-name="ce2" table:formula="of:=[.A229]-[.B229]" office:value-type="float" office:value="4" calcext:value-type="float">
            <text:p>4</text:p>
          </table:table-cell>
          <table:table-cell office:value-type="float" office:value="1711419671233" calcext:value-type="float">
            <text:p>1711419671233</text:p>
          </table:table-cell>
          <table:table-cell office:value-type="float" office:value="1711419671239" calcext:value-type="float">
            <text:p>1711419671239</text:p>
          </table:table-cell>
          <table:table-cell table:formula="of:=[.E229]-[.D229]" office:value-type="float" office:value="6" calcext:value-type="float">
            <text:p>6</text:p>
          </table:table-cell>
          <table:table-cell office:value-type="float" office:value="1711419878050" calcext:value-type="float">
            <text:p>1711419878050</text:p>
          </table:table-cell>
          <table:table-cell office:value-type="float" office:value="1711419878056" calcext:value-type="float">
            <text:p>1711419878056</text:p>
          </table:table-cell>
          <table:table-cell table:formula="of:=[.H229]-[.G22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499" calcext:value-type="float">
            <text:p>1711419349499</text:p>
          </table:table-cell>
          <table:table-cell office:value-type="float" office:value="1711419349495" calcext:value-type="float">
            <text:p>1711419349495</text:p>
          </table:table-cell>
          <table:table-cell table:style-name="ce2" table:formula="of:=[.A230]-[.B230]" office:value-type="float" office:value="4" calcext:value-type="float">
            <text:p>4</text:p>
          </table:table-cell>
          <table:table-cell office:value-type="float" office:value="1711419671234" calcext:value-type="float">
            <text:p>1711419671234</text:p>
          </table:table-cell>
          <table:table-cell office:value-type="float" office:value="1711419671239" calcext:value-type="float">
            <text:p>1711419671239</text:p>
          </table:table-cell>
          <table:table-cell table:formula="of:=[.E230]-[.D230]" office:value-type="float" office:value="5" calcext:value-type="float">
            <text:p>5</text:p>
          </table:table-cell>
          <table:table-cell office:value-type="float" office:value="1711419878050" calcext:value-type="float">
            <text:p>1711419878050</text:p>
          </table:table-cell>
          <table:table-cell office:value-type="float" office:value="1711419878056" calcext:value-type="float">
            <text:p>1711419878056</text:p>
          </table:table-cell>
          <table:table-cell table:formula="of:=[.H230]-[.G23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504" calcext:value-type="float">
            <text:p>1711419349504</text:p>
          </table:table-cell>
          <table:table-cell office:value-type="float" office:value="1711419349499" calcext:value-type="float">
            <text:p>1711419349499</text:p>
          </table:table-cell>
          <table:table-cell table:style-name="ce2" table:formula="of:=[.A231]-[.B231]" office:value-type="float" office:value="5" calcext:value-type="float">
            <text:p>5</text:p>
          </table:table-cell>
          <table:table-cell office:value-type="float" office:value="1711419671236" calcext:value-type="float">
            <text:p>1711419671236</text:p>
          </table:table-cell>
          <table:table-cell office:value-type="float" office:value="1711419671241" calcext:value-type="float">
            <text:p>1711419671241</text:p>
          </table:table-cell>
          <table:table-cell table:formula="of:=[.E231]-[.D231]" office:value-type="float" office:value="5" calcext:value-type="float">
            <text:p>5</text:p>
          </table:table-cell>
          <table:table-cell office:value-type="float" office:value="1711419878051" calcext:value-type="float">
            <text:p>1711419878051</text:p>
          </table:table-cell>
          <table:table-cell office:value-type="float" office:value="1711419878056" calcext:value-type="float">
            <text:p>1711419878056</text:p>
          </table:table-cell>
          <table:table-cell table:formula="of:=[.H231]-[.G23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507" calcext:value-type="float">
            <text:p>1711419349507</text:p>
          </table:table-cell>
          <table:table-cell office:value-type="float" office:value="1711419349504" calcext:value-type="float">
            <text:p>1711419349504</text:p>
          </table:table-cell>
          <table:table-cell table:style-name="ce2" table:formula="of:=[.A232]-[.B232]" office:value-type="float" office:value="3" calcext:value-type="float">
            <text:p>3</text:p>
          </table:table-cell>
          <table:table-cell office:value-type="float" office:value="1711419671239" calcext:value-type="float">
            <text:p>1711419671239</text:p>
          </table:table-cell>
          <table:table-cell office:value-type="float" office:value="1711419671244" calcext:value-type="float">
            <text:p>1711419671244</text:p>
          </table:table-cell>
          <table:table-cell table:formula="of:=[.E232]-[.D232]" office:value-type="float" office:value="5" calcext:value-type="float">
            <text:p>5</text:p>
          </table:table-cell>
          <table:table-cell office:value-type="float" office:value="1711419878051" calcext:value-type="float">
            <text:p>1711419878051</text:p>
          </table:table-cell>
          <table:table-cell office:value-type="float" office:value="1711419878056" calcext:value-type="float">
            <text:p>1711419878056</text:p>
          </table:table-cell>
          <table:table-cell table:formula="of:=[.H232]-[.G23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510" calcext:value-type="float">
            <text:p>1711419349510</text:p>
          </table:table-cell>
          <table:table-cell office:value-type="float" office:value="1711419349507" calcext:value-type="float">
            <text:p>1711419349507</text:p>
          </table:table-cell>
          <table:table-cell table:style-name="ce2" table:formula="of:=[.A233]-[.B233]" office:value-type="float" office:value="3" calcext:value-type="float">
            <text:p>3</text:p>
          </table:table-cell>
          <table:table-cell office:value-type="float" office:value="1711419671239" calcext:value-type="float">
            <text:p>1711419671239</text:p>
          </table:table-cell>
          <table:table-cell office:value-type="float" office:value="1711419671244" calcext:value-type="float">
            <text:p>1711419671244</text:p>
          </table:table-cell>
          <table:table-cell table:formula="of:=[.E233]-[.D233]" office:value-type="float" office:value="5" calcext:value-type="float">
            <text:p>5</text:p>
          </table:table-cell>
          <table:table-cell office:value-type="float" office:value="1711419878051" calcext:value-type="float">
            <text:p>1711419878051</text:p>
          </table:table-cell>
          <table:table-cell office:value-type="float" office:value="1711419878056" calcext:value-type="float">
            <text:p>1711419878056</text:p>
          </table:table-cell>
          <table:table-cell table:formula="of:=[.H233]-[.G233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513" calcext:value-type="float">
            <text:p>1711419349513</text:p>
          </table:table-cell>
          <table:table-cell office:value-type="float" office:value="1711419349510" calcext:value-type="float">
            <text:p>1711419349510</text:p>
          </table:table-cell>
          <table:table-cell table:style-name="ce2" table:formula="of:=[.A234]-[.B234]" office:value-type="float" office:value="3" calcext:value-type="float">
            <text:p>3</text:p>
          </table:table-cell>
          <table:table-cell office:value-type="float" office:value="1711419671240" calcext:value-type="float">
            <text:p>1711419671240</text:p>
          </table:table-cell>
          <table:table-cell office:value-type="float" office:value="1711419671244" calcext:value-type="float">
            <text:p>1711419671244</text:p>
          </table:table-cell>
          <table:table-cell table:formula="of:=[.E234]-[.D234]" office:value-type="float" office:value="4" calcext:value-type="float">
            <text:p>4</text:p>
          </table:table-cell>
          <table:table-cell office:value-type="float" office:value="1711419878055" calcext:value-type="float">
            <text:p>1711419878055</text:p>
          </table:table-cell>
          <table:table-cell office:value-type="float" office:value="1711419878066" calcext:value-type="float">
            <text:p>1711419878066</text:p>
          </table:table-cell>
          <table:table-cell table:formula="of:=[.H234]-[.G234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516" calcext:value-type="float">
            <text:p>1711419349516</text:p>
          </table:table-cell>
          <table:table-cell office:value-type="float" office:value="1711419349513" calcext:value-type="float">
            <text:p>1711419349513</text:p>
          </table:table-cell>
          <table:table-cell table:style-name="ce2" table:formula="of:=[.A235]-[.B235]" office:value-type="float" office:value="3" calcext:value-type="float">
            <text:p>3</text:p>
          </table:table-cell>
          <table:table-cell office:value-type="float" office:value="1711419671242" calcext:value-type="float">
            <text:p>1711419671242</text:p>
          </table:table-cell>
          <table:table-cell office:value-type="float" office:value="1711419671246" calcext:value-type="float">
            <text:p>1711419671246</text:p>
          </table:table-cell>
          <table:table-cell table:formula="of:=[.E235]-[.D235]" office:value-type="float" office:value="4" calcext:value-type="float">
            <text:p>4</text:p>
          </table:table-cell>
          <table:table-cell office:value-type="float" office:value="1711419878055" calcext:value-type="float">
            <text:p>1711419878055</text:p>
          </table:table-cell>
          <table:table-cell office:value-type="float" office:value="1711419878066" calcext:value-type="float">
            <text:p>1711419878066</text:p>
          </table:table-cell>
          <table:table-cell table:formula="of:=[.H235]-[.G235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519" calcext:value-type="float">
            <text:p>1711419349519</text:p>
          </table:table-cell>
          <table:table-cell office:value-type="float" office:value="1711419349516" calcext:value-type="float">
            <text:p>1711419349516</text:p>
          </table:table-cell>
          <table:table-cell table:style-name="ce2" table:formula="of:=[.A236]-[.B236]" office:value-type="float" office:value="3" calcext:value-type="float">
            <text:p>3</text:p>
          </table:table-cell>
          <table:table-cell office:value-type="float" office:value="1711419671245" calcext:value-type="float">
            <text:p>1711419671245</text:p>
          </table:table-cell>
          <table:table-cell office:value-type="float" office:value="1711419671250" calcext:value-type="float">
            <text:p>1711419671250</text:p>
          </table:table-cell>
          <table:table-cell table:formula="of:=[.E236]-[.D236]" office:value-type="float" office:value="5" calcext:value-type="float">
            <text:p>5</text:p>
          </table:table-cell>
          <table:table-cell office:value-type="float" office:value="1711419878056" calcext:value-type="float">
            <text:p>1711419878056</text:p>
          </table:table-cell>
          <table:table-cell office:value-type="float" office:value="1711419878067" calcext:value-type="float">
            <text:p>1711419878067</text:p>
          </table:table-cell>
          <table:table-cell table:formula="of:=[.H236]-[.G236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523" calcext:value-type="float">
            <text:p>1711419349523</text:p>
          </table:table-cell>
          <table:table-cell office:value-type="float" office:value="1711419349520" calcext:value-type="float">
            <text:p>1711419349520</text:p>
          </table:table-cell>
          <table:table-cell table:style-name="ce2" table:formula="of:=[.A237]-[.B237]" office:value-type="float" office:value="3" calcext:value-type="float">
            <text:p>3</text:p>
          </table:table-cell>
          <table:table-cell office:value-type="float" office:value="1711419671245" calcext:value-type="float">
            <text:p>1711419671245</text:p>
          </table:table-cell>
          <table:table-cell office:value-type="float" office:value="1711419671250" calcext:value-type="float">
            <text:p>1711419671250</text:p>
          </table:table-cell>
          <table:table-cell table:formula="of:=[.E237]-[.D237]" office:value-type="float" office:value="5" calcext:value-type="float">
            <text:p>5</text:p>
          </table:table-cell>
          <table:table-cell office:value-type="float" office:value="1711419878056" calcext:value-type="float">
            <text:p>1711419878056</text:p>
          </table:table-cell>
          <table:table-cell office:value-type="float" office:value="1711419878067" calcext:value-type="float">
            <text:p>1711419878067</text:p>
          </table:table-cell>
          <table:table-cell table:formula="of:=[.H237]-[.G237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526" calcext:value-type="float">
            <text:p>1711419349526</text:p>
          </table:table-cell>
          <table:table-cell office:value-type="float" office:value="1711419349523" calcext:value-type="float">
            <text:p>1711419349523</text:p>
          </table:table-cell>
          <table:table-cell table:style-name="ce2" table:formula="of:=[.A238]-[.B238]" office:value-type="float" office:value="3" calcext:value-type="float">
            <text:p>3</text:p>
          </table:table-cell>
          <table:table-cell office:value-type="float" office:value="1711419671245" calcext:value-type="float">
            <text:p>1711419671245</text:p>
          </table:table-cell>
          <table:table-cell office:value-type="float" office:value="1711419671251" calcext:value-type="float">
            <text:p>1711419671251</text:p>
          </table:table-cell>
          <table:table-cell table:formula="of:=[.E238]-[.D238]" office:value-type="float" office:value="6" calcext:value-type="float">
            <text:p>6</text:p>
          </table:table-cell>
          <table:table-cell office:value-type="float" office:value="1711419878056" calcext:value-type="float">
            <text:p>1711419878056</text:p>
          </table:table-cell>
          <table:table-cell office:value-type="float" office:value="1711419878067" calcext:value-type="float">
            <text:p>1711419878067</text:p>
          </table:table-cell>
          <table:table-cell table:formula="of:=[.H238]-[.G238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711419349529" calcext:value-type="float">
            <text:p>1711419349529</text:p>
          </table:table-cell>
          <table:table-cell office:value-type="float" office:value="1711419349526" calcext:value-type="float">
            <text:p>1711419349526</text:p>
          </table:table-cell>
          <table:table-cell table:style-name="ce2" table:formula="of:=[.A239]-[.B239]" office:value-type="float" office:value="3" calcext:value-type="float">
            <text:p>3</text:p>
          </table:table-cell>
          <table:table-cell office:value-type="float" office:value="1711419671246" calcext:value-type="float">
            <text:p>1711419671246</text:p>
          </table:table-cell>
          <table:table-cell office:value-type="float" office:value="1711419671252" calcext:value-type="float">
            <text:p>1711419671252</text:p>
          </table:table-cell>
          <table:table-cell table:formula="of:=[.E239]-[.D239]" office:value-type="float" office:value="6" calcext:value-type="float">
            <text:p>6</text:p>
          </table:table-cell>
          <table:table-cell office:value-type="float" office:value="1711419878057" calcext:value-type="float">
            <text:p>1711419878057</text:p>
          </table:table-cell>
          <table:table-cell office:value-type="float" office:value="1711419878067" calcext:value-type="float">
            <text:p>1711419878067</text:p>
          </table:table-cell>
          <table:table-cell table:formula="of:=[.H239]-[.G239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11419349532" calcext:value-type="float">
            <text:p>1711419349532</text:p>
          </table:table-cell>
          <table:table-cell office:value-type="float" office:value="1711419349529" calcext:value-type="float">
            <text:p>1711419349529</text:p>
          </table:table-cell>
          <table:table-cell table:style-name="ce2" table:formula="of:=[.A240]-[.B240]" office:value-type="float" office:value="3" calcext:value-type="float">
            <text:p>3</text:p>
          </table:table-cell>
          <table:table-cell office:value-type="float" office:value="1711419671250" calcext:value-type="float">
            <text:p>1711419671250</text:p>
          </table:table-cell>
          <table:table-cell office:value-type="float" office:value="1711419671256" calcext:value-type="float">
            <text:p>1711419671256</text:p>
          </table:table-cell>
          <table:table-cell table:formula="of:=[.E240]-[.D240]" office:value-type="float" office:value="6" calcext:value-type="float">
            <text:p>6</text:p>
          </table:table-cell>
          <table:table-cell office:value-type="float" office:value="1711419878057" calcext:value-type="float">
            <text:p>1711419878057</text:p>
          </table:table-cell>
          <table:table-cell office:value-type="float" office:value="1711419878067" calcext:value-type="float">
            <text:p>1711419878067</text:p>
          </table:table-cell>
          <table:table-cell table:formula="of:=[.H240]-[.G240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11419349536" calcext:value-type="float">
            <text:p>1711419349536</text:p>
          </table:table-cell>
          <table:table-cell office:value-type="float" office:value="1711419349532" calcext:value-type="float">
            <text:p>1711419349532</text:p>
          </table:table-cell>
          <table:table-cell table:style-name="ce2" table:formula="of:=[.A241]-[.B241]" office:value-type="float" office:value="4" calcext:value-type="float">
            <text:p>4</text:p>
          </table:table-cell>
          <table:table-cell office:value-type="float" office:value="1711419671251" calcext:value-type="float">
            <text:p>1711419671251</text:p>
          </table:table-cell>
          <table:table-cell office:value-type="float" office:value="1711419671256" calcext:value-type="float">
            <text:p>1711419671256</text:p>
          </table:table-cell>
          <table:table-cell table:formula="of:=[.E241]-[.D241]" office:value-type="float" office:value="5" calcext:value-type="float">
            <text:p>5</text:p>
          </table:table-cell>
          <table:table-cell office:value-type="float" office:value="1711419878057" calcext:value-type="float">
            <text:p>1711419878057</text:p>
          </table:table-cell>
          <table:table-cell office:value-type="float" office:value="1711419878067" calcext:value-type="float">
            <text:p>1711419878067</text:p>
          </table:table-cell>
          <table:table-cell table:formula="of:=[.H241]-[.G241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11419349539" calcext:value-type="float">
            <text:p>1711419349539</text:p>
          </table:table-cell>
          <table:table-cell office:value-type="float" office:value="1711419349536" calcext:value-type="float">
            <text:p>1711419349536</text:p>
          </table:table-cell>
          <table:table-cell table:style-name="ce2" table:formula="of:=[.A242]-[.B242]" office:value-type="float" office:value="3" calcext:value-type="float">
            <text:p>3</text:p>
          </table:table-cell>
          <table:table-cell office:value-type="float" office:value="1711419671251" calcext:value-type="float">
            <text:p>1711419671251</text:p>
          </table:table-cell>
          <table:table-cell office:value-type="float" office:value="1711419671256" calcext:value-type="float">
            <text:p>1711419671256</text:p>
          </table:table-cell>
          <table:table-cell table:formula="of:=[.E242]-[.D242]" office:value-type="float" office:value="5" calcext:value-type="float">
            <text:p>5</text:p>
          </table:table-cell>
          <table:table-cell office:value-type="float" office:value="1711419878066" calcext:value-type="float">
            <text:p>1711419878066</text:p>
          </table:table-cell>
          <table:table-cell office:value-type="float" office:value="1711419878072" calcext:value-type="float">
            <text:p>1711419878072</text:p>
          </table:table-cell>
          <table:table-cell table:formula="of:=[.H242]-[.G24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542" calcext:value-type="float">
            <text:p>1711419349542</text:p>
          </table:table-cell>
          <table:table-cell office:value-type="float" office:value="1711419349539" calcext:value-type="float">
            <text:p>1711419349539</text:p>
          </table:table-cell>
          <table:table-cell table:style-name="ce2" table:formula="of:=[.A243]-[.B243]" office:value-type="float" office:value="3" calcext:value-type="float">
            <text:p>3</text:p>
          </table:table-cell>
          <table:table-cell office:value-type="float" office:value="1711419671252" calcext:value-type="float">
            <text:p>1711419671252</text:p>
          </table:table-cell>
          <table:table-cell office:value-type="float" office:value="1711419671257" calcext:value-type="float">
            <text:p>1711419671257</text:p>
          </table:table-cell>
          <table:table-cell table:formula="of:=[.E243]-[.D243]" office:value-type="float" office:value="5" calcext:value-type="float">
            <text:p>5</text:p>
          </table:table-cell>
          <table:table-cell office:value-type="float" office:value="1711419878066" calcext:value-type="float">
            <text:p>1711419878066</text:p>
          </table:table-cell>
          <table:table-cell office:value-type="float" office:value="1711419878073" calcext:value-type="float">
            <text:p>1711419878073</text:p>
          </table:table-cell>
          <table:table-cell table:formula="of:=[.H243]-[.G24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545" calcext:value-type="float">
            <text:p>1711419349545</text:p>
          </table:table-cell>
          <table:table-cell office:value-type="float" office:value="1711419349542" calcext:value-type="float">
            <text:p>1711419349542</text:p>
          </table:table-cell>
          <table:table-cell table:style-name="ce2" table:formula="of:=[.A244]-[.B244]" office:value-type="float" office:value="3" calcext:value-type="float">
            <text:p>3</text:p>
          </table:table-cell>
          <table:table-cell office:value-type="float" office:value="1711419671256" calcext:value-type="float">
            <text:p>1711419671256</text:p>
          </table:table-cell>
          <table:table-cell office:value-type="float" office:value="1711419671261" calcext:value-type="float">
            <text:p>1711419671261</text:p>
          </table:table-cell>
          <table:table-cell table:formula="of:=[.E244]-[.D244]" office:value-type="float" office:value="5" calcext:value-type="float">
            <text:p>5</text:p>
          </table:table-cell>
          <table:table-cell office:value-type="float" office:value="1711419878067" calcext:value-type="float">
            <text:p>1711419878067</text:p>
          </table:table-cell>
          <table:table-cell office:value-type="float" office:value="1711419878074" calcext:value-type="float">
            <text:p>1711419878074</text:p>
          </table:table-cell>
          <table:table-cell table:formula="of:=[.H244]-[.G24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548" calcext:value-type="float">
            <text:p>1711419349548</text:p>
          </table:table-cell>
          <table:table-cell office:value-type="float" office:value="1711419349545" calcext:value-type="float">
            <text:p>1711419349545</text:p>
          </table:table-cell>
          <table:table-cell table:style-name="ce2" table:formula="of:=[.A245]-[.B245]" office:value-type="float" office:value="3" calcext:value-type="float">
            <text:p>3</text:p>
          </table:table-cell>
          <table:table-cell office:value-type="float" office:value="1711419671256" calcext:value-type="float">
            <text:p>1711419671256</text:p>
          </table:table-cell>
          <table:table-cell office:value-type="float" office:value="1711419671262" calcext:value-type="float">
            <text:p>1711419671262</text:p>
          </table:table-cell>
          <table:table-cell table:formula="of:=[.E245]-[.D245]" office:value-type="float" office:value="6" calcext:value-type="float">
            <text:p>6</text:p>
          </table:table-cell>
          <table:table-cell office:value-type="float" office:value="1711419878067" calcext:value-type="float">
            <text:p>1711419878067</text:p>
          </table:table-cell>
          <table:table-cell office:value-type="float" office:value="1711419878075" calcext:value-type="float">
            <text:p>1711419878075</text:p>
          </table:table-cell>
          <table:table-cell table:formula="of:=[.H245]-[.G24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552" calcext:value-type="float">
            <text:p>1711419349552</text:p>
          </table:table-cell>
          <table:table-cell office:value-type="float" office:value="1711419349549" calcext:value-type="float">
            <text:p>1711419349549</text:p>
          </table:table-cell>
          <table:table-cell table:style-name="ce2" table:formula="of:=[.A246]-[.B246]" office:value-type="float" office:value="3" calcext:value-type="float">
            <text:p>3</text:p>
          </table:table-cell>
          <table:table-cell office:value-type="float" office:value="1711419671256" calcext:value-type="float">
            <text:p>1711419671256</text:p>
          </table:table-cell>
          <table:table-cell office:value-type="float" office:value="1711419671262" calcext:value-type="float">
            <text:p>1711419671262</text:p>
          </table:table-cell>
          <table:table-cell table:formula="of:=[.E246]-[.D246]" office:value-type="float" office:value="6" calcext:value-type="float">
            <text:p>6</text:p>
          </table:table-cell>
          <table:table-cell office:value-type="float" office:value="1711419878067" calcext:value-type="float">
            <text:p>1711419878067</text:p>
          </table:table-cell>
          <table:table-cell office:value-type="float" office:value="1711419878076" calcext:value-type="float">
            <text:p>1711419878076</text:p>
          </table:table-cell>
          <table:table-cell table:formula="of:=[.H246]-[.G246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555" calcext:value-type="float">
            <text:p>1711419349555</text:p>
          </table:table-cell>
          <table:table-cell office:value-type="float" office:value="1711419349552" calcext:value-type="float">
            <text:p>1711419349552</text:p>
          </table:table-cell>
          <table:table-cell table:style-name="ce2" table:formula="of:=[.A247]-[.B247]" office:value-type="float" office:value="3" calcext:value-type="float">
            <text:p>3</text:p>
          </table:table-cell>
          <table:table-cell office:value-type="float" office:value="1711419671257" calcext:value-type="float">
            <text:p>1711419671257</text:p>
          </table:table-cell>
          <table:table-cell office:value-type="float" office:value="1711419671262" calcext:value-type="float">
            <text:p>1711419671262</text:p>
          </table:table-cell>
          <table:table-cell table:formula="of:=[.E247]-[.D247]" office:value-type="float" office:value="5" calcext:value-type="float">
            <text:p>5</text:p>
          </table:table-cell>
          <table:table-cell office:value-type="float" office:value="1711419878067" calcext:value-type="float">
            <text:p>1711419878067</text:p>
          </table:table-cell>
          <table:table-cell office:value-type="float" office:value="1711419878076" calcext:value-type="float">
            <text:p>1711419878076</text:p>
          </table:table-cell>
          <table:table-cell table:formula="of:=[.H247]-[.G247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558" calcext:value-type="float">
            <text:p>1711419349558</text:p>
          </table:table-cell>
          <table:table-cell office:value-type="float" office:value="1711419349555" calcext:value-type="float">
            <text:p>1711419349555</text:p>
          </table:table-cell>
          <table:table-cell table:style-name="ce2" table:formula="of:=[.A248]-[.B248]" office:value-type="float" office:value="3" calcext:value-type="float">
            <text:p>3</text:p>
          </table:table-cell>
          <table:table-cell office:value-type="float" office:value="1711419671262" calcext:value-type="float">
            <text:p>1711419671262</text:p>
          </table:table-cell>
          <table:table-cell office:value-type="float" office:value="1711419671270" calcext:value-type="float">
            <text:p>1711419671270</text:p>
          </table:table-cell>
          <table:table-cell table:formula="of:=[.E248]-[.D248]" office:value-type="float" office:value="8" calcext:value-type="float">
            <text:p>8</text:p>
          </table:table-cell>
          <table:table-cell office:value-type="float" office:value="1711419878067" calcext:value-type="float">
            <text:p>1711419878067</text:p>
          </table:table-cell>
          <table:table-cell office:value-type="float" office:value="1711419878077" calcext:value-type="float">
            <text:p>1711419878077</text:p>
          </table:table-cell>
          <table:table-cell table:formula="of:=[.H248]-[.G248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711419349561" calcext:value-type="float">
            <text:p>1711419349561</text:p>
          </table:table-cell>
          <table:table-cell office:value-type="float" office:value="1711419349558" calcext:value-type="float">
            <text:p>1711419349558</text:p>
          </table:table-cell>
          <table:table-cell table:style-name="ce2" table:formula="of:=[.A249]-[.B249]" office:value-type="float" office:value="3" calcext:value-type="float">
            <text:p>3</text:p>
          </table:table-cell>
          <table:table-cell office:value-type="float" office:value="1711419671262" calcext:value-type="float">
            <text:p>1711419671262</text:p>
          </table:table-cell>
          <table:table-cell office:value-type="float" office:value="1711419671270" calcext:value-type="float">
            <text:p>1711419671270</text:p>
          </table:table-cell>
          <table:table-cell table:formula="of:=[.E249]-[.D249]" office:value-type="float" office:value="8" calcext:value-type="float">
            <text:p>8</text:p>
          </table:table-cell>
          <table:table-cell office:value-type="float" office:value="1711419878068" calcext:value-type="float">
            <text:p>1711419878068</text:p>
          </table:table-cell>
          <table:table-cell office:value-type="float" office:value="1711419878077" calcext:value-type="float">
            <text:p>1711419878077</text:p>
          </table:table-cell>
          <table:table-cell table:formula="of:=[.H249]-[.G249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564" calcext:value-type="float">
            <text:p>1711419349564</text:p>
          </table:table-cell>
          <table:table-cell office:value-type="float" office:value="1711419349561" calcext:value-type="float">
            <text:p>1711419349561</text:p>
          </table:table-cell>
          <table:table-cell table:style-name="ce2" table:formula="of:=[.A250]-[.B250]" office:value-type="float" office:value="3" calcext:value-type="float">
            <text:p>3</text:p>
          </table:table-cell>
          <table:table-cell office:value-type="float" office:value="1711419671262" calcext:value-type="float">
            <text:p>1711419671262</text:p>
          </table:table-cell>
          <table:table-cell office:value-type="float" office:value="1711419671270" calcext:value-type="float">
            <text:p>1711419671270</text:p>
          </table:table-cell>
          <table:table-cell table:formula="of:=[.E250]-[.D250]" office:value-type="float" office:value="8" calcext:value-type="float">
            <text:p>8</text:p>
          </table:table-cell>
          <table:table-cell office:value-type="float" office:value="1711419878073" calcext:value-type="float">
            <text:p>1711419878073</text:p>
          </table:table-cell>
          <table:table-cell office:value-type="float" office:value="1711419878079" calcext:value-type="float">
            <text:p>1711419878079</text:p>
          </table:table-cell>
          <table:table-cell table:formula="of:=[.H250]-[.G25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567" calcext:value-type="float">
            <text:p>1711419349567</text:p>
          </table:table-cell>
          <table:table-cell office:value-type="float" office:value="1711419349564" calcext:value-type="float">
            <text:p>1711419349564</text:p>
          </table:table-cell>
          <table:table-cell table:style-name="ce2" table:formula="of:=[.A251]-[.B251]" office:value-type="float" office:value="3" calcext:value-type="float">
            <text:p>3</text:p>
          </table:table-cell>
          <table:table-cell office:value-type="float" office:value="1711419671264" calcext:value-type="float">
            <text:p>1711419671264</text:p>
          </table:table-cell>
          <table:table-cell office:value-type="float" office:value="1711419671271" calcext:value-type="float">
            <text:p>1711419671271</text:p>
          </table:table-cell>
          <table:table-cell table:formula="of:=[.E251]-[.D251]" office:value-type="float" office:value="7" calcext:value-type="float">
            <text:p>7</text:p>
          </table:table-cell>
          <table:table-cell office:value-type="float" office:value="1711419878074" calcext:value-type="float">
            <text:p>1711419878074</text:p>
          </table:table-cell>
          <table:table-cell office:value-type="float" office:value="1711419878081" calcext:value-type="float">
            <text:p>1711419878081</text:p>
          </table:table-cell>
          <table:table-cell table:formula="of:=[.H251]-[.G25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571" calcext:value-type="float">
            <text:p>1711419349571</text:p>
          </table:table-cell>
          <table:table-cell office:value-type="float" office:value="1711419349568" calcext:value-type="float">
            <text:p>1711419349568</text:p>
          </table:table-cell>
          <table:table-cell table:style-name="ce2" table:formula="of:=[.A252]-[.B252]" office:value-type="float" office:value="3" calcext:value-type="float">
            <text:p>3</text:p>
          </table:table-cell>
          <table:table-cell office:value-type="float" office:value="1711419671270" calcext:value-type="float">
            <text:p>1711419671270</text:p>
          </table:table-cell>
          <table:table-cell office:value-type="float" office:value="1711419671276" calcext:value-type="float">
            <text:p>1711419671276</text:p>
          </table:table-cell>
          <table:table-cell table:formula="of:=[.E252]-[.D252]" office:value-type="float" office:value="6" calcext:value-type="float">
            <text:p>6</text:p>
          </table:table-cell>
          <table:table-cell office:value-type="float" office:value="1711419878074" calcext:value-type="float">
            <text:p>1711419878074</text:p>
          </table:table-cell>
          <table:table-cell office:value-type="float" office:value="1711419878081" calcext:value-type="float">
            <text:p>1711419878081</text:p>
          </table:table-cell>
          <table:table-cell table:formula="of:=[.H252]-[.G25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574" calcext:value-type="float">
            <text:p>1711419349574</text:p>
          </table:table-cell>
          <table:table-cell office:value-type="float" office:value="1711419349571" calcext:value-type="float">
            <text:p>1711419349571</text:p>
          </table:table-cell>
          <table:table-cell table:style-name="ce2" table:formula="of:=[.A253]-[.B253]" office:value-type="float" office:value="3" calcext:value-type="float">
            <text:p>3</text:p>
          </table:table-cell>
          <table:table-cell office:value-type="float" office:value="1711419671270" calcext:value-type="float">
            <text:p>1711419671270</text:p>
          </table:table-cell>
          <table:table-cell office:value-type="float" office:value="1711419671276" calcext:value-type="float">
            <text:p>1711419671276</text:p>
          </table:table-cell>
          <table:table-cell table:formula="of:=[.E253]-[.D253]" office:value-type="float" office:value="6" calcext:value-type="float">
            <text:p>6</text:p>
          </table:table-cell>
          <table:table-cell office:value-type="float" office:value="1711419878076" calcext:value-type="float">
            <text:p>1711419878076</text:p>
          </table:table-cell>
          <table:table-cell office:value-type="float" office:value="1711419878083" calcext:value-type="float">
            <text:p>1711419878083</text:p>
          </table:table-cell>
          <table:table-cell table:formula="of:=[.H253]-[.G25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577" calcext:value-type="float">
            <text:p>1711419349577</text:p>
          </table:table-cell>
          <table:table-cell office:value-type="float" office:value="1711419349574" calcext:value-type="float">
            <text:p>1711419349574</text:p>
          </table:table-cell>
          <table:table-cell table:style-name="ce2" table:formula="of:=[.A254]-[.B254]" office:value-type="float" office:value="3" calcext:value-type="float">
            <text:p>3</text:p>
          </table:table-cell>
          <table:table-cell office:value-type="float" office:value="1711419671271" calcext:value-type="float">
            <text:p>1711419671271</text:p>
          </table:table-cell>
          <table:table-cell office:value-type="float" office:value="1711419671276" calcext:value-type="float">
            <text:p>1711419671276</text:p>
          </table:table-cell>
          <table:table-cell table:formula="of:=[.E254]-[.D254]" office:value-type="float" office:value="5" calcext:value-type="float">
            <text:p>5</text:p>
          </table:table-cell>
          <table:table-cell office:value-type="float" office:value="1711419878077" calcext:value-type="float">
            <text:p>1711419878077</text:p>
          </table:table-cell>
          <table:table-cell office:value-type="float" office:value="1711419878083" calcext:value-type="float">
            <text:p>1711419878083</text:p>
          </table:table-cell>
          <table:table-cell table:formula="of:=[.H254]-[.G25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580" calcext:value-type="float">
            <text:p>1711419349580</text:p>
          </table:table-cell>
          <table:table-cell office:value-type="float" office:value="1711419349577" calcext:value-type="float">
            <text:p>1711419349577</text:p>
          </table:table-cell>
          <table:table-cell table:style-name="ce2" table:formula="of:=[.A255]-[.B255]" office:value-type="float" office:value="3" calcext:value-type="float">
            <text:p>3</text:p>
          </table:table-cell>
          <table:table-cell office:value-type="float" office:value="1711419671271" calcext:value-type="float">
            <text:p>1711419671271</text:p>
          </table:table-cell>
          <table:table-cell office:value-type="float" office:value="1711419671276" calcext:value-type="float">
            <text:p>1711419671276</text:p>
          </table:table-cell>
          <table:table-cell table:formula="of:=[.E255]-[.D255]" office:value-type="float" office:value="5" calcext:value-type="float">
            <text:p>5</text:p>
          </table:table-cell>
          <table:table-cell office:value-type="float" office:value="1711419878077" calcext:value-type="float">
            <text:p>1711419878077</text:p>
          </table:table-cell>
          <table:table-cell office:value-type="float" office:value="1711419878083" calcext:value-type="float">
            <text:p>1711419878083</text:p>
          </table:table-cell>
          <table:table-cell table:formula="of:=[.H255]-[.G25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583" calcext:value-type="float">
            <text:p>1711419349583</text:p>
          </table:table-cell>
          <table:table-cell office:value-type="float" office:value="1711419349580" calcext:value-type="float">
            <text:p>1711419349580</text:p>
          </table:table-cell>
          <table:table-cell table:style-name="ce2" table:formula="of:=[.A256]-[.B256]" office:value-type="float" office:value="3" calcext:value-type="float">
            <text:p>3</text:p>
          </table:table-cell>
          <table:table-cell office:value-type="float" office:value="1711419671276" calcext:value-type="float">
            <text:p>1711419671276</text:p>
          </table:table-cell>
          <table:table-cell office:value-type="float" office:value="1711419671280" calcext:value-type="float">
            <text:p>1711419671280</text:p>
          </table:table-cell>
          <table:table-cell table:formula="of:=[.E256]-[.D256]" office:value-type="float" office:value="4" calcext:value-type="float">
            <text:p>4</text:p>
          </table:table-cell>
          <table:table-cell office:value-type="float" office:value="1711419878078" calcext:value-type="float">
            <text:p>1711419878078</text:p>
          </table:table-cell>
          <table:table-cell office:value-type="float" office:value="1711419878085" calcext:value-type="float">
            <text:p>1711419878085</text:p>
          </table:table-cell>
          <table:table-cell table:formula="of:=[.H256]-[.G25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586" calcext:value-type="float">
            <text:p>1711419349586</text:p>
          </table:table-cell>
          <table:table-cell office:value-type="float" office:value="1711419349583" calcext:value-type="float">
            <text:p>1711419349583</text:p>
          </table:table-cell>
          <table:table-cell table:style-name="ce2" table:formula="of:=[.A257]-[.B257]" office:value-type="float" office:value="3" calcext:value-type="float">
            <text:p>3</text:p>
          </table:table-cell>
          <table:table-cell office:value-type="float" office:value="1711419671276" calcext:value-type="float">
            <text:p>1711419671276</text:p>
          </table:table-cell>
          <table:table-cell office:value-type="float" office:value="1711419671281" calcext:value-type="float">
            <text:p>1711419671281</text:p>
          </table:table-cell>
          <table:table-cell table:formula="of:=[.E257]-[.D257]" office:value-type="float" office:value="5" calcext:value-type="float">
            <text:p>5</text:p>
          </table:table-cell>
          <table:table-cell office:value-type="float" office:value="1711419878078" calcext:value-type="float">
            <text:p>1711419878078</text:p>
          </table:table-cell>
          <table:table-cell office:value-type="float" office:value="1711419878086" calcext:value-type="float">
            <text:p>1711419878086</text:p>
          </table:table-cell>
          <table:table-cell table:formula="of:=[.H257]-[.G25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589" calcext:value-type="float">
            <text:p>1711419349589</text:p>
          </table:table-cell>
          <table:table-cell office:value-type="float" office:value="1711419349586" calcext:value-type="float">
            <text:p>1711419349586</text:p>
          </table:table-cell>
          <table:table-cell table:style-name="ce2" table:formula="of:=[.A258]-[.B258]" office:value-type="float" office:value="3" calcext:value-type="float">
            <text:p>3</text:p>
          </table:table-cell>
          <table:table-cell office:value-type="float" office:value="1711419671276" calcext:value-type="float">
            <text:p>1711419671276</text:p>
          </table:table-cell>
          <table:table-cell office:value-type="float" office:value="1711419671289" calcext:value-type="float">
            <text:p>1711419671289</text:p>
          </table:table-cell>
          <table:table-cell table:formula="of:=[.E258]-[.D258]" office:value-type="float" office:value="13" calcext:value-type="float">
            <text:p>13</text:p>
          </table:table-cell>
          <table:table-cell office:value-type="float" office:value="1711419878080" calcext:value-type="float">
            <text:p>1711419878080</text:p>
          </table:table-cell>
          <table:table-cell office:value-type="float" office:value="1711419878087" calcext:value-type="float">
            <text:p>1711419878087</text:p>
          </table:table-cell>
          <table:table-cell table:formula="of:=[.H258]-[.G258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592" calcext:value-type="float">
            <text:p>1711419349592</text:p>
          </table:table-cell>
          <table:table-cell office:value-type="float" office:value="1711419349589" calcext:value-type="float">
            <text:p>1711419349589</text:p>
          </table:table-cell>
          <table:table-cell table:style-name="ce2" table:formula="of:=[.A259]-[.B259]" office:value-type="float" office:value="3" calcext:value-type="float">
            <text:p>3</text:p>
          </table:table-cell>
          <table:table-cell office:value-type="float" office:value="1711419671276" calcext:value-type="float">
            <text:p>1711419671276</text:p>
          </table:table-cell>
          <table:table-cell office:value-type="float" office:value="1711419671294" calcext:value-type="float">
            <text:p>1711419671294</text:p>
          </table:table-cell>
          <table:table-cell table:formula="of:=[.E259]-[.D259]" office:value-type="float" office:value="18" calcext:value-type="float">
            <text:p>18</text:p>
          </table:table-cell>
          <table:table-cell office:value-type="float" office:value="1711419878081" calcext:value-type="float">
            <text:p>1711419878081</text:p>
          </table:table-cell>
          <table:table-cell office:value-type="float" office:value="1711419878088" calcext:value-type="float">
            <text:p>1711419878088</text:p>
          </table:table-cell>
          <table:table-cell table:formula="of:=[.H259]-[.G25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595" calcext:value-type="float">
            <text:p>1711419349595</text:p>
          </table:table-cell>
          <table:table-cell office:value-type="float" office:value="1711419349592" calcext:value-type="float">
            <text:p>1711419349592</text:p>
          </table:table-cell>
          <table:table-cell table:style-name="ce2" table:formula="of:=[.A260]-[.B260]" office:value-type="float" office:value="3" calcext:value-type="float">
            <text:p>3</text:p>
          </table:table-cell>
          <table:table-cell office:value-type="float" office:value="1711419671281" calcext:value-type="float">
            <text:p>1711419671281</text:p>
          </table:table-cell>
          <table:table-cell office:value-type="float" office:value="1711419671295" calcext:value-type="float">
            <text:p>1711419671295</text:p>
          </table:table-cell>
          <table:table-cell table:formula="of:=[.E260]-[.D260]" office:value-type="float" office:value="14" calcext:value-type="float">
            <text:p>14</text:p>
          </table:table-cell>
          <table:table-cell office:value-type="float" office:value="1711419878082" calcext:value-type="float">
            <text:p>1711419878082</text:p>
          </table:table-cell>
          <table:table-cell office:value-type="float" office:value="1711419878088" calcext:value-type="float">
            <text:p>1711419878088</text:p>
          </table:table-cell>
          <table:table-cell table:formula="of:=[.H260]-[.G260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598" calcext:value-type="float">
            <text:p>1711419349598</text:p>
          </table:table-cell>
          <table:table-cell office:value-type="float" office:value="1711419349595" calcext:value-type="float">
            <text:p>1711419349595</text:p>
          </table:table-cell>
          <table:table-cell table:style-name="ce2" table:formula="of:=[.A261]-[.B261]" office:value-type="float" office:value="3" calcext:value-type="float">
            <text:p>3</text:p>
          </table:table-cell>
          <table:table-cell office:value-type="float" office:value="1711419671281" calcext:value-type="float">
            <text:p>1711419671281</text:p>
          </table:table-cell>
          <table:table-cell office:value-type="float" office:value="1711419671295" calcext:value-type="float">
            <text:p>1711419671295</text:p>
          </table:table-cell>
          <table:table-cell table:formula="of:=[.E261]-[.D261]" office:value-type="float" office:value="14" calcext:value-type="float">
            <text:p>14</text:p>
          </table:table-cell>
          <table:table-cell office:value-type="float" office:value="1711419878084" calcext:value-type="float">
            <text:p>1711419878084</text:p>
          </table:table-cell>
          <table:table-cell office:value-type="float" office:value="1711419878090" calcext:value-type="float">
            <text:p>1711419878090</text:p>
          </table:table-cell>
          <table:table-cell table:formula="of:=[.H261]-[.G26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602" calcext:value-type="float">
            <text:p>1711419349602</text:p>
          </table:table-cell>
          <table:table-cell office:value-type="float" office:value="1711419349599" calcext:value-type="float">
            <text:p>1711419349599</text:p>
          </table:table-cell>
          <table:table-cell table:style-name="ce2" table:formula="of:=[.A262]-[.B262]" office:value-type="float" office:value="3" calcext:value-type="float">
            <text:p>3</text:p>
          </table:table-cell>
          <table:table-cell office:value-type="float" office:value="1711419671290" calcext:value-type="float">
            <text:p>1711419671290</text:p>
          </table:table-cell>
          <table:table-cell office:value-type="float" office:value="1711419671297" calcext:value-type="float">
            <text:p>1711419671297</text:p>
          </table:table-cell>
          <table:table-cell table:formula="of:=[.E262]-[.D262]" office:value-type="float" office:value="7" calcext:value-type="float">
            <text:p>7</text:p>
          </table:table-cell>
          <table:table-cell office:value-type="float" office:value="1711419878084" calcext:value-type="float">
            <text:p>1711419878084</text:p>
          </table:table-cell>
          <table:table-cell office:value-type="float" office:value="1711419878090" calcext:value-type="float">
            <text:p>1711419878090</text:p>
          </table:table-cell>
          <table:table-cell table:formula="of:=[.H262]-[.G26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605" calcext:value-type="float">
            <text:p>1711419349605</text:p>
          </table:table-cell>
          <table:table-cell office:value-type="float" office:value="1711419349602" calcext:value-type="float">
            <text:p>1711419349602</text:p>
          </table:table-cell>
          <table:table-cell table:style-name="ce2" table:formula="of:=[.A263]-[.B263]" office:value-type="float" office:value="3" calcext:value-type="float">
            <text:p>3</text:p>
          </table:table-cell>
          <table:table-cell office:value-type="float" office:value="1711419671294" calcext:value-type="float">
            <text:p>1711419671294</text:p>
          </table:table-cell>
          <table:table-cell office:value-type="float" office:value="1711419671301" calcext:value-type="float">
            <text:p>1711419671301</text:p>
          </table:table-cell>
          <table:table-cell table:formula="of:=[.E263]-[.D263]" office:value-type="float" office:value="7" calcext:value-type="float">
            <text:p>7</text:p>
          </table:table-cell>
          <table:table-cell office:value-type="float" office:value="1711419878084" calcext:value-type="float">
            <text:p>1711419878084</text:p>
          </table:table-cell>
          <table:table-cell office:value-type="float" office:value="1711419878090" calcext:value-type="float">
            <text:p>1711419878090</text:p>
          </table:table-cell>
          <table:table-cell table:formula="of:=[.H263]-[.G26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608" calcext:value-type="float">
            <text:p>1711419349608</text:p>
          </table:table-cell>
          <table:table-cell office:value-type="float" office:value="1711419349605" calcext:value-type="float">
            <text:p>1711419349605</text:p>
          </table:table-cell>
          <table:table-cell table:style-name="ce2" table:formula="of:=[.A264]-[.B264]" office:value-type="float" office:value="3" calcext:value-type="float">
            <text:p>3</text:p>
          </table:table-cell>
          <table:table-cell office:value-type="float" office:value="1711419671295" calcext:value-type="float">
            <text:p>1711419671295</text:p>
          </table:table-cell>
          <table:table-cell office:value-type="float" office:value="1711419671301" calcext:value-type="float">
            <text:p>1711419671301</text:p>
          </table:table-cell>
          <table:table-cell table:formula="of:=[.E264]-[.D264]" office:value-type="float" office:value="6" calcext:value-type="float">
            <text:p>6</text:p>
          </table:table-cell>
          <table:table-cell office:value-type="float" office:value="1711419878086" calcext:value-type="float">
            <text:p>1711419878086</text:p>
          </table:table-cell>
          <table:table-cell office:value-type="float" office:value="1711419878092" calcext:value-type="float">
            <text:p>1711419878092</text:p>
          </table:table-cell>
          <table:table-cell table:formula="of:=[.H264]-[.G26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612" calcext:value-type="float">
            <text:p>1711419349612</text:p>
          </table:table-cell>
          <table:table-cell office:value-type="float" office:value="1711419349609" calcext:value-type="float">
            <text:p>1711419349609</text:p>
          </table:table-cell>
          <table:table-cell table:style-name="ce2" table:formula="of:=[.A265]-[.B265]" office:value-type="float" office:value="3" calcext:value-type="float">
            <text:p>3</text:p>
          </table:table-cell>
          <table:table-cell office:value-type="float" office:value="1711419671295" calcext:value-type="float">
            <text:p>1711419671295</text:p>
          </table:table-cell>
          <table:table-cell office:value-type="float" office:value="1711419671302" calcext:value-type="float">
            <text:p>1711419671302</text:p>
          </table:table-cell>
          <table:table-cell table:formula="of:=[.E265]-[.D265]" office:value-type="float" office:value="7" calcext:value-type="float">
            <text:p>7</text:p>
          </table:table-cell>
          <table:table-cell office:value-type="float" office:value="1711419878086" calcext:value-type="float">
            <text:p>1711419878086</text:p>
          </table:table-cell>
          <table:table-cell office:value-type="float" office:value="1711419878092" calcext:value-type="float">
            <text:p>1711419878092</text:p>
          </table:table-cell>
          <table:table-cell table:formula="of:=[.H265]-[.G26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615" calcext:value-type="float">
            <text:p>1711419349615</text:p>
          </table:table-cell>
          <table:table-cell office:value-type="float" office:value="1711419349612" calcext:value-type="float">
            <text:p>1711419349612</text:p>
          </table:table-cell>
          <table:table-cell table:style-name="ce2" table:formula="of:=[.A266]-[.B266]" office:value-type="float" office:value="3" calcext:value-type="float">
            <text:p>3</text:p>
          </table:table-cell>
          <table:table-cell office:value-type="float" office:value="1711419671297" calcext:value-type="float">
            <text:p>1711419671297</text:p>
          </table:table-cell>
          <table:table-cell office:value-type="float" office:value="1711419671304" calcext:value-type="float">
            <text:p>1711419671304</text:p>
          </table:table-cell>
          <table:table-cell table:formula="of:=[.E266]-[.D266]" office:value-type="float" office:value="7" calcext:value-type="float">
            <text:p>7</text:p>
          </table:table-cell>
          <table:table-cell office:value-type="float" office:value="1711419878087" calcext:value-type="float">
            <text:p>1711419878087</text:p>
          </table:table-cell>
          <table:table-cell office:value-type="float" office:value="1711419878094" calcext:value-type="float">
            <text:p>1711419878094</text:p>
          </table:table-cell>
          <table:table-cell table:formula="of:=[.H266]-[.G266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618" calcext:value-type="float">
            <text:p>1711419349618</text:p>
          </table:table-cell>
          <table:table-cell office:value-type="float" office:value="1711419349615" calcext:value-type="float">
            <text:p>1711419349615</text:p>
          </table:table-cell>
          <table:table-cell table:style-name="ce2" table:formula="of:=[.A267]-[.B267]" office:value-type="float" office:value="3" calcext:value-type="float">
            <text:p>3</text:p>
          </table:table-cell>
          <table:table-cell office:value-type="float" office:value="1711419671302" calcext:value-type="float">
            <text:p>1711419671302</text:p>
          </table:table-cell>
          <table:table-cell office:value-type="float" office:value="1711419671312" calcext:value-type="float">
            <text:p>1711419671312</text:p>
          </table:table-cell>
          <table:table-cell table:formula="of:=[.E267]-[.D267]" office:value-type="float" office:value="10" calcext:value-type="float">
            <text:p>10</text:p>
          </table:table-cell>
          <table:table-cell office:value-type="float" office:value="1711419878088" calcext:value-type="float">
            <text:p>1711419878088</text:p>
          </table:table-cell>
          <table:table-cell office:value-type="float" office:value="1711419878095" calcext:value-type="float">
            <text:p>1711419878095</text:p>
          </table:table-cell>
          <table:table-cell table:formula="of:=[.H267]-[.G26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621" calcext:value-type="float">
            <text:p>1711419349621</text:p>
          </table:table-cell>
          <table:table-cell office:value-type="float" office:value="1711419349619" calcext:value-type="float">
            <text:p>1711419349619</text:p>
          </table:table-cell>
          <table:table-cell table:style-name="ce2" table:formula="of:=[.A268]-[.B268]" office:value-type="float" office:value="2" calcext:value-type="float">
            <text:p>2</text:p>
          </table:table-cell>
          <table:table-cell office:value-type="float" office:value="1711419671302" calcext:value-type="float">
            <text:p>1711419671302</text:p>
          </table:table-cell>
          <table:table-cell office:value-type="float" office:value="1711419671312" calcext:value-type="float">
            <text:p>1711419671312</text:p>
          </table:table-cell>
          <table:table-cell table:formula="of:=[.E268]-[.D268]" office:value-type="float" office:value="10" calcext:value-type="float">
            <text:p>10</text:p>
          </table:table-cell>
          <table:table-cell office:value-type="float" office:value="1711419878088" calcext:value-type="float">
            <text:p>1711419878088</text:p>
          </table:table-cell>
          <table:table-cell office:value-type="float" office:value="1711419878096" calcext:value-type="float">
            <text:p>1711419878096</text:p>
          </table:table-cell>
          <table:table-cell table:formula="of:=[.H268]-[.G268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625" calcext:value-type="float">
            <text:p>1711419349625</text:p>
          </table:table-cell>
          <table:table-cell office:value-type="float" office:value="1711419349622" calcext:value-type="float">
            <text:p>1711419349622</text:p>
          </table:table-cell>
          <table:table-cell table:style-name="ce2" table:formula="of:=[.A269]-[.B269]" office:value-type="float" office:value="3" calcext:value-type="float">
            <text:p>3</text:p>
          </table:table-cell>
          <table:table-cell office:value-type="float" office:value="1711419671302" calcext:value-type="float">
            <text:p>1711419671302</text:p>
          </table:table-cell>
          <table:table-cell office:value-type="float" office:value="1711419671312" calcext:value-type="float">
            <text:p>1711419671312</text:p>
          </table:table-cell>
          <table:table-cell table:formula="of:=[.E269]-[.D269]" office:value-type="float" office:value="10" calcext:value-type="float">
            <text:p>10</text:p>
          </table:table-cell>
          <table:table-cell office:value-type="float" office:value="1711419878091" calcext:value-type="float">
            <text:p>1711419878091</text:p>
          </table:table-cell>
          <table:table-cell office:value-type="float" office:value="1711419878098" calcext:value-type="float">
            <text:p>1711419878098</text:p>
          </table:table-cell>
          <table:table-cell table:formula="of:=[.H269]-[.G26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627" calcext:value-type="float">
            <text:p>1711419349627</text:p>
          </table:table-cell>
          <table:table-cell office:value-type="float" office:value="1711419349625" calcext:value-type="float">
            <text:p>1711419349625</text:p>
          </table:table-cell>
          <table:table-cell table:style-name="ce2" table:formula="of:=[.A270]-[.B270]" office:value-type="float" office:value="2" calcext:value-type="float">
            <text:p>2</text:p>
          </table:table-cell>
          <table:table-cell office:value-type="float" office:value="1711419671305" calcext:value-type="float">
            <text:p>1711419671305</text:p>
          </table:table-cell>
          <table:table-cell office:value-type="float" office:value="1711419671313" calcext:value-type="float">
            <text:p>1711419671313</text:p>
          </table:table-cell>
          <table:table-cell table:formula="of:=[.E270]-[.D270]" office:value-type="float" office:value="8" calcext:value-type="float">
            <text:p>8</text:p>
          </table:table-cell>
          <table:table-cell office:value-type="float" office:value="1711419878091" calcext:value-type="float">
            <text:p>1711419878091</text:p>
          </table:table-cell>
          <table:table-cell office:value-type="float" office:value="1711419878098" calcext:value-type="float">
            <text:p>1711419878098</text:p>
          </table:table-cell>
          <table:table-cell table:formula="of:=[.H270]-[.G27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630" calcext:value-type="float">
            <text:p>1711419349630</text:p>
          </table:table-cell>
          <table:table-cell office:value-type="float" office:value="1711419349628" calcext:value-type="float">
            <text:p>1711419349628</text:p>
          </table:table-cell>
          <table:table-cell table:style-name="ce2" table:formula="of:=[.A271]-[.B271]" office:value-type="float" office:value="2" calcext:value-type="float">
            <text:p>2</text:p>
          </table:table-cell>
          <table:table-cell office:value-type="float" office:value="1711419671312" calcext:value-type="float">
            <text:p>1711419671312</text:p>
          </table:table-cell>
          <table:table-cell office:value-type="float" office:value="1711419671321" calcext:value-type="float">
            <text:p>1711419671321</text:p>
          </table:table-cell>
          <table:table-cell table:formula="of:=[.E271]-[.D271]" office:value-type="float" office:value="9" calcext:value-type="float">
            <text:p>9</text:p>
          </table:table-cell>
          <table:table-cell office:value-type="float" office:value="1711419878091" calcext:value-type="float">
            <text:p>1711419878091</text:p>
          </table:table-cell>
          <table:table-cell office:value-type="float" office:value="1711419878099" calcext:value-type="float">
            <text:p>1711419878099</text:p>
          </table:table-cell>
          <table:table-cell table:formula="of:=[.H271]-[.G271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633" calcext:value-type="float">
            <text:p>1711419349633</text:p>
          </table:table-cell>
          <table:table-cell office:value-type="float" office:value="1711419349631" calcext:value-type="float">
            <text:p>1711419349631</text:p>
          </table:table-cell>
          <table:table-cell table:style-name="ce2" table:formula="of:=[.A272]-[.B272]" office:value-type="float" office:value="2" calcext:value-type="float">
            <text:p>2</text:p>
          </table:table-cell>
          <table:table-cell office:value-type="float" office:value="1711419671313" calcext:value-type="float">
            <text:p>1711419671313</text:p>
          </table:table-cell>
          <table:table-cell office:value-type="float" office:value="1711419671321" calcext:value-type="float">
            <text:p>1711419671321</text:p>
          </table:table-cell>
          <table:table-cell table:formula="of:=[.E272]-[.D272]" office:value-type="float" office:value="8" calcext:value-type="float">
            <text:p>8</text:p>
          </table:table-cell>
          <table:table-cell office:value-type="float" office:value="1711419878092" calcext:value-type="float">
            <text:p>1711419878092</text:p>
          </table:table-cell>
          <table:table-cell office:value-type="float" office:value="1711419878100" calcext:value-type="float">
            <text:p>1711419878100</text:p>
          </table:table-cell>
          <table:table-cell table:formula="of:=[.H272]-[.G272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636" calcext:value-type="float">
            <text:p>1711419349636</text:p>
          </table:table-cell>
          <table:table-cell office:value-type="float" office:value="1711419349633" calcext:value-type="float">
            <text:p>1711419349633</text:p>
          </table:table-cell>
          <table:table-cell table:style-name="ce2" table:formula="of:=[.A273]-[.B273]" office:value-type="float" office:value="3" calcext:value-type="float">
            <text:p>3</text:p>
          </table:table-cell>
          <table:table-cell office:value-type="float" office:value="1711419671313" calcext:value-type="float">
            <text:p>1711419671313</text:p>
          </table:table-cell>
          <table:table-cell office:value-type="float" office:value="1711419671321" calcext:value-type="float">
            <text:p>1711419671321</text:p>
          </table:table-cell>
          <table:table-cell table:formula="of:=[.E273]-[.D273]" office:value-type="float" office:value="8" calcext:value-type="float">
            <text:p>8</text:p>
          </table:table-cell>
          <table:table-cell office:value-type="float" office:value="1711419878092" calcext:value-type="float">
            <text:p>1711419878092</text:p>
          </table:table-cell>
          <table:table-cell office:value-type="float" office:value="1711419878100" calcext:value-type="float">
            <text:p>1711419878100</text:p>
          </table:table-cell>
          <table:table-cell table:formula="of:=[.H273]-[.G27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639" calcext:value-type="float">
            <text:p>1711419349639</text:p>
          </table:table-cell>
          <table:table-cell office:value-type="float" office:value="1711419349636" calcext:value-type="float">
            <text:p>1711419349636</text:p>
          </table:table-cell>
          <table:table-cell table:style-name="ce2" table:formula="of:=[.A274]-[.B274]" office:value-type="float" office:value="3" calcext:value-type="float">
            <text:p>3</text:p>
          </table:table-cell>
          <table:table-cell office:value-type="float" office:value="1711419671314" calcext:value-type="float">
            <text:p>1711419671314</text:p>
          </table:table-cell>
          <table:table-cell office:value-type="float" office:value="1711419671321" calcext:value-type="float">
            <text:p>1711419671321</text:p>
          </table:table-cell>
          <table:table-cell table:formula="of:=[.E274]-[.D274]" office:value-type="float" office:value="7" calcext:value-type="float">
            <text:p>7</text:p>
          </table:table-cell>
          <table:table-cell office:value-type="float" office:value="1711419878094" calcext:value-type="float">
            <text:p>1711419878094</text:p>
          </table:table-cell>
          <table:table-cell office:value-type="float" office:value="1711419878102" calcext:value-type="float">
            <text:p>1711419878102</text:p>
          </table:table-cell>
          <table:table-cell table:formula="of:=[.H274]-[.G274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1711419349642" calcext:value-type="float">
            <text:p>1711419349642</text:p>
          </table:table-cell>
          <table:table-cell office:value-type="float" office:value="1711419349639" calcext:value-type="float">
            <text:p>1711419349639</text:p>
          </table:table-cell>
          <table:table-cell table:style-name="ce2" table:formula="of:=[.A275]-[.B275]" office:value-type="float" office:value="3" calcext:value-type="float">
            <text:p>3</text:p>
          </table:table-cell>
          <table:table-cell office:value-type="float" office:value="1711419671321" calcext:value-type="float">
            <text:p>1711419671321</text:p>
          </table:table-cell>
          <table:table-cell office:value-type="float" office:value="1711419671328" calcext:value-type="float">
            <text:p>1711419671328</text:p>
          </table:table-cell>
          <table:table-cell table:formula="of:=[.E275]-[.D275]" office:value-type="float" office:value="7" calcext:value-type="float">
            <text:p>7</text:p>
          </table:table-cell>
          <table:table-cell office:value-type="float" office:value="1711419878096" calcext:value-type="float">
            <text:p>1711419878096</text:p>
          </table:table-cell>
          <table:table-cell office:value-type="float" office:value="1711419878102" calcext:value-type="float">
            <text:p>1711419878102</text:p>
          </table:table-cell>
          <table:table-cell table:formula="of:=[.H275]-[.G27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645" calcext:value-type="float">
            <text:p>1711419349645</text:p>
          </table:table-cell>
          <table:table-cell office:value-type="float" office:value="1711419349642" calcext:value-type="float">
            <text:p>1711419349642</text:p>
          </table:table-cell>
          <table:table-cell table:style-name="ce2" table:formula="of:=[.A276]-[.B276]" office:value-type="float" office:value="3" calcext:value-type="float">
            <text:p>3</text:p>
          </table:table-cell>
          <table:table-cell office:value-type="float" office:value="1711419671321" calcext:value-type="float">
            <text:p>1711419671321</text:p>
          </table:table-cell>
          <table:table-cell office:value-type="float" office:value="1711419671328" calcext:value-type="float">
            <text:p>1711419671328</text:p>
          </table:table-cell>
          <table:table-cell table:formula="of:=[.E276]-[.D276]" office:value-type="float" office:value="7" calcext:value-type="float">
            <text:p>7</text:p>
          </table:table-cell>
          <table:table-cell office:value-type="float" office:value="1711419878097" calcext:value-type="float">
            <text:p>1711419878097</text:p>
          </table:table-cell>
          <table:table-cell office:value-type="float" office:value="1711419878102" calcext:value-type="float">
            <text:p>1711419878102</text:p>
          </table:table-cell>
          <table:table-cell table:formula="of:=[.H276]-[.G27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649" calcext:value-type="float">
            <text:p>1711419349649</text:p>
          </table:table-cell>
          <table:table-cell office:value-type="float" office:value="1711419349646" calcext:value-type="float">
            <text:p>1711419349646</text:p>
          </table:table-cell>
          <table:table-cell table:style-name="ce2" table:formula="of:=[.A277]-[.B277]" office:value-type="float" office:value="3" calcext:value-type="float">
            <text:p>3</text:p>
          </table:table-cell>
          <table:table-cell office:value-type="float" office:value="1711419671321" calcext:value-type="float">
            <text:p>1711419671321</text:p>
          </table:table-cell>
          <table:table-cell office:value-type="float" office:value="1711419671330" calcext:value-type="float">
            <text:p>1711419671330</text:p>
          </table:table-cell>
          <table:table-cell table:formula="of:=[.E277]-[.D277]" office:value-type="float" office:value="9" calcext:value-type="float">
            <text:p>9</text:p>
          </table:table-cell>
          <table:table-cell office:value-type="float" office:value="1711419878098" calcext:value-type="float">
            <text:p>1711419878098</text:p>
          </table:table-cell>
          <table:table-cell office:value-type="float" office:value="1711419878103" calcext:value-type="float">
            <text:p>1711419878103</text:p>
          </table:table-cell>
          <table:table-cell table:formula="of:=[.H277]-[.G27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652" calcext:value-type="float">
            <text:p>1711419349652</text:p>
          </table:table-cell>
          <table:table-cell office:value-type="float" office:value="1711419349649" calcext:value-type="float">
            <text:p>1711419349649</text:p>
          </table:table-cell>
          <table:table-cell table:style-name="ce2" table:formula="of:=[.A278]-[.B278]" office:value-type="float" office:value="3" calcext:value-type="float">
            <text:p>3</text:p>
          </table:table-cell>
          <table:table-cell office:value-type="float" office:value="1711419671322" calcext:value-type="float">
            <text:p>1711419671322</text:p>
          </table:table-cell>
          <table:table-cell office:value-type="float" office:value="1711419671330" calcext:value-type="float">
            <text:p>1711419671330</text:p>
          </table:table-cell>
          <table:table-cell table:formula="of:=[.E278]-[.D278]" office:value-type="float" office:value="8" calcext:value-type="float">
            <text:p>8</text:p>
          </table:table-cell>
          <table:table-cell office:value-type="float" office:value="1711419878099" calcext:value-type="float">
            <text:p>1711419878099</text:p>
          </table:table-cell>
          <table:table-cell office:value-type="float" office:value="1711419878104" calcext:value-type="float">
            <text:p>1711419878104</text:p>
          </table:table-cell>
          <table:table-cell table:formula="of:=[.H278]-[.G27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655" calcext:value-type="float">
            <text:p>1711419349655</text:p>
          </table:table-cell>
          <table:table-cell office:value-type="float" office:value="1711419349652" calcext:value-type="float">
            <text:p>1711419349652</text:p>
          </table:table-cell>
          <table:table-cell table:style-name="ce2" table:formula="of:=[.A279]-[.B279]" office:value-type="float" office:value="3" calcext:value-type="float">
            <text:p>3</text:p>
          </table:table-cell>
          <table:table-cell office:value-type="float" office:value="1711419671328" calcext:value-type="float">
            <text:p>1711419671328</text:p>
          </table:table-cell>
          <table:table-cell office:value-type="float" office:value="1711419671334" calcext:value-type="float">
            <text:p>1711419671334</text:p>
          </table:table-cell>
          <table:table-cell table:formula="of:=[.E279]-[.D279]" office:value-type="float" office:value="6" calcext:value-type="float">
            <text:p>6</text:p>
          </table:table-cell>
          <table:table-cell office:value-type="float" office:value="1711419878099" calcext:value-type="float">
            <text:p>1711419878099</text:p>
          </table:table-cell>
          <table:table-cell office:value-type="float" office:value="1711419878104" calcext:value-type="float">
            <text:p>1711419878104</text:p>
          </table:table-cell>
          <table:table-cell table:formula="of:=[.H279]-[.G27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658" calcext:value-type="float">
            <text:p>1711419349658</text:p>
          </table:table-cell>
          <table:table-cell office:value-type="float" office:value="1711419349655" calcext:value-type="float">
            <text:p>1711419349655</text:p>
          </table:table-cell>
          <table:table-cell table:style-name="ce2" table:formula="of:=[.A280]-[.B280]" office:value-type="float" office:value="3" calcext:value-type="float">
            <text:p>3</text:p>
          </table:table-cell>
          <table:table-cell office:value-type="float" office:value="1711419671329" calcext:value-type="float">
            <text:p>1711419671329</text:p>
          </table:table-cell>
          <table:table-cell office:value-type="float" office:value="1711419671335" calcext:value-type="float">
            <text:p>1711419671335</text:p>
          </table:table-cell>
          <table:table-cell table:formula="of:=[.E280]-[.D280]" office:value-type="float" office:value="6" calcext:value-type="float">
            <text:p>6</text:p>
          </table:table-cell>
          <table:table-cell office:value-type="float" office:value="1711419878100" calcext:value-type="float">
            <text:p>1711419878100</text:p>
          </table:table-cell>
          <table:table-cell office:value-type="float" office:value="1711419878105" calcext:value-type="float">
            <text:p>1711419878105</text:p>
          </table:table-cell>
          <table:table-cell table:formula="of:=[.H280]-[.G280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661" calcext:value-type="float">
            <text:p>1711419349661</text:p>
          </table:table-cell>
          <table:table-cell office:value-type="float" office:value="1711419349658" calcext:value-type="float">
            <text:p>1711419349658</text:p>
          </table:table-cell>
          <table:table-cell table:style-name="ce2" table:formula="of:=[.A281]-[.B281]" office:value-type="float" office:value="3" calcext:value-type="float">
            <text:p>3</text:p>
          </table:table-cell>
          <table:table-cell office:value-type="float" office:value="1711419671331" calcext:value-type="float">
            <text:p>1711419671331</text:p>
          </table:table-cell>
          <table:table-cell office:value-type="float" office:value="1711419671335" calcext:value-type="float">
            <text:p>1711419671335</text:p>
          </table:table-cell>
          <table:table-cell table:formula="of:=[.E281]-[.D281]" office:value-type="float" office:value="4" calcext:value-type="float">
            <text:p>4</text:p>
          </table:table-cell>
          <table:table-cell office:value-type="float" office:value="1711419878101" calcext:value-type="float">
            <text:p>1711419878101</text:p>
          </table:table-cell>
          <table:table-cell office:value-type="float" office:value="1711419878105" calcext:value-type="float">
            <text:p>1711419878105</text:p>
          </table:table-cell>
          <table:table-cell table:formula="of:=[.H281]-[.G281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711419349665" calcext:value-type="float">
            <text:p>1711419349665</text:p>
          </table:table-cell>
          <table:table-cell office:value-type="float" office:value="1711419349662" calcext:value-type="float">
            <text:p>1711419349662</text:p>
          </table:table-cell>
          <table:table-cell table:style-name="ce2" table:formula="of:=[.A282]-[.B282]" office:value-type="float" office:value="3" calcext:value-type="float">
            <text:p>3</text:p>
          </table:table-cell>
          <table:table-cell office:value-type="float" office:value="1711419671331" calcext:value-type="float">
            <text:p>1711419671331</text:p>
          </table:table-cell>
          <table:table-cell office:value-type="float" office:value="1711419671335" calcext:value-type="float">
            <text:p>1711419671335</text:p>
          </table:table-cell>
          <table:table-cell table:formula="of:=[.E282]-[.D282]" office:value-type="float" office:value="4" calcext:value-type="float">
            <text:p>4</text:p>
          </table:table-cell>
          <table:table-cell office:value-type="float" office:value="1711419878102" calcext:value-type="float">
            <text:p>1711419878102</text:p>
          </table:table-cell>
          <table:table-cell office:value-type="float" office:value="1711419878109" calcext:value-type="float">
            <text:p>1711419878109</text:p>
          </table:table-cell>
          <table:table-cell table:formula="of:=[.H282]-[.G282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668" calcext:value-type="float">
            <text:p>1711419349668</text:p>
          </table:table-cell>
          <table:table-cell office:value-type="float" office:value="1711419349665" calcext:value-type="float">
            <text:p>1711419349665</text:p>
          </table:table-cell>
          <table:table-cell table:style-name="ce2" table:formula="of:=[.A283]-[.B283]" office:value-type="float" office:value="3" calcext:value-type="float">
            <text:p>3</text:p>
          </table:table-cell>
          <table:table-cell office:value-type="float" office:value="1711419671335" calcext:value-type="float">
            <text:p>1711419671335</text:p>
          </table:table-cell>
          <table:table-cell office:value-type="float" office:value="1711419671339" calcext:value-type="float">
            <text:p>1711419671339</text:p>
          </table:table-cell>
          <table:table-cell table:formula="of:=[.E283]-[.D283]" office:value-type="float" office:value="4" calcext:value-type="float">
            <text:p>4</text:p>
          </table:table-cell>
          <table:table-cell office:value-type="float" office:value="1711419878103" calcext:value-type="float">
            <text:p>1711419878103</text:p>
          </table:table-cell>
          <table:table-cell office:value-type="float" office:value="1711419878109" calcext:value-type="float">
            <text:p>1711419878109</text:p>
          </table:table-cell>
          <table:table-cell table:formula="of:=[.H283]-[.G283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671" calcext:value-type="float">
            <text:p>1711419349671</text:p>
          </table:table-cell>
          <table:table-cell office:value-type="float" office:value="1711419349668" calcext:value-type="float">
            <text:p>1711419349668</text:p>
          </table:table-cell>
          <table:table-cell table:style-name="ce2" table:formula="of:=[.A284]-[.B284]" office:value-type="float" office:value="3" calcext:value-type="float">
            <text:p>3</text:p>
          </table:table-cell>
          <table:table-cell office:value-type="float" office:value="1711419671335" calcext:value-type="float">
            <text:p>1711419671335</text:p>
          </table:table-cell>
          <table:table-cell office:value-type="float" office:value="1711419671340" calcext:value-type="float">
            <text:p>1711419671340</text:p>
          </table:table-cell>
          <table:table-cell table:formula="of:=[.E284]-[.D284]" office:value-type="float" office:value="5" calcext:value-type="float">
            <text:p>5</text:p>
          </table:table-cell>
          <table:table-cell office:value-type="float" office:value="1711419878103" calcext:value-type="float">
            <text:p>1711419878103</text:p>
          </table:table-cell>
          <table:table-cell office:value-type="float" office:value="1711419878110" calcext:value-type="float">
            <text:p>1711419878110</text:p>
          </table:table-cell>
          <table:table-cell table:formula="of:=[.H284]-[.G284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674" calcext:value-type="float">
            <text:p>1711419349674</text:p>
          </table:table-cell>
          <table:table-cell office:value-type="float" office:value="1711419349671" calcext:value-type="float">
            <text:p>1711419349671</text:p>
          </table:table-cell>
          <table:table-cell table:style-name="ce2" table:formula="of:=[.A285]-[.B285]" office:value-type="float" office:value="3" calcext:value-type="float">
            <text:p>3</text:p>
          </table:table-cell>
          <table:table-cell office:value-type="float" office:value="1711419671335" calcext:value-type="float">
            <text:p>1711419671335</text:p>
          </table:table-cell>
          <table:table-cell office:value-type="float" office:value="1711419671340" calcext:value-type="float">
            <text:p>1711419671340</text:p>
          </table:table-cell>
          <table:table-cell table:formula="of:=[.E285]-[.D285]" office:value-type="float" office:value="5" calcext:value-type="float">
            <text:p>5</text:p>
          </table:table-cell>
          <table:table-cell office:value-type="float" office:value="1711419878104" calcext:value-type="float">
            <text:p>1711419878104</text:p>
          </table:table-cell>
          <table:table-cell office:value-type="float" office:value="1711419878110" calcext:value-type="float">
            <text:p>1711419878110</text:p>
          </table:table-cell>
          <table:table-cell table:formula="of:=[.H285]-[.G28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678" calcext:value-type="float">
            <text:p>1711419349678</text:p>
          </table:table-cell>
          <table:table-cell office:value-type="float" office:value="1711419349675" calcext:value-type="float">
            <text:p>1711419349675</text:p>
          </table:table-cell>
          <table:table-cell table:style-name="ce2" table:formula="of:=[.A286]-[.B286]" office:value-type="float" office:value="3" calcext:value-type="float">
            <text:p>3</text:p>
          </table:table-cell>
          <table:table-cell office:value-type="float" office:value="1711419671336" calcext:value-type="float">
            <text:p>1711419671336</text:p>
          </table:table-cell>
          <table:table-cell office:value-type="float" office:value="1711419671341" calcext:value-type="float">
            <text:p>1711419671341</text:p>
          </table:table-cell>
          <table:table-cell table:formula="of:=[.E286]-[.D286]" office:value-type="float" office:value="5" calcext:value-type="float">
            <text:p>5</text:p>
          </table:table-cell>
          <table:table-cell office:value-type="float" office:value="1711419878105" calcext:value-type="float">
            <text:p>1711419878105</text:p>
          </table:table-cell>
          <table:table-cell office:value-type="float" office:value="1711419878110" calcext:value-type="float">
            <text:p>1711419878110</text:p>
          </table:table-cell>
          <table:table-cell table:formula="of:=[.H286]-[.G286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681" calcext:value-type="float">
            <text:p>1711419349681</text:p>
          </table:table-cell>
          <table:table-cell office:value-type="float" office:value="1711419349678" calcext:value-type="float">
            <text:p>1711419349678</text:p>
          </table:table-cell>
          <table:table-cell table:style-name="ce2" table:formula="of:=[.A287]-[.B287]" office:value-type="float" office:value="3" calcext:value-type="float">
            <text:p>3</text:p>
          </table:table-cell>
          <table:table-cell office:value-type="float" office:value="1711419671340" calcext:value-type="float">
            <text:p>1711419671340</text:p>
          </table:table-cell>
          <table:table-cell office:value-type="float" office:value="1711419671343" calcext:value-type="float">
            <text:p>1711419671343</text:p>
          </table:table-cell>
          <table:table-cell table:formula="of:=[.E287]-[.D287]" office:value-type="float" office:value="3" calcext:value-type="float">
            <text:p>3</text:p>
          </table:table-cell>
          <table:table-cell office:value-type="float" office:value="1711419878105" calcext:value-type="float">
            <text:p>1711419878105</text:p>
          </table:table-cell>
          <table:table-cell office:value-type="float" office:value="1711419878111" calcext:value-type="float">
            <text:p>1711419878111</text:p>
          </table:table-cell>
          <table:table-cell table:formula="of:=[.H287]-[.G28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684" calcext:value-type="float">
            <text:p>1711419349684</text:p>
          </table:table-cell>
          <table:table-cell office:value-type="float" office:value="1711419349681" calcext:value-type="float">
            <text:p>1711419349681</text:p>
          </table:table-cell>
          <table:table-cell table:style-name="ce2" table:formula="of:=[.A288]-[.B288]" office:value-type="float" office:value="3" calcext:value-type="float">
            <text:p>3</text:p>
          </table:table-cell>
          <table:table-cell office:value-type="float" office:value="1711419671341" calcext:value-type="float">
            <text:p>1711419671341</text:p>
          </table:table-cell>
          <table:table-cell office:value-type="float" office:value="1711419671345" calcext:value-type="float">
            <text:p>1711419671345</text:p>
          </table:table-cell>
          <table:table-cell table:formula="of:=[.E288]-[.D288]" office:value-type="float" office:value="4" calcext:value-type="float">
            <text:p>4</text:p>
          </table:table-cell>
          <table:table-cell office:value-type="float" office:value="1711419878106" calcext:value-type="float">
            <text:p>1711419878106</text:p>
          </table:table-cell>
          <table:table-cell office:value-type="float" office:value="1711419878111" calcext:value-type="float">
            <text:p>1711419878111</text:p>
          </table:table-cell>
          <table:table-cell table:formula="of:=[.H288]-[.G28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1711419349687" calcext:value-type="float">
            <text:p>1711419349687</text:p>
          </table:table-cell>
          <table:table-cell office:value-type="float" office:value="1711419349684" calcext:value-type="float">
            <text:p>1711419349684</text:p>
          </table:table-cell>
          <table:table-cell table:style-name="ce2" table:formula="of:=[.A289]-[.B289]" office:value-type="float" office:value="3" calcext:value-type="float">
            <text:p>3</text:p>
          </table:table-cell>
          <table:table-cell office:value-type="float" office:value="1711419671341" calcext:value-type="float">
            <text:p>1711419671341</text:p>
          </table:table-cell>
          <table:table-cell office:value-type="float" office:value="1711419671345" calcext:value-type="float">
            <text:p>1711419671345</text:p>
          </table:table-cell>
          <table:table-cell table:formula="of:=[.E289]-[.D289]" office:value-type="float" office:value="4" calcext:value-type="float">
            <text:p>4</text:p>
          </table:table-cell>
          <table:table-cell office:value-type="float" office:value="1711419878110" calcext:value-type="float">
            <text:p>1711419878110</text:p>
          </table:table-cell>
          <table:table-cell office:value-type="float" office:value="1711419878117" calcext:value-type="float">
            <text:p>1711419878117</text:p>
          </table:table-cell>
          <table:table-cell table:formula="of:=[.H289]-[.G289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691" calcext:value-type="float">
            <text:p>1711419349691</text:p>
          </table:table-cell>
          <table:table-cell office:value-type="float" office:value="1711419349687" calcext:value-type="float">
            <text:p>1711419349687</text:p>
          </table:table-cell>
          <table:table-cell table:style-name="ce2" table:formula="of:=[.A290]-[.B290]" office:value-type="float" office:value="4" calcext:value-type="float">
            <text:p>4</text:p>
          </table:table-cell>
          <table:table-cell office:value-type="float" office:value="1711419671341" calcext:value-type="float">
            <text:p>1711419671341</text:p>
          </table:table-cell>
          <table:table-cell office:value-type="float" office:value="1711419671345" calcext:value-type="float">
            <text:p>1711419671345</text:p>
          </table:table-cell>
          <table:table-cell table:formula="of:=[.E290]-[.D290]" office:value-type="float" office:value="4" calcext:value-type="float">
            <text:p>4</text:p>
          </table:table-cell>
          <table:table-cell office:value-type="float" office:value="1711419878110" calcext:value-type="float">
            <text:p>1711419878110</text:p>
          </table:table-cell>
          <table:table-cell office:value-type="float" office:value="1711419878117" calcext:value-type="float">
            <text:p>1711419878117</text:p>
          </table:table-cell>
          <table:table-cell table:formula="of:=[.H290]-[.G290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1711419349702" calcext:value-type="float">
            <text:p>1711419349702</text:p>
          </table:table-cell>
          <table:table-cell office:value-type="float" office:value="1711419349691" calcext:value-type="float">
            <text:p>1711419349691</text:p>
          </table:table-cell>
          <table:table-cell table:style-name="ce2" table:formula="of:=[.A291]-[.B291]" office:value-type="float" office:value="11" calcext:value-type="float">
            <text:p>11</text:p>
          </table:table-cell>
          <table:table-cell office:value-type="float" office:value="1711419671344" calcext:value-type="float">
            <text:p>1711419671344</text:p>
          </table:table-cell>
          <table:table-cell office:value-type="float" office:value="1711419671350" calcext:value-type="float">
            <text:p>1711419671350</text:p>
          </table:table-cell>
          <table:table-cell table:formula="of:=[.E291]-[.D291]" office:value-type="float" office:value="6" calcext:value-type="float">
            <text:p>6</text:p>
          </table:table-cell>
          <table:table-cell office:value-type="float" office:value="1711419878111" calcext:value-type="float">
            <text:p>1711419878111</text:p>
          </table:table-cell>
          <table:table-cell office:value-type="float" office:value="1711419878117" calcext:value-type="float">
            <text:p>1711419878117</text:p>
          </table:table-cell>
          <table:table-cell table:formula="of:=[.H291]-[.G29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710" calcext:value-type="float">
            <text:p>1711419349710</text:p>
          </table:table-cell>
          <table:table-cell office:value-type="float" office:value="1711419349702" calcext:value-type="float">
            <text:p>1711419349702</text:p>
          </table:table-cell>
          <table:table-cell table:style-name="ce2" table:formula="of:=[.A292]-[.B292]" office:value-type="float" office:value="8" calcext:value-type="float">
            <text:p>8</text:p>
          </table:table-cell>
          <table:table-cell office:value-type="float" office:value="1711419671345" calcext:value-type="float">
            <text:p>1711419671345</text:p>
          </table:table-cell>
          <table:table-cell office:value-type="float" office:value="1711419671350" calcext:value-type="float">
            <text:p>1711419671350</text:p>
          </table:table-cell>
          <table:table-cell table:formula="of:=[.E292]-[.D292]" office:value-type="float" office:value="5" calcext:value-type="float">
            <text:p>5</text:p>
          </table:table-cell>
          <table:table-cell office:value-type="float" office:value="1711419878111" calcext:value-type="float">
            <text:p>1711419878111</text:p>
          </table:table-cell>
          <table:table-cell office:value-type="float" office:value="1711419878117" calcext:value-type="float">
            <text:p>1711419878117</text:p>
          </table:table-cell>
          <table:table-cell table:formula="of:=[.H292]-[.G29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717" calcext:value-type="float">
            <text:p>1711419349717</text:p>
          </table:table-cell>
          <table:table-cell office:value-type="float" office:value="1711419349711" calcext:value-type="float">
            <text:p>1711419349711</text:p>
          </table:table-cell>
          <table:table-cell table:style-name="ce2" table:formula="of:=[.A293]-[.B293]" office:value-type="float" office:value="6" calcext:value-type="float">
            <text:p>6</text:p>
          </table:table-cell>
          <table:table-cell office:value-type="float" office:value="1711419671345" calcext:value-type="float">
            <text:p>1711419671345</text:p>
          </table:table-cell>
          <table:table-cell office:value-type="float" office:value="1711419671350" calcext:value-type="float">
            <text:p>1711419671350</text:p>
          </table:table-cell>
          <table:table-cell table:formula="of:=[.E293]-[.D293]" office:value-type="float" office:value="5" calcext:value-type="float">
            <text:p>5</text:p>
          </table:table-cell>
          <table:table-cell office:value-type="float" office:value="1711419878117" calcext:value-type="float">
            <text:p>1711419878117</text:p>
          </table:table-cell>
          <table:table-cell office:value-type="float" office:value="1711419878121" calcext:value-type="float">
            <text:p>1711419878121</text:p>
          </table:table-cell>
          <table:table-cell table:formula="of:=[.H293]-[.G29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711419349722" calcext:value-type="float">
            <text:p>1711419349722</text:p>
          </table:table-cell>
          <table:table-cell office:value-type="float" office:value="1711419349718" calcext:value-type="float">
            <text:p>1711419349718</text:p>
          </table:table-cell>
          <table:table-cell table:style-name="ce2" table:formula="of:=[.A294]-[.B294]" office:value-type="float" office:value="4" calcext:value-type="float">
            <text:p>4</text:p>
          </table:table-cell>
          <table:table-cell office:value-type="float" office:value="1711419671345" calcext:value-type="float">
            <text:p>1711419671345</text:p>
          </table:table-cell>
          <table:table-cell office:value-type="float" office:value="1711419671350" calcext:value-type="float">
            <text:p>1711419671350</text:p>
          </table:table-cell>
          <table:table-cell table:formula="of:=[.E294]-[.D294]" office:value-type="float" office:value="5" calcext:value-type="float">
            <text:p>5</text:p>
          </table:table-cell>
          <table:table-cell office:value-type="float" office:value="1711419878117" calcext:value-type="float">
            <text:p>1711419878117</text:p>
          </table:table-cell>
          <table:table-cell office:value-type="float" office:value="1711419878121" calcext:value-type="float">
            <text:p>1711419878121</text:p>
          </table:table-cell>
          <table:table-cell table:formula="of:=[.H294]-[.G294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711419349725" calcext:value-type="float">
            <text:p>1711419349725</text:p>
          </table:table-cell>
          <table:table-cell office:value-type="float" office:value="1711419349722" calcext:value-type="float">
            <text:p>1711419349722</text:p>
          </table:table-cell>
          <table:table-cell table:style-name="ce2" table:formula="of:=[.A295]-[.B295]" office:value-type="float" office:value="3" calcext:value-type="float">
            <text:p>3</text:p>
          </table:table-cell>
          <table:table-cell office:value-type="float" office:value="1711419671350" calcext:value-type="float">
            <text:p>1711419671350</text:p>
          </table:table-cell>
          <table:table-cell office:value-type="float" office:value="1711419671357" calcext:value-type="float">
            <text:p>1711419671357</text:p>
          </table:table-cell>
          <table:table-cell table:formula="of:=[.E295]-[.D295]" office:value-type="float" office:value="7" calcext:value-type="float">
            <text:p>7</text:p>
          </table:table-cell>
          <table:table-cell office:value-type="float" office:value="1711419878117" calcext:value-type="float">
            <text:p>1711419878117</text:p>
          </table:table-cell>
          <table:table-cell office:value-type="float" office:value="1711419878121" calcext:value-type="float">
            <text:p>1711419878121</text:p>
          </table:table-cell>
          <table:table-cell table:formula="of:=[.H295]-[.G29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711419349729" calcext:value-type="float">
            <text:p>1711419349729</text:p>
          </table:table-cell>
          <table:table-cell office:value-type="float" office:value="1711419349726" calcext:value-type="float">
            <text:p>1711419349726</text:p>
          </table:table-cell>
          <table:table-cell table:style-name="ce2" table:formula="of:=[.A296]-[.B296]" office:value-type="float" office:value="3" calcext:value-type="float">
            <text:p>3</text:p>
          </table:table-cell>
          <table:table-cell office:value-type="float" office:value="1711419671350" calcext:value-type="float">
            <text:p>1711419671350</text:p>
          </table:table-cell>
          <table:table-cell office:value-type="float" office:value="1711419671358" calcext:value-type="float">
            <text:p>1711419671358</text:p>
          </table:table-cell>
          <table:table-cell table:formula="of:=[.E296]-[.D296]" office:value-type="float" office:value="8" calcext:value-type="float">
            <text:p>8</text:p>
          </table:table-cell>
          <table:table-cell office:value-type="float" office:value="1711419878121" calcext:value-type="float">
            <text:p>1711419878121</text:p>
          </table:table-cell>
          <table:table-cell office:value-type="float" office:value="1711419878127" calcext:value-type="float">
            <text:p>1711419878127</text:p>
          </table:table-cell>
          <table:table-cell table:formula="of:=[.H296]-[.G296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1711419349732" calcext:value-type="float">
            <text:p>1711419349732</text:p>
          </table:table-cell>
          <table:table-cell office:value-type="float" office:value="1711419349729" calcext:value-type="float">
            <text:p>1711419349729</text:p>
          </table:table-cell>
          <table:table-cell table:style-name="ce2" table:formula="of:=[.A297]-[.B297]" office:value-type="float" office:value="3" calcext:value-type="float">
            <text:p>3</text:p>
          </table:table-cell>
          <table:table-cell office:value-type="float" office:value="1711419671350" calcext:value-type="float">
            <text:p>1711419671350</text:p>
          </table:table-cell>
          <table:table-cell office:value-type="float" office:value="1711419671358" calcext:value-type="float">
            <text:p>1711419671358</text:p>
          </table:table-cell>
          <table:table-cell table:formula="of:=[.E297]-[.D297]" office:value-type="float" office:value="8" calcext:value-type="float">
            <text:p>8</text:p>
          </table:table-cell>
          <table:table-cell office:value-type="float" office:value="1711419878128" calcext:value-type="float">
            <text:p>1711419878128</text:p>
          </table:table-cell>
          <table:table-cell office:value-type="float" office:value="1711419878132" calcext:value-type="float">
            <text:p>1711419878132</text:p>
          </table:table-cell>
          <table:table-cell table:formula="of:=[.H297]-[.G29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711419349737" calcext:value-type="float">
            <text:p>1711419349737</text:p>
          </table:table-cell>
          <table:table-cell office:value-type="float" office:value="1711419349733" calcext:value-type="float">
            <text:p>1711419349733</text:p>
          </table:table-cell>
          <table:table-cell table:style-name="ce2" table:formula="of:=[.A298]-[.B298]" office:value-type="float" office:value="4" calcext:value-type="float">
            <text:p>4</text:p>
          </table:table-cell>
          <table:table-cell office:value-type="float" office:value="1711419671357" calcext:value-type="float">
            <text:p>1711419671357</text:p>
          </table:table-cell>
          <table:table-cell office:value-type="float" office:value="1711419671367" calcext:value-type="float">
            <text:p>1711419671367</text:p>
          </table:table-cell>
          <table:table-cell table:formula="of:=[.E298]-[.D298]" office:value-type="float" office:value="10" calcext:value-type="float">
            <text:p>10</text:p>
          </table:table-cell>
          <table:table-cell office:value-type="float" office:value="1711419878132" calcext:value-type="float">
            <text:p>1711419878132</text:p>
          </table:table-cell>
          <table:table-cell office:value-type="float" office:value="1711419878135" calcext:value-type="float">
            <text:p>1711419878135</text:p>
          </table:table-cell>
          <table:table-cell table:formula="of:=[.H298]-[.G298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711419349741" calcext:value-type="float">
            <text:p>1711419349741</text:p>
          </table:table-cell>
          <table:table-cell office:value-type="float" office:value="1711419349737" calcext:value-type="float">
            <text:p>1711419349737</text:p>
          </table:table-cell>
          <table:table-cell table:style-name="ce2" table:formula="of:=[.A299]-[.B299]" office:value-type="float" office:value="4" calcext:value-type="float">
            <text:p>4</text:p>
          </table:table-cell>
          <table:table-cell office:value-type="float" office:value="1711419671358" calcext:value-type="float">
            <text:p>1711419671358</text:p>
          </table:table-cell>
          <table:table-cell office:value-type="float" office:value="1711419671367" calcext:value-type="float">
            <text:p>1711419671367</text:p>
          </table:table-cell>
          <table:table-cell table:formula="of:=[.E299]-[.D299]" office:value-type="float" office:value="9" calcext:value-type="float">
            <text:p>9</text:p>
          </table:table-cell>
          <table:table-cell office:value-type="float" office:value="1711419878136" calcext:value-type="float">
            <text:p>1711419878136</text:p>
          </table:table-cell>
          <table:table-cell office:value-type="float" office:value="1711419878139" calcext:value-type="float">
            <text:p>1711419878139</text:p>
          </table:table-cell>
          <table:table-cell table:formula="of:=[.H299]-[.G29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711419349744" calcext:value-type="float">
            <text:p>1711419349744</text:p>
          </table:table-cell>
          <table:table-cell office:value-type="float" office:value="1711419349741" calcext:value-type="float">
            <text:p>1711419349741</text:p>
          </table:table-cell>
          <table:table-cell table:style-name="ce2" table:formula="of:=[.A300]-[.B300]" office:value-type="float" office:value="3" calcext:value-type="float">
            <text:p>3</text:p>
          </table:table-cell>
          <table:table-cell office:value-type="float" office:value="1711419671358" calcext:value-type="float">
            <text:p>1711419671358</text:p>
          </table:table-cell>
          <table:table-cell office:value-type="float" office:value="1711419671367" calcext:value-type="float">
            <text:p>1711419671367</text:p>
          </table:table-cell>
          <table:table-cell table:formula="of:=[.E300]-[.D300]" office:value-type="float" office:value="9" calcext:value-type="float">
            <text:p>9</text:p>
          </table:table-cell>
          <table:table-cell office:value-type="float" office:value="1711419878140" calcext:value-type="float">
            <text:p>1711419878140</text:p>
          </table:table-cell>
          <table:table-cell office:value-type="float" office:value="1711419878149" calcext:value-type="float">
            <text:p>1711419878149</text:p>
          </table:table-cell>
          <table:table-cell table:formula="of:=[.H300]-[.G300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711419349747" calcext:value-type="float">
            <text:p>1711419349747</text:p>
          </table:table-cell>
          <table:table-cell office:value-type="float" office:value="1711419349744" calcext:value-type="float">
            <text:p>1711419349744</text:p>
          </table:table-cell>
          <table:table-cell table:style-name="ce2" table:formula="of:=[.A301]-[.B301]" office:value-type="float" office:value="3" calcext:value-type="float">
            <text:p>3</text:p>
          </table:table-cell>
          <table:table-cell office:value-type="float" office:value="1711419671368" calcext:value-type="float">
            <text:p>1711419671368</text:p>
          </table:table-cell>
          <table:table-cell office:value-type="float" office:value="1711419671375" calcext:value-type="float">
            <text:p>1711419671375</text:p>
          </table:table-cell>
          <table:table-cell table:formula="of:=[.E301]-[.D301]" office:value-type="float" office:value="7" calcext:value-type="float">
            <text:p>7</text:p>
          </table:table-cell>
          <table:table-cell office:value-type="float" office:value="1711419878149" calcext:value-type="float">
            <text:p>1711419878149</text:p>
          </table:table-cell>
          <table:table-cell office:value-type="float" office:value="1711419878152" calcext:value-type="float">
            <text:p>1711419878152</text:p>
          </table:table-cell>
          <table:table-cell table:formula="of:=[.H301]-[.G301]" office:value-type="float" office:value="3" calcext:value-type="float">
            <text:p>3</text:p>
          </table:table-cell>
          <table:table-cell table:number-columns-repeated="8"/>
        </table:table-row>
        <table:table-row table:style-name="ro1" table:number-rows-repeated="298">
          <table:table-cell table:number-columns-repeated="8"/>
          <table:table-cell table:style-name="ce3"/>
          <table:table-cell table:number-columns-repeated="8"/>
        </table:table-row>
        <table:table-row table:style-name="ro1">
          <table:table-cell table:number-columns-repeated="8"/>
          <table:table-cell table:style-name="ce3"/>
          <table:table-cell table:number-columns-repeated="8"/>
        </table:table-row>
      </table:table>
      <table:table table:name="meshAsync" table:style-name="ta1">
        <table:shapes>
          <draw:frame draw:z-index="0" draw:style-name="gr1" draw:text-style-name="P1" svg:width="6.298in" svg:height="3.5453in" svg:x="8.5094in" svg:y="0.0417in">
            <draw:object draw:notify-on-update-of-ranges="meshAsync.C1:meshAsync.C1 meshAsync.C2:meshAsync.C301 meshAsync.F1:meshAsync.F1 meshAsync.F2:meshAsync.F301 meshAsync.I1:meshAsync.I1 meshAsync.I2:meshAsync.I3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 node M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4 node Ms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8 node Ms</text:p>
          </table:table-cell>
          <table:table-cell table:number-columns-repeated="9"/>
        </table:table-row>
        <table:table-row table:style-name="ro1">
          <table:table-cell office:value-type="float" office:value="1711420382827" calcext:value-type="float">
            <text:p>1711420382827</text:p>
          </table:table-cell>
          <table:table-cell office:value-type="float" office:value="1711420382768" calcext:value-type="float">
            <text:p>1711420382768</text:p>
          </table:table-cell>
          <table:table-cell table:formula="of:=[.A2]-[.B2]" office:value-type="float" office:value="59" calcext:value-type="float">
            <text:p>59</text:p>
          </table:table-cell>
          <table:table-cell office:value-type="float" office:value="1711420532380" calcext:value-type="float">
            <text:p>1711420532380</text:p>
          </table:table-cell>
          <table:table-cell office:value-type="float" office:value="1711420532340" calcext:value-type="float">
            <text:p>1711420532340</text:p>
          </table:table-cell>
          <table:table-cell table:formula="of:=[.D2]-[.E2]" office:value-type="float" office:value="40" calcext:value-type="float">
            <text:p>40</text:p>
          </table:table-cell>
          <table:table-cell office:value-type="float" office:value="1711420629751" calcext:value-type="float">
            <text:p>1711420629751</text:p>
          </table:table-cell>
          <table:table-cell office:value-type="float" office:value="1711420629664" calcext:value-type="float">
            <text:p>1711420629664</text:p>
          </table:table-cell>
          <table:table-cell table:formula="of:=[.G2]-[.H2]"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float" office:value="1711420382848" calcext:value-type="float">
            <text:p>1711420382848</text:p>
          </table:table-cell>
          <table:table-cell office:value-type="float" office:value="1711420382830" calcext:value-type="float">
            <text:p>1711420382830</text:p>
          </table:table-cell>
          <table:table-cell table:formula="of:=[.A3]-[.B3]" office:value-type="float" office:value="18" calcext:value-type="float">
            <text:p>18</text:p>
          </table:table-cell>
          <table:table-cell office:value-type="float" office:value="1711420532381" calcext:value-type="float">
            <text:p>1711420532381</text:p>
          </table:table-cell>
          <table:table-cell office:value-type="float" office:value="1711420532341" calcext:value-type="float">
            <text:p>1711420532341</text:p>
          </table:table-cell>
          <table:table-cell table:formula="of:=[.D3]-[.E3]" office:value-type="float" office:value="40" calcext:value-type="float">
            <text:p>40</text:p>
          </table:table-cell>
          <table:table-cell office:value-type="float" office:value="1711420629761" calcext:value-type="float">
            <text:p>1711420629761</text:p>
          </table:table-cell>
          <table:table-cell office:value-type="float" office:value="1711420629665" calcext:value-type="float">
            <text:p>1711420629665</text:p>
          </table:table-cell>
          <table:table-cell table:formula="of:=[.G3]-[.H3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1711420382863" calcext:value-type="float">
            <text:p>1711420382863</text:p>
          </table:table-cell>
          <table:table-cell office:value-type="float" office:value="1711420382850" calcext:value-type="float">
            <text:p>1711420382850</text:p>
          </table:table-cell>
          <table:table-cell table:formula="of:=[.A4]-[.B4]" office:value-type="float" office:value="13" calcext:value-type="float">
            <text:p>13</text:p>
          </table:table-cell>
          <table:table-cell office:value-type="float" office:value="1711420532381" calcext:value-type="float">
            <text:p>1711420532381</text:p>
          </table:table-cell>
          <table:table-cell office:value-type="float" office:value="1711420532341" calcext:value-type="float">
            <text:p>1711420532341</text:p>
          </table:table-cell>
          <table:table-cell table:formula="of:=[.D4]-[.E4]" office:value-type="float" office:value="40" calcext:value-type="float">
            <text:p>40</text:p>
          </table:table-cell>
          <table:table-cell office:value-type="float" office:value="1711420629762" calcext:value-type="float">
            <text:p>1711420629762</text:p>
          </table:table-cell>
          <table:table-cell office:value-type="float" office:value="1711420629665" calcext:value-type="float">
            <text:p>1711420629665</text:p>
          </table:table-cell>
          <table:table-cell table:formula="of:=[.G4]-[.H4]"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711420382876" calcext:value-type="float">
            <text:p>1711420382876</text:p>
          </table:table-cell>
          <table:table-cell office:value-type="float" office:value="1711420382864" calcext:value-type="float">
            <text:p>1711420382864</text:p>
          </table:table-cell>
          <table:table-cell table:formula="of:=[.A5]-[.B5]" office:value-type="float" office:value="12" calcext:value-type="float">
            <text:p>12</text:p>
          </table:table-cell>
          <table:table-cell office:value-type="float" office:value="1711420532381" calcext:value-type="float">
            <text:p>1711420532381</text:p>
          </table:table-cell>
          <table:table-cell office:value-type="float" office:value="1711420532341" calcext:value-type="float">
            <text:p>1711420532341</text:p>
          </table:table-cell>
          <table:table-cell table:formula="of:=[.D5]-[.E5]" office:value-type="float" office:value="40" calcext:value-type="float">
            <text:p>40</text:p>
          </table:table-cell>
          <table:table-cell office:value-type="float" office:value="1711420629762" calcext:value-type="float">
            <text:p>1711420629762</text:p>
          </table:table-cell>
          <table:table-cell office:value-type="float" office:value="1711420629665" calcext:value-type="float">
            <text:p>1711420629665</text:p>
          </table:table-cell>
          <table:table-cell table:formula="of:=[.G5]-[.H5]"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711420382888" calcext:value-type="float">
            <text:p>1711420382888</text:p>
          </table:table-cell>
          <table:table-cell office:value-type="float" office:value="1711420382877" calcext:value-type="float">
            <text:p>1711420382877</text:p>
          </table:table-cell>
          <table:table-cell table:formula="of:=[.A6]-[.B6]" office:value-type="float" office:value="11" calcext:value-type="float">
            <text:p>11</text:p>
          </table:table-cell>
          <table:table-cell office:value-type="float" office:value="1711420532401" calcext:value-type="float">
            <text:p>1711420532401</text:p>
          </table:table-cell>
          <table:table-cell office:value-type="float" office:value="1711420532382" calcext:value-type="float">
            <text:p>1711420532382</text:p>
          </table:table-cell>
          <table:table-cell table:formula="of:=[.D6]-[.E6]" office:value-type="float" office:value="19" calcext:value-type="float">
            <text:p>19</text:p>
          </table:table-cell>
          <table:table-cell office:value-type="float" office:value="1711420629763" calcext:value-type="float">
            <text:p>1711420629763</text:p>
          </table:table-cell>
          <table:table-cell office:value-type="float" office:value="1711420629665" calcext:value-type="float">
            <text:p>1711420629665</text:p>
          </table:table-cell>
          <table:table-cell table:formula="of:=[.G6]-[.H6]"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1711420382901" calcext:value-type="float">
            <text:p>1711420382901</text:p>
          </table:table-cell>
          <table:table-cell office:value-type="float" office:value="1711420382889" calcext:value-type="float">
            <text:p>1711420382889</text:p>
          </table:table-cell>
          <table:table-cell table:formula="of:=[.A7]-[.B7]" office:value-type="float" office:value="12" calcext:value-type="float">
            <text:p>12</text:p>
          </table:table-cell>
          <table:table-cell office:value-type="float" office:value="1711420532402" calcext:value-type="float">
            <text:p>1711420532402</text:p>
          </table:table-cell>
          <table:table-cell office:value-type="float" office:value="1711420532382" calcext:value-type="float">
            <text:p>1711420532382</text:p>
          </table:table-cell>
          <table:table-cell table:formula="of:=[.D7]-[.E7]" office:value-type="float" office:value="20" calcext:value-type="float">
            <text:p>20</text:p>
          </table:table-cell>
          <table:table-cell office:value-type="float" office:value="1711420629763" calcext:value-type="float">
            <text:p>1711420629763</text:p>
          </table:table-cell>
          <table:table-cell office:value-type="float" office:value="1711420629665" calcext:value-type="float">
            <text:p>1711420629665</text:p>
          </table:table-cell>
          <table:table-cell table:formula="of:=[.G7]-[.H7]"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1711420382913" calcext:value-type="float">
            <text:p>1711420382913</text:p>
          </table:table-cell>
          <table:table-cell office:value-type="float" office:value="1711420382902" calcext:value-type="float">
            <text:p>1711420382902</text:p>
          </table:table-cell>
          <table:table-cell table:formula="of:=[.A8]-[.B8]" office:value-type="float" office:value="11" calcext:value-type="float">
            <text:p>11</text:p>
          </table:table-cell>
          <table:table-cell office:value-type="float" office:value="1711420532402" calcext:value-type="float">
            <text:p>1711420532402</text:p>
          </table:table-cell>
          <table:table-cell office:value-type="float" office:value="1711420532383" calcext:value-type="float">
            <text:p>1711420532383</text:p>
          </table:table-cell>
          <table:table-cell table:formula="of:=[.D8]-[.E8]" office:value-type="float" office:value="19" calcext:value-type="float">
            <text:p>19</text:p>
          </table:table-cell>
          <table:table-cell office:value-type="float" office:value="1711420629763" calcext:value-type="float">
            <text:p>1711420629763</text:p>
          </table:table-cell>
          <table:table-cell office:value-type="float" office:value="1711420629666" calcext:value-type="float">
            <text:p>1711420629666</text:p>
          </table:table-cell>
          <table:table-cell table:formula="of:=[.G8]-[.H8]"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float" office:value="1711420382925" calcext:value-type="float">
            <text:p>1711420382925</text:p>
          </table:table-cell>
          <table:table-cell office:value-type="float" office:value="1711420382914" calcext:value-type="float">
            <text:p>1711420382914</text:p>
          </table:table-cell>
          <table:table-cell table:formula="of:=[.A9]-[.B9]" office:value-type="float" office:value="11" calcext:value-type="float">
            <text:p>11</text:p>
          </table:table-cell>
          <table:table-cell office:value-type="float" office:value="1711420532403" calcext:value-type="float">
            <text:p>1711420532403</text:p>
          </table:table-cell>
          <table:table-cell office:value-type="float" office:value="1711420532383" calcext:value-type="float">
            <text:p>1711420532383</text:p>
          </table:table-cell>
          <table:table-cell table:formula="of:=[.D9]-[.E9]" office:value-type="float" office:value="20" calcext:value-type="float">
            <text:p>20</text:p>
          </table:table-cell>
          <table:table-cell office:value-type="float" office:value="1711420629767" calcext:value-type="float">
            <text:p>1711420629767</text:p>
          </table:table-cell>
          <table:table-cell office:value-type="float" office:value="1711420629666" calcext:value-type="float">
            <text:p>1711420629666</text:p>
          </table:table-cell>
          <table:table-cell table:formula="of:=[.G9]-[.H9]"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711420382938" calcext:value-type="float">
            <text:p>1711420382938</text:p>
          </table:table-cell>
          <table:table-cell office:value-type="float" office:value="1711420382926" calcext:value-type="float">
            <text:p>1711420382926</text:p>
          </table:table-cell>
          <table:table-cell table:formula="of:=[.A10]-[.B10]" office:value-type="float" office:value="12" calcext:value-type="float">
            <text:p>12</text:p>
          </table:table-cell>
          <table:table-cell office:value-type="float" office:value="1711420532421" calcext:value-type="float">
            <text:p>1711420532421</text:p>
          </table:table-cell>
          <table:table-cell office:value-type="float" office:value="1711420532404" calcext:value-type="float">
            <text:p>1711420532404</text:p>
          </table:table-cell>
          <table:table-cell table:formula="of:=[.D10]-[.E10]" office:value-type="float" office:value="17" calcext:value-type="float">
            <text:p>17</text:p>
          </table:table-cell>
          <table:table-cell office:value-type="float" office:value="1711420629801" calcext:value-type="float">
            <text:p>1711420629801</text:p>
          </table:table-cell>
          <table:table-cell office:value-type="float" office:value="1711420629759" calcext:value-type="float">
            <text:p>1711420629759</text:p>
          </table:table-cell>
          <table:table-cell table:formula="of:=[.G10]-[.H10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1711420382950" calcext:value-type="float">
            <text:p>1711420382950</text:p>
          </table:table-cell>
          <table:table-cell office:value-type="float" office:value="1711420382939" calcext:value-type="float">
            <text:p>1711420382939</text:p>
          </table:table-cell>
          <table:table-cell table:formula="of:=[.A11]-[.B11]" office:value-type="float" office:value="11" calcext:value-type="float">
            <text:p>11</text:p>
          </table:table-cell>
          <table:table-cell office:value-type="float" office:value="1711420532421" calcext:value-type="float">
            <text:p>1711420532421</text:p>
          </table:table-cell>
          <table:table-cell office:value-type="float" office:value="1711420532404" calcext:value-type="float">
            <text:p>1711420532404</text:p>
          </table:table-cell>
          <table:table-cell table:formula="of:=[.D11]-[.E11]" office:value-type="float" office:value="17" calcext:value-type="float">
            <text:p>17</text:p>
          </table:table-cell>
          <table:table-cell office:value-type="float" office:value="1711420629807" calcext:value-type="float">
            <text:p>1711420629807</text:p>
          </table:table-cell>
          <table:table-cell office:value-type="float" office:value="1711420629766" calcext:value-type="float">
            <text:p>1711420629766</text:p>
          </table:table-cell>
          <table:table-cell table:formula="of:=[.G11]-[.H1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1711420382963" calcext:value-type="float">
            <text:p>1711420382963</text:p>
          </table:table-cell>
          <table:table-cell office:value-type="float" office:value="1711420382951" calcext:value-type="float">
            <text:p>1711420382951</text:p>
          </table:table-cell>
          <table:table-cell table:formula="of:=[.A12]-[.B12]" office:value-type="float" office:value="12" calcext:value-type="float">
            <text:p>12</text:p>
          </table:table-cell>
          <table:table-cell office:value-type="float" office:value="1711420532422" calcext:value-type="float">
            <text:p>1711420532422</text:p>
          </table:table-cell>
          <table:table-cell office:value-type="float" office:value="1711420532404" calcext:value-type="float">
            <text:p>1711420532404</text:p>
          </table:table-cell>
          <table:table-cell table:formula="of:=[.D12]-[.E12]" office:value-type="float" office:value="18" calcext:value-type="float">
            <text:p>18</text:p>
          </table:table-cell>
          <table:table-cell office:value-type="float" office:value="1711420629808" calcext:value-type="float">
            <text:p>1711420629808</text:p>
          </table:table-cell>
          <table:table-cell office:value-type="float" office:value="1711420629768" calcext:value-type="float">
            <text:p>1711420629768</text:p>
          </table:table-cell>
          <table:table-cell table:formula="of:=[.G12]-[.H12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711420382976" calcext:value-type="float">
            <text:p>1711420382976</text:p>
          </table:table-cell>
          <table:table-cell office:value-type="float" office:value="1711420382965" calcext:value-type="float">
            <text:p>1711420382965</text:p>
          </table:table-cell>
          <table:table-cell table:formula="of:=[.A13]-[.B13]" office:value-type="float" office:value="11" calcext:value-type="float">
            <text:p>11</text:p>
          </table:table-cell>
          <table:table-cell office:value-type="float" office:value="1711420532423" calcext:value-type="float">
            <text:p>1711420532423</text:p>
          </table:table-cell>
          <table:table-cell office:value-type="float" office:value="1711420532405" calcext:value-type="float">
            <text:p>1711420532405</text:p>
          </table:table-cell>
          <table:table-cell table:formula="of:=[.D13]-[.E13]" office:value-type="float" office:value="18" calcext:value-type="float">
            <text:p>18</text:p>
          </table:table-cell>
          <table:table-cell office:value-type="float" office:value="1711420629808" calcext:value-type="float">
            <text:p>1711420629808</text:p>
          </table:table-cell>
          <table:table-cell office:value-type="float" office:value="1711420629768" calcext:value-type="float">
            <text:p>1711420629768</text:p>
          </table:table-cell>
          <table:table-cell table:formula="of:=[.G13]-[.H13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1711420382989" calcext:value-type="float">
            <text:p>1711420382989</text:p>
          </table:table-cell>
          <table:table-cell office:value-type="float" office:value="1711420382977" calcext:value-type="float">
            <text:p>1711420382977</text:p>
          </table:table-cell>
          <table:table-cell table:formula="of:=[.A14]-[.B14]" office:value-type="float" office:value="12" calcext:value-type="float">
            <text:p>12</text:p>
          </table:table-cell>
          <table:table-cell office:value-type="float" office:value="1711420532442" calcext:value-type="float">
            <text:p>1711420532442</text:p>
          </table:table-cell>
          <table:table-cell office:value-type="float" office:value="1711420532423" calcext:value-type="float">
            <text:p>1711420532423</text:p>
          </table:table-cell>
          <table:table-cell table:formula="of:=[.D14]-[.E14]" office:value-type="float" office:value="19" calcext:value-type="float">
            <text:p>19</text:p>
          </table:table-cell>
          <table:table-cell office:value-type="float" office:value="1711420629809" calcext:value-type="float">
            <text:p>1711420629809</text:p>
          </table:table-cell>
          <table:table-cell office:value-type="float" office:value="1711420629773" calcext:value-type="float">
            <text:p>1711420629773</text:p>
          </table:table-cell>
          <table:table-cell table:formula="of:=[.G14]-[.H14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1711420383003" calcext:value-type="float">
            <text:p>1711420383003</text:p>
          </table:table-cell>
          <table:table-cell office:value-type="float" office:value="1711420382990" calcext:value-type="float">
            <text:p>1711420382990</text:p>
          </table:table-cell>
          <table:table-cell table:formula="of:=[.A15]-[.B15]" office:value-type="float" office:value="13" calcext:value-type="float">
            <text:p>13</text:p>
          </table:table-cell>
          <table:table-cell office:value-type="float" office:value="1711420532442" calcext:value-type="float">
            <text:p>1711420532442</text:p>
          </table:table-cell>
          <table:table-cell office:value-type="float" office:value="1711420532423" calcext:value-type="float">
            <text:p>1711420532423</text:p>
          </table:table-cell>
          <table:table-cell table:formula="of:=[.D15]-[.E15]" office:value-type="float" office:value="19" calcext:value-type="float">
            <text:p>19</text:p>
          </table:table-cell>
          <table:table-cell office:value-type="float" office:value="1711420629810" calcext:value-type="float">
            <text:p>1711420629810</text:p>
          </table:table-cell>
          <table:table-cell office:value-type="float" office:value="1711420629773" calcext:value-type="float">
            <text:p>1711420629773</text:p>
          </table:table-cell>
          <table:table-cell table:formula="of:=[.G15]-[.H15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711420383015" calcext:value-type="float">
            <text:p>1711420383015</text:p>
          </table:table-cell>
          <table:table-cell office:value-type="float" office:value="1711420383004" calcext:value-type="float">
            <text:p>1711420383004</text:p>
          </table:table-cell>
          <table:table-cell table:formula="of:=[.A16]-[.B16]" office:value-type="float" office:value="11" calcext:value-type="float">
            <text:p>11</text:p>
          </table:table-cell>
          <table:table-cell office:value-type="float" office:value="1711420532442" calcext:value-type="float">
            <text:p>1711420532442</text:p>
          </table:table-cell>
          <table:table-cell office:value-type="float" office:value="1711420532424" calcext:value-type="float">
            <text:p>1711420532424</text:p>
          </table:table-cell>
          <table:table-cell table:formula="of:=[.D16]-[.E16]" office:value-type="float" office:value="18" calcext:value-type="float">
            <text:p>18</text:p>
          </table:table-cell>
          <table:table-cell office:value-type="float" office:value="1711420629810" calcext:value-type="float">
            <text:p>1711420629810</text:p>
          </table:table-cell>
          <table:table-cell office:value-type="float" office:value="1711420629773" calcext:value-type="float">
            <text:p>1711420629773</text:p>
          </table:table-cell>
          <table:table-cell table:formula="of:=[.G16]-[.H16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711420383027" calcext:value-type="float">
            <text:p>1711420383027</text:p>
          </table:table-cell>
          <table:table-cell office:value-type="float" office:value="1711420383016" calcext:value-type="float">
            <text:p>1711420383016</text:p>
          </table:table-cell>
          <table:table-cell table:formula="of:=[.A17]-[.B17]" office:value-type="float" office:value="11" calcext:value-type="float">
            <text:p>11</text:p>
          </table:table-cell>
          <table:table-cell office:value-type="float" office:value="1711420532443" calcext:value-type="float">
            <text:p>1711420532443</text:p>
          </table:table-cell>
          <table:table-cell office:value-type="float" office:value="1711420532425" calcext:value-type="float">
            <text:p>1711420532425</text:p>
          </table:table-cell>
          <table:table-cell table:formula="of:=[.D17]-[.E17]" office:value-type="float" office:value="18" calcext:value-type="float">
            <text:p>18</text:p>
          </table:table-cell>
          <table:table-cell office:value-type="float" office:value="1711420629811" calcext:value-type="float">
            <text:p>1711420629811</text:p>
          </table:table-cell>
          <table:table-cell office:value-type="float" office:value="1711420629776" calcext:value-type="float">
            <text:p>1711420629776</text:p>
          </table:table-cell>
          <table:table-cell table:formula="of:=[.G17]-[.H17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1711420383040" calcext:value-type="float">
            <text:p>1711420383040</text:p>
          </table:table-cell>
          <table:table-cell office:value-type="float" office:value="1711420383028" calcext:value-type="float">
            <text:p>1711420383028</text:p>
          </table:table-cell>
          <table:table-cell table:formula="of:=[.A18]-[.B18]" office:value-type="float" office:value="12" calcext:value-type="float">
            <text:p>12</text:p>
          </table:table-cell>
          <table:table-cell office:value-type="float" office:value="1711420532459" calcext:value-type="float">
            <text:p>1711420532459</text:p>
          </table:table-cell>
          <table:table-cell office:value-type="float" office:value="1711420532443" calcext:value-type="float">
            <text:p>1711420532443</text:p>
          </table:table-cell>
          <table:table-cell table:formula="of:=[.D18]-[.E18]" office:value-type="float" office:value="16" calcext:value-type="float">
            <text:p>16</text:p>
          </table:table-cell>
          <table:table-cell office:value-type="float" office:value="1711420629827" calcext:value-type="float">
            <text:p>1711420629827</text:p>
          </table:table-cell>
          <table:table-cell office:value-type="float" office:value="1711420629806" calcext:value-type="float">
            <text:p>1711420629806</text:p>
          </table:table-cell>
          <table:table-cell table:formula="of:=[.G18]-[.H18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1711420383052" calcext:value-type="float">
            <text:p>1711420383052</text:p>
          </table:table-cell>
          <table:table-cell office:value-type="float" office:value="1711420383041" calcext:value-type="float">
            <text:p>1711420383041</text:p>
          </table:table-cell>
          <table:table-cell table:formula="of:=[.A19]-[.B19]" office:value-type="float" office:value="11" calcext:value-type="float">
            <text:p>11</text:p>
          </table:table-cell>
          <table:table-cell office:value-type="float" office:value="1711420532459" calcext:value-type="float">
            <text:p>1711420532459</text:p>
          </table:table-cell>
          <table:table-cell office:value-type="float" office:value="1711420532444" calcext:value-type="float">
            <text:p>1711420532444</text:p>
          </table:table-cell>
          <table:table-cell table:formula="of:=[.D19]-[.E19]" office:value-type="float" office:value="15" calcext:value-type="float">
            <text:p>15</text:p>
          </table:table-cell>
          <table:table-cell office:value-type="float" office:value="1711420629830" calcext:value-type="float">
            <text:p>1711420629830</text:p>
          </table:table-cell>
          <table:table-cell office:value-type="float" office:value="1711420629809" calcext:value-type="float">
            <text:p>1711420629809</text:p>
          </table:table-cell>
          <table:table-cell table:formula="of:=[.G19]-[.H19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1711420383065" calcext:value-type="float">
            <text:p>1711420383065</text:p>
          </table:table-cell>
          <table:table-cell office:value-type="float" office:value="1711420383054" calcext:value-type="float">
            <text:p>1711420383054</text:p>
          </table:table-cell>
          <table:table-cell table:formula="of:=[.A20]-[.B20]" office:value-type="float" office:value="11" calcext:value-type="float">
            <text:p>11</text:p>
          </table:table-cell>
          <table:table-cell office:value-type="float" office:value="1711420532460" calcext:value-type="float">
            <text:p>1711420532460</text:p>
          </table:table-cell>
          <table:table-cell office:value-type="float" office:value="1711420532444" calcext:value-type="float">
            <text:p>1711420532444</text:p>
          </table:table-cell>
          <table:table-cell table:formula="of:=[.D20]-[.E20]" office:value-type="float" office:value="16" calcext:value-type="float">
            <text:p>16</text:p>
          </table:table-cell>
          <table:table-cell office:value-type="float" office:value="1711420629832" calcext:value-type="float">
            <text:p>1711420629832</text:p>
          </table:table-cell>
          <table:table-cell office:value-type="float" office:value="1711420629811" calcext:value-type="float">
            <text:p>1711420629811</text:p>
          </table:table-cell>
          <table:table-cell table:formula="of:=[.G20]-[.H20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1711420383077" calcext:value-type="float">
            <text:p>1711420383077</text:p>
          </table:table-cell>
          <table:table-cell office:value-type="float" office:value="1711420383066" calcext:value-type="float">
            <text:p>1711420383066</text:p>
          </table:table-cell>
          <table:table-cell table:formula="of:=[.A21]-[.B21]" office:value-type="float" office:value="11" calcext:value-type="float">
            <text:p>11</text:p>
          </table:table-cell>
          <table:table-cell office:value-type="float" office:value="1711420532461" calcext:value-type="float">
            <text:p>1711420532461</text:p>
          </table:table-cell>
          <table:table-cell office:value-type="float" office:value="1711420532445" calcext:value-type="float">
            <text:p>1711420532445</text:p>
          </table:table-cell>
          <table:table-cell table:formula="of:=[.D21]-[.E21]" office:value-type="float" office:value="16" calcext:value-type="float">
            <text:p>16</text:p>
          </table:table-cell>
          <table:table-cell office:value-type="float" office:value="1711420629833" calcext:value-type="float">
            <text:p>1711420629833</text:p>
          </table:table-cell>
          <table:table-cell office:value-type="float" office:value="1711420629811" calcext:value-type="float">
            <text:p>1711420629811</text:p>
          </table:table-cell>
          <table:table-cell table:formula="of:=[.G21]-[.H2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3089" calcext:value-type="float">
            <text:p>1711420383089</text:p>
          </table:table-cell>
          <table:table-cell office:value-type="float" office:value="1711420383078" calcext:value-type="float">
            <text:p>1711420383078</text:p>
          </table:table-cell>
          <table:table-cell table:formula="of:=[.A22]-[.B22]" office:value-type="float" office:value="11" calcext:value-type="float">
            <text:p>11</text:p>
          </table:table-cell>
          <table:table-cell office:value-type="float" office:value="1711420532475" calcext:value-type="float">
            <text:p>1711420532475</text:p>
          </table:table-cell>
          <table:table-cell office:value-type="float" office:value="1711420532460" calcext:value-type="float">
            <text:p>1711420532460</text:p>
          </table:table-cell>
          <table:table-cell table:formula="of:=[.D22]-[.E22]" office:value-type="float" office:value="15" calcext:value-type="float">
            <text:p>15</text:p>
          </table:table-cell>
          <table:table-cell office:value-type="float" office:value="1711420629834" calcext:value-type="float">
            <text:p>1711420629834</text:p>
          </table:table-cell>
          <table:table-cell office:value-type="float" office:value="1711420629811" calcext:value-type="float">
            <text:p>1711420629811</text:p>
          </table:table-cell>
          <table:table-cell table:formula="of:=[.G22]-[.H22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3102" calcext:value-type="float">
            <text:p>1711420383102</text:p>
          </table:table-cell>
          <table:table-cell office:value-type="float" office:value="1711420383091" calcext:value-type="float">
            <text:p>1711420383091</text:p>
          </table:table-cell>
          <table:table-cell table:formula="of:=[.A23]-[.B23]" office:value-type="float" office:value="11" calcext:value-type="float">
            <text:p>11</text:p>
          </table:table-cell>
          <table:table-cell office:value-type="float" office:value="1711420532476" calcext:value-type="float">
            <text:p>1711420532476</text:p>
          </table:table-cell>
          <table:table-cell office:value-type="float" office:value="1711420532461" calcext:value-type="float">
            <text:p>1711420532461</text:p>
          </table:table-cell>
          <table:table-cell table:formula="of:=[.D23]-[.E23]" office:value-type="float" office:value="15" calcext:value-type="float">
            <text:p>15</text:p>
          </table:table-cell>
          <table:table-cell office:value-type="float" office:value="1711420629835" calcext:value-type="float">
            <text:p>1711420629835</text:p>
          </table:table-cell>
          <table:table-cell office:value-type="float" office:value="1711420629812" calcext:value-type="float">
            <text:p>1711420629812</text:p>
          </table:table-cell>
          <table:table-cell table:formula="of:=[.G23]-[.H23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3115" calcext:value-type="float">
            <text:p>1711420383115</text:p>
          </table:table-cell>
          <table:table-cell office:value-type="float" office:value="1711420383103" calcext:value-type="float">
            <text:p>1711420383103</text:p>
          </table:table-cell>
          <table:table-cell table:formula="of:=[.A24]-[.B24]" office:value-type="float" office:value="12" calcext:value-type="float">
            <text:p>12</text:p>
          </table:table-cell>
          <table:table-cell office:value-type="float" office:value="1711420532478" calcext:value-type="float">
            <text:p>1711420532478</text:p>
          </table:table-cell>
          <table:table-cell office:value-type="float" office:value="1711420532462" calcext:value-type="float">
            <text:p>1711420532462</text:p>
          </table:table-cell>
          <table:table-cell table:formula="of:=[.D24]-[.E24]" office:value-type="float" office:value="16" calcext:value-type="float">
            <text:p>16</text:p>
          </table:table-cell>
          <table:table-cell office:value-type="float" office:value="1711420629836" calcext:value-type="float">
            <text:p>1711420629836</text:p>
          </table:table-cell>
          <table:table-cell office:value-type="float" office:value="1711420629813" calcext:value-type="float">
            <text:p>1711420629813</text:p>
          </table:table-cell>
          <table:table-cell table:formula="of:=[.G24]-[.H24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3128" calcext:value-type="float">
            <text:p>1711420383128</text:p>
          </table:table-cell>
          <table:table-cell office:value-type="float" office:value="1711420383117" calcext:value-type="float">
            <text:p>1711420383117</text:p>
          </table:table-cell>
          <table:table-cell table:formula="of:=[.A25]-[.B25]" office:value-type="float" office:value="11" calcext:value-type="float">
            <text:p>11</text:p>
          </table:table-cell>
          <table:table-cell office:value-type="float" office:value="1711420532478" calcext:value-type="float">
            <text:p>1711420532478</text:p>
          </table:table-cell>
          <table:table-cell office:value-type="float" office:value="1711420532462" calcext:value-type="float">
            <text:p>1711420532462</text:p>
          </table:table-cell>
          <table:table-cell table:formula="of:=[.D25]-[.E25]" office:value-type="float" office:value="16" calcext:value-type="float">
            <text:p>16</text:p>
          </table:table-cell>
          <table:table-cell office:value-type="float" office:value="1711420629837" calcext:value-type="float">
            <text:p>1711420629837</text:p>
          </table:table-cell>
          <table:table-cell office:value-type="float" office:value="1711420629813" calcext:value-type="float">
            <text:p>1711420629813</text:p>
          </table:table-cell>
          <table:table-cell table:formula="of:=[.G25]-[.H25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3141" calcext:value-type="float">
            <text:p>1711420383141</text:p>
          </table:table-cell>
          <table:table-cell office:value-type="float" office:value="1711420383129" calcext:value-type="float">
            <text:p>1711420383129</text:p>
          </table:table-cell>
          <table:table-cell table:formula="of:=[.A26]-[.B26]" office:value-type="float" office:value="12" calcext:value-type="float">
            <text:p>12</text:p>
          </table:table-cell>
          <table:table-cell office:value-type="float" office:value="1711420532493" calcext:value-type="float">
            <text:p>1711420532493</text:p>
          </table:table-cell>
          <table:table-cell office:value-type="float" office:value="1711420532477" calcext:value-type="float">
            <text:p>1711420532477</text:p>
          </table:table-cell>
          <table:table-cell table:formula="of:=[.D26]-[.E26]" office:value-type="float" office:value="16" calcext:value-type="float">
            <text:p>16</text:p>
          </table:table-cell>
          <table:table-cell office:value-type="float" office:value="1711420629855" calcext:value-type="float">
            <text:p>1711420629855</text:p>
          </table:table-cell>
          <table:table-cell office:value-type="float" office:value="1711420629829" calcext:value-type="float">
            <text:p>1711420629829</text:p>
          </table:table-cell>
          <table:table-cell table:formula="of:=[.G26]-[.H26]" office:value-type="float" office:value="26" calcext:value-type="float">
            <text:p>26</text:p>
          </table:table-cell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4"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office:value-type="float" office:value="1711420383154" calcext:value-type="float">
            <text:p>1711420383154</text:p>
          </table:table-cell>
          <table:table-cell office:value-type="float" office:value="1711420383142" calcext:value-type="float">
            <text:p>1711420383142</text:p>
          </table:table-cell>
          <table:table-cell table:formula="of:=[.A27]-[.B27]" office:value-type="float" office:value="12" calcext:value-type="float">
            <text:p>12</text:p>
          </table:table-cell>
          <table:table-cell office:value-type="float" office:value="1711420532494" calcext:value-type="float">
            <text:p>1711420532494</text:p>
          </table:table-cell>
          <table:table-cell office:value-type="float" office:value="1711420532478" calcext:value-type="float">
            <text:p>1711420532478</text:p>
          </table:table-cell>
          <table:table-cell table:formula="of:=[.D27]-[.E27]" office:value-type="float" office:value="16" calcext:value-type="float">
            <text:p>16</text:p>
          </table:table-cell>
          <table:table-cell office:value-type="float" office:value="1711420629856" calcext:value-type="float">
            <text:p>1711420629856</text:p>
          </table:table-cell>
          <table:table-cell office:value-type="float" office:value="1711420629832" calcext:value-type="float">
            <text:p>1711420629832</text:p>
          </table:table-cell>
          <table:table-cell table:formula="of:=[.G27]-[.H27]" office:value-type="float" office:value="24" calcext:value-type="float">
            <text:p>2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711420383167" calcext:value-type="float">
            <text:p>1711420383167</text:p>
          </table:table-cell>
          <table:table-cell office:value-type="float" office:value="1711420383156" calcext:value-type="float">
            <text:p>1711420383156</text:p>
          </table:table-cell>
          <table:table-cell table:formula="of:=[.A28]-[.B28]" office:value-type="float" office:value="11" calcext:value-type="float">
            <text:p>11</text:p>
          </table:table-cell>
          <table:table-cell office:value-type="float" office:value="1711420532495" calcext:value-type="float">
            <text:p>1711420532495</text:p>
          </table:table-cell>
          <table:table-cell office:value-type="float" office:value="1711420532479" calcext:value-type="float">
            <text:p>1711420532479</text:p>
          </table:table-cell>
          <table:table-cell table:formula="of:=[.D28]-[.E28]" office:value-type="float" office:value="16" calcext:value-type="float">
            <text:p>16</text:p>
          </table:table-cell>
          <table:table-cell office:value-type="float" office:value="1711420629859" calcext:value-type="float">
            <text:p>1711420629859</text:p>
          </table:table-cell>
          <table:table-cell office:value-type="float" office:value="1711420629834" calcext:value-type="float">
            <text:p>1711420629834</text:p>
          </table:table-cell>
          <table:table-cell table:formula="of:=[.G28]-[.H28]" office:value-type="float" office:value="25" calcext:value-type="float">
            <text:p>25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1420383180" calcext:value-type="float">
            <text:p>1711420383180</text:p>
          </table:table-cell>
          <table:table-cell office:value-type="float" office:value="1711420383168" calcext:value-type="float">
            <text:p>1711420383168</text:p>
          </table:table-cell>
          <table:table-cell table:formula="of:=[.A29]-[.B29]" office:value-type="float" office:value="12" calcext:value-type="float">
            <text:p>12</text:p>
          </table:table-cell>
          <table:table-cell office:value-type="float" office:value="1711420532497" calcext:value-type="float">
            <text:p>1711420532497</text:p>
          </table:table-cell>
          <table:table-cell office:value-type="float" office:value="1711420532479" calcext:value-type="float">
            <text:p>1711420532479</text:p>
          </table:table-cell>
          <table:table-cell table:formula="of:=[.D29]-[.E29]" office:value-type="float" office:value="18" calcext:value-type="float">
            <text:p>18</text:p>
          </table:table-cell>
          <table:table-cell office:value-type="float" office:value="1711420629865" calcext:value-type="float">
            <text:p>1711420629865</text:p>
          </table:table-cell>
          <table:table-cell office:value-type="float" office:value="1711420629836" calcext:value-type="float">
            <text:p>1711420629836</text:p>
          </table:table-cell>
          <table:table-cell table:formula="of:=[.G29]-[.H29]" office:value-type="float" office:value="29" calcext:value-type="float">
            <text:p>29</text:p>
          </table:table-cell>
          <table:table-cell table:number-columns-repeated="2"/>
          <table:table-cell table:style-name="ce4" office:value-type="string" calcext:value-type="string">
            <text:p><text:s/>1 node</text:p>
          </table:table-cell>
          <table:table-cell table:style-name="ce4" office:value-type="string" calcext:value-type="string">
            <text:p>4 nodes</text:p>
          </table:table-cell>
          <table:table-cell table:number-columns-repeated="3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office:value-type="float" office:value="1711420383193" calcext:value-type="float">
            <text:p>1711420383193</text:p>
          </table:table-cell>
          <table:table-cell office:value-type="float" office:value="1711420383181" calcext:value-type="float">
            <text:p>1711420383181</text:p>
          </table:table-cell>
          <table:table-cell table:formula="of:=[.A30]-[.B30]" office:value-type="float" office:value="12" calcext:value-type="float">
            <text:p>12</text:p>
          </table:table-cell>
          <table:table-cell office:value-type="float" office:value="1711420532514" calcext:value-type="float">
            <text:p>1711420532514</text:p>
          </table:table-cell>
          <table:table-cell office:value-type="float" office:value="1711420532496" calcext:value-type="float">
            <text:p>1711420532496</text:p>
          </table:table-cell>
          <table:table-cell table:formula="of:=[.D30]-[.E30]" office:value-type="float" office:value="18" calcext:value-type="float">
            <text:p>18</text:p>
          </table:table-cell>
          <table:table-cell office:value-type="float" office:value="1711420629865" calcext:value-type="float">
            <text:p>1711420629865</text:p>
          </table:table-cell>
          <table:table-cell office:value-type="float" office:value="1711420629837" calcext:value-type="float">
            <text:p>1711420629837</text:p>
          </table:table-cell>
          <table:table-cell table:formula="of:=[.G30]-[.H30]" office:value-type="float" office:value="28" calcext:value-type="float">
            <text:p>28</text:p>
          </table:table-cell>
          <table:table-cell/>
          <table:table-cell office:value-type="string" calcext:value-type="string">
            <text:p>Mean</text:p>
          </table:table-cell>
          <table:table-cell table:formula="of:=AVERAGE([$meshAsync.$C$1:$meshAsync.$C$301])" office:value-type="float" office:value="12.3366666666667" calcext:value-type="float">
            <text:p>12.3366666666667</text:p>
          </table:table-cell>
          <table:table-cell table:formula="of:=AVERAGE([$meshAsync.$F$2:$meshAsync.$F$301])" office:value-type="float" office:value="16.7566666666667" calcext:value-type="float">
            <text:p>16.7566666666667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$meshAsync.$F$1:$meshAsync.$F$301])" office:value-type="float" office:value="16.7566666666667" calcext:value-type="float">
            <text:p>16.7566666666667</text:p>
          </table:table-cell>
          <table:table-cell table:formula="of:=AVERAGE([$meshAsync.$I$1:$meshAsync.$I$301])" office:value-type="float" office:value="28.0066666666667" calcext:value-type="float">
            <text:p>28.0066666666667</text:p>
          </table:table-cell>
        </table:table-row>
        <table:table-row table:style-name="ro1">
          <table:table-cell office:value-type="float" office:value="1711420383206" calcext:value-type="float">
            <text:p>1711420383206</text:p>
          </table:table-cell>
          <table:table-cell office:value-type="float" office:value="1711420383194" calcext:value-type="float">
            <text:p>1711420383194</text:p>
          </table:table-cell>
          <table:table-cell table:formula="of:=[.A31]-[.B31]" office:value-type="float" office:value="12" calcext:value-type="float">
            <text:p>12</text:p>
          </table:table-cell>
          <table:table-cell office:value-type="float" office:value="1711420532514" calcext:value-type="float">
            <text:p>1711420532514</text:p>
          </table:table-cell>
          <table:table-cell office:value-type="float" office:value="1711420532496" calcext:value-type="float">
            <text:p>1711420532496</text:p>
          </table:table-cell>
          <table:table-cell table:formula="of:=[.D31]-[.E31]" office:value-type="float" office:value="18" calcext:value-type="float">
            <text:p>18</text:p>
          </table:table-cell>
          <table:table-cell office:value-type="float" office:value="1711420629866" calcext:value-type="float">
            <text:p>1711420629866</text:p>
          </table:table-cell>
          <table:table-cell office:value-type="float" office:value="1711420629837" calcext:value-type="float">
            <text:p>1711420629837</text:p>
          </table:table-cell>
          <table:table-cell table:formula="of:=[.G31]-[.H31]" office:value-type="float" office:value="29" calcext:value-type="float">
            <text:p>29</text:p>
          </table:table-cell>
          <table:table-cell/>
          <table:table-cell office:value-type="string" calcext:value-type="string">
            <text:p>Variance</text:p>
          </table:table-cell>
          <table:table-cell table:formula="of:=VAR([$meshAsync.$C$1:$meshAsync.$C$301])" office:value-type="float" office:value="9.18059085841696" calcext:value-type="float">
            <text:p>9.18059085841696</text:p>
          </table:table-cell>
          <table:table-cell table:formula="of:=VAR([$meshAsync.$F$2:$meshAsync.$F$301])" office:value-type="float" office:value="9.50915273132646" calcext:value-type="float">
            <text:p>9.50915273132646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formula="of:=VAR([$meshAsync.$F$1:$meshAsync.$F$301])" office:value-type="float" office:value="9.50915273132646" calcext:value-type="float">
            <text:p>9.50915273132646</text:p>
          </table:table-cell>
          <table:table-cell table:formula="of:=VAR([$meshAsync.$I$1:$meshAsync.$I$301])" office:value-type="float" office:value="142.294269788183" calcext:value-type="float">
            <text:p>142.294269788183</text:p>
          </table:table-cell>
        </table:table-row>
        <table:table-row table:style-name="ro1">
          <table:table-cell office:value-type="float" office:value="1711420383219" calcext:value-type="float">
            <text:p>1711420383219</text:p>
          </table:table-cell>
          <table:table-cell office:value-type="float" office:value="1711420383207" calcext:value-type="float">
            <text:p>1711420383207</text:p>
          </table:table-cell>
          <table:table-cell table:formula="of:=[.A32]-[.B32]" office:value-type="float" office:value="12" calcext:value-type="float">
            <text:p>12</text:p>
          </table:table-cell>
          <table:table-cell office:value-type="float" office:value="1711420532514" calcext:value-type="float">
            <text:p>1711420532514</text:p>
          </table:table-cell>
          <table:table-cell office:value-type="float" office:value="1711420532497" calcext:value-type="float">
            <text:p>1711420532497</text:p>
          </table:table-cell>
          <table:table-cell table:formula="of:=[.D32]-[.E32]" office:value-type="float" office:value="17" calcext:value-type="float">
            <text:p>17</text:p>
          </table:table-cell>
          <table:table-cell office:value-type="float" office:value="1711420629867" calcext:value-type="float">
            <text:p>1711420629867</text:p>
          </table:table-cell>
          <table:table-cell office:value-type="float" office:value="1711420629838" calcext:value-type="float">
            <text:p>1711420629838</text:p>
          </table:table-cell>
          <table:table-cell table:formula="of:=[.G32]-[.H32]" office:value-type="float" office:value="29" calcext:value-type="float">
            <text:p>29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meshAsync.$C$1:$meshAsync.$C$301])" office:value-type="float" office:value="300" calcext:value-type="float">
            <text:p>300</text:p>
          </table:table-cell>
          <table:table-cell table:formula="of:=COUNT([$meshAsync.$F$2:$meshAsync.$F$301])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Observations</text:p>
          </table:table-cell>
          <table:table-cell table:formula="of:=COUNT([$meshAsync.$F$1:$meshAsync.$F$301])" office:value-type="float" office:value="300" calcext:value-type="float">
            <text:p>300</text:p>
          </table:table-cell>
          <table:table-cell table:formula="of:=COUNT([$meshAsync.$I$1:$meshAsync.$I$301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11420383231" calcext:value-type="float">
            <text:p>1711420383231</text:p>
          </table:table-cell>
          <table:table-cell office:value-type="float" office:value="1711420383220" calcext:value-type="float">
            <text:p>1711420383220</text:p>
          </table:table-cell>
          <table:table-cell table:formula="of:=[.A33]-[.B33]" office:value-type="float" office:value="11" calcext:value-type="float">
            <text:p>11</text:p>
          </table:table-cell>
          <table:table-cell office:value-type="float" office:value="1711420532515" calcext:value-type="float">
            <text:p>1711420532515</text:p>
          </table:table-cell>
          <table:table-cell office:value-type="float" office:value="1711420532499" calcext:value-type="float">
            <text:p>1711420532499</text:p>
          </table:table-cell>
          <table:table-cell table:formula="of:=[.D33]-[.E33]" office:value-type="float" office:value="16" calcext:value-type="float">
            <text:p>16</text:p>
          </table:table-cell>
          <table:table-cell office:value-type="float" office:value="1711420629870" calcext:value-type="float">
            <text:p>1711420629870</text:p>
          </table:table-cell>
          <table:table-cell office:value-type="float" office:value="1711420629839" calcext:value-type="float">
            <text:p>1711420629839</text:p>
          </table:table-cell>
          <table:table-cell table:formula="of:=[.G33]-[.H33]"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meshAsync.$C$1:$meshAsync.$C$301];[$meshAsync.$F$2:$meshAsync.$F$301])" office:value-type="string" office:string-value="" calcext:value-type="error">
            <text:p>Err:502</text:p>
          </table:table-cell>
          <table:table-cell table:number-columns-repeated="3"/>
          <table:table-cell office:value-type="string" calcext:value-type="string">
            <text:p>Pearson Correlation</text:p>
          </table:table-cell>
          <table:table-cell table:formula="of:=CORREL([$meshAsync.$F$1:$meshAsync.$F$301];[$meshAsync.$I$1:$meshAsync.$I$301])" office:value-type="float" office:value="0.645856097653946" calcext:value-type="float">
            <text:p>0.645856097653946</text:p>
          </table:table-cell>
          <table:table-cell/>
        </table:table-row>
        <table:table-row table:style-name="ro1">
          <table:table-cell office:value-type="float" office:value="1711420383244" calcext:value-type="float">
            <text:p>1711420383244</text:p>
          </table:table-cell>
          <table:table-cell office:value-type="float" office:value="1711420383232" calcext:value-type="float">
            <text:p>1711420383232</text:p>
          </table:table-cell>
          <table:table-cell table:formula="of:=[.A34]-[.B34]" office:value-type="float" office:value="12" calcext:value-type="float">
            <text:p>12</text:p>
          </table:table-cell>
          <table:table-cell office:value-type="float" office:value="1711420532532" calcext:value-type="float">
            <text:p>1711420532532</text:p>
          </table:table-cell>
          <table:table-cell office:value-type="float" office:value="1711420532515" calcext:value-type="float">
            <text:p>1711420532515</text:p>
          </table:table-cell>
          <table:table-cell table:formula="of:=[.D34]-[.E34]" office:value-type="float" office:value="17" calcext:value-type="float">
            <text:p>17</text:p>
          </table:table-cell>
          <table:table-cell office:value-type="float" office:value="1711420629883" calcext:value-type="float">
            <text:p>1711420629883</text:p>
          </table:table-cell>
          <table:table-cell office:value-type="float" office:value="1711420629857" calcext:value-type="float">
            <text:p>1711420629857</text:p>
          </table:table-cell>
          <table:table-cell table:formula="of:=[.G34]-[.H34]" office:value-type="float" office:value="26" calcext:value-type="float">
            <text:p>26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meshAsync.$C$1:$meshAsync.$C$301]); 1; 0) * IF(ISNUMBER([$meshAsync.$F$2:$meshAsync.$F$301]); 1; 0)); [$meshAsync.$C$1:$meshAsync.$C$301] - [$meshAsync.$F$2:$meshAsync.$F$301]; &quot;NA&quot;))" office:value-type="float" office:value="-4.34113712374582" calcext:value-type="float">
            <text:p>-4.34113712374582</text:p>
          </table:table-cell>
          <table:table-cell table:number-columns-repeated="3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meshAsync.$F$1:$meshAsync.$F$301]); 1; 0) * IF(ISNUMBER([$meshAsync.$I$1:$meshAsync.$I$301]); 1; 0)); [$meshAsync.$F$1:$meshAsync.$F$301] - [$meshAsync.$I$1:$meshAsync.$I$301]; &quot;NA&quot;))" office:value-type="float" office:value="-11.25" calcext:value-type="float">
            <text:p>-11.25</text:p>
          </table:table-cell>
          <table:table-cell/>
        </table:table-row>
        <table:table-row table:style-name="ro1">
          <table:table-cell office:value-type="float" office:value="1711420383258" calcext:value-type="float">
            <text:p>1711420383258</text:p>
          </table:table-cell>
          <table:table-cell office:value-type="float" office:value="1711420383245" calcext:value-type="float">
            <text:p>1711420383245</text:p>
          </table:table-cell>
          <table:table-cell table:formula="of:=[.A35]-[.B35]" office:value-type="float" office:value="13" calcext:value-type="float">
            <text:p>13</text:p>
          </table:table-cell>
          <table:table-cell office:value-type="float" office:value="1711420532532" calcext:value-type="float">
            <text:p>1711420532532</text:p>
          </table:table-cell>
          <table:table-cell office:value-type="float" office:value="1711420532515" calcext:value-type="float">
            <text:p>1711420532515</text:p>
          </table:table-cell>
          <table:table-cell table:formula="of:=[.D35]-[.E35]" office:value-type="float" office:value="17" calcext:value-type="float">
            <text:p>17</text:p>
          </table:table-cell>
          <table:table-cell office:value-type="float" office:value="1711420629886" calcext:value-type="float">
            <text:p>1711420629886</text:p>
          </table:table-cell>
          <table:table-cell office:value-type="float" office:value="1711420629858" calcext:value-type="float">
            <text:p>1711420629858</text:p>
          </table:table-cell>
          <table:table-cell table:formula="of:=[.G35]-[.H35]" office:value-type="float" office:value="28" calcext:value-type="float">
            <text:p>28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meshAsync.$C$1:$meshAsync.$C$301]); 1; 0) * IF(ISNUMBER([$meshAsync.$F$2:$meshAsync.$F$301]); 1; 0)); [$meshAsync.$C$1:$meshAsync.$C$301] - [$meshAsync.$F$2:$meshAsync.$F$301]; &quot;NA&quot;))" office:value-type="float" office:value="8.66175843415414" calcext:value-type="float">
            <text:p>8.66175843415414</text:p>
          </table:table-cell>
          <table:table-cell table:number-columns-repeated="3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meshAsync.$F$1:$meshAsync.$F$301]); 1; 0) * IF(ISNUMBER([$meshAsync.$I$1:$meshAsync.$I$301]); 1; 0)); [$meshAsync.$F$1:$meshAsync.$F$301] - [$meshAsync.$I$1:$meshAsync.$I$301]; &quot;NA&quot;))" office:value-type="float" office:value="104.288461538462" calcext:value-type="float">
            <text:p>104.288461538462</text:p>
          </table:table-cell>
          <table:table-cell/>
        </table:table-row>
        <table:table-row table:style-name="ro1">
          <table:table-cell office:value-type="float" office:value="1711420383271" calcext:value-type="float">
            <text:p>1711420383271</text:p>
          </table:table-cell>
          <table:table-cell office:value-type="float" office:value="1711420383260" calcext:value-type="float">
            <text:p>1711420383260</text:p>
          </table:table-cell>
          <table:table-cell table:formula="of:=[.A36]-[.B36]" office:value-type="float" office:value="11" calcext:value-type="float">
            <text:p>11</text:p>
          </table:table-cell>
          <table:table-cell office:value-type="float" office:value="1711420532532" calcext:value-type="float">
            <text:p>1711420532532</text:p>
          </table:table-cell>
          <table:table-cell office:value-type="float" office:value="1711420532516" calcext:value-type="float">
            <text:p>1711420532516</text:p>
          </table:table-cell>
          <table:table-cell table:formula="of:=[.D36]-[.E36]" office:value-type="float" office:value="16" calcext:value-type="float">
            <text:p>16</text:p>
          </table:table-cell>
          <table:table-cell office:value-type="float" office:value="1711420629886" calcext:value-type="float">
            <text:p>1711420629886</text:p>
          </table:table-cell>
          <table:table-cell office:value-type="float" office:value="1711420629862" calcext:value-type="float">
            <text:p>1711420629862</text:p>
          </table:table-cell>
          <table:table-cell table:formula="of:=[.G36]-[.H36]" office:value-type="float" office:value="24" calcext:value-type="float">
            <text:p>24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meshAsync.$C$1:$meshAsync.$C$301]); 1; 0) * IF(ISNUMBER([$meshAsync.$F$2:$meshAsync.$F$301]); 1; 0)) - 1" office:value-type="float" office:value="298" calcext:value-type="float">
            <text:p>298</text:p>
          </table:table-cell>
          <table:table-cell table:number-columns-repeated="3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meshAsync.$F$1:$meshAsync.$F$301]); 1; 0) * IF(ISNUMBER([$meshAsync.$I$1:$meshAsync.$I$301]); 1; 0)) - 1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1711420383285" calcext:value-type="float">
            <text:p>1711420383285</text:p>
          </table:table-cell>
          <table:table-cell office:value-type="float" office:value="1711420383273" calcext:value-type="float">
            <text:p>1711420383273</text:p>
          </table:table-cell>
          <table:table-cell table:formula="of:=[.A37]-[.B37]" office:value-type="float" office:value="12" calcext:value-type="float">
            <text:p>12</text:p>
          </table:table-cell>
          <table:table-cell office:value-type="float" office:value="1711420532533" calcext:value-type="float">
            <text:p>1711420532533</text:p>
          </table:table-cell>
          <table:table-cell office:value-type="float" office:value="1711420532517" calcext:value-type="float">
            <text:p>1711420532517</text:p>
          </table:table-cell>
          <table:table-cell table:formula="of:=[.D37]-[.E37]" office:value-type="float" office:value="16" calcext:value-type="float">
            <text:p>16</text:p>
          </table:table-cell>
          <table:table-cell office:value-type="float" office:value="1711420629891" calcext:value-type="float">
            <text:p>1711420629891</text:p>
          </table:table-cell>
          <table:table-cell office:value-type="float" office:value="1711420629867" calcext:value-type="float">
            <text:p>1711420629867</text:p>
          </table:table-cell>
          <table:table-cell table:formula="of:=[.G37]-[.H37]" office:value-type="float" office:value="24" calcext:value-type="float">
            <text:p>24</text:p>
          </table:table-cell>
          <table:table-cell/>
          <table:table-cell office:value-type="string" calcext:value-type="string">
            <text:p>t Stat</text:p>
          </table:table-cell>
          <table:table-cell table:formula="of:=([$meshAsync.$L$34] - [$meshAsync.$L$28]) / ([$meshAsync.$L$35] / ( [$meshAsync.$L$36] + 1)) ^ 0.5" office:value-type="float" office:value="-25.5056305421857" calcext:value-type="float">
            <text:p>-25.5056305421857</text:p>
          </table:table-cell>
          <table:table-cell table:number-columns-repeated="3"/>
          <table:table-cell office:value-type="string" calcext:value-type="string">
            <text:p>t Stat</text:p>
          </table:table-cell>
          <table:table-cell table:formula="of:=([$meshAsync.$Q$34] - [$meshAsync.$Q$28]) / ([$meshAsync.$Q$35] / ( [$meshAsync.$Q$36] + 1)) ^ 0.5" office:value-type="float" office:value="-19.0807314616297" calcext:value-type="float">
            <text:p>-19.0807314616297</text:p>
          </table:table-cell>
          <table:table-cell/>
        </table:table-row>
        <table:table-row table:style-name="ro1">
          <table:table-cell office:value-type="float" office:value="1711420383298" calcext:value-type="float">
            <text:p>1711420383298</text:p>
          </table:table-cell>
          <table:table-cell office:value-type="float" office:value="1711420383286" calcext:value-type="float">
            <text:p>1711420383286</text:p>
          </table:table-cell>
          <table:table-cell table:formula="of:=[.A38]-[.B38]" office:value-type="float" office:value="12" calcext:value-type="float">
            <text:p>12</text:p>
          </table:table-cell>
          <table:table-cell office:value-type="float" office:value="1711420532549" calcext:value-type="float">
            <text:p>1711420532549</text:p>
          </table:table-cell>
          <table:table-cell office:value-type="float" office:value="1711420532534" calcext:value-type="float">
            <text:p>1711420532534</text:p>
          </table:table-cell>
          <table:table-cell table:formula="of:=[.D38]-[.E38]" office:value-type="float" office:value="15" calcext:value-type="float">
            <text:p>15</text:p>
          </table:table-cell>
          <table:table-cell office:value-type="float" office:value="1711420629895" calcext:value-type="float">
            <text:p>1711420629895</text:p>
          </table:table-cell>
          <table:table-cell office:value-type="float" office:value="1711420629868" calcext:value-type="float">
            <text:p>1711420629868</text:p>
          </table:table-cell>
          <table:table-cell table:formula="of:=[.G38]-[.H38]" office:value-type="float" office:value="27" calcext:value-type="float">
            <text:p>27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meshAsync.$L$37]); [$meshAsync.$L$36]; 1)" office:value-type="float" office:value="3.32499751778622E-077" calcext:value-type="float">
            <text:p>3.32499751778622E-77</text:p>
          </table:table-cell>
          <table:table-cell table:number-columns-repeated="3"/>
          <table:table-cell office:value-type="string" calcext:value-type="string">
            <text:p>P (T&lt;=t) one-tail</text:p>
          </table:table-cell>
          <table:table-cell table:formula="of:=LEGACY.TDIST(ABS([$meshAsync.$Q$37]); [$meshAsync.$Q$36]; 1)" office:value-type="float" office:value="6.03967467052464E-054" calcext:value-type="float">
            <text:p>6.03967467052464E-54</text:p>
          </table:table-cell>
          <table:table-cell/>
        </table:table-row>
        <table:table-row table:style-name="ro1">
          <table:table-cell office:value-type="float" office:value="1711420383311" calcext:value-type="float">
            <text:p>1711420383311</text:p>
          </table:table-cell>
          <table:table-cell office:value-type="float" office:value="1711420383299" calcext:value-type="float">
            <text:p>1711420383299</text:p>
          </table:table-cell>
          <table:table-cell table:formula="of:=[.A39]-[.B39]" office:value-type="float" office:value="12" calcext:value-type="float">
            <text:p>12</text:p>
          </table:table-cell>
          <table:table-cell office:value-type="float" office:value="1711420532550" calcext:value-type="float">
            <text:p>1711420532550</text:p>
          </table:table-cell>
          <table:table-cell office:value-type="float" office:value="1711420532534" calcext:value-type="float">
            <text:p>1711420532534</text:p>
          </table:table-cell>
          <table:table-cell table:formula="of:=[.D39]-[.E39]" office:value-type="float" office:value="16" calcext:value-type="float">
            <text:p>16</text:p>
          </table:table-cell>
          <table:table-cell office:value-type="float" office:value="1711420629897" calcext:value-type="float">
            <text:p>1711420629897</text:p>
          </table:table-cell>
          <table:table-cell office:value-type="float" office:value="1711420629868" calcext:value-type="float">
            <text:p>1711420629868</text:p>
          </table:table-cell>
          <table:table-cell table:formula="of:=[.G39]-[.H39]" office:value-type="float" office:value="29" calcext:value-type="float">
            <text:p>29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meshAsync.$L$27]; [$meshAsync.$L$36])" office:value-type="float" office:value="1.6499829759956" calcext:value-type="float">
            <text:p>1.6499829759956</text:p>
          </table:table-cell>
          <table:table-cell table:number-columns-repeated="3"/>
          <table:table-cell office:value-type="string" calcext:value-type="string">
            <text:p>t Critical one-tail</text:p>
          </table:table-cell>
          <table:table-cell table:formula="of:=TINV(2*[$meshAsync.$Q$27]; [$meshAsync.$Q$36])" office:value-type="float" office:value="1.6499657674264" calcext:value-type="float">
            <text:p>1.6499657674264</text:p>
          </table:table-cell>
          <table:table-cell/>
        </table:table-row>
        <table:table-row table:style-name="ro1">
          <table:table-cell office:value-type="float" office:value="1711420383324" calcext:value-type="float">
            <text:p>1711420383324</text:p>
          </table:table-cell>
          <table:table-cell office:value-type="float" office:value="1711420383312" calcext:value-type="float">
            <text:p>1711420383312</text:p>
          </table:table-cell>
          <table:table-cell table:formula="of:=[.A40]-[.B40]" office:value-type="float" office:value="12" calcext:value-type="float">
            <text:p>12</text:p>
          </table:table-cell>
          <table:table-cell office:value-type="float" office:value="1711420532550" calcext:value-type="float">
            <text:p>1711420532550</text:p>
          </table:table-cell>
          <table:table-cell office:value-type="float" office:value="1711420532534" calcext:value-type="float">
            <text:p>1711420532534</text:p>
          </table:table-cell>
          <table:table-cell table:formula="of:=[.D40]-[.E40]" office:value-type="float" office:value="16" calcext:value-type="float">
            <text:p>16</text:p>
          </table:table-cell>
          <table:table-cell office:value-type="float" office:value="1711420629897" calcext:value-type="float">
            <text:p>1711420629897</text:p>
          </table:table-cell>
          <table:table-cell office:value-type="float" office:value="1711420629870" calcext:value-type="float">
            <text:p>1711420629870</text:p>
          </table:table-cell>
          <table:table-cell table:formula="of:=[.G40]-[.H40]" office:value-type="float" office:value="27" calcext:value-type="float">
            <text:p>27</text:p>
          </table:table-cell>
          <table:table-cell/>
          <table:table-cell office:value-type="string" calcext:value-type="string">
            <text:p>P (T&lt;=t) two-tail</text:p>
          </table:table-cell>
          <table:table-cell table:formula="of:=LEGACY.TDIST(ABS([$meshAsync.$L$37]); [$meshAsync.$L$36]; 2)" office:value-type="float" office:value="6.64999503557245E-077" calcext:value-type="float">
            <text:p>6.64999503557245E-77</text:p>
          </table:table-cell>
          <table:table-cell table:number-columns-repeated="3"/>
          <table:table-cell office:value-type="string" calcext:value-type="string">
            <text:p>P (T&lt;=t) two-tail</text:p>
          </table:table-cell>
          <table:table-cell table:formula="of:=LEGACY.TDIST(ABS([$meshAsync.$Q$37]); [$meshAsync.$Q$36]; 2)" office:value-type="float" office:value="1.20793493410493E-053" calcext:value-type="float">
            <text:p>1.20793493410493E-53</text:p>
          </table:table-cell>
          <table:table-cell/>
        </table:table-row>
        <table:table-row table:style-name="ro1">
          <table:table-cell office:value-type="float" office:value="1711420383337" calcext:value-type="float">
            <text:p>1711420383337</text:p>
          </table:table-cell>
          <table:table-cell office:value-type="float" office:value="1711420383325" calcext:value-type="float">
            <text:p>1711420383325</text:p>
          </table:table-cell>
          <table:table-cell table:formula="of:=[.A41]-[.B41]" office:value-type="float" office:value="12" calcext:value-type="float">
            <text:p>12</text:p>
          </table:table-cell>
          <table:table-cell office:value-type="float" office:value="1711420532550" calcext:value-type="float">
            <text:p>1711420532550</text:p>
          </table:table-cell>
          <table:table-cell office:value-type="float" office:value="1711420532534" calcext:value-type="float">
            <text:p>1711420532534</text:p>
          </table:table-cell>
          <table:table-cell table:formula="of:=[.D41]-[.E41]" office:value-type="float" office:value="16" calcext:value-type="float">
            <text:p>16</text:p>
          </table:table-cell>
          <table:table-cell office:value-type="float" office:value="1711420629899" calcext:value-type="float">
            <text:p>1711420629899</text:p>
          </table:table-cell>
          <table:table-cell office:value-type="float" office:value="1711420629872" calcext:value-type="float">
            <text:p>1711420629872</text:p>
          </table:table-cell>
          <table:table-cell table:formula="of:=[.G41]-[.H41]" office:value-type="float" office:value="27" calcext:value-type="float">
            <text:p>27</text:p>
          </table:table-cell>
          <table:table-cell/>
          <table:table-cell office:value-type="string" calcext:value-type="string">
            <text:p>t Critical two-tail</text:p>
          </table:table-cell>
          <table:table-cell table:formula="of:=TINV([$meshAsync.$L$27]; [$meshAsync.$L$36])" office:value-type="float" office:value="1.96795650649682" calcext:value-type="float">
            <text:p>1.96795650649682</text:p>
          </table:table-cell>
          <table:table-cell table:number-columns-repeated="3"/>
          <table:table-cell office:value-type="string" calcext:value-type="string">
            <text:p>t Critical two-tail</text:p>
          </table:table-cell>
          <table:table-cell table:formula="of:=TINV([$meshAsync.$Q$27]; [$meshAsync.$Q$36])" office:value-type="float" office:value="1.96792966906567" calcext:value-type="float">
            <text:p>1.96792966906567</text:p>
          </table:table-cell>
          <table:table-cell/>
        </table:table-row>
        <table:table-row table:style-name="ro1">
          <table:table-cell office:value-type="float" office:value="1711420383351" calcext:value-type="float">
            <text:p>1711420383351</text:p>
          </table:table-cell>
          <table:table-cell office:value-type="float" office:value="1711420383339" calcext:value-type="float">
            <text:p>1711420383339</text:p>
          </table:table-cell>
          <table:table-cell table:formula="of:=[.A42]-[.B42]" office:value-type="float" office:value="12" calcext:value-type="float">
            <text:p>12</text:p>
          </table:table-cell>
          <table:table-cell office:value-type="float" office:value="1711420532567" calcext:value-type="float">
            <text:p>1711420532567</text:p>
          </table:table-cell>
          <table:table-cell office:value-type="float" office:value="1711420532551" calcext:value-type="float">
            <text:p>1711420532551</text:p>
          </table:table-cell>
          <table:table-cell table:formula="of:=[.D42]-[.E42]" office:value-type="float" office:value="16" calcext:value-type="float">
            <text:p>16</text:p>
          </table:table-cell>
          <table:table-cell office:value-type="float" office:value="1711420629914" calcext:value-type="float">
            <text:p>1711420629914</text:p>
          </table:table-cell>
          <table:table-cell office:value-type="float" office:value="1711420629886" calcext:value-type="float">
            <text:p>1711420629886</text:p>
          </table:table-cell>
          <table:table-cell table:formula="of:=[.G42]-[.H42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3365" calcext:value-type="float">
            <text:p>1711420383365</text:p>
          </table:table-cell>
          <table:table-cell office:value-type="float" office:value="1711420383352" calcext:value-type="float">
            <text:p>1711420383352</text:p>
          </table:table-cell>
          <table:table-cell table:formula="of:=[.A43]-[.B43]" office:value-type="float" office:value="13" calcext:value-type="float">
            <text:p>13</text:p>
          </table:table-cell>
          <table:table-cell office:value-type="float" office:value="1711420532567" calcext:value-type="float">
            <text:p>1711420532567</text:p>
          </table:table-cell>
          <table:table-cell office:value-type="float" office:value="1711420532551" calcext:value-type="float">
            <text:p>1711420532551</text:p>
          </table:table-cell>
          <table:table-cell table:formula="of:=[.D43]-[.E43]" office:value-type="float" office:value="16" calcext:value-type="float">
            <text:p>16</text:p>
          </table:table-cell>
          <table:table-cell office:value-type="float" office:value="1711420629916" calcext:value-type="float">
            <text:p>1711420629916</text:p>
          </table:table-cell>
          <table:table-cell office:value-type="float" office:value="1711420629890" calcext:value-type="float">
            <text:p>1711420629890</text:p>
          </table:table-cell>
          <table:table-cell table:formula="of:=[.G43]-[.H43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379" calcext:value-type="float">
            <text:p>1711420383379</text:p>
          </table:table-cell>
          <table:table-cell office:value-type="float" office:value="1711420383366" calcext:value-type="float">
            <text:p>1711420383366</text:p>
          </table:table-cell>
          <table:table-cell table:formula="of:=[.A44]-[.B44]" office:value-type="float" office:value="13" calcext:value-type="float">
            <text:p>13</text:p>
          </table:table-cell>
          <table:table-cell office:value-type="float" office:value="1711420532567" calcext:value-type="float">
            <text:p>1711420532567</text:p>
          </table:table-cell>
          <table:table-cell office:value-type="float" office:value="1711420532551" calcext:value-type="float">
            <text:p>1711420532551</text:p>
          </table:table-cell>
          <table:table-cell table:formula="of:=[.D44]-[.E44]" office:value-type="float" office:value="16" calcext:value-type="float">
            <text:p>16</text:p>
          </table:table-cell>
          <table:table-cell office:value-type="float" office:value="1711420629916" calcext:value-type="float">
            <text:p>1711420629916</text:p>
          </table:table-cell>
          <table:table-cell office:value-type="float" office:value="1711420629890" calcext:value-type="float">
            <text:p>1711420629890</text:p>
          </table:table-cell>
          <table:table-cell table:formula="of:=[.G44]-[.H44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390" calcext:value-type="float">
            <text:p>1711420383390</text:p>
          </table:table-cell>
          <table:table-cell office:value-type="float" office:value="1711420383380" calcext:value-type="float">
            <text:p>1711420383380</text:p>
          </table:table-cell>
          <table:table-cell table:formula="of:=[.A45]-[.B45]" office:value-type="float" office:value="10" calcext:value-type="float">
            <text:p>10</text:p>
          </table:table-cell>
          <table:table-cell office:value-type="float" office:value="1711420532567" calcext:value-type="float">
            <text:p>1711420532567</text:p>
          </table:table-cell>
          <table:table-cell office:value-type="float" office:value="1711420532551" calcext:value-type="float">
            <text:p>1711420532551</text:p>
          </table:table-cell>
          <table:table-cell table:formula="of:=[.D45]-[.E45]" office:value-type="float" office:value="16" calcext:value-type="float">
            <text:p>16</text:p>
          </table:table-cell>
          <table:table-cell office:value-type="float" office:value="1711420629920" calcext:value-type="float">
            <text:p>1711420629920</text:p>
          </table:table-cell>
          <table:table-cell office:value-type="float" office:value="1711420629894" calcext:value-type="float">
            <text:p>1711420629894</text:p>
          </table:table-cell>
          <table:table-cell table:formula="of:=[.G45]-[.H45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402" calcext:value-type="float">
            <text:p>1711420383402</text:p>
          </table:table-cell>
          <table:table-cell office:value-type="float" office:value="1711420383391" calcext:value-type="float">
            <text:p>1711420383391</text:p>
          </table:table-cell>
          <table:table-cell table:formula="of:=[.A46]-[.B46]" office:value-type="float" office:value="11" calcext:value-type="float">
            <text:p>11</text:p>
          </table:table-cell>
          <table:table-cell office:value-type="float" office:value="1711420532583" calcext:value-type="float">
            <text:p>1711420532583</text:p>
          </table:table-cell>
          <table:table-cell office:value-type="float" office:value="1711420532568" calcext:value-type="float">
            <text:p>1711420532568</text:p>
          </table:table-cell>
          <table:table-cell table:formula="of:=[.D46]-[.E46]" office:value-type="float" office:value="15" calcext:value-type="float">
            <text:p>15</text:p>
          </table:table-cell>
          <table:table-cell office:value-type="float" office:value="1711420629923" calcext:value-type="float">
            <text:p>1711420629923</text:p>
          </table:table-cell>
          <table:table-cell office:value-type="float" office:value="1711420629897" calcext:value-type="float">
            <text:p>1711420629897</text:p>
          </table:table-cell>
          <table:table-cell table:formula="of:=[.G46]-[.H46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414" calcext:value-type="float">
            <text:p>1711420383414</text:p>
          </table:table-cell>
          <table:table-cell office:value-type="float" office:value="1711420383403" calcext:value-type="float">
            <text:p>1711420383403</text:p>
          </table:table-cell>
          <table:table-cell table:formula="of:=[.A47]-[.B47]" office:value-type="float" office:value="11" calcext:value-type="float">
            <text:p>11</text:p>
          </table:table-cell>
          <table:table-cell office:value-type="float" office:value="1711420532584" calcext:value-type="float">
            <text:p>1711420532584</text:p>
          </table:table-cell>
          <table:table-cell office:value-type="float" office:value="1711420532568" calcext:value-type="float">
            <text:p>1711420532568</text:p>
          </table:table-cell>
          <table:table-cell table:formula="of:=[.D47]-[.E47]" office:value-type="float" office:value="16" calcext:value-type="float">
            <text:p>16</text:p>
          </table:table-cell>
          <table:table-cell office:value-type="float" office:value="1711420629925" calcext:value-type="float">
            <text:p>1711420629925</text:p>
          </table:table-cell>
          <table:table-cell office:value-type="float" office:value="1711420629898" calcext:value-type="float">
            <text:p>1711420629898</text:p>
          </table:table-cell>
          <table:table-cell table:formula="of:=[.G47]-[.H47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3427" calcext:value-type="float">
            <text:p>1711420383427</text:p>
          </table:table-cell>
          <table:table-cell office:value-type="float" office:value="1711420383415" calcext:value-type="float">
            <text:p>1711420383415</text:p>
          </table:table-cell>
          <table:table-cell table:formula="of:=[.A48]-[.B48]" office:value-type="float" office:value="12" calcext:value-type="float">
            <text:p>12</text:p>
          </table:table-cell>
          <table:table-cell office:value-type="float" office:value="1711420532584" calcext:value-type="float">
            <text:p>1711420532584</text:p>
          </table:table-cell>
          <table:table-cell office:value-type="float" office:value="1711420532568" calcext:value-type="float">
            <text:p>1711420532568</text:p>
          </table:table-cell>
          <table:table-cell table:formula="of:=[.D48]-[.E48]" office:value-type="float" office:value="16" calcext:value-type="float">
            <text:p>16</text:p>
          </table:table-cell>
          <table:table-cell office:value-type="float" office:value="1711420629925" calcext:value-type="float">
            <text:p>1711420629925</text:p>
          </table:table-cell>
          <table:table-cell office:value-type="float" office:value="1711420629899" calcext:value-type="float">
            <text:p>1711420629899</text:p>
          </table:table-cell>
          <table:table-cell table:formula="of:=[.G48]-[.H48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439" calcext:value-type="float">
            <text:p>1711420383439</text:p>
          </table:table-cell>
          <table:table-cell office:value-type="float" office:value="1711420383428" calcext:value-type="float">
            <text:p>1711420383428</text:p>
          </table:table-cell>
          <table:table-cell table:formula="of:=[.A49]-[.B49]" office:value-type="float" office:value="11" calcext:value-type="float">
            <text:p>11</text:p>
          </table:table-cell>
          <table:table-cell office:value-type="float" office:value="1711420532585" calcext:value-type="float">
            <text:p>1711420532585</text:p>
          </table:table-cell>
          <table:table-cell office:value-type="float" office:value="1711420532568" calcext:value-type="float">
            <text:p>1711420532568</text:p>
          </table:table-cell>
          <table:table-cell table:formula="of:=[.D49]-[.E49]" office:value-type="float" office:value="17" calcext:value-type="float">
            <text:p>17</text:p>
          </table:table-cell>
          <table:table-cell office:value-type="float" office:value="1711420629928" calcext:value-type="float">
            <text:p>1711420629928</text:p>
          </table:table-cell>
          <table:table-cell office:value-type="float" office:value="1711420629902" calcext:value-type="float">
            <text:p>1711420629902</text:p>
          </table:table-cell>
          <table:table-cell table:formula="of:=[.G49]-[.H49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452" calcext:value-type="float">
            <text:p>1711420383452</text:p>
          </table:table-cell>
          <table:table-cell office:value-type="float" office:value="1711420383440" calcext:value-type="float">
            <text:p>1711420383440</text:p>
          </table:table-cell>
          <table:table-cell table:formula="of:=[.A50]-[.B50]" office:value-type="float" office:value="12" calcext:value-type="float">
            <text:p>12</text:p>
          </table:table-cell>
          <table:table-cell office:value-type="float" office:value="1711420532600" calcext:value-type="float">
            <text:p>1711420532600</text:p>
          </table:table-cell>
          <table:table-cell office:value-type="float" office:value="1711420532585" calcext:value-type="float">
            <text:p>1711420532585</text:p>
          </table:table-cell>
          <table:table-cell table:formula="of:=[.D50]-[.E50]" office:value-type="float" office:value="15" calcext:value-type="float">
            <text:p>15</text:p>
          </table:table-cell>
          <table:table-cell office:value-type="float" office:value="1711420629941" calcext:value-type="float">
            <text:p>1711420629941</text:p>
          </table:table-cell>
          <table:table-cell office:value-type="float" office:value="1711420629916" calcext:value-type="float">
            <text:p>1711420629916</text:p>
          </table:table-cell>
          <table:table-cell table:formula="of:=[.G50]-[.H5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3465" calcext:value-type="float">
            <text:p>1711420383465</text:p>
          </table:table-cell>
          <table:table-cell office:value-type="float" office:value="1711420383454" calcext:value-type="float">
            <text:p>1711420383454</text:p>
          </table:table-cell>
          <table:table-cell table:formula="of:=[.A51]-[.B51]" office:value-type="float" office:value="11" calcext:value-type="float">
            <text:p>11</text:p>
          </table:table-cell>
          <table:table-cell office:value-type="float" office:value="1711420532601" calcext:value-type="float">
            <text:p>1711420532601</text:p>
          </table:table-cell>
          <table:table-cell office:value-type="float" office:value="1711420532585" calcext:value-type="float">
            <text:p>1711420532585</text:p>
          </table:table-cell>
          <table:table-cell table:formula="of:=[.D51]-[.E51]" office:value-type="float" office:value="16" calcext:value-type="float">
            <text:p>16</text:p>
          </table:table-cell>
          <table:table-cell office:value-type="float" office:value="1711420629945" calcext:value-type="float">
            <text:p>1711420629945</text:p>
          </table:table-cell>
          <table:table-cell office:value-type="float" office:value="1711420629920" calcext:value-type="float">
            <text:p>1711420629920</text:p>
          </table:table-cell>
          <table:table-cell table:formula="of:=[.G51]-[.H5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3479" calcext:value-type="float">
            <text:p>1711420383479</text:p>
          </table:table-cell>
          <table:table-cell office:value-type="float" office:value="1711420383466" calcext:value-type="float">
            <text:p>1711420383466</text:p>
          </table:table-cell>
          <table:table-cell table:formula="of:=[.A52]-[.B52]" office:value-type="float" office:value="13" calcext:value-type="float">
            <text:p>13</text:p>
          </table:table-cell>
          <table:table-cell office:value-type="float" office:value="1711420532601" calcext:value-type="float">
            <text:p>1711420532601</text:p>
          </table:table-cell>
          <table:table-cell office:value-type="float" office:value="1711420532586" calcext:value-type="float">
            <text:p>1711420532586</text:p>
          </table:table-cell>
          <table:table-cell table:formula="of:=[.D52]-[.E52]" office:value-type="float" office:value="15" calcext:value-type="float">
            <text:p>15</text:p>
          </table:table-cell>
          <table:table-cell office:value-type="float" office:value="1711420629945" calcext:value-type="float">
            <text:p>1711420629945</text:p>
          </table:table-cell>
          <table:table-cell office:value-type="float" office:value="1711420629920" calcext:value-type="float">
            <text:p>1711420629920</text:p>
          </table:table-cell>
          <table:table-cell table:formula="of:=[.G52]-[.H52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3492" calcext:value-type="float">
            <text:p>1711420383492</text:p>
          </table:table-cell>
          <table:table-cell office:value-type="float" office:value="1711420383480" calcext:value-type="float">
            <text:p>1711420383480</text:p>
          </table:table-cell>
          <table:table-cell table:formula="of:=[.A53]-[.B53]" office:value-type="float" office:value="12" calcext:value-type="float">
            <text:p>12</text:p>
          </table:table-cell>
          <table:table-cell office:value-type="float" office:value="1711420532602" calcext:value-type="float">
            <text:p>1711420532602</text:p>
          </table:table-cell>
          <table:table-cell office:value-type="float" office:value="1711420532586" calcext:value-type="float">
            <text:p>1711420532586</text:p>
          </table:table-cell>
          <table:table-cell table:formula="of:=[.D53]-[.E53]" office:value-type="float" office:value="16" calcext:value-type="float">
            <text:p>16</text:p>
          </table:table-cell>
          <table:table-cell office:value-type="float" office:value="1711420629945" calcext:value-type="float">
            <text:p>1711420629945</text:p>
          </table:table-cell>
          <table:table-cell office:value-type="float" office:value="1711420629922" calcext:value-type="float">
            <text:p>1711420629922</text:p>
          </table:table-cell>
          <table:table-cell table:formula="of:=[.G53]-[.H53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3504" calcext:value-type="float">
            <text:p>1711420383504</text:p>
          </table:table-cell>
          <table:table-cell office:value-type="float" office:value="1711420383493" calcext:value-type="float">
            <text:p>1711420383493</text:p>
          </table:table-cell>
          <table:table-cell table:formula="of:=[.A54]-[.B54]" office:value-type="float" office:value="11" calcext:value-type="float">
            <text:p>11</text:p>
          </table:table-cell>
          <table:table-cell office:value-type="float" office:value="1711420532617" calcext:value-type="float">
            <text:p>1711420532617</text:p>
          </table:table-cell>
          <table:table-cell office:value-type="float" office:value="1711420532602" calcext:value-type="float">
            <text:p>1711420532602</text:p>
          </table:table-cell>
          <table:table-cell table:formula="of:=[.D54]-[.E54]" office:value-type="float" office:value="15" calcext:value-type="float">
            <text:p>15</text:p>
          </table:table-cell>
          <table:table-cell office:value-type="float" office:value="1711420629951" calcext:value-type="float">
            <text:p>1711420629951</text:p>
          </table:table-cell>
          <table:table-cell office:value-type="float" office:value="1711420629926" calcext:value-type="float">
            <text:p>1711420629926</text:p>
          </table:table-cell>
          <table:table-cell table:formula="of:=[.G54]-[.H54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3516" calcext:value-type="float">
            <text:p>1711420383516</text:p>
          </table:table-cell>
          <table:table-cell office:value-type="float" office:value="1711420383505" calcext:value-type="float">
            <text:p>1711420383505</text:p>
          </table:table-cell>
          <table:table-cell table:formula="of:=[.A55]-[.B55]" office:value-type="float" office:value="11" calcext:value-type="float">
            <text:p>11</text:p>
          </table:table-cell>
          <table:table-cell office:value-type="float" office:value="1711420532618" calcext:value-type="float">
            <text:p>1711420532618</text:p>
          </table:table-cell>
          <table:table-cell office:value-type="float" office:value="1711420532602" calcext:value-type="float">
            <text:p>1711420532602</text:p>
          </table:table-cell>
          <table:table-cell table:formula="of:=[.D55]-[.E55]" office:value-type="float" office:value="16" calcext:value-type="float">
            <text:p>16</text:p>
          </table:table-cell>
          <table:table-cell office:value-type="float" office:value="1711420629951" calcext:value-type="float">
            <text:p>1711420629951</text:p>
          </table:table-cell>
          <table:table-cell office:value-type="float" office:value="1711420629926" calcext:value-type="float">
            <text:p>1711420629926</text:p>
          </table:table-cell>
          <table:table-cell table:formula="of:=[.G55]-[.H55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3529" calcext:value-type="float">
            <text:p>1711420383529</text:p>
          </table:table-cell>
          <table:table-cell office:value-type="float" office:value="1711420383517" calcext:value-type="float">
            <text:p>1711420383517</text:p>
          </table:table-cell>
          <table:table-cell table:formula="of:=[.A56]-[.B56]" office:value-type="float" office:value="12" calcext:value-type="float">
            <text:p>12</text:p>
          </table:table-cell>
          <table:table-cell office:value-type="float" office:value="1711420532618" calcext:value-type="float">
            <text:p>1711420532618</text:p>
          </table:table-cell>
          <table:table-cell office:value-type="float" office:value="1711420532603" calcext:value-type="float">
            <text:p>1711420532603</text:p>
          </table:table-cell>
          <table:table-cell table:formula="of:=[.D56]-[.E56]" office:value-type="float" office:value="15" calcext:value-type="float">
            <text:p>15</text:p>
          </table:table-cell>
          <table:table-cell office:value-type="float" office:value="1711420629953" calcext:value-type="float">
            <text:p>1711420629953</text:p>
          </table:table-cell>
          <table:table-cell office:value-type="float" office:value="1711420629927" calcext:value-type="float">
            <text:p>1711420629927</text:p>
          </table:table-cell>
          <table:table-cell table:formula="of:=[.G56]-[.H56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542" calcext:value-type="float">
            <text:p>1711420383542</text:p>
          </table:table-cell>
          <table:table-cell office:value-type="float" office:value="1711420383530" calcext:value-type="float">
            <text:p>1711420383530</text:p>
          </table:table-cell>
          <table:table-cell table:formula="of:=[.A57]-[.B57]" office:value-type="float" office:value="12" calcext:value-type="float">
            <text:p>12</text:p>
          </table:table-cell>
          <table:table-cell office:value-type="float" office:value="1711420532619" calcext:value-type="float">
            <text:p>1711420532619</text:p>
          </table:table-cell>
          <table:table-cell office:value-type="float" office:value="1711420532603" calcext:value-type="float">
            <text:p>1711420532603</text:p>
          </table:table-cell>
          <table:table-cell table:formula="of:=[.D57]-[.E57]" office:value-type="float" office:value="16" calcext:value-type="float">
            <text:p>16</text:p>
          </table:table-cell>
          <table:table-cell office:value-type="float" office:value="1711420629956" calcext:value-type="float">
            <text:p>1711420629956</text:p>
          </table:table-cell>
          <table:table-cell office:value-type="float" office:value="1711420629930" calcext:value-type="float">
            <text:p>1711420629930</text:p>
          </table:table-cell>
          <table:table-cell table:formula="of:=[.G57]-[.H57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555" calcext:value-type="float">
            <text:p>1711420383555</text:p>
          </table:table-cell>
          <table:table-cell office:value-type="float" office:value="1711420383543" calcext:value-type="float">
            <text:p>1711420383543</text:p>
          </table:table-cell>
          <table:table-cell table:formula="of:=[.A58]-[.B58]" office:value-type="float" office:value="12" calcext:value-type="float">
            <text:p>12</text:p>
          </table:table-cell>
          <table:table-cell office:value-type="float" office:value="1711420532635" calcext:value-type="float">
            <text:p>1711420532635</text:p>
          </table:table-cell>
          <table:table-cell office:value-type="float" office:value="1711420532618" calcext:value-type="float">
            <text:p>1711420532618</text:p>
          </table:table-cell>
          <table:table-cell table:formula="of:=[.D58]-[.E58]" office:value-type="float" office:value="17" calcext:value-type="float">
            <text:p>17</text:p>
          </table:table-cell>
          <table:table-cell office:value-type="float" office:value="1711420629968" calcext:value-type="float">
            <text:p>1711420629968</text:p>
          </table:table-cell>
          <table:table-cell office:value-type="float" office:value="1711420629943" calcext:value-type="float">
            <text:p>1711420629943</text:p>
          </table:table-cell>
          <table:table-cell table:formula="of:=[.G58]-[.H58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3568" calcext:value-type="float">
            <text:p>1711420383568</text:p>
          </table:table-cell>
          <table:table-cell office:value-type="float" office:value="1711420383556" calcext:value-type="float">
            <text:p>1711420383556</text:p>
          </table:table-cell>
          <table:table-cell table:formula="of:=[.A59]-[.B59]" office:value-type="float" office:value="12" calcext:value-type="float">
            <text:p>12</text:p>
          </table:table-cell>
          <table:table-cell office:value-type="float" office:value="1711420532635" calcext:value-type="float">
            <text:p>1711420532635</text:p>
          </table:table-cell>
          <table:table-cell office:value-type="float" office:value="1711420532619" calcext:value-type="float">
            <text:p>1711420532619</text:p>
          </table:table-cell>
          <table:table-cell table:formula="of:=[.D59]-[.E59]" office:value-type="float" office:value="16" calcext:value-type="float">
            <text:p>16</text:p>
          </table:table-cell>
          <table:table-cell office:value-type="float" office:value="1711420629975" calcext:value-type="float">
            <text:p>1711420629975</text:p>
          </table:table-cell>
          <table:table-cell office:value-type="float" office:value="1711420629947" calcext:value-type="float">
            <text:p>1711420629947</text:p>
          </table:table-cell>
          <table:table-cell table:formula="of:=[.G59]-[.H59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3580" calcext:value-type="float">
            <text:p>1711420383580</text:p>
          </table:table-cell>
          <table:table-cell office:value-type="float" office:value="1711420383570" calcext:value-type="float">
            <text:p>1711420383570</text:p>
          </table:table-cell>
          <table:table-cell table:formula="of:=[.A60]-[.B60]" office:value-type="float" office:value="10" calcext:value-type="float">
            <text:p>10</text:p>
          </table:table-cell>
          <table:table-cell office:value-type="float" office:value="1711420532636" calcext:value-type="float">
            <text:p>1711420532636</text:p>
          </table:table-cell>
          <table:table-cell office:value-type="float" office:value="1711420532619" calcext:value-type="float">
            <text:p>1711420532619</text:p>
          </table:table-cell>
          <table:table-cell table:formula="of:=[.D60]-[.E60]" office:value-type="float" office:value="17" calcext:value-type="float">
            <text:p>17</text:p>
          </table:table-cell>
          <table:table-cell office:value-type="float" office:value="1711420629975" calcext:value-type="float">
            <text:p>1711420629975</text:p>
          </table:table-cell>
          <table:table-cell office:value-type="float" office:value="1711420629947" calcext:value-type="float">
            <text:p>1711420629947</text:p>
          </table:table-cell>
          <table:table-cell table:formula="of:=[.G60]-[.H60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3594" calcext:value-type="float">
            <text:p>1711420383594</text:p>
          </table:table-cell>
          <table:table-cell office:value-type="float" office:value="1711420383581" calcext:value-type="float">
            <text:p>1711420383581</text:p>
          </table:table-cell>
          <table:table-cell table:formula="of:=[.A61]-[.B61]" office:value-type="float" office:value="13" calcext:value-type="float">
            <text:p>13</text:p>
          </table:table-cell>
          <table:table-cell office:value-type="float" office:value="1711420532636" calcext:value-type="float">
            <text:p>1711420532636</text:p>
          </table:table-cell>
          <table:table-cell office:value-type="float" office:value="1711420532620" calcext:value-type="float">
            <text:p>1711420532620</text:p>
          </table:table-cell>
          <table:table-cell table:formula="of:=[.D61]-[.E61]" office:value-type="float" office:value="16" calcext:value-type="float">
            <text:p>16</text:p>
          </table:table-cell>
          <table:table-cell office:value-type="float" office:value="1711420629976" calcext:value-type="float">
            <text:p>1711420629976</text:p>
          </table:table-cell>
          <table:table-cell office:value-type="float" office:value="1711420629948" calcext:value-type="float">
            <text:p>1711420629948</text:p>
          </table:table-cell>
          <table:table-cell table:formula="of:=[.G61]-[.H61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3607" calcext:value-type="float">
            <text:p>1711420383607</text:p>
          </table:table-cell>
          <table:table-cell office:value-type="float" office:value="1711420383595" calcext:value-type="float">
            <text:p>1711420383595</text:p>
          </table:table-cell>
          <table:table-cell table:formula="of:=[.A62]-[.B62]" office:value-type="float" office:value="12" calcext:value-type="float">
            <text:p>12</text:p>
          </table:table-cell>
          <table:table-cell office:value-type="float" office:value="1711420532652" calcext:value-type="float">
            <text:p>1711420532652</text:p>
          </table:table-cell>
          <table:table-cell office:value-type="float" office:value="1711420532636" calcext:value-type="float">
            <text:p>1711420532636</text:p>
          </table:table-cell>
          <table:table-cell table:formula="of:=[.D62]-[.E62]" office:value-type="float" office:value="16" calcext:value-type="float">
            <text:p>16</text:p>
          </table:table-cell>
          <table:table-cell office:value-type="float" office:value="1711420629977" calcext:value-type="float">
            <text:p>1711420629977</text:p>
          </table:table-cell>
          <table:table-cell office:value-type="float" office:value="1711420629954" calcext:value-type="float">
            <text:p>1711420629954</text:p>
          </table:table-cell>
          <table:table-cell table:formula="of:=[.G62]-[.H62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3619" calcext:value-type="float">
            <text:p>1711420383619</text:p>
          </table:table-cell>
          <table:table-cell office:value-type="float" office:value="1711420383608" calcext:value-type="float">
            <text:p>1711420383608</text:p>
          </table:table-cell>
          <table:table-cell table:formula="of:=[.A63]-[.B63]" office:value-type="float" office:value="11" calcext:value-type="float">
            <text:p>11</text:p>
          </table:table-cell>
          <table:table-cell office:value-type="float" office:value="1711420532652" calcext:value-type="float">
            <text:p>1711420532652</text:p>
          </table:table-cell>
          <table:table-cell office:value-type="float" office:value="1711420532637" calcext:value-type="float">
            <text:p>1711420532637</text:p>
          </table:table-cell>
          <table:table-cell table:formula="of:=[.D63]-[.E63]" office:value-type="float" office:value="15" calcext:value-type="float">
            <text:p>15</text:p>
          </table:table-cell>
          <table:table-cell office:value-type="float" office:value="1711420629977" calcext:value-type="float">
            <text:p>1711420629977</text:p>
          </table:table-cell>
          <table:table-cell office:value-type="float" office:value="1711420629954" calcext:value-type="float">
            <text:p>1711420629954</text:p>
          </table:table-cell>
          <table:table-cell table:formula="of:=[.G63]-[.H63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3633" calcext:value-type="float">
            <text:p>1711420383633</text:p>
          </table:table-cell>
          <table:table-cell office:value-type="float" office:value="1711420383620" calcext:value-type="float">
            <text:p>1711420383620</text:p>
          </table:table-cell>
          <table:table-cell table:formula="of:=[.A64]-[.B64]" office:value-type="float" office:value="13" calcext:value-type="float">
            <text:p>13</text:p>
          </table:table-cell>
          <table:table-cell office:value-type="float" office:value="1711420532652" calcext:value-type="float">
            <text:p>1711420532652</text:p>
          </table:table-cell>
          <table:table-cell office:value-type="float" office:value="1711420532637" calcext:value-type="float">
            <text:p>1711420532637</text:p>
          </table:table-cell>
          <table:table-cell table:formula="of:=[.D64]-[.E64]" office:value-type="float" office:value="15" calcext:value-type="float">
            <text:p>15</text:p>
          </table:table-cell>
          <table:table-cell office:value-type="float" office:value="1711420629979" calcext:value-type="float">
            <text:p>1711420629979</text:p>
          </table:table-cell>
          <table:table-cell office:value-type="float" office:value="1711420629956" calcext:value-type="float">
            <text:p>1711420629956</text:p>
          </table:table-cell>
          <table:table-cell table:formula="of:=[.G64]-[.H64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3647" calcext:value-type="float">
            <text:p>1711420383647</text:p>
          </table:table-cell>
          <table:table-cell office:value-type="float" office:value="1711420383634" calcext:value-type="float">
            <text:p>1711420383634</text:p>
          </table:table-cell>
          <table:table-cell table:formula="of:=[.A65]-[.B65]" office:value-type="float" office:value="13" calcext:value-type="float">
            <text:p>13</text:p>
          </table:table-cell>
          <table:table-cell office:value-type="float" office:value="1711420532652" calcext:value-type="float">
            <text:p>1711420532652</text:p>
          </table:table-cell>
          <table:table-cell office:value-type="float" office:value="1711420532637" calcext:value-type="float">
            <text:p>1711420532637</text:p>
          </table:table-cell>
          <table:table-cell table:formula="of:=[.D65]-[.E65]" office:value-type="float" office:value="15" calcext:value-type="float">
            <text:p>15</text:p>
          </table:table-cell>
          <table:table-cell office:value-type="float" office:value="1711420629981" calcext:value-type="float">
            <text:p>1711420629981</text:p>
          </table:table-cell>
          <table:table-cell office:value-type="float" office:value="1711420629958" calcext:value-type="float">
            <text:p>1711420629958</text:p>
          </table:table-cell>
          <table:table-cell table:formula="of:=[.G65]-[.H65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3661" calcext:value-type="float">
            <text:p>1711420383661</text:p>
          </table:table-cell>
          <table:table-cell office:value-type="float" office:value="1711420383648" calcext:value-type="float">
            <text:p>1711420383648</text:p>
          </table:table-cell>
          <table:table-cell table:formula="of:=[.A66]-[.B66]" office:value-type="float" office:value="13" calcext:value-type="float">
            <text:p>13</text:p>
          </table:table-cell>
          <table:table-cell office:value-type="float" office:value="1711420532669" calcext:value-type="float">
            <text:p>1711420532669</text:p>
          </table:table-cell>
          <table:table-cell office:value-type="float" office:value="1711420532653" calcext:value-type="float">
            <text:p>1711420532653</text:p>
          </table:table-cell>
          <table:table-cell table:formula="of:=[.D66]-[.E66]" office:value-type="float" office:value="16" calcext:value-type="float">
            <text:p>16</text:p>
          </table:table-cell>
          <table:table-cell office:value-type="float" office:value="1711420629997" calcext:value-type="float">
            <text:p>1711420629997</text:p>
          </table:table-cell>
          <table:table-cell office:value-type="float" office:value="1711420629971" calcext:value-type="float">
            <text:p>1711420629971</text:p>
          </table:table-cell>
          <table:table-cell table:formula="of:=[.G66]-[.H66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674" calcext:value-type="float">
            <text:p>1711420383674</text:p>
          </table:table-cell>
          <table:table-cell office:value-type="float" office:value="1711420383662" calcext:value-type="float">
            <text:p>1711420383662</text:p>
          </table:table-cell>
          <table:table-cell table:formula="of:=[.A67]-[.B67]" office:value-type="float" office:value="12" calcext:value-type="float">
            <text:p>12</text:p>
          </table:table-cell>
          <table:table-cell office:value-type="float" office:value="1711420532669" calcext:value-type="float">
            <text:p>1711420532669</text:p>
          </table:table-cell>
          <table:table-cell office:value-type="float" office:value="1711420532653" calcext:value-type="float">
            <text:p>1711420532653</text:p>
          </table:table-cell>
          <table:table-cell table:formula="of:=[.D67]-[.E67]" office:value-type="float" office:value="16" calcext:value-type="float">
            <text:p>16</text:p>
          </table:table-cell>
          <table:table-cell office:value-type="float" office:value="1711420630007" calcext:value-type="float">
            <text:p>1711420630007</text:p>
          </table:table-cell>
          <table:table-cell office:value-type="float" office:value="1711420629977" calcext:value-type="float">
            <text:p>1711420629977</text:p>
          </table:table-cell>
          <table:table-cell table:formula="of:=[.G67]-[.H67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711420383687" calcext:value-type="float">
            <text:p>1711420383687</text:p>
          </table:table-cell>
          <table:table-cell office:value-type="float" office:value="1711420383676" calcext:value-type="float">
            <text:p>1711420383676</text:p>
          </table:table-cell>
          <table:table-cell table:formula="of:=[.A68]-[.B68]" office:value-type="float" office:value="11" calcext:value-type="float">
            <text:p>11</text:p>
          </table:table-cell>
          <table:table-cell office:value-type="float" office:value="1711420532669" calcext:value-type="float">
            <text:p>1711420532669</text:p>
          </table:table-cell>
          <table:table-cell office:value-type="float" office:value="1711420532654" calcext:value-type="float">
            <text:p>1711420532654</text:p>
          </table:table-cell>
          <table:table-cell table:formula="of:=[.D68]-[.E68]" office:value-type="float" office:value="15" calcext:value-type="float">
            <text:p>15</text:p>
          </table:table-cell>
          <table:table-cell office:value-type="float" office:value="1711420630008" calcext:value-type="float">
            <text:p>1711420630008</text:p>
          </table:table-cell>
          <table:table-cell office:value-type="float" office:value="1711420629978" calcext:value-type="float">
            <text:p>1711420629978</text:p>
          </table:table-cell>
          <table:table-cell table:formula="of:=[.G68]-[.H68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711420383700" calcext:value-type="float">
            <text:p>1711420383700</text:p>
          </table:table-cell>
          <table:table-cell office:value-type="float" office:value="1711420383688" calcext:value-type="float">
            <text:p>1711420383688</text:p>
          </table:table-cell>
          <table:table-cell table:formula="of:=[.A69]-[.B69]" office:value-type="float" office:value="12" calcext:value-type="float">
            <text:p>12</text:p>
          </table:table-cell>
          <table:table-cell office:value-type="float" office:value="1711420532669" calcext:value-type="float">
            <text:p>1711420532669</text:p>
          </table:table-cell>
          <table:table-cell office:value-type="float" office:value="1711420532654" calcext:value-type="float">
            <text:p>1711420532654</text:p>
          </table:table-cell>
          <table:table-cell table:formula="of:=[.D69]-[.E69]" office:value-type="float" office:value="15" calcext:value-type="float">
            <text:p>15</text:p>
          </table:table-cell>
          <table:table-cell office:value-type="float" office:value="1711420630008" calcext:value-type="float">
            <text:p>1711420630008</text:p>
          </table:table-cell>
          <table:table-cell office:value-type="float" office:value="1711420629979" calcext:value-type="float">
            <text:p>1711420629979</text:p>
          </table:table-cell>
          <table:table-cell table:formula="of:=[.G69]-[.H69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3714" calcext:value-type="float">
            <text:p>1711420383714</text:p>
          </table:table-cell>
          <table:table-cell office:value-type="float" office:value="1711420383702" calcext:value-type="float">
            <text:p>1711420383702</text:p>
          </table:table-cell>
          <table:table-cell table:formula="of:=[.A70]-[.B70]" office:value-type="float" office:value="12" calcext:value-type="float">
            <text:p>12</text:p>
          </table:table-cell>
          <table:table-cell office:value-type="float" office:value="1711420532686" calcext:value-type="float">
            <text:p>1711420532686</text:p>
          </table:table-cell>
          <table:table-cell office:value-type="float" office:value="1711420532670" calcext:value-type="float">
            <text:p>1711420532670</text:p>
          </table:table-cell>
          <table:table-cell table:formula="of:=[.D70]-[.E70]" office:value-type="float" office:value="16" calcext:value-type="float">
            <text:p>16</text:p>
          </table:table-cell>
          <table:table-cell office:value-type="float" office:value="1711420630008" calcext:value-type="float">
            <text:p>1711420630008</text:p>
          </table:table-cell>
          <table:table-cell office:value-type="float" office:value="1711420629979" calcext:value-type="float">
            <text:p>1711420629979</text:p>
          </table:table-cell>
          <table:table-cell table:formula="of:=[.G70]-[.H70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3728" calcext:value-type="float">
            <text:p>1711420383728</text:p>
          </table:table-cell>
          <table:table-cell office:value-type="float" office:value="1711420383715" calcext:value-type="float">
            <text:p>1711420383715</text:p>
          </table:table-cell>
          <table:table-cell table:formula="of:=[.A71]-[.B71]" office:value-type="float" office:value="13" calcext:value-type="float">
            <text:p>13</text:p>
          </table:table-cell>
          <table:table-cell office:value-type="float" office:value="1711420532686" calcext:value-type="float">
            <text:p>1711420532686</text:p>
          </table:table-cell>
          <table:table-cell office:value-type="float" office:value="1711420532671" calcext:value-type="float">
            <text:p>1711420532671</text:p>
          </table:table-cell>
          <table:table-cell table:formula="of:=[.D71]-[.E71]" office:value-type="float" office:value="15" calcext:value-type="float">
            <text:p>15</text:p>
          </table:table-cell>
          <table:table-cell office:value-type="float" office:value="1711420630009" calcext:value-type="float">
            <text:p>1711420630009</text:p>
          </table:table-cell>
          <table:table-cell office:value-type="float" office:value="1711420629979" calcext:value-type="float">
            <text:p>1711420629979</text:p>
          </table:table-cell>
          <table:table-cell table:formula="of:=[.G71]-[.H71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711420383741" calcext:value-type="float">
            <text:p>1711420383741</text:p>
          </table:table-cell>
          <table:table-cell office:value-type="float" office:value="1711420383729" calcext:value-type="float">
            <text:p>1711420383729</text:p>
          </table:table-cell>
          <table:table-cell table:formula="of:=[.A72]-[.B72]" office:value-type="float" office:value="12" calcext:value-type="float">
            <text:p>12</text:p>
          </table:table-cell>
          <table:table-cell office:value-type="float" office:value="1711420532686" calcext:value-type="float">
            <text:p>1711420532686</text:p>
          </table:table-cell>
          <table:table-cell office:value-type="float" office:value="1711420532671" calcext:value-type="float">
            <text:p>1711420532671</text:p>
          </table:table-cell>
          <table:table-cell table:formula="of:=[.D72]-[.E72]" office:value-type="float" office:value="15" calcext:value-type="float">
            <text:p>15</text:p>
          </table:table-cell>
          <table:table-cell office:value-type="float" office:value="1711420630009" calcext:value-type="float">
            <text:p>1711420630009</text:p>
          </table:table-cell>
          <table:table-cell office:value-type="float" office:value="1711420629981" calcext:value-type="float">
            <text:p>1711420629981</text:p>
          </table:table-cell>
          <table:table-cell table:formula="of:=[.G72]-[.H72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3753" calcext:value-type="float">
            <text:p>1711420383753</text:p>
          </table:table-cell>
          <table:table-cell office:value-type="float" office:value="1711420383742" calcext:value-type="float">
            <text:p>1711420383742</text:p>
          </table:table-cell>
          <table:table-cell table:formula="of:=[.A73]-[.B73]" office:value-type="float" office:value="11" calcext:value-type="float">
            <text:p>11</text:p>
          </table:table-cell>
          <table:table-cell office:value-type="float" office:value="1711420532686" calcext:value-type="float">
            <text:p>1711420532686</text:p>
          </table:table-cell>
          <table:table-cell office:value-type="float" office:value="1711420532672" calcext:value-type="float">
            <text:p>1711420532672</text:p>
          </table:table-cell>
          <table:table-cell table:formula="of:=[.D73]-[.E73]" office:value-type="float" office:value="14" calcext:value-type="float">
            <text:p>14</text:p>
          </table:table-cell>
          <table:table-cell office:value-type="float" office:value="1711420630012" calcext:value-type="float">
            <text:p>1711420630012</text:p>
          </table:table-cell>
          <table:table-cell office:value-type="float" office:value="1711420629983" calcext:value-type="float">
            <text:p>1711420629983</text:p>
          </table:table-cell>
          <table:table-cell table:formula="of:=[.G73]-[.H73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3766" calcext:value-type="float">
            <text:p>1711420383766</text:p>
          </table:table-cell>
          <table:table-cell office:value-type="float" office:value="1711420383755" calcext:value-type="float">
            <text:p>1711420383755</text:p>
          </table:table-cell>
          <table:table-cell table:formula="of:=[.A74]-[.B74]" office:value-type="float" office:value="11" calcext:value-type="float">
            <text:p>11</text:p>
          </table:table-cell>
          <table:table-cell office:value-type="float" office:value="1711420532703" calcext:value-type="float">
            <text:p>1711420532703</text:p>
          </table:table-cell>
          <table:table-cell office:value-type="float" office:value="1711420532687" calcext:value-type="float">
            <text:p>1711420532687</text:p>
          </table:table-cell>
          <table:table-cell table:formula="of:=[.D74]-[.E74]" office:value-type="float" office:value="16" calcext:value-type="float">
            <text:p>16</text:p>
          </table:table-cell>
          <table:table-cell office:value-type="float" office:value="1711420630031" calcext:value-type="float">
            <text:p>1711420630031</text:p>
          </table:table-cell>
          <table:table-cell office:value-type="float" office:value="1711420629999" calcext:value-type="float">
            <text:p>1711420629999</text:p>
          </table:table-cell>
          <table:table-cell table:formula="of:=[.G74]-[.H74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711420383781" calcext:value-type="float">
            <text:p>1711420383781</text:p>
          </table:table-cell>
          <table:table-cell office:value-type="float" office:value="1711420383767" calcext:value-type="float">
            <text:p>1711420383767</text:p>
          </table:table-cell>
          <table:table-cell table:formula="of:=[.A75]-[.B75]" office:value-type="float" office:value="14" calcext:value-type="float">
            <text:p>14</text:p>
          </table:table-cell>
          <table:table-cell office:value-type="float" office:value="1711420532703" calcext:value-type="float">
            <text:p>1711420532703</text:p>
          </table:table-cell>
          <table:table-cell office:value-type="float" office:value="1711420532687" calcext:value-type="float">
            <text:p>1711420532687</text:p>
          </table:table-cell>
          <table:table-cell table:formula="of:=[.D75]-[.E75]" office:value-type="float" office:value="16" calcext:value-type="float">
            <text:p>16</text:p>
          </table:table-cell>
          <table:table-cell office:value-type="float" office:value="1711420630036" calcext:value-type="float">
            <text:p>1711420630036</text:p>
          </table:table-cell>
          <table:table-cell office:value-type="float" office:value="1711420630010" calcext:value-type="float">
            <text:p>1711420630010</text:p>
          </table:table-cell>
          <table:table-cell table:formula="of:=[.G75]-[.H75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3796" calcext:value-type="float">
            <text:p>1711420383796</text:p>
          </table:table-cell>
          <table:table-cell office:value-type="float" office:value="1711420383782" calcext:value-type="float">
            <text:p>1711420383782</text:p>
          </table:table-cell>
          <table:table-cell table:formula="of:=[.A76]-[.B76]" office:value-type="float" office:value="14" calcext:value-type="float">
            <text:p>14</text:p>
          </table:table-cell>
          <table:table-cell office:value-type="float" office:value="1711420532703" calcext:value-type="float">
            <text:p>1711420532703</text:p>
          </table:table-cell>
          <table:table-cell office:value-type="float" office:value="1711420532688" calcext:value-type="float">
            <text:p>1711420532688</text:p>
          </table:table-cell>
          <table:table-cell table:formula="of:=[.D76]-[.E76]" office:value-type="float" office:value="15" calcext:value-type="float">
            <text:p>15</text:p>
          </table:table-cell>
          <table:table-cell office:value-type="float" office:value="1711420630044" calcext:value-type="float">
            <text:p>1711420630044</text:p>
          </table:table-cell>
          <table:table-cell office:value-type="float" office:value="1711420630011" calcext:value-type="float">
            <text:p>1711420630011</text:p>
          </table:table-cell>
          <table:table-cell table:formula="of:=[.G76]-[.H76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1711420383811" calcext:value-type="float">
            <text:p>1711420383811</text:p>
          </table:table-cell>
          <table:table-cell office:value-type="float" office:value="1711420383798" calcext:value-type="float">
            <text:p>1711420383798</text:p>
          </table:table-cell>
          <table:table-cell table:formula="of:=[.A77]-[.B77]" office:value-type="float" office:value="13" calcext:value-type="float">
            <text:p>13</text:p>
          </table:table-cell>
          <table:table-cell office:value-type="float" office:value="1711420532703" calcext:value-type="float">
            <text:p>1711420532703</text:p>
          </table:table-cell>
          <table:table-cell office:value-type="float" office:value="1711420532688" calcext:value-type="float">
            <text:p>1711420532688</text:p>
          </table:table-cell>
          <table:table-cell table:formula="of:=[.D77]-[.E77]" office:value-type="float" office:value="15" calcext:value-type="float">
            <text:p>15</text:p>
          </table:table-cell>
          <table:table-cell office:value-type="float" office:value="1711420630048" calcext:value-type="float">
            <text:p>1711420630048</text:p>
          </table:table-cell>
          <table:table-cell office:value-type="float" office:value="1711420630011" calcext:value-type="float">
            <text:p>1711420630011</text:p>
          </table:table-cell>
          <table:table-cell table:formula="of:=[.G77]-[.H77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711420383823" calcext:value-type="float">
            <text:p>1711420383823</text:p>
          </table:table-cell>
          <table:table-cell office:value-type="float" office:value="1711420383812" calcext:value-type="float">
            <text:p>1711420383812</text:p>
          </table:table-cell>
          <table:table-cell table:formula="of:=[.A78]-[.B78]" office:value-type="float" office:value="11" calcext:value-type="float">
            <text:p>11</text:p>
          </table:table-cell>
          <table:table-cell office:value-type="float" office:value="1711420532720" calcext:value-type="float">
            <text:p>1711420532720</text:p>
          </table:table-cell>
          <table:table-cell office:value-type="float" office:value="1711420532705" calcext:value-type="float">
            <text:p>1711420532705</text:p>
          </table:table-cell>
          <table:table-cell table:formula="of:=[.D78]-[.E78]" office:value-type="float" office:value="15" calcext:value-type="float">
            <text:p>15</text:p>
          </table:table-cell>
          <table:table-cell office:value-type="float" office:value="1711420630048" calcext:value-type="float">
            <text:p>1711420630048</text:p>
          </table:table-cell>
          <table:table-cell office:value-type="float" office:value="1711420630011" calcext:value-type="float">
            <text:p>1711420630011</text:p>
          </table:table-cell>
          <table:table-cell table:formula="of:=[.G78]-[.H78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711420383837" calcext:value-type="float">
            <text:p>1711420383837</text:p>
          </table:table-cell>
          <table:table-cell office:value-type="float" office:value="1711420383825" calcext:value-type="float">
            <text:p>1711420383825</text:p>
          </table:table-cell>
          <table:table-cell table:formula="of:=[.A79]-[.B79]" office:value-type="float" office:value="12" calcext:value-type="float">
            <text:p>12</text:p>
          </table:table-cell>
          <table:table-cell office:value-type="float" office:value="1711420532720" calcext:value-type="float">
            <text:p>1711420532720</text:p>
          </table:table-cell>
          <table:table-cell office:value-type="float" office:value="1711420532705" calcext:value-type="float">
            <text:p>1711420532705</text:p>
          </table:table-cell>
          <table:table-cell table:formula="of:=[.D79]-[.E79]" office:value-type="float" office:value="15" calcext:value-type="float">
            <text:p>15</text:p>
          </table:table-cell>
          <table:table-cell office:value-type="float" office:value="1711420630049" calcext:value-type="float">
            <text:p>1711420630049</text:p>
          </table:table-cell>
          <table:table-cell office:value-type="float" office:value="1711420630011" calcext:value-type="float">
            <text:p>1711420630011</text:p>
          </table:table-cell>
          <table:table-cell table:formula="of:=[.G79]-[.H79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1711420383850" calcext:value-type="float">
            <text:p>1711420383850</text:p>
          </table:table-cell>
          <table:table-cell office:value-type="float" office:value="1711420383838" calcext:value-type="float">
            <text:p>1711420383838</text:p>
          </table:table-cell>
          <table:table-cell table:formula="of:=[.A80]-[.B80]" office:value-type="float" office:value="12" calcext:value-type="float">
            <text:p>12</text:p>
          </table:table-cell>
          <table:table-cell office:value-type="float" office:value="1711420532720" calcext:value-type="float">
            <text:p>1711420532720</text:p>
          </table:table-cell>
          <table:table-cell office:value-type="float" office:value="1711420532705" calcext:value-type="float">
            <text:p>1711420532705</text:p>
          </table:table-cell>
          <table:table-cell table:formula="of:=[.D80]-[.E80]" office:value-type="float" office:value="15" calcext:value-type="float">
            <text:p>15</text:p>
          </table:table-cell>
          <table:table-cell office:value-type="float" office:value="1711420630050" calcext:value-type="float">
            <text:p>1711420630050</text:p>
          </table:table-cell>
          <table:table-cell office:value-type="float" office:value="1711420630012" calcext:value-type="float">
            <text:p>1711420630012</text:p>
          </table:table-cell>
          <table:table-cell table:formula="of:=[.G80]-[.H80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1711420383864" calcext:value-type="float">
            <text:p>1711420383864</text:p>
          </table:table-cell>
          <table:table-cell office:value-type="float" office:value="1711420383851" calcext:value-type="float">
            <text:p>1711420383851</text:p>
          </table:table-cell>
          <table:table-cell table:formula="of:=[.A81]-[.B81]" office:value-type="float" office:value="13" calcext:value-type="float">
            <text:p>13</text:p>
          </table:table-cell>
          <table:table-cell office:value-type="float" office:value="1711420532720" calcext:value-type="float">
            <text:p>1711420532720</text:p>
          </table:table-cell>
          <table:table-cell office:value-type="float" office:value="1711420532706" calcext:value-type="float">
            <text:p>1711420532706</text:p>
          </table:table-cell>
          <table:table-cell table:formula="of:=[.D81]-[.E81]" office:value-type="float" office:value="14" calcext:value-type="float">
            <text:p>14</text:p>
          </table:table-cell>
          <table:table-cell office:value-type="float" office:value="1711420630052" calcext:value-type="float">
            <text:p>1711420630052</text:p>
          </table:table-cell>
          <table:table-cell office:value-type="float" office:value="1711420630015" calcext:value-type="float">
            <text:p>1711420630015</text:p>
          </table:table-cell>
          <table:table-cell table:formula="of:=[.G81]-[.H8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1711420383879" calcext:value-type="float">
            <text:p>1711420383879</text:p>
          </table:table-cell>
          <table:table-cell office:value-type="float" office:value="1711420383865" calcext:value-type="float">
            <text:p>1711420383865</text:p>
          </table:table-cell>
          <table:table-cell table:formula="of:=[.A82]-[.B82]" office:value-type="float" office:value="14" calcext:value-type="float">
            <text:p>14</text:p>
          </table:table-cell>
          <table:table-cell office:value-type="float" office:value="1711420532737" calcext:value-type="float">
            <text:p>1711420532737</text:p>
          </table:table-cell>
          <table:table-cell office:value-type="float" office:value="1711420532722" calcext:value-type="float">
            <text:p>1711420532722</text:p>
          </table:table-cell>
          <table:table-cell table:formula="of:=[.D82]-[.E82]" office:value-type="float" office:value="15" calcext:value-type="float">
            <text:p>15</text:p>
          </table:table-cell>
          <table:table-cell office:value-type="float" office:value="1711420630061" calcext:value-type="float">
            <text:p>1711420630061</text:p>
          </table:table-cell>
          <table:table-cell office:value-type="float" office:value="1711420630032" calcext:value-type="float">
            <text:p>1711420630032</text:p>
          </table:table-cell>
          <table:table-cell table:formula="of:=[.G82]-[.H82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3892" calcext:value-type="float">
            <text:p>1711420383892</text:p>
          </table:table-cell>
          <table:table-cell office:value-type="float" office:value="1711420383880" calcext:value-type="float">
            <text:p>1711420383880</text:p>
          </table:table-cell>
          <table:table-cell table:formula="of:=[.A83]-[.B83]" office:value-type="float" office:value="12" calcext:value-type="float">
            <text:p>12</text:p>
          </table:table-cell>
          <table:table-cell office:value-type="float" office:value="1711420532737" calcext:value-type="float">
            <text:p>1711420532737</text:p>
          </table:table-cell>
          <table:table-cell office:value-type="float" office:value="1711420532722" calcext:value-type="float">
            <text:p>1711420532722</text:p>
          </table:table-cell>
          <table:table-cell table:formula="of:=[.D83]-[.E83]" office:value-type="float" office:value="15" calcext:value-type="float">
            <text:p>15</text:p>
          </table:table-cell>
          <table:table-cell office:value-type="float" office:value="1711420630068" calcext:value-type="float">
            <text:p>1711420630068</text:p>
          </table:table-cell>
          <table:table-cell office:value-type="float" office:value="1711420630039" calcext:value-type="float">
            <text:p>1711420630039</text:p>
          </table:table-cell>
          <table:table-cell table:formula="of:=[.G83]-[.H83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3907" calcext:value-type="float">
            <text:p>1711420383907</text:p>
          </table:table-cell>
          <table:table-cell office:value-type="float" office:value="1711420383894" calcext:value-type="float">
            <text:p>1711420383894</text:p>
          </table:table-cell>
          <table:table-cell table:formula="of:=[.A84]-[.B84]" office:value-type="float" office:value="13" calcext:value-type="float">
            <text:p>13</text:p>
          </table:table-cell>
          <table:table-cell office:value-type="float" office:value="1711420532737" calcext:value-type="float">
            <text:p>1711420532737</text:p>
          </table:table-cell>
          <table:table-cell office:value-type="float" office:value="1711420532722" calcext:value-type="float">
            <text:p>1711420532722</text:p>
          </table:table-cell>
          <table:table-cell table:formula="of:=[.D84]-[.E84]" office:value-type="float" office:value="15" calcext:value-type="float">
            <text:p>15</text:p>
          </table:table-cell>
          <table:table-cell office:value-type="float" office:value="1711420630076" calcext:value-type="float">
            <text:p>1711420630076</text:p>
          </table:table-cell>
          <table:table-cell office:value-type="float" office:value="1711420630046" calcext:value-type="float">
            <text:p>1711420630046</text:p>
          </table:table-cell>
          <table:table-cell table:formula="of:=[.G84]-[.H84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711420383920" calcext:value-type="float">
            <text:p>1711420383920</text:p>
          </table:table-cell>
          <table:table-cell office:value-type="float" office:value="1711420383909" calcext:value-type="float">
            <text:p>1711420383909</text:p>
          </table:table-cell>
          <table:table-cell table:formula="of:=[.A85]-[.B85]" office:value-type="float" office:value="11" calcext:value-type="float">
            <text:p>11</text:p>
          </table:table-cell>
          <table:table-cell office:value-type="float" office:value="1711420532737" calcext:value-type="float">
            <text:p>1711420532737</text:p>
          </table:table-cell>
          <table:table-cell office:value-type="float" office:value="1711420532722" calcext:value-type="float">
            <text:p>1711420532722</text:p>
          </table:table-cell>
          <table:table-cell table:formula="of:=[.D85]-[.E85]" office:value-type="float" office:value="15" calcext:value-type="float">
            <text:p>15</text:p>
          </table:table-cell>
          <table:table-cell office:value-type="float" office:value="1711420630078" calcext:value-type="float">
            <text:p>1711420630078</text:p>
          </table:table-cell>
          <table:table-cell office:value-type="float" office:value="1711420630053" calcext:value-type="float">
            <text:p>1711420630053</text:p>
          </table:table-cell>
          <table:table-cell table:formula="of:=[.G85]-[.H85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3934" calcext:value-type="float">
            <text:p>1711420383934</text:p>
          </table:table-cell>
          <table:table-cell office:value-type="float" office:value="1711420383921" calcext:value-type="float">
            <text:p>1711420383921</text:p>
          </table:table-cell>
          <table:table-cell table:formula="of:=[.A86]-[.B86]" office:value-type="float" office:value="13" calcext:value-type="float">
            <text:p>13</text:p>
          </table:table-cell>
          <table:table-cell office:value-type="float" office:value="1711420532753" calcext:value-type="float">
            <text:p>1711420532753</text:p>
          </table:table-cell>
          <table:table-cell office:value-type="float" office:value="1711420532739" calcext:value-type="float">
            <text:p>1711420532739</text:p>
          </table:table-cell>
          <table:table-cell table:formula="of:=[.D86]-[.E86]" office:value-type="float" office:value="14" calcext:value-type="float">
            <text:p>14</text:p>
          </table:table-cell>
          <table:table-cell office:value-type="float" office:value="1711420630079" calcext:value-type="float">
            <text:p>1711420630079</text:p>
          </table:table-cell>
          <table:table-cell office:value-type="float" office:value="1711420630054" calcext:value-type="float">
            <text:p>1711420630054</text:p>
          </table:table-cell>
          <table:table-cell table:formula="of:=[.G86]-[.H86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3947" calcext:value-type="float">
            <text:p>1711420383947</text:p>
          </table:table-cell>
          <table:table-cell office:value-type="float" office:value="1711420383935" calcext:value-type="float">
            <text:p>1711420383935</text:p>
          </table:table-cell>
          <table:table-cell table:formula="of:=[.A87]-[.B87]" office:value-type="float" office:value="12" calcext:value-type="float">
            <text:p>12</text:p>
          </table:table-cell>
          <table:table-cell office:value-type="float" office:value="1711420532753" calcext:value-type="float">
            <text:p>1711420532753</text:p>
          </table:table-cell>
          <table:table-cell office:value-type="float" office:value="1711420532739" calcext:value-type="float">
            <text:p>1711420532739</text:p>
          </table:table-cell>
          <table:table-cell table:formula="of:=[.D87]-[.E87]" office:value-type="float" office:value="14" calcext:value-type="float">
            <text:p>14</text:p>
          </table:table-cell>
          <table:table-cell office:value-type="float" office:value="1711420630081" calcext:value-type="float">
            <text:p>1711420630081</text:p>
          </table:table-cell>
          <table:table-cell office:value-type="float" office:value="1711420630054" calcext:value-type="float">
            <text:p>1711420630054</text:p>
          </table:table-cell>
          <table:table-cell table:formula="of:=[.G87]-[.H87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3960" calcext:value-type="float">
            <text:p>1711420383960</text:p>
          </table:table-cell>
          <table:table-cell office:value-type="float" office:value="1711420383948" calcext:value-type="float">
            <text:p>1711420383948</text:p>
          </table:table-cell>
          <table:table-cell table:formula="of:=[.A88]-[.B88]" office:value-type="float" office:value="12" calcext:value-type="float">
            <text:p>12</text:p>
          </table:table-cell>
          <table:table-cell office:value-type="float" office:value="1711420532753" calcext:value-type="float">
            <text:p>1711420532753</text:p>
          </table:table-cell>
          <table:table-cell office:value-type="float" office:value="1711420532739" calcext:value-type="float">
            <text:p>1711420532739</text:p>
          </table:table-cell>
          <table:table-cell table:formula="of:=[.D88]-[.E88]" office:value-type="float" office:value="14" calcext:value-type="float">
            <text:p>14</text:p>
          </table:table-cell>
          <table:table-cell office:value-type="float" office:value="1711420630081" calcext:value-type="float">
            <text:p>1711420630081</text:p>
          </table:table-cell>
          <table:table-cell office:value-type="float" office:value="1711420630054" calcext:value-type="float">
            <text:p>1711420630054</text:p>
          </table:table-cell>
          <table:table-cell table:formula="of:=[.G88]-[.H88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3976" calcext:value-type="float">
            <text:p>1711420383976</text:p>
          </table:table-cell>
          <table:table-cell office:value-type="float" office:value="1711420383961" calcext:value-type="float">
            <text:p>1711420383961</text:p>
          </table:table-cell>
          <table:table-cell table:formula="of:=[.A89]-[.B89]" office:value-type="float" office:value="15" calcext:value-type="float">
            <text:p>15</text:p>
          </table:table-cell>
          <table:table-cell office:value-type="float" office:value="1711420532754" calcext:value-type="float">
            <text:p>1711420532754</text:p>
          </table:table-cell>
          <table:table-cell office:value-type="float" office:value="1711420532739" calcext:value-type="float">
            <text:p>1711420532739</text:p>
          </table:table-cell>
          <table:table-cell table:formula="of:=[.D89]-[.E89]" office:value-type="float" office:value="15" calcext:value-type="float">
            <text:p>15</text:p>
          </table:table-cell>
          <table:table-cell office:value-type="float" office:value="1711420630081" calcext:value-type="float">
            <text:p>1711420630081</text:p>
          </table:table-cell>
          <table:table-cell office:value-type="float" office:value="1711420630056" calcext:value-type="float">
            <text:p>1711420630056</text:p>
          </table:table-cell>
          <table:table-cell table:formula="of:=[.G89]-[.H89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3989" calcext:value-type="float">
            <text:p>1711420383989</text:p>
          </table:table-cell>
          <table:table-cell office:value-type="float" office:value="1711420383977" calcext:value-type="float">
            <text:p>1711420383977</text:p>
          </table:table-cell>
          <table:table-cell table:formula="of:=[.A90]-[.B90]" office:value-type="float" office:value="12" calcext:value-type="float">
            <text:p>12</text:p>
          </table:table-cell>
          <table:table-cell office:value-type="float" office:value="1711420532770" calcext:value-type="float">
            <text:p>1711420532770</text:p>
          </table:table-cell>
          <table:table-cell office:value-type="float" office:value="1711420532755" calcext:value-type="float">
            <text:p>1711420532755</text:p>
          </table:table-cell>
          <table:table-cell table:formula="of:=[.D90]-[.E90]" office:value-type="float" office:value="15" calcext:value-type="float">
            <text:p>15</text:p>
          </table:table-cell>
          <table:table-cell office:value-type="float" office:value="1711420630089" calcext:value-type="float">
            <text:p>1711420630089</text:p>
          </table:table-cell>
          <table:table-cell office:value-type="float" office:value="1711420630064" calcext:value-type="float">
            <text:p>1711420630064</text:p>
          </table:table-cell>
          <table:table-cell table:formula="of:=[.G90]-[.H9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4002" calcext:value-type="float">
            <text:p>1711420384002</text:p>
          </table:table-cell>
          <table:table-cell office:value-type="float" office:value="1711420383990" calcext:value-type="float">
            <text:p>1711420383990</text:p>
          </table:table-cell>
          <table:table-cell table:formula="of:=[.A91]-[.B91]" office:value-type="float" office:value="12" calcext:value-type="float">
            <text:p>12</text:p>
          </table:table-cell>
          <table:table-cell office:value-type="float" office:value="1711420532770" calcext:value-type="float">
            <text:p>1711420532770</text:p>
          </table:table-cell>
          <table:table-cell office:value-type="float" office:value="1711420532755" calcext:value-type="float">
            <text:p>1711420532755</text:p>
          </table:table-cell>
          <table:table-cell table:formula="of:=[.D91]-[.E91]" office:value-type="float" office:value="15" calcext:value-type="float">
            <text:p>15</text:p>
          </table:table-cell>
          <table:table-cell office:value-type="float" office:value="1711420630094" calcext:value-type="float">
            <text:p>1711420630094</text:p>
          </table:table-cell>
          <table:table-cell office:value-type="float" office:value="1711420630071" calcext:value-type="float">
            <text:p>1711420630071</text:p>
          </table:table-cell>
          <table:table-cell table:formula="of:=[.G91]-[.H9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4016" calcext:value-type="float">
            <text:p>1711420384016</text:p>
          </table:table-cell>
          <table:table-cell office:value-type="float" office:value="1711420384004" calcext:value-type="float">
            <text:p>1711420384004</text:p>
          </table:table-cell>
          <table:table-cell table:formula="of:=[.A92]-[.B92]" office:value-type="float" office:value="12" calcext:value-type="float">
            <text:p>12</text:p>
          </table:table-cell>
          <table:table-cell office:value-type="float" office:value="1711420532770" calcext:value-type="float">
            <text:p>1711420532770</text:p>
          </table:table-cell>
          <table:table-cell office:value-type="float" office:value="1711420532755" calcext:value-type="float">
            <text:p>1711420532755</text:p>
          </table:table-cell>
          <table:table-cell table:formula="of:=[.D92]-[.E92]" office:value-type="float" office:value="15" calcext:value-type="float">
            <text:p>15</text:p>
          </table:table-cell>
          <table:table-cell office:value-type="float" office:value="1711420630099" calcext:value-type="float">
            <text:p>1711420630099</text:p>
          </table:table-cell>
          <table:table-cell office:value-type="float" office:value="1711420630077" calcext:value-type="float">
            <text:p>1711420630077</text:p>
          </table:table-cell>
          <table:table-cell table:formula="of:=[.G92]-[.H92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4030" calcext:value-type="float">
            <text:p>1711420384030</text:p>
          </table:table-cell>
          <table:table-cell office:value-type="float" office:value="1711420384017" calcext:value-type="float">
            <text:p>1711420384017</text:p>
          </table:table-cell>
          <table:table-cell table:formula="of:=[.A93]-[.B93]" office:value-type="float" office:value="13" calcext:value-type="float">
            <text:p>13</text:p>
          </table:table-cell>
          <table:table-cell office:value-type="float" office:value="1711420532771" calcext:value-type="float">
            <text:p>1711420532771</text:p>
          </table:table-cell>
          <table:table-cell office:value-type="float" office:value="1711420532756" calcext:value-type="float">
            <text:p>1711420532756</text:p>
          </table:table-cell>
          <table:table-cell table:formula="of:=[.D93]-[.E93]" office:value-type="float" office:value="15" calcext:value-type="float">
            <text:p>15</text:p>
          </table:table-cell>
          <table:table-cell office:value-type="float" office:value="1711420630106" calcext:value-type="float">
            <text:p>1711420630106</text:p>
          </table:table-cell>
          <table:table-cell office:value-type="float" office:value="1711420630080" calcext:value-type="float">
            <text:p>1711420630080</text:p>
          </table:table-cell>
          <table:table-cell table:formula="of:=[.G93]-[.H93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046" calcext:value-type="float">
            <text:p>1711420384046</text:p>
          </table:table-cell>
          <table:table-cell office:value-type="float" office:value="1711420384031" calcext:value-type="float">
            <text:p>1711420384031</text:p>
          </table:table-cell>
          <table:table-cell table:formula="of:=[.A94]-[.B94]" office:value-type="float" office:value="15" calcext:value-type="float">
            <text:p>15</text:p>
          </table:table-cell>
          <table:table-cell office:value-type="float" office:value="1711420532789" calcext:value-type="float">
            <text:p>1711420532789</text:p>
          </table:table-cell>
          <table:table-cell office:value-type="float" office:value="1711420532772" calcext:value-type="float">
            <text:p>1711420532772</text:p>
          </table:table-cell>
          <table:table-cell table:formula="of:=[.D94]-[.E94]" office:value-type="float" office:value="17" calcext:value-type="float">
            <text:p>17</text:p>
          </table:table-cell>
          <table:table-cell office:value-type="float" office:value="1711420630106" calcext:value-type="float">
            <text:p>1711420630106</text:p>
          </table:table-cell>
          <table:table-cell office:value-type="float" office:value="1711420630081" calcext:value-type="float">
            <text:p>1711420630081</text:p>
          </table:table-cell>
          <table:table-cell table:formula="of:=[.G94]-[.H94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4060" calcext:value-type="float">
            <text:p>1711420384060</text:p>
          </table:table-cell>
          <table:table-cell office:value-type="float" office:value="1711420384047" calcext:value-type="float">
            <text:p>1711420384047</text:p>
          </table:table-cell>
          <table:table-cell table:formula="of:=[.A95]-[.B95]" office:value-type="float" office:value="13" calcext:value-type="float">
            <text:p>13</text:p>
          </table:table-cell>
          <table:table-cell office:value-type="float" office:value="1711420532789" calcext:value-type="float">
            <text:p>1711420532789</text:p>
          </table:table-cell>
          <table:table-cell office:value-type="float" office:value="1711420532772" calcext:value-type="float">
            <text:p>1711420532772</text:p>
          </table:table-cell>
          <table:table-cell table:formula="of:=[.D95]-[.E95]" office:value-type="float" office:value="17" calcext:value-type="float">
            <text:p>17</text:p>
          </table:table-cell>
          <table:table-cell office:value-type="float" office:value="1711420630108" calcext:value-type="float">
            <text:p>1711420630108</text:p>
          </table:table-cell>
          <table:table-cell office:value-type="float" office:value="1711420630082" calcext:value-type="float">
            <text:p>1711420630082</text:p>
          </table:table-cell>
          <table:table-cell table:formula="of:=[.G95]-[.H95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074" calcext:value-type="float">
            <text:p>1711420384074</text:p>
          </table:table-cell>
          <table:table-cell office:value-type="float" office:value="1711420384062" calcext:value-type="float">
            <text:p>1711420384062</text:p>
          </table:table-cell>
          <table:table-cell table:formula="of:=[.A96]-[.B96]" office:value-type="float" office:value="12" calcext:value-type="float">
            <text:p>12</text:p>
          </table:table-cell>
          <table:table-cell office:value-type="float" office:value="1711420532790" calcext:value-type="float">
            <text:p>1711420532790</text:p>
          </table:table-cell>
          <table:table-cell office:value-type="float" office:value="1711420532772" calcext:value-type="float">
            <text:p>1711420532772</text:p>
          </table:table-cell>
          <table:table-cell table:formula="of:=[.D96]-[.E96]" office:value-type="float" office:value="18" calcext:value-type="float">
            <text:p>18</text:p>
          </table:table-cell>
          <table:table-cell office:value-type="float" office:value="1711420630110" calcext:value-type="float">
            <text:p>1711420630110</text:p>
          </table:table-cell>
          <table:table-cell office:value-type="float" office:value="1711420630084" calcext:value-type="float">
            <text:p>1711420630084</text:p>
          </table:table-cell>
          <table:table-cell table:formula="of:=[.G96]-[.H96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088" calcext:value-type="float">
            <text:p>1711420384088</text:p>
          </table:table-cell>
          <table:table-cell office:value-type="float" office:value="1711420384075" calcext:value-type="float">
            <text:p>1711420384075</text:p>
          </table:table-cell>
          <table:table-cell table:formula="of:=[.A97]-[.B97]" office:value-type="float" office:value="13" calcext:value-type="float">
            <text:p>13</text:p>
          </table:table-cell>
          <table:table-cell office:value-type="float" office:value="1711420532790" calcext:value-type="float">
            <text:p>1711420532790</text:p>
          </table:table-cell>
          <table:table-cell office:value-type="float" office:value="1711420532772" calcext:value-type="float">
            <text:p>1711420532772</text:p>
          </table:table-cell>
          <table:table-cell table:formula="of:=[.D97]-[.E97]" office:value-type="float" office:value="18" calcext:value-type="float">
            <text:p>18</text:p>
          </table:table-cell>
          <table:table-cell office:value-type="float" office:value="1711420630112" calcext:value-type="float">
            <text:p>1711420630112</text:p>
          </table:table-cell>
          <table:table-cell office:value-type="float" office:value="1711420630085" calcext:value-type="float">
            <text:p>1711420630085</text:p>
          </table:table-cell>
          <table:table-cell table:formula="of:=[.G97]-[.H97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101" calcext:value-type="float">
            <text:p>1711420384101</text:p>
          </table:table-cell>
          <table:table-cell office:value-type="float" office:value="1711420384089" calcext:value-type="float">
            <text:p>1711420384089</text:p>
          </table:table-cell>
          <table:table-cell table:formula="of:=[.A98]-[.B98]" office:value-type="float" office:value="12" calcext:value-type="float">
            <text:p>12</text:p>
          </table:table-cell>
          <table:table-cell office:value-type="float" office:value="1711420532806" calcext:value-type="float">
            <text:p>1711420532806</text:p>
          </table:table-cell>
          <table:table-cell office:value-type="float" office:value="1711420532791" calcext:value-type="float">
            <text:p>1711420532791</text:p>
          </table:table-cell>
          <table:table-cell table:formula="of:=[.D98]-[.E98]" office:value-type="float" office:value="15" calcext:value-type="float">
            <text:p>15</text:p>
          </table:table-cell>
          <table:table-cell office:value-type="float" office:value="1711420630114" calcext:value-type="float">
            <text:p>1711420630114</text:p>
          </table:table-cell>
          <table:table-cell office:value-type="float" office:value="1711420630091" calcext:value-type="float">
            <text:p>1711420630091</text:p>
          </table:table-cell>
          <table:table-cell table:formula="of:=[.G98]-[.H98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4114" calcext:value-type="float">
            <text:p>1711420384114</text:p>
          </table:table-cell>
          <table:table-cell office:value-type="float" office:value="1711420384102" calcext:value-type="float">
            <text:p>1711420384102</text:p>
          </table:table-cell>
          <table:table-cell table:formula="of:=[.A99]-[.B99]" office:value-type="float" office:value="12" calcext:value-type="float">
            <text:p>12</text:p>
          </table:table-cell>
          <table:table-cell office:value-type="float" office:value="1711420532807" calcext:value-type="float">
            <text:p>1711420532807</text:p>
          </table:table-cell>
          <table:table-cell office:value-type="float" office:value="1711420532792" calcext:value-type="float">
            <text:p>1711420532792</text:p>
          </table:table-cell>
          <table:table-cell table:formula="of:=[.D99]-[.E99]" office:value-type="float" office:value="15" calcext:value-type="float">
            <text:p>15</text:p>
          </table:table-cell>
          <table:table-cell office:value-type="float" office:value="1711420630122" calcext:value-type="float">
            <text:p>1711420630122</text:p>
          </table:table-cell>
          <table:table-cell office:value-type="float" office:value="1711420630096" calcext:value-type="float">
            <text:p>1711420630096</text:p>
          </table:table-cell>
          <table:table-cell table:formula="of:=[.G99]-[.H99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127" calcext:value-type="float">
            <text:p>1711420384127</text:p>
          </table:table-cell>
          <table:table-cell office:value-type="float" office:value="1711420384115" calcext:value-type="float">
            <text:p>1711420384115</text:p>
          </table:table-cell>
          <table:table-cell table:formula="of:=[.A100]-[.B100]" office:value-type="float" office:value="12" calcext:value-type="float">
            <text:p>12</text:p>
          </table:table-cell>
          <table:table-cell office:value-type="float" office:value="1711420532808" calcext:value-type="float">
            <text:p>1711420532808</text:p>
          </table:table-cell>
          <table:table-cell office:value-type="float" office:value="1711420532792" calcext:value-type="float">
            <text:p>1711420532792</text:p>
          </table:table-cell>
          <table:table-cell table:formula="of:=[.D100]-[.E100]" office:value-type="float" office:value="16" calcext:value-type="float">
            <text:p>16</text:p>
          </table:table-cell>
          <table:table-cell office:value-type="float" office:value="1711420630127" calcext:value-type="float">
            <text:p>1711420630127</text:p>
          </table:table-cell>
          <table:table-cell office:value-type="float" office:value="1711420630102" calcext:value-type="float">
            <text:p>1711420630102</text:p>
          </table:table-cell>
          <table:table-cell table:formula="of:=[.G100]-[.H10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4140" calcext:value-type="float">
            <text:p>1711420384140</text:p>
          </table:table-cell>
          <table:table-cell office:value-type="float" office:value="1711420384129" calcext:value-type="float">
            <text:p>1711420384129</text:p>
          </table:table-cell>
          <table:table-cell table:formula="of:=[.A101]-[.B101]" office:value-type="float" office:value="11" calcext:value-type="float">
            <text:p>11</text:p>
          </table:table-cell>
          <table:table-cell office:value-type="float" office:value="1711420532808" calcext:value-type="float">
            <text:p>1711420532808</text:p>
          </table:table-cell>
          <table:table-cell office:value-type="float" office:value="1711420532792" calcext:value-type="float">
            <text:p>1711420532792</text:p>
          </table:table-cell>
          <table:table-cell table:formula="of:=[.D101]-[.E101]" office:value-type="float" office:value="16" calcext:value-type="float">
            <text:p>16</text:p>
          </table:table-cell>
          <table:table-cell office:value-type="float" office:value="1711420630132" calcext:value-type="float">
            <text:p>1711420630132</text:p>
          </table:table-cell>
          <table:table-cell office:value-type="float" office:value="1711420630108" calcext:value-type="float">
            <text:p>1711420630108</text:p>
          </table:table-cell>
          <table:table-cell table:formula="of:=[.G101]-[.H10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4153" calcext:value-type="float">
            <text:p>1711420384153</text:p>
          </table:table-cell>
          <table:table-cell office:value-type="float" office:value="1711420384141" calcext:value-type="float">
            <text:p>1711420384141</text:p>
          </table:table-cell>
          <table:table-cell table:formula="of:=[.A102]-[.B102]" office:value-type="float" office:value="12" calcext:value-type="float">
            <text:p>12</text:p>
          </table:table-cell>
          <table:table-cell office:value-type="float" office:value="1711420532824" calcext:value-type="float">
            <text:p>1711420532824</text:p>
          </table:table-cell>
          <table:table-cell office:value-type="float" office:value="1711420532808" calcext:value-type="float">
            <text:p>1711420532808</text:p>
          </table:table-cell>
          <table:table-cell table:formula="of:=[.D102]-[.E102]" office:value-type="float" office:value="16" calcext:value-type="float">
            <text:p>16</text:p>
          </table:table-cell>
          <table:table-cell office:value-type="float" office:value="1711420630133" calcext:value-type="float">
            <text:p>1711420630133</text:p>
          </table:table-cell>
          <table:table-cell office:value-type="float" office:value="1711420630109" calcext:value-type="float">
            <text:p>1711420630109</text:p>
          </table:table-cell>
          <table:table-cell table:formula="of:=[.G102]-[.H102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4166" calcext:value-type="float">
            <text:p>1711420384166</text:p>
          </table:table-cell>
          <table:table-cell office:value-type="float" office:value="1711420384154" calcext:value-type="float">
            <text:p>1711420384154</text:p>
          </table:table-cell>
          <table:table-cell table:formula="of:=[.A103]-[.B103]" office:value-type="float" office:value="12" calcext:value-type="float">
            <text:p>12</text:p>
          </table:table-cell>
          <table:table-cell office:value-type="float" office:value="1711420532825" calcext:value-type="float">
            <text:p>1711420532825</text:p>
          </table:table-cell>
          <table:table-cell office:value-type="float" office:value="1711420532809" calcext:value-type="float">
            <text:p>1711420532809</text:p>
          </table:table-cell>
          <table:table-cell table:formula="of:=[.D103]-[.E103]" office:value-type="float" office:value="16" calcext:value-type="float">
            <text:p>16</text:p>
          </table:table-cell>
          <table:table-cell office:value-type="float" office:value="1711420630135" calcext:value-type="float">
            <text:p>1711420630135</text:p>
          </table:table-cell>
          <table:table-cell office:value-type="float" office:value="1711420630111" calcext:value-type="float">
            <text:p>1711420630111</text:p>
          </table:table-cell>
          <table:table-cell table:formula="of:=[.G103]-[.H103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4179" calcext:value-type="float">
            <text:p>1711420384179</text:p>
          </table:table-cell>
          <table:table-cell office:value-type="float" office:value="1711420384167" calcext:value-type="float">
            <text:p>1711420384167</text:p>
          </table:table-cell>
          <table:table-cell table:formula="of:=[.A104]-[.B104]" office:value-type="float" office:value="12" calcext:value-type="float">
            <text:p>12</text:p>
          </table:table-cell>
          <table:table-cell office:value-type="float" office:value="1711420532826" calcext:value-type="float">
            <text:p>1711420532826</text:p>
          </table:table-cell>
          <table:table-cell office:value-type="float" office:value="1711420532809" calcext:value-type="float">
            <text:p>1711420532809</text:p>
          </table:table-cell>
          <table:table-cell table:formula="of:=[.D104]-[.E104]" office:value-type="float" office:value="17" calcext:value-type="float">
            <text:p>17</text:p>
          </table:table-cell>
          <table:table-cell office:value-type="float" office:value="1711420630138" calcext:value-type="float">
            <text:p>1711420630138</text:p>
          </table:table-cell>
          <table:table-cell office:value-type="float" office:value="1711420630113" calcext:value-type="float">
            <text:p>1711420630113</text:p>
          </table:table-cell>
          <table:table-cell table:formula="of:=[.G104]-[.H104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4194" calcext:value-type="float">
            <text:p>1711420384194</text:p>
          </table:table-cell>
          <table:table-cell office:value-type="float" office:value="1711420384180" calcext:value-type="float">
            <text:p>1711420384180</text:p>
          </table:table-cell>
          <table:table-cell table:formula="of:=[.A105]-[.B105]" office:value-type="float" office:value="14" calcext:value-type="float">
            <text:p>14</text:p>
          </table:table-cell>
          <table:table-cell office:value-type="float" office:value="1711420532827" calcext:value-type="float">
            <text:p>1711420532827</text:p>
          </table:table-cell>
          <table:table-cell office:value-type="float" office:value="1711420532810" calcext:value-type="float">
            <text:p>1711420532810</text:p>
          </table:table-cell>
          <table:table-cell table:formula="of:=[.D105]-[.E105]" office:value-type="float" office:value="17" calcext:value-type="float">
            <text:p>17</text:p>
          </table:table-cell>
          <table:table-cell office:value-type="float" office:value="1711420630139" calcext:value-type="float">
            <text:p>1711420630139</text:p>
          </table:table-cell>
          <table:table-cell office:value-type="float" office:value="1711420630114" calcext:value-type="float">
            <text:p>1711420630114</text:p>
          </table:table-cell>
          <table:table-cell table:formula="of:=[.G105]-[.H105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4207" calcext:value-type="float">
            <text:p>1711420384207</text:p>
          </table:table-cell>
          <table:table-cell office:value-type="float" office:value="1711420384195" calcext:value-type="float">
            <text:p>1711420384195</text:p>
          </table:table-cell>
          <table:table-cell table:formula="of:=[.A106]-[.B106]" office:value-type="float" office:value="12" calcext:value-type="float">
            <text:p>12</text:p>
          </table:table-cell>
          <table:table-cell office:value-type="float" office:value="1711420532842" calcext:value-type="float">
            <text:p>1711420532842</text:p>
          </table:table-cell>
          <table:table-cell office:value-type="float" office:value="1711420532825" calcext:value-type="float">
            <text:p>1711420532825</text:p>
          </table:table-cell>
          <table:table-cell table:formula="of:=[.D106]-[.E106]" office:value-type="float" office:value="17" calcext:value-type="float">
            <text:p>17</text:p>
          </table:table-cell>
          <table:table-cell office:value-type="float" office:value="1711420630140" calcext:value-type="float">
            <text:p>1711420630140</text:p>
          </table:table-cell>
          <table:table-cell office:value-type="float" office:value="1711420630116" calcext:value-type="float">
            <text:p>1711420630116</text:p>
          </table:table-cell>
          <table:table-cell table:formula="of:=[.G106]-[.H106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4219" calcext:value-type="float">
            <text:p>1711420384219</text:p>
          </table:table-cell>
          <table:table-cell office:value-type="float" office:value="1711420384208" calcext:value-type="float">
            <text:p>1711420384208</text:p>
          </table:table-cell>
          <table:table-cell table:formula="of:=[.A107]-[.B107]" office:value-type="float" office:value="11" calcext:value-type="float">
            <text:p>11</text:p>
          </table:table-cell>
          <table:table-cell office:value-type="float" office:value="1711420532843" calcext:value-type="float">
            <text:p>1711420532843</text:p>
          </table:table-cell>
          <table:table-cell office:value-type="float" office:value="1711420532827" calcext:value-type="float">
            <text:p>1711420532827</text:p>
          </table:table-cell>
          <table:table-cell table:formula="of:=[.D107]-[.E107]" office:value-type="float" office:value="16" calcext:value-type="float">
            <text:p>16</text:p>
          </table:table-cell>
          <table:table-cell office:value-type="float" office:value="1711420630146" calcext:value-type="float">
            <text:p>1711420630146</text:p>
          </table:table-cell>
          <table:table-cell office:value-type="float" office:value="1711420630124" calcext:value-type="float">
            <text:p>1711420630124</text:p>
          </table:table-cell>
          <table:table-cell table:formula="of:=[.G107]-[.H107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4232" calcext:value-type="float">
            <text:p>1711420384232</text:p>
          </table:table-cell>
          <table:table-cell office:value-type="float" office:value="1711420384220" calcext:value-type="float">
            <text:p>1711420384220</text:p>
          </table:table-cell>
          <table:table-cell table:formula="of:=[.A108]-[.B108]" office:value-type="float" office:value="12" calcext:value-type="float">
            <text:p>12</text:p>
          </table:table-cell>
          <table:table-cell office:value-type="float" office:value="1711420532843" calcext:value-type="float">
            <text:p>1711420532843</text:p>
          </table:table-cell>
          <table:table-cell office:value-type="float" office:value="1711420532828" calcext:value-type="float">
            <text:p>1711420532828</text:p>
          </table:table-cell>
          <table:table-cell table:formula="of:=[.D108]-[.E108]" office:value-type="float" office:value="15" calcext:value-type="float">
            <text:p>15</text:p>
          </table:table-cell>
          <table:table-cell office:value-type="float" office:value="1711420630151" calcext:value-type="float">
            <text:p>1711420630151</text:p>
          </table:table-cell>
          <table:table-cell office:value-type="float" office:value="1711420630129" calcext:value-type="float">
            <text:p>1711420630129</text:p>
          </table:table-cell>
          <table:table-cell table:formula="of:=[.G108]-[.H108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4246" calcext:value-type="float">
            <text:p>1711420384246</text:p>
          </table:table-cell>
          <table:table-cell office:value-type="float" office:value="1711420384233" calcext:value-type="float">
            <text:p>1711420384233</text:p>
          </table:table-cell>
          <table:table-cell table:formula="of:=[.A109]-[.B109]" office:value-type="float" office:value="13" calcext:value-type="float">
            <text:p>13</text:p>
          </table:table-cell>
          <table:table-cell office:value-type="float" office:value="1711420532844" calcext:value-type="float">
            <text:p>1711420532844</text:p>
          </table:table-cell>
          <table:table-cell office:value-type="float" office:value="1711420532828" calcext:value-type="float">
            <text:p>1711420532828</text:p>
          </table:table-cell>
          <table:table-cell table:formula="of:=[.D109]-[.E109]" office:value-type="float" office:value="16" calcext:value-type="float">
            <text:p>16</text:p>
          </table:table-cell>
          <table:table-cell office:value-type="float" office:value="1711420630163" calcext:value-type="float">
            <text:p>1711420630163</text:p>
          </table:table-cell>
          <table:table-cell office:value-type="float" office:value="1711420630136" calcext:value-type="float">
            <text:p>1711420630136</text:p>
          </table:table-cell>
          <table:table-cell table:formula="of:=[.G109]-[.H109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260" calcext:value-type="float">
            <text:p>1711420384260</text:p>
          </table:table-cell>
          <table:table-cell office:value-type="float" office:value="1711420384247" calcext:value-type="float">
            <text:p>1711420384247</text:p>
          </table:table-cell>
          <table:table-cell table:formula="of:=[.A110]-[.B110]" office:value-type="float" office:value="13" calcext:value-type="float">
            <text:p>13</text:p>
          </table:table-cell>
          <table:table-cell office:value-type="float" office:value="1711420532859" calcext:value-type="float">
            <text:p>1711420532859</text:p>
          </table:table-cell>
          <table:table-cell office:value-type="float" office:value="1711420532843" calcext:value-type="float">
            <text:p>1711420532843</text:p>
          </table:table-cell>
          <table:table-cell table:formula="of:=[.D110]-[.E110]" office:value-type="float" office:value="16" calcext:value-type="float">
            <text:p>16</text:p>
          </table:table-cell>
          <table:table-cell office:value-type="float" office:value="1711420630164" calcext:value-type="float">
            <text:p>1711420630164</text:p>
          </table:table-cell>
          <table:table-cell office:value-type="float" office:value="1711420630137" calcext:value-type="float">
            <text:p>1711420630137</text:p>
          </table:table-cell>
          <table:table-cell table:formula="of:=[.G110]-[.H110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272" calcext:value-type="float">
            <text:p>1711420384272</text:p>
          </table:table-cell>
          <table:table-cell office:value-type="float" office:value="1711420384261" calcext:value-type="float">
            <text:p>1711420384261</text:p>
          </table:table-cell>
          <table:table-cell table:formula="of:=[.A111]-[.B111]" office:value-type="float" office:value="11" calcext:value-type="float">
            <text:p>11</text:p>
          </table:table-cell>
          <table:table-cell office:value-type="float" office:value="1711420532860" calcext:value-type="float">
            <text:p>1711420532860</text:p>
          </table:table-cell>
          <table:table-cell office:value-type="float" office:value="1711420532844" calcext:value-type="float">
            <text:p>1711420532844</text:p>
          </table:table-cell>
          <table:table-cell table:formula="of:=[.D111]-[.E111]" office:value-type="float" office:value="16" calcext:value-type="float">
            <text:p>16</text:p>
          </table:table-cell>
          <table:table-cell office:value-type="float" office:value="1711420630165" calcext:value-type="float">
            <text:p>1711420630165</text:p>
          </table:table-cell>
          <table:table-cell office:value-type="float" office:value="1711420630137" calcext:value-type="float">
            <text:p>1711420630137</text:p>
          </table:table-cell>
          <table:table-cell table:formula="of:=[.G111]-[.H111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4285" calcext:value-type="float">
            <text:p>1711420384285</text:p>
          </table:table-cell>
          <table:table-cell office:value-type="float" office:value="1711420384273" calcext:value-type="float">
            <text:p>1711420384273</text:p>
          </table:table-cell>
          <table:table-cell table:formula="of:=[.A112]-[.B112]" office:value-type="float" office:value="12" calcext:value-type="float">
            <text:p>12</text:p>
          </table:table-cell>
          <table:table-cell office:value-type="float" office:value="1711420532860" calcext:value-type="float">
            <text:p>1711420532860</text:p>
          </table:table-cell>
          <table:table-cell office:value-type="float" office:value="1711420532845" calcext:value-type="float">
            <text:p>1711420532845</text:p>
          </table:table-cell>
          <table:table-cell table:formula="of:=[.D112]-[.E112]" office:value-type="float" office:value="15" calcext:value-type="float">
            <text:p>15</text:p>
          </table:table-cell>
          <table:table-cell office:value-type="float" office:value="1711420630167" calcext:value-type="float">
            <text:p>1711420630167</text:p>
          </table:table-cell>
          <table:table-cell office:value-type="float" office:value="1711420630140" calcext:value-type="float">
            <text:p>1711420630140</text:p>
          </table:table-cell>
          <table:table-cell table:formula="of:=[.G112]-[.H112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299" calcext:value-type="float">
            <text:p>1711420384299</text:p>
          </table:table-cell>
          <table:table-cell office:value-type="float" office:value="1711420384286" calcext:value-type="float">
            <text:p>1711420384286</text:p>
          </table:table-cell>
          <table:table-cell table:formula="of:=[.A113]-[.B113]" office:value-type="float" office:value="13" calcext:value-type="float">
            <text:p>13</text:p>
          </table:table-cell>
          <table:table-cell office:value-type="float" office:value="1711420532862" calcext:value-type="float">
            <text:p>1711420532862</text:p>
          </table:table-cell>
          <table:table-cell office:value-type="float" office:value="1711420532845" calcext:value-type="float">
            <text:p>1711420532845</text:p>
          </table:table-cell>
          <table:table-cell table:formula="of:=[.D113]-[.E113]" office:value-type="float" office:value="17" calcext:value-type="float">
            <text:p>17</text:p>
          </table:table-cell>
          <table:table-cell office:value-type="float" office:value="1711420630167" calcext:value-type="float">
            <text:p>1711420630167</text:p>
          </table:table-cell>
          <table:table-cell office:value-type="float" office:value="1711420630141" calcext:value-type="float">
            <text:p>1711420630141</text:p>
          </table:table-cell>
          <table:table-cell table:formula="of:=[.G113]-[.H113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312" calcext:value-type="float">
            <text:p>1711420384312</text:p>
          </table:table-cell>
          <table:table-cell office:value-type="float" office:value="1711420384300" calcext:value-type="float">
            <text:p>1711420384300</text:p>
          </table:table-cell>
          <table:table-cell table:formula="of:=[.A114]-[.B114]" office:value-type="float" office:value="12" calcext:value-type="float">
            <text:p>12</text:p>
          </table:table-cell>
          <table:table-cell office:value-type="float" office:value="1711420532878" calcext:value-type="float">
            <text:p>1711420532878</text:p>
          </table:table-cell>
          <table:table-cell office:value-type="float" office:value="1711420532861" calcext:value-type="float">
            <text:p>1711420532861</text:p>
          </table:table-cell>
          <table:table-cell table:formula="of:=[.D114]-[.E114]" office:value-type="float" office:value="17" calcext:value-type="float">
            <text:p>17</text:p>
          </table:table-cell>
          <table:table-cell office:value-type="float" office:value="1711420630169" calcext:value-type="float">
            <text:p>1711420630169</text:p>
          </table:table-cell>
          <table:table-cell office:value-type="float" office:value="1711420630142" calcext:value-type="float">
            <text:p>1711420630142</text:p>
          </table:table-cell>
          <table:table-cell table:formula="of:=[.G114]-[.H114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326" calcext:value-type="float">
            <text:p>1711420384326</text:p>
          </table:table-cell>
          <table:table-cell office:value-type="float" office:value="1711420384313" calcext:value-type="float">
            <text:p>1711420384313</text:p>
          </table:table-cell>
          <table:table-cell table:formula="of:=[.A115]-[.B115]" office:value-type="float" office:value="13" calcext:value-type="float">
            <text:p>13</text:p>
          </table:table-cell>
          <table:table-cell office:value-type="float" office:value="1711420532879" calcext:value-type="float">
            <text:p>1711420532879</text:p>
          </table:table-cell>
          <table:table-cell office:value-type="float" office:value="1711420532861" calcext:value-type="float">
            <text:p>1711420532861</text:p>
          </table:table-cell>
          <table:table-cell table:formula="of:=[.D115]-[.E115]" office:value-type="float" office:value="18" calcext:value-type="float">
            <text:p>18</text:p>
          </table:table-cell>
          <table:table-cell office:value-type="float" office:value="1711420630174" calcext:value-type="float">
            <text:p>1711420630174</text:p>
          </table:table-cell>
          <table:table-cell office:value-type="float" office:value="1711420630148" calcext:value-type="float">
            <text:p>1711420630148</text:p>
          </table:table-cell>
          <table:table-cell table:formula="of:=[.G115]-[.H115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338" calcext:value-type="float">
            <text:p>1711420384338</text:p>
          </table:table-cell>
          <table:table-cell office:value-type="float" office:value="1711420384327" calcext:value-type="float">
            <text:p>1711420384327</text:p>
          </table:table-cell>
          <table:table-cell table:formula="of:=[.A116]-[.B116]" office:value-type="float" office:value="11" calcext:value-type="float">
            <text:p>11</text:p>
          </table:table-cell>
          <table:table-cell office:value-type="float" office:value="1711420532879" calcext:value-type="float">
            <text:p>1711420532879</text:p>
          </table:table-cell>
          <table:table-cell office:value-type="float" office:value="1711420532862" calcext:value-type="float">
            <text:p>1711420532862</text:p>
          </table:table-cell>
          <table:table-cell table:formula="of:=[.D116]-[.E116]" office:value-type="float" office:value="17" calcext:value-type="float">
            <text:p>17</text:p>
          </table:table-cell>
          <table:table-cell office:value-type="float" office:value="1711420630174" calcext:value-type="float">
            <text:p>1711420630174</text:p>
          </table:table-cell>
          <table:table-cell office:value-type="float" office:value="1711420630153" calcext:value-type="float">
            <text:p>1711420630153</text:p>
          </table:table-cell>
          <table:table-cell table:formula="of:=[.G116]-[.H116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1711420384351" calcext:value-type="float">
            <text:p>1711420384351</text:p>
          </table:table-cell>
          <table:table-cell office:value-type="float" office:value="1711420384340" calcext:value-type="float">
            <text:p>1711420384340</text:p>
          </table:table-cell>
          <table:table-cell table:formula="of:=[.A117]-[.B117]" office:value-type="float" office:value="11" calcext:value-type="float">
            <text:p>11</text:p>
          </table:table-cell>
          <table:table-cell office:value-type="float" office:value="1711420532881" calcext:value-type="float">
            <text:p>1711420532881</text:p>
          </table:table-cell>
          <table:table-cell office:value-type="float" office:value="1711420532863" calcext:value-type="float">
            <text:p>1711420532863</text:p>
          </table:table-cell>
          <table:table-cell table:formula="of:=[.D117]-[.E117]" office:value-type="float" office:value="18" calcext:value-type="float">
            <text:p>18</text:p>
          </table:table-cell>
          <table:table-cell office:value-type="float" office:value="1711420630191" calcext:value-type="float">
            <text:p>1711420630191</text:p>
          </table:table-cell>
          <table:table-cell office:value-type="float" office:value="1711420630165" calcext:value-type="float">
            <text:p>1711420630165</text:p>
          </table:table-cell>
          <table:table-cell table:formula="of:=[.G117]-[.H117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365" calcext:value-type="float">
            <text:p>1711420384365</text:p>
          </table:table-cell>
          <table:table-cell office:value-type="float" office:value="1711420384353" calcext:value-type="float">
            <text:p>1711420384353</text:p>
          </table:table-cell>
          <table:table-cell table:formula="of:=[.A118]-[.B118]" office:value-type="float" office:value="12" calcext:value-type="float">
            <text:p>12</text:p>
          </table:table-cell>
          <table:table-cell office:value-type="float" office:value="1711420532898" calcext:value-type="float">
            <text:p>1711420532898</text:p>
          </table:table-cell>
          <table:table-cell office:value-type="float" office:value="1711420532880" calcext:value-type="float">
            <text:p>1711420532880</text:p>
          </table:table-cell>
          <table:table-cell table:formula="of:=[.D118]-[.E118]" office:value-type="float" office:value="18" calcext:value-type="float">
            <text:p>18</text:p>
          </table:table-cell>
          <table:table-cell office:value-type="float" office:value="1711420630191" calcext:value-type="float">
            <text:p>1711420630191</text:p>
          </table:table-cell>
          <table:table-cell office:value-type="float" office:value="1711420630165" calcext:value-type="float">
            <text:p>1711420630165</text:p>
          </table:table-cell>
          <table:table-cell table:formula="of:=[.G118]-[.H118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380" calcext:value-type="float">
            <text:p>1711420384380</text:p>
          </table:table-cell>
          <table:table-cell office:value-type="float" office:value="1711420384366" calcext:value-type="float">
            <text:p>1711420384366</text:p>
          </table:table-cell>
          <table:table-cell table:formula="of:=[.A119]-[.B119]" office:value-type="float" office:value="14" calcext:value-type="float">
            <text:p>14</text:p>
          </table:table-cell>
          <table:table-cell office:value-type="float" office:value="1711420532898" calcext:value-type="float">
            <text:p>1711420532898</text:p>
          </table:table-cell>
          <table:table-cell office:value-type="float" office:value="1711420532880" calcext:value-type="float">
            <text:p>1711420532880</text:p>
          </table:table-cell>
          <table:table-cell table:formula="of:=[.D119]-[.E119]" office:value-type="float" office:value="18" calcext:value-type="float">
            <text:p>18</text:p>
          </table:table-cell>
          <table:table-cell office:value-type="float" office:value="1711420630192" calcext:value-type="float">
            <text:p>1711420630192</text:p>
          </table:table-cell>
          <table:table-cell office:value-type="float" office:value="1711420630168" calcext:value-type="float">
            <text:p>1711420630168</text:p>
          </table:table-cell>
          <table:table-cell table:formula="of:=[.G119]-[.H119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4393" calcext:value-type="float">
            <text:p>1711420384393</text:p>
          </table:table-cell>
          <table:table-cell office:value-type="float" office:value="1711420384381" calcext:value-type="float">
            <text:p>1711420384381</text:p>
          </table:table-cell>
          <table:table-cell table:formula="of:=[.A120]-[.B120]" office:value-type="float" office:value="12" calcext:value-type="float">
            <text:p>12</text:p>
          </table:table-cell>
          <table:table-cell office:value-type="float" office:value="1711420532899" calcext:value-type="float">
            <text:p>1711420532899</text:p>
          </table:table-cell>
          <table:table-cell office:value-type="float" office:value="1711420532881" calcext:value-type="float">
            <text:p>1711420532881</text:p>
          </table:table-cell>
          <table:table-cell table:formula="of:=[.D120]-[.E120]" office:value-type="float" office:value="18" calcext:value-type="float">
            <text:p>18</text:p>
          </table:table-cell>
          <table:table-cell office:value-type="float" office:value="1711420630195" calcext:value-type="float">
            <text:p>1711420630195</text:p>
          </table:table-cell>
          <table:table-cell office:value-type="float" office:value="1711420630171" calcext:value-type="float">
            <text:p>1711420630171</text:p>
          </table:table-cell>
          <table:table-cell table:formula="of:=[.G120]-[.H120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4406" calcext:value-type="float">
            <text:p>1711420384406</text:p>
          </table:table-cell>
          <table:table-cell office:value-type="float" office:value="1711420384394" calcext:value-type="float">
            <text:p>1711420384394</text:p>
          </table:table-cell>
          <table:table-cell table:formula="of:=[.A121]-[.B121]" office:value-type="float" office:value="12" calcext:value-type="float">
            <text:p>12</text:p>
          </table:table-cell>
          <table:table-cell office:value-type="float" office:value="1711420532900" calcext:value-type="float">
            <text:p>1711420532900</text:p>
          </table:table-cell>
          <table:table-cell office:value-type="float" office:value="1711420532882" calcext:value-type="float">
            <text:p>1711420532882</text:p>
          </table:table-cell>
          <table:table-cell table:formula="of:=[.D121]-[.E121]" office:value-type="float" office:value="18" calcext:value-type="float">
            <text:p>18</text:p>
          </table:table-cell>
          <table:table-cell office:value-type="float" office:value="1711420630195" calcext:value-type="float">
            <text:p>1711420630195</text:p>
          </table:table-cell>
          <table:table-cell office:value-type="float" office:value="1711420630171" calcext:value-type="float">
            <text:p>1711420630171</text:p>
          </table:table-cell>
          <table:table-cell table:formula="of:=[.G121]-[.H12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4419" calcext:value-type="float">
            <text:p>1711420384419</text:p>
          </table:table-cell>
          <table:table-cell office:value-type="float" office:value="1711420384407" calcext:value-type="float">
            <text:p>1711420384407</text:p>
          </table:table-cell>
          <table:table-cell table:formula="of:=[.A122]-[.B122]" office:value-type="float" office:value="12" calcext:value-type="float">
            <text:p>12</text:p>
          </table:table-cell>
          <table:table-cell office:value-type="float" office:value="1711420532917" calcext:value-type="float">
            <text:p>1711420532917</text:p>
          </table:table-cell>
          <table:table-cell office:value-type="float" office:value="1711420532899" calcext:value-type="float">
            <text:p>1711420532899</text:p>
          </table:table-cell>
          <table:table-cell table:formula="of:=[.D122]-[.E122]" office:value-type="float" office:value="18" calcext:value-type="float">
            <text:p>18</text:p>
          </table:table-cell>
          <table:table-cell office:value-type="float" office:value="1711420630197" calcext:value-type="float">
            <text:p>1711420630197</text:p>
          </table:table-cell>
          <table:table-cell office:value-type="float" office:value="1711420630172" calcext:value-type="float">
            <text:p>1711420630172</text:p>
          </table:table-cell>
          <table:table-cell table:formula="of:=[.G122]-[.H122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4433" calcext:value-type="float">
            <text:p>1711420384433</text:p>
          </table:table-cell>
          <table:table-cell office:value-type="float" office:value="1711420384421" calcext:value-type="float">
            <text:p>1711420384421</text:p>
          </table:table-cell>
          <table:table-cell table:formula="of:=[.A123]-[.B123]" office:value-type="float" office:value="12" calcext:value-type="float">
            <text:p>12</text:p>
          </table:table-cell>
          <table:table-cell office:value-type="float" office:value="1711420532918" calcext:value-type="float">
            <text:p>1711420532918</text:p>
          </table:table-cell>
          <table:table-cell office:value-type="float" office:value="1711420532900" calcext:value-type="float">
            <text:p>1711420532900</text:p>
          </table:table-cell>
          <table:table-cell table:formula="of:=[.D123]-[.E123]" office:value-type="float" office:value="18" calcext:value-type="float">
            <text:p>18</text:p>
          </table:table-cell>
          <table:table-cell office:value-type="float" office:value="1711420630203" calcext:value-type="float">
            <text:p>1711420630203</text:p>
          </table:table-cell>
          <table:table-cell office:value-type="float" office:value="1711420630176" calcext:value-type="float">
            <text:p>1711420630176</text:p>
          </table:table-cell>
          <table:table-cell table:formula="of:=[.G123]-[.H123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447" calcext:value-type="float">
            <text:p>1711420384447</text:p>
          </table:table-cell>
          <table:table-cell office:value-type="float" office:value="1711420384434" calcext:value-type="float">
            <text:p>1711420384434</text:p>
          </table:table-cell>
          <table:table-cell table:formula="of:=[.A124]-[.B124]" office:value-type="float" office:value="13" calcext:value-type="float">
            <text:p>13</text:p>
          </table:table-cell>
          <table:table-cell office:value-type="float" office:value="1711420532919" calcext:value-type="float">
            <text:p>1711420532919</text:p>
          </table:table-cell>
          <table:table-cell office:value-type="float" office:value="1711420532900" calcext:value-type="float">
            <text:p>1711420532900</text:p>
          </table:table-cell>
          <table:table-cell table:formula="of:=[.D124]-[.E124]" office:value-type="float" office:value="19" calcext:value-type="float">
            <text:p>19</text:p>
          </table:table-cell>
          <table:table-cell office:value-type="float" office:value="1711420630204" calcext:value-type="float">
            <text:p>1711420630204</text:p>
          </table:table-cell>
          <table:table-cell office:value-type="float" office:value="1711420630176" calcext:value-type="float">
            <text:p>1711420630176</text:p>
          </table:table-cell>
          <table:table-cell table:formula="of:=[.G124]-[.H124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4461" calcext:value-type="float">
            <text:p>1711420384461</text:p>
          </table:table-cell>
          <table:table-cell office:value-type="float" office:value="1711420384448" calcext:value-type="float">
            <text:p>1711420384448</text:p>
          </table:table-cell>
          <table:table-cell table:formula="of:=[.A125]-[.B125]" office:value-type="float" office:value="13" calcext:value-type="float">
            <text:p>13</text:p>
          </table:table-cell>
          <table:table-cell office:value-type="float" office:value="1711420532919" calcext:value-type="float">
            <text:p>1711420532919</text:p>
          </table:table-cell>
          <table:table-cell office:value-type="float" office:value="1711420532901" calcext:value-type="float">
            <text:p>1711420532901</text:p>
          </table:table-cell>
          <table:table-cell table:formula="of:=[.D125]-[.E125]" office:value-type="float" office:value="18" calcext:value-type="float">
            <text:p>18</text:p>
          </table:table-cell>
          <table:table-cell office:value-type="float" office:value="1711420630219" calcext:value-type="float">
            <text:p>1711420630219</text:p>
          </table:table-cell>
          <table:table-cell office:value-type="float" office:value="1711420630193" calcext:value-type="float">
            <text:p>1711420630193</text:p>
          </table:table-cell>
          <table:table-cell table:formula="of:=[.G125]-[.H125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474" calcext:value-type="float">
            <text:p>1711420384474</text:p>
          </table:table-cell>
          <table:table-cell office:value-type="float" office:value="1711420384462" calcext:value-type="float">
            <text:p>1711420384462</text:p>
          </table:table-cell>
          <table:table-cell table:formula="of:=[.A126]-[.B126]" office:value-type="float" office:value="12" calcext:value-type="float">
            <text:p>12</text:p>
          </table:table-cell>
          <table:table-cell office:value-type="float" office:value="1711420532934" calcext:value-type="float">
            <text:p>1711420532934</text:p>
          </table:table-cell>
          <table:table-cell office:value-type="float" office:value="1711420532918" calcext:value-type="float">
            <text:p>1711420532918</text:p>
          </table:table-cell>
          <table:table-cell table:formula="of:=[.D126]-[.E126]" office:value-type="float" office:value="16" calcext:value-type="float">
            <text:p>16</text:p>
          </table:table-cell>
          <table:table-cell office:value-type="float" office:value="1711420630220" calcext:value-type="float">
            <text:p>1711420630220</text:p>
          </table:table-cell>
          <table:table-cell office:value-type="float" office:value="1711420630193" calcext:value-type="float">
            <text:p>1711420630193</text:p>
          </table:table-cell>
          <table:table-cell table:formula="of:=[.G126]-[.H126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487" calcext:value-type="float">
            <text:p>1711420384487</text:p>
          </table:table-cell>
          <table:table-cell office:value-type="float" office:value="1711420384475" calcext:value-type="float">
            <text:p>1711420384475</text:p>
          </table:table-cell>
          <table:table-cell table:formula="of:=[.A127]-[.B127]" office:value-type="float" office:value="12" calcext:value-type="float">
            <text:p>12</text:p>
          </table:table-cell>
          <table:table-cell office:value-type="float" office:value="1711420532935" calcext:value-type="float">
            <text:p>1711420532935</text:p>
          </table:table-cell>
          <table:table-cell office:value-type="float" office:value="1711420532920" calcext:value-type="float">
            <text:p>1711420532920</text:p>
          </table:table-cell>
          <table:table-cell table:formula="of:=[.D127]-[.E127]" office:value-type="float" office:value="15" calcext:value-type="float">
            <text:p>15</text:p>
          </table:table-cell>
          <table:table-cell office:value-type="float" office:value="1711420630221" calcext:value-type="float">
            <text:p>1711420630221</text:p>
          </table:table-cell>
          <table:table-cell office:value-type="float" office:value="1711420630194" calcext:value-type="float">
            <text:p>1711420630194</text:p>
          </table:table-cell>
          <table:table-cell table:formula="of:=[.G127]-[.H127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501" calcext:value-type="float">
            <text:p>1711420384501</text:p>
          </table:table-cell>
          <table:table-cell office:value-type="float" office:value="1711420384489" calcext:value-type="float">
            <text:p>1711420384489</text:p>
          </table:table-cell>
          <table:table-cell table:formula="of:=[.A128]-[.B128]" office:value-type="float" office:value="12" calcext:value-type="float">
            <text:p>12</text:p>
          </table:table-cell>
          <table:table-cell office:value-type="float" office:value="1711420532935" calcext:value-type="float">
            <text:p>1711420532935</text:p>
          </table:table-cell>
          <table:table-cell office:value-type="float" office:value="1711420532920" calcext:value-type="float">
            <text:p>1711420532920</text:p>
          </table:table-cell>
          <table:table-cell table:formula="of:=[.D128]-[.E128]" office:value-type="float" office:value="15" calcext:value-type="float">
            <text:p>15</text:p>
          </table:table-cell>
          <table:table-cell office:value-type="float" office:value="1711420630223" calcext:value-type="float">
            <text:p>1711420630223</text:p>
          </table:table-cell>
          <table:table-cell office:value-type="float" office:value="1711420630197" calcext:value-type="float">
            <text:p>1711420630197</text:p>
          </table:table-cell>
          <table:table-cell table:formula="of:=[.G128]-[.H128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514" calcext:value-type="float">
            <text:p>1711420384514</text:p>
          </table:table-cell>
          <table:table-cell office:value-type="float" office:value="1711420384502" calcext:value-type="float">
            <text:p>1711420384502</text:p>
          </table:table-cell>
          <table:table-cell table:formula="of:=[.A129]-[.B129]" office:value-type="float" office:value="12" calcext:value-type="float">
            <text:p>12</text:p>
          </table:table-cell>
          <table:table-cell office:value-type="float" office:value="1711420532936" calcext:value-type="float">
            <text:p>1711420532936</text:p>
          </table:table-cell>
          <table:table-cell office:value-type="float" office:value="1711420532921" calcext:value-type="float">
            <text:p>1711420532921</text:p>
          </table:table-cell>
          <table:table-cell table:formula="of:=[.D129]-[.E129]" office:value-type="float" office:value="15" calcext:value-type="float">
            <text:p>15</text:p>
          </table:table-cell>
          <table:table-cell office:value-type="float" office:value="1711420630226" calcext:value-type="float">
            <text:p>1711420630226</text:p>
          </table:table-cell>
          <table:table-cell office:value-type="float" office:value="1711420630198" calcext:value-type="float">
            <text:p>1711420630198</text:p>
          </table:table-cell>
          <table:table-cell table:formula="of:=[.G129]-[.H129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4528" calcext:value-type="float">
            <text:p>1711420384528</text:p>
          </table:table-cell>
          <table:table-cell office:value-type="float" office:value="1711420384515" calcext:value-type="float">
            <text:p>1711420384515</text:p>
          </table:table-cell>
          <table:table-cell table:formula="of:=[.A130]-[.B130]" office:value-type="float" office:value="13" calcext:value-type="float">
            <text:p>13</text:p>
          </table:table-cell>
          <table:table-cell office:value-type="float" office:value="1711420532951" calcext:value-type="float">
            <text:p>1711420532951</text:p>
          </table:table-cell>
          <table:table-cell office:value-type="float" office:value="1711420532936" calcext:value-type="float">
            <text:p>1711420532936</text:p>
          </table:table-cell>
          <table:table-cell table:formula="of:=[.D130]-[.E130]" office:value-type="float" office:value="15" calcext:value-type="float">
            <text:p>15</text:p>
          </table:table-cell>
          <table:table-cell office:value-type="float" office:value="1711420630226" calcext:value-type="float">
            <text:p>1711420630226</text:p>
          </table:table-cell>
          <table:table-cell office:value-type="float" office:value="1711420630199" calcext:value-type="float">
            <text:p>1711420630199</text:p>
          </table:table-cell>
          <table:table-cell table:formula="of:=[.G130]-[.H130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542" calcext:value-type="float">
            <text:p>1711420384542</text:p>
          </table:table-cell>
          <table:table-cell office:value-type="float" office:value="1711420384529" calcext:value-type="float">
            <text:p>1711420384529</text:p>
          </table:table-cell>
          <table:table-cell table:formula="of:=[.A131]-[.B131]" office:value-type="float" office:value="13" calcext:value-type="float">
            <text:p>13</text:p>
          </table:table-cell>
          <table:table-cell office:value-type="float" office:value="1711420532952" calcext:value-type="float">
            <text:p>1711420532952</text:p>
          </table:table-cell>
          <table:table-cell office:value-type="float" office:value="1711420532937" calcext:value-type="float">
            <text:p>1711420532937</text:p>
          </table:table-cell>
          <table:table-cell table:formula="of:=[.D131]-[.E131]" office:value-type="float" office:value="15" calcext:value-type="float">
            <text:p>15</text:p>
          </table:table-cell>
          <table:table-cell office:value-type="float" office:value="1711420630230" calcext:value-type="float">
            <text:p>1711420630230</text:p>
          </table:table-cell>
          <table:table-cell office:value-type="float" office:value="1711420630206" calcext:value-type="float">
            <text:p>1711420630206</text:p>
          </table:table-cell>
          <table:table-cell table:formula="of:=[.G131]-[.H13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4555" calcext:value-type="float">
            <text:p>1711420384555</text:p>
          </table:table-cell>
          <table:table-cell office:value-type="float" office:value="1711420384543" calcext:value-type="float">
            <text:p>1711420384543</text:p>
          </table:table-cell>
          <table:table-cell table:formula="of:=[.A132]-[.B132]" office:value-type="float" office:value="12" calcext:value-type="float">
            <text:p>12</text:p>
          </table:table-cell>
          <table:table-cell office:value-type="float" office:value="1711420532953" calcext:value-type="float">
            <text:p>1711420532953</text:p>
          </table:table-cell>
          <table:table-cell office:value-type="float" office:value="1711420532937" calcext:value-type="float">
            <text:p>1711420532937</text:p>
          </table:table-cell>
          <table:table-cell table:formula="of:=[.D132]-[.E132]" office:value-type="float" office:value="16" calcext:value-type="float">
            <text:p>16</text:p>
          </table:table-cell>
          <table:table-cell office:value-type="float" office:value="1711420630230" calcext:value-type="float">
            <text:p>1711420630230</text:p>
          </table:table-cell>
          <table:table-cell office:value-type="float" office:value="1711420630208" calcext:value-type="float">
            <text:p>1711420630208</text:p>
          </table:table-cell>
          <table:table-cell table:formula="of:=[.G132]-[.H132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4568" calcext:value-type="float">
            <text:p>1711420384568</text:p>
          </table:table-cell>
          <table:table-cell office:value-type="float" office:value="1711420384556" calcext:value-type="float">
            <text:p>1711420384556</text:p>
          </table:table-cell>
          <table:table-cell table:formula="of:=[.A133]-[.B133]" office:value-type="float" office:value="12" calcext:value-type="float">
            <text:p>12</text:p>
          </table:table-cell>
          <table:table-cell office:value-type="float" office:value="1711420532954" calcext:value-type="float">
            <text:p>1711420532954</text:p>
          </table:table-cell>
          <table:table-cell office:value-type="float" office:value="1711420532938" calcext:value-type="float">
            <text:p>1711420532938</text:p>
          </table:table-cell>
          <table:table-cell table:formula="of:=[.D133]-[.E133]" office:value-type="float" office:value="16" calcext:value-type="float">
            <text:p>16</text:p>
          </table:table-cell>
          <table:table-cell office:value-type="float" office:value="1711420630246" calcext:value-type="float">
            <text:p>1711420630246</text:p>
          </table:table-cell>
          <table:table-cell office:value-type="float" office:value="1711420630221" calcext:value-type="float">
            <text:p>1711420630221</text:p>
          </table:table-cell>
          <table:table-cell table:formula="of:=[.G133]-[.H133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4581" calcext:value-type="float">
            <text:p>1711420384581</text:p>
          </table:table-cell>
          <table:table-cell office:value-type="float" office:value="1711420384569" calcext:value-type="float">
            <text:p>1711420384569</text:p>
          </table:table-cell>
          <table:table-cell table:formula="of:=[.A134]-[.B134]" office:value-type="float" office:value="12" calcext:value-type="float">
            <text:p>12</text:p>
          </table:table-cell>
          <table:table-cell office:value-type="float" office:value="1711420532969" calcext:value-type="float">
            <text:p>1711420532969</text:p>
          </table:table-cell>
          <table:table-cell office:value-type="float" office:value="1711420532953" calcext:value-type="float">
            <text:p>1711420532953</text:p>
          </table:table-cell>
          <table:table-cell table:formula="of:=[.D134]-[.E134]" office:value-type="float" office:value="16" calcext:value-type="float">
            <text:p>16</text:p>
          </table:table-cell>
          <table:table-cell office:value-type="float" office:value="1711420630246" calcext:value-type="float">
            <text:p>1711420630246</text:p>
          </table:table-cell>
          <table:table-cell office:value-type="float" office:value="1711420630222" calcext:value-type="float">
            <text:p>1711420630222</text:p>
          </table:table-cell>
          <table:table-cell table:formula="of:=[.G134]-[.H134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4595" calcext:value-type="float">
            <text:p>1711420384595</text:p>
          </table:table-cell>
          <table:table-cell office:value-type="float" office:value="1711420384582" calcext:value-type="float">
            <text:p>1711420384582</text:p>
          </table:table-cell>
          <table:table-cell table:formula="of:=[.A135]-[.B135]" office:value-type="float" office:value="13" calcext:value-type="float">
            <text:p>13</text:p>
          </table:table-cell>
          <table:table-cell office:value-type="float" office:value="1711420532972" calcext:value-type="float">
            <text:p>1711420532972</text:p>
          </table:table-cell>
          <table:table-cell office:value-type="float" office:value="1711420532954" calcext:value-type="float">
            <text:p>1711420532954</text:p>
          </table:table-cell>
          <table:table-cell table:formula="of:=[.D135]-[.E135]" office:value-type="float" office:value="18" calcext:value-type="float">
            <text:p>18</text:p>
          </table:table-cell>
          <table:table-cell office:value-type="float" office:value="1711420630247" calcext:value-type="float">
            <text:p>1711420630247</text:p>
          </table:table-cell>
          <table:table-cell office:value-type="float" office:value="1711420630224" calcext:value-type="float">
            <text:p>1711420630224</text:p>
          </table:table-cell>
          <table:table-cell table:formula="of:=[.G135]-[.H135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4608" calcext:value-type="float">
            <text:p>1711420384608</text:p>
          </table:table-cell>
          <table:table-cell office:value-type="float" office:value="1711420384596" calcext:value-type="float">
            <text:p>1711420384596</text:p>
          </table:table-cell>
          <table:table-cell table:formula="of:=[.A136]-[.B136]" office:value-type="float" office:value="12" calcext:value-type="float">
            <text:p>12</text:p>
          </table:table-cell>
          <table:table-cell office:value-type="float" office:value="1711420532973" calcext:value-type="float">
            <text:p>1711420532973</text:p>
          </table:table-cell>
          <table:table-cell office:value-type="float" office:value="1711420532955" calcext:value-type="float">
            <text:p>1711420532955</text:p>
          </table:table-cell>
          <table:table-cell table:formula="of:=[.D136]-[.E136]" office:value-type="float" office:value="18" calcext:value-type="float">
            <text:p>18</text:p>
          </table:table-cell>
          <table:table-cell office:value-type="float" office:value="1711420630247" calcext:value-type="float">
            <text:p>1711420630247</text:p>
          </table:table-cell>
          <table:table-cell office:value-type="float" office:value="1711420630226" calcext:value-type="float">
            <text:p>1711420630226</text:p>
          </table:table-cell>
          <table:table-cell table:formula="of:=[.G136]-[.H136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1711420384622" calcext:value-type="float">
            <text:p>1711420384622</text:p>
          </table:table-cell>
          <table:table-cell office:value-type="float" office:value="1711420384610" calcext:value-type="float">
            <text:p>1711420384610</text:p>
          </table:table-cell>
          <table:table-cell table:formula="of:=[.A137]-[.B137]" office:value-type="float" office:value="12" calcext:value-type="float">
            <text:p>12</text:p>
          </table:table-cell>
          <table:table-cell office:value-type="float" office:value="1711420532974" calcext:value-type="float">
            <text:p>1711420532974</text:p>
          </table:table-cell>
          <table:table-cell office:value-type="float" office:value="1711420532955" calcext:value-type="float">
            <text:p>1711420532955</text:p>
          </table:table-cell>
          <table:table-cell table:formula="of:=[.D137]-[.E137]" office:value-type="float" office:value="19" calcext:value-type="float">
            <text:p>19</text:p>
          </table:table-cell>
          <table:table-cell office:value-type="float" office:value="1711420630250" calcext:value-type="float">
            <text:p>1711420630250</text:p>
          </table:table-cell>
          <table:table-cell office:value-type="float" office:value="1711420630228" calcext:value-type="float">
            <text:p>1711420630228</text:p>
          </table:table-cell>
          <table:table-cell table:formula="of:=[.G137]-[.H137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4635" calcext:value-type="float">
            <text:p>1711420384635</text:p>
          </table:table-cell>
          <table:table-cell office:value-type="float" office:value="1711420384623" calcext:value-type="float">
            <text:p>1711420384623</text:p>
          </table:table-cell>
          <table:table-cell table:formula="of:=[.A138]-[.B138]" office:value-type="float" office:value="12" calcext:value-type="float">
            <text:p>12</text:p>
          </table:table-cell>
          <table:table-cell office:value-type="float" office:value="1711420532986" calcext:value-type="float">
            <text:p>1711420532986</text:p>
          </table:table-cell>
          <table:table-cell office:value-type="float" office:value="1711420532970" calcext:value-type="float">
            <text:p>1711420532970</text:p>
          </table:table-cell>
          <table:table-cell table:formula="of:=[.D138]-[.E138]" office:value-type="float" office:value="16" calcext:value-type="float">
            <text:p>16</text:p>
          </table:table-cell>
          <table:table-cell office:value-type="float" office:value="1711420630251" calcext:value-type="float">
            <text:p>1711420630251</text:p>
          </table:table-cell>
          <table:table-cell office:value-type="float" office:value="1711420630228" calcext:value-type="float">
            <text:p>1711420630228</text:p>
          </table:table-cell>
          <table:table-cell table:formula="of:=[.G138]-[.H138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4648" calcext:value-type="float">
            <text:p>1711420384648</text:p>
          </table:table-cell>
          <table:table-cell office:value-type="float" office:value="1711420384636" calcext:value-type="float">
            <text:p>1711420384636</text:p>
          </table:table-cell>
          <table:table-cell table:formula="of:=[.A139]-[.B139]" office:value-type="float" office:value="12" calcext:value-type="float">
            <text:p>12</text:p>
          </table:table-cell>
          <table:table-cell office:value-type="float" office:value="1711420532990" calcext:value-type="float">
            <text:p>1711420532990</text:p>
          </table:table-cell>
          <table:table-cell office:value-type="float" office:value="1711420532975" calcext:value-type="float">
            <text:p>1711420532975</text:p>
          </table:table-cell>
          <table:table-cell table:formula="of:=[.D139]-[.E139]" office:value-type="float" office:value="15" calcext:value-type="float">
            <text:p>15</text:p>
          </table:table-cell>
          <table:table-cell office:value-type="float" office:value="1711420630256" calcext:value-type="float">
            <text:p>1711420630256</text:p>
          </table:table-cell>
          <table:table-cell office:value-type="float" office:value="1711420630231" calcext:value-type="float">
            <text:p>1711420630231</text:p>
          </table:table-cell>
          <table:table-cell table:formula="of:=[.G139]-[.H139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4661" calcext:value-type="float">
            <text:p>1711420384661</text:p>
          </table:table-cell>
          <table:table-cell office:value-type="float" office:value="1711420384649" calcext:value-type="float">
            <text:p>1711420384649</text:p>
          </table:table-cell>
          <table:table-cell table:formula="of:=[.A140]-[.B140]" office:value-type="float" office:value="12" calcext:value-type="float">
            <text:p>12</text:p>
          </table:table-cell>
          <table:table-cell office:value-type="float" office:value="1711420532992" calcext:value-type="float">
            <text:p>1711420532992</text:p>
          </table:table-cell>
          <table:table-cell office:value-type="float" office:value="1711420532975" calcext:value-type="float">
            <text:p>1711420532975</text:p>
          </table:table-cell>
          <table:table-cell table:formula="of:=[.D140]-[.E140]" office:value-type="float" office:value="17" calcext:value-type="float">
            <text:p>17</text:p>
          </table:table-cell>
          <table:table-cell office:value-type="float" office:value="1711420630259" calcext:value-type="float">
            <text:p>1711420630259</text:p>
          </table:table-cell>
          <table:table-cell office:value-type="float" office:value="1711420630232" calcext:value-type="float">
            <text:p>1711420630232</text:p>
          </table:table-cell>
          <table:table-cell table:formula="of:=[.G140]-[.H140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675" calcext:value-type="float">
            <text:p>1711420384675</text:p>
          </table:table-cell>
          <table:table-cell office:value-type="float" office:value="1711420384662" calcext:value-type="float">
            <text:p>1711420384662</text:p>
          </table:table-cell>
          <table:table-cell table:formula="of:=[.A141]-[.B141]" office:value-type="float" office:value="13" calcext:value-type="float">
            <text:p>13</text:p>
          </table:table-cell>
          <table:table-cell office:value-type="float" office:value="1711420532992" calcext:value-type="float">
            <text:p>1711420532992</text:p>
          </table:table-cell>
          <table:table-cell office:value-type="float" office:value="1711420532976" calcext:value-type="float">
            <text:p>1711420532976</text:p>
          </table:table-cell>
          <table:table-cell table:formula="of:=[.D141]-[.E141]" office:value-type="float" office:value="16" calcext:value-type="float">
            <text:p>16</text:p>
          </table:table-cell>
          <table:table-cell office:value-type="float" office:value="1711420630275" calcext:value-type="float">
            <text:p>1711420630275</text:p>
          </table:table-cell>
          <table:table-cell office:value-type="float" office:value="1711420630248" calcext:value-type="float">
            <text:p>1711420630248</text:p>
          </table:table-cell>
          <table:table-cell table:formula="of:=[.G141]-[.H14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688" calcext:value-type="float">
            <text:p>1711420384688</text:p>
          </table:table-cell>
          <table:table-cell office:value-type="float" office:value="1711420384676" calcext:value-type="float">
            <text:p>1711420384676</text:p>
          </table:table-cell>
          <table:table-cell table:formula="of:=[.A142]-[.B142]" office:value-type="float" office:value="12" calcext:value-type="float">
            <text:p>12</text:p>
          </table:table-cell>
          <table:table-cell office:value-type="float" office:value="1711420533003" calcext:value-type="float">
            <text:p>1711420533003</text:p>
          </table:table-cell>
          <table:table-cell office:value-type="float" office:value="1711420532988" calcext:value-type="float">
            <text:p>1711420532988</text:p>
          </table:table-cell>
          <table:table-cell table:formula="of:=[.D142]-[.E142]" office:value-type="float" office:value="15" calcext:value-type="float">
            <text:p>15</text:p>
          </table:table-cell>
          <table:table-cell office:value-type="float" office:value="1711420630277" calcext:value-type="float">
            <text:p>1711420630277</text:p>
          </table:table-cell>
          <table:table-cell office:value-type="float" office:value="1711420630248" calcext:value-type="float">
            <text:p>1711420630248</text:p>
          </table:table-cell>
          <table:table-cell table:formula="of:=[.G142]-[.H142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4701" calcext:value-type="float">
            <text:p>1711420384701</text:p>
          </table:table-cell>
          <table:table-cell office:value-type="float" office:value="1711420384690" calcext:value-type="float">
            <text:p>1711420384690</text:p>
          </table:table-cell>
          <table:table-cell table:formula="of:=[.A143]-[.B143]" office:value-type="float" office:value="11" calcext:value-type="float">
            <text:p>11</text:p>
          </table:table-cell>
          <table:table-cell office:value-type="float" office:value="1711420533008" calcext:value-type="float">
            <text:p>1711420533008</text:p>
          </table:table-cell>
          <table:table-cell office:value-type="float" office:value="1711420532992" calcext:value-type="float">
            <text:p>1711420532992</text:p>
          </table:table-cell>
          <table:table-cell table:formula="of:=[.D143]-[.E143]" office:value-type="float" office:value="16" calcext:value-type="float">
            <text:p>16</text:p>
          </table:table-cell>
          <table:table-cell office:value-type="float" office:value="1711420630278" calcext:value-type="float">
            <text:p>1711420630278</text:p>
          </table:table-cell>
          <table:table-cell office:value-type="float" office:value="1711420630249" calcext:value-type="float">
            <text:p>1711420630249</text:p>
          </table:table-cell>
          <table:table-cell table:formula="of:=[.G143]-[.H143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4715" calcext:value-type="float">
            <text:p>1711420384715</text:p>
          </table:table-cell>
          <table:table-cell office:value-type="float" office:value="1711420384703" calcext:value-type="float">
            <text:p>1711420384703</text:p>
          </table:table-cell>
          <table:table-cell table:formula="of:=[.A144]-[.B144]" office:value-type="float" office:value="12" calcext:value-type="float">
            <text:p>12</text:p>
          </table:table-cell>
          <table:table-cell office:value-type="float" office:value="1711420533009" calcext:value-type="float">
            <text:p>1711420533009</text:p>
          </table:table-cell>
          <table:table-cell office:value-type="float" office:value="1711420532993" calcext:value-type="float">
            <text:p>1711420532993</text:p>
          </table:table-cell>
          <table:table-cell table:formula="of:=[.D144]-[.E144]" office:value-type="float" office:value="16" calcext:value-type="float">
            <text:p>16</text:p>
          </table:table-cell>
          <table:table-cell office:value-type="float" office:value="1711420630280" calcext:value-type="float">
            <text:p>1711420630280</text:p>
          </table:table-cell>
          <table:table-cell office:value-type="float" office:value="1711420630249" calcext:value-type="float">
            <text:p>1711420630249</text:p>
          </table:table-cell>
          <table:table-cell table:formula="of:=[.G144]-[.H144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711420384729" calcext:value-type="float">
            <text:p>1711420384729</text:p>
          </table:table-cell>
          <table:table-cell office:value-type="float" office:value="1711420384716" calcext:value-type="float">
            <text:p>1711420384716</text:p>
          </table:table-cell>
          <table:table-cell table:formula="of:=[.A145]-[.B145]" office:value-type="float" office:value="13" calcext:value-type="float">
            <text:p>13</text:p>
          </table:table-cell>
          <table:table-cell office:value-type="float" office:value="1711420533010" calcext:value-type="float">
            <text:p>1711420533010</text:p>
          </table:table-cell>
          <table:table-cell office:value-type="float" office:value="1711420532993" calcext:value-type="float">
            <text:p>1711420532993</text:p>
          </table:table-cell>
          <table:table-cell table:formula="of:=[.D145]-[.E145]" office:value-type="float" office:value="17" calcext:value-type="float">
            <text:p>17</text:p>
          </table:table-cell>
          <table:table-cell office:value-type="float" office:value="1711420630280" calcext:value-type="float">
            <text:p>1711420630280</text:p>
          </table:table-cell>
          <table:table-cell office:value-type="float" office:value="1711420630253" calcext:value-type="float">
            <text:p>1711420630253</text:p>
          </table:table-cell>
          <table:table-cell table:formula="of:=[.G145]-[.H145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742" calcext:value-type="float">
            <text:p>1711420384742</text:p>
          </table:table-cell>
          <table:table-cell office:value-type="float" office:value="1711420384730" calcext:value-type="float">
            <text:p>1711420384730</text:p>
          </table:table-cell>
          <table:table-cell table:formula="of:=[.A146]-[.B146]" office:value-type="float" office:value="12" calcext:value-type="float">
            <text:p>12</text:p>
          </table:table-cell>
          <table:table-cell office:value-type="float" office:value="1711420533020" calcext:value-type="float">
            <text:p>1711420533020</text:p>
          </table:table-cell>
          <table:table-cell office:value-type="float" office:value="1711420533005" calcext:value-type="float">
            <text:p>1711420533005</text:p>
          </table:table-cell>
          <table:table-cell table:formula="of:=[.D146]-[.E146]" office:value-type="float" office:value="15" calcext:value-type="float">
            <text:p>15</text:p>
          </table:table-cell>
          <table:table-cell office:value-type="float" office:value="1711420630280" calcext:value-type="float">
            <text:p>1711420630280</text:p>
          </table:table-cell>
          <table:table-cell office:value-type="float" office:value="1711420630254" calcext:value-type="float">
            <text:p>1711420630254</text:p>
          </table:table-cell>
          <table:table-cell table:formula="of:=[.G146]-[.H146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4754" calcext:value-type="float">
            <text:p>1711420384754</text:p>
          </table:table-cell>
          <table:table-cell office:value-type="float" office:value="1711420384743" calcext:value-type="float">
            <text:p>1711420384743</text:p>
          </table:table-cell>
          <table:table-cell table:formula="of:=[.A147]-[.B147]" office:value-type="float" office:value="11" calcext:value-type="float">
            <text:p>11</text:p>
          </table:table-cell>
          <table:table-cell office:value-type="float" office:value="1711420533025" calcext:value-type="float">
            <text:p>1711420533025</text:p>
          </table:table-cell>
          <table:table-cell office:value-type="float" office:value="1711420533009" calcext:value-type="float">
            <text:p>1711420533009</text:p>
          </table:table-cell>
          <table:table-cell table:formula="of:=[.D147]-[.E147]" office:value-type="float" office:value="16" calcext:value-type="float">
            <text:p>16</text:p>
          </table:table-cell>
          <table:table-cell office:value-type="float" office:value="1711420630280" calcext:value-type="float">
            <text:p>1711420630280</text:p>
          </table:table-cell>
          <table:table-cell office:value-type="float" office:value="1711420630258" calcext:value-type="float">
            <text:p>1711420630258</text:p>
          </table:table-cell>
          <table:table-cell table:formula="of:=[.G147]-[.H147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4767" calcext:value-type="float">
            <text:p>1711420384767</text:p>
          </table:table-cell>
          <table:table-cell office:value-type="float" office:value="1711420384756" calcext:value-type="float">
            <text:p>1711420384756</text:p>
          </table:table-cell>
          <table:table-cell table:formula="of:=[.A148]-[.B148]" office:value-type="float" office:value="11" calcext:value-type="float">
            <text:p>11</text:p>
          </table:table-cell>
          <table:table-cell office:value-type="float" office:value="1711420533027" calcext:value-type="float">
            <text:p>1711420533027</text:p>
          </table:table-cell>
          <table:table-cell office:value-type="float" office:value="1711420533011" calcext:value-type="float">
            <text:p>1711420533011</text:p>
          </table:table-cell>
          <table:table-cell table:formula="of:=[.D148]-[.E148]" office:value-type="float" office:value="16" calcext:value-type="float">
            <text:p>16</text:p>
          </table:table-cell>
          <table:table-cell office:value-type="float" office:value="1711420630289" calcext:value-type="float">
            <text:p>1711420630289</text:p>
          </table:table-cell>
          <table:table-cell office:value-type="float" office:value="1711420630260" calcext:value-type="float">
            <text:p>1711420630260</text:p>
          </table:table-cell>
          <table:table-cell table:formula="of:=[.G148]-[.H148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4780" calcext:value-type="float">
            <text:p>1711420384780</text:p>
          </table:table-cell>
          <table:table-cell office:value-type="float" office:value="1711420384768" calcext:value-type="float">
            <text:p>1711420384768</text:p>
          </table:table-cell>
          <table:table-cell table:formula="of:=[.A149]-[.B149]" office:value-type="float" office:value="12" calcext:value-type="float">
            <text:p>12</text:p>
          </table:table-cell>
          <table:table-cell office:value-type="float" office:value="1711420533027" calcext:value-type="float">
            <text:p>1711420533027</text:p>
          </table:table-cell>
          <table:table-cell office:value-type="float" office:value="1711420533011" calcext:value-type="float">
            <text:p>1711420533011</text:p>
          </table:table-cell>
          <table:table-cell table:formula="of:=[.D149]-[.E149]" office:value-type="float" office:value="16" calcext:value-type="float">
            <text:p>16</text:p>
          </table:table-cell>
          <table:table-cell office:value-type="float" office:value="1711420630299" calcext:value-type="float">
            <text:p>1711420630299</text:p>
          </table:table-cell>
          <table:table-cell office:value-type="float" office:value="1711420630277" calcext:value-type="float">
            <text:p>1711420630277</text:p>
          </table:table-cell>
          <table:table-cell table:formula="of:=[.G149]-[.H149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4793" calcext:value-type="float">
            <text:p>1711420384793</text:p>
          </table:table-cell>
          <table:table-cell office:value-type="float" office:value="1711420384781" calcext:value-type="float">
            <text:p>1711420384781</text:p>
          </table:table-cell>
          <table:table-cell table:formula="of:=[.A150]-[.B150]" office:value-type="float" office:value="12" calcext:value-type="float">
            <text:p>12</text:p>
          </table:table-cell>
          <table:table-cell office:value-type="float" office:value="1711420533037" calcext:value-type="float">
            <text:p>1711420533037</text:p>
          </table:table-cell>
          <table:table-cell office:value-type="float" office:value="1711420533022" calcext:value-type="float">
            <text:p>1711420533022</text:p>
          </table:table-cell>
          <table:table-cell table:formula="of:=[.D150]-[.E150]" office:value-type="float" office:value="15" calcext:value-type="float">
            <text:p>15</text:p>
          </table:table-cell>
          <table:table-cell office:value-type="float" office:value="1711420630302" calcext:value-type="float">
            <text:p>1711420630302</text:p>
          </table:table-cell>
          <table:table-cell office:value-type="float" office:value="1711420630279" calcext:value-type="float">
            <text:p>1711420630279</text:p>
          </table:table-cell>
          <table:table-cell table:formula="of:=[.G150]-[.H150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4806" calcext:value-type="float">
            <text:p>1711420384806</text:p>
          </table:table-cell>
          <table:table-cell office:value-type="float" office:value="1711420384795" calcext:value-type="float">
            <text:p>1711420384795</text:p>
          </table:table-cell>
          <table:table-cell table:formula="of:=[.A151]-[.B151]" office:value-type="float" office:value="11" calcext:value-type="float">
            <text:p>11</text:p>
          </table:table-cell>
          <table:table-cell office:value-type="float" office:value="1711420533042" calcext:value-type="float">
            <text:p>1711420533042</text:p>
          </table:table-cell>
          <table:table-cell office:value-type="float" office:value="1711420533027" calcext:value-type="float">
            <text:p>1711420533027</text:p>
          </table:table-cell>
          <table:table-cell table:formula="of:=[.D151]-[.E151]" office:value-type="float" office:value="15" calcext:value-type="float">
            <text:p>15</text:p>
          </table:table-cell>
          <table:table-cell office:value-type="float" office:value="1711420630310" calcext:value-type="float">
            <text:p>1711420630310</text:p>
          </table:table-cell>
          <table:table-cell office:value-type="float" office:value="1711420630280" calcext:value-type="float">
            <text:p>1711420630280</text:p>
          </table:table-cell>
          <table:table-cell table:formula="of:=[.G151]-[.H151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711420384820" calcext:value-type="float">
            <text:p>1711420384820</text:p>
          </table:table-cell>
          <table:table-cell office:value-type="float" office:value="1711420384807" calcext:value-type="float">
            <text:p>1711420384807</text:p>
          </table:table-cell>
          <table:table-cell table:formula="of:=[.A152]-[.B152]" office:value-type="float" office:value="13" calcext:value-type="float">
            <text:p>13</text:p>
          </table:table-cell>
          <table:table-cell office:value-type="float" office:value="1711420533044" calcext:value-type="float">
            <text:p>1711420533044</text:p>
          </table:table-cell>
          <table:table-cell office:value-type="float" office:value="1711420533028" calcext:value-type="float">
            <text:p>1711420533028</text:p>
          </table:table-cell>
          <table:table-cell table:formula="of:=[.D152]-[.E152]" office:value-type="float" office:value="16" calcext:value-type="float">
            <text:p>16</text:p>
          </table:table-cell>
          <table:table-cell office:value-type="float" office:value="1711420630310" calcext:value-type="float">
            <text:p>1711420630310</text:p>
          </table:table-cell>
          <table:table-cell office:value-type="float" office:value="1711420630282" calcext:value-type="float">
            <text:p>1711420630282</text:p>
          </table:table-cell>
          <table:table-cell table:formula="of:=[.G152]-[.H152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4833" calcext:value-type="float">
            <text:p>1711420384833</text:p>
          </table:table-cell>
          <table:table-cell office:value-type="float" office:value="1711420384821" calcext:value-type="float">
            <text:p>1711420384821</text:p>
          </table:table-cell>
          <table:table-cell table:formula="of:=[.A153]-[.B153]" office:value-type="float" office:value="12" calcext:value-type="float">
            <text:p>12</text:p>
          </table:table-cell>
          <table:table-cell office:value-type="float" office:value="1711420533045" calcext:value-type="float">
            <text:p>1711420533045</text:p>
          </table:table-cell>
          <table:table-cell office:value-type="float" office:value="1711420533029" calcext:value-type="float">
            <text:p>1711420533029</text:p>
          </table:table-cell>
          <table:table-cell table:formula="of:=[.D153]-[.E153]" office:value-type="float" office:value="16" calcext:value-type="float">
            <text:p>16</text:p>
          </table:table-cell>
          <table:table-cell office:value-type="float" office:value="1711420630311" calcext:value-type="float">
            <text:p>1711420630311</text:p>
          </table:table-cell>
          <table:table-cell office:value-type="float" office:value="1711420630282" calcext:value-type="float">
            <text:p>1711420630282</text:p>
          </table:table-cell>
          <table:table-cell table:formula="of:=[.G153]-[.H153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4847" calcext:value-type="float">
            <text:p>1711420384847</text:p>
          </table:table-cell>
          <table:table-cell office:value-type="float" office:value="1711420384834" calcext:value-type="float">
            <text:p>1711420384834</text:p>
          </table:table-cell>
          <table:table-cell table:formula="of:=[.A154]-[.B154]" office:value-type="float" office:value="13" calcext:value-type="float">
            <text:p>13</text:p>
          </table:table-cell>
          <table:table-cell office:value-type="float" office:value="1711420533053" calcext:value-type="float">
            <text:p>1711420533053</text:p>
          </table:table-cell>
          <table:table-cell office:value-type="float" office:value="1711420533039" calcext:value-type="float">
            <text:p>1711420533039</text:p>
          </table:table-cell>
          <table:table-cell table:formula="of:=[.D154]-[.E154]" office:value-type="float" office:value="14" calcext:value-type="float">
            <text:p>14</text:p>
          </table:table-cell>
          <table:table-cell office:value-type="float" office:value="1711420630311" calcext:value-type="float">
            <text:p>1711420630311</text:p>
          </table:table-cell>
          <table:table-cell office:value-type="float" office:value="1711420630282" calcext:value-type="float">
            <text:p>1711420630282</text:p>
          </table:table-cell>
          <table:table-cell table:formula="of:=[.G154]-[.H154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4861" calcext:value-type="float">
            <text:p>1711420384861</text:p>
          </table:table-cell>
          <table:table-cell office:value-type="float" office:value="1711420384848" calcext:value-type="float">
            <text:p>1711420384848</text:p>
          </table:table-cell>
          <table:table-cell table:formula="of:=[.A155]-[.B155]" office:value-type="float" office:value="13" calcext:value-type="float">
            <text:p>13</text:p>
          </table:table-cell>
          <table:table-cell office:value-type="float" office:value="1711420533059" calcext:value-type="float">
            <text:p>1711420533059</text:p>
          </table:table-cell>
          <table:table-cell office:value-type="float" office:value="1711420533044" calcext:value-type="float">
            <text:p>1711420533044</text:p>
          </table:table-cell>
          <table:table-cell table:formula="of:=[.D155]-[.E155]" office:value-type="float" office:value="15" calcext:value-type="float">
            <text:p>15</text:p>
          </table:table-cell>
          <table:table-cell office:value-type="float" office:value="1711420630311" calcext:value-type="float">
            <text:p>1711420630311</text:p>
          </table:table-cell>
          <table:table-cell office:value-type="float" office:value="1711420630284" calcext:value-type="float">
            <text:p>1711420630284</text:p>
          </table:table-cell>
          <table:table-cell table:formula="of:=[.G155]-[.H155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874" calcext:value-type="float">
            <text:p>1711420384874</text:p>
          </table:table-cell>
          <table:table-cell office:value-type="float" office:value="1711420384862" calcext:value-type="float">
            <text:p>1711420384862</text:p>
          </table:table-cell>
          <table:table-cell table:formula="of:=[.A156]-[.B156]" office:value-type="float" office:value="12" calcext:value-type="float">
            <text:p>12</text:p>
          </table:table-cell>
          <table:table-cell office:value-type="float" office:value="1711420533062" calcext:value-type="float">
            <text:p>1711420533062</text:p>
          </table:table-cell>
          <table:table-cell office:value-type="float" office:value="1711420533046" calcext:value-type="float">
            <text:p>1711420533046</text:p>
          </table:table-cell>
          <table:table-cell table:formula="of:=[.D156]-[.E156]" office:value-type="float" office:value="16" calcext:value-type="float">
            <text:p>16</text:p>
          </table:table-cell>
          <table:table-cell office:value-type="float" office:value="1711420630322" calcext:value-type="float">
            <text:p>1711420630322</text:p>
          </table:table-cell>
          <table:table-cell office:value-type="float" office:value="1711420630291" calcext:value-type="float">
            <text:p>1711420630291</text:p>
          </table:table-cell>
          <table:table-cell table:formula="of:=[.G156]-[.H156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711420384887" calcext:value-type="float">
            <text:p>1711420384887</text:p>
          </table:table-cell>
          <table:table-cell office:value-type="float" office:value="1711420384875" calcext:value-type="float">
            <text:p>1711420384875</text:p>
          </table:table-cell>
          <table:table-cell table:formula="of:=[.A157]-[.B157]" office:value-type="float" office:value="12" calcext:value-type="float">
            <text:p>12</text:p>
          </table:table-cell>
          <table:table-cell office:value-type="float" office:value="1711420533067" calcext:value-type="float">
            <text:p>1711420533067</text:p>
          </table:table-cell>
          <table:table-cell office:value-type="float" office:value="1711420533046" calcext:value-type="float">
            <text:p>1711420533046</text:p>
          </table:table-cell>
          <table:table-cell table:formula="of:=[.D157]-[.E157]" office:value-type="float" office:value="21" calcext:value-type="float">
            <text:p>21</text:p>
          </table:table-cell>
          <table:table-cell office:value-type="float" office:value="1711420630331" calcext:value-type="float">
            <text:p>1711420630331</text:p>
          </table:table-cell>
          <table:table-cell office:value-type="float" office:value="1711420630306" calcext:value-type="float">
            <text:p>1711420630306</text:p>
          </table:table-cell>
          <table:table-cell table:formula="of:=[.G157]-[.H157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4900" calcext:value-type="float">
            <text:p>1711420384900</text:p>
          </table:table-cell>
          <table:table-cell office:value-type="float" office:value="1711420384888" calcext:value-type="float">
            <text:p>1711420384888</text:p>
          </table:table-cell>
          <table:table-cell table:formula="of:=[.A158]-[.B158]" office:value-type="float" office:value="12" calcext:value-type="float">
            <text:p>12</text:p>
          </table:table-cell>
          <table:table-cell office:value-type="float" office:value="1711420533078" calcext:value-type="float">
            <text:p>1711420533078</text:p>
          </table:table-cell>
          <table:table-cell office:value-type="float" office:value="1711420533055" calcext:value-type="float">
            <text:p>1711420533055</text:p>
          </table:table-cell>
          <table:table-cell table:formula="of:=[.D158]-[.E158]" office:value-type="float" office:value="23" calcext:value-type="float">
            <text:p>23</text:p>
          </table:table-cell>
          <table:table-cell office:value-type="float" office:value="1711420630331" calcext:value-type="float">
            <text:p>1711420630331</text:p>
          </table:table-cell>
          <table:table-cell office:value-type="float" office:value="1711420630308" calcext:value-type="float">
            <text:p>1711420630308</text:p>
          </table:table-cell>
          <table:table-cell table:formula="of:=[.G158]-[.H158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4913" calcext:value-type="float">
            <text:p>1711420384913</text:p>
          </table:table-cell>
          <table:table-cell office:value-type="float" office:value="1711420384901" calcext:value-type="float">
            <text:p>1711420384901</text:p>
          </table:table-cell>
          <table:table-cell table:formula="of:=[.A159]-[.B159]" office:value-type="float" office:value="12" calcext:value-type="float">
            <text:p>12</text:p>
          </table:table-cell>
          <table:table-cell office:value-type="float" office:value="1711420533081" calcext:value-type="float">
            <text:p>1711420533081</text:p>
          </table:table-cell>
          <table:table-cell office:value-type="float" office:value="1711420533061" calcext:value-type="float">
            <text:p>1711420533061</text:p>
          </table:table-cell>
          <table:table-cell table:formula="of:=[.D159]-[.E159]" office:value-type="float" office:value="20" calcext:value-type="float">
            <text:p>20</text:p>
          </table:table-cell>
          <table:table-cell office:value-type="float" office:value="1711420630341" calcext:value-type="float">
            <text:p>1711420630341</text:p>
          </table:table-cell>
          <table:table-cell office:value-type="float" office:value="1711420630312" calcext:value-type="float">
            <text:p>1711420630312</text:p>
          </table:table-cell>
          <table:table-cell table:formula="of:=[.G159]-[.H159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4926" calcext:value-type="float">
            <text:p>1711420384926</text:p>
          </table:table-cell>
          <table:table-cell office:value-type="float" office:value="1711420384914" calcext:value-type="float">
            <text:p>1711420384914</text:p>
          </table:table-cell>
          <table:table-cell table:formula="of:=[.A160]-[.B160]" office:value-type="float" office:value="12" calcext:value-type="float">
            <text:p>12</text:p>
          </table:table-cell>
          <table:table-cell office:value-type="float" office:value="1711420533086" calcext:value-type="float">
            <text:p>1711420533086</text:p>
          </table:table-cell>
          <table:table-cell office:value-type="float" office:value="1711420533066" calcext:value-type="float">
            <text:p>1711420533066</text:p>
          </table:table-cell>
          <table:table-cell table:formula="of:=[.D160]-[.E160]" office:value-type="float" office:value="20" calcext:value-type="float">
            <text:p>20</text:p>
          </table:table-cell>
          <table:table-cell office:value-type="float" office:value="1711420630341" calcext:value-type="float">
            <text:p>1711420630341</text:p>
          </table:table-cell>
          <table:table-cell office:value-type="float" office:value="1711420630312" calcext:value-type="float">
            <text:p>1711420630312</text:p>
          </table:table-cell>
          <table:table-cell table:formula="of:=[.G160]-[.H160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4939" calcext:value-type="float">
            <text:p>1711420384939</text:p>
          </table:table-cell>
          <table:table-cell office:value-type="float" office:value="1711420384927" calcext:value-type="float">
            <text:p>1711420384927</text:p>
          </table:table-cell>
          <table:table-cell table:formula="of:=[.A161]-[.B161]" office:value-type="float" office:value="12" calcext:value-type="float">
            <text:p>12</text:p>
          </table:table-cell>
          <table:table-cell office:value-type="float" office:value="1711420533091" calcext:value-type="float">
            <text:p>1711420533091</text:p>
          </table:table-cell>
          <table:table-cell office:value-type="float" office:value="1711420533068" calcext:value-type="float">
            <text:p>1711420533068</text:p>
          </table:table-cell>
          <table:table-cell table:formula="of:=[.D161]-[.E161]" office:value-type="float" office:value="23" calcext:value-type="float">
            <text:p>23</text:p>
          </table:table-cell>
          <table:table-cell office:value-type="float" office:value="1711420630341" calcext:value-type="float">
            <text:p>1711420630341</text:p>
          </table:table-cell>
          <table:table-cell office:value-type="float" office:value="1711420630312" calcext:value-type="float">
            <text:p>1711420630312</text:p>
          </table:table-cell>
          <table:table-cell table:formula="of:=[.G161]-[.H16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4952" calcext:value-type="float">
            <text:p>1711420384952</text:p>
          </table:table-cell>
          <table:table-cell office:value-type="float" office:value="1711420384940" calcext:value-type="float">
            <text:p>1711420384940</text:p>
          </table:table-cell>
          <table:table-cell table:formula="of:=[.A162]-[.B162]" office:value-type="float" office:value="12" calcext:value-type="float">
            <text:p>12</text:p>
          </table:table-cell>
          <table:table-cell office:value-type="float" office:value="1711420533099" calcext:value-type="float">
            <text:p>1711420533099</text:p>
          </table:table-cell>
          <table:table-cell office:value-type="float" office:value="1711420533080" calcext:value-type="float">
            <text:p>1711420533080</text:p>
          </table:table-cell>
          <table:table-cell table:formula="of:=[.D162]-[.E162]" office:value-type="float" office:value="19" calcext:value-type="float">
            <text:p>19</text:p>
          </table:table-cell>
          <table:table-cell office:value-type="float" office:value="1711420630341" calcext:value-type="float">
            <text:p>1711420630341</text:p>
          </table:table-cell>
          <table:table-cell office:value-type="float" office:value="1711420630314" calcext:value-type="float">
            <text:p>1711420630314</text:p>
          </table:table-cell>
          <table:table-cell table:formula="of:=[.G162]-[.H162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4965" calcext:value-type="float">
            <text:p>1711420384965</text:p>
          </table:table-cell>
          <table:table-cell office:value-type="float" office:value="1711420384953" calcext:value-type="float">
            <text:p>1711420384953</text:p>
          </table:table-cell>
          <table:table-cell table:formula="of:=[.A163]-[.B163]" office:value-type="float" office:value="12" calcext:value-type="float">
            <text:p>12</text:p>
          </table:table-cell>
          <table:table-cell office:value-type="float" office:value="1711420533099" calcext:value-type="float">
            <text:p>1711420533099</text:p>
          </table:table-cell>
          <table:table-cell office:value-type="float" office:value="1711420533082" calcext:value-type="float">
            <text:p>1711420533082</text:p>
          </table:table-cell>
          <table:table-cell table:formula="of:=[.D163]-[.E163]" office:value-type="float" office:value="17" calcext:value-type="float">
            <text:p>17</text:p>
          </table:table-cell>
          <table:table-cell office:value-type="float" office:value="1711420630343" calcext:value-type="float">
            <text:p>1711420630343</text:p>
          </table:table-cell>
          <table:table-cell office:value-type="float" office:value="1711420630314" calcext:value-type="float">
            <text:p>1711420630314</text:p>
          </table:table-cell>
          <table:table-cell table:formula="of:=[.G163]-[.H163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4979" calcext:value-type="float">
            <text:p>1711420384979</text:p>
          </table:table-cell>
          <table:table-cell office:value-type="float" office:value="1711420384966" calcext:value-type="float">
            <text:p>1711420384966</text:p>
          </table:table-cell>
          <table:table-cell table:formula="of:=[.A164]-[.B164]" office:value-type="float" office:value="13" calcext:value-type="float">
            <text:p>13</text:p>
          </table:table-cell>
          <table:table-cell office:value-type="float" office:value="1711420533105" calcext:value-type="float">
            <text:p>1711420533105</text:p>
          </table:table-cell>
          <table:table-cell office:value-type="float" office:value="1711420533088" calcext:value-type="float">
            <text:p>1711420533088</text:p>
          </table:table-cell>
          <table:table-cell table:formula="of:=[.D164]-[.E164]" office:value-type="float" office:value="17" calcext:value-type="float">
            <text:p>17</text:p>
          </table:table-cell>
          <table:table-cell office:value-type="float" office:value="1711420630348" calcext:value-type="float">
            <text:p>1711420630348</text:p>
          </table:table-cell>
          <table:table-cell office:value-type="float" office:value="1711420630325" calcext:value-type="float">
            <text:p>1711420630325</text:p>
          </table:table-cell>
          <table:table-cell table:formula="of:=[.G164]-[.H164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4993" calcext:value-type="float">
            <text:p>1711420384993</text:p>
          </table:table-cell>
          <table:table-cell office:value-type="float" office:value="1711420384980" calcext:value-type="float">
            <text:p>1711420384980</text:p>
          </table:table-cell>
          <table:table-cell table:formula="of:=[.A165]-[.B165]" office:value-type="float" office:value="13" calcext:value-type="float">
            <text:p>13</text:p>
          </table:table-cell>
          <table:table-cell office:value-type="float" office:value="1711420533109" calcext:value-type="float">
            <text:p>1711420533109</text:p>
          </table:table-cell>
          <table:table-cell office:value-type="float" office:value="1711420533092" calcext:value-type="float">
            <text:p>1711420533092</text:p>
          </table:table-cell>
          <table:table-cell table:formula="of:=[.D165]-[.E165]" office:value-type="float" office:value="17" calcext:value-type="float">
            <text:p>17</text:p>
          </table:table-cell>
          <table:table-cell office:value-type="float" office:value="1711420630355" calcext:value-type="float">
            <text:p>1711420630355</text:p>
          </table:table-cell>
          <table:table-cell office:value-type="float" office:value="1711420630333" calcext:value-type="float">
            <text:p>1711420630333</text:p>
          </table:table-cell>
          <table:table-cell table:formula="of:=[.G165]-[.H165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5006" calcext:value-type="float">
            <text:p>1711420385006</text:p>
          </table:table-cell>
          <table:table-cell office:value-type="float" office:value="1711420384994" calcext:value-type="float">
            <text:p>1711420384994</text:p>
          </table:table-cell>
          <table:table-cell table:formula="of:=[.A166]-[.B166]" office:value-type="float" office:value="12" calcext:value-type="float">
            <text:p>12</text:p>
          </table:table-cell>
          <table:table-cell office:value-type="float" office:value="1711420533116" calcext:value-type="float">
            <text:p>1711420533116</text:p>
          </table:table-cell>
          <table:table-cell office:value-type="float" office:value="1711420533100" calcext:value-type="float">
            <text:p>1711420533100</text:p>
          </table:table-cell>
          <table:table-cell table:formula="of:=[.D166]-[.E166]" office:value-type="float" office:value="16" calcext:value-type="float">
            <text:p>16</text:p>
          </table:table-cell>
          <table:table-cell office:value-type="float" office:value="1711420630358" calcext:value-type="float">
            <text:p>1711420630358</text:p>
          </table:table-cell>
          <table:table-cell office:value-type="float" office:value="1711420630334" calcext:value-type="float">
            <text:p>1711420630334</text:p>
          </table:table-cell>
          <table:table-cell table:formula="of:=[.G166]-[.H166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019" calcext:value-type="float">
            <text:p>1711420385019</text:p>
          </table:table-cell>
          <table:table-cell office:value-type="float" office:value="1711420385007" calcext:value-type="float">
            <text:p>1711420385007</text:p>
          </table:table-cell>
          <table:table-cell table:formula="of:=[.A167]-[.B167]" office:value-type="float" office:value="12" calcext:value-type="float">
            <text:p>12</text:p>
          </table:table-cell>
          <table:table-cell office:value-type="float" office:value="1711420533117" calcext:value-type="float">
            <text:p>1711420533117</text:p>
          </table:table-cell>
          <table:table-cell office:value-type="float" office:value="1711420533101" calcext:value-type="float">
            <text:p>1711420533101</text:p>
          </table:table-cell>
          <table:table-cell table:formula="of:=[.D167]-[.E167]" office:value-type="float" office:value="16" calcext:value-type="float">
            <text:p>16</text:p>
          </table:table-cell>
          <table:table-cell office:value-type="float" office:value="1711420630368" calcext:value-type="float">
            <text:p>1711420630368</text:p>
          </table:table-cell>
          <table:table-cell office:value-type="float" office:value="1711420630343" calcext:value-type="float">
            <text:p>1711420630343</text:p>
          </table:table-cell>
          <table:table-cell table:formula="of:=[.G167]-[.H167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032" calcext:value-type="float">
            <text:p>1711420385032</text:p>
          </table:table-cell>
          <table:table-cell office:value-type="float" office:value="1711420385020" calcext:value-type="float">
            <text:p>1711420385020</text:p>
          </table:table-cell>
          <table:table-cell table:formula="of:=[.A168]-[.B168]" office:value-type="float" office:value="12" calcext:value-type="float">
            <text:p>12</text:p>
          </table:table-cell>
          <table:table-cell office:value-type="float" office:value="1711420533122" calcext:value-type="float">
            <text:p>1711420533122</text:p>
          </table:table-cell>
          <table:table-cell office:value-type="float" office:value="1711420533107" calcext:value-type="float">
            <text:p>1711420533107</text:p>
          </table:table-cell>
          <table:table-cell table:formula="of:=[.D168]-[.E168]" office:value-type="float" office:value="15" calcext:value-type="float">
            <text:p>15</text:p>
          </table:table-cell>
          <table:table-cell office:value-type="float" office:value="1711420630370" calcext:value-type="float">
            <text:p>1711420630370</text:p>
          </table:table-cell>
          <table:table-cell office:value-type="float" office:value="1711420630343" calcext:value-type="float">
            <text:p>1711420630343</text:p>
          </table:table-cell>
          <table:table-cell table:formula="of:=[.G168]-[.H168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5045" calcext:value-type="float">
            <text:p>1711420385045</text:p>
          </table:table-cell>
          <table:table-cell office:value-type="float" office:value="1711420385033" calcext:value-type="float">
            <text:p>1711420385033</text:p>
          </table:table-cell>
          <table:table-cell table:formula="of:=[.A169]-[.B169]" office:value-type="float" office:value="12" calcext:value-type="float">
            <text:p>12</text:p>
          </table:table-cell>
          <table:table-cell office:value-type="float" office:value="1711420533127" calcext:value-type="float">
            <text:p>1711420533127</text:p>
          </table:table-cell>
          <table:table-cell office:value-type="float" office:value="1711420533111" calcext:value-type="float">
            <text:p>1711420533111</text:p>
          </table:table-cell>
          <table:table-cell table:formula="of:=[.D169]-[.E169]" office:value-type="float" office:value="16" calcext:value-type="float">
            <text:p>16</text:p>
          </table:table-cell>
          <table:table-cell office:value-type="float" office:value="1711420630371" calcext:value-type="float">
            <text:p>1711420630371</text:p>
          </table:table-cell>
          <table:table-cell office:value-type="float" office:value="1711420630343" calcext:value-type="float">
            <text:p>1711420630343</text:p>
          </table:table-cell>
          <table:table-cell table:formula="of:=[.G169]-[.H169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5058" calcext:value-type="float">
            <text:p>1711420385058</text:p>
          </table:table-cell>
          <table:table-cell office:value-type="float" office:value="1711420385046" calcext:value-type="float">
            <text:p>1711420385046</text:p>
          </table:table-cell>
          <table:table-cell table:formula="of:=[.A170]-[.B170]" office:value-type="float" office:value="12" calcext:value-type="float">
            <text:p>12</text:p>
          </table:table-cell>
          <table:table-cell office:value-type="float" office:value="1711420533134" calcext:value-type="float">
            <text:p>1711420533134</text:p>
          </table:table-cell>
          <table:table-cell office:value-type="float" office:value="1711420533117" calcext:value-type="float">
            <text:p>1711420533117</text:p>
          </table:table-cell>
          <table:table-cell table:formula="of:=[.D170]-[.E170]" office:value-type="float" office:value="17" calcext:value-type="float">
            <text:p>17</text:p>
          </table:table-cell>
          <table:table-cell office:value-type="float" office:value="1711420630371" calcext:value-type="float">
            <text:p>1711420630371</text:p>
          </table:table-cell>
          <table:table-cell office:value-type="float" office:value="1711420630343" calcext:value-type="float">
            <text:p>1711420630343</text:p>
          </table:table-cell>
          <table:table-cell table:formula="of:=[.G170]-[.H170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5071" calcext:value-type="float">
            <text:p>1711420385071</text:p>
          </table:table-cell>
          <table:table-cell office:value-type="float" office:value="1711420385059" calcext:value-type="float">
            <text:p>1711420385059</text:p>
          </table:table-cell>
          <table:table-cell table:formula="of:=[.A171]-[.B171]" office:value-type="float" office:value="12" calcext:value-type="float">
            <text:p>12</text:p>
          </table:table-cell>
          <table:table-cell office:value-type="float" office:value="1711420533135" calcext:value-type="float">
            <text:p>1711420533135</text:p>
          </table:table-cell>
          <table:table-cell office:value-type="float" office:value="1711420533119" calcext:value-type="float">
            <text:p>1711420533119</text:p>
          </table:table-cell>
          <table:table-cell table:formula="of:=[.D171]-[.E171]" office:value-type="float" office:value="16" calcext:value-type="float">
            <text:p>16</text:p>
          </table:table-cell>
          <table:table-cell office:value-type="float" office:value="1711420630371" calcext:value-type="float">
            <text:p>1711420630371</text:p>
          </table:table-cell>
          <table:table-cell office:value-type="float" office:value="1711420630345" calcext:value-type="float">
            <text:p>1711420630345</text:p>
          </table:table-cell>
          <table:table-cell table:formula="of:=[.G171]-[.H17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5084" calcext:value-type="float">
            <text:p>1711420385084</text:p>
          </table:table-cell>
          <table:table-cell office:value-type="float" office:value="1711420385072" calcext:value-type="float">
            <text:p>1711420385072</text:p>
          </table:table-cell>
          <table:table-cell table:formula="of:=[.A172]-[.B172]" office:value-type="float" office:value="12" calcext:value-type="float">
            <text:p>12</text:p>
          </table:table-cell>
          <table:table-cell office:value-type="float" office:value="1711420533142" calcext:value-type="float">
            <text:p>1711420533142</text:p>
          </table:table-cell>
          <table:table-cell office:value-type="float" office:value="1711420533124" calcext:value-type="float">
            <text:p>1711420533124</text:p>
          </table:table-cell>
          <table:table-cell table:formula="of:=[.D172]-[.E172]" office:value-type="float" office:value="18" calcext:value-type="float">
            <text:p>18</text:p>
          </table:table-cell>
          <table:table-cell office:value-type="float" office:value="1711420630379" calcext:value-type="float">
            <text:p>1711420630379</text:p>
          </table:table-cell>
          <table:table-cell office:value-type="float" office:value="1711420630350" calcext:value-type="float">
            <text:p>1711420630350</text:p>
          </table:table-cell>
          <table:table-cell table:formula="of:=[.G172]-[.H172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5098" calcext:value-type="float">
            <text:p>1711420385098</text:p>
          </table:table-cell>
          <table:table-cell office:value-type="float" office:value="1711420385085" calcext:value-type="float">
            <text:p>1711420385085</text:p>
          </table:table-cell>
          <table:table-cell table:formula="of:=[.A173]-[.B173]" office:value-type="float" office:value="13" calcext:value-type="float">
            <text:p>13</text:p>
          </table:table-cell>
          <table:table-cell office:value-type="float" office:value="1711420533145" calcext:value-type="float">
            <text:p>1711420533145</text:p>
          </table:table-cell>
          <table:table-cell office:value-type="float" office:value="1711420533128" calcext:value-type="float">
            <text:p>1711420533128</text:p>
          </table:table-cell>
          <table:table-cell table:formula="of:=[.D173]-[.E173]" office:value-type="float" office:value="17" calcext:value-type="float">
            <text:p>17</text:p>
          </table:table-cell>
          <table:table-cell office:value-type="float" office:value="1711420630384" calcext:value-type="float">
            <text:p>1711420630384</text:p>
          </table:table-cell>
          <table:table-cell office:value-type="float" office:value="1711420630358" calcext:value-type="float">
            <text:p>1711420630358</text:p>
          </table:table-cell>
          <table:table-cell table:formula="of:=[.G173]-[.H173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5111" calcext:value-type="float">
            <text:p>1711420385111</text:p>
          </table:table-cell>
          <table:table-cell office:value-type="float" office:value="1711420385099" calcext:value-type="float">
            <text:p>1711420385099</text:p>
          </table:table-cell>
          <table:table-cell table:formula="of:=[.A174]-[.B174]" office:value-type="float" office:value="12" calcext:value-type="float">
            <text:p>12</text:p>
          </table:table-cell>
          <table:table-cell office:value-type="float" office:value="1711420533152" calcext:value-type="float">
            <text:p>1711420533152</text:p>
          </table:table-cell>
          <table:table-cell office:value-type="float" office:value="1711420533135" calcext:value-type="float">
            <text:p>1711420533135</text:p>
          </table:table-cell>
          <table:table-cell table:formula="of:=[.D174]-[.E174]" office:value-type="float" office:value="17" calcext:value-type="float">
            <text:p>17</text:p>
          </table:table-cell>
          <table:table-cell office:value-type="float" office:value="1711420630384" calcext:value-type="float">
            <text:p>1711420630384</text:p>
          </table:table-cell>
          <table:table-cell office:value-type="float" office:value="1711420630360" calcext:value-type="float">
            <text:p>1711420630360</text:p>
          </table:table-cell>
          <table:table-cell table:formula="of:=[.G174]-[.H174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124" calcext:value-type="float">
            <text:p>1711420385124</text:p>
          </table:table-cell>
          <table:table-cell office:value-type="float" office:value="1711420385112" calcext:value-type="float">
            <text:p>1711420385112</text:p>
          </table:table-cell>
          <table:table-cell table:formula="of:=[.A175]-[.B175]" office:value-type="float" office:value="12" calcext:value-type="float">
            <text:p>12</text:p>
          </table:table-cell>
          <table:table-cell office:value-type="float" office:value="1711420533153" calcext:value-type="float">
            <text:p>1711420533153</text:p>
          </table:table-cell>
          <table:table-cell office:value-type="float" office:value="1711420533136" calcext:value-type="float">
            <text:p>1711420533136</text:p>
          </table:table-cell>
          <table:table-cell table:formula="of:=[.D175]-[.E175]" office:value-type="float" office:value="17" calcext:value-type="float">
            <text:p>17</text:p>
          </table:table-cell>
          <table:table-cell office:value-type="float" office:value="1711420630395" calcext:value-type="float">
            <text:p>1711420630395</text:p>
          </table:table-cell>
          <table:table-cell office:value-type="float" office:value="1711420630373" calcext:value-type="float">
            <text:p>1711420630373</text:p>
          </table:table-cell>
          <table:table-cell table:formula="of:=[.G175]-[.H175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5137" calcext:value-type="float">
            <text:p>1711420385137</text:p>
          </table:table-cell>
          <table:table-cell office:value-type="float" office:value="1711420385125" calcext:value-type="float">
            <text:p>1711420385125</text:p>
          </table:table-cell>
          <table:table-cell table:formula="of:=[.A176]-[.B176]" office:value-type="float" office:value="12" calcext:value-type="float">
            <text:p>12</text:p>
          </table:table-cell>
          <table:table-cell office:value-type="float" office:value="1711420533160" calcext:value-type="float">
            <text:p>1711420533160</text:p>
          </table:table-cell>
          <table:table-cell office:value-type="float" office:value="1711420533143" calcext:value-type="float">
            <text:p>1711420533143</text:p>
          </table:table-cell>
          <table:table-cell table:formula="of:=[.D176]-[.E176]" office:value-type="float" office:value="17" calcext:value-type="float">
            <text:p>17</text:p>
          </table:table-cell>
          <table:table-cell office:value-type="float" office:value="1711420630396" calcext:value-type="float">
            <text:p>1711420630396</text:p>
          </table:table-cell>
          <table:table-cell office:value-type="float" office:value="1711420630373" calcext:value-type="float">
            <text:p>1711420630373</text:p>
          </table:table-cell>
          <table:table-cell table:formula="of:=[.G176]-[.H176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150" calcext:value-type="float">
            <text:p>1711420385150</text:p>
          </table:table-cell>
          <table:table-cell office:value-type="float" office:value="1711420385139" calcext:value-type="float">
            <text:p>1711420385139</text:p>
          </table:table-cell>
          <table:table-cell table:formula="of:=[.A177]-[.B177]" office:value-type="float" office:value="11" calcext:value-type="float">
            <text:p>11</text:p>
          </table:table-cell>
          <table:table-cell office:value-type="float" office:value="1711420533162" calcext:value-type="float">
            <text:p>1711420533162</text:p>
          </table:table-cell>
          <table:table-cell office:value-type="float" office:value="1711420533146" calcext:value-type="float">
            <text:p>1711420533146</text:p>
          </table:table-cell>
          <table:table-cell table:formula="of:=[.D177]-[.E177]" office:value-type="float" office:value="16" calcext:value-type="float">
            <text:p>16</text:p>
          </table:table-cell>
          <table:table-cell office:value-type="float" office:value="1711420630396" calcext:value-type="float">
            <text:p>1711420630396</text:p>
          </table:table-cell>
          <table:table-cell office:value-type="float" office:value="1711420630373" calcext:value-type="float">
            <text:p>1711420630373</text:p>
          </table:table-cell>
          <table:table-cell table:formula="of:=[.G177]-[.H177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164" calcext:value-type="float">
            <text:p>1711420385164</text:p>
          </table:table-cell>
          <table:table-cell office:value-type="float" office:value="1711420385152" calcext:value-type="float">
            <text:p>1711420385152</text:p>
          </table:table-cell>
          <table:table-cell table:formula="of:=[.A178]-[.B178]" office:value-type="float" office:value="12" calcext:value-type="float">
            <text:p>12</text:p>
          </table:table-cell>
          <table:table-cell office:value-type="float" office:value="1711420533169" calcext:value-type="float">
            <text:p>1711420533169</text:p>
          </table:table-cell>
          <table:table-cell office:value-type="float" office:value="1711420533153" calcext:value-type="float">
            <text:p>1711420533153</text:p>
          </table:table-cell>
          <table:table-cell table:formula="of:=[.D178]-[.E178]" office:value-type="float" office:value="16" calcext:value-type="float">
            <text:p>16</text:p>
          </table:table-cell>
          <table:table-cell office:value-type="float" office:value="1711420630398" calcext:value-type="float">
            <text:p>1711420630398</text:p>
          </table:table-cell>
          <table:table-cell office:value-type="float" office:value="1711420630374" calcext:value-type="float">
            <text:p>1711420630374</text:p>
          </table:table-cell>
          <table:table-cell table:formula="of:=[.G178]-[.H178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178" calcext:value-type="float">
            <text:p>1711420385178</text:p>
          </table:table-cell>
          <table:table-cell office:value-type="float" office:value="1711420385165" calcext:value-type="float">
            <text:p>1711420385165</text:p>
          </table:table-cell>
          <table:table-cell table:formula="of:=[.A179]-[.B179]" office:value-type="float" office:value="13" calcext:value-type="float">
            <text:p>13</text:p>
          </table:table-cell>
          <table:table-cell office:value-type="float" office:value="1711420533170" calcext:value-type="float">
            <text:p>1711420533170</text:p>
          </table:table-cell>
          <table:table-cell office:value-type="float" office:value="1711420533155" calcext:value-type="float">
            <text:p>1711420533155</text:p>
          </table:table-cell>
          <table:table-cell table:formula="of:=[.D179]-[.E179]" office:value-type="float" office:value="15" calcext:value-type="float">
            <text:p>15</text:p>
          </table:table-cell>
          <table:table-cell office:value-type="float" office:value="1711420630399" calcext:value-type="float">
            <text:p>1711420630399</text:p>
          </table:table-cell>
          <table:table-cell office:value-type="float" office:value="1711420630375" calcext:value-type="float">
            <text:p>1711420630375</text:p>
          </table:table-cell>
          <table:table-cell table:formula="of:=[.G179]-[.H179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191" calcext:value-type="float">
            <text:p>1711420385191</text:p>
          </table:table-cell>
          <table:table-cell office:value-type="float" office:value="1711420385179" calcext:value-type="float">
            <text:p>1711420385179</text:p>
          </table:table-cell>
          <table:table-cell table:formula="of:=[.A180]-[.B180]" office:value-type="float" office:value="12" calcext:value-type="float">
            <text:p>12</text:p>
          </table:table-cell>
          <table:table-cell office:value-type="float" office:value="1711420533178" calcext:value-type="float">
            <text:p>1711420533178</text:p>
          </table:table-cell>
          <table:table-cell office:value-type="float" office:value="1711420533162" calcext:value-type="float">
            <text:p>1711420533162</text:p>
          </table:table-cell>
          <table:table-cell table:formula="of:=[.D180]-[.E180]" office:value-type="float" office:value="16" calcext:value-type="float">
            <text:p>16</text:p>
          </table:table-cell>
          <table:table-cell office:value-type="float" office:value="1711420630408" calcext:value-type="float">
            <text:p>1711420630408</text:p>
          </table:table-cell>
          <table:table-cell office:value-type="float" office:value="1711420630381" calcext:value-type="float">
            <text:p>1711420630381</text:p>
          </table:table-cell>
          <table:table-cell table:formula="of:=[.G180]-[.H180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5206" calcext:value-type="float">
            <text:p>1711420385206</text:p>
          </table:table-cell>
          <table:table-cell office:value-type="float" office:value="1711420385192" calcext:value-type="float">
            <text:p>1711420385192</text:p>
          </table:table-cell>
          <table:table-cell table:formula="of:=[.A181]-[.B181]" office:value-type="float" office:value="14" calcext:value-type="float">
            <text:p>14</text:p>
          </table:table-cell>
          <table:table-cell office:value-type="float" office:value="1711420533178" calcext:value-type="float">
            <text:p>1711420533178</text:p>
          </table:table-cell>
          <table:table-cell office:value-type="float" office:value="1711420533163" calcext:value-type="float">
            <text:p>1711420533163</text:p>
          </table:table-cell>
          <table:table-cell table:formula="of:=[.D181]-[.E181]" office:value-type="float" office:value="15" calcext:value-type="float">
            <text:p>15</text:p>
          </table:table-cell>
          <table:table-cell office:value-type="float" office:value="1711420630415" calcext:value-type="float">
            <text:p>1711420630415</text:p>
          </table:table-cell>
          <table:table-cell office:value-type="float" office:value="1711420630387" calcext:value-type="float">
            <text:p>1711420630387</text:p>
          </table:table-cell>
          <table:table-cell table:formula="of:=[.G181]-[.H181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5220" calcext:value-type="float">
            <text:p>1711420385220</text:p>
          </table:table-cell>
          <table:table-cell office:value-type="float" office:value="1711420385207" calcext:value-type="float">
            <text:p>1711420385207</text:p>
          </table:table-cell>
          <table:table-cell table:formula="of:=[.A182]-[.B182]" office:value-type="float" office:value="13" calcext:value-type="float">
            <text:p>13</text:p>
          </table:table-cell>
          <table:table-cell office:value-type="float" office:value="1711420533187" calcext:value-type="float">
            <text:p>1711420533187</text:p>
          </table:table-cell>
          <table:table-cell office:value-type="float" office:value="1711420533171" calcext:value-type="float">
            <text:p>1711420533171</text:p>
          </table:table-cell>
          <table:table-cell table:formula="of:=[.D182]-[.E182]" office:value-type="float" office:value="16" calcext:value-type="float">
            <text:p>16</text:p>
          </table:table-cell>
          <table:table-cell office:value-type="float" office:value="1711420630415" calcext:value-type="float">
            <text:p>1711420630415</text:p>
          </table:table-cell>
          <table:table-cell office:value-type="float" office:value="1711420630387" calcext:value-type="float">
            <text:p>1711420630387</text:p>
          </table:table-cell>
          <table:table-cell table:formula="of:=[.G182]-[.H182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5234" calcext:value-type="float">
            <text:p>1711420385234</text:p>
          </table:table-cell>
          <table:table-cell office:value-type="float" office:value="1711420385222" calcext:value-type="float">
            <text:p>1711420385222</text:p>
          </table:table-cell>
          <table:table-cell table:formula="of:=[.A183]-[.B183]" office:value-type="float" office:value="12" calcext:value-type="float">
            <text:p>12</text:p>
          </table:table-cell>
          <table:table-cell office:value-type="float" office:value="1711420533189" calcext:value-type="float">
            <text:p>1711420533189</text:p>
          </table:table-cell>
          <table:table-cell office:value-type="float" office:value="1711420533172" calcext:value-type="float">
            <text:p>1711420533172</text:p>
          </table:table-cell>
          <table:table-cell table:formula="of:=[.D183]-[.E183]" office:value-type="float" office:value="17" calcext:value-type="float">
            <text:p>17</text:p>
          </table:table-cell>
          <table:table-cell office:value-type="float" office:value="1711420630422" calcext:value-type="float">
            <text:p>1711420630422</text:p>
          </table:table-cell>
          <table:table-cell office:value-type="float" office:value="1711420630396" calcext:value-type="float">
            <text:p>1711420630396</text:p>
          </table:table-cell>
          <table:table-cell table:formula="of:=[.G183]-[.H183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5247" calcext:value-type="float">
            <text:p>1711420385247</text:p>
          </table:table-cell>
          <table:table-cell office:value-type="float" office:value="1711420385235" calcext:value-type="float">
            <text:p>1711420385235</text:p>
          </table:table-cell>
          <table:table-cell table:formula="of:=[.A184]-[.B184]" office:value-type="float" office:value="12" calcext:value-type="float">
            <text:p>12</text:p>
          </table:table-cell>
          <table:table-cell office:value-type="float" office:value="1711420533198" calcext:value-type="float">
            <text:p>1711420533198</text:p>
          </table:table-cell>
          <table:table-cell office:value-type="float" office:value="1711420533179" calcext:value-type="float">
            <text:p>1711420533179</text:p>
          </table:table-cell>
          <table:table-cell table:formula="of:=[.D184]-[.E184]" office:value-type="float" office:value="19" calcext:value-type="float">
            <text:p>19</text:p>
          </table:table-cell>
          <table:table-cell office:value-type="float" office:value="1711420630422" calcext:value-type="float">
            <text:p>1711420630422</text:p>
          </table:table-cell>
          <table:table-cell office:value-type="float" office:value="1711420630398" calcext:value-type="float">
            <text:p>1711420630398</text:p>
          </table:table-cell>
          <table:table-cell table:formula="of:=[.G184]-[.H184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260" calcext:value-type="float">
            <text:p>1711420385260</text:p>
          </table:table-cell>
          <table:table-cell office:value-type="float" office:value="1711420385248" calcext:value-type="float">
            <text:p>1711420385248</text:p>
          </table:table-cell>
          <table:table-cell table:formula="of:=[.A185]-[.B185]" office:value-type="float" office:value="12" calcext:value-type="float">
            <text:p>12</text:p>
          </table:table-cell>
          <table:table-cell office:value-type="float" office:value="1711420533199" calcext:value-type="float">
            <text:p>1711420533199</text:p>
          </table:table-cell>
          <table:table-cell office:value-type="float" office:value="1711420533180" calcext:value-type="float">
            <text:p>1711420533180</text:p>
          </table:table-cell>
          <table:table-cell table:formula="of:=[.D185]-[.E185]" office:value-type="float" office:value="19" calcext:value-type="float">
            <text:p>19</text:p>
          </table:table-cell>
          <table:table-cell office:value-type="float" office:value="1711420630423" calcext:value-type="float">
            <text:p>1711420630423</text:p>
          </table:table-cell>
          <table:table-cell office:value-type="float" office:value="1711420630398" calcext:value-type="float">
            <text:p>1711420630398</text:p>
          </table:table-cell>
          <table:table-cell table:formula="of:=[.G185]-[.H185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273" calcext:value-type="float">
            <text:p>1711420385273</text:p>
          </table:table-cell>
          <table:table-cell office:value-type="float" office:value="1711420385262" calcext:value-type="float">
            <text:p>1711420385262</text:p>
          </table:table-cell>
          <table:table-cell table:formula="of:=[.A186]-[.B186]" office:value-type="float" office:value="11" calcext:value-type="float">
            <text:p>11</text:p>
          </table:table-cell>
          <table:table-cell office:value-type="float" office:value="1711420533208" calcext:value-type="float">
            <text:p>1711420533208</text:p>
          </table:table-cell>
          <table:table-cell office:value-type="float" office:value="1711420533190" calcext:value-type="float">
            <text:p>1711420533190</text:p>
          </table:table-cell>
          <table:table-cell table:formula="of:=[.D186]-[.E186]" office:value-type="float" office:value="18" calcext:value-type="float">
            <text:p>18</text:p>
          </table:table-cell>
          <table:table-cell office:value-type="float" office:value="1711420630425" calcext:value-type="float">
            <text:p>1711420630425</text:p>
          </table:table-cell>
          <table:table-cell office:value-type="float" office:value="1711420630402" calcext:value-type="float">
            <text:p>1711420630402</text:p>
          </table:table-cell>
          <table:table-cell table:formula="of:=[.G186]-[.H186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287" calcext:value-type="float">
            <text:p>1711420385287</text:p>
          </table:table-cell>
          <table:table-cell office:value-type="float" office:value="1711420385275" calcext:value-type="float">
            <text:p>1711420385275</text:p>
          </table:table-cell>
          <table:table-cell table:formula="of:=[.A187]-[.B187]" office:value-type="float" office:value="12" calcext:value-type="float">
            <text:p>12</text:p>
          </table:table-cell>
          <table:table-cell office:value-type="float" office:value="1711420533210" calcext:value-type="float">
            <text:p>1711420533210</text:p>
          </table:table-cell>
          <table:table-cell office:value-type="float" office:value="1711420533191" calcext:value-type="float">
            <text:p>1711420533191</text:p>
          </table:table-cell>
          <table:table-cell table:formula="of:=[.D187]-[.E187]" office:value-type="float" office:value="19" calcext:value-type="float">
            <text:p>19</text:p>
          </table:table-cell>
          <table:table-cell office:value-type="float" office:value="1711420630425" calcext:value-type="float">
            <text:p>1711420630425</text:p>
          </table:table-cell>
          <table:table-cell office:value-type="float" office:value="1711420630402" calcext:value-type="float">
            <text:p>1711420630402</text:p>
          </table:table-cell>
          <table:table-cell table:formula="of:=[.G187]-[.H187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300" calcext:value-type="float">
            <text:p>1711420385300</text:p>
          </table:table-cell>
          <table:table-cell office:value-type="float" office:value="1711420385288" calcext:value-type="float">
            <text:p>1711420385288</text:p>
          </table:table-cell>
          <table:table-cell table:formula="of:=[.A188]-[.B188]" office:value-type="float" office:value="12" calcext:value-type="float">
            <text:p>12</text:p>
          </table:table-cell>
          <table:table-cell office:value-type="float" office:value="1711420533218" calcext:value-type="float">
            <text:p>1711420533218</text:p>
          </table:table-cell>
          <table:table-cell office:value-type="float" office:value="1711420533199" calcext:value-type="float">
            <text:p>1711420533199</text:p>
          </table:table-cell>
          <table:table-cell table:formula="of:=[.D188]-[.E188]" office:value-type="float" office:value="19" calcext:value-type="float">
            <text:p>19</text:p>
          </table:table-cell>
          <table:table-cell office:value-type="float" office:value="1711420630431" calcext:value-type="float">
            <text:p>1711420630431</text:p>
          </table:table-cell>
          <table:table-cell office:value-type="float" office:value="1711420630409" calcext:value-type="float">
            <text:p>1711420630409</text:p>
          </table:table-cell>
          <table:table-cell table:formula="of:=[.G188]-[.H188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5315" calcext:value-type="float">
            <text:p>1711420385315</text:p>
          </table:table-cell>
          <table:table-cell office:value-type="float" office:value="1711420385301" calcext:value-type="float">
            <text:p>1711420385301</text:p>
          </table:table-cell>
          <table:table-cell table:formula="of:=[.A189]-[.B189]" office:value-type="float" office:value="14" calcext:value-type="float">
            <text:p>14</text:p>
          </table:table-cell>
          <table:table-cell office:value-type="float" office:value="1711420533218" calcext:value-type="float">
            <text:p>1711420533218</text:p>
          </table:table-cell>
          <table:table-cell office:value-type="float" office:value="1711420533200" calcext:value-type="float">
            <text:p>1711420533200</text:p>
          </table:table-cell>
          <table:table-cell table:formula="of:=[.D189]-[.E189]" office:value-type="float" office:value="18" calcext:value-type="float">
            <text:p>18</text:p>
          </table:table-cell>
          <table:table-cell office:value-type="float" office:value="1711420630440" calcext:value-type="float">
            <text:p>1711420630440</text:p>
          </table:table-cell>
          <table:table-cell office:value-type="float" office:value="1711420630418" calcext:value-type="float">
            <text:p>1711420630418</text:p>
          </table:table-cell>
          <table:table-cell table:formula="of:=[.G189]-[.H189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5328" calcext:value-type="float">
            <text:p>1711420385328</text:p>
          </table:table-cell>
          <table:table-cell office:value-type="float" office:value="1711420385316" calcext:value-type="float">
            <text:p>1711420385316</text:p>
          </table:table-cell>
          <table:table-cell table:formula="of:=[.A190]-[.B190]" office:value-type="float" office:value="12" calcext:value-type="float">
            <text:p>12</text:p>
          </table:table-cell>
          <table:table-cell office:value-type="float" office:value="1711420533229" calcext:value-type="float">
            <text:p>1711420533229</text:p>
          </table:table-cell>
          <table:table-cell office:value-type="float" office:value="1711420533210" calcext:value-type="float">
            <text:p>1711420533210</text:p>
          </table:table-cell>
          <table:table-cell table:formula="of:=[.D190]-[.E190]" office:value-type="float" office:value="19" calcext:value-type="float">
            <text:p>19</text:p>
          </table:table-cell>
          <table:table-cell office:value-type="float" office:value="1711420630443" calcext:value-type="float">
            <text:p>1711420630443</text:p>
          </table:table-cell>
          <table:table-cell office:value-type="float" office:value="1711420630418" calcext:value-type="float">
            <text:p>1711420630418</text:p>
          </table:table-cell>
          <table:table-cell table:formula="of:=[.G190]-[.H19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341" calcext:value-type="float">
            <text:p>1711420385341</text:p>
          </table:table-cell>
          <table:table-cell office:value-type="float" office:value="1711420385329" calcext:value-type="float">
            <text:p>1711420385329</text:p>
          </table:table-cell>
          <table:table-cell table:formula="of:=[.A191]-[.B191]" office:value-type="float" office:value="12" calcext:value-type="float">
            <text:p>12</text:p>
          </table:table-cell>
          <table:table-cell office:value-type="float" office:value="1711420533230" calcext:value-type="float">
            <text:p>1711420533230</text:p>
          </table:table-cell>
          <table:table-cell office:value-type="float" office:value="1711420533212" calcext:value-type="float">
            <text:p>1711420533212</text:p>
          </table:table-cell>
          <table:table-cell table:formula="of:=[.D191]-[.E191]" office:value-type="float" office:value="18" calcext:value-type="float">
            <text:p>18</text:p>
          </table:table-cell>
          <table:table-cell office:value-type="float" office:value="1711420630448" calcext:value-type="float">
            <text:p>1711420630448</text:p>
          </table:table-cell>
          <table:table-cell office:value-type="float" office:value="1711420630425" calcext:value-type="float">
            <text:p>1711420630425</text:p>
          </table:table-cell>
          <table:table-cell table:formula="of:=[.G191]-[.H19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355" calcext:value-type="float">
            <text:p>1711420385355</text:p>
          </table:table-cell>
          <table:table-cell office:value-type="float" office:value="1711420385342" calcext:value-type="float">
            <text:p>1711420385342</text:p>
          </table:table-cell>
          <table:table-cell table:formula="of:=[.A192]-[.B192]" office:value-type="float" office:value="13" calcext:value-type="float">
            <text:p>13</text:p>
          </table:table-cell>
          <table:table-cell office:value-type="float" office:value="1711420533238" calcext:value-type="float">
            <text:p>1711420533238</text:p>
          </table:table-cell>
          <table:table-cell office:value-type="float" office:value="1711420533219" calcext:value-type="float">
            <text:p>1711420533219</text:p>
          </table:table-cell>
          <table:table-cell table:formula="of:=[.D192]-[.E192]" office:value-type="float" office:value="19" calcext:value-type="float">
            <text:p>19</text:p>
          </table:table-cell>
          <table:table-cell office:value-type="float" office:value="1711420630450" calcext:value-type="float">
            <text:p>1711420630450</text:p>
          </table:table-cell>
          <table:table-cell office:value-type="float" office:value="1711420630425" calcext:value-type="float">
            <text:p>1711420630425</text:p>
          </table:table-cell>
          <table:table-cell table:formula="of:=[.G192]-[.H192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370" calcext:value-type="float">
            <text:p>1711420385370</text:p>
          </table:table-cell>
          <table:table-cell office:value-type="float" office:value="1711420385356" calcext:value-type="float">
            <text:p>1711420385356</text:p>
          </table:table-cell>
          <table:table-cell table:formula="of:=[.A193]-[.B193]" office:value-type="float" office:value="14" calcext:value-type="float">
            <text:p>14</text:p>
          </table:table-cell>
          <table:table-cell office:value-type="float" office:value="1711420533238" calcext:value-type="float">
            <text:p>1711420533238</text:p>
          </table:table-cell>
          <table:table-cell office:value-type="float" office:value="1711420533219" calcext:value-type="float">
            <text:p>1711420533219</text:p>
          </table:table-cell>
          <table:table-cell table:formula="of:=[.D193]-[.E193]" office:value-type="float" office:value="19" calcext:value-type="float">
            <text:p>19</text:p>
          </table:table-cell>
          <table:table-cell office:value-type="float" office:value="1711420630451" calcext:value-type="float">
            <text:p>1711420630451</text:p>
          </table:table-cell>
          <table:table-cell office:value-type="float" office:value="1711420630425" calcext:value-type="float">
            <text:p>1711420630425</text:p>
          </table:table-cell>
          <table:table-cell table:formula="of:=[.G193]-[.H193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5383" calcext:value-type="float">
            <text:p>1711420385383</text:p>
          </table:table-cell>
          <table:table-cell office:value-type="float" office:value="1711420385371" calcext:value-type="float">
            <text:p>1711420385371</text:p>
          </table:table-cell>
          <table:table-cell table:formula="of:=[.A194]-[.B194]" office:value-type="float" office:value="12" calcext:value-type="float">
            <text:p>12</text:p>
          </table:table-cell>
          <table:table-cell office:value-type="float" office:value="1711420533247" calcext:value-type="float">
            <text:p>1711420533247</text:p>
          </table:table-cell>
          <table:table-cell office:value-type="float" office:value="1711420533230" calcext:value-type="float">
            <text:p>1711420533230</text:p>
          </table:table-cell>
          <table:table-cell table:formula="of:=[.D194]-[.E194]" office:value-type="float" office:value="17" calcext:value-type="float">
            <text:p>17</text:p>
          </table:table-cell>
          <table:table-cell office:value-type="float" office:value="1711420630452" calcext:value-type="float">
            <text:p>1711420630452</text:p>
          </table:table-cell>
          <table:table-cell office:value-type="float" office:value="1711420630427" calcext:value-type="float">
            <text:p>1711420630427</text:p>
          </table:table-cell>
          <table:table-cell table:formula="of:=[.G194]-[.H194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397" calcext:value-type="float">
            <text:p>1711420385397</text:p>
          </table:table-cell>
          <table:table-cell office:value-type="float" office:value="1711420385384" calcext:value-type="float">
            <text:p>1711420385384</text:p>
          </table:table-cell>
          <table:table-cell table:formula="of:=[.A195]-[.B195]" office:value-type="float" office:value="13" calcext:value-type="float">
            <text:p>13</text:p>
          </table:table-cell>
          <table:table-cell office:value-type="float" office:value="1711420533248" calcext:value-type="float">
            <text:p>1711420533248</text:p>
          </table:table-cell>
          <table:table-cell office:value-type="float" office:value="1711420533232" calcext:value-type="float">
            <text:p>1711420533232</text:p>
          </table:table-cell>
          <table:table-cell table:formula="of:=[.D195]-[.E195]" office:value-type="float" office:value="16" calcext:value-type="float">
            <text:p>16</text:p>
          </table:table-cell>
          <table:table-cell office:value-type="float" office:value="1711420630452" calcext:value-type="float">
            <text:p>1711420630452</text:p>
          </table:table-cell>
          <table:table-cell office:value-type="float" office:value="1711420630427" calcext:value-type="float">
            <text:p>1711420630427</text:p>
          </table:table-cell>
          <table:table-cell table:formula="of:=[.G195]-[.H195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410" calcext:value-type="float">
            <text:p>1711420385410</text:p>
          </table:table-cell>
          <table:table-cell office:value-type="float" office:value="1711420385398" calcext:value-type="float">
            <text:p>1711420385398</text:p>
          </table:table-cell>
          <table:table-cell table:formula="of:=[.A196]-[.B196]" office:value-type="float" office:value="12" calcext:value-type="float">
            <text:p>12</text:p>
          </table:table-cell>
          <table:table-cell office:value-type="float" office:value="1711420533262" calcext:value-type="float">
            <text:p>1711420533262</text:p>
          </table:table-cell>
          <table:table-cell office:value-type="float" office:value="1711420533240" calcext:value-type="float">
            <text:p>1711420533240</text:p>
          </table:table-cell>
          <table:table-cell table:formula="of:=[.D196]-[.E196]" office:value-type="float" office:value="22" calcext:value-type="float">
            <text:p>22</text:p>
          </table:table-cell>
          <table:table-cell office:value-type="float" office:value="1711420630455" calcext:value-type="float">
            <text:p>1711420630455</text:p>
          </table:table-cell>
          <table:table-cell office:value-type="float" office:value="1711420630433" calcext:value-type="float">
            <text:p>1711420630433</text:p>
          </table:table-cell>
          <table:table-cell table:formula="of:=[.G196]-[.H196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5424" calcext:value-type="float">
            <text:p>1711420385424</text:p>
          </table:table-cell>
          <table:table-cell office:value-type="float" office:value="1711420385412" calcext:value-type="float">
            <text:p>1711420385412</text:p>
          </table:table-cell>
          <table:table-cell table:formula="of:=[.A197]-[.B197]" office:value-type="float" office:value="12" calcext:value-type="float">
            <text:p>12</text:p>
          </table:table-cell>
          <table:table-cell office:value-type="float" office:value="1711420533262" calcext:value-type="float">
            <text:p>1711420533262</text:p>
          </table:table-cell>
          <table:table-cell office:value-type="float" office:value="1711420533240" calcext:value-type="float">
            <text:p>1711420533240</text:p>
          </table:table-cell>
          <table:table-cell table:formula="of:=[.D197]-[.E197]" office:value-type="float" office:value="22" calcext:value-type="float">
            <text:p>22</text:p>
          </table:table-cell>
          <table:table-cell office:value-type="float" office:value="1711420630467" calcext:value-type="float">
            <text:p>1711420630467</text:p>
          </table:table-cell>
          <table:table-cell office:value-type="float" office:value="1711420630443" calcext:value-type="float">
            <text:p>1711420630443</text:p>
          </table:table-cell>
          <table:table-cell table:formula="of:=[.G197]-[.H197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437" calcext:value-type="float">
            <text:p>1711420385437</text:p>
          </table:table-cell>
          <table:table-cell office:value-type="float" office:value="1711420385425" calcext:value-type="float">
            <text:p>1711420385425</text:p>
          </table:table-cell>
          <table:table-cell table:formula="of:=[.A198]-[.B198]" office:value-type="float" office:value="12" calcext:value-type="float">
            <text:p>12</text:p>
          </table:table-cell>
          <table:table-cell office:value-type="float" office:value="1711420533269" calcext:value-type="float">
            <text:p>1711420533269</text:p>
          </table:table-cell>
          <table:table-cell office:value-type="float" office:value="1711420533249" calcext:value-type="float">
            <text:p>1711420533249</text:p>
          </table:table-cell>
          <table:table-cell table:formula="of:=[.D198]-[.E198]" office:value-type="float" office:value="20" calcext:value-type="float">
            <text:p>20</text:p>
          </table:table-cell>
          <table:table-cell office:value-type="float" office:value="1711420630468" calcext:value-type="float">
            <text:p>1711420630468</text:p>
          </table:table-cell>
          <table:table-cell office:value-type="float" office:value="1711420630445" calcext:value-type="float">
            <text:p>1711420630445</text:p>
          </table:table-cell>
          <table:table-cell table:formula="of:=[.G198]-[.H198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450" calcext:value-type="float">
            <text:p>1711420385450</text:p>
          </table:table-cell>
          <table:table-cell office:value-type="float" office:value="1711420385438" calcext:value-type="float">
            <text:p>1711420385438</text:p>
          </table:table-cell>
          <table:table-cell table:formula="of:=[.A199]-[.B199]" office:value-type="float" office:value="12" calcext:value-type="float">
            <text:p>12</text:p>
          </table:table-cell>
          <table:table-cell office:value-type="float" office:value="1711420533273" calcext:value-type="float">
            <text:p>1711420533273</text:p>
          </table:table-cell>
          <table:table-cell office:value-type="float" office:value="1711420533256" calcext:value-type="float">
            <text:p>1711420533256</text:p>
          </table:table-cell>
          <table:table-cell table:formula="of:=[.D199]-[.E199]" office:value-type="float" office:value="17" calcext:value-type="float">
            <text:p>17</text:p>
          </table:table-cell>
          <table:table-cell office:value-type="float" office:value="1711420630476" calcext:value-type="float">
            <text:p>1711420630476</text:p>
          </table:table-cell>
          <table:table-cell office:value-type="float" office:value="1711420630452" calcext:value-type="float">
            <text:p>1711420630452</text:p>
          </table:table-cell>
          <table:table-cell table:formula="of:=[.G199]-[.H199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464" calcext:value-type="float">
            <text:p>1711420385464</text:p>
          </table:table-cell>
          <table:table-cell office:value-type="float" office:value="1711420385451" calcext:value-type="float">
            <text:p>1711420385451</text:p>
          </table:table-cell>
          <table:table-cell table:formula="of:=[.A200]-[.B200]" office:value-type="float" office:value="13" calcext:value-type="float">
            <text:p>13</text:p>
          </table:table-cell>
          <table:table-cell office:value-type="float" office:value="1711420533281" calcext:value-type="float">
            <text:p>1711420533281</text:p>
          </table:table-cell>
          <table:table-cell office:value-type="float" office:value="1711420533264" calcext:value-type="float">
            <text:p>1711420533264</text:p>
          </table:table-cell>
          <table:table-cell table:formula="of:=[.D200]-[.E200]" office:value-type="float" office:value="17" calcext:value-type="float">
            <text:p>17</text:p>
          </table:table-cell>
          <table:table-cell office:value-type="float" office:value="1711420630476" calcext:value-type="float">
            <text:p>1711420630476</text:p>
          </table:table-cell>
          <table:table-cell office:value-type="float" office:value="1711420630453" calcext:value-type="float">
            <text:p>1711420630453</text:p>
          </table:table-cell>
          <table:table-cell table:formula="of:=[.G200]-[.H200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479" calcext:value-type="float">
            <text:p>1711420385479</text:p>
          </table:table-cell>
          <table:table-cell office:value-type="float" office:value="1711420385465" calcext:value-type="float">
            <text:p>1711420385465</text:p>
          </table:table-cell>
          <table:table-cell table:formula="of:=[.A201]-[.B201]" office:value-type="float" office:value="14" calcext:value-type="float">
            <text:p>14</text:p>
          </table:table-cell>
          <table:table-cell office:value-type="float" office:value="1711420533281" calcext:value-type="float">
            <text:p>1711420533281</text:p>
          </table:table-cell>
          <table:table-cell office:value-type="float" office:value="1711420533264" calcext:value-type="float">
            <text:p>1711420533264</text:p>
          </table:table-cell>
          <table:table-cell table:formula="of:=[.D201]-[.E201]" office:value-type="float" office:value="17" calcext:value-type="float">
            <text:p>17</text:p>
          </table:table-cell>
          <table:table-cell office:value-type="float" office:value="1711420630479" calcext:value-type="float">
            <text:p>1711420630479</text:p>
          </table:table-cell>
          <table:table-cell office:value-type="float" office:value="1711420630454" calcext:value-type="float">
            <text:p>1711420630454</text:p>
          </table:table-cell>
          <table:table-cell table:formula="of:=[.G201]-[.H20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491" calcext:value-type="float">
            <text:p>1711420385491</text:p>
          </table:table-cell>
          <table:table-cell office:value-type="float" office:value="1711420385480" calcext:value-type="float">
            <text:p>1711420385480</text:p>
          </table:table-cell>
          <table:table-cell table:formula="of:=[.A202]-[.B202]" office:value-type="float" office:value="11" calcext:value-type="float">
            <text:p>11</text:p>
          </table:table-cell>
          <table:table-cell office:value-type="float" office:value="1711420533288" calcext:value-type="float">
            <text:p>1711420533288</text:p>
          </table:table-cell>
          <table:table-cell office:value-type="float" office:value="1711420533271" calcext:value-type="float">
            <text:p>1711420533271</text:p>
          </table:table-cell>
          <table:table-cell table:formula="of:=[.D202]-[.E202]" office:value-type="float" office:value="17" calcext:value-type="float">
            <text:p>17</text:p>
          </table:table-cell>
          <table:table-cell office:value-type="float" office:value="1711420630479" calcext:value-type="float">
            <text:p>1711420630479</text:p>
          </table:table-cell>
          <table:table-cell office:value-type="float" office:value="1711420630455" calcext:value-type="float">
            <text:p>1711420630455</text:p>
          </table:table-cell>
          <table:table-cell table:formula="of:=[.G202]-[.H202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504" calcext:value-type="float">
            <text:p>1711420385504</text:p>
          </table:table-cell>
          <table:table-cell office:value-type="float" office:value="1711420385492" calcext:value-type="float">
            <text:p>1711420385492</text:p>
          </table:table-cell>
          <table:table-cell table:formula="of:=[.A203]-[.B203]" office:value-type="float" office:value="12" calcext:value-type="float">
            <text:p>12</text:p>
          </table:table-cell>
          <table:table-cell office:value-type="float" office:value="1711420533292" calcext:value-type="float">
            <text:p>1711420533292</text:p>
          </table:table-cell>
          <table:table-cell office:value-type="float" office:value="1711420533275" calcext:value-type="float">
            <text:p>1711420533275</text:p>
          </table:table-cell>
          <table:table-cell table:formula="of:=[.D203]-[.E203]" office:value-type="float" office:value="17" calcext:value-type="float">
            <text:p>17</text:p>
          </table:table-cell>
          <table:table-cell office:value-type="float" office:value="1711420630479" calcext:value-type="float">
            <text:p>1711420630479</text:p>
          </table:table-cell>
          <table:table-cell office:value-type="float" office:value="1711420630456" calcext:value-type="float">
            <text:p>1711420630456</text:p>
          </table:table-cell>
          <table:table-cell table:formula="of:=[.G203]-[.H203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516" calcext:value-type="float">
            <text:p>1711420385516</text:p>
          </table:table-cell>
          <table:table-cell office:value-type="float" office:value="1711420385505" calcext:value-type="float">
            <text:p>1711420385505</text:p>
          </table:table-cell>
          <table:table-cell table:formula="of:=[.A204]-[.B204]" office:value-type="float" office:value="11" calcext:value-type="float">
            <text:p>11</text:p>
          </table:table-cell>
          <table:table-cell office:value-type="float" office:value="1711420533298" calcext:value-type="float">
            <text:p>1711420533298</text:p>
          </table:table-cell>
          <table:table-cell office:value-type="float" office:value="1711420533282" calcext:value-type="float">
            <text:p>1711420533282</text:p>
          </table:table-cell>
          <table:table-cell table:formula="of:=[.D204]-[.E204]" office:value-type="float" office:value="16" calcext:value-type="float">
            <text:p>16</text:p>
          </table:table-cell>
          <table:table-cell office:value-type="float" office:value="1711420630479" calcext:value-type="float">
            <text:p>1711420630479</text:p>
          </table:table-cell>
          <table:table-cell office:value-type="float" office:value="1711420630457" calcext:value-type="float">
            <text:p>1711420630457</text:p>
          </table:table-cell>
          <table:table-cell table:formula="of:=[.G204]-[.H204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5531" calcext:value-type="float">
            <text:p>1711420385531</text:p>
          </table:table-cell>
          <table:table-cell office:value-type="float" office:value="1711420385518" calcext:value-type="float">
            <text:p>1711420385518</text:p>
          </table:table-cell>
          <table:table-cell table:formula="of:=[.A205]-[.B205]" office:value-type="float" office:value="13" calcext:value-type="float">
            <text:p>13</text:p>
          </table:table-cell>
          <table:table-cell office:value-type="float" office:value="1711420533299" calcext:value-type="float">
            <text:p>1711420533299</text:p>
          </table:table-cell>
          <table:table-cell office:value-type="float" office:value="1711420533283" calcext:value-type="float">
            <text:p>1711420533283</text:p>
          </table:table-cell>
          <table:table-cell table:formula="of:=[.D205]-[.E205]" office:value-type="float" office:value="16" calcext:value-type="float">
            <text:p>16</text:p>
          </table:table-cell>
          <table:table-cell office:value-type="float" office:value="1711420630493" calcext:value-type="float">
            <text:p>1711420630493</text:p>
          </table:table-cell>
          <table:table-cell office:value-type="float" office:value="1711420630469" calcext:value-type="float">
            <text:p>1711420630469</text:p>
          </table:table-cell>
          <table:table-cell table:formula="of:=[.G205]-[.H205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545" calcext:value-type="float">
            <text:p>1711420385545</text:p>
          </table:table-cell>
          <table:table-cell office:value-type="float" office:value="1711420385532" calcext:value-type="float">
            <text:p>1711420385532</text:p>
          </table:table-cell>
          <table:table-cell table:formula="of:=[.A206]-[.B206]" office:value-type="float" office:value="13" calcext:value-type="float">
            <text:p>13</text:p>
          </table:table-cell>
          <table:table-cell office:value-type="float" office:value="1711420533306" calcext:value-type="float">
            <text:p>1711420533306</text:p>
          </table:table-cell>
          <table:table-cell office:value-type="float" office:value="1711420533289" calcext:value-type="float">
            <text:p>1711420533289</text:p>
          </table:table-cell>
          <table:table-cell table:formula="of:=[.D206]-[.E206]" office:value-type="float" office:value="17" calcext:value-type="float">
            <text:p>17</text:p>
          </table:table-cell>
          <table:table-cell office:value-type="float" office:value="1711420630494" calcext:value-type="float">
            <text:p>1711420630494</text:p>
          </table:table-cell>
          <table:table-cell office:value-type="float" office:value="1711420630469" calcext:value-type="float">
            <text:p>1711420630469</text:p>
          </table:table-cell>
          <table:table-cell table:formula="of:=[.G206]-[.H206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557" calcext:value-type="float">
            <text:p>1711420385557</text:p>
          </table:table-cell>
          <table:table-cell office:value-type="float" office:value="1711420385546" calcext:value-type="float">
            <text:p>1711420385546</text:p>
          </table:table-cell>
          <table:table-cell table:formula="of:=[.A207]-[.B207]" office:value-type="float" office:value="11" calcext:value-type="float">
            <text:p>11</text:p>
          </table:table-cell>
          <table:table-cell office:value-type="float" office:value="1711420533313" calcext:value-type="float">
            <text:p>1711420533313</text:p>
          </table:table-cell>
          <table:table-cell office:value-type="float" office:value="1711420533293" calcext:value-type="float">
            <text:p>1711420533293</text:p>
          </table:table-cell>
          <table:table-cell table:formula="of:=[.D207]-[.E207]" office:value-type="float" office:value="20" calcext:value-type="float">
            <text:p>20</text:p>
          </table:table-cell>
          <table:table-cell office:value-type="float" office:value="1711420630500" calcext:value-type="float">
            <text:p>1711420630500</text:p>
          </table:table-cell>
          <table:table-cell office:value-type="float" office:value="1711420630478" calcext:value-type="float">
            <text:p>1711420630478</text:p>
          </table:table-cell>
          <table:table-cell table:formula="of:=[.G207]-[.H207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5570" calcext:value-type="float">
            <text:p>1711420385570</text:p>
          </table:table-cell>
          <table:table-cell office:value-type="float" office:value="1711420385559" calcext:value-type="float">
            <text:p>1711420385559</text:p>
          </table:table-cell>
          <table:table-cell table:formula="of:=[.A208]-[.B208]" office:value-type="float" office:value="11" calcext:value-type="float">
            <text:p>11</text:p>
          </table:table-cell>
          <table:table-cell office:value-type="float" office:value="1711420533319" calcext:value-type="float">
            <text:p>1711420533319</text:p>
          </table:table-cell>
          <table:table-cell office:value-type="float" office:value="1711420533299" calcext:value-type="float">
            <text:p>1711420533299</text:p>
          </table:table-cell>
          <table:table-cell table:formula="of:=[.D208]-[.E208]" office:value-type="float" office:value="20" calcext:value-type="float">
            <text:p>20</text:p>
          </table:table-cell>
          <table:table-cell office:value-type="float" office:value="1711420630502" calcext:value-type="float">
            <text:p>1711420630502</text:p>
          </table:table-cell>
          <table:table-cell office:value-type="float" office:value="1711420630478" calcext:value-type="float">
            <text:p>1711420630478</text:p>
          </table:table-cell>
          <table:table-cell table:formula="of:=[.G208]-[.H208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583" calcext:value-type="float">
            <text:p>1711420385583</text:p>
          </table:table-cell>
          <table:table-cell office:value-type="float" office:value="1711420385571" calcext:value-type="float">
            <text:p>1711420385571</text:p>
          </table:table-cell>
          <table:table-cell table:formula="of:=[.A209]-[.B209]" office:value-type="float" office:value="12" calcext:value-type="float">
            <text:p>12</text:p>
          </table:table-cell>
          <table:table-cell office:value-type="float" office:value="1711420533320" calcext:value-type="float">
            <text:p>1711420533320</text:p>
          </table:table-cell>
          <table:table-cell office:value-type="float" office:value="1711420533300" calcext:value-type="float">
            <text:p>1711420533300</text:p>
          </table:table-cell>
          <table:table-cell table:formula="of:=[.D209]-[.E209]" office:value-type="float" office:value="20" calcext:value-type="float">
            <text:p>20</text:p>
          </table:table-cell>
          <table:table-cell office:value-type="float" office:value="1711420630507" calcext:value-type="float">
            <text:p>1711420630507</text:p>
          </table:table-cell>
          <table:table-cell office:value-type="float" office:value="1711420630481" calcext:value-type="float">
            <text:p>1711420630481</text:p>
          </table:table-cell>
          <table:table-cell table:formula="of:=[.G209]-[.H209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5597" calcext:value-type="float">
            <text:p>1711420385597</text:p>
          </table:table-cell>
          <table:table-cell office:value-type="float" office:value="1711420385584" calcext:value-type="float">
            <text:p>1711420385584</text:p>
          </table:table-cell>
          <table:table-cell table:formula="of:=[.A210]-[.B210]" office:value-type="float" office:value="13" calcext:value-type="float">
            <text:p>13</text:p>
          </table:table-cell>
          <table:table-cell office:value-type="float" office:value="1711420533325" calcext:value-type="float">
            <text:p>1711420533325</text:p>
          </table:table-cell>
          <table:table-cell office:value-type="float" office:value="1711420533308" calcext:value-type="float">
            <text:p>1711420533308</text:p>
          </table:table-cell>
          <table:table-cell table:formula="of:=[.D210]-[.E210]" office:value-type="float" office:value="17" calcext:value-type="float">
            <text:p>17</text:p>
          </table:table-cell>
          <table:table-cell office:value-type="float" office:value="1711420630508" calcext:value-type="float">
            <text:p>1711420630508</text:p>
          </table:table-cell>
          <table:table-cell office:value-type="float" office:value="1711420630481" calcext:value-type="float">
            <text:p>1711420630481</text:p>
          </table:table-cell>
          <table:table-cell table:formula="of:=[.G210]-[.H210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5610" calcext:value-type="float">
            <text:p>1711420385610</text:p>
          </table:table-cell>
          <table:table-cell office:value-type="float" office:value="1711420385598" calcext:value-type="float">
            <text:p>1711420385598</text:p>
          </table:table-cell>
          <table:table-cell table:formula="of:=[.A211]-[.B211]" office:value-type="float" office:value="12" calcext:value-type="float">
            <text:p>12</text:p>
          </table:table-cell>
          <table:table-cell office:value-type="float" office:value="1711420533331" calcext:value-type="float">
            <text:p>1711420533331</text:p>
          </table:table-cell>
          <table:table-cell office:value-type="float" office:value="1711420533315" calcext:value-type="float">
            <text:p>1711420533315</text:p>
          </table:table-cell>
          <table:table-cell table:formula="of:=[.D211]-[.E211]" office:value-type="float" office:value="16" calcext:value-type="float">
            <text:p>16</text:p>
          </table:table-cell>
          <table:table-cell office:value-type="float" office:value="1711420630508" calcext:value-type="float">
            <text:p>1711420630508</text:p>
          </table:table-cell>
          <table:table-cell office:value-type="float" office:value="1711420630481" calcext:value-type="float">
            <text:p>1711420630481</text:p>
          </table:table-cell>
          <table:table-cell table:formula="of:=[.G211]-[.H21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5624" calcext:value-type="float">
            <text:p>1711420385624</text:p>
          </table:table-cell>
          <table:table-cell office:value-type="float" office:value="1711420385611" calcext:value-type="float">
            <text:p>1711420385611</text:p>
          </table:table-cell>
          <table:table-cell table:formula="of:=[.A212]-[.B212]" office:value-type="float" office:value="13" calcext:value-type="float">
            <text:p>13</text:p>
          </table:table-cell>
          <table:table-cell office:value-type="float" office:value="1711420533336" calcext:value-type="float">
            <text:p>1711420533336</text:p>
          </table:table-cell>
          <table:table-cell office:value-type="float" office:value="1711420533320" calcext:value-type="float">
            <text:p>1711420533320</text:p>
          </table:table-cell>
          <table:table-cell table:formula="of:=[.D212]-[.E212]" office:value-type="float" office:value="16" calcext:value-type="float">
            <text:p>16</text:p>
          </table:table-cell>
          <table:table-cell office:value-type="float" office:value="1711420630509" calcext:value-type="float">
            <text:p>1711420630509</text:p>
          </table:table-cell>
          <table:table-cell office:value-type="float" office:value="1711420630481" calcext:value-type="float">
            <text:p>1711420630481</text:p>
          </table:table-cell>
          <table:table-cell table:formula="of:=[.G212]-[.H212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5637" calcext:value-type="float">
            <text:p>1711420385637</text:p>
          </table:table-cell>
          <table:table-cell office:value-type="float" office:value="1711420385625" calcext:value-type="float">
            <text:p>1711420385625</text:p>
          </table:table-cell>
          <table:table-cell table:formula="of:=[.A213]-[.B213]" office:value-type="float" office:value="12" calcext:value-type="float">
            <text:p>12</text:p>
          </table:table-cell>
          <table:table-cell office:value-type="float" office:value="1711420533338" calcext:value-type="float">
            <text:p>1711420533338</text:p>
          </table:table-cell>
          <table:table-cell office:value-type="float" office:value="1711420533322" calcext:value-type="float">
            <text:p>1711420533322</text:p>
          </table:table-cell>
          <table:table-cell table:formula="of:=[.D213]-[.E213]" office:value-type="float" office:value="16" calcext:value-type="float">
            <text:p>16</text:p>
          </table:table-cell>
          <table:table-cell office:value-type="float" office:value="1711420630518" calcext:value-type="float">
            <text:p>1711420630518</text:p>
          </table:table-cell>
          <table:table-cell office:value-type="float" office:value="1711420630495" calcext:value-type="float">
            <text:p>1711420630495</text:p>
          </table:table-cell>
          <table:table-cell table:formula="of:=[.G213]-[.H213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649" calcext:value-type="float">
            <text:p>1711420385649</text:p>
          </table:table-cell>
          <table:table-cell office:value-type="float" office:value="1711420385638" calcext:value-type="float">
            <text:p>1711420385638</text:p>
          </table:table-cell>
          <table:table-cell table:formula="of:=[.A214]-[.B214]" office:value-type="float" office:value="11" calcext:value-type="float">
            <text:p>11</text:p>
          </table:table-cell>
          <table:table-cell office:value-type="float" office:value="1711420533343" calcext:value-type="float">
            <text:p>1711420533343</text:p>
          </table:table-cell>
          <table:table-cell office:value-type="float" office:value="1711420533326" calcext:value-type="float">
            <text:p>1711420533326</text:p>
          </table:table-cell>
          <table:table-cell table:formula="of:=[.D214]-[.E214]" office:value-type="float" office:value="17" calcext:value-type="float">
            <text:p>17</text:p>
          </table:table-cell>
          <table:table-cell office:value-type="float" office:value="1711420630519" calcext:value-type="float">
            <text:p>1711420630519</text:p>
          </table:table-cell>
          <table:table-cell office:value-type="float" office:value="1711420630495" calcext:value-type="float">
            <text:p>1711420630495</text:p>
          </table:table-cell>
          <table:table-cell table:formula="of:=[.G214]-[.H214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663" calcext:value-type="float">
            <text:p>1711420385663</text:p>
          </table:table-cell>
          <table:table-cell office:value-type="float" office:value="1711420385651" calcext:value-type="float">
            <text:p>1711420385651</text:p>
          </table:table-cell>
          <table:table-cell table:formula="of:=[.A215]-[.B215]" office:value-type="float" office:value="12" calcext:value-type="float">
            <text:p>12</text:p>
          </table:table-cell>
          <table:table-cell office:value-type="float" office:value="1711420533350" calcext:value-type="float">
            <text:p>1711420533350</text:p>
          </table:table-cell>
          <table:table-cell office:value-type="float" office:value="1711420533333" calcext:value-type="float">
            <text:p>1711420533333</text:p>
          </table:table-cell>
          <table:table-cell table:formula="of:=[.D215]-[.E215]" office:value-type="float" office:value="17" calcext:value-type="float">
            <text:p>17</text:p>
          </table:table-cell>
          <table:table-cell office:value-type="float" office:value="1711420630526" calcext:value-type="float">
            <text:p>1711420630526</text:p>
          </table:table-cell>
          <table:table-cell office:value-type="float" office:value="1711420630503" calcext:value-type="float">
            <text:p>1711420630503</text:p>
          </table:table-cell>
          <table:table-cell table:formula="of:=[.G215]-[.H215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677" calcext:value-type="float">
            <text:p>1711420385677</text:p>
          </table:table-cell>
          <table:table-cell office:value-type="float" office:value="1711420385664" calcext:value-type="float">
            <text:p>1711420385664</text:p>
          </table:table-cell>
          <table:table-cell table:formula="of:=[.A216]-[.B216]" office:value-type="float" office:value="13" calcext:value-type="float">
            <text:p>13</text:p>
          </table:table-cell>
          <table:table-cell office:value-type="float" office:value="1711420533354" calcext:value-type="float">
            <text:p>1711420533354</text:p>
          </table:table-cell>
          <table:table-cell office:value-type="float" office:value="1711420533338" calcext:value-type="float">
            <text:p>1711420533338</text:p>
          </table:table-cell>
          <table:table-cell table:formula="of:=[.D216]-[.E216]" office:value-type="float" office:value="16" calcext:value-type="float">
            <text:p>16</text:p>
          </table:table-cell>
          <table:table-cell office:value-type="float" office:value="1711420630528" calcext:value-type="float">
            <text:p>1711420630528</text:p>
          </table:table-cell>
          <table:table-cell office:value-type="float" office:value="1711420630505" calcext:value-type="float">
            <text:p>1711420630505</text:p>
          </table:table-cell>
          <table:table-cell table:formula="of:=[.G216]-[.H216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690" calcext:value-type="float">
            <text:p>1711420385690</text:p>
          </table:table-cell>
          <table:table-cell office:value-type="float" office:value="1711420385678" calcext:value-type="float">
            <text:p>1711420385678</text:p>
          </table:table-cell>
          <table:table-cell table:formula="of:=[.A217]-[.B217]" office:value-type="float" office:value="12" calcext:value-type="float">
            <text:p>12</text:p>
          </table:table-cell>
          <table:table-cell office:value-type="float" office:value="1711420533356" calcext:value-type="float">
            <text:p>1711420533356</text:p>
          </table:table-cell>
          <table:table-cell office:value-type="float" office:value="1711420533339" calcext:value-type="float">
            <text:p>1711420533339</text:p>
          </table:table-cell>
          <table:table-cell table:formula="of:=[.D217]-[.E217]" office:value-type="float" office:value="17" calcext:value-type="float">
            <text:p>17</text:p>
          </table:table-cell>
          <table:table-cell office:value-type="float" office:value="1711420630532" calcext:value-type="float">
            <text:p>1711420630532</text:p>
          </table:table-cell>
          <table:table-cell office:value-type="float" office:value="1711420630509" calcext:value-type="float">
            <text:p>1711420630509</text:p>
          </table:table-cell>
          <table:table-cell table:formula="of:=[.G217]-[.H217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703" calcext:value-type="float">
            <text:p>1711420385703</text:p>
          </table:table-cell>
          <table:table-cell office:value-type="float" office:value="1711420385691" calcext:value-type="float">
            <text:p>1711420385691</text:p>
          </table:table-cell>
          <table:table-cell table:formula="of:=[.A218]-[.B218]" office:value-type="float" office:value="12" calcext:value-type="float">
            <text:p>12</text:p>
          </table:table-cell>
          <table:table-cell office:value-type="float" office:value="1711420533361" calcext:value-type="float">
            <text:p>1711420533361</text:p>
          </table:table-cell>
          <table:table-cell office:value-type="float" office:value="1711420533345" calcext:value-type="float">
            <text:p>1711420533345</text:p>
          </table:table-cell>
          <table:table-cell table:formula="of:=[.D218]-[.E218]" office:value-type="float" office:value="16" calcext:value-type="float">
            <text:p>16</text:p>
          </table:table-cell>
          <table:table-cell office:value-type="float" office:value="1711420630533" calcext:value-type="float">
            <text:p>1711420630533</text:p>
          </table:table-cell>
          <table:table-cell office:value-type="float" office:value="1711420630510" calcext:value-type="float">
            <text:p>1711420630510</text:p>
          </table:table-cell>
          <table:table-cell table:formula="of:=[.G218]-[.H218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716" calcext:value-type="float">
            <text:p>1711420385716</text:p>
          </table:table-cell>
          <table:table-cell office:value-type="float" office:value="1711420385704" calcext:value-type="float">
            <text:p>1711420385704</text:p>
          </table:table-cell>
          <table:table-cell table:formula="of:=[.A219]-[.B219]" office:value-type="float" office:value="12" calcext:value-type="float">
            <text:p>12</text:p>
          </table:table-cell>
          <table:table-cell office:value-type="float" office:value="1711420533367" calcext:value-type="float">
            <text:p>1711420533367</text:p>
          </table:table-cell>
          <table:table-cell office:value-type="float" office:value="1711420533351" calcext:value-type="float">
            <text:p>1711420533351</text:p>
          </table:table-cell>
          <table:table-cell table:formula="of:=[.D219]-[.E219]" office:value-type="float" office:value="16" calcext:value-type="float">
            <text:p>16</text:p>
          </table:table-cell>
          <table:table-cell office:value-type="float" office:value="1711420630533" calcext:value-type="float">
            <text:p>1711420630533</text:p>
          </table:table-cell>
          <table:table-cell office:value-type="float" office:value="1711420630510" calcext:value-type="float">
            <text:p>1711420630510</text:p>
          </table:table-cell>
          <table:table-cell table:formula="of:=[.G219]-[.H219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730" calcext:value-type="float">
            <text:p>1711420385730</text:p>
          </table:table-cell>
          <table:table-cell office:value-type="float" office:value="1711420385717" calcext:value-type="float">
            <text:p>1711420385717</text:p>
          </table:table-cell>
          <table:table-cell table:formula="of:=[.A220]-[.B220]" office:value-type="float" office:value="13" calcext:value-type="float">
            <text:p>13</text:p>
          </table:table-cell>
          <table:table-cell office:value-type="float" office:value="1711420533373" calcext:value-type="float">
            <text:p>1711420533373</text:p>
          </table:table-cell>
          <table:table-cell office:value-type="float" office:value="1711420533356" calcext:value-type="float">
            <text:p>1711420533356</text:p>
          </table:table-cell>
          <table:table-cell table:formula="of:=[.D220]-[.E220]" office:value-type="float" office:value="17" calcext:value-type="float">
            <text:p>17</text:p>
          </table:table-cell>
          <table:table-cell office:value-type="float" office:value="1711420630533" calcext:value-type="float">
            <text:p>1711420630533</text:p>
          </table:table-cell>
          <table:table-cell office:value-type="float" office:value="1711420630511" calcext:value-type="float">
            <text:p>1711420630511</text:p>
          </table:table-cell>
          <table:table-cell table:formula="of:=[.G220]-[.H220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5743" calcext:value-type="float">
            <text:p>1711420385743</text:p>
          </table:table-cell>
          <table:table-cell office:value-type="float" office:value="1711420385731" calcext:value-type="float">
            <text:p>1711420385731</text:p>
          </table:table-cell>
          <table:table-cell table:formula="of:=[.A221]-[.B221]" office:value-type="float" office:value="12" calcext:value-type="float">
            <text:p>12</text:p>
          </table:table-cell>
          <table:table-cell office:value-type="float" office:value="1711420533373" calcext:value-type="float">
            <text:p>1711420533373</text:p>
          </table:table-cell>
          <table:table-cell office:value-type="float" office:value="1711420533358" calcext:value-type="float">
            <text:p>1711420533358</text:p>
          </table:table-cell>
          <table:table-cell table:formula="of:=[.D221]-[.E221]" office:value-type="float" office:value="15" calcext:value-type="float">
            <text:p>15</text:p>
          </table:table-cell>
          <table:table-cell office:value-type="float" office:value="1711420630544" calcext:value-type="float">
            <text:p>1711420630544</text:p>
          </table:table-cell>
          <table:table-cell office:value-type="float" office:value="1711420630520" calcext:value-type="float">
            <text:p>1711420630520</text:p>
          </table:table-cell>
          <table:table-cell table:formula="of:=[.G221]-[.H22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756" calcext:value-type="float">
            <text:p>1711420385756</text:p>
          </table:table-cell>
          <table:table-cell office:value-type="float" office:value="1711420385744" calcext:value-type="float">
            <text:p>1711420385744</text:p>
          </table:table-cell>
          <table:table-cell table:formula="of:=[.A222]-[.B222]" office:value-type="float" office:value="12" calcext:value-type="float">
            <text:p>12</text:p>
          </table:table-cell>
          <table:table-cell office:value-type="float" office:value="1711420533378" calcext:value-type="float">
            <text:p>1711420533378</text:p>
          </table:table-cell>
          <table:table-cell office:value-type="float" office:value="1711420533362" calcext:value-type="float">
            <text:p>1711420533362</text:p>
          </table:table-cell>
          <table:table-cell table:formula="of:=[.D222]-[.E222]" office:value-type="float" office:value="16" calcext:value-type="float">
            <text:p>16</text:p>
          </table:table-cell>
          <table:table-cell office:value-type="float" office:value="1711420630545" calcext:value-type="float">
            <text:p>1711420630545</text:p>
          </table:table-cell>
          <table:table-cell office:value-type="float" office:value="1711420630521" calcext:value-type="float">
            <text:p>1711420630521</text:p>
          </table:table-cell>
          <table:table-cell table:formula="of:=[.G222]-[.H222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769" calcext:value-type="float">
            <text:p>1711420385769</text:p>
          </table:table-cell>
          <table:table-cell office:value-type="float" office:value="1711420385757" calcext:value-type="float">
            <text:p>1711420385757</text:p>
          </table:table-cell>
          <table:table-cell table:formula="of:=[.A223]-[.B223]" office:value-type="float" office:value="12" calcext:value-type="float">
            <text:p>12</text:p>
          </table:table-cell>
          <table:table-cell office:value-type="float" office:value="1711420533384" calcext:value-type="float">
            <text:p>1711420533384</text:p>
          </table:table-cell>
          <table:table-cell office:value-type="float" office:value="1711420533369" calcext:value-type="float">
            <text:p>1711420533369</text:p>
          </table:table-cell>
          <table:table-cell table:formula="of:=[.D223]-[.E223]" office:value-type="float" office:value="15" calcext:value-type="float">
            <text:p>15</text:p>
          </table:table-cell>
          <table:table-cell office:value-type="float" office:value="1711420630548" calcext:value-type="float">
            <text:p>1711420630548</text:p>
          </table:table-cell>
          <table:table-cell office:value-type="float" office:value="1711420630528" calcext:value-type="float">
            <text:p>1711420630528</text:p>
          </table:table-cell>
          <table:table-cell table:formula="of:=[.G223]-[.H223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711420385782" calcext:value-type="float">
            <text:p>1711420385782</text:p>
          </table:table-cell>
          <table:table-cell office:value-type="float" office:value="1711420385771" calcext:value-type="float">
            <text:p>1711420385771</text:p>
          </table:table-cell>
          <table:table-cell table:formula="of:=[.A224]-[.B224]" office:value-type="float" office:value="11" calcext:value-type="float">
            <text:p>11</text:p>
          </table:table-cell>
          <table:table-cell office:value-type="float" office:value="1711420533390" calcext:value-type="float">
            <text:p>1711420533390</text:p>
          </table:table-cell>
          <table:table-cell office:value-type="float" office:value="1711420533375" calcext:value-type="float">
            <text:p>1711420533375</text:p>
          </table:table-cell>
          <table:table-cell table:formula="of:=[.D224]-[.E224]" office:value-type="float" office:value="15" calcext:value-type="float">
            <text:p>15</text:p>
          </table:table-cell>
          <table:table-cell office:value-type="float" office:value="1711420630555" calcext:value-type="float">
            <text:p>1711420630555</text:p>
          </table:table-cell>
          <table:table-cell office:value-type="float" office:value="1711420630530" calcext:value-type="float">
            <text:p>1711420630530</text:p>
          </table:table-cell>
          <table:table-cell table:formula="of:=[.G224]-[.H224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795" calcext:value-type="float">
            <text:p>1711420385795</text:p>
          </table:table-cell>
          <table:table-cell office:value-type="float" office:value="1711420385783" calcext:value-type="float">
            <text:p>1711420385783</text:p>
          </table:table-cell>
          <table:table-cell table:formula="of:=[.A225]-[.B225]" office:value-type="float" office:value="12" calcext:value-type="float">
            <text:p>12</text:p>
          </table:table-cell>
          <table:table-cell office:value-type="float" office:value="1711420533392" calcext:value-type="float">
            <text:p>1711420533392</text:p>
          </table:table-cell>
          <table:table-cell office:value-type="float" office:value="1711420533376" calcext:value-type="float">
            <text:p>1711420533376</text:p>
          </table:table-cell>
          <table:table-cell table:formula="of:=[.D225]-[.E225]" office:value-type="float" office:value="16" calcext:value-type="float">
            <text:p>16</text:p>
          </table:table-cell>
          <table:table-cell office:value-type="float" office:value="1711420630559" calcext:value-type="float">
            <text:p>1711420630559</text:p>
          </table:table-cell>
          <table:table-cell office:value-type="float" office:value="1711420630535" calcext:value-type="float">
            <text:p>1711420630535</text:p>
          </table:table-cell>
          <table:table-cell table:formula="of:=[.G225]-[.H225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5809" calcext:value-type="float">
            <text:p>1711420385809</text:p>
          </table:table-cell>
          <table:table-cell office:value-type="float" office:value="1711420385796" calcext:value-type="float">
            <text:p>1711420385796</text:p>
          </table:table-cell>
          <table:table-cell table:formula="of:=[.A226]-[.B226]" office:value-type="float" office:value="13" calcext:value-type="float">
            <text:p>13</text:p>
          </table:table-cell>
          <table:table-cell office:value-type="float" office:value="1711420533396" calcext:value-type="float">
            <text:p>1711420533396</text:p>
          </table:table-cell>
          <table:table-cell office:value-type="float" office:value="1711420533379" calcext:value-type="float">
            <text:p>1711420533379</text:p>
          </table:table-cell>
          <table:table-cell table:formula="of:=[.D226]-[.E226]" office:value-type="float" office:value="17" calcext:value-type="float">
            <text:p>17</text:p>
          </table:table-cell>
          <table:table-cell office:value-type="float" office:value="1711420630561" calcext:value-type="float">
            <text:p>1711420630561</text:p>
          </table:table-cell>
          <table:table-cell office:value-type="float" office:value="1711420630536" calcext:value-type="float">
            <text:p>1711420630536</text:p>
          </table:table-cell>
          <table:table-cell table:formula="of:=[.G226]-[.H226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823" calcext:value-type="float">
            <text:p>1711420385823</text:p>
          </table:table-cell>
          <table:table-cell office:value-type="float" office:value="1711420385811" calcext:value-type="float">
            <text:p>1711420385811</text:p>
          </table:table-cell>
          <table:table-cell table:formula="of:=[.A227]-[.B227]" office:value-type="float" office:value="12" calcext:value-type="float">
            <text:p>12</text:p>
          </table:table-cell>
          <table:table-cell office:value-type="float" office:value="1711420533401" calcext:value-type="float">
            <text:p>1711420533401</text:p>
          </table:table-cell>
          <table:table-cell office:value-type="float" office:value="1711420533386" calcext:value-type="float">
            <text:p>1711420533386</text:p>
          </table:table-cell>
          <table:table-cell table:formula="of:=[.D227]-[.E227]" office:value-type="float" office:value="15" calcext:value-type="float">
            <text:p>15</text:p>
          </table:table-cell>
          <table:table-cell office:value-type="float" office:value="1711420630561" calcext:value-type="float">
            <text:p>1711420630561</text:p>
          </table:table-cell>
          <table:table-cell office:value-type="float" office:value="1711420630536" calcext:value-type="float">
            <text:p>1711420630536</text:p>
          </table:table-cell>
          <table:table-cell table:formula="of:=[.G227]-[.H227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836" calcext:value-type="float">
            <text:p>1711420385836</text:p>
          </table:table-cell>
          <table:table-cell office:value-type="float" office:value="1711420385825" calcext:value-type="float">
            <text:p>1711420385825</text:p>
          </table:table-cell>
          <table:table-cell table:formula="of:=[.A228]-[.B228]" office:value-type="float" office:value="11" calcext:value-type="float">
            <text:p>11</text:p>
          </table:table-cell>
          <table:table-cell office:value-type="float" office:value="1711420533408" calcext:value-type="float">
            <text:p>1711420533408</text:p>
          </table:table-cell>
          <table:table-cell office:value-type="float" office:value="1711420533392" calcext:value-type="float">
            <text:p>1711420533392</text:p>
          </table:table-cell>
          <table:table-cell table:formula="of:=[.D228]-[.E228]" office:value-type="float" office:value="16" calcext:value-type="float">
            <text:p>16</text:p>
          </table:table-cell>
          <table:table-cell office:value-type="float" office:value="1711420630562" calcext:value-type="float">
            <text:p>1711420630562</text:p>
          </table:table-cell>
          <table:table-cell office:value-type="float" office:value="1711420630536" calcext:value-type="float">
            <text:p>1711420630536</text:p>
          </table:table-cell>
          <table:table-cell table:formula="of:=[.G228]-[.H228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5849" calcext:value-type="float">
            <text:p>1711420385849</text:p>
          </table:table-cell>
          <table:table-cell office:value-type="float" office:value="1711420385837" calcext:value-type="float">
            <text:p>1711420385837</text:p>
          </table:table-cell>
          <table:table-cell table:formula="of:=[.A229]-[.B229]" office:value-type="float" office:value="12" calcext:value-type="float">
            <text:p>12</text:p>
          </table:table-cell>
          <table:table-cell office:value-type="float" office:value="1711420533410" calcext:value-type="float">
            <text:p>1711420533410</text:p>
          </table:table-cell>
          <table:table-cell office:value-type="float" office:value="1711420533394" calcext:value-type="float">
            <text:p>1711420533394</text:p>
          </table:table-cell>
          <table:table-cell table:formula="of:=[.D229]-[.E229]" office:value-type="float" office:value="16" calcext:value-type="float">
            <text:p>16</text:p>
          </table:table-cell>
          <table:table-cell office:value-type="float" office:value="1711420630569" calcext:value-type="float">
            <text:p>1711420630569</text:p>
          </table:table-cell>
          <table:table-cell office:value-type="float" office:value="1711420630546" calcext:value-type="float">
            <text:p>1711420630546</text:p>
          </table:table-cell>
          <table:table-cell table:formula="of:=[.G229]-[.H229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5863" calcext:value-type="float">
            <text:p>1711420385863</text:p>
          </table:table-cell>
          <table:table-cell office:value-type="float" office:value="1711420385851" calcext:value-type="float">
            <text:p>1711420385851</text:p>
          </table:table-cell>
          <table:table-cell table:formula="of:=[.A230]-[.B230]" office:value-type="float" office:value="12" calcext:value-type="float">
            <text:p>12</text:p>
          </table:table-cell>
          <table:table-cell office:value-type="float" office:value="1711420533413" calcext:value-type="float">
            <text:p>1711420533413</text:p>
          </table:table-cell>
          <table:table-cell office:value-type="float" office:value="1711420533397" calcext:value-type="float">
            <text:p>1711420533397</text:p>
          </table:table-cell>
          <table:table-cell table:formula="of:=[.D230]-[.E230]" office:value-type="float" office:value="16" calcext:value-type="float">
            <text:p>16</text:p>
          </table:table-cell>
          <table:table-cell office:value-type="float" office:value="1711420630571" calcext:value-type="float">
            <text:p>1711420630571</text:p>
          </table:table-cell>
          <table:table-cell office:value-type="float" office:value="1711420630546" calcext:value-type="float">
            <text:p>1711420630546</text:p>
          </table:table-cell>
          <table:table-cell table:formula="of:=[.G230]-[.H23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5876" calcext:value-type="float">
            <text:p>1711420385876</text:p>
          </table:table-cell>
          <table:table-cell office:value-type="float" office:value="1711420385864" calcext:value-type="float">
            <text:p>1711420385864</text:p>
          </table:table-cell>
          <table:table-cell table:formula="of:=[.A231]-[.B231]" office:value-type="float" office:value="12" calcext:value-type="float">
            <text:p>12</text:p>
          </table:table-cell>
          <table:table-cell office:value-type="float" office:value="1711420533419" calcext:value-type="float">
            <text:p>1711420533419</text:p>
          </table:table-cell>
          <table:table-cell office:value-type="float" office:value="1711420533403" calcext:value-type="float">
            <text:p>1711420533403</text:p>
          </table:table-cell>
          <table:table-cell table:formula="of:=[.D231]-[.E231]" office:value-type="float" office:value="16" calcext:value-type="float">
            <text:p>16</text:p>
          </table:table-cell>
          <table:table-cell office:value-type="float" office:value="1711420630578" calcext:value-type="float">
            <text:p>1711420630578</text:p>
          </table:table-cell>
          <table:table-cell office:value-type="float" office:value="1711420630551" calcext:value-type="float">
            <text:p>1711420630551</text:p>
          </table:table-cell>
          <table:table-cell table:formula="of:=[.G231]-[.H23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5890" calcext:value-type="float">
            <text:p>1711420385890</text:p>
          </table:table-cell>
          <table:table-cell office:value-type="float" office:value="1711420385878" calcext:value-type="float">
            <text:p>1711420385878</text:p>
          </table:table-cell>
          <table:table-cell table:formula="of:=[.A232]-[.B232]" office:value-type="float" office:value="12" calcext:value-type="float">
            <text:p>12</text:p>
          </table:table-cell>
          <table:table-cell office:value-type="float" office:value="1711420533426" calcext:value-type="float">
            <text:p>1711420533426</text:p>
          </table:table-cell>
          <table:table-cell office:value-type="float" office:value="1711420533410" calcext:value-type="float">
            <text:p>1711420533410</text:p>
          </table:table-cell>
          <table:table-cell table:formula="of:=[.D232]-[.E232]" office:value-type="float" office:value="16" calcext:value-type="float">
            <text:p>16</text:p>
          </table:table-cell>
          <table:table-cell office:value-type="float" office:value="1711420630584" calcext:value-type="float">
            <text:p>1711420630584</text:p>
          </table:table-cell>
          <table:table-cell office:value-type="float" office:value="1711420630557" calcext:value-type="float">
            <text:p>1711420630557</text:p>
          </table:table-cell>
          <table:table-cell table:formula="of:=[.G232]-[.H232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5902" calcext:value-type="float">
            <text:p>1711420385902</text:p>
          </table:table-cell>
          <table:table-cell office:value-type="float" office:value="1711420385891" calcext:value-type="float">
            <text:p>1711420385891</text:p>
          </table:table-cell>
          <table:table-cell table:formula="of:=[.A233]-[.B233]" office:value-type="float" office:value="11" calcext:value-type="float">
            <text:p>11</text:p>
          </table:table-cell>
          <table:table-cell office:value-type="float" office:value="1711420533427" calcext:value-type="float">
            <text:p>1711420533427</text:p>
          </table:table-cell>
          <table:table-cell office:value-type="float" office:value="1711420533412" calcext:value-type="float">
            <text:p>1711420533412</text:p>
          </table:table-cell>
          <table:table-cell table:formula="of:=[.D233]-[.E233]" office:value-type="float" office:value="15" calcext:value-type="float">
            <text:p>15</text:p>
          </table:table-cell>
          <table:table-cell office:value-type="float" office:value="1711420630594" calcext:value-type="float">
            <text:p>1711420630594</text:p>
          </table:table-cell>
          <table:table-cell office:value-type="float" office:value="1711420630560" calcext:value-type="float">
            <text:p>1711420630560</text:p>
          </table:table-cell>
          <table:table-cell table:formula="of:=[.G233]-[.H233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1711420385915" calcext:value-type="float">
            <text:p>1711420385915</text:p>
          </table:table-cell>
          <table:table-cell office:value-type="float" office:value="1711420385904" calcext:value-type="float">
            <text:p>1711420385904</text:p>
          </table:table-cell>
          <table:table-cell table:formula="of:=[.A234]-[.B234]" office:value-type="float" office:value="11" calcext:value-type="float">
            <text:p>11</text:p>
          </table:table-cell>
          <table:table-cell office:value-type="float" office:value="1711420533430" calcext:value-type="float">
            <text:p>1711420533430</text:p>
          </table:table-cell>
          <table:table-cell office:value-type="float" office:value="1711420533414" calcext:value-type="float">
            <text:p>1711420533414</text:p>
          </table:table-cell>
          <table:table-cell table:formula="of:=[.D234]-[.E234]" office:value-type="float" office:value="16" calcext:value-type="float">
            <text:p>16</text:p>
          </table:table-cell>
          <table:table-cell office:value-type="float" office:value="1711420630594" calcext:value-type="float">
            <text:p>1711420630594</text:p>
          </table:table-cell>
          <table:table-cell office:value-type="float" office:value="1711420630563" calcext:value-type="float">
            <text:p>1711420630563</text:p>
          </table:table-cell>
          <table:table-cell table:formula="of:=[.G234]-[.H234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711420385928" calcext:value-type="float">
            <text:p>1711420385928</text:p>
          </table:table-cell>
          <table:table-cell office:value-type="float" office:value="1711420385916" calcext:value-type="float">
            <text:p>1711420385916</text:p>
          </table:table-cell>
          <table:table-cell table:formula="of:=[.A235]-[.B235]" office:value-type="float" office:value="12" calcext:value-type="float">
            <text:p>12</text:p>
          </table:table-cell>
          <table:table-cell office:value-type="float" office:value="1711420533436" calcext:value-type="float">
            <text:p>1711420533436</text:p>
          </table:table-cell>
          <table:table-cell office:value-type="float" office:value="1711420533421" calcext:value-type="float">
            <text:p>1711420533421</text:p>
          </table:table-cell>
          <table:table-cell table:formula="of:=[.D235]-[.E235]" office:value-type="float" office:value="15" calcext:value-type="float">
            <text:p>15</text:p>
          </table:table-cell>
          <table:table-cell office:value-type="float" office:value="1711420630594" calcext:value-type="float">
            <text:p>1711420630594</text:p>
          </table:table-cell>
          <table:table-cell office:value-type="float" office:value="1711420630563" calcext:value-type="float">
            <text:p>1711420630563</text:p>
          </table:table-cell>
          <table:table-cell table:formula="of:=[.G235]-[.H235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711420385942" calcext:value-type="float">
            <text:p>1711420385942</text:p>
          </table:table-cell>
          <table:table-cell office:value-type="float" office:value="1711420385930" calcext:value-type="float">
            <text:p>1711420385930</text:p>
          </table:table-cell>
          <table:table-cell table:formula="of:=[.A236]-[.B236]" office:value-type="float" office:value="12" calcext:value-type="float">
            <text:p>12</text:p>
          </table:table-cell>
          <table:table-cell office:value-type="float" office:value="1711420533443" calcext:value-type="float">
            <text:p>1711420533443</text:p>
          </table:table-cell>
          <table:table-cell office:value-type="float" office:value="1711420533427" calcext:value-type="float">
            <text:p>1711420533427</text:p>
          </table:table-cell>
          <table:table-cell table:formula="of:=[.D236]-[.E236]" office:value-type="float" office:value="16" calcext:value-type="float">
            <text:p>16</text:p>
          </table:table-cell>
          <table:table-cell office:value-type="float" office:value="1711420630595" calcext:value-type="float">
            <text:p>1711420630595</text:p>
          </table:table-cell>
          <table:table-cell office:value-type="float" office:value="1711420630563" calcext:value-type="float">
            <text:p>1711420630563</text:p>
          </table:table-cell>
          <table:table-cell table:formula="of:=[.G236]-[.H236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1711420385955" calcext:value-type="float">
            <text:p>1711420385955</text:p>
          </table:table-cell>
          <table:table-cell office:value-type="float" office:value="1711420385944" calcext:value-type="float">
            <text:p>1711420385944</text:p>
          </table:table-cell>
          <table:table-cell table:formula="of:=[.A237]-[.B237]" office:value-type="float" office:value="11" calcext:value-type="float">
            <text:p>11</text:p>
          </table:table-cell>
          <table:table-cell office:value-type="float" office:value="1711420533444" calcext:value-type="float">
            <text:p>1711420533444</text:p>
          </table:table-cell>
          <table:table-cell office:value-type="float" office:value="1711420533428" calcext:value-type="float">
            <text:p>1711420533428</text:p>
          </table:table-cell>
          <table:table-cell table:formula="of:=[.D237]-[.E237]" office:value-type="float" office:value="16" calcext:value-type="float">
            <text:p>16</text:p>
          </table:table-cell>
          <table:table-cell office:value-type="float" office:value="1711420630599" calcext:value-type="float">
            <text:p>1711420630599</text:p>
          </table:table-cell>
          <table:table-cell office:value-type="float" office:value="1711420630572" calcext:value-type="float">
            <text:p>1711420630572</text:p>
          </table:table-cell>
          <table:table-cell table:formula="of:=[.G237]-[.H237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5969" calcext:value-type="float">
            <text:p>1711420385969</text:p>
          </table:table-cell>
          <table:table-cell office:value-type="float" office:value="1711420385956" calcext:value-type="float">
            <text:p>1711420385956</text:p>
          </table:table-cell>
          <table:table-cell table:formula="of:=[.A238]-[.B238]" office:value-type="float" office:value="13" calcext:value-type="float">
            <text:p>13</text:p>
          </table:table-cell>
          <table:table-cell office:value-type="float" office:value="1711420533447" calcext:value-type="float">
            <text:p>1711420533447</text:p>
          </table:table-cell>
          <table:table-cell office:value-type="float" office:value="1711420533431" calcext:value-type="float">
            <text:p>1711420533431</text:p>
          </table:table-cell>
          <table:table-cell table:formula="of:=[.D238]-[.E238]" office:value-type="float" office:value="16" calcext:value-type="float">
            <text:p>16</text:p>
          </table:table-cell>
          <table:table-cell office:value-type="float" office:value="1711420630603" calcext:value-type="float">
            <text:p>1711420630603</text:p>
          </table:table-cell>
          <table:table-cell office:value-type="float" office:value="1711420630574" calcext:value-type="float">
            <text:p>1711420630574</text:p>
          </table:table-cell>
          <table:table-cell table:formula="of:=[.G238]-[.H238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5982" calcext:value-type="float">
            <text:p>1711420385982</text:p>
          </table:table-cell>
          <table:table-cell office:value-type="float" office:value="1711420385970" calcext:value-type="float">
            <text:p>1711420385970</text:p>
          </table:table-cell>
          <table:table-cell table:formula="of:=[.A239]-[.B239]" office:value-type="float" office:value="12" calcext:value-type="float">
            <text:p>12</text:p>
          </table:table-cell>
          <table:table-cell office:value-type="float" office:value="1711420533453" calcext:value-type="float">
            <text:p>1711420533453</text:p>
          </table:table-cell>
          <table:table-cell office:value-type="float" office:value="1711420533437" calcext:value-type="float">
            <text:p>1711420533437</text:p>
          </table:table-cell>
          <table:table-cell table:formula="of:=[.D239]-[.E239]" office:value-type="float" office:value="16" calcext:value-type="float">
            <text:p>16</text:p>
          </table:table-cell>
          <table:table-cell office:value-type="float" office:value="1711420630610" calcext:value-type="float">
            <text:p>1711420630610</text:p>
          </table:table-cell>
          <table:table-cell office:value-type="float" office:value="1711420630580" calcext:value-type="float">
            <text:p>1711420630580</text:p>
          </table:table-cell>
          <table:table-cell table:formula="of:=[.G239]-[.H239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711420385996" calcext:value-type="float">
            <text:p>1711420385996</text:p>
          </table:table-cell>
          <table:table-cell office:value-type="float" office:value="1711420385983" calcext:value-type="float">
            <text:p>1711420385983</text:p>
          </table:table-cell>
          <table:table-cell table:formula="of:=[.A240]-[.B240]" office:value-type="float" office:value="13" calcext:value-type="float">
            <text:p>13</text:p>
          </table:table-cell>
          <table:table-cell office:value-type="float" office:value="1711420533461" calcext:value-type="float">
            <text:p>1711420533461</text:p>
          </table:table-cell>
          <table:table-cell office:value-type="float" office:value="1711420533445" calcext:value-type="float">
            <text:p>1711420533445</text:p>
          </table:table-cell>
          <table:table-cell table:formula="of:=[.D240]-[.E240]" office:value-type="float" office:value="16" calcext:value-type="float">
            <text:p>16</text:p>
          </table:table-cell>
          <table:table-cell office:value-type="float" office:value="1711420630615" calcext:value-type="float">
            <text:p>1711420630615</text:p>
          </table:table-cell>
          <table:table-cell office:value-type="float" office:value="1711420630587" calcext:value-type="float">
            <text:p>1711420630587</text:p>
          </table:table-cell>
          <table:table-cell table:formula="of:=[.G240]-[.H240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6009" calcext:value-type="float">
            <text:p>1711420386009</text:p>
          </table:table-cell>
          <table:table-cell office:value-type="float" office:value="1711420385997" calcext:value-type="float">
            <text:p>1711420385997</text:p>
          </table:table-cell>
          <table:table-cell table:formula="of:=[.A241]-[.B241]" office:value-type="float" office:value="12" calcext:value-type="float">
            <text:p>12</text:p>
          </table:table-cell>
          <table:table-cell office:value-type="float" office:value="1711420533462" calcext:value-type="float">
            <text:p>1711420533462</text:p>
          </table:table-cell>
          <table:table-cell office:value-type="float" office:value="1711420533445" calcext:value-type="float">
            <text:p>1711420533445</text:p>
          </table:table-cell>
          <table:table-cell table:formula="of:=[.D241]-[.E241]" office:value-type="float" office:value="17" calcext:value-type="float">
            <text:p>17</text:p>
          </table:table-cell>
          <table:table-cell office:value-type="float" office:value="1711420630623" calcext:value-type="float">
            <text:p>1711420630623</text:p>
          </table:table-cell>
          <table:table-cell office:value-type="float" office:value="1711420630596" calcext:value-type="float">
            <text:p>1711420630596</text:p>
          </table:table-cell>
          <table:table-cell table:formula="of:=[.G241]-[.H24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6022" calcext:value-type="float">
            <text:p>1711420386022</text:p>
          </table:table-cell>
          <table:table-cell office:value-type="float" office:value="1711420386010" calcext:value-type="float">
            <text:p>1711420386010</text:p>
          </table:table-cell>
          <table:table-cell table:formula="of:=[.A242]-[.B242]" office:value-type="float" office:value="12" calcext:value-type="float">
            <text:p>12</text:p>
          </table:table-cell>
          <table:table-cell office:value-type="float" office:value="1711420533464" calcext:value-type="float">
            <text:p>1711420533464</text:p>
          </table:table-cell>
          <table:table-cell office:value-type="float" office:value="1711420533449" calcext:value-type="float">
            <text:p>1711420533449</text:p>
          </table:table-cell>
          <table:table-cell table:formula="of:=[.D242]-[.E242]" office:value-type="float" office:value="15" calcext:value-type="float">
            <text:p>15</text:p>
          </table:table-cell>
          <table:table-cell office:value-type="float" office:value="1711420630626" calcext:value-type="float">
            <text:p>1711420630626</text:p>
          </table:table-cell>
          <table:table-cell office:value-type="float" office:value="1711420630596" calcext:value-type="float">
            <text:p>1711420630596</text:p>
          </table:table-cell>
          <table:table-cell table:formula="of:=[.G242]-[.H242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711420386035" calcext:value-type="float">
            <text:p>1711420386035</text:p>
          </table:table-cell>
          <table:table-cell office:value-type="float" office:value="1711420386023" calcext:value-type="float">
            <text:p>1711420386023</text:p>
          </table:table-cell>
          <table:table-cell table:formula="of:=[.A243]-[.B243]" office:value-type="float" office:value="12" calcext:value-type="float">
            <text:p>12</text:p>
          </table:table-cell>
          <table:table-cell office:value-type="float" office:value="1711420533470" calcext:value-type="float">
            <text:p>1711420533470</text:p>
          </table:table-cell>
          <table:table-cell office:value-type="float" office:value="1711420533455" calcext:value-type="float">
            <text:p>1711420533455</text:p>
          </table:table-cell>
          <table:table-cell table:formula="of:=[.D243]-[.E243]" office:value-type="float" office:value="15" calcext:value-type="float">
            <text:p>15</text:p>
          </table:table-cell>
          <table:table-cell office:value-type="float" office:value="1711420630626" calcext:value-type="float">
            <text:p>1711420630626</text:p>
          </table:table-cell>
          <table:table-cell office:value-type="float" office:value="1711420630597" calcext:value-type="float">
            <text:p>1711420630597</text:p>
          </table:table-cell>
          <table:table-cell table:formula="of:=[.G243]-[.H243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6048" calcext:value-type="float">
            <text:p>1711420386048</text:p>
          </table:table-cell>
          <table:table-cell office:value-type="float" office:value="1711420386036" calcext:value-type="float">
            <text:p>1711420386036</text:p>
          </table:table-cell>
          <table:table-cell table:formula="of:=[.A244]-[.B244]" office:value-type="float" office:value="12" calcext:value-type="float">
            <text:p>12</text:p>
          </table:table-cell>
          <table:table-cell office:value-type="float" office:value="1711420533478" calcext:value-type="float">
            <text:p>1711420533478</text:p>
          </table:table-cell>
          <table:table-cell office:value-type="float" office:value="1711420533462" calcext:value-type="float">
            <text:p>1711420533462</text:p>
          </table:table-cell>
          <table:table-cell table:formula="of:=[.D244]-[.E244]" office:value-type="float" office:value="16" calcext:value-type="float">
            <text:p>16</text:p>
          </table:table-cell>
          <table:table-cell office:value-type="float" office:value="1711420630626" calcext:value-type="float">
            <text:p>1711420630626</text:p>
          </table:table-cell>
          <table:table-cell office:value-type="float" office:value="1711420630597" calcext:value-type="float">
            <text:p>1711420630597</text:p>
          </table:table-cell>
          <table:table-cell table:formula="of:=[.G244]-[.H244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6061" calcext:value-type="float">
            <text:p>1711420386061</text:p>
          </table:table-cell>
          <table:table-cell office:value-type="float" office:value="1711420386049" calcext:value-type="float">
            <text:p>1711420386049</text:p>
          </table:table-cell>
          <table:table-cell table:formula="of:=[.A245]-[.B245]" office:value-type="float" office:value="12" calcext:value-type="float">
            <text:p>12</text:p>
          </table:table-cell>
          <table:table-cell office:value-type="float" office:value="1711420533478" calcext:value-type="float">
            <text:p>1711420533478</text:p>
          </table:table-cell>
          <table:table-cell office:value-type="float" office:value="1711420533463" calcext:value-type="float">
            <text:p>1711420533463</text:p>
          </table:table-cell>
          <table:table-cell table:formula="of:=[.D245]-[.E245]" office:value-type="float" office:value="15" calcext:value-type="float">
            <text:p>15</text:p>
          </table:table-cell>
          <table:table-cell office:value-type="float" office:value="1711420630627" calcext:value-type="float">
            <text:p>1711420630627</text:p>
          </table:table-cell>
          <table:table-cell office:value-type="float" office:value="1711420630602" calcext:value-type="float">
            <text:p>1711420630602</text:p>
          </table:table-cell>
          <table:table-cell table:formula="of:=[.G245]-[.H245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074" calcext:value-type="float">
            <text:p>1711420386074</text:p>
          </table:table-cell>
          <table:table-cell office:value-type="float" office:value="1711420386062" calcext:value-type="float">
            <text:p>1711420386062</text:p>
          </table:table-cell>
          <table:table-cell table:formula="of:=[.A246]-[.B246]" office:value-type="float" office:value="12" calcext:value-type="float">
            <text:p>12</text:p>
          </table:table-cell>
          <table:table-cell office:value-type="float" office:value="1711420533482" calcext:value-type="float">
            <text:p>1711420533482</text:p>
          </table:table-cell>
          <table:table-cell office:value-type="float" office:value="1711420533466" calcext:value-type="float">
            <text:p>1711420533466</text:p>
          </table:table-cell>
          <table:table-cell table:formula="of:=[.D246]-[.E246]" office:value-type="float" office:value="16" calcext:value-type="float">
            <text:p>16</text:p>
          </table:table-cell>
          <table:table-cell office:value-type="float" office:value="1711420630627" calcext:value-type="float">
            <text:p>1711420630627</text:p>
          </table:table-cell>
          <table:table-cell office:value-type="float" office:value="1711420630606" calcext:value-type="float">
            <text:p>1711420630606</text:p>
          </table:table-cell>
          <table:table-cell table:formula="of:=[.G246]-[.H246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1711420386087" calcext:value-type="float">
            <text:p>1711420386087</text:p>
          </table:table-cell>
          <table:table-cell office:value-type="float" office:value="1711420386075" calcext:value-type="float">
            <text:p>1711420386075</text:p>
          </table:table-cell>
          <table:table-cell table:formula="of:=[.A247]-[.B247]" office:value-type="float" office:value="12" calcext:value-type="float">
            <text:p>12</text:p>
          </table:table-cell>
          <table:table-cell office:value-type="float" office:value="1711420533487" calcext:value-type="float">
            <text:p>1711420533487</text:p>
          </table:table-cell>
          <table:table-cell office:value-type="float" office:value="1711420533472" calcext:value-type="float">
            <text:p>1711420533472</text:p>
          </table:table-cell>
          <table:table-cell table:formula="of:=[.D247]-[.E247]" office:value-type="float" office:value="15" calcext:value-type="float">
            <text:p>15</text:p>
          </table:table-cell>
          <table:table-cell office:value-type="float" office:value="1711420630637" calcext:value-type="float">
            <text:p>1711420630637</text:p>
          </table:table-cell>
          <table:table-cell office:value-type="float" office:value="1711420630612" calcext:value-type="float">
            <text:p>1711420630612</text:p>
          </table:table-cell>
          <table:table-cell table:formula="of:=[.G247]-[.H247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100" calcext:value-type="float">
            <text:p>1711420386100</text:p>
          </table:table-cell>
          <table:table-cell office:value-type="float" office:value="1711420386088" calcext:value-type="float">
            <text:p>1711420386088</text:p>
          </table:table-cell>
          <table:table-cell table:formula="of:=[.A248]-[.B248]" office:value-type="float" office:value="12" calcext:value-type="float">
            <text:p>12</text:p>
          </table:table-cell>
          <table:table-cell office:value-type="float" office:value="1711420533495" calcext:value-type="float">
            <text:p>1711420533495</text:p>
          </table:table-cell>
          <table:table-cell office:value-type="float" office:value="1711420533480" calcext:value-type="float">
            <text:p>1711420533480</text:p>
          </table:table-cell>
          <table:table-cell table:formula="of:=[.D248]-[.E248]" office:value-type="float" office:value="15" calcext:value-type="float">
            <text:p>15</text:p>
          </table:table-cell>
          <table:table-cell office:value-type="float" office:value="1711420630643" calcext:value-type="float">
            <text:p>1711420630643</text:p>
          </table:table-cell>
          <table:table-cell office:value-type="float" office:value="1711420630618" calcext:value-type="float">
            <text:p>1711420630618</text:p>
          </table:table-cell>
          <table:table-cell table:formula="of:=[.G248]-[.H248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114" calcext:value-type="float">
            <text:p>1711420386114</text:p>
          </table:table-cell>
          <table:table-cell office:value-type="float" office:value="1711420386101" calcext:value-type="float">
            <text:p>1711420386101</text:p>
          </table:table-cell>
          <table:table-cell table:formula="of:=[.A249]-[.B249]" office:value-type="float" office:value="13" calcext:value-type="float">
            <text:p>13</text:p>
          </table:table-cell>
          <table:table-cell office:value-type="float" office:value="1711420533495" calcext:value-type="float">
            <text:p>1711420533495</text:p>
          </table:table-cell>
          <table:table-cell office:value-type="float" office:value="1711420533480" calcext:value-type="float">
            <text:p>1711420533480</text:p>
          </table:table-cell>
          <table:table-cell table:formula="of:=[.D249]-[.E249]" office:value-type="float" office:value="15" calcext:value-type="float">
            <text:p>15</text:p>
          </table:table-cell>
          <table:table-cell office:value-type="float" office:value="1711420630652" calcext:value-type="float">
            <text:p>1711420630652</text:p>
          </table:table-cell>
          <table:table-cell office:value-type="float" office:value="1711420630626" calcext:value-type="float">
            <text:p>1711420630626</text:p>
          </table:table-cell>
          <table:table-cell table:formula="of:=[.G249]-[.H249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6127" calcext:value-type="float">
            <text:p>1711420386127</text:p>
          </table:table-cell>
          <table:table-cell office:value-type="float" office:value="1711420386115" calcext:value-type="float">
            <text:p>1711420386115</text:p>
          </table:table-cell>
          <table:table-cell table:formula="of:=[.A250]-[.B250]" office:value-type="float" office:value="12" calcext:value-type="float">
            <text:p>12</text:p>
          </table:table-cell>
          <table:table-cell office:value-type="float" office:value="1711420533499" calcext:value-type="float">
            <text:p>1711420533499</text:p>
          </table:table-cell>
          <table:table-cell office:value-type="float" office:value="1711420533483" calcext:value-type="float">
            <text:p>1711420533483</text:p>
          </table:table-cell>
          <table:table-cell table:formula="of:=[.D250]-[.E250]" office:value-type="float" office:value="16" calcext:value-type="float">
            <text:p>16</text:p>
          </table:table-cell>
          <table:table-cell office:value-type="float" office:value="1711420630652" calcext:value-type="float">
            <text:p>1711420630652</text:p>
          </table:table-cell>
          <table:table-cell office:value-type="float" office:value="1711420630627" calcext:value-type="float">
            <text:p>1711420630627</text:p>
          </table:table-cell>
          <table:table-cell table:formula="of:=[.G250]-[.H250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140" calcext:value-type="float">
            <text:p>1711420386140</text:p>
          </table:table-cell>
          <table:table-cell office:value-type="float" office:value="1711420386128" calcext:value-type="float">
            <text:p>1711420386128</text:p>
          </table:table-cell>
          <table:table-cell table:formula="of:=[.A251]-[.B251]" office:value-type="float" office:value="12" calcext:value-type="float">
            <text:p>12</text:p>
          </table:table-cell>
          <table:table-cell office:value-type="float" office:value="1711420533505" calcext:value-type="float">
            <text:p>1711420533505</text:p>
          </table:table-cell>
          <table:table-cell office:value-type="float" office:value="1711420533489" calcext:value-type="float">
            <text:p>1711420533489</text:p>
          </table:table-cell>
          <table:table-cell table:formula="of:=[.D251]-[.E251]" office:value-type="float" office:value="16" calcext:value-type="float">
            <text:p>16</text:p>
          </table:table-cell>
          <table:table-cell office:value-type="float" office:value="1711420630653" calcext:value-type="float">
            <text:p>1711420630653</text:p>
          </table:table-cell>
          <table:table-cell office:value-type="float" office:value="1711420630628" calcext:value-type="float">
            <text:p>1711420630628</text:p>
          </table:table-cell>
          <table:table-cell table:formula="of:=[.G251]-[.H25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153" calcext:value-type="float">
            <text:p>1711420386153</text:p>
          </table:table-cell>
          <table:table-cell office:value-type="float" office:value="1711420386141" calcext:value-type="float">
            <text:p>1711420386141</text:p>
          </table:table-cell>
          <table:table-cell table:formula="of:=[.A252]-[.B252]" office:value-type="float" office:value="12" calcext:value-type="float">
            <text:p>12</text:p>
          </table:table-cell>
          <table:table-cell office:value-type="float" office:value="1711420533513" calcext:value-type="float">
            <text:p>1711420533513</text:p>
          </table:table-cell>
          <table:table-cell office:value-type="float" office:value="1711420533496" calcext:value-type="float">
            <text:p>1711420533496</text:p>
          </table:table-cell>
          <table:table-cell table:formula="of:=[.D252]-[.E252]" office:value-type="float" office:value="17" calcext:value-type="float">
            <text:p>17</text:p>
          </table:table-cell>
          <table:table-cell office:value-type="float" office:value="1711420630654" calcext:value-type="float">
            <text:p>1711420630654</text:p>
          </table:table-cell>
          <table:table-cell office:value-type="float" office:value="1711420630629" calcext:value-type="float">
            <text:p>1711420630629</text:p>
          </table:table-cell>
          <table:table-cell table:formula="of:=[.G252]-[.H252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167" calcext:value-type="float">
            <text:p>1711420386167</text:p>
          </table:table-cell>
          <table:table-cell office:value-type="float" office:value="1711420386155" calcext:value-type="float">
            <text:p>1711420386155</text:p>
          </table:table-cell>
          <table:table-cell table:formula="of:=[.A253]-[.B253]" office:value-type="float" office:value="12" calcext:value-type="float">
            <text:p>12</text:p>
          </table:table-cell>
          <table:table-cell office:value-type="float" office:value="1711420533513" calcext:value-type="float">
            <text:p>1711420533513</text:p>
          </table:table-cell>
          <table:table-cell office:value-type="float" office:value="1711420533497" calcext:value-type="float">
            <text:p>1711420533497</text:p>
          </table:table-cell>
          <table:table-cell table:formula="of:=[.D253]-[.E253]" office:value-type="float" office:value="16" calcext:value-type="float">
            <text:p>16</text:p>
          </table:table-cell>
          <table:table-cell office:value-type="float" office:value="1711420630654" calcext:value-type="float">
            <text:p>1711420630654</text:p>
          </table:table-cell>
          <table:table-cell office:value-type="float" office:value="1711420630629" calcext:value-type="float">
            <text:p>1711420630629</text:p>
          </table:table-cell>
          <table:table-cell table:formula="of:=[.G253]-[.H253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181" calcext:value-type="float">
            <text:p>1711420386181</text:p>
          </table:table-cell>
          <table:table-cell office:value-type="float" office:value="1711420386168" calcext:value-type="float">
            <text:p>1711420386168</text:p>
          </table:table-cell>
          <table:table-cell table:formula="of:=[.A254]-[.B254]" office:value-type="float" office:value="13" calcext:value-type="float">
            <text:p>13</text:p>
          </table:table-cell>
          <table:table-cell office:value-type="float" office:value="1711420533515" calcext:value-type="float">
            <text:p>1711420533515</text:p>
          </table:table-cell>
          <table:table-cell office:value-type="float" office:value="1711420533500" calcext:value-type="float">
            <text:p>1711420533500</text:p>
          </table:table-cell>
          <table:table-cell table:formula="of:=[.D254]-[.E254]" office:value-type="float" office:value="15" calcext:value-type="float">
            <text:p>15</text:p>
          </table:table-cell>
          <table:table-cell office:value-type="float" office:value="1711420630654" calcext:value-type="float">
            <text:p>1711420630654</text:p>
          </table:table-cell>
          <table:table-cell office:value-type="float" office:value="1711420630629" calcext:value-type="float">
            <text:p>1711420630629</text:p>
          </table:table-cell>
          <table:table-cell table:formula="of:=[.G254]-[.H254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194" calcext:value-type="float">
            <text:p>1711420386194</text:p>
          </table:table-cell>
          <table:table-cell office:value-type="float" office:value="1711420386182" calcext:value-type="float">
            <text:p>1711420386182</text:p>
          </table:table-cell>
          <table:table-cell table:formula="of:=[.A255]-[.B255]" office:value-type="float" office:value="12" calcext:value-type="float">
            <text:p>12</text:p>
          </table:table-cell>
          <table:table-cell office:value-type="float" office:value="1711420533522" calcext:value-type="float">
            <text:p>1711420533522</text:p>
          </table:table-cell>
          <table:table-cell office:value-type="float" office:value="1711420533506" calcext:value-type="float">
            <text:p>1711420533506</text:p>
          </table:table-cell>
          <table:table-cell table:formula="of:=[.D255]-[.E255]" office:value-type="float" office:value="16" calcext:value-type="float">
            <text:p>16</text:p>
          </table:table-cell>
          <table:table-cell office:value-type="float" office:value="1711420630663" calcext:value-type="float">
            <text:p>1711420630663</text:p>
          </table:table-cell>
          <table:table-cell office:value-type="float" office:value="1711420630640" calcext:value-type="float">
            <text:p>1711420630640</text:p>
          </table:table-cell>
          <table:table-cell table:formula="of:=[.G255]-[.H255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6207" calcext:value-type="float">
            <text:p>1711420386207</text:p>
          </table:table-cell>
          <table:table-cell office:value-type="float" office:value="1711420386195" calcext:value-type="float">
            <text:p>1711420386195</text:p>
          </table:table-cell>
          <table:table-cell table:formula="of:=[.A256]-[.B256]" office:value-type="float" office:value="12" calcext:value-type="float">
            <text:p>12</text:p>
          </table:table-cell>
          <table:table-cell office:value-type="float" office:value="1711420533530" calcext:value-type="float">
            <text:p>1711420533530</text:p>
          </table:table-cell>
          <table:table-cell office:value-type="float" office:value="1711420533514" calcext:value-type="float">
            <text:p>1711420533514</text:p>
          </table:table-cell>
          <table:table-cell table:formula="of:=[.D256]-[.E256]" office:value-type="float" office:value="16" calcext:value-type="float">
            <text:p>16</text:p>
          </table:table-cell>
          <table:table-cell office:value-type="float" office:value="1711420630669" calcext:value-type="float">
            <text:p>1711420630669</text:p>
          </table:table-cell>
          <table:table-cell office:value-type="float" office:value="1711420630644" calcext:value-type="float">
            <text:p>1711420630644</text:p>
          </table:table-cell>
          <table:table-cell table:formula="of:=[.G256]-[.H256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221" calcext:value-type="float">
            <text:p>1711420386221</text:p>
          </table:table-cell>
          <table:table-cell office:value-type="float" office:value="1711420386209" calcext:value-type="float">
            <text:p>1711420386209</text:p>
          </table:table-cell>
          <table:table-cell table:formula="of:=[.A257]-[.B257]" office:value-type="float" office:value="12" calcext:value-type="float">
            <text:p>12</text:p>
          </table:table-cell>
          <table:table-cell office:value-type="float" office:value="1711420533530" calcext:value-type="float">
            <text:p>1711420533530</text:p>
          </table:table-cell>
          <table:table-cell office:value-type="float" office:value="1711420533514" calcext:value-type="float">
            <text:p>1711420533514</text:p>
          </table:table-cell>
          <table:table-cell table:formula="of:=[.D257]-[.E257]" office:value-type="float" office:value="16" calcext:value-type="float">
            <text:p>16</text:p>
          </table:table-cell>
          <table:table-cell office:value-type="float" office:value="1711420630678" calcext:value-type="float">
            <text:p>1711420630678</text:p>
          </table:table-cell>
          <table:table-cell office:value-type="float" office:value="1711420630653" calcext:value-type="float">
            <text:p>1711420630653</text:p>
          </table:table-cell>
          <table:table-cell table:formula="of:=[.G257]-[.H257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234" calcext:value-type="float">
            <text:p>1711420386234</text:p>
          </table:table-cell>
          <table:table-cell office:value-type="float" office:value="1711420386222" calcext:value-type="float">
            <text:p>1711420386222</text:p>
          </table:table-cell>
          <table:table-cell table:formula="of:=[.A258]-[.B258]" office:value-type="float" office:value="12" calcext:value-type="float">
            <text:p>12</text:p>
          </table:table-cell>
          <table:table-cell office:value-type="float" office:value="1711420533531" calcext:value-type="float">
            <text:p>1711420533531</text:p>
          </table:table-cell>
          <table:table-cell office:value-type="float" office:value="1711420533516" calcext:value-type="float">
            <text:p>1711420533516</text:p>
          </table:table-cell>
          <table:table-cell table:formula="of:=[.D258]-[.E258]" office:value-type="float" office:value="15" calcext:value-type="float">
            <text:p>15</text:p>
          </table:table-cell>
          <table:table-cell office:value-type="float" office:value="1711420630680" calcext:value-type="float">
            <text:p>1711420630680</text:p>
          </table:table-cell>
          <table:table-cell office:value-type="float" office:value="1711420630655" calcext:value-type="float">
            <text:p>1711420630655</text:p>
          </table:table-cell>
          <table:table-cell table:formula="of:=[.G258]-[.H258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247" calcext:value-type="float">
            <text:p>1711420386247</text:p>
          </table:table-cell>
          <table:table-cell office:value-type="float" office:value="1711420386235" calcext:value-type="float">
            <text:p>1711420386235</text:p>
          </table:table-cell>
          <table:table-cell table:formula="of:=[.A259]-[.B259]" office:value-type="float" office:value="12" calcext:value-type="float">
            <text:p>12</text:p>
          </table:table-cell>
          <table:table-cell office:value-type="float" office:value="1711420533539" calcext:value-type="float">
            <text:p>1711420533539</text:p>
          </table:table-cell>
          <table:table-cell office:value-type="float" office:value="1711420533523" calcext:value-type="float">
            <text:p>1711420533523</text:p>
          </table:table-cell>
          <table:table-cell table:formula="of:=[.D259]-[.E259]" office:value-type="float" office:value="16" calcext:value-type="float">
            <text:p>16</text:p>
          </table:table-cell>
          <table:table-cell office:value-type="float" office:value="1711420630681" calcext:value-type="float">
            <text:p>1711420630681</text:p>
          </table:table-cell>
          <table:table-cell office:value-type="float" office:value="1711420630656" calcext:value-type="float">
            <text:p>1711420630656</text:p>
          </table:table-cell>
          <table:table-cell table:formula="of:=[.G259]-[.H259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260" calcext:value-type="float">
            <text:p>1711420386260</text:p>
          </table:table-cell>
          <table:table-cell office:value-type="float" office:value="1711420386248" calcext:value-type="float">
            <text:p>1711420386248</text:p>
          </table:table-cell>
          <table:table-cell table:formula="of:=[.A260]-[.B260]" office:value-type="float" office:value="12" calcext:value-type="float">
            <text:p>12</text:p>
          </table:table-cell>
          <table:table-cell office:value-type="float" office:value="1711420533547" calcext:value-type="float">
            <text:p>1711420533547</text:p>
          </table:table-cell>
          <table:table-cell office:value-type="float" office:value="1711420533531" calcext:value-type="float">
            <text:p>1711420533531</text:p>
          </table:table-cell>
          <table:table-cell table:formula="of:=[.D260]-[.E260]" office:value-type="float" office:value="16" calcext:value-type="float">
            <text:p>16</text:p>
          </table:table-cell>
          <table:table-cell office:value-type="float" office:value="1711420630681" calcext:value-type="float">
            <text:p>1711420630681</text:p>
          </table:table-cell>
          <table:table-cell office:value-type="float" office:value="1711420630657" calcext:value-type="float">
            <text:p>1711420630657</text:p>
          </table:table-cell>
          <table:table-cell table:formula="of:=[.G260]-[.H260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6272" calcext:value-type="float">
            <text:p>1711420386272</text:p>
          </table:table-cell>
          <table:table-cell office:value-type="float" office:value="1711420386261" calcext:value-type="float">
            <text:p>1711420386261</text:p>
          </table:table-cell>
          <table:table-cell table:formula="of:=[.A261]-[.B261]" office:value-type="float" office:value="11" calcext:value-type="float">
            <text:p>11</text:p>
          </table:table-cell>
          <table:table-cell office:value-type="float" office:value="1711420533548" calcext:value-type="float">
            <text:p>1711420533548</text:p>
          </table:table-cell>
          <table:table-cell office:value-type="float" office:value="1711420533531" calcext:value-type="float">
            <text:p>1711420533531</text:p>
          </table:table-cell>
          <table:table-cell table:formula="of:=[.D261]-[.E261]" office:value-type="float" office:value="17" calcext:value-type="float">
            <text:p>17</text:p>
          </table:table-cell>
          <table:table-cell office:value-type="float" office:value="1711420630681" calcext:value-type="float">
            <text:p>1711420630681</text:p>
          </table:table-cell>
          <table:table-cell office:value-type="float" office:value="1711420630657" calcext:value-type="float">
            <text:p>1711420630657</text:p>
          </table:table-cell>
          <table:table-cell table:formula="of:=[.G261]-[.H26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6285" calcext:value-type="float">
            <text:p>1711420386285</text:p>
          </table:table-cell>
          <table:table-cell office:value-type="float" office:value="1711420386273" calcext:value-type="float">
            <text:p>1711420386273</text:p>
          </table:table-cell>
          <table:table-cell table:formula="of:=[.A262]-[.B262]" office:value-type="float" office:value="12" calcext:value-type="float">
            <text:p>12</text:p>
          </table:table-cell>
          <table:table-cell office:value-type="float" office:value="1711420533550" calcext:value-type="float">
            <text:p>1711420533550</text:p>
          </table:table-cell>
          <table:table-cell office:value-type="float" office:value="1711420533533" calcext:value-type="float">
            <text:p>1711420533533</text:p>
          </table:table-cell>
          <table:table-cell table:formula="of:=[.D262]-[.E262]" office:value-type="float" office:value="17" calcext:value-type="float">
            <text:p>17</text:p>
          </table:table-cell>
          <table:table-cell office:value-type="float" office:value="1711420630684" calcext:value-type="float">
            <text:p>1711420630684</text:p>
          </table:table-cell>
          <table:table-cell office:value-type="float" office:value="1711420630657" calcext:value-type="float">
            <text:p>1711420630657</text:p>
          </table:table-cell>
          <table:table-cell table:formula="of:=[.G262]-[.H262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6298" calcext:value-type="float">
            <text:p>1711420386298</text:p>
          </table:table-cell>
          <table:table-cell office:value-type="float" office:value="1711420386286" calcext:value-type="float">
            <text:p>1711420386286</text:p>
          </table:table-cell>
          <table:table-cell table:formula="of:=[.A263]-[.B263]" office:value-type="float" office:value="12" calcext:value-type="float">
            <text:p>12</text:p>
          </table:table-cell>
          <table:table-cell office:value-type="float" office:value="1711420533556" calcext:value-type="float">
            <text:p>1711420533556</text:p>
          </table:table-cell>
          <table:table-cell office:value-type="float" office:value="1711420533541" calcext:value-type="float">
            <text:p>1711420533541</text:p>
          </table:table-cell>
          <table:table-cell table:formula="of:=[.D263]-[.E263]" office:value-type="float" office:value="15" calcext:value-type="float">
            <text:p>15</text:p>
          </table:table-cell>
          <table:table-cell office:value-type="float" office:value="1711420630691" calcext:value-type="float">
            <text:p>1711420630691</text:p>
          </table:table-cell>
          <table:table-cell office:value-type="float" office:value="1711420630664" calcext:value-type="float">
            <text:p>1711420630664</text:p>
          </table:table-cell>
          <table:table-cell table:formula="of:=[.G263]-[.H263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6311" calcext:value-type="float">
            <text:p>1711420386311</text:p>
          </table:table-cell>
          <table:table-cell office:value-type="float" office:value="1711420386299" calcext:value-type="float">
            <text:p>1711420386299</text:p>
          </table:table-cell>
          <table:table-cell table:formula="of:=[.A264]-[.B264]" office:value-type="float" office:value="12" calcext:value-type="float">
            <text:p>12</text:p>
          </table:table-cell>
          <table:table-cell office:value-type="float" office:value="1711420533565" calcext:value-type="float">
            <text:p>1711420533565</text:p>
          </table:table-cell>
          <table:table-cell office:value-type="float" office:value="1711420533549" calcext:value-type="float">
            <text:p>1711420533549</text:p>
          </table:table-cell>
          <table:table-cell table:formula="of:=[.D264]-[.E264]" office:value-type="float" office:value="16" calcext:value-type="float">
            <text:p>16</text:p>
          </table:table-cell>
          <table:table-cell office:value-type="float" office:value="1711420630698" calcext:value-type="float">
            <text:p>1711420630698</text:p>
          </table:table-cell>
          <table:table-cell office:value-type="float" office:value="1711420630673" calcext:value-type="float">
            <text:p>1711420630673</text:p>
          </table:table-cell>
          <table:table-cell table:formula="of:=[.G264]-[.H264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1711420386324" calcext:value-type="float">
            <text:p>1711420386324</text:p>
          </table:table-cell>
          <table:table-cell office:value-type="float" office:value="1711420386312" calcext:value-type="float">
            <text:p>1711420386312</text:p>
          </table:table-cell>
          <table:table-cell table:formula="of:=[.A265]-[.B265]" office:value-type="float" office:value="12" calcext:value-type="float">
            <text:p>12</text:p>
          </table:table-cell>
          <table:table-cell office:value-type="float" office:value="1711420533565" calcext:value-type="float">
            <text:p>1711420533565</text:p>
          </table:table-cell>
          <table:table-cell office:value-type="float" office:value="1711420533549" calcext:value-type="float">
            <text:p>1711420533549</text:p>
          </table:table-cell>
          <table:table-cell table:formula="of:=[.D265]-[.E265]" office:value-type="float" office:value="16" calcext:value-type="float">
            <text:p>16</text:p>
          </table:table-cell>
          <table:table-cell office:value-type="float" office:value="1711420630706" calcext:value-type="float">
            <text:p>1711420630706</text:p>
          </table:table-cell>
          <table:table-cell office:value-type="float" office:value="1711420630680" calcext:value-type="float">
            <text:p>1711420630680</text:p>
          </table:table-cell>
          <table:table-cell table:formula="of:=[.G265]-[.H265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6337" calcext:value-type="float">
            <text:p>1711420386337</text:p>
          </table:table-cell>
          <table:table-cell office:value-type="float" office:value="1711420386326" calcext:value-type="float">
            <text:p>1711420386326</text:p>
          </table:table-cell>
          <table:table-cell table:formula="of:=[.A266]-[.B266]" office:value-type="float" office:value="11" calcext:value-type="float">
            <text:p>11</text:p>
          </table:table-cell>
          <table:table-cell office:value-type="float" office:value="1711420533567" calcext:value-type="float">
            <text:p>1711420533567</text:p>
          </table:table-cell>
          <table:table-cell office:value-type="float" office:value="1711420533551" calcext:value-type="float">
            <text:p>1711420533551</text:p>
          </table:table-cell>
          <table:table-cell table:formula="of:=[.D266]-[.E266]" office:value-type="float" office:value="16" calcext:value-type="float">
            <text:p>16</text:p>
          </table:table-cell>
          <table:table-cell office:value-type="float" office:value="1711420630713" calcext:value-type="float">
            <text:p>1711420630713</text:p>
          </table:table-cell>
          <table:table-cell office:value-type="float" office:value="1711420630682" calcext:value-type="float">
            <text:p>1711420630682</text:p>
          </table:table-cell>
          <table:table-cell table:formula="of:=[.G266]-[.H266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1711420386350" calcext:value-type="float">
            <text:p>1711420386350</text:p>
          </table:table-cell>
          <table:table-cell office:value-type="float" office:value="1711420386338" calcext:value-type="float">
            <text:p>1711420386338</text:p>
          </table:table-cell>
          <table:table-cell table:formula="of:=[.A267]-[.B267]" office:value-type="float" office:value="12" calcext:value-type="float">
            <text:p>12</text:p>
          </table:table-cell>
          <table:table-cell office:value-type="float" office:value="1711420533575" calcext:value-type="float">
            <text:p>1711420533575</text:p>
          </table:table-cell>
          <table:table-cell office:value-type="float" office:value="1711420533559" calcext:value-type="float">
            <text:p>1711420533559</text:p>
          </table:table-cell>
          <table:table-cell table:formula="of:=[.D267]-[.E267]" office:value-type="float" office:value="16" calcext:value-type="float">
            <text:p>16</text:p>
          </table:table-cell>
          <table:table-cell office:value-type="float" office:value="1711420630713" calcext:value-type="float">
            <text:p>1711420630713</text:p>
          </table:table-cell>
          <table:table-cell office:value-type="float" office:value="1711420630684" calcext:value-type="float">
            <text:p>1711420630684</text:p>
          </table:table-cell>
          <table:table-cell table:formula="of:=[.G267]-[.H267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6364" calcext:value-type="float">
            <text:p>1711420386364</text:p>
          </table:table-cell>
          <table:table-cell office:value-type="float" office:value="1711420386352" calcext:value-type="float">
            <text:p>1711420386352</text:p>
          </table:table-cell>
          <table:table-cell table:formula="of:=[.A268]-[.B268]" office:value-type="float" office:value="12" calcext:value-type="float">
            <text:p>12</text:p>
          </table:table-cell>
          <table:table-cell office:value-type="float" office:value="1711420533583" calcext:value-type="float">
            <text:p>1711420533583</text:p>
          </table:table-cell>
          <table:table-cell office:value-type="float" office:value="1711420533567" calcext:value-type="float">
            <text:p>1711420533567</text:p>
          </table:table-cell>
          <table:table-cell table:formula="of:=[.D268]-[.E268]" office:value-type="float" office:value="16" calcext:value-type="float">
            <text:p>16</text:p>
          </table:table-cell>
          <table:table-cell office:value-type="float" office:value="1711420630714" calcext:value-type="float">
            <text:p>1711420630714</text:p>
          </table:table-cell>
          <table:table-cell office:value-type="float" office:value="1711420630684" calcext:value-type="float">
            <text:p>1711420630684</text:p>
          </table:table-cell>
          <table:table-cell table:formula="of:=[.G268]-[.H268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711420386377" calcext:value-type="float">
            <text:p>1711420386377</text:p>
          </table:table-cell>
          <table:table-cell office:value-type="float" office:value="1711420386365" calcext:value-type="float">
            <text:p>1711420386365</text:p>
          </table:table-cell>
          <table:table-cell table:formula="of:=[.A269]-[.B269]" office:value-type="float" office:value="12" calcext:value-type="float">
            <text:p>12</text:p>
          </table:table-cell>
          <table:table-cell office:value-type="float" office:value="1711420533583" calcext:value-type="float">
            <text:p>1711420533583</text:p>
          </table:table-cell>
          <table:table-cell office:value-type="float" office:value="1711420533567" calcext:value-type="float">
            <text:p>1711420533567</text:p>
          </table:table-cell>
          <table:table-cell table:formula="of:=[.D269]-[.E269]" office:value-type="float" office:value="16" calcext:value-type="float">
            <text:p>16</text:p>
          </table:table-cell>
          <table:table-cell office:value-type="float" office:value="1711420630714" calcext:value-type="float">
            <text:p>1711420630714</text:p>
          </table:table-cell>
          <table:table-cell office:value-type="float" office:value="1711420630684" calcext:value-type="float">
            <text:p>1711420630684</text:p>
          </table:table-cell>
          <table:table-cell table:formula="of:=[.G269]-[.H269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711420386390" calcext:value-type="float">
            <text:p>1711420386390</text:p>
          </table:table-cell>
          <table:table-cell office:value-type="float" office:value="1711420386378" calcext:value-type="float">
            <text:p>1711420386378</text:p>
          </table:table-cell>
          <table:table-cell table:formula="of:=[.A270]-[.B270]" office:value-type="float" office:value="12" calcext:value-type="float">
            <text:p>12</text:p>
          </table:table-cell>
          <table:table-cell office:value-type="float" office:value="1711420533585" calcext:value-type="float">
            <text:p>1711420533585</text:p>
          </table:table-cell>
          <table:table-cell office:value-type="float" office:value="1711420533568" calcext:value-type="float">
            <text:p>1711420533568</text:p>
          </table:table-cell>
          <table:table-cell table:formula="of:=[.D270]-[.E270]" office:value-type="float" office:value="17" calcext:value-type="float">
            <text:p>17</text:p>
          </table:table-cell>
          <table:table-cell office:value-type="float" office:value="1711420630715" calcext:value-type="float">
            <text:p>1711420630715</text:p>
          </table:table-cell>
          <table:table-cell office:value-type="float" office:value="1711420630687" calcext:value-type="float">
            <text:p>1711420630687</text:p>
          </table:table-cell>
          <table:table-cell table:formula="of:=[.G270]-[.H270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6404" calcext:value-type="float">
            <text:p>1711420386404</text:p>
          </table:table-cell>
          <table:table-cell office:value-type="float" office:value="1711420386391" calcext:value-type="float">
            <text:p>1711420386391</text:p>
          </table:table-cell>
          <table:table-cell table:formula="of:=[.A271]-[.B271]" office:value-type="float" office:value="13" calcext:value-type="float">
            <text:p>13</text:p>
          </table:table-cell>
          <table:table-cell office:value-type="float" office:value="1711420533592" calcext:value-type="float">
            <text:p>1711420533592</text:p>
          </table:table-cell>
          <table:table-cell office:value-type="float" office:value="1711420533576" calcext:value-type="float">
            <text:p>1711420533576</text:p>
          </table:table-cell>
          <table:table-cell table:formula="of:=[.D271]-[.E271]" office:value-type="float" office:value="16" calcext:value-type="float">
            <text:p>16</text:p>
          </table:table-cell>
          <table:table-cell office:value-type="float" office:value="1711420630715" calcext:value-type="float">
            <text:p>1711420630715</text:p>
          </table:table-cell>
          <table:table-cell office:value-type="float" office:value="1711420630693" calcext:value-type="float">
            <text:p>1711420630693</text:p>
          </table:table-cell>
          <table:table-cell table:formula="of:=[.G271]-[.H27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6419" calcext:value-type="float">
            <text:p>1711420386419</text:p>
          </table:table-cell>
          <table:table-cell office:value-type="float" office:value="1711420386405" calcext:value-type="float">
            <text:p>1711420386405</text:p>
          </table:table-cell>
          <table:table-cell table:formula="of:=[.A272]-[.B272]" office:value-type="float" office:value="14" calcext:value-type="float">
            <text:p>14</text:p>
          </table:table-cell>
          <table:table-cell office:value-type="float" office:value="1711420533601" calcext:value-type="float">
            <text:p>1711420533601</text:p>
          </table:table-cell>
          <table:table-cell office:value-type="float" office:value="1711420533584" calcext:value-type="float">
            <text:p>1711420533584</text:p>
          </table:table-cell>
          <table:table-cell table:formula="of:=[.D272]-[.E272]" office:value-type="float" office:value="17" calcext:value-type="float">
            <text:p>17</text:p>
          </table:table-cell>
          <table:table-cell office:value-type="float" office:value="1711420630728" calcext:value-type="float">
            <text:p>1711420630728</text:p>
          </table:table-cell>
          <table:table-cell office:value-type="float" office:value="1711420630700" calcext:value-type="float">
            <text:p>1711420630700</text:p>
          </table:table-cell>
          <table:table-cell table:formula="of:=[.G272]-[.H272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6432" calcext:value-type="float">
            <text:p>1711420386432</text:p>
          </table:table-cell>
          <table:table-cell office:value-type="float" office:value="1711420386420" calcext:value-type="float">
            <text:p>1711420386420</text:p>
          </table:table-cell>
          <table:table-cell table:formula="of:=[.A273]-[.B273]" office:value-type="float" office:value="12" calcext:value-type="float">
            <text:p>12</text:p>
          </table:table-cell>
          <table:table-cell office:value-type="float" office:value="1711420533601" calcext:value-type="float">
            <text:p>1711420533601</text:p>
          </table:table-cell>
          <table:table-cell office:value-type="float" office:value="1711420533584" calcext:value-type="float">
            <text:p>1711420533584</text:p>
          </table:table-cell>
          <table:table-cell table:formula="of:=[.D273]-[.E273]" office:value-type="float" office:value="17" calcext:value-type="float">
            <text:p>17</text:p>
          </table:table-cell>
          <table:table-cell office:value-type="float" office:value="1711420630732" calcext:value-type="float">
            <text:p>1711420630732</text:p>
          </table:table-cell>
          <table:table-cell office:value-type="float" office:value="1711420630708" calcext:value-type="float">
            <text:p>1711420630708</text:p>
          </table:table-cell>
          <table:table-cell table:formula="of:=[.G273]-[.H273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6445" calcext:value-type="float">
            <text:p>1711420386445</text:p>
          </table:table-cell>
          <table:table-cell office:value-type="float" office:value="1711420386433" calcext:value-type="float">
            <text:p>1711420386433</text:p>
          </table:table-cell>
          <table:table-cell table:formula="of:=[.A274]-[.B274]" office:value-type="float" office:value="12" calcext:value-type="float">
            <text:p>12</text:p>
          </table:table-cell>
          <table:table-cell office:value-type="float" office:value="1711420533602" calcext:value-type="float">
            <text:p>1711420533602</text:p>
          </table:table-cell>
          <table:table-cell office:value-type="float" office:value="1711420533586" calcext:value-type="float">
            <text:p>1711420533586</text:p>
          </table:table-cell>
          <table:table-cell table:formula="of:=[.D274]-[.E274]" office:value-type="float" office:value="16" calcext:value-type="float">
            <text:p>16</text:p>
          </table:table-cell>
          <table:table-cell office:value-type="float" office:value="1711420630742" calcext:value-type="float">
            <text:p>1711420630742</text:p>
          </table:table-cell>
          <table:table-cell office:value-type="float" office:value="1711420630715" calcext:value-type="float">
            <text:p>1711420630715</text:p>
          </table:table-cell>
          <table:table-cell table:formula="of:=[.G274]-[.H274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6458" calcext:value-type="float">
            <text:p>1711420386458</text:p>
          </table:table-cell>
          <table:table-cell office:value-type="float" office:value="1711420386446" calcext:value-type="float">
            <text:p>1711420386446</text:p>
          </table:table-cell>
          <table:table-cell table:formula="of:=[.A275]-[.B275]" office:value-type="float" office:value="12" calcext:value-type="float">
            <text:p>12</text:p>
          </table:table-cell>
          <table:table-cell office:value-type="float" office:value="1711420533610" calcext:value-type="float">
            <text:p>1711420533610</text:p>
          </table:table-cell>
          <table:table-cell office:value-type="float" office:value="1711420533594" calcext:value-type="float">
            <text:p>1711420533594</text:p>
          </table:table-cell>
          <table:table-cell table:formula="of:=[.D275]-[.E275]" office:value-type="float" office:value="16" calcext:value-type="float">
            <text:p>16</text:p>
          </table:table-cell>
          <table:table-cell office:value-type="float" office:value="1711420630744" calcext:value-type="float">
            <text:p>1711420630744</text:p>
          </table:table-cell>
          <table:table-cell office:value-type="float" office:value="1711420630716" calcext:value-type="float">
            <text:p>1711420630716</text:p>
          </table:table-cell>
          <table:table-cell table:formula="of:=[.G275]-[.H275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6471" calcext:value-type="float">
            <text:p>1711420386471</text:p>
          </table:table-cell>
          <table:table-cell office:value-type="float" office:value="1711420386460" calcext:value-type="float">
            <text:p>1711420386460</text:p>
          </table:table-cell>
          <table:table-cell table:formula="of:=[.A276]-[.B276]" office:value-type="float" office:value="11" calcext:value-type="float">
            <text:p>11</text:p>
          </table:table-cell>
          <table:table-cell office:value-type="float" office:value="1711420533621" calcext:value-type="float">
            <text:p>1711420533621</text:p>
          </table:table-cell>
          <table:table-cell office:value-type="float" office:value="1711420533603" calcext:value-type="float">
            <text:p>1711420533603</text:p>
          </table:table-cell>
          <table:table-cell table:formula="of:=[.D276]-[.E276]" office:value-type="float" office:value="18" calcext:value-type="float">
            <text:p>18</text:p>
          </table:table-cell>
          <table:table-cell office:value-type="float" office:value="1711420630744" calcext:value-type="float">
            <text:p>1711420630744</text:p>
          </table:table-cell>
          <table:table-cell office:value-type="float" office:value="1711420630716" calcext:value-type="float">
            <text:p>1711420630716</text:p>
          </table:table-cell>
          <table:table-cell table:formula="of:=[.G276]-[.H276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6484" calcext:value-type="float">
            <text:p>1711420386484</text:p>
          </table:table-cell>
          <table:table-cell office:value-type="float" office:value="1711420386473" calcext:value-type="float">
            <text:p>1711420386473</text:p>
          </table:table-cell>
          <table:table-cell table:formula="of:=[.A277]-[.B277]" office:value-type="float" office:value="11" calcext:value-type="float">
            <text:p>11</text:p>
          </table:table-cell>
          <table:table-cell office:value-type="float" office:value="1711420533621" calcext:value-type="float">
            <text:p>1711420533621</text:p>
          </table:table-cell>
          <table:table-cell office:value-type="float" office:value="1711420533603" calcext:value-type="float">
            <text:p>1711420533603</text:p>
          </table:table-cell>
          <table:table-cell table:formula="of:=[.D277]-[.E277]" office:value-type="float" office:value="18" calcext:value-type="float">
            <text:p>18</text:p>
          </table:table-cell>
          <table:table-cell office:value-type="float" office:value="1711420630744" calcext:value-type="float">
            <text:p>1711420630744</text:p>
          </table:table-cell>
          <table:table-cell office:value-type="float" office:value="1711420630717" calcext:value-type="float">
            <text:p>1711420630717</text:p>
          </table:table-cell>
          <table:table-cell table:formula="of:=[.G277]-[.H277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6497" calcext:value-type="float">
            <text:p>1711420386497</text:p>
          </table:table-cell>
          <table:table-cell office:value-type="float" office:value="1711420386486" calcext:value-type="float">
            <text:p>1711420386486</text:p>
          </table:table-cell>
          <table:table-cell table:formula="of:=[.A278]-[.B278]" office:value-type="float" office:value="11" calcext:value-type="float">
            <text:p>11</text:p>
          </table:table-cell>
          <table:table-cell office:value-type="float" office:value="1711420533622" calcext:value-type="float">
            <text:p>1711420533622</text:p>
          </table:table-cell>
          <table:table-cell office:value-type="float" office:value="1711420533604" calcext:value-type="float">
            <text:p>1711420533604</text:p>
          </table:table-cell>
          <table:table-cell table:formula="of:=[.D278]-[.E278]" office:value-type="float" office:value="18" calcext:value-type="float">
            <text:p>18</text:p>
          </table:table-cell>
          <table:table-cell office:value-type="float" office:value="1711420630745" calcext:value-type="float">
            <text:p>1711420630745</text:p>
          </table:table-cell>
          <table:table-cell office:value-type="float" office:value="1711420630718" calcext:value-type="float">
            <text:p>1711420630718</text:p>
          </table:table-cell>
          <table:table-cell table:formula="of:=[.G278]-[.H278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6511" calcext:value-type="float">
            <text:p>1711420386511</text:p>
          </table:table-cell>
          <table:table-cell office:value-type="float" office:value="1711420386498" calcext:value-type="float">
            <text:p>1711420386498</text:p>
          </table:table-cell>
          <table:table-cell table:formula="of:=[.A279]-[.B279]" office:value-type="float" office:value="13" calcext:value-type="float">
            <text:p>13</text:p>
          </table:table-cell>
          <table:table-cell office:value-type="float" office:value="1711420533628" calcext:value-type="float">
            <text:p>1711420533628</text:p>
          </table:table-cell>
          <table:table-cell office:value-type="float" office:value="1711420533612" calcext:value-type="float">
            <text:p>1711420533612</text:p>
          </table:table-cell>
          <table:table-cell table:formula="of:=[.D279]-[.E279]" office:value-type="float" office:value="16" calcext:value-type="float">
            <text:p>16</text:p>
          </table:table-cell>
          <table:table-cell office:value-type="float" office:value="1711420630745" calcext:value-type="float">
            <text:p>1711420630745</text:p>
          </table:table-cell>
          <table:table-cell office:value-type="float" office:value="1711420630718" calcext:value-type="float">
            <text:p>1711420630718</text:p>
          </table:table-cell>
          <table:table-cell table:formula="of:=[.G279]-[.H279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6524" calcext:value-type="float">
            <text:p>1711420386524</text:p>
          </table:table-cell>
          <table:table-cell office:value-type="float" office:value="1711420386512" calcext:value-type="float">
            <text:p>1711420386512</text:p>
          </table:table-cell>
          <table:table-cell table:formula="of:=[.A280]-[.B280]" office:value-type="float" office:value="12" calcext:value-type="float">
            <text:p>12</text:p>
          </table:table-cell>
          <table:table-cell office:value-type="float" office:value="1711420533640" calcext:value-type="float">
            <text:p>1711420533640</text:p>
          </table:table-cell>
          <table:table-cell office:value-type="float" office:value="1711420533623" calcext:value-type="float">
            <text:p>1711420533623</text:p>
          </table:table-cell>
          <table:table-cell table:formula="of:=[.D280]-[.E280]" office:value-type="float" office:value="17" calcext:value-type="float">
            <text:p>17</text:p>
          </table:table-cell>
          <table:table-cell office:value-type="float" office:value="1711420630753" calcext:value-type="float">
            <text:p>1711420630753</text:p>
          </table:table-cell>
          <table:table-cell office:value-type="float" office:value="1711420630729" calcext:value-type="float">
            <text:p>1711420630729</text:p>
          </table:table-cell>
          <table:table-cell table:formula="of:=[.G280]-[.H280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6537" calcext:value-type="float">
            <text:p>1711420386537</text:p>
          </table:table-cell>
          <table:table-cell office:value-type="float" office:value="1711420386525" calcext:value-type="float">
            <text:p>1711420386525</text:p>
          </table:table-cell>
          <table:table-cell table:formula="of:=[.A281]-[.B281]" office:value-type="float" office:value="12" calcext:value-type="float">
            <text:p>12</text:p>
          </table:table-cell>
          <table:table-cell office:value-type="float" office:value="1711420533640" calcext:value-type="float">
            <text:p>1711420533640</text:p>
          </table:table-cell>
          <table:table-cell office:value-type="float" office:value="1711420533624" calcext:value-type="float">
            <text:p>1711420533624</text:p>
          </table:table-cell>
          <table:table-cell table:formula="of:=[.D281]-[.E281]" office:value-type="float" office:value="16" calcext:value-type="float">
            <text:p>16</text:p>
          </table:table-cell>
          <table:table-cell office:value-type="float" office:value="1711420630759" calcext:value-type="float">
            <text:p>1711420630759</text:p>
          </table:table-cell>
          <table:table-cell office:value-type="float" office:value="1711420630735" calcext:value-type="float">
            <text:p>1711420630735</text:p>
          </table:table-cell>
          <table:table-cell table:formula="of:=[.G281]-[.H281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6550" calcext:value-type="float">
            <text:p>1711420386550</text:p>
          </table:table-cell>
          <table:table-cell office:value-type="float" office:value="1711420386538" calcext:value-type="float">
            <text:p>1711420386538</text:p>
          </table:table-cell>
          <table:table-cell table:formula="of:=[.A282]-[.B282]" office:value-type="float" office:value="12" calcext:value-type="float">
            <text:p>12</text:p>
          </table:table-cell>
          <table:table-cell office:value-type="float" office:value="1711420533641" calcext:value-type="float">
            <text:p>1711420533641</text:p>
          </table:table-cell>
          <table:table-cell office:value-type="float" office:value="1711420533624" calcext:value-type="float">
            <text:p>1711420533624</text:p>
          </table:table-cell>
          <table:table-cell table:formula="of:=[.D282]-[.E282]" office:value-type="float" office:value="17" calcext:value-type="float">
            <text:p>17</text:p>
          </table:table-cell>
          <table:table-cell office:value-type="float" office:value="1711420630768" calcext:value-type="float">
            <text:p>1711420630768</text:p>
          </table:table-cell>
          <table:table-cell office:value-type="float" office:value="1711420630745" calcext:value-type="float">
            <text:p>1711420630745</text:p>
          </table:table-cell>
          <table:table-cell table:formula="of:=[.G282]-[.H282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6563" calcext:value-type="float">
            <text:p>1711420386563</text:p>
          </table:table-cell>
          <table:table-cell office:value-type="float" office:value="1711420386551" calcext:value-type="float">
            <text:p>1711420386551</text:p>
          </table:table-cell>
          <table:table-cell table:formula="of:=[.A283]-[.B283]" office:value-type="float" office:value="12" calcext:value-type="float">
            <text:p>12</text:p>
          </table:table-cell>
          <table:table-cell office:value-type="float" office:value="1711420533644" calcext:value-type="float">
            <text:p>1711420533644</text:p>
          </table:table-cell>
          <table:table-cell office:value-type="float" office:value="1711420533629" calcext:value-type="float">
            <text:p>1711420533629</text:p>
          </table:table-cell>
          <table:table-cell table:formula="of:=[.D283]-[.E283]" office:value-type="float" office:value="15" calcext:value-type="float">
            <text:p>15</text:p>
          </table:table-cell>
          <table:table-cell office:value-type="float" office:value="1711420630772" calcext:value-type="float">
            <text:p>1711420630772</text:p>
          </table:table-cell>
          <table:table-cell office:value-type="float" office:value="1711420630746" calcext:value-type="float">
            <text:p>1711420630746</text:p>
          </table:table-cell>
          <table:table-cell table:formula="of:=[.G283]-[.H283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6575" calcext:value-type="float">
            <text:p>1711420386575</text:p>
          </table:table-cell>
          <table:table-cell office:value-type="float" office:value="1711420386564" calcext:value-type="float">
            <text:p>1711420386564</text:p>
          </table:table-cell>
          <table:table-cell table:formula="of:=[.A284]-[.B284]" office:value-type="float" office:value="11" calcext:value-type="float">
            <text:p>11</text:p>
          </table:table-cell>
          <table:table-cell office:value-type="float" office:value="1711420533660" calcext:value-type="float">
            <text:p>1711420533660</text:p>
          </table:table-cell>
          <table:table-cell office:value-type="float" office:value="1711420533642" calcext:value-type="float">
            <text:p>1711420533642</text:p>
          </table:table-cell>
          <table:table-cell table:formula="of:=[.D284]-[.E284]" office:value-type="float" office:value="18" calcext:value-type="float">
            <text:p>18</text:p>
          </table:table-cell>
          <table:table-cell office:value-type="float" office:value="1711420630772" calcext:value-type="float">
            <text:p>1711420630772</text:p>
          </table:table-cell>
          <table:table-cell office:value-type="float" office:value="1711420630746" calcext:value-type="float">
            <text:p>1711420630746</text:p>
          </table:table-cell>
          <table:table-cell table:formula="of:=[.G284]-[.H284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6587" calcext:value-type="float">
            <text:p>1711420386587</text:p>
          </table:table-cell>
          <table:table-cell office:value-type="float" office:value="1711420386576" calcext:value-type="float">
            <text:p>1711420386576</text:p>
          </table:table-cell>
          <table:table-cell table:formula="of:=[.A285]-[.B285]" office:value-type="float" office:value="11" calcext:value-type="float">
            <text:p>11</text:p>
          </table:table-cell>
          <table:table-cell office:value-type="float" office:value="1711420533660" calcext:value-type="float">
            <text:p>1711420533660</text:p>
          </table:table-cell>
          <table:table-cell office:value-type="float" office:value="1711420533642" calcext:value-type="float">
            <text:p>1711420533642</text:p>
          </table:table-cell>
          <table:table-cell table:formula="of:=[.D285]-[.E285]" office:value-type="float" office:value="18" calcext:value-type="float">
            <text:p>18</text:p>
          </table:table-cell>
          <table:table-cell office:value-type="float" office:value="1711420630772" calcext:value-type="float">
            <text:p>1711420630772</text:p>
          </table:table-cell>
          <table:table-cell office:value-type="float" office:value="1711420630746" calcext:value-type="float">
            <text:p>1711420630746</text:p>
          </table:table-cell>
          <table:table-cell table:formula="of:=[.G285]-[.H285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6600" calcext:value-type="float">
            <text:p>1711420386600</text:p>
          </table:table-cell>
          <table:table-cell office:value-type="float" office:value="1711420386589" calcext:value-type="float">
            <text:p>1711420386589</text:p>
          </table:table-cell>
          <table:table-cell table:formula="of:=[.A286]-[.B286]" office:value-type="float" office:value="11" calcext:value-type="float">
            <text:p>11</text:p>
          </table:table-cell>
          <table:table-cell office:value-type="float" office:value="1711420533660" calcext:value-type="float">
            <text:p>1711420533660</text:p>
          </table:table-cell>
          <table:table-cell office:value-type="float" office:value="1711420533643" calcext:value-type="float">
            <text:p>1711420533643</text:p>
          </table:table-cell>
          <table:table-cell table:formula="of:=[.D286]-[.E286]" office:value-type="float" office:value="17" calcext:value-type="float">
            <text:p>17</text:p>
          </table:table-cell>
          <table:table-cell office:value-type="float" office:value="1711420630773" calcext:value-type="float">
            <text:p>1711420630773</text:p>
          </table:table-cell>
          <table:table-cell office:value-type="float" office:value="1711420630747" calcext:value-type="float">
            <text:p>1711420630747</text:p>
          </table:table-cell>
          <table:table-cell table:formula="of:=[.G286]-[.H286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1711420386613" calcext:value-type="float">
            <text:p>1711420386613</text:p>
          </table:table-cell>
          <table:table-cell office:value-type="float" office:value="1711420386601" calcext:value-type="float">
            <text:p>1711420386601</text:p>
          </table:table-cell>
          <table:table-cell table:formula="of:=[.A287]-[.B287]" office:value-type="float" office:value="12" calcext:value-type="float">
            <text:p>12</text:p>
          </table:table-cell>
          <table:table-cell office:value-type="float" office:value="1711420533661" calcext:value-type="float">
            <text:p>1711420533661</text:p>
          </table:table-cell>
          <table:table-cell office:value-type="float" office:value="1711420533646" calcext:value-type="float">
            <text:p>1711420533646</text:p>
          </table:table-cell>
          <table:table-cell table:formula="of:=[.D287]-[.E287]" office:value-type="float" office:value="15" calcext:value-type="float">
            <text:p>15</text:p>
          </table:table-cell>
          <table:table-cell office:value-type="float" office:value="1711420630774" calcext:value-type="float">
            <text:p>1711420630774</text:p>
          </table:table-cell>
          <table:table-cell office:value-type="float" office:value="1711420630747" calcext:value-type="float">
            <text:p>1711420630747</text:p>
          </table:table-cell>
          <table:table-cell table:formula="of:=[.G287]-[.H287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711420386627" calcext:value-type="float">
            <text:p>1711420386627</text:p>
          </table:table-cell>
          <table:table-cell office:value-type="float" office:value="1711420386614" calcext:value-type="float">
            <text:p>1711420386614</text:p>
          </table:table-cell>
          <table:table-cell table:formula="of:=[.A288]-[.B288]" office:value-type="float" office:value="13" calcext:value-type="float">
            <text:p>13</text:p>
          </table:table-cell>
          <table:table-cell office:value-type="float" office:value="1711420533677" calcext:value-type="float">
            <text:p>1711420533677</text:p>
          </table:table-cell>
          <table:table-cell office:value-type="float" office:value="1711420533661" calcext:value-type="float">
            <text:p>1711420533661</text:p>
          </table:table-cell>
          <table:table-cell table:formula="of:=[.D288]-[.E288]" office:value-type="float" office:value="16" calcext:value-type="float">
            <text:p>16</text:p>
          </table:table-cell>
          <table:table-cell office:value-type="float" office:value="1711420630779" calcext:value-type="float">
            <text:p>1711420630779</text:p>
          </table:table-cell>
          <table:table-cell office:value-type="float" office:value="1711420630756" calcext:value-type="float">
            <text:p>1711420630756</text:p>
          </table:table-cell>
          <table:table-cell table:formula="of:=[.G288]-[.H288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6639" calcext:value-type="float">
            <text:p>1711420386639</text:p>
          </table:table-cell>
          <table:table-cell office:value-type="float" office:value="1711420386628" calcext:value-type="float">
            <text:p>1711420386628</text:p>
          </table:table-cell>
          <table:table-cell table:formula="of:=[.A289]-[.B289]" office:value-type="float" office:value="11" calcext:value-type="float">
            <text:p>11</text:p>
          </table:table-cell>
          <table:table-cell office:value-type="float" office:value="1711420533677" calcext:value-type="float">
            <text:p>1711420533677</text:p>
          </table:table-cell>
          <table:table-cell office:value-type="float" office:value="1711420533661" calcext:value-type="float">
            <text:p>1711420533661</text:p>
          </table:table-cell>
          <table:table-cell table:formula="of:=[.D289]-[.E289]" office:value-type="float" office:value="16" calcext:value-type="float">
            <text:p>16</text:p>
          </table:table-cell>
          <table:table-cell office:value-type="float" office:value="1711420630784" calcext:value-type="float">
            <text:p>1711420630784</text:p>
          </table:table-cell>
          <table:table-cell office:value-type="float" office:value="1711420630761" calcext:value-type="float">
            <text:p>1711420630761</text:p>
          </table:table-cell>
          <table:table-cell table:formula="of:=[.G289]-[.H289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6653" calcext:value-type="float">
            <text:p>1711420386653</text:p>
          </table:table-cell>
          <table:table-cell office:value-type="float" office:value="1711420386641" calcext:value-type="float">
            <text:p>1711420386641</text:p>
          </table:table-cell>
          <table:table-cell table:formula="of:=[.A290]-[.B290]" office:value-type="float" office:value="12" calcext:value-type="float">
            <text:p>12</text:p>
          </table:table-cell>
          <table:table-cell office:value-type="float" office:value="1711420533677" calcext:value-type="float">
            <text:p>1711420533677</text:p>
          </table:table-cell>
          <table:table-cell office:value-type="float" office:value="1711420533662" calcext:value-type="float">
            <text:p>1711420533662</text:p>
          </table:table-cell>
          <table:table-cell table:formula="of:=[.D290]-[.E290]" office:value-type="float" office:value="15" calcext:value-type="float">
            <text:p>15</text:p>
          </table:table-cell>
          <table:table-cell office:value-type="float" office:value="1711420630793" calcext:value-type="float">
            <text:p>1711420630793</text:p>
          </table:table-cell>
          <table:table-cell office:value-type="float" office:value="1711420630771" calcext:value-type="float">
            <text:p>1711420630771</text:p>
          </table:table-cell>
          <table:table-cell table:formula="of:=[.G290]-[.H290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6666" calcext:value-type="float">
            <text:p>1711420386666</text:p>
          </table:table-cell>
          <table:table-cell office:value-type="float" office:value="1711420386654" calcext:value-type="float">
            <text:p>1711420386654</text:p>
          </table:table-cell>
          <table:table-cell table:formula="of:=[.A291]-[.B291]" office:value-type="float" office:value="12" calcext:value-type="float">
            <text:p>12</text:p>
          </table:table-cell>
          <table:table-cell office:value-type="float" office:value="1711420533678" calcext:value-type="float">
            <text:p>1711420533678</text:p>
          </table:table-cell>
          <table:table-cell office:value-type="float" office:value="1711420533663" calcext:value-type="float">
            <text:p>1711420533663</text:p>
          </table:table-cell>
          <table:table-cell table:formula="of:=[.D291]-[.E291]" office:value-type="float" office:value="15" calcext:value-type="float">
            <text:p>15</text:p>
          </table:table-cell>
          <table:table-cell office:value-type="float" office:value="1711420630798" calcext:value-type="float">
            <text:p>1711420630798</text:p>
          </table:table-cell>
          <table:table-cell office:value-type="float" office:value="1711420630775" calcext:value-type="float">
            <text:p>1711420630775</text:p>
          </table:table-cell>
          <table:table-cell table:formula="of:=[.G291]-[.H29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6680" calcext:value-type="float">
            <text:p>1711420386680</text:p>
          </table:table-cell>
          <table:table-cell office:value-type="float" office:value="1711420386668" calcext:value-type="float">
            <text:p>1711420386668</text:p>
          </table:table-cell>
          <table:table-cell table:formula="of:=[.A292]-[.B292]" office:value-type="float" office:value="12" calcext:value-type="float">
            <text:p>12</text:p>
          </table:table-cell>
          <table:table-cell office:value-type="float" office:value="1711420533694" calcext:value-type="float">
            <text:p>1711420533694</text:p>
          </table:table-cell>
          <table:table-cell office:value-type="float" office:value="1711420533678" calcext:value-type="float">
            <text:p>1711420533678</text:p>
          </table:table-cell>
          <table:table-cell table:formula="of:=[.D292]-[.E292]" office:value-type="float" office:value="16" calcext:value-type="float">
            <text:p>16</text:p>
          </table:table-cell>
          <table:table-cell office:value-type="float" office:value="1711420630798" calcext:value-type="float">
            <text:p>1711420630798</text:p>
          </table:table-cell>
          <table:table-cell office:value-type="float" office:value="1711420630775" calcext:value-type="float">
            <text:p>1711420630775</text:p>
          </table:table-cell>
          <table:table-cell table:formula="of:=[.G292]-[.H292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6694" calcext:value-type="float">
            <text:p>1711420386694</text:p>
          </table:table-cell>
          <table:table-cell office:value-type="float" office:value="1711420386681" calcext:value-type="float">
            <text:p>1711420386681</text:p>
          </table:table-cell>
          <table:table-cell table:formula="of:=[.A293]-[.B293]" office:value-type="float" office:value="13" calcext:value-type="float">
            <text:p>13</text:p>
          </table:table-cell>
          <table:table-cell office:value-type="float" office:value="1711420533695" calcext:value-type="float">
            <text:p>1711420533695</text:p>
          </table:table-cell>
          <table:table-cell office:value-type="float" office:value="1711420533679" calcext:value-type="float">
            <text:p>1711420533679</text:p>
          </table:table-cell>
          <table:table-cell table:formula="of:=[.D293]-[.E293]" office:value-type="float" office:value="16" calcext:value-type="float">
            <text:p>16</text:p>
          </table:table-cell>
          <table:table-cell office:value-type="float" office:value="1711420630798" calcext:value-type="float">
            <text:p>1711420630798</text:p>
          </table:table-cell>
          <table:table-cell office:value-type="float" office:value="1711420630775" calcext:value-type="float">
            <text:p>1711420630775</text:p>
          </table:table-cell>
          <table:table-cell table:formula="of:=[.G293]-[.H293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1711420386707" calcext:value-type="float">
            <text:p>1711420386707</text:p>
          </table:table-cell>
          <table:table-cell office:value-type="float" office:value="1711420386695" calcext:value-type="float">
            <text:p>1711420386695</text:p>
          </table:table-cell>
          <table:table-cell table:formula="of:=[.A294]-[.B294]" office:value-type="float" office:value="12" calcext:value-type="float">
            <text:p>12</text:p>
          </table:table-cell>
          <table:table-cell office:value-type="float" office:value="1711420533695" calcext:value-type="float">
            <text:p>1711420533695</text:p>
          </table:table-cell>
          <table:table-cell office:value-type="float" office:value="1711420533679" calcext:value-type="float">
            <text:p>1711420533679</text:p>
          </table:table-cell>
          <table:table-cell table:formula="of:=[.D294]-[.E294]" office:value-type="float" office:value="16" calcext:value-type="float">
            <text:p>16</text:p>
          </table:table-cell>
          <table:table-cell office:value-type="float" office:value="1711420630799" calcext:value-type="float">
            <text:p>1711420630799</text:p>
          </table:table-cell>
          <table:table-cell office:value-type="float" office:value="1711420630775" calcext:value-type="float">
            <text:p>1711420630775</text:p>
          </table:table-cell>
          <table:table-cell table:formula="of:=[.G294]-[.H294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6720" calcext:value-type="float">
            <text:p>1711420386720</text:p>
          </table:table-cell>
          <table:table-cell office:value-type="float" office:value="1711420386708" calcext:value-type="float">
            <text:p>1711420386708</text:p>
          </table:table-cell>
          <table:table-cell table:formula="of:=[.A295]-[.B295]" office:value-type="float" office:value="12" calcext:value-type="float">
            <text:p>12</text:p>
          </table:table-cell>
          <table:table-cell office:value-type="float" office:value="1711420533696" calcext:value-type="float">
            <text:p>1711420533696</text:p>
          </table:table-cell>
          <table:table-cell office:value-type="float" office:value="1711420533680" calcext:value-type="float">
            <text:p>1711420533680</text:p>
          </table:table-cell>
          <table:table-cell table:formula="of:=[.D295]-[.E295]" office:value-type="float" office:value="16" calcext:value-type="float">
            <text:p>16</text:p>
          </table:table-cell>
          <table:table-cell office:value-type="float" office:value="1711420630803" calcext:value-type="float">
            <text:p>1711420630803</text:p>
          </table:table-cell>
          <table:table-cell office:value-type="float" office:value="1711420630775" calcext:value-type="float">
            <text:p>1711420630775</text:p>
          </table:table-cell>
          <table:table-cell table:formula="of:=[.G295]-[.H295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711420386749" calcext:value-type="float">
            <text:p>1711420386749</text:p>
          </table:table-cell>
          <table:table-cell office:value-type="float" office:value="1711420386721" calcext:value-type="float">
            <text:p>1711420386721</text:p>
          </table:table-cell>
          <table:table-cell table:formula="of:=[.A296]-[.B296]" office:value-type="float" office:value="28" calcext:value-type="float">
            <text:p>28</text:p>
          </table:table-cell>
          <table:table-cell office:value-type="float" office:value="1711420533712" calcext:value-type="float">
            <text:p>1711420533712</text:p>
          </table:table-cell>
          <table:table-cell office:value-type="float" office:value="1711420533696" calcext:value-type="float">
            <text:p>1711420533696</text:p>
          </table:table-cell>
          <table:table-cell table:formula="of:=[.D296]-[.E296]" office:value-type="float" office:value="16" calcext:value-type="float">
            <text:p>16</text:p>
          </table:table-cell>
          <table:table-cell office:value-type="float" office:value="1711420630810" calcext:value-type="float">
            <text:p>1711420630810</text:p>
          </table:table-cell>
          <table:table-cell office:value-type="float" office:value="1711420630781" calcext:value-type="float">
            <text:p>1711420630781</text:p>
          </table:table-cell>
          <table:table-cell table:formula="of:=[.G296]-[.H296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711420386775" calcext:value-type="float">
            <text:p>1711420386775</text:p>
          </table:table-cell>
          <table:table-cell office:value-type="float" office:value="1711420386754" calcext:value-type="float">
            <text:p>1711420386754</text:p>
          </table:table-cell>
          <table:table-cell table:formula="of:=[.A297]-[.B297]" office:value-type="float" office:value="21" calcext:value-type="float">
            <text:p>21</text:p>
          </table:table-cell>
          <table:table-cell office:value-type="float" office:value="1711420533713" calcext:value-type="float">
            <text:p>1711420533713</text:p>
          </table:table-cell>
          <table:table-cell office:value-type="float" office:value="1711420533697" calcext:value-type="float">
            <text:p>1711420533697</text:p>
          </table:table-cell>
          <table:table-cell table:formula="of:=[.D297]-[.E297]" office:value-type="float" office:value="16" calcext:value-type="float">
            <text:p>16</text:p>
          </table:table-cell>
          <table:table-cell office:value-type="float" office:value="1711420630811" calcext:value-type="float">
            <text:p>1711420630811</text:p>
          </table:table-cell>
          <table:table-cell office:value-type="float" office:value="1711420630787" calcext:value-type="float">
            <text:p>1711420630787</text:p>
          </table:table-cell>
          <table:table-cell table:formula="of:=[.G297]-[.H297]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711420386792" calcext:value-type="float">
            <text:p>1711420386792</text:p>
          </table:table-cell>
          <table:table-cell office:value-type="float" office:value="1711420386776" calcext:value-type="float">
            <text:p>1711420386776</text:p>
          </table:table-cell>
          <table:table-cell table:formula="of:=[.A298]-[.B298]" office:value-type="float" office:value="16" calcext:value-type="float">
            <text:p>16</text:p>
          </table:table-cell>
          <table:table-cell office:value-type="float" office:value="1711420533713" calcext:value-type="float">
            <text:p>1711420533713</text:p>
          </table:table-cell>
          <table:table-cell office:value-type="float" office:value="1711420533697" calcext:value-type="float">
            <text:p>1711420533697</text:p>
          </table:table-cell>
          <table:table-cell table:formula="of:=[.D298]-[.E298]" office:value-type="float" office:value="16" calcext:value-type="float">
            <text:p>16</text:p>
          </table:table-cell>
          <table:table-cell office:value-type="float" office:value="1711420630817" calcext:value-type="float">
            <text:p>1711420630817</text:p>
          </table:table-cell>
          <table:table-cell office:value-type="float" office:value="1711420630795" calcext:value-type="float">
            <text:p>1711420630795</text:p>
          </table:table-cell>
          <table:table-cell table:formula="of:=[.G298]-[.H298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711420386807" calcext:value-type="float">
            <text:p>1711420386807</text:p>
          </table:table-cell>
          <table:table-cell office:value-type="float" office:value="1711420386794" calcext:value-type="float">
            <text:p>1711420386794</text:p>
          </table:table-cell>
          <table:table-cell table:formula="of:=[.A299]-[.B299]" office:value-type="float" office:value="13" calcext:value-type="float">
            <text:p>13</text:p>
          </table:table-cell>
          <table:table-cell office:value-type="float" office:value="1711420533713" calcext:value-type="float">
            <text:p>1711420533713</text:p>
          </table:table-cell>
          <table:table-cell office:value-type="float" office:value="1711420533697" calcext:value-type="float">
            <text:p>1711420533697</text:p>
          </table:table-cell>
          <table:table-cell table:formula="of:=[.D299]-[.E299]" office:value-type="float" office:value="16" calcext:value-type="float">
            <text:p>16</text:p>
          </table:table-cell>
          <table:table-cell office:value-type="float" office:value="1711420630823" calcext:value-type="float">
            <text:p>1711420630823</text:p>
          </table:table-cell>
          <table:table-cell office:value-type="float" office:value="1711420630805" calcext:value-type="float">
            <text:p>1711420630805</text:p>
          </table:table-cell>
          <table:table-cell table:formula="of:=[.G299]-[.H299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711420386820" calcext:value-type="float">
            <text:p>1711420386820</text:p>
          </table:table-cell>
          <table:table-cell office:value-type="float" office:value="1711420386809" calcext:value-type="float">
            <text:p>1711420386809</text:p>
          </table:table-cell>
          <table:table-cell table:formula="of:=[.A300]-[.B300]" office:value-type="float" office:value="11" calcext:value-type="float">
            <text:p>11</text:p>
          </table:table-cell>
          <table:table-cell office:value-type="float" office:value="1711420533728" calcext:value-type="float">
            <text:p>1711420533728</text:p>
          </table:table-cell>
          <table:table-cell office:value-type="float" office:value="1711420533713" calcext:value-type="float">
            <text:p>1711420533713</text:p>
          </table:table-cell>
          <table:table-cell table:formula="of:=[.D300]-[.E300]" office:value-type="float" office:value="15" calcext:value-type="float">
            <text:p>15</text:p>
          </table:table-cell>
          <table:table-cell office:value-type="float" office:value="1711420630823" calcext:value-type="float">
            <text:p>1711420630823</text:p>
          </table:table-cell>
          <table:table-cell office:value-type="float" office:value="1711420630805" calcext:value-type="float">
            <text:p>1711420630805</text:p>
          </table:table-cell>
          <table:table-cell table:formula="of:=[.G300]-[.H300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711420386833" calcext:value-type="float">
            <text:p>1711420386833</text:p>
          </table:table-cell>
          <table:table-cell office:value-type="float" office:value="1711420386821" calcext:value-type="float">
            <text:p>1711420386821</text:p>
          </table:table-cell>
          <table:table-cell table:formula="of:=[.A301]-[.B301]" office:value-type="float" office:value="12" calcext:value-type="float">
            <text:p>12</text:p>
          </table:table-cell>
          <table:table-cell office:value-type="float" office:value="1711420533728" calcext:value-type="float">
            <text:p>1711420533728</text:p>
          </table:table-cell>
          <table:table-cell office:value-type="float" office:value="1711420533714" calcext:value-type="float">
            <text:p>1711420533714</text:p>
          </table:table-cell>
          <table:table-cell table:formula="of:=[.D301]-[.E301]" office:value-type="float" office:value="14" calcext:value-type="float">
            <text:p>14</text:p>
          </table:table-cell>
          <table:table-cell office:value-type="float" office:value="1711420630828" calcext:value-type="float">
            <text:p>1711420630828</text:p>
          </table:table-cell>
          <table:table-cell office:value-type="float" office:value="1711420630813" calcext:value-type="float">
            <text:p>1711420630813</text:p>
          </table:table-cell>
          <table:table-cell table:formula="of:=[.G301]-[.H301]" office:value-type="float" office:value="15" calcext:value-type="float">
            <text:p>1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9:18:59.319220532</meta:creation-date>
    <dc:date>2024-03-25T21:47:26.906388793</dc:date>
    <meta:editing-duration>PT3H18M21S</meta:editing-duration>
    <meta:editing-cycles>4</meta:editing-cycles>
    <meta:generator>LibreOffice/7.0.4.2$Linux_X86_64 LibreOffice_project/00$Build-2</meta:generator>
    <meta:document-statistic meta:table-count="4" meta:cell-count="779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703cm" style:legend-expansion="high" chart:style-name="ch2"/>
        <chart:plot-area chart:style-name="ch3" table:cell-range-address="treeLayout.B1:treeLayout.D301" chart:data-source-has-labels="row" svg:x="0.32cm" svg:y="0.18cm" svg:width="12.349cm" svg:height="8.64cm">
          <chart:coordinate-region svg:x="0.941cm" svg:y="0.301cm" svg:width="11.72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eeLayout.B2:treeLayout.B301" chart:label-cell-address="treeLayout.B1:treeLayout.B1" chart:class="chart:line">
            <chart:data-point chart:repeated="300"/>
          </chart:series>
          <chart:series chart:style-name="ch7" chart:values-cell-range-address="treeLayout.C2:treeLayout.C301" chart:label-cell-address="treeLayout.C1:treeLayout.C1" chart:class="chart:line">
            <chart:data-point chart:repeated="300"/>
          </chart:series>
          <chart:series chart:style-name="ch8" chart:values-cell-range-address="treeLayout.D2:treeLayout.D301" chart:label-cell-address="treeLayout.D1:treeLayout.D1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 ms</text:p>
                <draw:g>
                  <svg:desc>treeLayout.B1:treeLayout.B1</svg:desc>
                </draw:g>
              </table:table-cell>
              <table:table-cell office:value-type="string">
                <text:p>4 node ms</text:p>
                <draw:g>
                  <svg:desc>treeLayout.C1:treeLayout.C1</svg:desc>
                </draw:g>
              </table:table-cell>
              <table:table-cell office:value-type="string">
                <text:p>8 node ms</text:p>
                <draw:g>
                  <svg:desc>treeLayout.D1:treeLayo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136488">
                <text:p>8.136488</text:p>
                <draw:g>
                  <svg:desc>treeLayout.B2:treeLayout.B301</svg:desc>
                </draw:g>
              </table:table-cell>
              <table:table-cell office:value-type="float" office:value="3.549888">
                <text:p>3.549888</text:p>
                <draw:g>
                  <svg:desc>treeLayout.C2:treeLayout.C301</svg:desc>
                </draw:g>
              </table:table-cell>
              <table:table-cell office:value-type="float" office:value="2.576242">
                <text:p>2.576242</text:p>
                <draw:g>
                  <svg:desc>treeLayout.D2:treeLayout.D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690082">
                <text:p>4.690082</text:p>
              </table:table-cell>
              <table:table-cell office:value-type="float" office:value="1.867308">
                <text:p>1.867308</text:p>
              </table:table-cell>
              <table:table-cell office:value-type="float" office:value="2.780087">
                <text:p>2.780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00404">
                <text:p>4.100404</text:p>
              </table:table-cell>
              <table:table-cell office:value-type="float" office:value="2.314712">
                <text:p>2.314712</text:p>
              </table:table-cell>
              <table:table-cell office:value-type="float" office:value="3.235515">
                <text:p>3.235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25184">
                <text:p>3.225184</text:p>
              </table:table-cell>
              <table:table-cell office:value-type="float" office:value="2.345864">
                <text:p>2.345864</text:p>
              </table:table-cell>
              <table:table-cell office:value-type="float" office:value="6.018255">
                <text:p>6.018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4282">
                <text:p>2.964282</text:p>
              </table:table-cell>
              <table:table-cell office:value-type="float" office:value="1.911307">
                <text:p>1.911307</text:p>
              </table:table-cell>
              <table:table-cell office:value-type="float" office:value="5.458156">
                <text:p>5.458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60869">
                <text:p>2.760869</text:p>
              </table:table-cell>
              <table:table-cell office:value-type="float" office:value="2.489677">
                <text:p>2.489677</text:p>
              </table:table-cell>
              <table:table-cell office:value-type="float" office:value="2.702712">
                <text:p>2.702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23478">
                <text:p>3.023478</text:p>
              </table:table-cell>
              <table:table-cell office:value-type="float" office:value="2.181422">
                <text:p>2.181422</text:p>
              </table:table-cell>
              <table:table-cell office:value-type="float" office:value="2.471744">
                <text:p>2.471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28203">
                <text:p>2.328203</text:p>
              </table:table-cell>
              <table:table-cell office:value-type="float" office:value="2.547188">
                <text:p>2.547188</text:p>
              </table:table-cell>
              <table:table-cell office:value-type="float" office:value="3.159828">
                <text:p>3.159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24037">
                <text:p>3.124037</text:p>
              </table:table-cell>
              <table:table-cell office:value-type="float" office:value="2.495535">
                <text:p>2.495535</text:p>
              </table:table-cell>
              <table:table-cell office:value-type="float" office:value="2.953376">
                <text:p>2.953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9354">
                <text:p>2.269354</text:p>
              </table:table-cell>
              <table:table-cell office:value-type="float" office:value="2.911378">
                <text:p>2.911378</text:p>
              </table:table-cell>
              <table:table-cell office:value-type="float" office:value="2.262833">
                <text:p>2.26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6433">
                <text:p>1.76433</text:p>
              </table:table-cell>
              <table:table-cell office:value-type="float" office:value="2.810358">
                <text:p>2.810358</text:p>
              </table:table-cell>
              <table:table-cell office:value-type="float" office:value="3.753831">
                <text:p>3.753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49843">
                <text:p>1.849843</text:p>
              </table:table-cell>
              <table:table-cell office:value-type="float" office:value="1.845739">
                <text:p>1.845739</text:p>
              </table:table-cell>
              <table:table-cell office:value-type="float" office:value="3.518062">
                <text:p>3.518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55879">
                <text:p>1.955879</text:p>
              </table:table-cell>
              <table:table-cell office:value-type="float" office:value="1.947926">
                <text:p>1.947926</text:p>
              </table:table-cell>
              <table:table-cell office:value-type="float" office:value="2.736546">
                <text:p>2.736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45469">
                <text:p>1.545469</text:p>
              </table:table-cell>
              <table:table-cell office:value-type="float" office:value="1.864963">
                <text:p>1.864963</text:p>
              </table:table-cell>
              <table:table-cell office:value-type="float" office:value="3.297018">
                <text:p>3.297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53085">
                <text:p>1.453085</text:p>
              </table:table-cell>
              <table:table-cell office:value-type="float" office:value="2.222054">
                <text:p>2.222054</text:p>
              </table:table-cell>
              <table:table-cell office:value-type="float" office:value="7.227679">
                <text:p>7.227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58977">
                <text:p>1.358977</text:p>
              </table:table-cell>
              <table:table-cell office:value-type="float" office:value="2.092834">
                <text:p>2.092834</text:p>
              </table:table-cell>
              <table:table-cell office:value-type="float" office:value="5.88913">
                <text:p>5.88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971831">
                <text:p>2.971831</text:p>
              </table:table-cell>
              <table:table-cell office:value-type="float" office:value="2.059059">
                <text:p>2.059059</text:p>
              </table:table-cell>
              <table:table-cell office:value-type="float" office:value="7.482503">
                <text:p>7.482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91655">
                <text:p>1.891655</text:p>
              </table:table-cell>
              <table:table-cell office:value-type="float" office:value="1.988125">
                <text:p>1.988125</text:p>
              </table:table-cell>
              <table:table-cell office:value-type="float" office:value="8.95022">
                <text:p>8.95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07682">
                <text:p>1.807682</text:p>
              </table:table-cell>
              <table:table-cell office:value-type="float" office:value="2.997022">
                <text:p>2.997022</text:p>
              </table:table-cell>
              <table:table-cell office:value-type="float" office:value="10.196424">
                <text:p>10.196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98431">
                <text:p>1.498431</text:p>
              </table:table-cell>
              <table:table-cell office:value-type="float" office:value="2.702319">
                <text:p>2.702319</text:p>
              </table:table-cell>
              <table:table-cell office:value-type="float" office:value="10.372366">
                <text:p>10.372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995">
                <text:p>1.5995</text:p>
              </table:table-cell>
              <table:table-cell office:value-type="float" office:value="3.19646">
                <text:p>3.19646</text:p>
              </table:table-cell>
              <table:table-cell office:value-type="float" office:value="2.835606">
                <text:p>2.8356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45199">
                <text:p>1.745199</text:p>
              </table:table-cell>
              <table:table-cell office:value-type="float" office:value="3.675956">
                <text:p>3.675956</text:p>
              </table:table-cell>
              <table:table-cell office:value-type="float" office:value="2.849002">
                <text:p>2.849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95506">
                <text:p>1.695506</text:p>
              </table:table-cell>
              <table:table-cell office:value-type="float" office:value="3.087826">
                <text:p>3.087826</text:p>
              </table:table-cell>
              <table:table-cell office:value-type="float" office:value="3.267819">
                <text:p>3.2678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6244">
                <text:p>1.456244</text:p>
              </table:table-cell>
              <table:table-cell office:value-type="float" office:value="2.355347">
                <text:p>2.355347</text:p>
              </table:table-cell>
              <table:table-cell office:value-type="float" office:value="3.079777">
                <text:p>3.079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61414">
                <text:p>1.361414</text:p>
              </table:table-cell>
              <table:table-cell office:value-type="float" office:value="2.40197">
                <text:p>2.40197</text:p>
              </table:table-cell>
              <table:table-cell office:value-type="float" office:value="2.780441">
                <text:p>2.780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43097">
                <text:p>1.543097</text:p>
              </table:table-cell>
              <table:table-cell office:value-type="float" office:value="2.528245">
                <text:p>2.528245</text:p>
              </table:table-cell>
              <table:table-cell office:value-type="float" office:value="4.112674">
                <text:p>4.112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51174">
                <text:p>1.551174</text:p>
              </table:table-cell>
              <table:table-cell office:value-type="float" office:value="2.421581">
                <text:p>2.421581</text:p>
              </table:table-cell>
              <table:table-cell office:value-type="float" office:value="4.58636">
                <text:p>4.58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69807">
                <text:p>1.469807</text:p>
              </table:table-cell>
              <table:table-cell office:value-type="float" office:value="2.462709">
                <text:p>2.462709</text:p>
              </table:table-cell>
              <table:table-cell office:value-type="float" office:value="5.876155">
                <text:p>5.876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23129">
                <text:p>1.423129</text:p>
              </table:table-cell>
              <table:table-cell office:value-type="float" office:value="1.756377">
                <text:p>1.756377</text:p>
              </table:table-cell>
              <table:table-cell office:value-type="float" office:value="6.810191">
                <text:p>6.810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3206">
                <text:p>1.453206</text:p>
              </table:table-cell>
              <table:table-cell office:value-type="float" office:value="1.714028">
                <text:p>1.714028</text:p>
              </table:table-cell>
              <table:table-cell office:value-type="float" office:value="5.457503">
                <text:p>5.457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14955">
                <text:p>2.014955</text:p>
              </table:table-cell>
              <table:table-cell office:value-type="float" office:value="2.122667">
                <text:p>2.122667</text:p>
              </table:table-cell>
              <table:table-cell office:value-type="float" office:value="3.647916">
                <text:p>3.6479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44307">
                <text:p>2.044307</text:p>
              </table:table-cell>
              <table:table-cell office:value-type="float" office:value="1.997408">
                <text:p>1.997408</text:p>
              </table:table-cell>
              <table:table-cell office:value-type="float" office:value="2.517293">
                <text:p>2.517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39245">
                <text:p>1.639245</text:p>
              </table:table-cell>
              <table:table-cell office:value-type="float" office:value="1.836874">
                <text:p>1.836874</text:p>
              </table:table-cell>
              <table:table-cell office:value-type="float" office:value="3.516851">
                <text:p>3.516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3779">
                <text:p>1.53779</text:p>
              </table:table-cell>
              <table:table-cell office:value-type="float" office:value="2.05892">
                <text:p>2.05892</text:p>
              </table:table-cell>
              <table:table-cell office:value-type="float" office:value="4.858433">
                <text:p>4.858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25037">
                <text:p>2.225037</text:p>
              </table:table-cell>
              <table:table-cell office:value-type="float" office:value="1.954304">
                <text:p>1.954304</text:p>
              </table:table-cell>
              <table:table-cell office:value-type="float" office:value="3.762805">
                <text:p>3.762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73255">
                <text:p>3.873255</text:p>
              </table:table-cell>
              <table:table-cell office:value-type="float" office:value="2.011049">
                <text:p>2.011049</text:p>
              </table:table-cell>
              <table:table-cell office:value-type="float" office:value="2.581622">
                <text:p>2.5816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7614">
                <text:p>1.507614</text:p>
              </table:table-cell>
              <table:table-cell office:value-type="float" office:value="1.807599">
                <text:p>1.807599</text:p>
              </table:table-cell>
              <table:table-cell office:value-type="float" office:value="2.261622">
                <text:p>2.261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22049">
                <text:p>1.622049</text:p>
              </table:table-cell>
              <table:table-cell office:value-type="float" office:value="2.280334">
                <text:p>2.280334</text:p>
              </table:table-cell>
              <table:table-cell office:value-type="float" office:value="2.285347">
                <text:p>2.285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62141">
                <text:p>1.462141</text:p>
              </table:table-cell>
              <table:table-cell office:value-type="float" office:value="1.98473">
                <text:p>1.98473</text:p>
              </table:table-cell>
              <table:table-cell office:value-type="float" office:value="2.709419">
                <text:p>2.709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07518">
                <text:p>2.407518</text:p>
              </table:table-cell>
              <table:table-cell office:value-type="float" office:value="1.870454">
                <text:p>1.870454</text:p>
              </table:table-cell>
              <table:table-cell office:value-type="float" office:value="2.8026">
                <text:p>2.8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40941">
                <text:p>2.040941</text:p>
              </table:table-cell>
              <table:table-cell office:value-type="float" office:value="1.651557">
                <text:p>1.651557</text:p>
              </table:table-cell>
              <table:table-cell office:value-type="float" office:value="4.030271">
                <text:p>4.030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44163">
                <text:p>1.944163</text:p>
              </table:table-cell>
              <table:table-cell office:value-type="float" office:value="1.873359">
                <text:p>1.873359</text:p>
              </table:table-cell>
              <table:table-cell office:value-type="float" office:value="4.578602">
                <text:p>4.578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21936">
                <text:p>1.521936</text:p>
              </table:table-cell>
              <table:table-cell office:value-type="float" office:value="1.594744">
                <text:p>1.594744</text:p>
              </table:table-cell>
              <table:table-cell office:value-type="float" office:value="7.945673">
                <text:p>7.9456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74464">
                <text:p>2.474464</text:p>
              </table:table-cell>
              <table:table-cell office:value-type="float" office:value="1.661764">
                <text:p>1.661764</text:p>
              </table:table-cell>
              <table:table-cell office:value-type="float" office:value="8.094028">
                <text:p>8.094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97213">
                <text:p>1.997213</text:p>
              </table:table-cell>
              <table:table-cell office:value-type="float" office:value="1.693888">
                <text:p>1.693888</text:p>
              </table:table-cell>
              <table:table-cell office:value-type="float" office:value="5.385782">
                <text:p>5.385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60942">
                <text:p>1.960942</text:p>
              </table:table-cell>
              <table:table-cell office:value-type="float" office:value="2.054569">
                <text:p>2.054569</text:p>
              </table:table-cell>
              <table:table-cell office:value-type="float" office:value="7.462533">
                <text:p>7.4625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21733">
                <text:p>1.521733</text:p>
              </table:table-cell>
              <table:table-cell office:value-type="float" office:value="2.082297">
                <text:p>2.082297</text:p>
              </table:table-cell>
              <table:table-cell office:value-type="float" office:value="9.194467">
                <text:p>9.194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66092">
                <text:p>1.766092</text:p>
              </table:table-cell>
              <table:table-cell office:value-type="float" office:value="3.05636">
                <text:p>3.05636</text:p>
              </table:table-cell>
              <table:table-cell office:value-type="float" office:value="8.949672">
                <text:p>8.949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31645">
                <text:p>2.031645</text:p>
              </table:table-cell>
              <table:table-cell office:value-type="float" office:value="2.783878">
                <text:p>2.783878</text:p>
              </table:table-cell>
              <table:table-cell office:value-type="float" office:value="3.365878">
                <text:p>3.3658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3017">
                <text:p>2.053017</text:p>
              </table:table-cell>
              <table:table-cell office:value-type="float" office:value="2.722421">
                <text:p>2.722421</text:p>
              </table:table-cell>
              <table:table-cell office:value-type="float" office:value="3.796">
                <text:p>3.7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7855">
                <text:p>1.47855</text:p>
              </table:table-cell>
              <table:table-cell office:value-type="float" office:value="2.52721">
                <text:p>2.52721</text:p>
              </table:table-cell>
              <table:table-cell office:value-type="float" office:value="2.278489">
                <text:p>2.2784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45013">
                <text:p>1.445013</text:p>
              </table:table-cell>
              <table:table-cell office:value-type="float" office:value="4.015945">
                <text:p>4.015945</text:p>
              </table:table-cell>
              <table:table-cell office:value-type="float" office:value="3.227228">
                <text:p>3.2272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06801">
                <text:p>3.406801</text:p>
              </table:table-cell>
              <table:table-cell office:value-type="float" office:value="3.620136">
                <text:p>3.620136</text:p>
              </table:table-cell>
              <table:table-cell office:value-type="float" office:value="2.538211">
                <text:p>2.5382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44922">
                <text:p>1.644922</text:p>
              </table:table-cell>
              <table:table-cell office:value-type="float" office:value="3.726993">
                <text:p>3.726993</text:p>
              </table:table-cell>
              <table:table-cell office:value-type="float" office:value="4.025481">
                <text:p>4.025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87868">
                <text:p>1.887868</text:p>
              </table:table-cell>
              <table:table-cell office:value-type="float" office:value="1.738377">
                <text:p>1.738377</text:p>
              </table:table-cell>
              <table:table-cell office:value-type="float" office:value="3.148028">
                <text:p>3.1480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99806">
                <text:p>1.699806</text:p>
              </table:table-cell>
              <table:table-cell office:value-type="float" office:value="1.854467">
                <text:p>1.854467</text:p>
              </table:table-cell>
              <table:table-cell office:value-type="float" office:value="3.034452">
                <text:p>3.034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37195">
                <text:p>2.737195</text:p>
              </table:table-cell>
              <table:table-cell office:value-type="float" office:value="1.859172">
                <text:p>1.859172</text:p>
              </table:table-cell>
              <table:table-cell office:value-type="float" office:value="3.271575">
                <text:p>3.271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52712">
                <text:p>1.852712</text:p>
              </table:table-cell>
              <table:table-cell office:value-type="float" office:value="2.072506">
                <text:p>2.072506</text:p>
              </table:table-cell>
              <table:table-cell office:value-type="float" office:value="3.327477">
                <text:p>3.327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31846">
                <text:p>1.931846</text:p>
              </table:table-cell>
              <table:table-cell office:value-type="float" office:value="2.085477">
                <text:p>2.085477</text:p>
              </table:table-cell>
              <table:table-cell office:value-type="float" office:value="3.845037">
                <text:p>3.8450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99149">
                <text:p>1.999149</text:p>
              </table:table-cell>
              <table:table-cell office:value-type="float" office:value="2.036153">
                <text:p>2.036153</text:p>
              </table:table-cell>
              <table:table-cell office:value-type="float" office:value="3.112018">
                <text:p>3.112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70939">
                <text:p>2.470939</text:p>
              </table:table-cell>
              <table:table-cell office:value-type="float" office:value="1.947594">
                <text:p>1.947594</text:p>
              </table:table-cell>
              <table:table-cell office:value-type="float" office:value="4.22001">
                <text:p>4.22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97184">
                <text:p>1.697184</text:p>
              </table:table-cell>
              <table:table-cell office:value-type="float" office:value="2.510726">
                <text:p>2.510726</text:p>
              </table:table-cell>
              <table:table-cell office:value-type="float" office:value="4.733845">
                <text:p>4.733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78649">
                <text:p>1.578649</text:p>
              </table:table-cell>
              <table:table-cell office:value-type="float" office:value="2.631982">
                <text:p>2.631982</text:p>
              </table:table-cell>
              <table:table-cell office:value-type="float" office:value="4.962449">
                <text:p>4.9624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33761">
                <text:p>1.533761</text:p>
              </table:table-cell>
              <table:table-cell office:value-type="float" office:value="2.89208">
                <text:p>2.89208</text:p>
              </table:table-cell>
              <table:table-cell office:value-type="float" office:value="4.409961">
                <text:p>4.4099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00586">
                <text:p>2.100586</text:p>
              </table:table-cell>
              <table:table-cell office:value-type="float" office:value="3.070765">
                <text:p>3.070765</text:p>
              </table:table-cell>
              <table:table-cell office:value-type="float" office:value="3.954922">
                <text:p>3.9549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16748">
                <text:p>1.716748</text:p>
              </table:table-cell>
              <table:table-cell office:value-type="float" office:value="1.877501">
                <text:p>1.877501</text:p>
              </table:table-cell>
              <table:table-cell office:value-type="float" office:value="6.325677">
                <text:p>6.325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19313">
                <text:p>1.819313</text:p>
              </table:table-cell>
              <table:table-cell office:value-type="float" office:value="2.334604">
                <text:p>2.334604</text:p>
              </table:table-cell>
              <table:table-cell office:value-type="float" office:value="7.819884">
                <text:p>7.8198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96014">
                <text:p>1.396014</text:p>
              </table:table-cell>
              <table:table-cell office:value-type="float" office:value="1.906338">
                <text:p>1.906338</text:p>
              </table:table-cell>
              <table:table-cell office:value-type="float" office:value="7.875804">
                <text:p>7.8758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52118">
                <text:p>1.652118</text:p>
              </table:table-cell>
              <table:table-cell office:value-type="float" office:value="1.638646">
                <text:p>1.638646</text:p>
              </table:table-cell>
              <table:table-cell office:value-type="float" office:value="6.672008">
                <text:p>6.6720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31458">
                <text:p>3.031458</text:p>
              </table:table-cell>
              <table:table-cell office:value-type="float" office:value="2.139629">
                <text:p>2.139629</text:p>
              </table:table-cell>
              <table:table-cell office:value-type="float" office:value="6.387769">
                <text:p>6.3877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7607">
                <text:p>1.587607</text:p>
              </table:table-cell>
              <table:table-cell office:value-type="float" office:value="2.032954">
                <text:p>2.032954</text:p>
              </table:table-cell>
              <table:table-cell office:value-type="float" office:value="3.839361">
                <text:p>3.8393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69866">
                <text:p>1.769866</text:p>
              </table:table-cell>
              <table:table-cell office:value-type="float" office:value="2.174527">
                <text:p>2.174527</text:p>
              </table:table-cell>
              <table:table-cell office:value-type="float" office:value="3.758884">
                <text:p>3.7588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81161">
                <text:p>1.381161</text:p>
              </table:table-cell>
              <table:table-cell office:value-type="float" office:value="2.476115">
                <text:p>2.476115</text:p>
              </table:table-cell>
              <table:table-cell office:value-type="float" office:value="4.798135">
                <text:p>4.798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31742">
                <text:p>2.431742</text:p>
              </table:table-cell>
              <table:table-cell office:value-type="float" office:value="2.597902">
                <text:p>2.597902</text:p>
              </table:table-cell>
              <table:table-cell office:value-type="float" office:value="3.636323">
                <text:p>3.636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35006">
                <text:p>1.935006</text:p>
              </table:table-cell>
              <table:table-cell office:value-type="float" office:value="3.287031">
                <text:p>3.287031</text:p>
              </table:table-cell>
              <table:table-cell office:value-type="float" office:value="2.751746">
                <text:p>2.751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76778">
                <text:p>2.176778</text:p>
              </table:table-cell>
              <table:table-cell office:value-type="float" office:value="3.305658">
                <text:p>3.305658</text:p>
              </table:table-cell>
              <table:table-cell office:value-type="float" office:value="3.630361">
                <text:p>3.6303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73278">
                <text:p>1.473278</text:p>
              </table:table-cell>
              <table:table-cell office:value-type="float" office:value="2.844405">
                <text:p>2.844405</text:p>
              </table:table-cell>
              <table:table-cell office:value-type="float" office:value="4.07113">
                <text:p>4.07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65086">
                <text:p>2.465086</text:p>
              </table:table-cell>
              <table:table-cell office:value-type="float" office:value="2.915456">
                <text:p>2.915456</text:p>
              </table:table-cell>
              <table:table-cell office:value-type="float" office:value="3.424533">
                <text:p>3.424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99172">
                <text:p>2.499172</text:p>
              </table:table-cell>
              <table:table-cell office:value-type="float" office:value="2.021113">
                <text:p>2.021113</text:p>
              </table:table-cell>
              <table:table-cell office:value-type="float" office:value="4.501696">
                <text:p>4.5016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38218">
                <text:p>1.738218</text:p>
              </table:table-cell>
              <table:table-cell office:value-type="float" office:value="3.10301">
                <text:p>3.10301</text:p>
              </table:table-cell>
              <table:table-cell office:value-type="float" office:value="3.368736">
                <text:p>3.368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21212">
                <text:p>1.521212</text:p>
              </table:table-cell>
              <table:table-cell office:value-type="float" office:value="3.458093">
                <text:p>3.458093</text:p>
              </table:table-cell>
              <table:table-cell office:value-type="float" office:value="3.797597">
                <text:p>3.7975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45109">
                <text:p>1.845109</text:p>
              </table:table-cell>
              <table:table-cell office:value-type="float" office:value="2.848722">
                <text:p>2.848722</text:p>
              </table:table-cell>
              <table:table-cell office:value-type="float" office:value="2.862422">
                <text:p>2.8624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0216">
                <text:p>1.710216</text:p>
              </table:table-cell>
              <table:table-cell office:value-type="float" office:value="2.892141">
                <text:p>2.892141</text:p>
              </table:table-cell>
              <table:table-cell office:value-type="float" office:value="2.762814">
                <text:p>2.7628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2312">
                <text:p>1.92312</text:p>
              </table:table-cell>
              <table:table-cell office:value-type="float" office:value="2.989172">
                <text:p>2.989172</text:p>
              </table:table-cell>
              <table:table-cell office:value-type="float" office:value="3.504313">
                <text:p>3.5043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05313">
                <text:p>1.405313</text:p>
              </table:table-cell>
              <table:table-cell office:value-type="float" office:value="2.647496">
                <text:p>2.647496</text:p>
              </table:table-cell>
              <table:table-cell office:value-type="float" office:value="4.100815">
                <text:p>4.100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08911">
                <text:p>1.308911</text:p>
              </table:table-cell>
              <table:table-cell office:value-type="float" office:value="2.091066">
                <text:p>2.091066</text:p>
              </table:table-cell>
              <table:table-cell office:value-type="float" office:value="2.6778">
                <text:p>2.67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76566">
                <text:p>2.976566</text:p>
              </table:table-cell>
              <table:table-cell office:value-type="float" office:value="2.882263">
                <text:p>2.882263</text:p>
              </table:table-cell>
              <table:table-cell office:value-type="float" office:value="3.051995">
                <text:p>3.051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13631">
                <text:p>1.913631</text:p>
              </table:table-cell>
              <table:table-cell office:value-type="float" office:value="4.442463">
                <text:p>4.442463</text:p>
              </table:table-cell>
              <table:table-cell office:value-type="float" office:value="3.659336">
                <text:p>3.6593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93258">
                <text:p>1.593258</text:p>
              </table:table-cell>
              <table:table-cell office:value-type="float" office:value="4.459927">
                <text:p>4.459927</text:p>
              </table:table-cell>
              <table:table-cell office:value-type="float" office:value="3.085701">
                <text:p>3.0857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76141">
                <text:p>1.676141</text:p>
              </table:table-cell>
              <table:table-cell office:value-type="float" office:value="3.774212">
                <text:p>3.774212</text:p>
              </table:table-cell>
              <table:table-cell office:value-type="float" office:value="3.577185">
                <text:p>3.577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40335">
                <text:p>1.640335</text:p>
              </table:table-cell>
              <table:table-cell office:value-type="float" office:value="3.150861">
                <text:p>3.150861</text:p>
              </table:table-cell>
              <table:table-cell office:value-type="float" office:value="3.246344">
                <text:p>3.246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440259">
                <text:p>2.440259</text:p>
              </table:table-cell>
              <table:table-cell office:value-type="float" office:value="1.789555">
                <text:p>1.789555</text:p>
              </table:table-cell>
              <table:table-cell office:value-type="float" office:value="3.134669">
                <text:p>3.1346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83055">
                <text:p>2.283055</text:p>
              </table:table-cell>
              <table:table-cell office:value-type="float" office:value="2.291246">
                <text:p>2.291246</text:p>
              </table:table-cell>
              <table:table-cell office:value-type="float" office:value="2.697696">
                <text:p>2.697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51573">
                <text:p>1.651573</text:p>
              </table:table-cell>
              <table:table-cell office:value-type="float" office:value="2.462294">
                <text:p>2.462294</text:p>
              </table:table-cell>
              <table:table-cell office:value-type="float" office:value="2.647393">
                <text:p>2.647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56347">
                <text:p>1.756347</text:p>
              </table:table-cell>
              <table:table-cell office:value-type="float" office:value="2.147719">
                <text:p>2.147719</text:p>
              </table:table-cell>
              <table:table-cell office:value-type="float" office:value="3.503029">
                <text:p>3.503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12745">
                <text:p>2.412745</text:p>
              </table:table-cell>
              <table:table-cell office:value-type="float" office:value="2.160368">
                <text:p>2.160368</text:p>
              </table:table-cell>
              <table:table-cell office:value-type="float" office:value="6.915887">
                <text:p>6.915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32676">
                <text:p>2.32676</text:p>
              </table:table-cell>
              <table:table-cell office:value-type="float" office:value="1.717569">
                <text:p>1.717569</text:p>
              </table:table-cell>
              <table:table-cell office:value-type="float" office:value="6.482363">
                <text:p>6.482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75031">
                <text:p>1.575031</text:p>
              </table:table-cell>
              <table:table-cell office:value-type="float" office:value="3.023623">
                <text:p>3.023623</text:p>
              </table:table-cell>
              <table:table-cell office:value-type="float" office:value="5.898099">
                <text:p>5.8980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0281">
                <text:p>2.10281</text:p>
              </table:table-cell>
              <table:table-cell office:value-type="float" office:value="3.153674">
                <text:p>3.153674</text:p>
              </table:table-cell>
              <table:table-cell office:value-type="float" office:value="4.699758">
                <text:p>4.6997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98053">
                <text:p>2.098053</text:p>
              </table:table-cell>
              <table:table-cell office:value-type="float" office:value="4.183545">
                <text:p>4.183545</text:p>
              </table:table-cell>
              <table:table-cell office:value-type="float" office:value="7.656809">
                <text:p>7.6568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90747">
                <text:p>2.590747</text:p>
              </table:table-cell>
              <table:table-cell office:value-type="float" office:value="4.170571">
                <text:p>4.170571</text:p>
              </table:table-cell>
              <table:table-cell office:value-type="float" office:value="7.194974">
                <text:p>7.1949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58528">
                <text:p>1.758528</text:p>
              </table:table-cell>
              <table:table-cell office:value-type="float" office:value="3.506931">
                <text:p>3.506931</text:p>
              </table:table-cell>
              <table:table-cell office:value-type="float" office:value="7.244974">
                <text:p>7.2449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50849">
                <text:p>3.450849</text:p>
              </table:table-cell>
              <table:table-cell office:value-type="float" office:value="3.493328">
                <text:p>3.493328</text:p>
              </table:table-cell>
              <table:table-cell office:value-type="float" office:value="7.235033">
                <text:p>7.2350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327086">
                <text:p>2.327086</text:p>
              </table:table-cell>
              <table:table-cell office:value-type="float" office:value="3.667406">
                <text:p>3.667406</text:p>
              </table:table-cell>
              <table:table-cell office:value-type="float" office:value="2.487137">
                <text:p>2.4871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56244">
                <text:p>2.356244</text:p>
              </table:table-cell>
              <table:table-cell office:value-type="float" office:value="3.648231">
                <text:p>3.648231</text:p>
              </table:table-cell>
              <table:table-cell office:value-type="float" office:value="2.864343">
                <text:p>2.8643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88022">
                <text:p>2.288022</text:p>
              </table:table-cell>
              <table:table-cell office:value-type="float" office:value="2.496979">
                <text:p>2.496979</text:p>
              </table:table-cell>
              <table:table-cell office:value-type="float" office:value="2.512704">
                <text:p>2.51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28567">
                <text:p>2.528567</text:p>
              </table:table-cell>
              <table:table-cell office:value-type="float" office:value="2.664363">
                <text:p>2.664363</text:p>
              </table:table-cell>
              <table:table-cell office:value-type="float" office:value="2.76154">
                <text:p>2.76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8915">
                <text:p>1.778915</text:p>
              </table:table-cell>
              <table:table-cell office:value-type="float" office:value="1.673045">
                <text:p>1.673045</text:p>
              </table:table-cell>
              <table:table-cell office:value-type="float" office:value="2.914493">
                <text:p>2.9144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01668">
                <text:p>2.101668</text:p>
              </table:table-cell>
              <table:table-cell office:value-type="float" office:value="1.700425">
                <text:p>1.700425</text:p>
              </table:table-cell>
              <table:table-cell office:value-type="float" office:value="3.378839">
                <text:p>3.3788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27774">
                <text:p>3.27774</text:p>
              </table:table-cell>
              <table:table-cell office:value-type="float" office:value="1.913113">
                <text:p>1.913113</text:p>
              </table:table-cell>
              <table:table-cell office:value-type="float" office:value="3.246189">
                <text:p>3.246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31833">
                <text:p>3.131833</text:p>
              </table:table-cell>
              <table:table-cell office:value-type="float" office:value="2.902996">
                <text:p>2.902996</text:p>
              </table:table-cell>
              <table:table-cell office:value-type="float" office:value="3.654337">
                <text:p>3.6543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473811">
                <text:p>2.473811</text:p>
              </table:table-cell>
              <table:table-cell office:value-type="float" office:value="2.951175">
                <text:p>2.951175</text:p>
              </table:table-cell>
              <table:table-cell office:value-type="float" office:value="3.940892">
                <text:p>3.9408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3394">
                <text:p>2.03394</text:p>
              </table:table-cell>
              <table:table-cell office:value-type="float" office:value="3.172562">
                <text:p>3.172562</text:p>
              </table:table-cell>
              <table:table-cell office:value-type="float" office:value="4.429384">
                <text:p>4.4293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80648">
                <text:p>2.980648</text:p>
              </table:table-cell>
              <table:table-cell office:value-type="float" office:value="2.882151">
                <text:p>2.882151</text:p>
              </table:table-cell>
              <table:table-cell office:value-type="float" office:value="3.741523">
                <text:p>3.7415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4636">
                <text:p>1.54636</text:p>
              </table:table-cell>
              <table:table-cell office:value-type="float" office:value="2.627529">
                <text:p>2.627529</text:p>
              </table:table-cell>
              <table:table-cell office:value-type="float" office:value="3.600832">
                <text:p>3.6008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03872">
                <text:p>2.703872</text:p>
              </table:table-cell>
              <table:table-cell office:value-type="float" office:value="2.876344">
                <text:p>2.876344</text:p>
              </table:table-cell>
              <table:table-cell office:value-type="float" office:value="4.58482">
                <text:p>4.584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96865">
                <text:p>2.496865</text:p>
              </table:table-cell>
              <table:table-cell office:value-type="float" office:value="2.863474">
                <text:p>2.863474</text:p>
              </table:table-cell>
              <table:table-cell office:value-type="float" office:value="4.726528">
                <text:p>4.726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1634">
                <text:p>2.11634</text:p>
              </table:table-cell>
              <table:table-cell office:value-type="float" office:value="2.821267">
                <text:p>2.821267</text:p>
              </table:table-cell>
              <table:table-cell office:value-type="float" office:value="4.217476">
                <text:p>4.2174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73477">
                <text:p>1.473477</text:p>
              </table:table-cell>
              <table:table-cell office:value-type="float" office:value="2.464925">
                <text:p>2.464925</text:p>
              </table:table-cell>
              <table:table-cell office:value-type="float" office:value="5.110711">
                <text:p>5.1107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04706">
                <text:p>2.204706</text:p>
              </table:table-cell>
              <table:table-cell office:value-type="float" office:value="3.363056">
                <text:p>3.363056</text:p>
              </table:table-cell>
              <table:table-cell office:value-type="float" office:value="3.442462">
                <text:p>3.4424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04627">
                <text:p>1.904627</text:p>
              </table:table-cell>
              <table:table-cell office:value-type="float" office:value="2.894936">
                <text:p>2.894936</text:p>
              </table:table-cell>
              <table:table-cell office:value-type="float" office:value="3.867989">
                <text:p>3.8679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5948">
                <text:p>1.85948</text:p>
              </table:table-cell>
              <table:table-cell office:value-type="float" office:value="3.667336">
                <text:p>3.667336</text:p>
              </table:table-cell>
              <table:table-cell office:value-type="float" office:value="3.783666">
                <text:p>3.783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31669">
                <text:p>1.531669</text:p>
              </table:table-cell>
              <table:table-cell office:value-type="float" office:value="4.429559">
                <text:p>4.429559</text:p>
              </table:table-cell>
              <table:table-cell office:value-type="float" office:value="5.094248">
                <text:p>5.094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85859">
                <text:p>1.985859</text:p>
              </table:table-cell>
              <table:table-cell office:value-type="float" office:value="3.082327">
                <text:p>3.082327</text:p>
              </table:table-cell>
              <table:table-cell office:value-type="float" office:value="3.129137">
                <text:p>3.1291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10265">
                <text:p>1.910265</text:p>
              </table:table-cell>
              <table:table-cell office:value-type="float" office:value="3.530999">
                <text:p>3.530999</text:p>
              </table:table-cell>
              <table:table-cell office:value-type="float" office:value="3.697069">
                <text:p>3.6970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84131">
                <text:p>1.784131</text:p>
              </table:table-cell>
              <table:table-cell office:value-type="float" office:value="3.556334">
                <text:p>3.556334</text:p>
              </table:table-cell>
              <table:table-cell office:value-type="float" office:value="4.859523">
                <text:p>4.8595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8496">
                <text:p>1.38496</text:p>
              </table:table-cell>
              <table:table-cell office:value-type="float" office:value="3.343591">
                <text:p>3.343591</text:p>
              </table:table-cell>
              <table:table-cell office:value-type="float" office:value="4.682095">
                <text:p>4.682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13319">
                <text:p>1.413319</text:p>
              </table:table-cell>
              <table:table-cell office:value-type="float" office:value="2.017045">
                <text:p>2.017045</text:p>
              </table:table-cell>
              <table:table-cell office:value-type="float" office:value="4.681175">
                <text:p>4.681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13197">
                <text:p>1.613197</text:p>
              </table:table-cell>
              <table:table-cell office:value-type="float" office:value="2.839519">
                <text:p>2.839519</text:p>
              </table:table-cell>
              <table:table-cell office:value-type="float" office:value="5.428907">
                <text:p>5.4289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25121">
                <text:p>1.625121</text:p>
              </table:table-cell>
              <table:table-cell office:value-type="float" office:value="3.855137">
                <text:p>3.855137</text:p>
              </table:table-cell>
              <table:table-cell office:value-type="float" office:value="4.5549">
                <text:p>4.55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08657">
                <text:p>2.008657</text:p>
              </table:table-cell>
              <table:table-cell office:value-type="float" office:value="2.863928">
                <text:p>2.863928</text:p>
              </table:table-cell>
              <table:table-cell office:value-type="float" office:value="5.369122">
                <text:p>5.369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55466">
                <text:p>1.455466</text:p>
              </table:table-cell>
              <table:table-cell office:value-type="float" office:value="3.3892">
                <text:p>3.3892</text:p>
              </table:table-cell>
              <table:table-cell office:value-type="float" office:value="4.455434">
                <text:p>4.4554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72597">
                <text:p>1.672597</text:p>
              </table:table-cell>
              <table:table-cell office:value-type="float" office:value="2.74057">
                <text:p>2.74057</text:p>
              </table:table-cell>
              <table:table-cell office:value-type="float" office:value="3.783451">
                <text:p>3.7834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41522">
                <text:p>2.541522</text:p>
              </table:table-cell>
              <table:table-cell office:value-type="float" office:value="3.04458">
                <text:p>3.04458</text:p>
              </table:table-cell>
              <table:table-cell office:value-type="float" office:value="4.032051">
                <text:p>4.0320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01867">
                <text:p>2.001867</text:p>
              </table:table-cell>
              <table:table-cell office:value-type="float" office:value="2.135454">
                <text:p>2.135454</text:p>
              </table:table-cell>
              <table:table-cell office:value-type="float" office:value="3.706257">
                <text:p>3.706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44619">
                <text:p>1.744619</text:p>
              </table:table-cell>
              <table:table-cell office:value-type="float" office:value="1.884935">
                <text:p>1.884935</text:p>
              </table:table-cell>
              <table:table-cell office:value-type="float" office:value="2.822759">
                <text:p>2.822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33862">
                <text:p>1.533862</text:p>
              </table:table-cell>
              <table:table-cell office:value-type="float" office:value="1.998464">
                <text:p>1.998464</text:p>
              </table:table-cell>
              <table:table-cell office:value-type="float" office:value="3.191871">
                <text:p>3.1918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53">
                <text:p>2.353</text:p>
              </table:table-cell>
              <table:table-cell office:value-type="float" office:value="2.191422">
                <text:p>2.191422</text:p>
              </table:table-cell>
              <table:table-cell office:value-type="float" office:value="3.484383">
                <text:p>3.4843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54566">
                <text:p>2.154566</text:p>
              </table:table-cell>
              <table:table-cell office:value-type="float" office:value="2.207797">
                <text:p>2.207797</text:p>
              </table:table-cell>
              <table:table-cell office:value-type="float" office:value="3.499007">
                <text:p>3.4990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66773">
                <text:p>1.866773</text:p>
              </table:table-cell>
              <table:table-cell office:value-type="float" office:value="1.909271">
                <text:p>1.909271</text:p>
              </table:table-cell>
              <table:table-cell office:value-type="float" office:value="4.820246">
                <text:p>4.8202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662266">
                <text:p>1.662266</text:p>
              </table:table-cell>
              <table:table-cell office:value-type="float" office:value="1.85869">
                <text:p>1.85869</text:p>
              </table:table-cell>
              <table:table-cell office:value-type="float" office:value="4.325175">
                <text:p>4.3251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23168">
                <text:p>1.823168</text:p>
              </table:table-cell>
              <table:table-cell office:value-type="float" office:value="1.656074">
                <text:p>1.656074</text:p>
              </table:table-cell>
              <table:table-cell office:value-type="float" office:value="3.523451">
                <text:p>3.5234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34162">
                <text:p>1.934162</text:p>
              </table:table-cell>
              <table:table-cell office:value-type="float" office:value="1.874083">
                <text:p>1.874083</text:p>
              </table:table-cell>
              <table:table-cell office:value-type="float" office:value="4.077955">
                <text:p>4.0779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723561">
                <text:p>1.723561</text:p>
              </table:table-cell>
              <table:table-cell office:value-type="float" office:value="2.08765">
                <text:p>2.08765</text:p>
              </table:table-cell>
              <table:table-cell office:value-type="float" office:value="3.013919">
                <text:p>3.0139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7491">
                <text:p>1.7491</text:p>
              </table:table-cell>
              <table:table-cell office:value-type="float" office:value="2.058999">
                <text:p>2.058999</text:p>
              </table:table-cell>
              <table:table-cell office:value-type="float" office:value="3.128137">
                <text:p>3.1281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39102">
                <text:p>1.539102</text:p>
              </table:table-cell>
              <table:table-cell office:value-type="float" office:value="1.873618">
                <text:p>1.873618</text:p>
              </table:table-cell>
              <table:table-cell office:value-type="float" office:value="2.913448">
                <text:p>2.9134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656729">
                <text:p>1.656729</text:p>
              </table:table-cell>
              <table:table-cell office:value-type="float" office:value="5.663842">
                <text:p>5.663842</text:p>
              </table:table-cell>
              <table:table-cell office:value-type="float" office:value="3.63991">
                <text:p>3.63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10882">
                <text:p>2.10882</text:p>
              </table:table-cell>
              <table:table-cell office:value-type="float" office:value="5.095195">
                <text:p>5.095195</text:p>
              </table:table-cell>
              <table:table-cell office:value-type="float" office:value="2.817499">
                <text:p>2.817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12259">
                <text:p>1.912259</text:p>
              </table:table-cell>
              <table:table-cell office:value-type="float" office:value="5.887569">
                <text:p>5.887569</text:p>
              </table:table-cell>
              <table:table-cell office:value-type="float" office:value="3.264321">
                <text:p>3.264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55236">
                <text:p>1.555236</text:p>
              </table:table-cell>
              <table:table-cell office:value-type="float" office:value="5.45895">
                <text:p>5.45895</text:p>
              </table:table-cell>
              <table:table-cell office:value-type="float" office:value="3.370758">
                <text:p>3.3707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112804">
                <text:p>2.112804</text:p>
              </table:table-cell>
              <table:table-cell office:value-type="float" office:value="2.154713">
                <text:p>2.154713</text:p>
              </table:table-cell>
              <table:table-cell office:value-type="float" office:value="3.205305">
                <text:p>3.2053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75248">
                <text:p>3.075248</text:p>
              </table:table-cell>
              <table:table-cell office:value-type="float" office:value="1.802401">
                <text:p>1.802401</text:p>
              </table:table-cell>
              <table:table-cell office:value-type="float" office:value="3.034868">
                <text:p>3.0348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858632">
                <text:p>1.858632</text:p>
              </table:table-cell>
              <table:table-cell office:value-type="float" office:value="2.063752">
                <text:p>2.063752</text:p>
              </table:table-cell>
              <table:table-cell office:value-type="float" office:value="3.178518">
                <text:p>3.1785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0533">
                <text:p>1.60533</text:p>
              </table:table-cell>
              <table:table-cell office:value-type="float" office:value="2.247313">
                <text:p>2.247313</text:p>
              </table:table-cell>
              <table:table-cell office:value-type="float" office:value="4.103559">
                <text:p>4.1035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758118">
                <text:p>1.758118</text:p>
              </table:table-cell>
              <table:table-cell office:value-type="float" office:value="2.155249">
                <text:p>2.155249</text:p>
              </table:table-cell>
              <table:table-cell office:value-type="float" office:value="3.969201">
                <text:p>3.969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34404">
                <text:p>3.034404</text:p>
              </table:table-cell>
              <table:table-cell office:value-type="float" office:value="2.197557">
                <text:p>2.197557</text:p>
              </table:table-cell>
              <table:table-cell office:value-type="float" office:value="3.76174">
                <text:p>3.761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89308">
                <text:p>1.989308</text:p>
              </table:table-cell>
              <table:table-cell office:value-type="float" office:value="2.45934">
                <text:p>2.45934</text:p>
              </table:table-cell>
              <table:table-cell office:value-type="float" office:value="4.518221">
                <text:p>4.5182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83722">
                <text:p>1.483722</text:p>
              </table:table-cell>
              <table:table-cell office:value-type="float" office:value="2.880151">
                <text:p>2.880151</text:p>
              </table:table-cell>
              <table:table-cell office:value-type="float" office:value="3.789526">
                <text:p>3.7895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54425">
                <text:p>3.054425</text:p>
              </table:table-cell>
              <table:table-cell office:value-type="float" office:value="3.405788">
                <text:p>3.405788</text:p>
              </table:table-cell>
              <table:table-cell office:value-type="float" office:value="6.543791">
                <text:p>6.5437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865404">
                <text:p>1.865404</text:p>
              </table:table-cell>
              <table:table-cell office:value-type="float" office:value="2.898586">
                <text:p>2.898586</text:p>
              </table:table-cell>
              <table:table-cell office:value-type="float" office:value="7.773623">
                <text:p>7.7736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3091">
                <text:p>1.83091</text:p>
              </table:table-cell>
              <table:table-cell office:value-type="float" office:value="3.199222">
                <text:p>3.199222</text:p>
              </table:table-cell>
              <table:table-cell office:value-type="float" office:value="6.45859">
                <text:p>6.458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21274">
                <text:p>1.421274</text:p>
              </table:table-cell>
              <table:table-cell office:value-type="float" office:value="3.811485">
                <text:p>3.811485</text:p>
              </table:table-cell>
              <table:table-cell office:value-type="float" office:value="7.168758">
                <text:p>7.1687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26428">
                <text:p>1.826428</text:p>
              </table:table-cell>
              <table:table-cell office:value-type="float" office:value="2.135845">
                <text:p>2.135845</text:p>
              </table:table-cell>
              <table:table-cell office:value-type="float" office:value="6.467061">
                <text:p>6.4670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00452">
                <text:p>1.600452</text:p>
              </table:table-cell>
              <table:table-cell office:value-type="float" office:value="2.062988">
                <text:p>2.062988</text:p>
              </table:table-cell>
              <table:table-cell office:value-type="float" office:value="6.971359">
                <text:p>6.9713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02545">
                <text:p>2.002545</text:p>
              </table:table-cell>
              <table:table-cell office:value-type="float" office:value="2.202542">
                <text:p>2.202542</text:p>
              </table:table-cell>
              <table:table-cell office:value-type="float" office:value="6.856896">
                <text:p>6.8568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70485">
                <text:p>1.670485</text:p>
              </table:table-cell>
              <table:table-cell office:value-type="float" office:value="2.297668">
                <text:p>2.297668</text:p>
              </table:table-cell>
              <table:table-cell office:value-type="float" office:value="5.593516">
                <text:p>5.5935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88016">
                <text:p>1.788016</text:p>
              </table:table-cell>
              <table:table-cell office:value-type="float" office:value="2.778368">
                <text:p>2.778368</text:p>
              </table:table-cell>
              <table:table-cell office:value-type="float" office:value="3.450946">
                <text:p>3.4509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62631">
                <text:p>2.562631</text:p>
              </table:table-cell>
              <table:table-cell office:value-type="float" office:value="3.250736">
                <text:p>3.250736</text:p>
              </table:table-cell>
              <table:table-cell office:value-type="float" office:value="3.328683">
                <text:p>3.3286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34572">
                <text:p>1.634572</text:p>
              </table:table-cell>
              <table:table-cell office:value-type="float" office:value="3.44505">
                <text:p>3.44505</text:p>
              </table:table-cell>
              <table:table-cell office:value-type="float" office:value="4.372114">
                <text:p>4.3721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899125">
                <text:p>1.899125</text:p>
              </table:table-cell>
              <table:table-cell office:value-type="float" office:value="3.139976">
                <text:p>3.139976</text:p>
              </table:table-cell>
              <table:table-cell office:value-type="float" office:value="3.516919">
                <text:p>3.5169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16578">
                <text:p>1.416578</text:p>
              </table:table-cell>
              <table:table-cell office:value-type="float" office:value="2.341873">
                <text:p>2.341873</text:p>
              </table:table-cell>
              <table:table-cell office:value-type="float" office:value="3.53371">
                <text:p>3.533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120317">
                <text:p>2.120317</text:p>
              </table:table-cell>
              <table:table-cell office:value-type="float" office:value="1.920064">
                <text:p>1.920064</text:p>
              </table:table-cell>
              <table:table-cell office:value-type="float" office:value="3.637823">
                <text:p>3.6378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455299">
                <text:p>2.455299</text:p>
              </table:table-cell>
              <table:table-cell office:value-type="float" office:value="2.03959">
                <text:p>2.03959</text:p>
              </table:table-cell>
              <table:table-cell office:value-type="float" office:value="3.54528">
                <text:p>3.545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6482">
                <text:p>1.746482</text:p>
              </table:table-cell>
              <table:table-cell office:value-type="float" office:value="2.447383">
                <text:p>2.447383</text:p>
              </table:table-cell>
              <table:table-cell office:value-type="float" office:value="2.444476">
                <text:p>2.4444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678682">
                <text:p>1.678682</text:p>
              </table:table-cell>
              <table:table-cell office:value-type="float" office:value="2.456363">
                <text:p>2.456363</text:p>
              </table:table-cell>
              <table:table-cell office:value-type="float" office:value="4.902699">
                <text:p>4.9026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53338">
                <text:p>1.853338</text:p>
              </table:table-cell>
              <table:table-cell office:value-type="float" office:value="2.545769">
                <text:p>2.545769</text:p>
              </table:table-cell>
              <table:table-cell office:value-type="float" office:value="3.291239">
                <text:p>3.2912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22521">
                <text:p>1.822521</text:p>
              </table:table-cell>
              <table:table-cell office:value-type="float" office:value="2.306247">
                <text:p>2.306247</text:p>
              </table:table-cell>
              <table:table-cell office:value-type="float" office:value="3.599719">
                <text:p>3.5997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697486">
                <text:p>1.697486</text:p>
              </table:table-cell>
              <table:table-cell office:value-type="float" office:value="2.862532">
                <text:p>2.862532</text:p>
              </table:table-cell>
              <table:table-cell office:value-type="float" office:value="3.811538">
                <text:p>3.811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54255">
                <text:p>1.654255</text:p>
              </table:table-cell>
              <table:table-cell office:value-type="float" office:value="3.625413">
                <text:p>3.625413</text:p>
              </table:table-cell>
              <table:table-cell office:value-type="float" office:value="4.81834">
                <text:p>4.818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63584">
                <text:p>1.463584</text:p>
              </table:table-cell>
              <table:table-cell office:value-type="float" office:value="3.844508">
                <text:p>3.844508</text:p>
              </table:table-cell>
              <table:table-cell office:value-type="float" office:value="3.644293">
                <text:p>3.6442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63694">
                <text:p>2.263694</text:p>
              </table:table-cell>
              <table:table-cell office:value-type="float" office:value="4.230108">
                <text:p>4.230108</text:p>
              </table:table-cell>
              <table:table-cell office:value-type="float" office:value="3.933393">
                <text:p>3.9333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7612">
                <text:p>1.87612</text:p>
              </table:table-cell>
              <table:table-cell office:value-type="float" office:value="4.044612">
                <text:p>4.044612</text:p>
              </table:table-cell>
              <table:table-cell office:value-type="float" office:value="4.339189">
                <text:p>4.3391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10432">
                <text:p>1.810432</text:p>
              </table:table-cell>
              <table:table-cell office:value-type="float" office:value="1.84961">
                <text:p>1.84961</text:p>
              </table:table-cell>
              <table:table-cell office:value-type="float" office:value="3.822728">
                <text:p>3.822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19059">
                <text:p>1.719059</text:p>
              </table:table-cell>
              <table:table-cell office:value-type="float" office:value="2.340598">
                <text:p>2.340598</text:p>
              </table:table-cell>
              <table:table-cell office:value-type="float" office:value="3.875504">
                <text:p>3.8755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720404">
                <text:p>1.720404</text:p>
              </table:table-cell>
              <table:table-cell office:value-type="float" office:value="2.508173">
                <text:p>2.508173</text:p>
              </table:table-cell>
              <table:table-cell office:value-type="float" office:value="3.691514">
                <text:p>3.6915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768019">
                <text:p>2.768019</text:p>
              </table:table-cell>
              <table:table-cell office:value-type="float" office:value="2.729515">
                <text:p>2.729515</text:p>
              </table:table-cell>
              <table:table-cell office:value-type="float" office:value="4.051314">
                <text:p>4.0513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652549">
                <text:p>1.652549</text:p>
              </table:table-cell>
              <table:table-cell office:value-type="float" office:value="2.141664">
                <text:p>2.141664</text:p>
              </table:table-cell>
              <table:table-cell office:value-type="float" office:value="5.201039">
                <text:p>5.2010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719704">
                <text:p>1.719704</text:p>
              </table:table-cell>
              <table:table-cell office:value-type="float" office:value="2.443409">
                <text:p>2.443409</text:p>
              </table:table-cell>
              <table:table-cell office:value-type="float" office:value="4.050301">
                <text:p>4.0503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98015">
                <text:p>1.498015</text:p>
              </table:table-cell>
              <table:table-cell office:value-type="float" office:value="2.286651">
                <text:p>2.286651</text:p>
              </table:table-cell>
              <table:table-cell office:value-type="float" office:value="4.781329">
                <text:p>4.7813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759087">
                <text:p>2.759087</text:p>
              </table:table-cell>
              <table:table-cell office:value-type="float" office:value="2.306516">
                <text:p>2.306516</text:p>
              </table:table-cell>
              <table:table-cell office:value-type="float" office:value="8.132772">
                <text:p>8.1327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170813">
                <text:p>2.170813</text:p>
              </table:table-cell>
              <table:table-cell office:value-type="float" office:value="3.549954">
                <text:p>3.549954</text:p>
              </table:table-cell>
              <table:table-cell office:value-type="float" office:value="7.728967">
                <text:p>7.7289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818883">
                <text:p>1.818883</text:p>
              </table:table-cell>
              <table:table-cell office:value-type="float" office:value="3.89797">
                <text:p>3.89797</text:p>
              </table:table-cell>
              <table:table-cell office:value-type="float" office:value="7.468457">
                <text:p>7.4684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84873">
                <text:p>1.684873</text:p>
              </table:table-cell>
              <table:table-cell office:value-type="float" office:value="4.195823">
                <text:p>4.195823</text:p>
              </table:table-cell>
              <table:table-cell office:value-type="float" office:value="6.097977">
                <text:p>6.0979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443354">
                <text:p>2.443354</text:p>
              </table:table-cell>
              <table:table-cell office:value-type="float" office:value="3.202016">
                <text:p>3.202016</text:p>
              </table:table-cell>
              <table:table-cell office:value-type="float" office:value="6.228912">
                <text:p>6.2289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91951">
                <text:p>1.591951</text:p>
              </table:table-cell>
              <table:table-cell office:value-type="float" office:value="2.397773">
                <text:p>2.397773</text:p>
              </table:table-cell>
              <table:table-cell office:value-type="float" office:value="5.808811">
                <text:p>5.8088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718364">
                <text:p>1.718364</text:p>
              </table:table-cell>
              <table:table-cell office:value-type="float" office:value="2.670152">
                <text:p>2.670152</text:p>
              </table:table-cell>
              <table:table-cell office:value-type="float" office:value="5.668439">
                <text:p>5.6684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61447">
                <text:p>1.561447</text:p>
              </table:table-cell>
              <table:table-cell office:value-type="float" office:value="2.419573">
                <text:p>2.419573</text:p>
              </table:table-cell>
              <table:table-cell office:value-type="float" office:value="7.63729">
                <text:p>7.637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71749">
                <text:p>1.771749</text:p>
              </table:table-cell>
              <table:table-cell office:value-type="float" office:value="2.976702">
                <text:p>2.976702</text:p>
              </table:table-cell>
              <table:table-cell office:value-type="float" office:value="3.531345">
                <text:p>3.531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57734">
                <text:p>1.757734</text:p>
              </table:table-cell>
              <table:table-cell office:value-type="float" office:value="2.674688">
                <text:p>2.674688</text:p>
              </table:table-cell>
              <table:table-cell office:value-type="float" office:value="2.927204">
                <text:p>2.9272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79611">
                <text:p>1.79611</text:p>
              </table:table-cell>
              <table:table-cell office:value-type="float" office:value="2.424259">
                <text:p>2.424259</text:p>
              </table:table-cell>
              <table:table-cell office:value-type="float" office:value="3.400361">
                <text:p>3.4003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52197">
                <text:p>1.652197</text:p>
              </table:table-cell>
              <table:table-cell office:value-type="float" office:value="2.424472">
                <text:p>2.424472</text:p>
              </table:table-cell>
              <table:table-cell office:value-type="float" office:value="3.23314">
                <text:p>3.233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62473">
                <text:p>1.562473</text:p>
              </table:table-cell>
              <table:table-cell office:value-type="float" office:value="2.058887">
                <text:p>2.058887</text:p>
              </table:table-cell>
              <table:table-cell office:value-type="float" office:value="3.446184">
                <text:p>3.4461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48003">
                <text:p>3.048003</text:p>
              </table:table-cell>
              <table:table-cell office:value-type="float" office:value="2.373402">
                <text:p>2.373402</text:p>
              </table:table-cell>
              <table:table-cell office:value-type="float" office:value="3.196128">
                <text:p>3.1961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16903">
                <text:p>1.616903</text:p>
              </table:table-cell>
              <table:table-cell office:value-type="float" office:value="3.6511">
                <text:p>3.6511</text:p>
              </table:table-cell>
              <table:table-cell office:value-type="float" office:value="3.549553">
                <text:p>3.5495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793795">
                <text:p>1.793795</text:p>
              </table:table-cell>
              <table:table-cell office:value-type="float" office:value="3.44723">
                <text:p>3.44723</text:p>
              </table:table-cell>
              <table:table-cell office:value-type="float" office:value="2.942245">
                <text:p>2.9422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30772">
                <text:p>1.430772</text:p>
              </table:table-cell>
              <table:table-cell office:value-type="float" office:value="2.956421">
                <text:p>2.956421</text:p>
              </table:table-cell>
              <table:table-cell office:value-type="float" office:value="2.967147">
                <text:p>2.9671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324695">
                <text:p>2.324695</text:p>
              </table:table-cell>
              <table:table-cell office:value-type="float" office:value="3.986809">
                <text:p>3.986809</text:p>
              </table:table-cell>
              <table:table-cell office:value-type="float" office:value="3.399897">
                <text:p>3.3998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978702">
                <text:p>1.978702</text:p>
              </table:table-cell>
              <table:table-cell office:value-type="float" office:value="2.186446">
                <text:p>2.186446</text:p>
              </table:table-cell>
              <table:table-cell office:value-type="float" office:value="2.698344">
                <text:p>2.6983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9519">
                <text:p>2.19519</text:p>
              </table:table-cell>
              <table:table-cell office:value-type="float" office:value="2.457931">
                <text:p>2.457931</text:p>
              </table:table-cell>
              <table:table-cell office:value-type="float" office:value="3.541332">
                <text:p>3.5413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59537">
                <text:p>1.559537</text:p>
              </table:table-cell>
              <table:table-cell office:value-type="float" office:value="2.311448">
                <text:p>2.311448</text:p>
              </table:table-cell>
              <table:table-cell office:value-type="float" office:value="2.880389">
                <text:p>2.8803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58169">
                <text:p>2.258169</text:p>
              </table:table-cell>
              <table:table-cell office:value-type="float" office:value="2.467287">
                <text:p>2.467287</text:p>
              </table:table-cell>
              <table:table-cell office:value-type="float" office:value="2.645395">
                <text:p>2.6453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890837">
                <text:p>1.890837</text:p>
              </table:table-cell>
              <table:table-cell office:value-type="float" office:value="3.442541">
                <text:p>3.442541</text:p>
              </table:table-cell>
              <table:table-cell office:value-type="float" office:value="3.511395">
                <text:p>3.5113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67438">
                <text:p>1.767438</text:p>
              </table:table-cell>
              <table:table-cell office:value-type="float" office:value="3.266716">
                <text:p>3.266716</text:p>
              </table:table-cell>
              <table:table-cell office:value-type="float" office:value="2.941139">
                <text:p>2.9411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37483">
                <text:p>1.37483</text:p>
              </table:table-cell>
              <table:table-cell office:value-type="float" office:value="4.333683">
                <text:p>4.333683</text:p>
              </table:table-cell>
              <table:table-cell office:value-type="float" office:value="3.055203">
                <text:p>3.0552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8046">
                <text:p>1.488046</text:p>
              </table:table-cell>
              <table:table-cell office:value-type="float" office:value="4.43653">
                <text:p>4.43653</text:p>
              </table:table-cell>
              <table:table-cell office:value-type="float" office:value="2.77638">
                <text:p>2.776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661549">
                <text:p>1.661549</text:p>
              </table:table-cell>
              <table:table-cell office:value-type="float" office:value="2.910356">
                <text:p>2.910356</text:p>
              </table:table-cell>
              <table:table-cell office:value-type="float" office:value="3.479884">
                <text:p>3.4798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610944">
                <text:p>1.610944</text:p>
              </table:table-cell>
              <table:table-cell office:value-type="float" office:value="3.010115">
                <text:p>3.010115</text:p>
              </table:table-cell>
              <table:table-cell office:value-type="float" office:value="3.110254">
                <text:p>3.1102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40816">
                <text:p>1.940816</text:p>
              </table:table-cell>
              <table:table-cell office:value-type="float" office:value="3.648832">
                <text:p>3.648832</text:p>
              </table:table-cell>
              <table:table-cell office:value-type="float" office:value="4.093911">
                <text:p>4.0939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02468">
                <text:p>1.602468</text:p>
              </table:table-cell>
              <table:table-cell office:value-type="float" office:value="3.712425">
                <text:p>3.712425</text:p>
              </table:table-cell>
              <table:table-cell office:value-type="float" office:value="3.546829">
                <text:p>3.5468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1531">
                <text:p>1.311531</text:p>
              </table:table-cell>
              <table:table-cell office:value-type="float" office:value="2.883768">
                <text:p>2.883768</text:p>
              </table:table-cell>
              <table:table-cell office:value-type="float" office:value="3.79183">
                <text:p>3.791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329467">
                <text:p>3.329467</text:p>
              </table:table-cell>
              <table:table-cell office:value-type="float" office:value="6.475545">
                <text:p>6.475545</text:p>
              </table:table-cell>
              <table:table-cell office:value-type="float" office:value="5.571347">
                <text:p>5.5713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916381">
                <text:p>1.916381</text:p>
              </table:table-cell>
              <table:table-cell office:value-type="float" office:value="9.344648">
                <text:p>9.344648</text:p>
              </table:table-cell>
              <table:table-cell office:value-type="float" office:value="5.044776">
                <text:p>5.0447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150257">
                <text:p>2.150257</text:p>
              </table:table-cell>
              <table:table-cell office:value-type="float" office:value="8.247501">
                <text:p>8.247501</text:p>
              </table:table-cell>
              <table:table-cell office:value-type="float" office:value="5.334626">
                <text:p>5.3346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79552">
                <text:p>1.479552</text:p>
              </table:table-cell>
              <table:table-cell office:value-type="float" office:value="10.727438">
                <text:p>10.727438</text:p>
              </table:table-cell>
              <table:table-cell office:value-type="float" office:value="5.370544">
                <text:p>5.3705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491644">
                <text:p>2.491644</text:p>
              </table:table-cell>
              <table:table-cell office:value-type="float" office:value="4.26437">
                <text:p>4.26437</text:p>
              </table:table-cell>
              <table:table-cell office:value-type="float" office:value="4.494565">
                <text:p>4.4945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46423">
                <text:p>1.946423</text:p>
              </table:table-cell>
              <table:table-cell office:value-type="float" office:value="5.185492">
                <text:p>5.185492</text:p>
              </table:table-cell>
              <table:table-cell office:value-type="float" office:value="4.208874">
                <text:p>4.2088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34395">
                <text:p>1.634395</text:p>
              </table:table-cell>
              <table:table-cell office:value-type="float" office:value="7.186613">
                <text:p>7.186613</text:p>
              </table:table-cell>
              <table:table-cell office:value-type="float" office:value="4.513515">
                <text:p>4.5135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08556">
                <text:p>1.508556</text:p>
              </table:table-cell>
              <table:table-cell office:value-type="float" office:value="4.548137">
                <text:p>4.548137</text:p>
              </table:table-cell>
              <table:table-cell office:value-type="float" office:value="5.418829">
                <text:p>5.4188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206537">
                <text:p>3.206537</text:p>
              </table:table-cell>
              <table:table-cell office:value-type="float" office:value="4.94185">
                <text:p>4.94185</text:p>
              </table:table-cell>
              <table:table-cell office:value-type="float" office:value="3.489081">
                <text:p>3.4890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515278">
                <text:p>2.515278</text:p>
              </table:table-cell>
              <table:table-cell office:value-type="float" office:value="2.645011">
                <text:p>2.645011</text:p>
              </table:table-cell>
              <table:table-cell office:value-type="float" office:value="3.46245">
                <text:p>3.462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621483">
                <text:p>1.621483</text:p>
              </table:table-cell>
              <table:table-cell office:value-type="float" office:value="4.514641">
                <text:p>4.514641</text:p>
              </table:table-cell>
              <table:table-cell office:value-type="float" office:value="3.594811">
                <text:p>3.5948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63669">
                <text:p>1.63669</text:p>
              </table:table-cell>
              <table:table-cell office:value-type="float" office:value="3.847691">
                <text:p>3.847691</text:p>
              </table:table-cell>
              <table:table-cell office:value-type="float" office:value="3.540939">
                <text:p>3.5409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53966">
                <text:p>1.953966</text:p>
              </table:table-cell>
              <table:table-cell office:value-type="float" office:value="4.350478">
                <text:p>4.350478</text:p>
              </table:table-cell>
              <table:table-cell office:value-type="float" office:value="3.919851">
                <text:p>3.9198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84907">
                <text:p>1.984907</text:p>
              </table:table-cell>
              <table:table-cell office:value-type="float" office:value="4.392724">
                <text:p>4.392724</text:p>
              </table:table-cell>
              <table:table-cell office:value-type="float" office:value="2.898447">
                <text:p>2.898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91866">
                <text:p>1.591866</text:p>
              </table:table-cell>
              <table:table-cell office:value-type="float" office:value="4.439203">
                <text:p>4.439203</text:p>
              </table:table-cell>
              <table:table-cell office:value-type="float" office:value="3.273371">
                <text:p>3.2733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84874">
                <text:p>1.584874</text:p>
              </table:table-cell>
              <table:table-cell office:value-type="float" office:value="4.318895">
                <text:p>4.318895</text:p>
              </table:table-cell>
              <table:table-cell office:value-type="float" office:value="3.110759">
                <text:p>3.1107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751076">
                <text:p>2.751076</text:p>
              </table:table-cell>
              <table:table-cell office:value-type="float" office:value="4.588195">
                <text:p>4.588195</text:p>
              </table:table-cell>
              <table:table-cell office:value-type="float" office:value="3.607401">
                <text:p>3.6074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37052">
                <text:p>1.737052</text:p>
              </table:table-cell>
              <table:table-cell office:value-type="float" office:value="6.557907">
                <text:p>6.557907</text:p>
              </table:table-cell>
              <table:table-cell office:value-type="float" office:value="3.475313">
                <text:p>3.4753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858686">
                <text:p>1.858686</text:p>
              </table:table-cell>
              <table:table-cell office:value-type="float" office:value="6.760235">
                <text:p>6.760235</text:p>
              </table:table-cell>
              <table:table-cell office:value-type="float" office:value="3.442947">
                <text:p>3.4429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602273">
                <text:p>1.602273</text:p>
              </table:table-cell>
              <table:table-cell office:value-type="float" office:value="6.433584">
                <text:p>6.433584</text:p>
              </table:table-cell>
              <table:table-cell office:value-type="float" office:value="4.564246">
                <text:p>4.5642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893954">
                <text:p>1.893954</text:p>
              </table:table-cell>
              <table:table-cell office:value-type="float" office:value="5.987387">
                <text:p>5.987387</text:p>
              </table:table-cell>
              <table:table-cell office:value-type="float" office:value="4.331737">
                <text:p>4.3317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11583">
                <text:p>2.511583</text:p>
              </table:table-cell>
              <table:table-cell office:value-type="float" office:value="3.489275">
                <text:p>3.489275</text:p>
              </table:table-cell>
              <table:table-cell office:value-type="float" office:value="5.243702">
                <text:p>5.2437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361686">
                <text:p>2.361686</text:p>
              </table:table-cell>
              <table:table-cell office:value-type="float" office:value="3.407982">
                <text:p>3.407982</text:p>
              </table:table-cell>
              <table:table-cell office:value-type="float" office:value="11.815245">
                <text:p>11.8152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39908">
                <text:p>1.639908</text:p>
              </table:table-cell>
              <table:table-cell office:value-type="float" office:value="9.194682">
                <text:p>9.194682</text:p>
              </table:table-cell>
              <table:table-cell office:value-type="float" office:value="7.278105">
                <text:p>7.278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867455">
                <text:p>2.867455</text:p>
              </table:table-cell>
              <table:table-cell office:value-type="float" office:value="9.316408">
                <text:p>9.316408</text:p>
              </table:table-cell>
              <table:table-cell office:value-type="float" office:value="8.603863">
                <text:p>8.6038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33212">
                <text:p>1.633212</text:p>
              </table:table-cell>
              <table:table-cell office:value-type="float" office:value="9.517224">
                <text:p>9.517224</text:p>
              </table:table-cell>
              <table:table-cell office:value-type="float" office:value="7.317005">
                <text:p>7.3170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71991">
                <text:p>1.771991</text:p>
              </table:table-cell>
              <table:table-cell office:value-type="float" office:value="13.707723">
                <text:p>13.707723</text:p>
              </table:table-cell>
              <table:table-cell office:value-type="float" office:value="5.635113">
                <text:p>5.6351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27899">
                <text:p>1.427899</text:p>
              </table:table-cell>
              <table:table-cell office:value-type="float" office:value="7.146094">
                <text:p>7.146094</text:p>
              </table:table-cell>
              <table:table-cell office:value-type="float" office:value="3.225397">
                <text:p>3.2253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838937">
                <text:p>1.838937</text:p>
              </table:table-cell>
              <table:table-cell office:value-type="float" office:value="7.084685">
                <text:p>7.084685</text:p>
              </table:table-cell>
              <table:table-cell office:value-type="float" office:value="7.427871">
                <text:p>7.4278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94303">
                <text:p>1.594303</text:p>
              </table:table-cell>
              <table:table-cell office:value-type="float" office:value="10.15698">
                <text:p>10.15698</text:p>
              </table:table-cell>
              <table:table-cell office:value-type="float" office:value="3.683639">
                <text:p>3.6836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81077">
                <text:p>1.981077</text:p>
              </table:table-cell>
              <table:table-cell office:value-type="float" office:value="5.678855">
                <text:p>5.678855</text:p>
              </table:table-cell>
              <table:table-cell office:value-type="float" office:value="3.902323">
                <text:p>3.902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70946">
                <text:p>1.570946</text:p>
              </table:table-cell>
              <table:table-cell office:value-type="float" office:value="5.833584">
                <text:p>5.833584</text:p>
              </table:table-cell>
              <table:table-cell office:value-type="float" office:value="4.261667">
                <text:p>4.261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49605">
                <text:p>1.549605</text:p>
              </table:table-cell>
              <table:table-cell office:value-type="float" office:value="6.63971">
                <text:p>6.63971</text:p>
              </table:table-cell>
              <table:table-cell office:value-type="float" office:value="4.062875">
                <text:p>4.062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238712">
                <text:p>2.238712</text:p>
              </table:table-cell>
              <table:table-cell office:value-type="float" office:value="7.975842">
                <text:p>7.975842</text:p>
              </table:table-cell>
              <table:table-cell office:value-type="float" office:value="5.3902">
                <text:p>5.39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399947">
                <text:p>2.399947</text:p>
              </table:table-cell>
              <table:table-cell office:value-type="float" office:value="4.951625">
                <text:p>4.951625</text:p>
              </table:table-cell>
              <table:table-cell office:value-type="float" office:value="6.790699">
                <text:p>6.7906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053903">
                <text:p>2.053903</text:p>
              </table:table-cell>
              <table:table-cell office:value-type="float" office:value="6.103152">
                <text:p>6.103152</text:p>
              </table:table-cell>
              <table:table-cell office:value-type="float" office:value="5.661009">
                <text:p>5.661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32822">
                <text:p>1.632822</text:p>
              </table:table-cell>
              <table:table-cell office:value-type="float" office:value="6.519994">
                <text:p>6.519994</text:p>
              </table:table-cell>
              <table:table-cell office:value-type="float" office:value="5.862796">
                <text:p>5.8627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5771">
                <text:p>2.55771</text:p>
              </table:table-cell>
              <table:table-cell office:value-type="float" office:value="4.896343">
                <text:p>4.896343</text:p>
              </table:table-cell>
              <table:table-cell office:value-type="float" office:value="5.150765">
                <text:p>5.15076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813879">
                <text:p>1.813879</text:p>
              </table:table-cell>
              <table:table-cell office:value-type="float" office:value="6.689622">
                <text:p>6.689622</text:p>
              </table:table-cell>
              <table:table-cell office:value-type="float" office:value="5.101968">
                <text:p>5.1019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07651">
                <text:p>2.507651</text:p>
              </table:table-cell>
              <table:table-cell office:value-type="float" office:value="4.824684">
                <text:p>4.824684</text:p>
              </table:table-cell>
              <table:table-cell office:value-type="float" office:value="4.003549">
                <text:p>4.0035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84185">
                <text:p>1.584185</text:p>
              </table:table-cell>
              <table:table-cell office:value-type="float" office:value="5.892169">
                <text:p>5.892169</text:p>
              </table:table-cell>
              <table:table-cell office:value-type="float" office:value="3.690684">
                <text:p>3.6906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456983">
                <text:p>3.456983</text:p>
              </table:table-cell>
              <table:table-cell office:value-type="float" office:value="3.772397">
                <text:p>3.772397</text:p>
              </table:table-cell>
              <table:table-cell office:value-type="float" office:value="4.211618">
                <text:p>4.2116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191514">
                <text:p>2.191514</text:p>
              </table:table-cell>
              <table:table-cell office:value-type="float" office:value="5.112038">
                <text:p>5.112038</text:p>
              </table:table-cell>
              <table:table-cell office:value-type="float" office:value="5.109518">
                <text:p>5.1095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30296">
                <text:p>1.630296</text:p>
              </table:table-cell>
              <table:table-cell office:value-type="float" office:value="5.628963">
                <text:p>5.628963</text:p>
              </table:table-cell>
              <table:table-cell office:value-type="float" office:value="5.548387">
                <text:p>5.5483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15218">
                <text:p>1.715218</text:p>
              </table:table-cell>
              <table:table-cell office:value-type="float" office:value="5.274989">
                <text:p>5.274989</text:p>
              </table:table-cell>
              <table:table-cell office:value-type="float" office:value="4.385179">
                <text:p>4.3851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95362">
                <text:p>1.995362</text:p>
              </table:table-cell>
              <table:table-cell office:value-type="float" office:value="4.767878">
                <text:p>4.767878</text:p>
              </table:table-cell>
              <table:table-cell office:value-type="float" office:value="5.891224">
                <text:p>5.8912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937896">
                <text:p>1.937896</text:p>
              </table:table-cell>
              <table:table-cell office:value-type="float" office:value="3.500801">
                <text:p>3.500801</text:p>
              </table:table-cell>
              <table:table-cell office:value-type="float" office:value="6.116915">
                <text:p>6.1169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52064">
                <text:p>1.752064</text:p>
              </table:table-cell>
              <table:table-cell office:value-type="float" office:value="5.018615">
                <text:p>5.018615</text:p>
              </table:table-cell>
              <table:table-cell office:value-type="float" office:value="4.240017">
                <text:p>4.2400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2849">
                <text:p>1.52849</text:p>
              </table:table-cell>
              <table:table-cell office:value-type="float" office:value="3.00745">
                <text:p>3.00745</text:p>
              </table:table-cell>
              <table:table-cell office:value-type="float" office:value="4.699656">
                <text:p>4.6996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34697">
                <text:p>2.734697</text:p>
              </table:table-cell>
              <table:table-cell office:value-type="float" office:value="2.355258">
                <text:p>2.355258</text:p>
              </table:table-cell>
              <table:table-cell office:value-type="float" office:value="5.21939">
                <text:p>5.219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3961">
                <text:p>1.73961</text:p>
              </table:table-cell>
              <table:table-cell office:value-type="float" office:value="2.598859">
                <text:p>2.598859</text:p>
              </table:table-cell>
              <table:table-cell office:value-type="float" office:value="5.910285">
                <text:p>5.910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67038">
                <text:p>1.67038</text:p>
              </table:table-cell>
              <table:table-cell office:value-type="float" office:value="2.393349">
                <text:p>2.393349</text:p>
              </table:table-cell>
              <table:table-cell office:value-type="float" office:value="6.331956">
                <text:p>6.3319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450401">
                <text:p>1.450401</text:p>
              </table:table-cell>
              <table:table-cell office:value-type="float" office:value="3.665048">
                <text:p>3.665048</text:p>
              </table:table-cell>
              <table:table-cell office:value-type="float" office:value="5.479399">
                <text:p>5.4793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494514">
                <text:p>1.494514</text:p>
              </table:table-cell>
              <table:table-cell office:value-type="float" office:value="3.639124">
                <text:p>3.639124</text:p>
              </table:table-cell>
              <table:table-cell office:value-type="float" office:value="3.157102">
                <text:p>3.1571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09962">
                <text:p>2.409962</text:p>
              </table:table-cell>
              <table:table-cell office:value-type="float" office:value="3.942878">
                <text:p>3.942878</text:p>
              </table:table-cell>
              <table:table-cell office:value-type="float" office:value="3.07964">
                <text:p>3.079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29361">
                <text:p>1.929361</text:p>
              </table:table-cell>
              <table:table-cell office:value-type="float" office:value="4.363382">
                <text:p>4.363382</text:p>
              </table:table-cell>
              <table:table-cell office:value-type="float" office:value="4.708978">
                <text:p>4.7089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660221">
                <text:p>1.660221</text:p>
              </table:table-cell>
              <table:table-cell office:value-type="float" office:value="3.016842">
                <text:p>3.016842</text:p>
              </table:table-cell>
              <table:table-cell office:value-type="float" office:value="3.696002">
                <text:p>3.6960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29258">
                <text:p>1.729258</text:p>
              </table:table-cell>
              <table:table-cell office:value-type="float" office:value="3.053179">
                <text:p>3.053179</text:p>
              </table:table-cell>
              <table:table-cell office:value-type="float" office:value="3.471549">
                <text:p>3.4715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200003">
                <text:p>3.200003</text:p>
              </table:table-cell>
              <table:table-cell office:value-type="float" office:value="2.621045">
                <text:p>2.621045</text:p>
              </table:table-cell>
              <table:table-cell office:value-type="float" office:value="3.519567">
                <text:p>3.5195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073875">
                <text:p>2.073875</text:p>
              </table:table-cell>
              <table:table-cell office:value-type="float" office:value="2.721387">
                <text:p>2.721387</text:p>
              </table:table-cell>
              <table:table-cell office:value-type="float" office:value="3.039642">
                <text:p>3.0396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680039">
                <text:p>1.680039</text:p>
              </table:table-cell>
              <table:table-cell office:value-type="float" office:value="2.879379">
                <text:p>2.879379</text:p>
              </table:table-cell>
              <table:table-cell office:value-type="float" office:value="2.675495">
                <text:p>2.6754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73176">
                <text:p>1.573176</text:p>
              </table:table-cell>
              <table:table-cell office:value-type="float" office:value="2.289927">
                <text:p>2.289927</text:p>
              </table:table-cell>
              <table:table-cell office:value-type="float" office:value="3.776883">
                <text:p>3.7768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19662">
                <text:p>1.619662</text:p>
              </table:table-cell>
              <table:table-cell office:value-type="float" office:value="1.958947">
                <text:p>1.958947</text:p>
              </table:table-cell>
              <table:table-cell office:value-type="float" office:value="3.012547">
                <text:p>3.0125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8696">
                <text:p>1.8696</text:p>
              </table:table-cell>
              <table:table-cell office:value-type="float" office:value="2.157765">
                <text:p>2.157765</text:p>
              </table:table-cell>
              <table:table-cell office:value-type="float" office:value="3.407916">
                <text:p>3.4079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16167">
                <text:p>1.716167</text:p>
              </table:table-cell>
              <table:table-cell office:value-type="float" office:value="2.541018">
                <text:p>2.541018</text:p>
              </table:table-cell>
              <table:table-cell office:value-type="float" office:value="3.107519">
                <text:p>3.107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488693">
                <text:p>1.488693</text:p>
              </table:table-cell>
              <table:table-cell office:value-type="float" office:value="3.026692">
                <text:p>3.026692</text:p>
              </table:table-cell>
              <table:table-cell office:value-type="float" office:value="3.676221">
                <text:p>3.6762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95711">
                <text:p>1.495711</text:p>
              </table:table-cell>
              <table:table-cell office:value-type="float" office:value="3.12314">
                <text:p>3.12314</text:p>
              </table:table-cell>
              <table:table-cell office:value-type="float" office:value="3.8309">
                <text:p>3.83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480518">
                <text:p>3.480518</text:p>
              </table:table-cell>
              <table:table-cell office:value-type="float" office:value="3.004588">
                <text:p>3.004588</text:p>
              </table:table-cell>
              <table:table-cell office:value-type="float" office:value="3.170648">
                <text:p>3.1706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07147">
                <text:p>1.507147</text:p>
              </table:table-cell>
              <table:table-cell office:value-type="float" office:value="2.630725">
                <text:p>2.630725</text:p>
              </table:table-cell>
              <table:table-cell office:value-type="float" office:value="3.612613">
                <text:p>3.6126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63715">
                <text:p>1.563715</text:p>
              </table:table-cell>
              <table:table-cell office:value-type="float" office:value="2.377352">
                <text:p>2.377352</text:p>
              </table:table-cell>
              <table:table-cell office:value-type="float" office:value="3.234635">
                <text:p>3.2346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71179">
                <text:p>1.471179</text:p>
              </table:table-cell>
              <table:table-cell office:value-type="float" office:value="2.523881">
                <text:p>2.523881</text:p>
              </table:table-cell>
              <table:table-cell office:value-type="float" office:value="2.018618">
                <text:p>2.0186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238084">
                <text:p>2.238084</text:p>
              </table:table-cell>
              <table:table-cell office:value-type="float" office:value="2.52193">
                <text:p>2.52193</text:p>
              </table:table-cell>
              <table:table-cell office:value-type="float" office:value="1.853771">
                <text:p>1.8537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696906">
                <text:p>1.696906</text:p>
              </table:table-cell>
              <table:table-cell office:value-type="float" office:value="2.609377">
                <text:p>2.609377</text:p>
              </table:table-cell>
              <table:table-cell office:value-type="float" office:value="1.986015">
                <text:p>1.9860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303821">
                <text:p>2.303821</text:p>
              </table:table-cell>
              <table:table-cell office:value-type="float" office:value="4.519172">
                <text:p>4.519172</text:p>
              </table:table-cell>
              <table:table-cell office:value-type="float" office:value="2.7009">
                <text:p>2.70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64678">
                <text:p>1.564678</text:p>
              </table:table-cell>
              <table:table-cell office:value-type="float" office:value="4.558857">
                <text:p>4.558857</text:p>
              </table:table-cell>
              <table:table-cell office:value-type="float" office:value="2.541728">
                <text:p>2.5417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4508">
                <text:p>2.954508</text:p>
              </table:table-cell>
              <table:table-cell office:value-type="float" office:value="2.61505">
                <text:p>2.61505</text:p>
              </table:table-cell>
              <table:table-cell office:value-type="float" office:value="3.184956">
                <text:p>3.1849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894331">
                <text:p>1.894331</text:p>
              </table:table-cell>
              <table:table-cell office:value-type="float" office:value="2.697372">
                <text:p>2.697372</text:p>
              </table:table-cell>
              <table:table-cell office:value-type="float" office:value="3.188069">
                <text:p>3.1880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637308">
                <text:p>1.637308</text:p>
              </table:table-cell>
              <table:table-cell office:value-type="float" office:value="2.064177">
                <text:p>2.064177</text:p>
              </table:table-cell>
              <table:table-cell office:value-type="float" office:value="1.772419">
                <text:p>1.7724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399137">
                <text:p>1.399137</text:p>
              </table:table-cell>
              <table:table-cell office:value-type="float" office:value="2.495634">
                <text:p>2.495634</text:p>
              </table:table-cell>
              <table:table-cell office:value-type="float" office:value="1.773052">
                <text:p>1.7730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2.124762">
                <text:p>2.124762</text:p>
              </table:table-cell>
              <table:table-cell office:value-type="float" office:value="2.25155">
                <text:p>2.25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703cm" style:legend-expansion="high" chart:style-name="ch2"/>
        <chart:plot-area chart:style-name="ch3" table:cell-range-address="meshLayout.A1:meshLayout.C301" chart:data-source-has-labels="row" svg:x="0.32cm" svg:y="0.18cm" svg:width="12.402cm" svg:height="8.64cm">
          <chart:coordinate-region svg:x="0.941cm" svg:y="0.301cm" svg:width="11.78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hLayout.A2:meshLayout.A301" chart:label-cell-address="meshLayout.A1:meshLayout.A1" chart:class="chart:line">
            <chart:data-point chart:repeated="300"/>
          </chart:series>
          <chart:series chart:style-name="ch7" chart:values-cell-range-address="meshLayout.B2:meshLayout.B301" chart:label-cell-address="meshLayout.B1:meshLayout.B1" chart:class="chart:line">
            <chart:data-point chart:repeated="300"/>
          </chart:series>
          <chart:series chart:style-name="ch8" chart:values-cell-range-address="meshLayout.C2:meshLayout.C301" chart:label-cell-address="meshLayout.C1:meshLayout.C1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 ms</text:p>
                <draw:g>
                  <svg:desc>meshLayout.A1:meshLayout.A1</svg:desc>
                </draw:g>
              </table:table-cell>
              <table:table-cell office:value-type="string">
                <text:p>4 node ms</text:p>
                <draw:g>
                  <svg:desc>meshLayout.B1:meshLayout.B1</svg:desc>
                </draw:g>
              </table:table-cell>
              <table:table-cell office:value-type="string">
                <text:p>8 node ms</text:p>
                <draw:g>
                  <svg:desc>meshLayout.C1:meshLay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221052">
                <text:p>11.221052</text:p>
                <draw:g>
                  <svg:desc>meshLayout.A2:meshLayout.A301</svg:desc>
                </draw:g>
              </table:table-cell>
              <table:table-cell office:value-type="float" office:value="16.574422">
                <text:p>16.574422</text:p>
                <draw:g>
                  <svg:desc>meshLayout.B2:meshLayout.B301</svg:desc>
                </draw:g>
              </table:table-cell>
              <table:table-cell office:value-type="float" office:value="29.260585">
                <text:p>29.260585</text:p>
                <draw:g>
                  <svg:desc>meshLayout.C2:meshLayout.C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89357">
                <text:p>11.489357</text:p>
              </table:table-cell>
              <table:table-cell office:value-type="float" office:value="16.277782">
                <text:p>16.277782</text:p>
              </table:table-cell>
              <table:table-cell office:value-type="float" office:value="28.889372">
                <text:p>28.889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863642">
                <text:p>10.863642</text:p>
              </table:table-cell>
              <table:table-cell office:value-type="float" office:value="15.934435">
                <text:p>15.934435</text:p>
              </table:table-cell>
              <table:table-cell office:value-type="float" office:value="34.720601">
                <text:p>34.720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68006">
                <text:p>10.768006</text:p>
              </table:table-cell>
              <table:table-cell office:value-type="float" office:value="14.839856">
                <text:p>14.839856</text:p>
              </table:table-cell>
              <table:table-cell office:value-type="float" office:value="23.872709">
                <text:p>23.87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30818">
                <text:p>11.130818</text:p>
              </table:table-cell>
              <table:table-cell office:value-type="float" office:value="16.989463">
                <text:p>16.989463</text:p>
              </table:table-cell>
              <table:table-cell office:value-type="float" office:value="23.539861">
                <text:p>23.539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84426">
                <text:p>10.784426</text:p>
              </table:table-cell>
              <table:table-cell office:value-type="float" office:value="17.334283">
                <text:p>17.334283</text:p>
              </table:table-cell>
              <table:table-cell office:value-type="float" office:value="26.691598">
                <text:p>26.691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228957">
                <text:p>13.228957</text:p>
              </table:table-cell>
              <table:table-cell office:value-type="float" office:value="16.143866">
                <text:p>16.143866</text:p>
              </table:table-cell>
              <table:table-cell office:value-type="float" office:value="24.463186">
                <text:p>24.463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476373">
                <text:p>13.476373</text:p>
              </table:table-cell>
              <table:table-cell office:value-type="float" office:value="14.064572">
                <text:p>14.064572</text:p>
              </table:table-cell>
              <table:table-cell office:value-type="float" office:value="26.550617">
                <text:p>26.550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923711">
                <text:p>10.923711</text:p>
              </table:table-cell>
              <table:table-cell office:value-type="float" office:value="13.956805">
                <text:p>13.956805</text:p>
              </table:table-cell>
              <table:table-cell office:value-type="float" office:value="23.221509">
                <text:p>23.221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73501">
                <text:p>13.773501</text:p>
              </table:table-cell>
              <table:table-cell office:value-type="float" office:value="14.543878">
                <text:p>14.543878</text:p>
              </table:table-cell>
              <table:table-cell office:value-type="float" office:value="19.080553">
                <text:p>19.080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97609">
                <text:p>13.197609</text:p>
              </table:table-cell>
              <table:table-cell office:value-type="float" office:value="13.408422">
                <text:p>13.408422</text:p>
              </table:table-cell>
              <table:table-cell office:value-type="float" office:value="23.087655">
                <text:p>23.087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826379">
                <text:p>12.826379</text:p>
              </table:table-cell>
              <table:table-cell office:value-type="float" office:value="13.146434">
                <text:p>13.146434</text:p>
              </table:table-cell>
              <table:table-cell office:value-type="float" office:value="26.515083">
                <text:p>26.515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6778">
                <text:p>10.56778</text:p>
              </table:table-cell>
              <table:table-cell office:value-type="float" office:value="15.119651">
                <text:p>15.119651</text:p>
              </table:table-cell>
              <table:table-cell office:value-type="float" office:value="22.561917">
                <text:p>22.561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239074">
                <text:p>12.239074</text:p>
              </table:table-cell>
              <table:table-cell office:value-type="float" office:value="15.161393">
                <text:p>15.161393</text:p>
              </table:table-cell>
              <table:table-cell office:value-type="float" office:value="26.29653">
                <text:p>26.29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765772">
                <text:p>12.765772</text:p>
              </table:table-cell>
              <table:table-cell office:value-type="float" office:value="15.509491">
                <text:p>15.509491</text:p>
              </table:table-cell>
              <table:table-cell office:value-type="float" office:value="22.529845">
                <text:p>22.529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429783">
                <text:p>11.429783</text:p>
              </table:table-cell>
              <table:table-cell office:value-type="float" office:value="15.277888">
                <text:p>15.277888</text:p>
              </table:table-cell>
              <table:table-cell office:value-type="float" office:value="23.417545">
                <text:p>23.417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30615">
                <text:p>10.330615</text:p>
              </table:table-cell>
              <table:table-cell office:value-type="float" office:value="15.247026">
                <text:p>15.247026</text:p>
              </table:table-cell>
              <table:table-cell office:value-type="float" office:value="26.270316">
                <text:p>26.270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479434">
                <text:p>12.479434</text:p>
              </table:table-cell>
              <table:table-cell office:value-type="float" office:value="15.60096">
                <text:p>15.60096</text:p>
              </table:table-cell>
              <table:table-cell office:value-type="float" office:value="21.776749">
                <text:p>21.7767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201753">
                <text:p>12.201753</text:p>
              </table:table-cell>
              <table:table-cell office:value-type="float" office:value="15.093916">
                <text:p>15.093916</text:p>
              </table:table-cell>
              <table:table-cell office:value-type="float" office:value="23.196472">
                <text:p>23.196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76824">
                <text:p>10.476824</text:p>
              </table:table-cell>
              <table:table-cell office:value-type="float" office:value="13.737555">
                <text:p>13.737555</text:p>
              </table:table-cell>
              <table:table-cell office:value-type="float" office:value="25.355484">
                <text:p>25.355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384411">
                <text:p>12.384411</text:p>
              </table:table-cell>
              <table:table-cell office:value-type="float" office:value="15.219021">
                <text:p>15.219021</text:p>
              </table:table-cell>
              <table:table-cell office:value-type="float" office:value="26.174007">
                <text:p>26.174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947084">
                <text:p>11.947084</text:p>
              </table:table-cell>
              <table:table-cell office:value-type="float" office:value="15.50165">
                <text:p>15.50165</text:p>
              </table:table-cell>
              <table:table-cell office:value-type="float" office:value="26.932612">
                <text:p>26.932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69014">
                <text:p>10.969014</text:p>
              </table:table-cell>
              <table:table-cell office:value-type="float" office:value="15.128044">
                <text:p>15.128044</text:p>
              </table:table-cell>
              <table:table-cell office:value-type="float" office:value="27.884291">
                <text:p>27.884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57456">
                <text:p>12.557456</text:p>
              </table:table-cell>
              <table:table-cell office:value-type="float" office:value="14.398517">
                <text:p>14.398517</text:p>
              </table:table-cell>
              <table:table-cell office:value-type="float" office:value="25.497357">
                <text:p>25.497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882614">
                <text:p>12.882614</text:p>
              </table:table-cell>
              <table:table-cell office:value-type="float" office:value="15.703741">
                <text:p>15.703741</text:p>
              </table:table-cell>
              <table:table-cell office:value-type="float" office:value="23.359047">
                <text:p>23.359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94991">
                <text:p>11.94991</text:p>
              </table:table-cell>
              <table:table-cell office:value-type="float" office:value="15.73789">
                <text:p>15.73789</text:p>
              </table:table-cell>
              <table:table-cell office:value-type="float" office:value="23.121358">
                <text:p>23.121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022175">
                <text:p>11.022175</text:p>
              </table:table-cell>
              <table:table-cell office:value-type="float" office:value="15.754231">
                <text:p>15.754231</text:p>
              </table:table-cell>
              <table:table-cell office:value-type="float" office:value="22.540145">
                <text:p>22.540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352444">
                <text:p>12.352444</text:p>
              </table:table-cell>
              <table:table-cell office:value-type="float" office:value="15.913778">
                <text:p>15.913778</text:p>
              </table:table-cell>
              <table:table-cell office:value-type="float" office:value="24.674524">
                <text:p>24.674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986908">
                <text:p>11.986908</text:p>
              </table:table-cell>
              <table:table-cell office:value-type="float" office:value="17.371247">
                <text:p>17.371247</text:p>
              </table:table-cell>
              <table:table-cell office:value-type="float" office:value="21.993349">
                <text:p>21.993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60576">
                <text:p>11.460576</text:p>
              </table:table-cell>
              <table:table-cell office:value-type="float" office:value="17.719871">
                <text:p>17.719871</text:p>
              </table:table-cell>
              <table:table-cell office:value-type="float" office:value="22.603958">
                <text:p>22.6039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40052">
                <text:p>10.540052</text:p>
              </table:table-cell>
              <table:table-cell office:value-type="float" office:value="18.510558">
                <text:p>18.510558</text:p>
              </table:table-cell>
              <table:table-cell office:value-type="float" office:value="26.386718">
                <text:p>26.386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330696">
                <text:p>12.330696</text:p>
              </table:table-cell>
              <table:table-cell office:value-type="float" office:value="18.468406">
                <text:p>18.468406</text:p>
              </table:table-cell>
              <table:table-cell office:value-type="float" office:value="25.922719">
                <text:p>25.922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927216">
                <text:p>10.927216</text:p>
              </table:table-cell>
              <table:table-cell office:value-type="float" office:value="14.869062">
                <text:p>14.869062</text:p>
              </table:table-cell>
              <table:table-cell office:value-type="float" office:value="29.456539">
                <text:p>29.456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21429">
                <text:p>11.21429</text:p>
              </table:table-cell>
              <table:table-cell office:value-type="float" office:value="15.858568">
                <text:p>15.858568</text:p>
              </table:table-cell>
              <table:table-cell office:value-type="float" office:value="22.864973">
                <text:p>22.864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323244">
                <text:p>12.323244</text:p>
              </table:table-cell>
              <table:table-cell office:value-type="float" office:value="14.530578">
                <text:p>14.530578</text:p>
              </table:table-cell>
              <table:table-cell office:value-type="float" office:value="22.784856">
                <text:p>22.7848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92974">
                <text:p>12.292974</text:p>
              </table:table-cell>
              <table:table-cell office:value-type="float" office:value="15.5316">
                <text:p>15.5316</text:p>
              </table:table-cell>
              <table:table-cell office:value-type="float" office:value="23.404496">
                <text:p>23.4044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232151">
                <text:p>10.232151</text:p>
              </table:table-cell>
              <table:table-cell office:value-type="float" office:value="13.984668">
                <text:p>13.984668</text:p>
              </table:table-cell>
              <table:table-cell office:value-type="float" office:value="23.459152">
                <text:p>23.4591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63837">
                <text:p>12.63837</text:p>
              </table:table-cell>
              <table:table-cell office:value-type="float" office:value="13.165092">
                <text:p>13.165092</text:p>
              </table:table-cell>
              <table:table-cell office:value-type="float" office:value="24.10875">
                <text:p>24.10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502562">
                <text:p>11.502562</text:p>
              </table:table-cell>
              <table:table-cell office:value-type="float" office:value="13.081016">
                <text:p>13.081016</text:p>
              </table:table-cell>
              <table:table-cell office:value-type="float" office:value="24.462619">
                <text:p>24.4626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296758">
                <text:p>10.296758</text:p>
              </table:table-cell>
              <table:table-cell office:value-type="float" office:value="13.60453">
                <text:p>13.60453</text:p>
              </table:table-cell>
              <table:table-cell office:value-type="float" office:value="23.092804">
                <text:p>23.0928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314083">
                <text:p>12.314083</text:p>
              </table:table-cell>
              <table:table-cell office:value-type="float" office:value="13.661859">
                <text:p>13.661859</text:p>
              </table:table-cell>
              <table:table-cell office:value-type="float" office:value="23.323291">
                <text:p>23.323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022643">
                <text:p>24.022643</text:p>
              </table:table-cell>
              <table:table-cell office:value-type="float" office:value="16.464662">
                <text:p>16.464662</text:p>
              </table:table-cell>
              <table:table-cell office:value-type="float" office:value="20.795418">
                <text:p>20.7954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51245">
                <text:p>19.51245</text:p>
              </table:table-cell>
              <table:table-cell office:value-type="float" office:value="16.502261">
                <text:p>16.502261</text:p>
              </table:table-cell>
              <table:table-cell office:value-type="float" office:value="20.071205">
                <text:p>20.07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176956">
                <text:p>22.176956</text:p>
              </table:table-cell>
              <table:table-cell office:value-type="float" office:value="17.359958">
                <text:p>17.359958</text:p>
              </table:table-cell>
              <table:table-cell office:value-type="float" office:value="20.833128">
                <text:p>20.833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840044">
                <text:p>15.840044</text:p>
              </table:table-cell>
              <table:table-cell office:value-type="float" office:value="16.440956">
                <text:p>16.440956</text:p>
              </table:table-cell>
              <table:table-cell office:value-type="float" office:value="21.998913">
                <text:p>21.998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488048">
                <text:p>13.488048</text:p>
              </table:table-cell>
              <table:table-cell office:value-type="float" office:value="17.751203">
                <text:p>17.751203</text:p>
              </table:table-cell>
              <table:table-cell office:value-type="float" office:value="22.293425">
                <text:p>22.293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63295">
                <text:p>10.63295</text:p>
              </table:table-cell>
              <table:table-cell office:value-type="float" office:value="17.453221">
                <text:p>17.453221</text:p>
              </table:table-cell>
              <table:table-cell office:value-type="float" office:value="24.231489">
                <text:p>24.2314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234365">
                <text:p>11.234365</text:p>
              </table:table-cell>
              <table:table-cell office:value-type="float" office:value="17.676934">
                <text:p>17.676934</text:p>
              </table:table-cell>
              <table:table-cell office:value-type="float" office:value="25.245458">
                <text:p>25.245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924746">
                <text:p>11.924746</text:p>
              </table:table-cell>
              <table:table-cell office:value-type="float" office:value="15.608507">
                <text:p>15.608507</text:p>
              </table:table-cell>
              <table:table-cell office:value-type="float" office:value="23.991371">
                <text:p>23.991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507523">
                <text:p>11.507523</text:p>
              </table:table-cell>
              <table:table-cell office:value-type="float" office:value="15.237843">
                <text:p>15.237843</text:p>
              </table:table-cell>
              <table:table-cell office:value-type="float" office:value="25.627529">
                <text:p>25.6275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348571">
                <text:p>11.348571</text:p>
              </table:table-cell>
              <table:table-cell office:value-type="float" office:value="16.530733">
                <text:p>16.530733</text:p>
              </table:table-cell>
              <table:table-cell office:value-type="float" office:value="22.41643">
                <text:p>22.416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28549">
                <text:p>11.628549</text:p>
              </table:table-cell>
              <table:table-cell office:value-type="float" office:value="16.200909">
                <text:p>16.200909</text:p>
              </table:table-cell>
              <table:table-cell office:value-type="float" office:value="21.676129">
                <text:p>21.676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547233">
                <text:p>11.547233</text:p>
              </table:table-cell>
              <table:table-cell office:value-type="float" office:value="14.607195">
                <text:p>14.607195</text:p>
              </table:table-cell>
              <table:table-cell office:value-type="float" office:value="22.634746">
                <text:p>22.6347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75002">
                <text:p>10.975002</text:p>
              </table:table-cell>
              <table:table-cell office:value-type="float" office:value="14.896355">
                <text:p>14.896355</text:p>
              </table:table-cell>
              <table:table-cell office:value-type="float" office:value="22.326714">
                <text:p>22.326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638301">
                <text:p>12.638301</text:p>
              </table:table-cell>
              <table:table-cell office:value-type="float" office:value="15.688636">
                <text:p>15.688636</text:p>
              </table:table-cell>
              <table:table-cell office:value-type="float" office:value="22.183654">
                <text:p>22.1836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109363">
                <text:p>12.109363</text:p>
              </table:table-cell>
              <table:table-cell office:value-type="float" office:value="15.972553">
                <text:p>15.972553</text:p>
              </table:table-cell>
              <table:table-cell office:value-type="float" office:value="23.96012">
                <text:p>23.96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089075">
                <text:p>10.089075</text:p>
              </table:table-cell>
              <table:table-cell office:value-type="float" office:value="14.820494">
                <text:p>14.820494</text:p>
              </table:table-cell>
              <table:table-cell office:value-type="float" office:value="24.140117">
                <text:p>24.140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504676">
                <text:p>11.504676</text:p>
              </table:table-cell>
              <table:table-cell office:value-type="float" office:value="14.247674">
                <text:p>14.247674</text:p>
              </table:table-cell>
              <table:table-cell office:value-type="float" office:value="24.924946">
                <text:p>24.9249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135036">
                <text:p>13.135036</text:p>
              </table:table-cell>
              <table:table-cell office:value-type="float" office:value="14.337848">
                <text:p>14.337848</text:p>
              </table:table-cell>
              <table:table-cell office:value-type="float" office:value="21.818549">
                <text:p>21.818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370424">
                <text:p>11.370424</text:p>
              </table:table-cell>
              <table:table-cell office:value-type="float" office:value="14.828421">
                <text:p>14.828421</text:p>
              </table:table-cell>
              <table:table-cell office:value-type="float" office:value="26.935738">
                <text:p>26.935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828636">
                <text:p>11.828636</text:p>
              </table:table-cell>
              <table:table-cell office:value-type="float" office:value="14.415936">
                <text:p>14.415936</text:p>
              </table:table-cell>
              <table:table-cell office:value-type="float" office:value="27.284486">
                <text:p>27.2844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474901">
                <text:p>13.474901</text:p>
              </table:table-cell>
              <table:table-cell office:value-type="float" office:value="14.560238">
                <text:p>14.560238</text:p>
              </table:table-cell>
              <table:table-cell office:value-type="float" office:value="27.449348">
                <text:p>27.4493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049624">
                <text:p>13.049624</text:p>
              </table:table-cell>
              <table:table-cell office:value-type="float" office:value="14.381124">
                <text:p>14.381124</text:p>
              </table:table-cell>
              <table:table-cell office:value-type="float" office:value="20.282714">
                <text:p>20.2827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017172">
                <text:p>12.017172</text:p>
              </table:table-cell>
              <table:table-cell office:value-type="float" office:value="14.474391">
                <text:p>14.474391</text:p>
              </table:table-cell>
              <table:table-cell office:value-type="float" office:value="23.140805">
                <text:p>23.140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157993">
                <text:p>10.157993</text:p>
              </table:table-cell>
              <table:table-cell office:value-type="float" office:value="14.992227">
                <text:p>14.992227</text:p>
              </table:table-cell>
              <table:table-cell office:value-type="float" office:value="23.323031">
                <text:p>23.3230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798823">
                <text:p>13.798823</text:p>
              </table:table-cell>
              <table:table-cell office:value-type="float" office:value="14.036411">
                <text:p>14.036411</text:p>
              </table:table-cell>
              <table:table-cell office:value-type="float" office:value="22.842425">
                <text:p>22.842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554061">
                <text:p>13.554061</text:p>
              </table:table-cell>
              <table:table-cell office:value-type="float" office:value="14.880199">
                <text:p>14.880199</text:p>
              </table:table-cell>
              <table:table-cell office:value-type="float" office:value="24.012302">
                <text:p>24.0123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589201">
                <text:p>12.589201</text:p>
              </table:table-cell>
              <table:table-cell office:value-type="float" office:value="15.561949">
                <text:p>15.561949</text:p>
              </table:table-cell>
              <table:table-cell office:value-type="float" office:value="21.535272">
                <text:p>21.5352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386984">
                <text:p>11.386984</text:p>
              </table:table-cell>
              <table:table-cell office:value-type="float" office:value="15.208772">
                <text:p>15.208772</text:p>
              </table:table-cell>
              <table:table-cell office:value-type="float" office:value="22.904967">
                <text:p>22.9049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604103">
                <text:p>13.604103</text:p>
              </table:table-cell>
              <table:table-cell office:value-type="float" office:value="14.535733">
                <text:p>14.535733</text:p>
              </table:table-cell>
              <table:table-cell office:value-type="float" office:value="23.521959">
                <text:p>23.521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85844">
                <text:p>11.85844</text:p>
              </table:table-cell>
              <table:table-cell office:value-type="float" office:value="14.903744">
                <text:p>14.903744</text:p>
              </table:table-cell>
              <table:table-cell office:value-type="float" office:value="21.293808">
                <text:p>21.293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480752">
                <text:p>11.480752</text:p>
              </table:table-cell>
              <table:table-cell office:value-type="float" office:value="14.930437">
                <text:p>14.930437</text:p>
              </table:table-cell>
              <table:table-cell office:value-type="float" office:value="21.370373">
                <text:p>21.370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585076">
                <text:p>10.585076</text:p>
              </table:table-cell>
              <table:table-cell office:value-type="float" office:value="15.569234">
                <text:p>15.569234</text:p>
              </table:table-cell>
              <table:table-cell office:value-type="float" office:value="23.597558">
                <text:p>23.5975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863384">
                <text:p>12.863384</text:p>
              </table:table-cell>
              <table:table-cell office:value-type="float" office:value="15.292721">
                <text:p>15.292721</text:p>
              </table:table-cell>
              <table:table-cell office:value-type="float" office:value="24.63042">
                <text:p>24.630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72324">
                <text:p>11.72324</text:p>
              </table:table-cell>
              <table:table-cell office:value-type="float" office:value="15.707591">
                <text:p>15.707591</text:p>
              </table:table-cell>
              <table:table-cell office:value-type="float" office:value="25.742703">
                <text:p>25.742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430521">
                <text:p>13.430521</text:p>
              </table:table-cell>
              <table:table-cell office:value-type="float" office:value="14.842249">
                <text:p>14.842249</text:p>
              </table:table-cell>
              <table:table-cell office:value-type="float" office:value="22.617403">
                <text:p>22.6174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866666">
                <text:p>11.866666</text:p>
              </table:table-cell>
              <table:table-cell office:value-type="float" office:value="14.950973">
                <text:p>14.950973</text:p>
              </table:table-cell>
              <table:table-cell office:value-type="float" office:value="24.378376">
                <text:p>24.378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225079">
                <text:p>12.225079</text:p>
              </table:table-cell>
              <table:table-cell office:value-type="float" office:value="15.101508">
                <text:p>15.101508</text:p>
              </table:table-cell>
              <table:table-cell office:value-type="float" office:value="24.232518">
                <text:p>24.2325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840506">
                <text:p>10.840506</text:p>
              </table:table-cell>
              <table:table-cell office:value-type="float" office:value="14.629057">
                <text:p>14.629057</text:p>
              </table:table-cell>
              <table:table-cell office:value-type="float" office:value="25.722979">
                <text:p>25.722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176218">
                <text:p>11.176218</text:p>
              </table:table-cell>
              <table:table-cell office:value-type="float" office:value="15.374173">
                <text:p>15.374173</text:p>
              </table:table-cell>
              <table:table-cell office:value-type="float" office:value="25.669268">
                <text:p>25.6692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126004">
                <text:p>12.126004</text:p>
              </table:table-cell>
              <table:table-cell office:value-type="float" office:value="14.540159">
                <text:p>14.540159</text:p>
              </table:table-cell>
              <table:table-cell office:value-type="float" office:value="22.723483">
                <text:p>22.7234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625537">
                <text:p>12.625537</text:p>
              </table:table-cell>
              <table:table-cell office:value-type="float" office:value="14.117676">
                <text:p>14.117676</text:p>
              </table:table-cell>
              <table:table-cell office:value-type="float" office:value="21.539929">
                <text:p>21.5399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020826">
                <text:p>11.020826</text:p>
              </table:table-cell>
              <table:table-cell office:value-type="float" office:value="14.75937">
                <text:p>14.75937</text:p>
              </table:table-cell>
              <table:table-cell office:value-type="float" office:value="24.157729">
                <text:p>24.1577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990728">
                <text:p>12.990728</text:p>
              </table:table-cell>
              <table:table-cell office:value-type="float" office:value="14.95949">
                <text:p>14.95949</text:p>
              </table:table-cell>
              <table:table-cell office:value-type="float" office:value="22.205398">
                <text:p>22.2053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003031">
                <text:p>12.003031</text:p>
              </table:table-cell>
              <table:table-cell office:value-type="float" office:value="15.113336">
                <text:p>15.113336</text:p>
              </table:table-cell>
              <table:table-cell office:value-type="float" office:value="21.78655">
                <text:p>21.786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133536">
                <text:p>11.133536</text:p>
              </table:table-cell>
              <table:table-cell office:value-type="float" office:value="13.736671">
                <text:p>13.736671</text:p>
              </table:table-cell>
              <table:table-cell office:value-type="float" office:value="24.72088">
                <text:p>24.72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960181">
                <text:p>10.960181</text:p>
              </table:table-cell>
              <table:table-cell office:value-type="float" office:value="15.023992">
                <text:p>15.023992</text:p>
              </table:table-cell>
              <table:table-cell office:value-type="float" office:value="23.351621">
                <text:p>23.3516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146015">
                <text:p>15.146015</text:p>
              </table:table-cell>
              <table:table-cell office:value-type="float" office:value="14.804663">
                <text:p>14.804663</text:p>
              </table:table-cell>
              <table:table-cell office:value-type="float" office:value="22.987368">
                <text:p>22.9873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734585">
                <text:p>11.734585</text:p>
              </table:table-cell>
              <table:table-cell office:value-type="float" office:value="14.21009">
                <text:p>14.21009</text:p>
              </table:table-cell>
              <table:table-cell office:value-type="float" office:value="27.192778">
                <text:p>27.192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083969">
                <text:p>12.083969</text:p>
              </table:table-cell>
              <table:table-cell office:value-type="float" office:value="15.301497">
                <text:p>15.301497</text:p>
              </table:table-cell>
              <table:table-cell office:value-type="float" office:value="23.558811">
                <text:p>23.558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694545">
                <text:p>10.694545</text:p>
              </table:table-cell>
              <table:table-cell office:value-type="float" office:value="14.615461">
                <text:p>14.615461</text:p>
              </table:table-cell>
              <table:table-cell office:value-type="float" office:value="23.334145">
                <text:p>23.334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411112">
                <text:p>12.411112</text:p>
              </table:table-cell>
              <table:table-cell office:value-type="float" office:value="14.007039">
                <text:p>14.007039</text:p>
              </table:table-cell>
              <table:table-cell office:value-type="float" office:value="23.194309">
                <text:p>23.194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866886">
                <text:p>11.866886</text:p>
              </table:table-cell>
              <table:table-cell office:value-type="float" office:value="14.238689">
                <text:p>14.238689</text:p>
              </table:table-cell>
              <table:table-cell office:value-type="float" office:value="25.90882">
                <text:p>25.908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688257">
                <text:p>10.688257</text:p>
              </table:table-cell>
              <table:table-cell office:value-type="float" office:value="15.250633">
                <text:p>15.250633</text:p>
              </table:table-cell>
              <table:table-cell office:value-type="float" office:value="23.76196">
                <text:p>23.761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548138">
                <text:p>12.548138</text:p>
              </table:table-cell>
              <table:table-cell office:value-type="float" office:value="15.75281">
                <text:p>15.75281</text:p>
              </table:table-cell>
              <table:table-cell office:value-type="float" office:value="27.280917">
                <text:p>27.2809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729095">
                <text:p>12.729095</text:p>
              </table:table-cell>
              <table:table-cell office:value-type="float" office:value="15.820754">
                <text:p>15.820754</text:p>
              </table:table-cell>
              <table:table-cell office:value-type="float" office:value="25.93192">
                <text:p>25.931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01512">
                <text:p>11.01512</text:p>
              </table:table-cell>
              <table:table-cell office:value-type="float" office:value="15.070296">
                <text:p>15.070296</text:p>
              </table:table-cell>
              <table:table-cell office:value-type="float" office:value="24.318341">
                <text:p>24.318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603368">
                <text:p>11.603368</text:p>
              </table:table-cell>
              <table:table-cell office:value-type="float" office:value="13.70844">
                <text:p>13.70844</text:p>
              </table:table-cell>
              <table:table-cell office:value-type="float" office:value="24.996396">
                <text:p>24.996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937133">
                <text:p>12.937133</text:p>
              </table:table-cell>
              <table:table-cell office:value-type="float" office:value="12.876334">
                <text:p>12.876334</text:p>
              </table:table-cell>
              <table:table-cell office:value-type="float" office:value="21.449572">
                <text:p>21.4495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645723">
                <text:p>12.645723</text:p>
              </table:table-cell>
              <table:table-cell office:value-type="float" office:value="13.867348">
                <text:p>13.867348</text:p>
              </table:table-cell>
              <table:table-cell office:value-type="float" office:value="27.199693">
                <text:p>27.1996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552005">
                <text:p>13.552005</text:p>
              </table:table-cell>
              <table:table-cell office:value-type="float" office:value="14.645665">
                <text:p>14.645665</text:p>
              </table:table-cell>
              <table:table-cell office:value-type="float" office:value="24.936112">
                <text:p>24.936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167895">
                <text:p>11.167895</text:p>
              </table:table-cell>
              <table:table-cell office:value-type="float" office:value="14.730271">
                <text:p>14.730271</text:p>
              </table:table-cell>
              <table:table-cell office:value-type="float" office:value="26.925138">
                <text:p>26.9251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336376">
                <text:p>12.336376</text:p>
              </table:table-cell>
              <table:table-cell office:value-type="float" office:value="15.50878">
                <text:p>15.50878</text:p>
              </table:table-cell>
              <table:table-cell office:value-type="float" office:value="23.07523">
                <text:p>23.075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004644">
                <text:p>12.004644</text:p>
              </table:table-cell>
              <table:table-cell office:value-type="float" office:value="14.938386">
                <text:p>14.938386</text:p>
              </table:table-cell>
              <table:table-cell office:value-type="float" office:value="25.691446">
                <text:p>25.691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977185">
                <text:p>10.977185</text:p>
              </table:table-cell>
              <table:table-cell office:value-type="float" office:value="15.312904">
                <text:p>15.312904</text:p>
              </table:table-cell>
              <table:table-cell office:value-type="float" office:value="25.83385">
                <text:p>25.83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597156">
                <text:p>13.597156</text:p>
              </table:table-cell>
              <table:table-cell office:value-type="float" office:value="14.763259">
                <text:p>14.763259</text:p>
              </table:table-cell>
              <table:table-cell office:value-type="float" office:value="27.290491">
                <text:p>27.2904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096917">
                <text:p>14.096917</text:p>
              </table:table-cell>
              <table:table-cell office:value-type="float" office:value="14.713454">
                <text:p>14.713454</text:p>
              </table:table-cell>
              <table:table-cell office:value-type="float" office:value="26.75294">
                <text:p>26.752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186768">
                <text:p>12.186768</text:p>
              </table:table-cell>
              <table:table-cell office:value-type="float" office:value="14.628513">
                <text:p>14.628513</text:p>
              </table:table-cell>
              <table:table-cell office:value-type="float" office:value="21.887493">
                <text:p>21.8874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177557">
                <text:p>13.177557</text:p>
              </table:table-cell>
              <table:table-cell office:value-type="float" office:value="15.985202">
                <text:p>15.985202</text:p>
              </table:table-cell>
              <table:table-cell office:value-type="float" office:value="21.897815">
                <text:p>21.8978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206433">
                <text:p>12.206433</text:p>
              </table:table-cell>
              <table:table-cell office:value-type="float" office:value="15.64643">
                <text:p>15.64643</text:p>
              </table:table-cell>
              <table:table-cell office:value-type="float" office:value="21.725677">
                <text:p>21.7256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897134">
                <text:p>12.897134</text:p>
              </table:table-cell>
              <table:table-cell office:value-type="float" office:value="14.889642">
                <text:p>14.889642</text:p>
              </table:table-cell>
              <table:table-cell office:value-type="float" office:value="23.056813">
                <text:p>23.0568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743169">
                <text:p>14.743169</text:p>
              </table:table-cell>
              <table:table-cell office:value-type="float" office:value="17.469275">
                <text:p>17.469275</text:p>
              </table:table-cell>
              <table:table-cell office:value-type="float" office:value="24.765618">
                <text:p>24.765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.389121">
                <text:p>15.389121</text:p>
              </table:table-cell>
              <table:table-cell office:value-type="float" office:value="15.669531">
                <text:p>15.669531</text:p>
              </table:table-cell>
              <table:table-cell office:value-type="float" office:value="24.802246">
                <text:p>24.8022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630116">
                <text:p>12.630116</text:p>
              </table:table-cell>
              <table:table-cell office:value-type="float" office:value="14.994803">
                <text:p>14.994803</text:p>
              </table:table-cell>
              <table:table-cell office:value-type="float" office:value="23.498678">
                <text:p>23.4986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200925">
                <text:p>11.200925</text:p>
              </table:table-cell>
              <table:table-cell office:value-type="float" office:value="15.529569">
                <text:p>15.529569</text:p>
              </table:table-cell>
              <table:table-cell office:value-type="float" office:value="25.550656">
                <text:p>25.550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581496">
                <text:p>14.581496</text:p>
              </table:table-cell>
              <table:table-cell office:value-type="float" office:value="14.713148">
                <text:p>14.713148</text:p>
              </table:table-cell>
              <table:table-cell office:value-type="float" office:value="24.490887">
                <text:p>24.4908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722867">
                <text:p>12.722867</text:p>
              </table:table-cell>
              <table:table-cell office:value-type="float" office:value="14.349124">
                <text:p>14.349124</text:p>
              </table:table-cell>
              <table:table-cell office:value-type="float" office:value="22.979773">
                <text:p>22.9797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66623">
                <text:p>12.66623</text:p>
              </table:table-cell>
              <table:table-cell office:value-type="float" office:value="13.777708">
                <text:p>13.777708</text:p>
              </table:table-cell>
              <table:table-cell office:value-type="float" office:value="22.904763">
                <text:p>22.9047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333249">
                <text:p>10.333249</text:p>
              </table:table-cell>
              <table:table-cell office:value-type="float" office:value="14.147121">
                <text:p>14.147121</text:p>
              </table:table-cell>
              <table:table-cell office:value-type="float" office:value="21.396262">
                <text:p>21.3962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174975">
                <text:p>12.174975</text:p>
              </table:table-cell>
              <table:table-cell office:value-type="float" office:value="13.888376">
                <text:p>13.888376</text:p>
              </table:table-cell>
              <table:table-cell office:value-type="float" office:value="20.093611">
                <text:p>20.093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56552">
                <text:p>13.56552</text:p>
              </table:table-cell>
              <table:table-cell office:value-type="float" office:value="14.078585">
                <text:p>14.078585</text:p>
              </table:table-cell>
              <table:table-cell office:value-type="float" office:value="22.877312">
                <text:p>22.877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707186">
                <text:p>12.707186</text:p>
              </table:table-cell>
              <table:table-cell office:value-type="float" office:value="14.219512">
                <text:p>14.219512</text:p>
              </table:table-cell>
              <table:table-cell office:value-type="float" office:value="22.523658">
                <text:p>22.5236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924745">
                <text:p>10.924745</text:p>
              </table:table-cell>
              <table:table-cell office:value-type="float" office:value="13.841526">
                <text:p>13.841526</text:p>
              </table:table-cell>
              <table:table-cell office:value-type="float" office:value="20.718667">
                <text:p>20.718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673835">
                <text:p>11.673835</text:p>
              </table:table-cell>
              <table:table-cell office:value-type="float" office:value="14.285188">
                <text:p>14.285188</text:p>
              </table:table-cell>
              <table:table-cell office:value-type="float" office:value="21.155724">
                <text:p>21.1557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04743">
                <text:p>13.04743</text:p>
              </table:table-cell>
              <table:table-cell office:value-type="float" office:value="14.49959">
                <text:p>14.49959</text:p>
              </table:table-cell>
              <table:table-cell office:value-type="float" office:value="21.161718">
                <text:p>21.1617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78862">
                <text:p>10.78862</text:p>
              </table:table-cell>
              <table:table-cell office:value-type="float" office:value="14.906799">
                <text:p>14.906799</text:p>
              </table:table-cell>
              <table:table-cell office:value-type="float" office:value="20.351205">
                <text:p>20.3512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423059">
                <text:p>12.423059</text:p>
              </table:table-cell>
              <table:table-cell office:value-type="float" office:value="13.547584">
                <text:p>13.547584</text:p>
              </table:table-cell>
              <table:table-cell office:value-type="float" office:value="23.009809">
                <text:p>23.0098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91577">
                <text:p>12.791577</text:p>
              </table:table-cell>
              <table:table-cell office:value-type="float" office:value="13.92413">
                <text:p>13.92413</text:p>
              </table:table-cell>
              <table:table-cell office:value-type="float" office:value="25.503173">
                <text:p>25.503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72814">
                <text:p>12.972814</text:p>
              </table:table-cell>
              <table:table-cell office:value-type="float" office:value="14.086835">
                <text:p>14.086835</text:p>
              </table:table-cell>
              <table:table-cell office:value-type="float" office:value="27.025961">
                <text:p>27.0259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766485">
                <text:p>10.766485</text:p>
              </table:table-cell>
              <table:table-cell office:value-type="float" office:value="15.276159">
                <text:p>15.276159</text:p>
              </table:table-cell>
              <table:table-cell office:value-type="float" office:value="24.840103">
                <text:p>24.8401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507303">
                <text:p>12.507303</text:p>
              </table:table-cell>
              <table:table-cell office:value-type="float" office:value="13.967626">
                <text:p>13.967626</text:p>
              </table:table-cell>
              <table:table-cell office:value-type="float" office:value="26.523266">
                <text:p>26.5232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61947">
                <text:p>12.61947</text:p>
              </table:table-cell>
              <table:table-cell office:value-type="float" office:value="14.584465">
                <text:p>14.584465</text:p>
              </table:table-cell>
              <table:table-cell office:value-type="float" office:value="23.299754">
                <text:p>23.2997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443542">
                <text:p>13.443542</text:p>
              </table:table-cell>
              <table:table-cell office:value-type="float" office:value="15.57346">
                <text:p>15.57346</text:p>
              </table:table-cell>
              <table:table-cell office:value-type="float" office:value="26.65863">
                <text:p>26.658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973658">
                <text:p>10.973658</text:p>
              </table:table-cell>
              <table:table-cell office:value-type="float" office:value="14.27704">
                <text:p>14.27704</text:p>
              </table:table-cell>
              <table:table-cell office:value-type="float" office:value="26.112643">
                <text:p>26.1126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064393">
                <text:p>13.064393</text:p>
              </table:table-cell>
              <table:table-cell office:value-type="float" office:value="15.010541">
                <text:p>15.010541</text:p>
              </table:table-cell>
              <table:table-cell office:value-type="float" office:value="24.755906">
                <text:p>24.755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763363">
                <text:p>11.763363</text:p>
              </table:table-cell>
              <table:table-cell office:value-type="float" office:value="13.024868">
                <text:p>13.024868</text:p>
              </table:table-cell>
              <table:table-cell office:value-type="float" office:value="20.943432">
                <text:p>20.9434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000669">
                <text:p>12.000669</text:p>
              </table:table-cell>
              <table:table-cell office:value-type="float" office:value="15.453925">
                <text:p>15.453925</text:p>
              </table:table-cell>
              <table:table-cell office:value-type="float" office:value="23.316738">
                <text:p>23.316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773929">
                <text:p>10.773929</text:p>
              </table:table-cell>
              <table:table-cell office:value-type="float" office:value="15.198403">
                <text:p>15.198403</text:p>
              </table:table-cell>
              <table:table-cell office:value-type="float" office:value="23.11558">
                <text:p>23.115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027086">
                <text:p>11.027086</text:p>
              </table:table-cell>
              <table:table-cell office:value-type="float" office:value="13.783802">
                <text:p>13.783802</text:p>
              </table:table-cell>
              <table:table-cell office:value-type="float" office:value="24.974422">
                <text:p>24.9744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899328">
                <text:p>11.899328</text:p>
              </table:table-cell>
              <table:table-cell office:value-type="float" office:value="13.229806">
                <text:p>13.229806</text:p>
              </table:table-cell>
              <table:table-cell office:value-type="float" office:value="21.813035">
                <text:p>21.813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900505">
                <text:p>10.900505</text:p>
              </table:table-cell>
              <table:table-cell office:value-type="float" office:value="14.107006">
                <text:p>14.107006</text:p>
              </table:table-cell>
              <table:table-cell office:value-type="float" office:value="22.416191">
                <text:p>22.4161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886288">
                <text:p>11.886288</text:p>
              </table:table-cell>
              <table:table-cell office:value-type="float" office:value="14.457835">
                <text:p>14.457835</text:p>
              </table:table-cell>
              <table:table-cell office:value-type="float" office:value="22.842156">
                <text:p>22.8421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103563">
                <text:p>13.103563</text:p>
              </table:table-cell>
              <table:table-cell office:value-type="float" office:value="13.422477">
                <text:p>13.422477</text:p>
              </table:table-cell>
              <table:table-cell office:value-type="float" office:value="20.433425">
                <text:p>20.433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560003">
                <text:p>10.560003</text:p>
              </table:table-cell>
              <table:table-cell office:value-type="float" office:value="13.890785">
                <text:p>13.890785</text:p>
              </table:table-cell>
              <table:table-cell office:value-type="float" office:value="21.400475">
                <text:p>21.400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797378">
                <text:p>11.797378</text:p>
              </table:table-cell>
              <table:table-cell office:value-type="float" office:value="13.992179">
                <text:p>13.992179</text:p>
              </table:table-cell>
              <table:table-cell office:value-type="float" office:value="21.957699">
                <text:p>21.9576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241266">
                <text:p>12.241266</text:p>
              </table:table-cell>
              <table:table-cell office:value-type="float" office:value="14.513458">
                <text:p>14.513458</text:p>
              </table:table-cell>
              <table:table-cell office:value-type="float" office:value="23.359567">
                <text:p>23.359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269493">
                <text:p>12.269493</text:p>
              </table:table-cell>
              <table:table-cell office:value-type="float" office:value="15.223644">
                <text:p>15.223644</text:p>
              </table:table-cell>
              <table:table-cell office:value-type="float" office:value="24.993814">
                <text:p>24.9938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256814">
                <text:p>11.256814</text:p>
              </table:table-cell>
              <table:table-cell office:value-type="float" office:value="14.320595">
                <text:p>14.320595</text:p>
              </table:table-cell>
              <table:table-cell office:value-type="float" office:value="19.653309">
                <text:p>19.6533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61405">
                <text:p>11.61405</text:p>
              </table:table-cell>
              <table:table-cell office:value-type="float" office:value="14.853675">
                <text:p>14.853675</text:p>
              </table:table-cell>
              <table:table-cell office:value-type="float" office:value="22.291449">
                <text:p>22.2914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531428">
                <text:p>19.531428</text:p>
              </table:table-cell>
              <table:table-cell office:value-type="float" office:value="16.319426">
                <text:p>16.319426</text:p>
              </table:table-cell>
              <table:table-cell office:value-type="float" office:value="23.862465">
                <text:p>23.8624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.712033">
                <text:p>26.712033</text:p>
              </table:table-cell>
              <table:table-cell office:value-type="float" office:value="16.416214">
                <text:p>16.416214</text:p>
              </table:table-cell>
              <table:table-cell office:value-type="float" office:value="22.447556">
                <text:p>22.447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596072">
                <text:p>18.596072</text:p>
              </table:table-cell>
              <table:table-cell office:value-type="float" office:value="15.592542">
                <text:p>15.592542</text:p>
              </table:table-cell>
              <table:table-cell office:value-type="float" office:value="19.976267">
                <text:p>19.9762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678354">
                <text:p>14.678354</text:p>
              </table:table-cell>
              <table:table-cell office:value-type="float" office:value="14.291547">
                <text:p>14.291547</text:p>
              </table:table-cell>
              <table:table-cell office:value-type="float" office:value="21.821709">
                <text:p>21.8217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49044">
                <text:p>14.49044</text:p>
              </table:table-cell>
              <table:table-cell office:value-type="float" office:value="15.561104">
                <text:p>15.561104</text:p>
              </table:table-cell>
              <table:table-cell office:value-type="float" office:value="21.186297">
                <text:p>21.1862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.809972">
                <text:p>10.809972</text:p>
              </table:table-cell>
              <table:table-cell office:value-type="float" office:value="16.263533">
                <text:p>16.263533</text:p>
              </table:table-cell>
              <table:table-cell office:value-type="float" office:value="19.338177">
                <text:p>19.3381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923327">
                <text:p>10.923327</text:p>
              </table:table-cell>
              <table:table-cell office:value-type="float" office:value="16.12921">
                <text:p>16.12921</text:p>
              </table:table-cell>
              <table:table-cell office:value-type="float" office:value="21.301619">
                <text:p>21.3016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922352">
                <text:p>10.922352</text:p>
              </table:table-cell>
              <table:table-cell office:value-type="float" office:value="16.625771">
                <text:p>16.625771</text:p>
              </table:table-cell>
              <table:table-cell office:value-type="float" office:value="21.639399">
                <text:p>21.6393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452826">
                <text:p>10.452826</text:p>
              </table:table-cell>
              <table:table-cell office:value-type="float" office:value="17.748475">
                <text:p>17.748475</text:p>
              </table:table-cell>
              <table:table-cell office:value-type="float" office:value="23.433544">
                <text:p>23.433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979097">
                <text:p>11.979097</text:p>
              </table:table-cell>
              <table:table-cell office:value-type="float" office:value="18.3008">
                <text:p>18.3008</text:p>
              </table:table-cell>
              <table:table-cell office:value-type="float" office:value="21.624784">
                <text:p>21.624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39947">
                <text:p>11.39947</text:p>
              </table:table-cell>
              <table:table-cell office:value-type="float" office:value="18.241012">
                <text:p>18.241012</text:p>
              </table:table-cell>
              <table:table-cell office:value-type="float" office:value="19.640205">
                <text:p>19.6402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847648">
                <text:p>10.847648</text:p>
              </table:table-cell>
              <table:table-cell office:value-type="float" office:value="16.462006">
                <text:p>16.462006</text:p>
              </table:table-cell>
              <table:table-cell office:value-type="float" office:value="19.487091">
                <text:p>19.4870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027871">
                <text:p>11.027871</text:p>
              </table:table-cell>
              <table:table-cell office:value-type="float" office:value="17.57768">
                <text:p>17.57768</text:p>
              </table:table-cell>
              <table:table-cell office:value-type="float" office:value="21.176599">
                <text:p>21.1765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991486">
                <text:p>10.991486</text:p>
              </table:table-cell>
              <table:table-cell office:value-type="float" office:value="16.735373">
                <text:p>16.735373</text:p>
              </table:table-cell>
              <table:table-cell office:value-type="float" office:value="21.901898">
                <text:p>21.9018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915213">
                <text:p>10.915213</text:p>
              </table:table-cell>
              <table:table-cell office:value-type="float" office:value="17.54776">
                <text:p>17.54776</text:p>
              </table:table-cell>
              <table:table-cell office:value-type="float" office:value="21.287943">
                <text:p>21.2879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025548">
                <text:p>11.025548</text:p>
              </table:table-cell>
              <table:table-cell office:value-type="float" office:value="15.949529">
                <text:p>15.949529</text:p>
              </table:table-cell>
              <table:table-cell office:value-type="float" office:value="20.463179">
                <text:p>20.4631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179075">
                <text:p>11.179075</text:p>
              </table:table-cell>
              <table:table-cell office:value-type="float" office:value="15.476086">
                <text:p>15.476086</text:p>
              </table:table-cell>
              <table:table-cell office:value-type="float" office:value="23.534332">
                <text:p>23.5343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276215">
                <text:p>11.276215</text:p>
              </table:table-cell>
              <table:table-cell office:value-type="float" office:value="15.513403">
                <text:p>15.513403</text:p>
              </table:table-cell>
              <table:table-cell office:value-type="float" office:value="22.380762">
                <text:p>22.380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398007">
                <text:p>12.398007</text:p>
              </table:table-cell>
              <table:table-cell office:value-type="float" office:value="15.094815">
                <text:p>15.094815</text:p>
              </table:table-cell>
              <table:table-cell office:value-type="float" office:value="23.780983">
                <text:p>23.7809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.807482">
                <text:p>14.807482</text:p>
              </table:table-cell>
              <table:table-cell office:value-type="float" office:value="15.182674">
                <text:p>15.182674</text:p>
              </table:table-cell>
              <table:table-cell office:value-type="float" office:value="23.498636">
                <text:p>23.4986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912629">
                <text:p>12.912629</text:p>
              </table:table-cell>
              <table:table-cell office:value-type="float" office:value="15.499345">
                <text:p>15.499345</text:p>
              </table:table-cell>
              <table:table-cell office:value-type="float" office:value="23.240389">
                <text:p>23.2403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009145">
                <text:p>11.009145</text:p>
              </table:table-cell>
              <table:table-cell office:value-type="float" office:value="16.176704">
                <text:p>16.176704</text:p>
              </table:table-cell>
              <table:table-cell office:value-type="float" office:value="25.20946">
                <text:p>25.209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167872">
                <text:p>13.167872</text:p>
              </table:table-cell>
              <table:table-cell office:value-type="float" office:value="16.035078">
                <text:p>16.035078</text:p>
              </table:table-cell>
              <table:table-cell office:value-type="float" office:value="24.803715">
                <text:p>24.803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226417">
                <text:p>13.226417</text:p>
              </table:table-cell>
              <table:table-cell office:value-type="float" office:value="13.755002">
                <text:p>13.755002</text:p>
              </table:table-cell>
              <table:table-cell office:value-type="float" office:value="21.555639">
                <text:p>21.5556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359655">
                <text:p>13.359655</text:p>
              </table:table-cell>
              <table:table-cell office:value-type="float" office:value="14.842814">
                <text:p>14.842814</text:p>
              </table:table-cell>
              <table:table-cell office:value-type="float" office:value="21.298776">
                <text:p>21.2987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079306">
                <text:p>12.079306</text:p>
              </table:table-cell>
              <table:table-cell office:value-type="float" office:value="15.132107">
                <text:p>15.132107</text:p>
              </table:table-cell>
              <table:table-cell office:value-type="float" office:value="23.484331">
                <text:p>23.4843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82956">
                <text:p>12.682956</text:p>
              </table:table-cell>
              <table:table-cell office:value-type="float" office:value="15.721027">
                <text:p>15.721027</text:p>
              </table:table-cell>
              <table:table-cell office:value-type="float" office:value="21.33626">
                <text:p>21.336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809282">
                <text:p>11.809282</text:p>
              </table:table-cell>
              <table:table-cell office:value-type="float" office:value="15.063212">
                <text:p>15.063212</text:p>
              </table:table-cell>
              <table:table-cell office:value-type="float" office:value="25.389816">
                <text:p>25.3898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012463">
                <text:p>12.012463</text:p>
              </table:table-cell>
              <table:table-cell office:value-type="float" office:value="13.662983">
                <text:p>13.662983</text:p>
              </table:table-cell>
              <table:table-cell office:value-type="float" office:value="21.353808">
                <text:p>21.3538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918975">
                <text:p>10.918975</text:p>
              </table:table-cell>
              <table:table-cell office:value-type="float" office:value="14.143448">
                <text:p>14.143448</text:p>
              </table:table-cell>
              <table:table-cell office:value-type="float" office:value="20.93386">
                <text:p>20.933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786786">
                <text:p>11.786786</text:p>
              </table:table-cell>
              <table:table-cell office:value-type="float" office:value="14.984773">
                <text:p>14.984773</text:p>
              </table:table-cell>
              <table:table-cell office:value-type="float" office:value="21.307449">
                <text:p>21.3074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28731">
                <text:p>12.28731</text:p>
              </table:table-cell>
              <table:table-cell office:value-type="float" office:value="15.035982">
                <text:p>15.035982</text:p>
              </table:table-cell>
              <table:table-cell office:value-type="float" office:value="24.549336">
                <text:p>24.5493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47168">
                <text:p>10.47168</text:p>
              </table:table-cell>
              <table:table-cell office:value-type="float" office:value="16.441983">
                <text:p>16.441983</text:p>
              </table:table-cell>
              <table:table-cell office:value-type="float" office:value="21.313425">
                <text:p>21.3134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185736">
                <text:p>12.185736</text:p>
              </table:table-cell>
              <table:table-cell office:value-type="float" office:value="15.623077">
                <text:p>15.623077</text:p>
              </table:table-cell>
              <table:table-cell office:value-type="float" office:value="20.759782">
                <text:p>20.7597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325207">
                <text:p>12.325207</text:p>
              </table:table-cell>
              <table:table-cell office:value-type="float" office:value="15.892235">
                <text:p>15.892235</text:p>
              </table:table-cell>
              <table:table-cell office:value-type="float" office:value="21.929575">
                <text:p>21.9295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32607">
                <text:p>10.832607</text:p>
              </table:table-cell>
              <table:table-cell office:value-type="float" office:value="15.988172">
                <text:p>15.988172</text:p>
              </table:table-cell>
              <table:table-cell office:value-type="float" office:value="23.797275">
                <text:p>23.7972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146693">
                <text:p>11.146693</text:p>
              </table:table-cell>
              <table:table-cell office:value-type="float" office:value="16.236959">
                <text:p>16.236959</text:p>
              </table:table-cell>
              <table:table-cell office:value-type="float" office:value="20.732758">
                <text:p>20.7327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030386">
                <text:p>12.030386</text:p>
              </table:table-cell>
              <table:table-cell office:value-type="float" office:value="16.796781">
                <text:p>16.796781</text:p>
              </table:table-cell>
              <table:table-cell office:value-type="float" office:value="21.627366">
                <text:p>21.6273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222018">
                <text:p>12.222018</text:p>
              </table:table-cell>
              <table:table-cell office:value-type="float" office:value="15.555033">
                <text:p>15.555033</text:p>
              </table:table-cell>
              <table:table-cell office:value-type="float" office:value="25.677774">
                <text:p>25.6777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084878">
                <text:p>11.084878</text:p>
              </table:table-cell>
              <table:table-cell office:value-type="float" office:value="15.042479">
                <text:p>15.042479</text:p>
              </table:table-cell>
              <table:table-cell office:value-type="float" office:value="23.337851">
                <text:p>23.3378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234078">
                <text:p>11.234078</text:p>
              </table:table-cell>
              <table:table-cell office:value-type="float" office:value="15.070755">
                <text:p>15.070755</text:p>
              </table:table-cell>
              <table:table-cell office:value-type="float" office:value="24.852393">
                <text:p>24.8523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372463">
                <text:p>12.372463</text:p>
              </table:table-cell>
              <table:table-cell office:value-type="float" office:value="14.939953">
                <text:p>14.939953</text:p>
              </table:table-cell>
              <table:table-cell office:value-type="float" office:value="24.533428">
                <text:p>24.5334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581423">
                <text:p>10.581423</text:p>
              </table:table-cell>
              <table:table-cell office:value-type="float" office:value="14.912888">
                <text:p>14.912888</text:p>
              </table:table-cell>
              <table:table-cell office:value-type="float" office:value="25.353166">
                <text:p>25.3531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.485974">
                <text:p>11.485974</text:p>
              </table:table-cell>
              <table:table-cell office:value-type="float" office:value="14.987289">
                <text:p>14.987289</text:p>
              </table:table-cell>
              <table:table-cell office:value-type="float" office:value="22.557933">
                <text:p>22.5579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844469">
                <text:p>11.844469</text:p>
              </table:table-cell>
              <table:table-cell office:value-type="float" office:value="14.957473">
                <text:p>14.957473</text:p>
              </table:table-cell>
              <table:table-cell office:value-type="float" office:value="24.594307">
                <text:p>24.5943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433658">
                <text:p>10.433658</text:p>
              </table:table-cell>
              <table:table-cell office:value-type="float" office:value="15.27875">
                <text:p>15.27875</text:p>
              </table:table-cell>
              <table:table-cell office:value-type="float" office:value="26.358107">
                <text:p>26.3581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070823">
                <text:p>12.070823</text:p>
              </table:table-cell>
              <table:table-cell office:value-type="float" office:value="15.573298">
                <text:p>15.573298</text:p>
              </table:table-cell>
              <table:table-cell office:value-type="float" office:value="23.604475">
                <text:p>23.604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351832">
                <text:p>13.351832</text:p>
              </table:table-cell>
              <table:table-cell office:value-type="float" office:value="15.472102">
                <text:p>15.472102</text:p>
              </table:table-cell>
              <table:table-cell office:value-type="float" office:value="24.022071">
                <text:p>24.0220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901446">
                <text:p>12.901446</text:p>
              </table:table-cell>
              <table:table-cell office:value-type="float" office:value="15.596998">
                <text:p>15.596998</text:p>
              </table:table-cell>
              <table:table-cell office:value-type="float" office:value="24.130463">
                <text:p>24.1304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594006">
                <text:p>12.594006</text:p>
              </table:table-cell>
              <table:table-cell office:value-type="float" office:value="14.633084">
                <text:p>14.633084</text:p>
              </table:table-cell>
              <table:table-cell office:value-type="float" office:value="20.280248">
                <text:p>20.2802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583097">
                <text:p>14.583097</text:p>
              </table:table-cell>
              <table:table-cell office:value-type="float" office:value="14.748806">
                <text:p>14.748806</text:p>
              </table:table-cell>
              <table:table-cell office:value-type="float" office:value="21.884379">
                <text:p>21.8843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475282">
                <text:p>13.475282</text:p>
              </table:table-cell>
              <table:table-cell office:value-type="float" office:value="13.555509">
                <text:p>13.555509</text:p>
              </table:table-cell>
              <table:table-cell office:value-type="float" office:value="23.001696">
                <text:p>23.0016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15603">
                <text:p>12.15603</text:p>
              </table:table-cell>
              <table:table-cell office:value-type="float" office:value="14.722593">
                <text:p>14.722593</text:p>
              </table:table-cell>
              <table:table-cell office:value-type="float" office:value="23.162456">
                <text:p>23.1624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035202">
                <text:p>12.035202</text:p>
              </table:table-cell>
              <table:table-cell office:value-type="float" office:value="15.717633">
                <text:p>15.717633</text:p>
              </table:table-cell>
              <table:table-cell office:value-type="float" office:value="22.757631">
                <text:p>22.7576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.472963">
                <text:p>11.472963</text:p>
              </table:table-cell>
              <table:table-cell office:value-type="float" office:value="16.341312">
                <text:p>16.341312</text:p>
              </table:table-cell>
              <table:table-cell office:value-type="float" office:value="20.508897">
                <text:p>20.5088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916143">
                <text:p>13.916143</text:p>
              </table:table-cell>
              <table:table-cell office:value-type="float" office:value="15.466537">
                <text:p>15.466537</text:p>
              </table:table-cell>
              <table:table-cell office:value-type="float" office:value="22.059353">
                <text:p>22.0593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004257">
                <text:p>16.004257</text:p>
              </table:table-cell>
              <table:table-cell office:value-type="float" office:value="14.771553">
                <text:p>14.771553</text:p>
              </table:table-cell>
              <table:table-cell office:value-type="float" office:value="22.872706">
                <text:p>22.8727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760542">
                <text:p>11.760542</text:p>
              </table:table-cell>
              <table:table-cell office:value-type="float" office:value="14.317629">
                <text:p>14.317629</text:p>
              </table:table-cell>
              <table:table-cell office:value-type="float" office:value="24.554565">
                <text:p>24.5545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312944">
                <text:p>11.312944</text:p>
              </table:table-cell>
              <table:table-cell office:value-type="float" office:value="14.546144">
                <text:p>14.546144</text:p>
              </table:table-cell>
              <table:table-cell office:value-type="float" office:value="21.68484">
                <text:p>21.684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557804">
                <text:p>11.557804</text:p>
              </table:table-cell>
              <table:table-cell office:value-type="float" office:value="15.7286">
                <text:p>15.7286</text:p>
              </table:table-cell>
              <table:table-cell office:value-type="float" office:value="20.260289">
                <text:p>20.2602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628028">
                <text:p>13.628028</text:p>
              </table:table-cell>
              <table:table-cell office:value-type="float" office:value="16.605083">
                <text:p>16.605083</text:p>
              </table:table-cell>
              <table:table-cell office:value-type="float" office:value="24.089007">
                <text:p>24.0890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080148">
                <text:p>13.080148</text:p>
              </table:table-cell>
              <table:table-cell office:value-type="float" office:value="16.829486">
                <text:p>16.829486</text:p>
              </table:table-cell>
              <table:table-cell office:value-type="float" office:value="24.577751">
                <text:p>24.5777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.317934">
                <text:p>10.317934</text:p>
              </table:table-cell>
              <table:table-cell office:value-type="float" office:value="17.057589">
                <text:p>17.057589</text:p>
              </table:table-cell>
              <table:table-cell office:value-type="float" office:value="23.247403">
                <text:p>23.2474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53342">
                <text:p>11.53342</text:p>
              </table:table-cell>
              <table:table-cell office:value-type="float" office:value="15.550815">
                <text:p>15.550815</text:p>
              </table:table-cell>
              <table:table-cell office:value-type="float" office:value="23.503613">
                <text:p>23.5036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.07018">
                <text:p>12.07018</text:p>
              </table:table-cell>
              <table:table-cell office:value-type="float" office:value="14.661855">
                <text:p>14.661855</text:p>
              </table:table-cell>
              <table:table-cell office:value-type="float" office:value="24.800357">
                <text:p>24.8003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739514">
                <text:p>11.739514</text:p>
              </table:table-cell>
              <table:table-cell office:value-type="float" office:value="15.431968">
                <text:p>15.431968</text:p>
              </table:table-cell>
              <table:table-cell office:value-type="float" office:value="24.787722">
                <text:p>24.7877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324209">
                <text:p>11.324209</text:p>
              </table:table-cell>
              <table:table-cell office:value-type="float" office:value="15.166895">
                <text:p>15.166895</text:p>
              </table:table-cell>
              <table:table-cell office:value-type="float" office:value="24.771892">
                <text:p>24.7718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369486">
                <text:p>13.369486</text:p>
              </table:table-cell>
              <table:table-cell office:value-type="float" office:value="14.545768">
                <text:p>14.545768</text:p>
              </table:table-cell>
              <table:table-cell office:value-type="float" office:value="22.347764">
                <text:p>22.3477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107819">
                <text:p>12.107819</text:p>
              </table:table-cell>
              <table:table-cell office:value-type="float" office:value="14.355289">
                <text:p>14.355289</text:p>
              </table:table-cell>
              <table:table-cell office:value-type="float" office:value="22.636685">
                <text:p>22.6366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808852">
                <text:p>11.808852</text:p>
              </table:table-cell>
              <table:table-cell office:value-type="float" office:value="15.259783">
                <text:p>15.259783</text:p>
              </table:table-cell>
              <table:table-cell office:value-type="float" office:value="24.516229">
                <text:p>24.5162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576017">
                <text:p>11.576017</text:p>
              </table:table-cell>
              <table:table-cell office:value-type="float" office:value="15.246588">
                <text:p>15.246588</text:p>
              </table:table-cell>
              <table:table-cell office:value-type="float" office:value="24.938869">
                <text:p>24.9388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.915185">
                <text:p>11.915185</text:p>
              </table:table-cell>
              <table:table-cell office:value-type="float" office:value="14.281219">
                <text:p>14.281219</text:p>
              </table:table-cell>
              <table:table-cell office:value-type="float" office:value="21.882974">
                <text:p>21.8829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089465">
                <text:p>12.089465</text:p>
              </table:table-cell>
              <table:table-cell office:value-type="float" office:value="15.833676">
                <text:p>15.833676</text:p>
              </table:table-cell>
              <table:table-cell office:value-type="float" office:value="21.374588">
                <text:p>21.3745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983531">
                <text:p>10.983531</text:p>
              </table:table-cell>
              <table:table-cell office:value-type="float" office:value="14.575537">
                <text:p>14.575537</text:p>
              </table:table-cell>
              <table:table-cell office:value-type="float" office:value="25.680444">
                <text:p>25.680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711509">
                <text:p>11.711509</text:p>
              </table:table-cell>
              <table:table-cell office:value-type="float" office:value="14.876828">
                <text:p>14.876828</text:p>
              </table:table-cell>
              <table:table-cell office:value-type="float" office:value="24.903189">
                <text:p>24.9031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163629">
                <text:p>13.163629</text:p>
              </table:table-cell>
              <table:table-cell office:value-type="float" office:value="15.578635">
                <text:p>15.578635</text:p>
              </table:table-cell>
              <table:table-cell office:value-type="float" office:value="22.406308">
                <text:p>22.4063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725211">
                <text:p>10.725211</text:p>
              </table:table-cell>
              <table:table-cell office:value-type="float" office:value="13.979888">
                <text:p>13.979888</text:p>
              </table:table-cell>
              <table:table-cell office:value-type="float" office:value="23.116165">
                <text:p>23.1161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512536">
                <text:p>13.512536</text:p>
              </table:table-cell>
              <table:table-cell office:value-type="float" office:value="14.498927">
                <text:p>14.498927</text:p>
              </table:table-cell>
              <table:table-cell office:value-type="float" office:value="25.736601">
                <text:p>25.7366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535951">
                <text:p>23.535951</text:p>
              </table:table-cell>
              <table:table-cell office:value-type="float" office:value="15.263658">
                <text:p>15.263658</text:p>
              </table:table-cell>
              <table:table-cell office:value-type="float" office:value="25.926593">
                <text:p>25.9265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226097">
                <text:p>23.226097</text:p>
              </table:table-cell>
              <table:table-cell office:value-type="float" office:value="13.8477">
                <text:p>13.8477</text:p>
              </table:table-cell>
              <table:table-cell office:value-type="float" office:value="20.811207">
                <text:p>20.8112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.445245">
                <text:p>17.445245</text:p>
              </table:table-cell>
              <table:table-cell office:value-type="float" office:value="14.270498">
                <text:p>14.270498</text:p>
              </table:table-cell>
              <table:table-cell office:value-type="float" office:value="20.285417">
                <text:p>20.2854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.770047">
                <text:p>16.770047</text:p>
              </table:table-cell>
              <table:table-cell office:value-type="float" office:value="13.824491">
                <text:p>13.824491</text:p>
              </table:table-cell>
              <table:table-cell office:value-type="float" office:value="21.682546">
                <text:p>21.6825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29802">
                <text:p>15.29802</text:p>
              </table:table-cell>
              <table:table-cell office:value-type="float" office:value="13.999755">
                <text:p>13.999755</text:p>
              </table:table-cell>
              <table:table-cell office:value-type="float" office:value="24.684277">
                <text:p>24.6842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455235">
                <text:p>12.455235</text:p>
              </table:table-cell>
              <table:table-cell office:value-type="float" office:value="13.552933">
                <text:p>13.552933</text:p>
              </table:table-cell>
              <table:table-cell office:value-type="float" office:value="24.782661">
                <text:p>24.7826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738425">
                <text:p>10.738425</text:p>
              </table:table-cell>
              <table:table-cell office:value-type="float" office:value="14.366153">
                <text:p>14.366153</text:p>
              </table:table-cell>
              <table:table-cell office:value-type="float" office:value="26.620015">
                <text:p>26.6200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903335">
                <text:p>11.903335</text:p>
              </table:table-cell>
              <table:table-cell office:value-type="float" office:value="15.699664">
                <text:p>15.699664</text:p>
              </table:table-cell>
              <table:table-cell office:value-type="float" office:value="23.894684">
                <text:p>23.8946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.466401">
                <text:p>12.466401</text:p>
              </table:table-cell>
              <table:table-cell office:value-type="float" office:value="14.209384">
                <text:p>14.209384</text:p>
              </table:table-cell>
              <table:table-cell office:value-type="float" office:value="24.285336">
                <text:p>24.2853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73428">
                <text:p>11.73428</text:p>
              </table:table-cell>
              <table:table-cell office:value-type="float" office:value="15.735577">
                <text:p>15.735577</text:p>
              </table:table-cell>
              <table:table-cell office:value-type="float" office:value="22.321465">
                <text:p>22.3214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891695">
                <text:p>10.891695</text:p>
              </table:table-cell>
              <table:table-cell office:value-type="float" office:value="17.28127">
                <text:p>17.28127</text:p>
              </table:table-cell>
              <table:table-cell office:value-type="float" office:value="22.663016">
                <text:p>22.6630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518143">
                <text:p>12.518143</text:p>
              </table:table-cell>
              <table:table-cell office:value-type="float" office:value="14.82776">
                <text:p>14.82776</text:p>
              </table:table-cell>
              <table:table-cell office:value-type="float" office:value="22.77421">
                <text:p>22.774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999728">
                <text:p>12.999728</text:p>
              </table:table-cell>
              <table:table-cell office:value-type="float" office:value="15.404114">
                <text:p>15.404114</text:p>
              </table:table-cell>
              <table:table-cell office:value-type="float" office:value="23.883102">
                <text:p>23.8831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2067">
                <text:p>11.2067</text:p>
              </table:table-cell>
              <table:table-cell office:value-type="float" office:value="15.592004">
                <text:p>15.592004</text:p>
              </table:table-cell>
              <table:table-cell office:value-type="float" office:value="23.871251">
                <text:p>23.8712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831558">
                <text:p>11.831558</text:p>
              </table:table-cell>
              <table:table-cell office:value-type="float" office:value="14.65183">
                <text:p>14.65183</text:p>
              </table:table-cell>
              <table:table-cell office:value-type="float" office:value="22.774766">
                <text:p>22.7747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292297">
                <text:p>12.292297</text:p>
              </table:table-cell>
              <table:table-cell office:value-type="float" office:value="14.244759">
                <text:p>14.244759</text:p>
              </table:table-cell>
              <table:table-cell office:value-type="float" office:value="26.083728">
                <text:p>26.0837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045132">
                <text:p>12.045132</text:p>
              </table:table-cell>
              <table:table-cell office:value-type="float" office:value="15.766789">
                <text:p>15.766789</text:p>
              </table:table-cell>
              <table:table-cell office:value-type="float" office:value="26.426145">
                <text:p>26.4261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632465">
                <text:p>10.632465</text:p>
              </table:table-cell>
              <table:table-cell office:value-type="float" office:value="15.962286">
                <text:p>15.962286</text:p>
              </table:table-cell>
              <table:table-cell office:value-type="float" office:value="21.416322">
                <text:p>21.416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783696">
                <text:p>11.783696</text:p>
              </table:table-cell>
              <table:table-cell office:value-type="float" office:value="14.869763">
                <text:p>14.869763</text:p>
              </table:table-cell>
              <table:table-cell office:value-type="float" office:value="20.849823">
                <text:p>20.8498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200088">
                <text:p>11.200088</text:p>
              </table:table-cell>
              <table:table-cell office:value-type="float" office:value="13.813741">
                <text:p>13.813741</text:p>
              </table:table-cell>
              <table:table-cell office:value-type="float" office:value="21.822314">
                <text:p>21.8223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561758">
                <text:p>10.561758</text:p>
              </table:table-cell>
              <table:table-cell office:value-type="float" office:value="13.464151">
                <text:p>13.464151</text:p>
              </table:table-cell>
              <table:table-cell office:value-type="float" office:value="22.376528">
                <text:p>22.3765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944304">
                <text:p>11.944304</text:p>
              </table:table-cell>
              <table:table-cell office:value-type="float" office:value="14.77859">
                <text:p>14.77859</text:p>
              </table:table-cell>
              <table:table-cell office:value-type="float" office:value="23.017981">
                <text:p>23.0179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158904">
                <text:p>13.158904</text:p>
              </table:table-cell>
              <table:table-cell office:value-type="float" office:value="17.189127">
                <text:p>17.189127</text:p>
              </table:table-cell>
              <table:table-cell office:value-type="float" office:value="20.266088">
                <text:p>20.2660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438592">
                <text:p>10.438592</text:p>
              </table:table-cell>
              <table:table-cell office:value-type="float" office:value="16.795531">
                <text:p>16.795531</text:p>
              </table:table-cell>
              <table:table-cell office:value-type="float" office:value="19.647421">
                <text:p>19.6474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098329">
                <text:p>12.098329</text:p>
              </table:table-cell>
              <table:table-cell office:value-type="float" office:value="17.130179">
                <text:p>17.130179</text:p>
              </table:table-cell>
              <table:table-cell office:value-type="float" office:value="21.793892">
                <text:p>21.7938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872338">
                <text:p>11.872338</text:p>
              </table:table-cell>
              <table:table-cell office:value-type="float" office:value="17.013319">
                <text:p>17.013319</text:p>
              </table:table-cell>
              <table:table-cell office:value-type="float" office:value="23.183528">
                <text:p>23.1835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029569">
                <text:p>11.029569</text:p>
              </table:table-cell>
              <table:table-cell office:value-type="float" office:value="15.649594">
                <text:p>15.649594</text:p>
              </table:table-cell>
              <table:table-cell office:value-type="float" office:value="20.309007">
                <text:p>20.309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.119645">
                <text:p>12.119645</text:p>
              </table:table-cell>
              <table:table-cell office:value-type="float" office:value="16.328175">
                <text:p>16.328175</text:p>
              </table:table-cell>
              <table:table-cell office:value-type="float" office:value="21.511984">
                <text:p>21.5119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.82148">
                <text:p>12.82148</text:p>
              </table:table-cell>
              <table:table-cell office:value-type="float" office:value="17.627457">
                <text:p>17.627457</text:p>
              </table:table-cell>
              <table:table-cell office:value-type="float" office:value="22.73838">
                <text:p>22.738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823006">
                <text:p>11.823006</text:p>
              </table:table-cell>
              <table:table-cell office:value-type="float" office:value="16.262745">
                <text:p>16.262745</text:p>
              </table:table-cell>
              <table:table-cell office:value-type="float" office:value="23.371996">
                <text:p>23.3719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088845">
                <text:p>10.088845</text:p>
              </table:table-cell>
              <table:table-cell office:value-type="float" office:value="14.795844">
                <text:p>14.795844</text:p>
              </table:table-cell>
              <table:table-cell office:value-type="float" office:value="21.647874">
                <text:p>21.6478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941714">
                <text:p>10.941714</text:p>
              </table:table-cell>
              <table:table-cell office:value-type="float" office:value="16.496185">
                <text:p>16.496185</text:p>
              </table:table-cell>
              <table:table-cell office:value-type="float" office:value="19.07953">
                <text:p>19.079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70269">
                <text:p>10.70269</text:p>
              </table:table-cell>
              <table:table-cell office:value-type="float" office:value="14.039651">
                <text:p>14.039651</text:p>
              </table:table-cell>
              <table:table-cell office:value-type="float" office:value="20.224834">
                <text:p>20.2248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94058">
                <text:p>10.94058</text:p>
              </table:table-cell>
              <table:table-cell office:value-type="float" office:value="14.866348">
                <text:p>14.866348</text:p>
              </table:table-cell>
              <table:table-cell office:value-type="float" office:value="21.814496">
                <text:p>21.8144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805927">
                <text:p>10.805927</text:p>
              </table:table-cell>
              <table:table-cell office:value-type="float" office:value="15.243725">
                <text:p>15.243725</text:p>
              </table:table-cell>
              <table:table-cell office:value-type="float" office:value="22.420139">
                <text:p>22.4201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565052">
                <text:p>10.565052</text:p>
              </table:table-cell>
              <table:table-cell office:value-type="float" office:value="15.61595">
                <text:p>15.61595</text:p>
              </table:table-cell>
              <table:table-cell office:value-type="float" office:value="22.455963">
                <text:p>22.4559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250061">
                <text:p>10.250061</text:p>
              </table:table-cell>
              <table:table-cell office:value-type="float" office:value="15.643836">
                <text:p>15.643836</text:p>
              </table:table-cell>
              <table:table-cell office:value-type="float" office:value="23.285689">
                <text:p>23.2856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275164">
                <text:p>11.275164</text:p>
              </table:table-cell>
              <table:table-cell office:value-type="float" office:value="15.261354">
                <text:p>15.261354</text:p>
              </table:table-cell>
              <table:table-cell office:value-type="float" office:value="23.419024">
                <text:p>23.4190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67806">
                <text:p>10.667806</text:p>
              </table:table-cell>
              <table:table-cell office:value-type="float" office:value="15.341764">
                <text:p>15.341764</text:p>
              </table:table-cell>
              <table:table-cell office:value-type="float" office:value="23.514259">
                <text:p>23.5142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444777">
                <text:p>10.444777</text:p>
              </table:table-cell>
              <table:table-cell office:value-type="float" office:value="15.235606">
                <text:p>15.235606</text:p>
              </table:table-cell>
              <table:table-cell office:value-type="float" office:value="22.846985">
                <text:p>22.8469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961054">
                <text:p>11.961054</text:p>
              </table:table-cell>
              <table:table-cell office:value-type="float" office:value="14.69742">
                <text:p>14.69742</text:p>
              </table:table-cell>
              <table:table-cell office:value-type="float" office:value="24.404153">
                <text:p>24.4041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480583">
                <text:p>10.480583</text:p>
              </table:table-cell>
              <table:table-cell office:value-type="float" office:value="14.788712">
                <text:p>14.788712</text:p>
              </table:table-cell>
              <table:table-cell office:value-type="float" office:value="23.065677">
                <text:p>23.0656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56698">
                <text:p>11.56698</text:p>
              </table:table-cell>
              <table:table-cell office:value-type="float" office:value="14.526698">
                <text:p>14.526698</text:p>
              </table:table-cell>
              <table:table-cell office:value-type="float" office:value="22.578158">
                <text:p>22.5781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.231124">
                <text:p>11.231124</text:p>
              </table:table-cell>
              <table:table-cell office:value-type="float" office:value="15.064108">
                <text:p>15.064108</text:p>
              </table:table-cell>
              <table:table-cell office:value-type="float" office:value="22.870164">
                <text:p>22.8701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31817">
                <text:p>10.831817</text:p>
              </table:table-cell>
              <table:table-cell office:value-type="float" office:value="14.347896">
                <text:p>14.347896</text:p>
              </table:table-cell>
              <table:table-cell office:value-type="float" office:value="22.295656">
                <text:p>22.2956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369666">
                <text:p>10.369666</text:p>
              </table:table-cell>
              <table:table-cell office:value-type="float" office:value="15.892007">
                <text:p>15.892007</text:p>
              </table:table-cell>
              <table:table-cell office:value-type="float" office:value="24.296932">
                <text:p>24.2969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.669767">
                <text:p>11.669767</text:p>
              </table:table-cell>
              <table:table-cell office:value-type="float" office:value="13.274758">
                <text:p>13.274758</text:p>
              </table:table-cell>
              <table:table-cell office:value-type="float" office:value="24.490679">
                <text:p>24.4906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568502">
                <text:p>10.568502</text:p>
              </table:table-cell>
              <table:table-cell office:value-type="float" office:value="16.196413">
                <text:p>16.196413</text:p>
              </table:table-cell>
              <table:table-cell office:value-type="float" office:value="20.562692">
                <text:p>20.562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.535841">
                <text:p>10.535841</text:p>
              </table:table-cell>
              <table:table-cell office:value-type="float" office:value="15.397668">
                <text:p>15.397668</text:p>
              </table:table-cell>
              <table:table-cell office:value-type="float" office:value="23.750374">
                <text:p>23.7503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062054">
                <text:p>12.062054</text:p>
              </table:table-cell>
              <table:table-cell office:value-type="float" office:value="15.422922">
                <text:p>15.422922</text:p>
              </table:table-cell>
              <table:table-cell office:value-type="float" office:value="23.099603">
                <text:p>23.0996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397126">
                <text:p>11.397126</text:p>
              </table:table-cell>
              <table:table-cell office:value-type="float" office:value="16.309636">
                <text:p>16.309636</text:p>
              </table:table-cell>
              <table:table-cell office:value-type="float" office:value="21.470129">
                <text:p>21.4701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520874">
                <text:p>10.520874</text:p>
              </table:table-cell>
              <table:table-cell office:value-type="float" office:value="15.927852">
                <text:p>15.927852</text:p>
              </table:table-cell>
              <table:table-cell office:value-type="float" office:value="21.661734">
                <text:p>21.6617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582479">
                <text:p>12.582479</text:p>
              </table:table-cell>
              <table:table-cell office:value-type="float" office:value="15.985897">
                <text:p>15.985897</text:p>
              </table:table-cell>
              <table:table-cell office:value-type="float" office:value="21.795084">
                <text:p>21.7950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64113">
                <text:p>10.64113</text:p>
              </table:table-cell>
              <table:table-cell office:value-type="float" office:value="15.446552">
                <text:p>15.446552</text:p>
              </table:table-cell>
              <table:table-cell office:value-type="float" office:value="22.613582">
                <text:p>22.6135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93488">
                <text:p>10.93488</text:p>
              </table:table-cell>
              <table:table-cell office:value-type="float" office:value="15.537572">
                <text:p>15.537572</text:p>
              </table:table-cell>
              <table:table-cell office:value-type="float" office:value="21.90411">
                <text:p>21.904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605702">
                <text:p>11.605702</text:p>
              </table:table-cell>
              <table:table-cell office:value-type="float" office:value="16.414832">
                <text:p>16.414832</text:p>
              </table:table-cell>
              <table:table-cell office:value-type="float" office:value="23.846555">
                <text:p>23.8465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531911">
                <text:p>11.531911</text:p>
              </table:table-cell>
              <table:table-cell office:value-type="float" office:value="18.137101">
                <text:p>18.137101</text:p>
              </table:table-cell>
              <table:table-cell office:value-type="float" office:value="22.565581">
                <text:p>22.5655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945802">
                <text:p>10.945802</text:p>
              </table:table-cell>
              <table:table-cell office:value-type="float" office:value="16.760673">
                <text:p>16.760673</text:p>
              </table:table-cell>
              <table:table-cell office:value-type="float" office:value="21.478399">
                <text:p>21.4783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037658">
                <text:p>12.037658</text:p>
              </table:table-cell>
              <table:table-cell office:value-type="float" office:value="16.766453">
                <text:p>16.766453</text:p>
              </table:table-cell>
              <table:table-cell office:value-type="float" office:value="22.316068">
                <text:p>22.3160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.397312">
                <text:p>11.397312</text:p>
              </table:table-cell>
              <table:table-cell office:value-type="float" office:value="16.012605">
                <text:p>16.012605</text:p>
              </table:table-cell>
              <table:table-cell office:value-type="float" office:value="19.655555">
                <text:p>19.6555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.078129">
                <text:p>10.078129</text:p>
              </table:table-cell>
              <table:table-cell office:value-type="float" office:value="16.758828">
                <text:p>16.758828</text:p>
              </table:table-cell>
              <table:table-cell office:value-type="float" office:value="19.169467">
                <text:p>19.1694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968876">
                <text:p>13.968876</text:p>
              </table:table-cell>
              <table:table-cell office:value-type="float" office:value="16.985155">
                <text:p>16.985155</text:p>
              </table:table-cell>
              <table:table-cell office:value-type="float" office:value="19.42383">
                <text:p>19.423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117068">
                <text:p>13.117068</text:p>
              </table:table-cell>
              <table:table-cell office:value-type="float" office:value="15.881521">
                <text:p>15.881521</text:p>
              </table:table-cell>
              <table:table-cell office:value-type="float" office:value="20.40685">
                <text:p>20.406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.207689">
                <text:p>11.207689</text:p>
              </table:table-cell>
              <table:table-cell office:value-type="float" office:value="14.293648">
                <text:p>14.293648</text:p>
              </table:table-cell>
              <table:table-cell office:value-type="float" office:value="19.277285">
                <text:p>19.2772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.836497">
                <text:p>10.836497</text:p>
              </table:table-cell>
              <table:table-cell office:value-type="float" office:value="14.890489">
                <text:p>14.890489</text:p>
              </table:table-cell>
              <table:table-cell office:value-type="float" office:value="20.154971">
                <text:p>20.1549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.303092">
                <text:p>12.303092</text:p>
              </table:table-cell>
              <table:table-cell office:value-type="float" office:value="16.594459">
                <text:p>16.594459</text:p>
              </table:table-cell>
              <table:table-cell office:value-type="float" office:value="20.346417">
                <text:p>20.3464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.283259">
                <text:p>11.283259</text:p>
              </table:table-cell>
              <table:table-cell office:value-type="float" office:value="13.639265">
                <text:p>13.639265</text:p>
              </table:table-cell>
              <table:table-cell office:value-type="float" office:value="20.660177">
                <text:p>20.6601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.124347">
                <text:p>11.124347</text:p>
              </table:table-cell>
              <table:table-cell office:value-type="float" office:value="13.598744">
                <text:p>13.598744</text:p>
              </table:table-cell>
              <table:table-cell office:value-type="float" office:value="20.212891">
                <text:p>20.2128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.39578">
                <text:p>11.39578</text:p>
              </table:table-cell>
              <table:table-cell office:value-type="float" office:value="13.472093">
                <text:p>13.472093</text:p>
              </table:table-cell>
              <table:table-cell office:value-type="float" office:value="21.157942">
                <text:p>21.1579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.528402">
                <text:p>11.528402</text:p>
              </table:table-cell>
              <table:table-cell office:value-type="float" office:value="13.937371">
                <text:p>13.937371</text:p>
              </table:table-cell>
              <table:table-cell office:value-type="float" office:value="18.696765">
                <text:p>18.6967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338915">
                <text:p>10.338915</text:p>
              </table:table-cell>
              <table:table-cell office:value-type="float" office:value="13.555369">
                <text:p>13.555369</text:p>
              </table:table-cell>
              <table:table-cell office:value-type="float" office:value="16.83289">
                <text:p>16.832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992111">
                <text:p>10.992111</text:p>
              </table:table-cell>
              <table:table-cell office:value-type="float" office:value="13.769469">
                <text:p>13.769469</text:p>
              </table:table-cell>
              <table:table-cell office:value-type="float" office:value="13.711423">
                <text:p>13.7114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.183598">
                <text:p>12.183598</text:p>
              </table:table-cell>
              <table:table-cell office:value-type="float" office:value="13.254174">
                <text:p>13.254174</text:p>
              </table:table-cell>
              <table:table-cell office:value-type="float" office:value="14.430653">
                <text:p>14.430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703cm" style:legend-expansion="high" chart:style-name="ch2"/>
        <chart:plot-area chart:style-name="ch3" table:cell-range-address="treeAsync.C1:treeAsync.C301 treeAsync.F1:treeAsync.F301 treeAsync.I1:treeAsync.I301" chart:data-source-has-labels="row" svg:x="0.32cm" svg:y="0.18cm" svg:width="12.402cm" svg:height="8.64cm">
          <chart:coordinate-region svg:x="0.941cm" svg:y="0.301cm" svg:width="11.78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eeAsync.C2:treeAsync.C301" chart:label-cell-address="treeAsync.C1:treeAsync.C1" chart:class="chart:line">
            <chart:data-point chart:repeated="300"/>
          </chart:series>
          <chart:series chart:style-name="ch7" chart:values-cell-range-address="treeAsync.F2:treeAsync.F301" chart:label-cell-address="treeAsync.F1:treeAsync.F1" chart:class="chart:line">
            <chart:data-point chart:repeated="300"/>
          </chart:series>
          <chart:series chart:style-name="ch8" chart:values-cell-range-address="treeAsync.I2:treeAsync.I301" chart:label-cell-address="treeAsync.I1:treeAsync.I1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 ms</text:p>
                <draw:g>
                  <svg:desc>treeAsync.C1:treeAsync.C1</svg:desc>
                </draw:g>
              </table:table-cell>
              <table:table-cell office:value-type="string">
                <text:p>4 node ms</text:p>
                <draw:g>
                  <svg:desc>treeAsync.F1:treeAsync.F1</svg:desc>
                </draw:g>
              </table:table-cell>
              <table:table-cell office:value-type="string">
                <text:p>8 node ms</text:p>
                <draw:g>
                  <svg:desc>treeAsync.I1:treeAsync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reeAsync.C2:treeAsync.C301</svg:desc>
                </draw:g>
              </table:table-cell>
              <table:table-cell office:value-type="float" office:value="5">
                <text:p>5</text:p>
                <draw:g>
                  <svg:desc>treeAsync.F2:treeAsync.F301</svg:desc>
                </draw:g>
              </table:table-cell>
              <table:table-cell office:value-type="float" office:value="40">
                <text:p>40</text:p>
                <draw:g>
                  <svg:desc>treeAsync.I2:treeAsync.I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04cm" svg:y="3.706cm" style:legend-expansion="high" chart:style-name="ch2"/>
        <chart:plot-area chart:style-name="ch3" table:cell-range-address="meshAsync.C1:meshAsync.C301 meshAsync.F1:meshAsync.F301 meshAsync.I1:meshAsync.I301" chart:data-source-has-labels="row" svg:x="0.319cm" svg:y="0.18cm" svg:width="12.402cm" svg:height="8.646cm">
          <chart:coordinate-region svg:x="1.126cm" svg:y="0.301cm" svg:width="11.595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hAsync.C2:meshAsync.C301" chart:label-cell-address="meshAsync.C1:meshAsync.C1" chart:class="chart:line">
            <chart:data-point chart:repeated="300"/>
          </chart:series>
          <chart:series chart:style-name="ch7" chart:values-cell-range-address="meshAsync.F2:meshAsync.F301" chart:label-cell-address="meshAsync.F1:meshAsync.F1" chart:class="chart:line">
            <chart:data-point chart:repeated="300"/>
          </chart:series>
          <chart:series chart:style-name="ch8" chart:values-cell-range-address="meshAsync.I2:meshAsync.I301" chart:label-cell-address="meshAsync.I1:meshAsync.I1" chart:class="chart:line">
            <chart:data-point chart:repeated="3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 Ms</text:p>
                <draw:g>
                  <svg:desc>meshAsync.C1:meshAsync.C1</svg:desc>
                </draw:g>
              </table:table-cell>
              <table:table-cell office:value-type="string">
                <text:p>4 node Ms</text:p>
                <draw:g>
                  <svg:desc>meshAsync.F1:meshAsync.F1</svg:desc>
                </draw:g>
              </table:table-cell>
              <table:table-cell office:value-type="string">
                <text:p>8 node Ms</text:p>
                <draw:g>
                  <svg:desc>meshAsync.I1:meshAsync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">
                <text:p>59</text:p>
                <draw:g>
                  <svg:desc>meshAsync.C2:meshAsync.C301</svg:desc>
                </draw:g>
              </table:table-cell>
              <table:table-cell office:value-type="float" office:value="40">
                <text:p>40</text:p>
                <draw:g>
                  <svg:desc>meshAsync.F2:meshAsync.F301</svg:desc>
                </draw:g>
              </table:table-cell>
              <table:table-cell office:value-type="float" office:value="87">
                <text:p>87</text:p>
                <draw:g>
                  <svg:desc>meshAsync.I2:meshAsync.I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